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2" svg:font-family="Symbol" style:font-charset="x-symbol"/>
    <style:font-face style:name="Comic Sans MS1" svg:font-family="'Comic Sans MS'" style:font-family-generic="roman"/>
    <style:font-face style:name="Courier New1" svg:font-family="'Courier New'" style:font-family-generic="roman"/>
    <style:font-face style:name="Liberation Serif1" svg:font-family="'Liberation Serif'" style:font-family-generic="roman"/>
    <style:font-face style:name="Symbol1" svg:font-family="Symbol" style:font-family-generic="roman"/>
    <style:font-face style:name="Times New Roman1" svg:font-family="'Times New Roman'" style:font-family-generic="roman"/>
    <style:font-face style:name="Wingdings1" svg:font-family="Wingdings" style:font-family-generic="roman"/>
    <style:font-face style:name="FreeSans1" svg:font-family="FreeSans" style:font-family-generic="swiss"/>
    <style:font-face style:name="Comic Sans MS" svg:font-family="'Comic Sans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193cm" fo:margin-left="-0.191cm" table:align="left"/>
    </style:style>
    <style:style style:name="Tableau1.A" style:family="table-column">
      <style:table-column-properties style:column-width="2.953cm"/>
    </style:style>
    <style:style style:name="Tableau1.B" style:family="table-column">
      <style:table-column-properties style:column-width="6.251cm"/>
    </style:style>
    <style:style style:name="Tableau1.C" style:family="table-column">
      <style:table-column-properties style:column-width="6.989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75pt solid #000001"/>
    </style:style>
    <style:style style:name="Tableau1.B2" style:family="table-cell">
      <style:table-cell-properties fo:padding-left="0.191cm" fo:padding-right="0.191cm" fo:padding-top="0cm" fo:padding-bottom="0cm" fo:border="0.75pt solid #000001"/>
    </style:style>
    <style:style style:name="Tableau1.C2" style:family="table-cell">
      <style:table-cell-properties fo:padding-left="0.191cm" fo:padding-right="0.191cm" fo:padding-top="0cm" fo:padding-bottom="0cm" fo:border="0.75pt solid #000001"/>
    </style:style>
    <style:style style:name="Tableau1.B3" style:family="table-cell">
      <style:table-cell-properties fo:padding-left="0.191cm" fo:padding-right="0.191cm" fo:padding-top="0cm" fo:padding-bottom="0cm" fo:border="0.75pt solid #000001"/>
    </style:style>
    <style:style style:name="Tableau1.C3" style:family="table-cell">
      <style:table-cell-properties fo:padding-left="0.191cm" fo:padding-right="0.191cm" fo:padding-top="0cm" fo:padding-bottom="0cm" fo:border="0.75pt solid #000001"/>
    </style:style>
    <style:style style:name="Tableau1.B4" style:family="table-cell">
      <style:table-cell-properties fo:padding-left="0.191cm" fo:padding-right="0.191cm" fo:padding-top="0cm" fo:padding-bottom="0cm" fo:border="0.75pt solid #000001"/>
    </style:style>
    <style:style style:name="Tableau1.C4" style:family="table-cell">
      <style:table-cell-properties fo:padding-left="0.191cm" fo:padding-right="0.191cm" fo:padding-top="0cm" fo:padding-bottom="0cm" fo:border="0.75pt solid #000001"/>
    </style:style>
    <style:style style:name="Tableau1.B5" style:family="table-cell">
      <style:table-cell-properties fo:padding-left="0.191cm" fo:padding-right="0.191cm" fo:padding-top="0cm" fo:padding-bottom="0cm" fo:border="0.75pt solid #000001"/>
    </style:style>
    <style:style style:name="Tableau1.C5" style:family="table-cell">
      <style:table-cell-properties fo:padding-left="0.191cm" fo:padding-right="0.191cm" fo:padding-top="0cm" fo:padding-bottom="0cm" fo:border="0.75pt solid #000001"/>
    </style:style>
    <style:style style:name="Tableau2" style:family="table">
      <style:table-properties style:width="16.058cm" fo:margin-left="-0.191cm" table:align="left"/>
    </style:style>
    <style:style style:name="Tableau2.A" style:family="table-column">
      <style:table-column-properties style:column-width="3.173cm"/>
    </style:style>
    <style:style style:name="Tableau2.B" style:family="table-column">
      <style:table-column-properties style:column-width="12.883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75pt solid #000001"/>
    </style:style>
    <style:style style:name="Tableau2.B2" style:family="table-cell">
      <style:table-cell-properties fo:padding-left="0.191cm" fo:padding-right="0.191cm" fo:padding-top="0cm" fo:padding-bottom="0cm" fo:border="0.75pt solid #000001"/>
    </style:style>
    <style:style style:name="Tableau2.B3" style:family="table-cell">
      <style:table-cell-properties fo:padding-left="0.191cm" fo:padding-right="0.191cm" fo:padding-top="0cm" fo:padding-bottom="0cm" fo:border="0.75pt solid #000001"/>
    </style:style>
    <style:style style:name="Tableau3" style:family="table">
      <style:table-properties style:width="16.058cm" fo:margin-left="-0.191cm" table:align="left"/>
    </style:style>
    <style:style style:name="Tableau3.A" style:family="table-column">
      <style:table-column-properties style:column-width="7.932cm"/>
    </style:style>
    <style:style style:name="Tableau3.B" style:family="table-column">
      <style:table-column-properties style:column-width="8.12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75pt solid #000001"/>
    </style:style>
    <style:style style:name="Tableau4" style:family="table">
      <style:table-properties style:width="15.931cm" fo:margin-left="-0.191cm" table:align="left"/>
    </style:style>
    <style:style style:name="Tableau4.A" style:family="table-column">
      <style:table-column-properties style:column-width="6.856cm"/>
    </style:style>
    <style:style style:name="Tableau4.B" style:family="table-column">
      <style:table-column-properties style:column-width="9.07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75pt solid #000001"/>
    </style:style>
    <style:style style:name="Tableau5" style:family="table">
      <style:table-properties style:width="16.51cm" fo:margin-left="-0.191cm" table:align="left"/>
    </style:style>
    <style:style style:name="Tableau5.A" style:family="table-column">
      <style:table-column-properties style:column-width="4.761cm"/>
    </style:style>
    <style:style style:name="Tableau5.B" style:family="table-column">
      <style:table-column-properties style:column-width="11.74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75pt solid #000001"/>
    </style:style>
    <style:style style:name="Tableau6" style:family="table">
      <style:table-properties style:width="16.058cm" fo:margin-left="-0.191cm" table:align="left"/>
    </style:style>
    <style:style style:name="Tableau6.A" style:family="table-column">
      <style:table-column-properties style:column-width="6.348cm"/>
    </style:style>
    <style:style style:name="Tableau6.B" style:family="table-column">
      <style:table-column-properties style:column-width="2.223cm"/>
    </style:style>
    <style:style style:name="Tableau6.C" style:family="table-column">
      <style:table-column-properties style:column-width="7.486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75pt solid #000001"/>
    </style:style>
    <style:style style:name="Tableau6.4" style:family="table-row">
      <style:table-row-properties style:min-row-height="2.997cm" fo:keep-together="auto"/>
    </style:style>
    <style:style style:name="Tableau7" style:family="table">
      <style:table-properties style:width="16.058cm" fo:margin-left="-0.191cm" table:align="left"/>
    </style:style>
    <style:style style:name="Tableau7.A" style:family="table-column">
      <style:table-column-properties style:column-width="5.223cm"/>
    </style:style>
    <style:style style:name="Tableau7.B" style:family="table-column">
      <style:table-column-properties style:column-width="5.417cm"/>
    </style:style>
    <style:style style:name="Tableau7.C" style:family="table-column">
      <style:table-column-properties style:column-width="5.419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75pt solid #7f0000"/>
    </style:style>
    <style:style style:name="Tableau7.B2" style:family="table-cell">
      <style:table-cell-properties fo:padding-left="0.191cm" fo:padding-right="0.191cm" fo:padding-top="0cm" fo:padding-bottom="0cm" fo:border="0.75pt solid #7f0000"/>
    </style:style>
    <style:style style:name="Tableau7.C2" style:family="table-cell">
      <style:table-cell-properties fo:padding-left="0.191cm" fo:padding-right="0.191cm" fo:padding-top="0cm" fo:padding-bottom="0cm" fo:border="0.75pt solid #7f0000"/>
    </style:style>
    <style:style style:name="Tableau7.B3" style:family="table-cell">
      <style:table-cell-properties fo:padding-left="0.191cm" fo:padding-right="0.191cm" fo:padding-top="0cm" fo:padding-bottom="0cm" fo:border="0.75pt solid #7f0000"/>
    </style:style>
    <style:style style:name="Tableau7.C3" style:family="table-cell">
      <style:table-cell-properties fo:padding-left="0.191cm" fo:padding-right="0.191cm" fo:padding-top="0cm" fo:padding-bottom="0cm" fo:border="0.75pt solid #7f0000"/>
    </style:style>
    <style:style style:name="Tableau8" style:family="table">
      <style:table-properties style:width="16.058cm" fo:margin-left="-0.191cm" table:align="left"/>
    </style:style>
    <style:style style:name="Tableau8.A" style:family="table-column">
      <style:table-column-properties style:column-width="8.027cm"/>
    </style:style>
    <style:style style:name="Tableau8.B" style:family="table-column">
      <style:table-column-properties style:column-width="0.226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75pt solid #000001"/>
    </style:style>
    <style:style style:name="Tableau9" style:family="table">
      <style:table-properties style:width="16.828cm" fo:margin-left="-0.191cm" table:align="left"/>
    </style:style>
    <style:style style:name="Tableau9.A" style:family="table-column">
      <style:table-column-properties style:column-width="5.396cm"/>
    </style:style>
    <style:style style:name="Tableau9.B" style:family="table-column">
      <style:table-column-properties style:column-width="11.43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75pt solid #000001"/>
    </style:style>
    <style:style style:name="Tableau10" style:family="table">
      <style:table-properties style:width="17.314cm" fo:margin-left="-0.191cm" table:align="left"/>
    </style:style>
    <style:style style:name="Tableau10.A" style:family="table-column">
      <style:table-column-properties style:column-width="2.221cm"/>
    </style:style>
    <style:style style:name="Tableau10.B" style:family="table-column">
      <style:table-column-properties style:column-width="6.863cm"/>
    </style:style>
    <style:style style:name="Tableau10.C" style:family="table-column">
      <style:table-column-properties style:column-width="8.23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75pt solid #000001"/>
    </style:style>
    <style:style style:name="Tableau10.B2" style:family="table-cell">
      <style:table-cell-properties fo:padding-left="0.191cm" fo:padding-right="0.191cm" fo:padding-top="0cm" fo:padding-bottom="0cm" fo:border="0.75pt solid #000001"/>
    </style:style>
    <style:style style:name="Tableau10.C2" style:family="table-cell">
      <style:table-cell-properties fo:padding-left="0.191cm" fo:padding-right="0.191cm" fo:padding-top="0cm" fo:padding-bottom="0cm" fo:border="0.75pt solid #000001"/>
    </style:style>
    <style:style style:name="Tableau10.B3" style:family="table-cell">
      <style:table-cell-properties fo:padding-left="0.191cm" fo:padding-right="0.191cm" fo:padding-top="0cm" fo:padding-bottom="0cm" fo:border="0.75pt solid #000001"/>
    </style:style>
    <style:style style:name="Tableau10.C3" style:family="table-cell">
      <style:table-cell-properties fo:padding-left="0.191cm" fo:padding-right="0.191cm" fo:padding-top="0cm" fo:padding-bottom="0cm" fo:border="0.75pt solid #000001"/>
    </style:style>
    <style:style style:name="Tableau10.B4" style:family="table-cell">
      <style:table-cell-properties fo:padding-left="0.191cm" fo:padding-right="0.191cm" fo:padding-top="0cm" fo:padding-bottom="0cm" fo:border="0.75pt solid #000001"/>
    </style:style>
    <style:style style:name="Tableau10.C4" style:family="table-cell">
      <style:table-cell-properties fo:padding-left="0.191cm" fo:padding-right="0.191cm" fo:padding-top="0cm" fo:padding-bottom="0cm" fo:border="0.75pt solid #000001"/>
    </style:style>
    <style:style style:name="Tableau10.B5" style:family="table-cell">
      <style:table-cell-properties fo:padding-left="0.191cm" fo:padding-right="0.191cm" fo:padding-top="0cm" fo:padding-bottom="0cm" fo:border="0.75pt solid #000001"/>
    </style:style>
    <style:style style:name="Tableau10.C5" style:family="table-cell">
      <style:table-cell-properties fo:padding-left="0.191cm" fo:padding-right="0.191cm" fo:padding-top="0cm" fo:padding-bottom="0cm" fo:border="0.75pt solid #000001"/>
    </style:style>
    <style:style style:name="Tableau11" style:family="table">
      <style:table-properties style:width="16.058cm" fo:margin-left="-0.191cm" table:align="left"/>
    </style:style>
    <style:style style:name="Tableau11.A" style:family="table-column">
      <style:table-column-properties style:column-width="5.223cm"/>
    </style:style>
    <style:style style:name="Tableau11.B" style:family="table-column">
      <style:table-column-properties style:column-width="0.129cm"/>
    </style:style>
    <style:style style:name="Tableau11.C" style:family="table-column">
      <style:table-column-properties style:column-width="2.586cm"/>
    </style:style>
    <style:style style:name="Tableau11.D" style:family="table-column">
      <style:table-column-properties style:column-width="2.704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75pt solid #000001"/>
    </style:style>
    <style:style style:name="Tableau12" style:family="table">
      <style:table-properties style:width="15.741cm" fo:margin-left="-0.191cm" table:align="left"/>
    </style:style>
    <style:style style:name="Tableau12.A" style:family="table-column">
      <style:table-column-properties style:column-width="2.223cm"/>
    </style:style>
    <style:style style:name="Tableau12.B" style:family="table-column">
      <style:table-column-properties style:column-width="6.668cm"/>
    </style:style>
    <style:style style:name="Tableau12.C" style:family="table-column">
      <style:table-column-properties style:column-width="6.851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75pt solid #000001"/>
    </style:style>
    <style:style style:name="Tableau12.B2" style:family="table-cell">
      <style:table-cell-properties fo:padding-left="0.191cm" fo:padding-right="0.191cm" fo:padding-top="0cm" fo:padding-bottom="0cm" fo:border="0.75pt solid #000001"/>
    </style:style>
    <style:style style:name="Tableau12.C2" style:family="table-cell">
      <style:table-cell-properties fo:padding-left="0.191cm" fo:padding-right="0.191cm" fo:padding-top="0cm" fo:padding-bottom="0cm" fo:border="0.75pt solid #000001"/>
    </style:style>
    <style:style style:name="Tableau12.B3" style:family="table-cell">
      <style:table-cell-properties fo:padding-left="0.191cm" fo:padding-right="0.191cm" fo:padding-top="0cm" fo:padding-bottom="0cm" fo:border="0.75pt solid #000001"/>
    </style:style>
    <style:style style:name="Tableau12.C3" style:family="table-cell">
      <style:table-cell-properties fo:padding-left="0.191cm" fo:padding-right="0.191cm" fo:padding-top="0cm" fo:padding-bottom="0cm" fo:border="0.75pt solid #000001"/>
    </style:style>
    <style:style style:name="Tableau12.B4" style:family="table-cell">
      <style:table-cell-properties fo:padding-left="0.191cm" fo:padding-right="0.191cm" fo:padding-top="0cm" fo:padding-bottom="0cm" fo:border="0.75pt solid #000001"/>
    </style:style>
    <style:style style:name="Tableau12.C4" style:family="table-cell">
      <style:table-cell-properties fo:padding-left="0.191cm" fo:padding-right="0.191cm" fo:padding-top="0cm" fo:padding-bottom="0cm" fo:border="0.75pt solid #000001"/>
    </style:style>
    <style:style style:name="Tableau13" style:family="table">
      <style:table-properties style:width="16.058cm" fo:margin-left="-0.191cm" table:align="left"/>
    </style:style>
    <style:style style:name="Tableau13.A" style:family="table-column">
      <style:table-column-properties style:column-width="5.223cm"/>
    </style:style>
    <style:style style:name="Tableau13.B" style:family="table-column">
      <style:table-column-properties style:column-width="0.129cm"/>
    </style:style>
    <style:style style:name="Tableau13.C" style:family="table-column">
      <style:table-column-properties style:column-width="5.29cm"/>
    </style:style>
    <style:style style:name="Tableau13.1" style:family="table-row">
      <style:table-row-properties fo:keep-together="auto"/>
    </style:style>
    <style:style style:name="Tableau13.A1" style:family="table-cell">
      <style:table-cell-properties style:vertical-align="middle" fo:padding-left="0.191cm" fo:padding-right="0.191cm" fo:padding-top="0cm" fo:padding-bottom="0cm" fo:border="0.75pt solid #000001"/>
    </style:style>
    <style:style style:name="Tableau14" style:family="table">
      <style:table-properties style:width="16.058cm" fo:margin-left="-0.191cm" table:align="left"/>
    </style:style>
    <style:style style:name="Tableau14.A" style:family="table-column">
      <style:table-column-properties style:column-width="5.223cm"/>
    </style:style>
    <style:style style:name="Tableau14.B" style:family="table-column">
      <style:table-column-properties style:column-width="5.417cm"/>
    </style:style>
    <style:style style:name="Tableau14.C" style:family="table-column">
      <style:table-column-properties style:column-width="5.419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75pt solid #000001"/>
    </style:style>
    <style:style style:name="Tableau15" style:family="table">
      <style:table-properties style:width="16.163cm" fo:margin-left="-0.191cm" table:align="left"/>
    </style:style>
    <style:style style:name="Tableau15.A" style:family="table-column">
      <style:table-column-properties style:column-width="2.538cm"/>
    </style:style>
    <style:style style:name="Tableau15.B" style:family="table-column">
      <style:table-column-properties style:column-width="2.858cm"/>
    </style:style>
    <style:style style:name="Tableau15.C" style:family="table-column">
      <style:table-column-properties style:column-width="3.175cm"/>
    </style:style>
    <style:style style:name="Tableau15.D" style:family="table-column">
      <style:table-column-properties style:column-width="4.126cm"/>
    </style:style>
    <style:style style:name="Tableau15.E" style:family="table-column">
      <style:table-column-properties style:column-width="3.466cm"/>
    </style:style>
    <style:style style:name="Tableau15.1" style:family="table-row">
      <style:table-row-properties fo:keep-together="auto"/>
    </style:style>
    <style:style style:name="Tableau15.A1" style:family="table-cell">
      <style:table-cell-properties style:vertical-align="middle" fo:padding-left="0.191cm" fo:padding-right="0.191cm" fo:padding-top="0cm" fo:padding-bottom="0cm" fo:border="0.75pt solid #000001"/>
    </style:style>
    <style:style style:name="Tableau15.B2" style:family="table-cell">
      <style:table-cell-properties fo:padding-left="0.191cm" fo:padding-right="0.191cm" fo:padding-top="0cm" fo:padding-bottom="0cm" fo:border="0.75pt solid #000001"/>
    </style:style>
    <style:style style:name="Tableau15.C2" style:family="table-cell">
      <style:table-cell-properties fo:padding-left="0.191cm" fo:padding-right="0.191cm" fo:padding-top="0cm" fo:padding-bottom="0cm" fo:border="0.75pt solid #000001"/>
    </style:style>
    <style:style style:name="Tableau15.D2" style:family="table-cell">
      <style:table-cell-properties fo:padding-left="0.191cm" fo:padding-right="0.191cm" fo:padding-top="0cm" fo:padding-bottom="0cm" fo:border="0.75pt solid #000001"/>
    </style:style>
    <style:style style:name="Tableau15.E2" style:family="table-cell">
      <style:table-cell-properties fo:padding-left="0.191cm" fo:padding-right="0.191cm" fo:padding-top="0cm" fo:padding-bottom="0cm" fo:border="0.75pt solid #000001"/>
    </style:style>
    <style:style style:name="Tableau15.B3" style:family="table-cell">
      <style:table-cell-properties fo:padding-left="0.191cm" fo:padding-right="0.191cm" fo:padding-top="0cm" fo:padding-bottom="0cm" fo:border="0.75pt solid #000001"/>
    </style:style>
    <style:style style:name="Tableau15.C3" style:family="table-cell">
      <style:table-cell-properties fo:padding-left="0.191cm" fo:padding-right="0.191cm" fo:padding-top="0cm" fo:padding-bottom="0cm" fo:border="0.75pt solid #000001"/>
    </style:style>
    <style:style style:name="Tableau15.D3" style:family="table-cell">
      <style:table-cell-properties fo:padding-left="0.191cm" fo:padding-right="0.191cm" fo:padding-top="0cm" fo:padding-bottom="0cm" fo:border="0.75pt solid #000001"/>
    </style:style>
    <style:style style:name="Tableau15.E3" style:family="table-cell">
      <style:table-cell-properties fo:padding-left="0.191cm" fo:padding-right="0.191cm" fo:padding-top="0cm" fo:padding-bottom="0cm" fo:border="0.75pt solid #000001"/>
    </style:style>
    <style:style style:name="Tableau15.B4" style:family="table-cell">
      <style:table-cell-properties fo:padding-left="0.191cm" fo:padding-right="0.191cm" fo:padding-top="0cm" fo:padding-bottom="0cm" fo:border="0.75pt solid #000001"/>
    </style:style>
    <style:style style:name="Tableau15.C4" style:family="table-cell">
      <style:table-cell-properties fo:padding-left="0.191cm" fo:padding-right="0.191cm" fo:padding-top="0cm" fo:padding-bottom="0cm" fo:border="0.75pt solid #000001"/>
    </style:style>
    <style:style style:name="Tableau15.D4" style:family="table-cell">
      <style:table-cell-properties fo:padding-left="0.191cm" fo:padding-right="0.191cm" fo:padding-top="0cm" fo:padding-bottom="0cm" fo:border="0.75pt solid #000001"/>
    </style:style>
    <style:style style:name="Tableau15.E4" style:family="table-cell">
      <style:table-cell-properties fo:padding-left="0.191cm" fo:padding-right="0.191cm" fo:padding-top="0cm" fo:padding-bottom="0cm" fo:border="0.75pt solid #000001"/>
    </style:style>
    <style:style style:name="Tableau15.B5" style:family="table-cell">
      <style:table-cell-properties fo:padding-left="0.191cm" fo:padding-right="0.191cm" fo:padding-top="0cm" fo:padding-bottom="0cm" fo:border="0.75pt solid #000001"/>
    </style:style>
    <style:style style:name="Tableau15.C5" style:family="table-cell">
      <style:table-cell-properties fo:padding-left="0.191cm" fo:padding-right="0.191cm" fo:padding-top="0cm" fo:padding-bottom="0cm" fo:border="0.75pt solid #000001"/>
    </style:style>
    <style:style style:name="Tableau15.D5" style:family="table-cell">
      <style:table-cell-properties fo:padding-left="0.191cm" fo:padding-right="0.191cm" fo:padding-top="0cm" fo:padding-bottom="0cm" fo:border="0.75pt solid #000001"/>
    </style:style>
    <style:style style:name="Tableau15.E5" style:family="table-cell">
      <style:table-cell-properties fo:padding-left="0.191cm" fo:padding-right="0.191cm" fo:padding-top="0cm" fo:padding-bottom="0cm" fo:border="0.75pt solid #000001"/>
    </style:style>
    <style:style style:name="Tableau15.B6" style:family="table-cell">
      <style:table-cell-properties fo:padding-left="0.191cm" fo:padding-right="0.191cm" fo:padding-top="0cm" fo:padding-bottom="0cm" fo:border="0.75pt solid #000001"/>
    </style:style>
    <style:style style:name="Tableau15.C6" style:family="table-cell">
      <style:table-cell-properties fo:padding-left="0.191cm" fo:padding-right="0.191cm" fo:padding-top="0cm" fo:padding-bottom="0cm" fo:border="0.75pt solid #000001"/>
    </style:style>
    <style:style style:name="Tableau15.D6" style:family="table-cell">
      <style:table-cell-properties fo:padding-left="0.191cm" fo:padding-right="0.191cm" fo:padding-top="0cm" fo:padding-bottom="0cm" fo:border="0.75pt solid #000001"/>
    </style:style>
    <style:style style:name="Tableau15.E6" style:family="table-cell">
      <style:table-cell-properties fo:padding-left="0.191cm" fo:padding-right="0.191cm" fo:padding-top="0cm" fo:padding-bottom="0cm" fo:border="0.75pt solid #000001"/>
    </style:style>
    <style:style style:name="Tableau16" style:family="table">
      <style:table-properties style:width="16.058cm" fo:margin-left="-0.191cm" table:align="left"/>
    </style:style>
    <style:style style:name="Tableau16.A" style:family="table-column">
      <style:table-column-properties style:column-width="3.87cm"/>
    </style:style>
    <style:style style:name="Tableau16.B" style:family="table-column">
      <style:table-column-properties style:column-width="4.062cm"/>
    </style:style>
    <style:style style:name="Tableau16.C" style:family="table-column">
      <style:table-column-properties style:column-width="4.06cm"/>
    </style:style>
    <style:style style:name="Tableau16.D" style:family="table-column">
      <style:table-column-properties style:column-width="4.064cm"/>
    </style:style>
    <style:style style:name="Tableau16.1" style:family="table-row">
      <style:table-row-properties fo:keep-together="auto"/>
    </style:style>
    <style:style style:name="Tableau16.A1" style:family="table-cell">
      <style:table-cell-properties style:vertical-align="middle" fo:padding-left="0.191cm" fo:padding-right="0.191cm" fo:padding-top="0cm" fo:padding-bottom="0cm" fo:border="0.75pt solid #000001"/>
    </style:style>
    <style:style style:name="Tableau17" style:family="table">
      <style:table-properties style:width="15.933cm" fo:margin-left="-0.191cm" table:align="left"/>
    </style:style>
    <style:style style:name="Tableau17.A" style:family="table-column">
      <style:table-column-properties style:column-width="1.558cm"/>
    </style:style>
    <style:style style:name="Tableau17.B" style:family="table-column">
      <style:table-column-properties style:column-width="6.565cm"/>
    </style:style>
    <style:style style:name="Tableau17.C" style:family="table-column">
      <style:table-column-properties style:column-width="0.067cm"/>
    </style:style>
    <style:style style:name="Tableau17.D" style:family="table-column">
      <style:table-column-properties style:column-width="2.432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75pt solid #000001"/>
    </style:style>
    <style:style style:name="Tableau18" style:family="table">
      <style:table-properties style:width="16.058cm" fo:margin-left="-0.191cm" table:align="left"/>
    </style:style>
    <style:style style:name="Tableau18.A" style:family="table-column">
      <style:table-column-properties style:column-width="3.808cm"/>
    </style:style>
    <style:style style:name="Tableau18.B" style:family="table-column">
      <style:table-column-properties style:column-width="12.248cm"/>
    </style:style>
    <style:style style:name="Tableau18.1" style:family="table-row">
      <style:table-row-properties fo:keep-together="auto"/>
    </style:style>
    <style:style style:name="Tableau18.A1" style:family="table-cell">
      <style:table-cell-properties style:vertical-align="middle" fo:padding-left="0.191cm" fo:padding-right="0.191cm" fo:padding-top="0cm" fo:padding-bottom="0cm" fo:border="0.75pt solid #000001"/>
    </style:style>
    <style:style style:name="Tableau18.B1" style:family="table-cell">
      <style:table-cell-properties fo:padding-left="0.191cm" fo:padding-right="0.191cm" fo:padding-top="0cm" fo:padding-bottom="0cm" fo:border="0.75pt solid #000001"/>
    </style:style>
    <style:style style:name="Tableau18.B2" style:family="table-cell">
      <style:table-cell-properties fo:padding-left="0.191cm" fo:padding-right="0.191cm" fo:padding-top="0cm" fo:padding-bottom="0cm" fo:border="0.75pt solid #000001"/>
    </style:style>
    <style:style style:name="Tableau18.B3" style:family="table-cell">
      <style:table-cell-properties fo:padding-left="0.191cm" fo:padding-right="0.191cm" fo:padding-top="0cm" fo:padding-bottom="0cm" fo:border="0.75pt solid #000001"/>
    </style:style>
    <style:style style:name="Tableau19" style:family="table">
      <style:table-properties style:width="16.058cm" fo:margin-left="-0.191cm" table:align="left"/>
    </style:style>
    <style:style style:name="Tableau19.A" style:family="table-column">
      <style:table-column-properties style:column-width="7.932cm"/>
    </style:style>
    <style:style style:name="Tableau19.B" style:family="table-column">
      <style:table-column-properties style:column-width="8.12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75pt solid #000001"/>
    </style:style>
    <style:style style:name="Tableau20" style:family="table">
      <style:table-properties style:width="16.058cm" fo:margin-left="-0.191cm" table:align="left"/>
    </style:style>
    <style:style style:name="Tableau20.A" style:family="table-column">
      <style:table-column-properties style:column-width="3.493cm"/>
    </style:style>
    <style:style style:name="Tableau20.B" style:family="table-column">
      <style:table-column-properties style:column-width="12.564cm"/>
    </style:style>
    <style:style style:name="Tableau20.1" style:family="table-row">
      <style:table-row-properties fo:keep-together="auto"/>
    </style:style>
    <style:style style:name="Tableau20.A1" style:family="table-cell">
      <style:table-cell-properties style:vertical-align="middle" fo:padding-left="0.191cm" fo:padding-right="0.191cm" fo:padding-top="0cm" fo:padding-bottom="0cm" fo:border="0.75pt solid #000001"/>
    </style:style>
    <style:style style:name="Tableau20.B1" style:family="table-cell">
      <style:table-cell-properties fo:padding-left="0.191cm" fo:padding-right="0.191cm" fo:padding-top="0cm" fo:padding-bottom="0cm" fo:border="0.75pt solid #000001"/>
    </style:style>
    <style:style style:name="Tableau20.B2" style:family="table-cell">
      <style:table-cell-properties fo:padding-left="0.191cm" fo:padding-right="0.191cm" fo:padding-top="0cm" fo:padding-bottom="0cm" fo:border="0.75pt solid #000001"/>
    </style:style>
    <style:style style:name="Tableau20.B3" style:family="table-cell">
      <style:table-cell-properties fo:padding-left="0.191cm" fo:padding-right="0.191cm" fo:padding-top="0cm" fo:padding-bottom="0cm" fo:border="0.75pt solid #000001"/>
    </style:style>
    <style:style style:name="Tableau20.B4" style:family="table-cell">
      <style:table-cell-properties fo:padding-left="0.191cm" fo:padding-right="0.191cm" fo:padding-top="0cm" fo:padding-bottom="0cm" fo:border="0.75pt solid #000001"/>
    </style:style>
    <style:style style:name="Tableau20.B5" style:family="table-cell">
      <style:table-cell-properties fo:padding-left="0.191cm" fo:padding-right="0.191cm" fo:padding-top="0cm" fo:padding-bottom="0cm" fo:border="0.75pt solid #000001"/>
    </style:style>
    <style:style style:name="Tableau21" style:family="table">
      <style:table-properties style:width="16.058cm" fo:margin-left="-0.191cm" table:align="left"/>
    </style:style>
    <style:style style:name="Tableau21.A" style:family="table-column">
      <style:table-column-properties style:column-width="7.932cm"/>
    </style:style>
    <style:style style:name="Tableau21.B" style:family="table-column">
      <style:table-column-properties style:column-width="8.124cm"/>
    </style:style>
    <style:style style:name="Tableau21.1" style:family="table-row">
      <style:table-row-properties fo:keep-together="auto"/>
    </style:style>
    <style:style style:name="Tableau21.A1" style:family="table-cell">
      <style:table-cell-properties style:vertical-align="middle" fo:padding-left="0.191cm" fo:padding-right="0.191cm" fo:padding-top="0cm" fo:padding-bottom="0cm" fo:border="0.75pt solid #000001"/>
    </style:style>
    <style:style style:name="Tableau22" style:family="table">
      <style:table-properties style:width="16.058cm" fo:margin-left="-0.191cm" table:align="left"/>
    </style:style>
    <style:style style:name="Tableau22.A" style:family="table-column">
      <style:table-column-properties style:column-width="3.493cm"/>
    </style:style>
    <style:style style:name="Tableau22.B" style:family="table-column">
      <style:table-column-properties style:column-width="12.564cm"/>
    </style:style>
    <style:style style:name="Tableau22.1" style:family="table-row">
      <style:table-row-properties fo:keep-together="auto"/>
    </style:style>
    <style:style style:name="Tableau22.A1" style:family="table-cell">
      <style:table-cell-properties style:vertical-align="middle" fo:padding-left="0.191cm" fo:padding-right="0.191cm" fo:padding-top="0cm" fo:padding-bottom="0cm" fo:border="0.75pt solid #000001"/>
    </style:style>
    <style:style style:name="Tableau22.B1" style:family="table-cell">
      <style:table-cell-properties fo:padding-left="0.191cm" fo:padding-right="0.191cm" fo:padding-top="0cm" fo:padding-bottom="0cm" fo:border="0.75pt solid #000001"/>
    </style:style>
    <style:style style:name="Tableau22.B2" style:family="table-cell">
      <style:table-cell-properties fo:padding-left="0.191cm" fo:padding-right="0.191cm" fo:padding-top="0cm" fo:padding-bottom="0cm" fo:border="0.75pt solid #000001"/>
    </style:style>
    <style:style style:name="Tableau22.B3" style:family="table-cell">
      <style:table-cell-properties fo:padding-left="0.191cm" fo:padding-right="0.191cm" fo:padding-top="0cm" fo:padding-bottom="0cm" fo:border="0.75pt solid #000001"/>
    </style:style>
    <style:style style:name="Tableau23" style:family="table">
      <style:table-properties style:width="16.058cm" fo:margin-left="-0.191cm" table:align="left"/>
    </style:style>
    <style:style style:name="Tableau23.A" style:family="table-column">
      <style:table-column-properties style:column-width="2.856cm"/>
    </style:style>
    <style:style style:name="Tableau23.B" style:family="table-column">
      <style:table-column-properties style:column-width="13.201cm"/>
    </style:style>
    <style:style style:name="Tableau23.1" style:family="table-row">
      <style:table-row-properties fo:keep-together="auto"/>
    </style:style>
    <style:style style:name="Tableau23.A1" style:family="table-cell">
      <style:table-cell-properties style:vertical-align="middle" fo:padding-left="0.191cm" fo:padding-right="0.191cm" fo:padding-top="0cm" fo:padding-bottom="0cm" fo:border="0.75pt solid #000001"/>
    </style:style>
    <style:style style:name="Tableau23.B1" style:family="table-cell">
      <style:table-cell-properties fo:padding-left="0.191cm" fo:padding-right="0.191cm" fo:padding-top="0cm" fo:padding-bottom="0cm" fo:border="0.75pt solid #000001"/>
    </style:style>
    <style:style style:name="Tableau23.B2" style:family="table-cell">
      <style:table-cell-properties fo:padding-left="0.191cm" fo:padding-right="0.191cm" fo:padding-top="0cm" fo:padding-bottom="0cm" fo:border="0.75pt solid #000001"/>
    </style:style>
    <style:style style:name="Tableau24" style:family="table">
      <style:table-properties style:width="17.145cm" fo:margin-left="-0.191cm" table:align="left"/>
    </style:style>
    <style:style style:name="Tableau24.A" style:family="table-column">
      <style:table-column-properties style:column-width="5.713cm"/>
    </style:style>
    <style:style style:name="Tableau24.B" style:family="table-column">
      <style:table-column-properties style:column-width="11.43cm"/>
    </style:style>
    <style:style style:name="Tableau24.1" style:family="table-row">
      <style:table-row-properties fo:keep-together="auto"/>
    </style:style>
    <style:style style:name="Tableau24.A1" style:family="table-cell">
      <style:table-cell-properties style:vertical-align="middle" fo:padding-left="0.191cm" fo:padding-right="0.191cm" fo:padding-top="0cm" fo:padding-bottom="0cm" fo:border="0.75pt solid #000001"/>
    </style:style>
    <style:style style:name="Tableau24.B1" style:family="table-cell">
      <style:table-cell-properties fo:padding-left="0.191cm" fo:padding-right="0.191cm" fo:padding-top="0cm" fo:padding-bottom="0cm" fo:border="0.75pt solid #000001"/>
    </style:style>
    <style:style style:name="Tableau24.B2" style:family="table-cell">
      <style:table-cell-properties fo:padding-left="0.191cm" fo:padding-right="0.191cm" fo:padding-top="0cm" fo:padding-bottom="0cm" fo:border="0.75pt solid #000001"/>
    </style:style>
    <style:style style:name="Tableau24.B3" style:family="table-cell">
      <style:table-cell-properties fo:padding-left="0.191cm" fo:padding-right="0.191cm" fo:padding-top="0cm" fo:padding-bottom="0cm" fo:border="0.75pt solid #000001"/>
    </style:style>
    <style:style style:name="Tableau25" style:family="table">
      <style:table-properties style:width="17.145cm" fo:margin-left="-0.191cm" table:align="left"/>
    </style:style>
    <style:style style:name="Tableau25.A" style:family="table-column">
      <style:table-column-properties style:column-width="4.126cm"/>
    </style:style>
    <style:style style:name="Tableau25.B" style:family="table-column">
      <style:table-column-properties style:column-width="13.018cm"/>
    </style:style>
    <style:style style:name="Tableau25.1" style:family="table-row">
      <style:table-row-properties fo:keep-together="auto"/>
    </style:style>
    <style:style style:name="Tableau25.A1" style:family="table-cell">
      <style:table-cell-properties style:vertical-align="middle" fo:padding-left="0.191cm" fo:padding-right="0.191cm" fo:padding-top="0cm" fo:padding-bottom="0cm" fo:border="0.75pt solid #000001"/>
    </style:style>
    <style:style style:name="Tableau25.B1" style:family="table-cell">
      <style:table-cell-properties fo:padding-left="0.191cm" fo:padding-right="0.191cm" fo:padding-top="0cm" fo:padding-bottom="0cm" fo:border="0.75pt solid #000001"/>
    </style:style>
    <style:style style:name="Tableau25.B2" style:family="table-cell">
      <style:table-cell-properties fo:padding-left="0.191cm" fo:padding-right="0.191cm" fo:padding-top="0cm" fo:padding-bottom="0cm" fo:border="0.75pt solid #000001"/>
    </style:style>
    <style:style style:name="Tableau25.A3" style:family="table-cell">
      <style:table-cell-properties fo:padding-left="0.191cm" fo:padding-right="0.191cm" fo:padding-top="0cm" fo:padding-bottom="0cm" fo:border="0.75pt solid #000001"/>
    </style:style>
    <style:style style:name="Tableau25.B3" style:family="table-cell">
      <style:table-cell-properties fo:padding-left="0.191cm" fo:padding-right="0.191cm" fo:padding-top="0cm" fo:padding-bottom="0cm" fo:border="0.75pt solid #000001"/>
    </style:style>
    <style:style style:name="Tableau26" style:family="table">
      <style:table-properties style:width="16.51cm" fo:margin-left="-0.191cm" table:align="left"/>
    </style:style>
    <style:style style:name="Tableau26.A" style:family="table-column">
      <style:table-column-properties style:column-width="2.221cm"/>
    </style:style>
    <style:style style:name="Tableau26.B" style:family="table-column">
      <style:table-column-properties style:column-width="4.128cm"/>
    </style:style>
    <style:style style:name="Tableau26.C" style:family="table-column">
      <style:table-column-properties style:column-width="10.162cm"/>
    </style:style>
    <style:style style:name="Tableau26.1" style:family="table-row">
      <style:table-row-properties fo:keep-together="auto"/>
    </style:style>
    <style:style style:name="Tableau26.A1" style:family="table-cell">
      <style:table-cell-properties style:vertical-align="middle" fo:padding-left="0.191cm" fo:padding-right="0.191cm" fo:padding-top="0cm" fo:padding-bottom="0cm" fo:border="0.75pt solid #000001"/>
    </style:style>
    <style:style style:name="Tableau26.C1" style:family="table-cell">
      <style:table-cell-properties fo:padding-left="0.191cm" fo:padding-right="0.191cm" fo:padding-top="0cm" fo:padding-bottom="0cm" fo:border="0.75pt solid #000001"/>
    </style:style>
    <style:style style:name="Tableau26.C2" style:family="table-cell">
      <style:table-cell-properties fo:padding-left="0.191cm" fo:padding-right="0.191cm" fo:padding-top="0cm" fo:padding-bottom="0cm" fo:border="0.75pt solid #000001"/>
    </style:style>
    <style:style style:name="Tableau26.C3" style:family="table-cell">
      <style:table-cell-properties fo:padding-left="0.191cm" fo:padding-right="0.191cm" fo:padding-top="0cm" fo:padding-bottom="0cm" fo:border="0.75pt solid #000001"/>
    </style:style>
    <style:style style:name="Tableau26.C4" style:family="table-cell">
      <style:table-cell-properties fo:padding-left="0.191cm" fo:padding-right="0.191cm" fo:padding-top="0cm" fo:padding-bottom="0cm" fo:border="0.75pt solid #000001"/>
    </style:style>
    <style:style style:name="Tableau26.C5" style:family="table-cell">
      <style:table-cell-properties fo:padding-left="0.191cm" fo:padding-right="0.191cm" fo:padding-top="0cm" fo:padding-bottom="0cm" fo:border="0.75pt solid #000001"/>
    </style:style>
    <style:style style:name="Tableau26.C6" style:family="table-cell">
      <style:table-cell-properties fo:padding-left="0.191cm" fo:padding-right="0.191cm" fo:padding-top="0cm" fo:padding-bottom="0cm" fo:border="0.75pt solid #000001"/>
    </style:style>
    <style:style style:name="Tableau26.C7" style:family="table-cell">
      <style:table-cell-properties fo:padding-left="0.191cm" fo:padding-right="0.191cm" fo:padding-top="0cm" fo:padding-bottom="0cm" fo:border="0.75pt solid #000001"/>
    </style:style>
    <style:style style:name="Tableau27" style:family="table">
      <style:table-properties style:width="17.336cm" fo:margin-left="-0.191cm" table:align="left"/>
    </style:style>
    <style:style style:name="Tableau27.A" style:family="table-column">
      <style:table-column-properties style:column-width="1.573cm"/>
    </style:style>
    <style:style style:name="Tableau27.B" style:family="table-column">
      <style:table-column-properties style:column-width="6.091cm"/>
    </style:style>
    <style:style style:name="Tableau27.C" style:family="table-column">
      <style:table-column-properties style:column-width="9.671cm"/>
    </style:style>
    <style:style style:name="Tableau27.1" style:family="table-row">
      <style:table-row-properties fo:keep-together="auto"/>
    </style:style>
    <style:style style:name="Tableau27.A1" style:family="table-cell">
      <style:table-cell-properties fo:padding-left="0.191cm" fo:padding-right="0.191cm" fo:padding-top="0cm" fo:padding-bottom="0cm" fo:border="0.75pt solid #000001"/>
    </style:style>
    <style:style style:name="Tableau27.3" style:family="table-row">
      <style:table-row-properties style:min-row-height="4.099cm" fo:keep-together="auto"/>
    </style:style>
    <style:style style:name="Tableau28" style:family="table">
      <style:table-properties style:width="16.193cm" fo:margin-left="-0.191cm" table:align="left"/>
    </style:style>
    <style:style style:name="Tableau28.A" style:family="table-column">
      <style:table-column-properties style:column-width="3.249cm"/>
    </style:style>
    <style:style style:name="Tableau28.B" style:family="table-column">
      <style:table-column-properties style:column-width="12.942cm"/>
    </style:style>
    <style:style style:name="Tableau28.1" style:family="table-row">
      <style:table-row-properties fo:keep-together="auto"/>
    </style:style>
    <style:style style:name="Tableau28.A1" style:family="table-cell">
      <style:table-cell-properties style:vertical-align="middle" fo:padding-left="0.191cm" fo:padding-right="0.191cm" fo:padding-top="0cm" fo:padding-bottom="0cm" fo:border="0.75pt solid #000001"/>
    </style:style>
    <style:style style:name="Tableau28.B1" style:family="table-cell">
      <style:table-cell-properties fo:padding-left="0.191cm" fo:padding-right="0.191cm" fo:padding-top="0cm" fo:padding-bottom="0cm" fo:border="0.75pt solid #000001"/>
    </style:style>
    <style:style style:name="Tableau28.B2" style:family="table-cell">
      <style:table-cell-properties fo:padding-left="0.191cm" fo:padding-right="0.191cm" fo:padding-top="0cm" fo:padding-bottom="0cm" fo:border="0.75pt solid #000001"/>
    </style:style>
    <style:style style:name="Tableau29" style:family="table">
      <style:table-properties style:width="16.475cm" fo:margin-left="-0.191cm" table:align="left"/>
    </style:style>
    <style:style style:name="Tableau29.A" style:family="table-column">
      <style:table-column-properties style:column-width="2.342cm"/>
    </style:style>
    <style:style style:name="Tableau29.B" style:family="table-column">
      <style:table-column-properties style:column-width="5.246cm"/>
    </style:style>
    <style:style style:name="Tableau29.C" style:family="table-column">
      <style:table-column-properties style:column-width="1.935cm"/>
    </style:style>
    <style:style style:name="Tableau29.D" style:family="table-column">
      <style:table-column-properties style:column-width="2.82cm"/>
    </style:style>
    <style:style style:name="Tableau29.E" style:family="table-column">
      <style:table-column-properties style:column-width="4.129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0.75pt solid #000001"/>
    </style:style>
    <style:style style:name="Tableau30" style:family="table">
      <style:table-properties style:width="16.706cm" fo:margin-left="-0.191cm" table:align="left"/>
    </style:style>
    <style:style style:name="Tableau30.A" style:family="table-column">
      <style:table-column-properties style:column-width="2.02cm"/>
    </style:style>
    <style:style style:name="Tableau30.B" style:family="table-column">
      <style:table-column-properties style:column-width="9.091cm"/>
    </style:style>
    <style:style style:name="Tableau30.C" style:family="table-column">
      <style:table-column-properties style:column-width="5.595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0.75pt solid #000001"/>
    </style:style>
    <style:style style:name="Tableau31" style:family="table">
      <style:table-properties style:width="16.058cm" fo:margin-left="-0.191cm" table:align="left"/>
    </style:style>
    <style:style style:name="Tableau31.A" style:family="table-column">
      <style:table-column-properties style:column-width="5.223cm"/>
    </style:style>
    <style:style style:name="Tableau31.B" style:family="table-column">
      <style:table-column-properties style:column-width="5.417cm"/>
    </style:style>
    <style:style style:name="Tableau31.C" style:family="table-column">
      <style:table-column-properties style:column-width="5.419cm"/>
    </style:style>
    <style:style style:name="Tableau31.1" style:family="table-row">
      <style:table-row-properties fo:keep-together="auto"/>
    </style:style>
    <style:style style:name="Tableau31.A1" style:family="table-cell">
      <style:table-cell-properties fo:padding-left="0.191cm" fo:padding-right="0.191cm" fo:padding-top="0cm" fo:padding-bottom="0cm" fo:border="0.75pt solid #000001"/>
    </style:style>
    <style:style style:name="P1" style:family="paragraph" style:parent-style-name="Standard">
      <style:paragraph-properties>
        <style:tab-stops>
          <style:tab-stop style:position="1.27cm"/>
        </style:tab-stops>
      </style:paragraph-properties>
    </style:style>
    <style:style style:name="P2" style:family="paragraph" style:parent-style-name="Standard">
      <style:paragraph-properties>
        <style:tab-stops>
          <style:tab-stop style:position="2.858cm"/>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1.251cm"/>
          <style:tab-stop style:position="4.874cm"/>
        </style:tab-stops>
      </style:paragraph-properties>
    </style:style>
    <style:style style:name="P5" style:family="paragraph" style:parent-style-name="Standard">
      <style:text-properties fo:color="#000000" style:font-name="Comic Sans MS1" fo:font-size="10pt" fo:language="fr" fo:country="FR" fo:font-style="normal" style:text-underline-style="none" fo:font-weight="normal" style:font-size-asian="10pt" style:font-style-asian="normal" style:font-weight-asian="normal"/>
    </style:style>
    <style:style style:name="P6" style:family="paragraph" style:parent-style-name="Standard">
      <style:paragraph-properties fo:text-align="center" style:justify-single-word="false"/>
      <style:text-properties fo:color="#000000" style:font-name="Comic Sans MS1" fo:font-size="10pt" fo:language="fr" fo:country="FR" fo:font-style="normal" style:text-underline-style="none" fo:font-weight="normal" style:font-size-asian="10pt" style:font-style-asian="normal" style:font-weight-asian="normal"/>
    </style:style>
    <style:style style:name="P7" style:family="paragraph" style:parent-style-name="Standard">
      <style:paragraph-properties>
        <style:tab-stops>
          <style:tab-stop style:position="1.251cm"/>
          <style:tab-stop style:position="10.19cm"/>
        </style:tab-stops>
      </style:paragraph-properties>
      <style:text-properties fo:color="#000000" style:font-name="Comic Sans MS1" fo:font-size="10pt" fo:language="fr" fo:country="FR" fo:font-style="normal" style:text-underline-style="none" fo:font-weight="normal" style:font-size-asian="10pt" style:font-style-asian="normal" style:font-weight-asian="normal"/>
    </style:style>
    <style:style style:name="P8" style:family="paragraph" style:parent-style-name="Standard">
      <style:paragraph-properties>
        <style:tab-stops>
          <style:tab-stop style:position="1.251cm"/>
          <style:tab-stop style:position="4.874cm"/>
        </style:tab-stops>
      </style:paragraph-properties>
      <style:text-properties fo:color="#000000" style:font-name="Comic Sans MS1" fo:font-size="10pt" fo:language="fr" fo:country="FR" fo:font-style="normal" style:text-underline-style="none" fo:font-weight="normal" style:font-size-asian="10pt" style:font-style-asian="normal" style:font-weight-asian="normal"/>
    </style:style>
    <style:style style:name="P9" style:family="paragraph" style:parent-style-name="Standard">
      <style:paragraph-properties>
        <style:tab-stops>
          <style:tab-stop style:position="1.595cm"/>
        </style:tab-stops>
      </style:paragraph-properties>
    </style:style>
    <style:style style:name="P10" style:family="paragraph" style:parent-style-name="Standard">
      <style:text-properties fo:language="fr" fo:country="FR"/>
    </style:style>
    <style:style style:name="P11" style:family="paragraph" style:parent-style-name="Standard">
      <style:paragraph-properties>
        <style:tab-stops>
          <style:tab-stop style:position="0.318cm"/>
        </style:tab-stops>
      </style:paragraph-properties>
    </style:style>
    <style:style style:name="P12" style:family="paragraph" style:parent-style-name="Standard">
      <style:paragraph-properties>
        <style:tab-stops>
          <style:tab-stop style:position="2.776cm"/>
        </style:tab-stops>
      </style:paragraph-properties>
    </style:style>
    <style:style style:name="P13" style:family="paragraph" style:parent-style-name="Standard">
      <style:paragraph-properties>
        <style:tab-stops>
          <style:tab-stop style:position="0.28cm"/>
        </style:tab-stops>
      </style:paragraph-properties>
    </style:style>
    <style:style style:name="P14" style:family="paragraph" style:parent-style-name="Standard">
      <style:paragraph-properties>
        <style:tab-stops>
          <style:tab-stop style:position="3.81cm"/>
        </style:tab-stops>
      </style:paragraph-properties>
    </style:style>
    <style:style style:name="P15" style:family="paragraph" style:parent-style-name="Standard">
      <style:paragraph-properties>
        <style:tab-stops>
          <style:tab-stop style:position="1cm"/>
        </style:tab-stops>
      </style:paragraph-properties>
    </style:style>
    <style:style style:name="P16" style:family="paragraph" style:parent-style-name="Standard">
      <style:paragraph-properties>
        <style:tab-stops>
          <style:tab-stop style:position="7.147cm"/>
        </style:tab-stops>
      </style:paragraph-properties>
    </style:style>
    <style:style style:name="P17" style:family="paragraph" style:parent-style-name="Standard">
      <style:paragraph-properties>
        <style:tab-stops>
          <style:tab-stop style:position="1.251cm"/>
        </style:tab-stops>
      </style:paragraph-properties>
    </style:style>
    <style:style style:name="P18" style:family="paragraph" style:parent-style-name="Standard">
      <style:paragraph-properties>
        <style:tab-stops>
          <style:tab-stop style:position="1.251cm"/>
          <style:tab-stop style:position="10.19cm"/>
        </style:tab-stops>
      </style:paragraph-properties>
    </style:style>
    <style:style style:name="P19" style:family="paragraph" style:parent-style-name="Standard">
      <style:paragraph-properties>
        <style:tab-stops>
          <style:tab-stop style:position="1.251cm"/>
          <style:tab-stop style:position="4.874cm"/>
        </style:tab-stops>
      </style:paragraph-properties>
    </style:style>
    <style:style style:name="P20" style:family="paragraph" style:parent-style-name="Standard">
      <style:paragraph-properties>
        <style:tab-stops>
          <style:tab-stop style:position="1.251cm"/>
          <style:tab-stop style:position="3.604cm"/>
        </style:tab-stops>
      </style:paragraph-properties>
    </style:style>
    <style:style style:name="P21" style:family="paragraph" style:parent-style-name="Standard">
      <style:paragraph-properties>
        <style:tab-stops>
          <style:tab-stop style:position="1.251cm"/>
          <style:tab-stop style:position="1.501cm"/>
        </style:tab-stops>
      </style:paragraph-properties>
    </style:style>
    <style:style style:name="P22" style:family="paragraph" style:parent-style-name="Standard">
      <style:paragraph-properties fo:padding-left="0.141cm" fo:padding-right="0.141cm" fo:padding-top="0.035cm" fo:padding-bottom="0.035cm" fo:border="0.74pt solid #000001"/>
    </style:style>
    <style:style style:name="P23" style:family="paragraph" style:parent-style-name="Standard">
      <style:paragraph-properties fo:text-align="center" style:justify-single-word="false" fo:padding-left="0.141cm" fo:padding-right="0.141cm" fo:padding-top="0.035cm" fo:padding-bottom="0.035cm" fo:border="0.74pt solid #000001"/>
    </style:style>
    <style:style style:name="P24" style:family="paragraph" style:parent-style-name="Standard">
      <style:paragraph-properties fo:text-align="center" style:justify-single-word="false" fo:padding-left="0.141cm" fo:padding-right="0.141cm" fo:padding-top="0.035cm" fo:padding-bottom="0.035cm" fo:border="0.74pt solid #000001">
        <style:tab-stops>
          <style:tab-stop style:position="1.251cm"/>
        </style:tab-stops>
      </style:paragraph-properties>
    </style:style>
    <style:style style:name="P25" style:family="paragraph" style:parent-style-name="Standard">
      <style:paragraph-properties fo:margin-left="0cm" fo:margin-right="0cm" fo:text-indent="1.249cm" style:auto-text-indent="false"/>
    </style:style>
    <style:style style:name="P26" style:family="paragraph" style:parent-style-name="Standard">
      <style:paragraph-properties fo:margin-left="0cm" fo:margin-right="0cm" fo:text-indent="1.249cm" style:auto-text-indent="false">
        <style:tab-stops>
          <style:tab-stop style:position="1.251cm"/>
        </style:tab-stops>
      </style:paragraph-properties>
    </style:style>
    <style:style style:name="P27" style:family="paragraph" style:parent-style-name="Standard">
      <style:paragraph-properties fo:margin-left="0cm" fo:margin-right="0cm" fo:text-indent="1.249cm" style:auto-text-indent="false" fo:padding-left="0.141cm" fo:padding-right="0.141cm" fo:padding-top="0.035cm" fo:padding-bottom="0.035cm" fo:border="0.74pt solid #ff0000"/>
    </style:style>
    <style:style style:name="P28" style:family="paragraph" style:parent-style-name="Standard">
      <style:paragraph-properties fo:margin-left="1.249cm" fo:margin-right="0cm" fo:text-indent="1.249cm" style:auto-text-indent="false"/>
    </style:style>
    <style:style style:name="P29" style:family="paragraph" style:parent-style-name="Standard">
      <style:paragraph-properties fo:margin-left="1.249cm" fo:margin-right="0cm" fo:text-indent="1.249cm" style:auto-text-indent="false">
        <style:tab-stops>
          <style:tab-stop style:position="1.251cm"/>
        </style:tab-stops>
      </style:paragraph-properties>
    </style:style>
    <style:style style:name="P30" style:family="paragraph" style:parent-style-name="Standard">
      <style:paragraph-properties fo:padding-left="0.141cm" fo:padding-right="0.141cm" fo:padding-top="0cm" fo:padding-bottom="0.035cm" fo:border="0.74pt solid #ff0000"/>
    </style:style>
    <style:style style:name="P31" style:family="paragraph" style:parent-style-name="Standard">
      <style:paragraph-properties fo:padding-left="0.141cm" fo:padding-right="0.141cm" fo:padding-top="0.035cm" fo:padding-bottom="0.035cm" fo:border="0.74pt solid #ff0000"/>
    </style:style>
    <style:style style:name="P32" style:family="paragraph" style:parent-style-name="Standard">
      <style:paragraph-properties fo:margin-left="2.498cm" fo:margin-right="0cm" fo:text-indent="0cm" style:auto-text-indent="false"/>
    </style:style>
    <style:style style:name="P33" style:family="paragraph" style:parent-style-name="Standard">
      <style:paragraph-properties fo:margin-left="0cm" fo:margin-right="0cm" fo:text-indent="0.635cm" style:auto-text-indent="false"/>
    </style:style>
    <style:style style:name="P34" style:family="paragraph" style:parent-style-name="Standard" style:list-style-name="WWNum2">
      <style:paragraph-properties fo:margin-left="0cm" fo:margin-right="0cm" fo:text-indent="0.635cm" style:auto-text-indent="false">
        <style:tab-stops/>
      </style:paragraph-properties>
    </style:style>
    <style:style style:name="P35" style:family="paragraph" style:parent-style-name="Standard">
      <style:paragraph-properties fo:margin-left="1.27cm" fo:margin-right="0cm" fo:text-indent="-0.635cm" style:auto-text-indent="false">
        <style:tab-stops>
          <style:tab-stop style:position="1.27cm"/>
        </style:tab-stops>
      </style:paragraph-properties>
    </style:style>
    <style:style style:name="P36" style:family="paragraph" style:parent-style-name="Standard" style:list-style-name="WWNum2">
      <style:paragraph-properties fo:margin-left="1.27cm" fo:margin-right="0cm" fo:text-indent="-0.635cm" style:auto-text-indent="false">
        <style:tab-stops>
          <style:tab-stop style:position="1.27cm"/>
        </style:tab-stops>
      </style:paragraph-properties>
    </style:style>
    <style:style style:name="P37" style:family="paragraph" style:parent-style-name="Standard" style:list-style-name="WWNum2">
      <style:paragraph-properties fo:margin-left="1.27cm" fo:margin-right="0cm" fo:text-indent="-0.635cm" style:auto-text-indent="false" fo:padding-left="0.141cm" fo:padding-right="0.141cm" fo:padding-top="0.035cm" fo:padding-bottom="0.035cm" fo:border="0.74pt solid #ff0000">
        <style:tab-stops>
          <style:tab-stop style:position="1.27cm"/>
        </style:tab-stops>
      </style:paragraph-properties>
    </style:style>
    <style:style style:name="P38" style:family="paragraph" style:parent-style-name="Standard" style:list-style-name="WWNum2">
      <style:paragraph-properties fo:margin-left="1.27cm" fo:margin-right="0cm" fo:text-indent="-0.635cm" style:auto-text-indent="false" fo:padding-left="0.529cm" fo:padding-right="0.141cm" fo:padding-top="0.035cm" fo:padding-bottom="0.035cm" fo:border="0.74pt solid #ff0000">
        <style:tab-stops>
          <style:tab-stop style:position="1.27cm"/>
        </style:tab-stops>
      </style:paragraph-properties>
    </style:style>
    <style:style style:name="P39" style:family="paragraph" style:parent-style-name="Standard">
      <style:paragraph-properties fo:margin-left="7.62cm" fo:margin-right="0cm" fo:text-indent="-0.635cm" style:auto-text-indent="false">
        <style:tab-stops>
          <style:tab-stop style:position="7.62cm"/>
        </style:tab-stops>
      </style:paragraph-properties>
    </style:style>
    <style:style style:name="P40" style:family="paragraph" style:parent-style-name="Standard" style:list-style-name="WWNum2">
      <style:paragraph-properties fo:margin-left="3.133cm" fo:margin-right="0cm" fo:text-indent="-0.635cm" style:auto-text-indent="false">
        <style:tab-stops/>
      </style:paragraph-properties>
    </style:style>
    <style:style style:name="P41" style:family="paragraph" style:parent-style-name="Standard">
      <style:paragraph-properties fo:margin-left="3.81cm" fo:margin-right="0cm" fo:text-indent="-0.635cm" style:auto-text-indent="false">
        <style:tab-stops>
          <style:tab-stop style:position="3.81cm"/>
        </style:tab-stops>
      </style:paragraph-properties>
    </style:style>
    <style:style style:name="P42" style:family="paragraph" style:parent-style-name="Standard">
      <style:paragraph-properties fo:margin-left="2.54cm" fo:margin-right="0cm" fo:text-indent="-0.635cm" style:auto-text-indent="false">
        <style:tab-stops>
          <style:tab-stop style:position="2.54cm"/>
        </style:tab-stops>
      </style:paragraph-properties>
    </style:style>
    <style:style style:name="P43" style:family="paragraph" style:parent-style-name="Standard">
      <style:paragraph-properties fo:margin-left="2.54cm" fo:margin-right="0cm" fo:text-indent="-0.635cm" style:auto-text-indent="false">
        <style:tab-stops>
          <style:tab-stop style:position="1.251cm"/>
          <style:tab-stop style:position="2.54cm"/>
        </style:tab-stops>
      </style:paragraph-properties>
    </style:style>
    <style:style style:name="P44" style:family="paragraph" style:parent-style-name="Standard">
      <style:paragraph-properties fo:margin-left="2.54cm" fo:margin-right="0cm" fo:text-indent="-0.635cm" style:auto-text-indent="false">
        <style:tab-stops>
          <style:tab-stop style:position="1.251cm"/>
          <style:tab-stop style:position="2.54cm"/>
          <style:tab-stop style:position="10.19cm"/>
        </style:tab-stops>
      </style:paragraph-properties>
    </style:style>
    <style:style style:name="P45" style:family="paragraph" style:parent-style-name="Standard">
      <style:paragraph-properties fo:margin-left="0.318cm" fo:margin-right="0cm" fo:text-indent="-0.318cm" style:auto-text-indent="false"/>
    </style:style>
    <style:style style:name="P46" style:family="paragraph" style:parent-style-name="Standard">
      <style:paragraph-properties fo:margin-left="0.318cm" fo:margin-right="0cm" fo:text-indent="-0.318cm" style:auto-text-indent="false">
        <style:tab-stops>
          <style:tab-stop style:position="0.318cm"/>
        </style:tab-stops>
      </style:paragraph-properties>
    </style:style>
    <style:style style:name="P47" style:family="paragraph" style:parent-style-name="Standard">
      <style:paragraph-properties fo:margin-left="0.448cm" fo:margin-right="0cm" fo:text-indent="-0.318cm" style:auto-text-indent="false"/>
    </style:style>
    <style:style style:name="P48" style:family="paragraph" style:parent-style-name="Standard">
      <style:paragraph-properties fo:margin-left="6.244cm" fo:margin-right="0cm" fo:text-indent="0cm" style:auto-text-indent="false"/>
    </style:style>
    <style:style style:name="P49" style:family="paragraph" style:parent-style-name="Standard">
      <style:paragraph-properties fo:margin-left="0.318cm" fo:margin-right="0cm" fo:text-indent="0cm" style:auto-text-indent="false"/>
    </style:style>
    <style:style style:name="P50" style:family="paragraph" style:parent-style-name="Standard" style:list-style-name="WWNum2">
      <style:paragraph-properties fo:margin-left="0.318cm" fo:margin-right="0cm" fo:text-indent="0cm" style:auto-text-indent="false">
        <style:tab-stops>
          <style:tab-stop style:position="0.635cm"/>
        </style:tab-stops>
      </style:paragraph-properties>
    </style:style>
    <style:style style:name="P51" style:family="paragraph" style:parent-style-name="Standard">
      <style:paragraph-properties fo:margin-left="5.022cm" fo:margin-right="0cm" fo:text-indent="-0.635cm" style:auto-text-indent="false">
        <style:tab-stops>
          <style:tab-stop style:position="5.022cm"/>
        </style:tab-stops>
      </style:paragraph-properties>
    </style:style>
    <style:style style:name="P52" style:family="paragraph" style:parent-style-name="Standard" style:list-style-name="WWNum2">
      <style:paragraph-properties fo:margin-left="5.022cm" fo:margin-right="0cm" fo:text-indent="-0.635cm" style:auto-text-indent="false">
        <style:tab-stops>
          <style:tab-stop style:position="5.022cm"/>
        </style:tab-stops>
      </style:paragraph-properties>
    </style:style>
    <style:style style:name="P53" style:family="paragraph" style:parent-style-name="Standard">
      <style:paragraph-properties fo:margin-left="5.022cm" fo:margin-right="0cm" fo:text-indent="-0.635cm" style:auto-text-indent="false">
        <style:tab-stops>
          <style:tab-stop style:position="1.27cm"/>
          <style:tab-stop style:position="5.022cm"/>
        </style:tab-stops>
      </style:paragraph-properties>
    </style:style>
    <style:style style:name="P54" style:family="paragraph" style:parent-style-name="Standard" style:list-style-name="WWNum2">
      <style:paragraph-properties fo:margin-left="5.022cm" fo:margin-right="0cm" fo:text-indent="-0.635cm" style:auto-text-indent="false">
        <style:tab-stops>
          <style:tab-stop style:position="1.27cm"/>
          <style:tab-stop style:position="5.022cm"/>
        </style:tab-stops>
      </style:paragraph-properties>
    </style:style>
    <style:style style:name="P55" style:family="paragraph" style:parent-style-name="Standard">
      <style:paragraph-properties fo:margin-left="2.858cm" fo:margin-right="0cm" fo:text-indent="-0.635cm" style:auto-text-indent="false">
        <style:tab-stops>
          <style:tab-stop style:position="2.858cm"/>
        </style:tab-stops>
      </style:paragraph-properties>
    </style:style>
    <style:style style:name="P56" style:family="paragraph" style:parent-style-name="Standard">
      <style:paragraph-properties fo:margin-left="2.858cm" fo:margin-right="0cm" fo:text-indent="-0.635cm" style:auto-text-indent="false">
        <style:tab-stops>
          <style:tab-stop style:position="2.858cm"/>
          <style:tab-stop style:position="3.81cm"/>
        </style:tab-stops>
      </style:paragraph-properties>
    </style:style>
    <style:style style:name="P57" style:family="paragraph" style:parent-style-name="Standard">
      <style:paragraph-properties fo:margin-left="1.249cm" fo:margin-right="0cm" fo:text-indent="0cm" style:auto-text-indent="false"/>
    </style:style>
    <style:style style:name="P58" style:family="paragraph" style:parent-style-name="Standard">
      <style:paragraph-properties fo:margin-left="4.128cm" fo:margin-right="0cm" fo:text-indent="-0.635cm" style:auto-text-indent="false">
        <style:tab-stops>
          <style:tab-stop style:position="4.128cm"/>
        </style:tab-stops>
      </style:paragraph-properties>
    </style:style>
    <style:style style:name="P59" style:family="paragraph" style:parent-style-name="Standard">
      <style:paragraph-properties fo:margin-left="1.905cm" fo:margin-right="0cm" fo:text-indent="0cm" style:auto-text-indent="false"/>
    </style:style>
    <style:style style:name="P60" style:family="paragraph" style:parent-style-name="Standard">
      <style:paragraph-properties fo:margin-left="1.905cm" fo:margin-right="0cm" fo:text-indent="0cm" style:auto-text-indent="false">
        <style:tab-stops>
          <style:tab-stop style:position="2.223cm"/>
        </style:tab-stops>
      </style:paragraph-properties>
    </style:style>
    <style:style style:name="P61" style:family="paragraph" style:parent-style-name="Standard">
      <style:paragraph-properties fo:margin-left="0.953cm" fo:margin-right="0cm" fo:text-indent="0cm" style:auto-text-indent="false">
        <style:tab-stops>
          <style:tab-stop style:position="0.953cm"/>
        </style:tab-stops>
      </style:paragraph-properties>
    </style:style>
    <style:style style:name="P62" style:family="paragraph" style:parent-style-name="Standard">
      <style:paragraph-properties fo:margin-left="0cm" fo:margin-right="0cm" fo:text-indent="0.953cm" style:auto-text-indent="false"/>
    </style:style>
    <style:style style:name="P63" style:family="paragraph" style:parent-style-name="Standard" style:list-style-name="WWNum2">
      <style:paragraph-properties fo:margin-left="0cm" fo:margin-right="0cm" fo:text-indent="0.953cm" style:auto-text-indent="false">
        <style:tab-stops/>
      </style:paragraph-properties>
    </style:style>
    <style:style style:name="P64" style:family="paragraph" style:parent-style-name="Standard">
      <style:paragraph-properties fo:margin-left="0.953cm" fo:margin-right="0cm" fo:text-indent="-0.635cm" style:auto-text-indent="false">
        <style:tab-stops>
          <style:tab-stop style:position="0.953cm"/>
        </style:tab-stops>
      </style:paragraph-properties>
    </style:style>
    <style:style style:name="P65" style:family="paragraph" style:parent-style-name="Standard">
      <style:paragraph-properties fo:margin-left="2.223cm" fo:margin-right="0cm" fo:text-indent="-0.635cm" style:auto-text-indent="false">
        <style:tab-stops>
          <style:tab-stop style:position="2.223cm"/>
        </style:tab-stops>
      </style:paragraph-properties>
    </style:style>
    <style:style style:name="P66" style:family="paragraph" style:parent-style-name="Standard">
      <style:paragraph-properties fo:margin-left="0cm" fo:margin-right="0cm" fo:text-indent="-0.037cm" style:auto-text-indent="false">
        <style:tab-stops>
          <style:tab-stop style:position="0.28cm"/>
        </style:tab-stops>
      </style:paragraph-properties>
    </style:style>
    <style:style style:name="P67" style:family="paragraph" style:parent-style-name="Standard">
      <style:paragraph-properties fo:margin-left="2.498cm" fo:margin-right="0cm" fo:text-align="center" style:justify-single-word="false" fo:text-indent="1.249cm" style:auto-text-indent="false"/>
    </style:style>
    <style:style style:name="P68" style:family="paragraph" style:parent-style-name="Standard">
      <style:paragraph-properties fo:margin-left="3.747cm" fo:margin-right="0cm" fo:text-align="center" style:justify-single-word="false" fo:text-indent="1.249cm" style:auto-text-indent="false"/>
    </style:style>
    <style:style style:name="P69" style:family="paragraph" style:parent-style-name="Standard" style:list-style-name="WWNum2">
      <style:paragraph-properties fo:margin-left="3.78cm" fo:margin-right="0cm" fo:text-indent="-0.635cm" style:auto-text-indent="false">
        <style:tab-stops>
          <style:tab-stop style:position="3.78cm"/>
        </style:tab-stops>
      </style:paragraph-properties>
    </style:style>
    <style:style style:name="P70" style:family="paragraph" style:parent-style-name="Standard">
      <style:paragraph-properties fo:margin-left="0.974cm" fo:margin-right="0cm" fo:text-indent="1.249cm" style:auto-text-indent="false"/>
    </style:style>
    <style:style style:name="P71" style:family="paragraph" style:parent-style-name="Standard">
      <style:paragraph-properties fo:margin-left="0cm" fo:margin-right="0cm" fo:text-indent="1.251cm" style:auto-text-indent="false"/>
    </style:style>
    <style:style style:name="P72" style:family="paragraph" style:parent-style-name="Standard" style:list-style-name="WWNum2">
      <style:paragraph-properties fo:margin-left="0.7cm" fo:margin-right="0cm" fo:text-indent="-0.065cm" style:auto-text-indent="false">
        <style:tab-stops>
          <style:tab-stop style:position="0.63cm"/>
        </style:tab-stops>
      </style:paragraph-properties>
    </style:style>
    <style:style style:name="P73" style:family="paragraph" style:parent-style-name="Standard">
      <style:paragraph-properties fo:margin-left="5.08cm" fo:margin-right="0cm" fo:text-indent="-0.635cm" style:auto-text-indent="false">
        <style:tab-stops>
          <style:tab-stop style:position="5.08cm"/>
        </style:tab-stops>
      </style:paragraph-properties>
    </style:style>
    <style:style style:name="P74" style:family="paragraph" style:parent-style-name="Standard" style:list-style-name="WWNum2">
      <style:paragraph-properties fo:margin-left="5.657cm" fo:margin-right="0cm" fo:text-indent="-0.635cm" style:auto-text-indent="false">
        <style:tab-stops>
          <style:tab-stop style:position="5.657cm"/>
        </style:tab-stops>
      </style:paragraph-properties>
    </style:style>
    <style:style style:name="P75" style:family="paragraph" style:parent-style-name="Standard">
      <style:paragraph-properties fo:margin-left="0.182cm" fo:margin-right="0cm" fo:text-indent="-0.182cm" style:auto-text-indent="false"/>
    </style:style>
    <style:style style:name="P76" style:family="paragraph" style:parent-style-name="Standard">
      <style:paragraph-properties fo:margin-left="0cm" fo:margin-right="0cm" fo:text-indent="1.244cm" style:auto-text-indent="false"/>
    </style:style>
    <style:style style:name="P77" style:family="paragraph" style:parent-style-name="Standard" style:list-style-name="WWNum2">
      <style:paragraph-properties fo:margin-left="0.635cm" fo:margin-right="0cm" fo:text-indent="-0.318cm" style:auto-text-indent="false">
        <style:tab-stops/>
      </style:paragraph-properties>
    </style:style>
    <style:style style:name="P78" style:family="paragraph" style:parent-style-name="Standard" style:list-style-name="WWNum2">
      <style:paragraph-properties fo:margin-left="2.223cm" fo:margin-right="0cm" fo:text-indent="-0.339cm" style:auto-text-indent="false">
        <style:tab-stops/>
      </style:paragraph-properties>
    </style:style>
    <style:style style:name="P79" style:family="paragraph" style:parent-style-name="Standard" style:list-style-name="WWNum2">
      <style:paragraph-properties fo:margin-left="3.366cm" fo:margin-right="0cm" fo:text-indent="-1.482cm" style:auto-text-indent="false">
        <style:tab-stops>
          <style:tab-stop style:position="3.366cm"/>
        </style:tab-stops>
      </style:paragraph-properties>
    </style:style>
    <style:style style:name="P80" style:family="paragraph" style:parent-style-name="Standard" style:list-style-name="WWNum2">
      <style:paragraph-properties fo:margin-left="2.223cm" fo:margin-right="0cm" fo:text-indent="-0.318cm" style:auto-text-indent="false">
        <style:tab-stops/>
      </style:paragraph-properties>
    </style:style>
    <style:style style:name="P81" style:family="paragraph" style:parent-style-name="Standard">
      <style:paragraph-properties fo:margin-left="3.789cm" fo:margin-right="0cm" fo:text-indent="-0.635cm" style:auto-text-indent="false">
        <style:tab-stops>
          <style:tab-stop style:position="3.789cm"/>
        </style:tab-stops>
      </style:paragraph-properties>
    </style:style>
    <style:style style:name="P82" style:family="paragraph" style:parent-style-name="Standard">
      <style:paragraph-properties fo:margin-left="0.635cm" fo:margin-right="0cm" fo:text-indent="0cm" style:auto-text-indent="false">
        <style:tab-stops>
          <style:tab-stop style:position="1cm"/>
        </style:tab-stops>
      </style:paragraph-properties>
    </style:style>
    <style:style style:name="P83" style:family="paragraph" style:parent-style-name="Standard">
      <style:paragraph-properties fo:margin-left="0.635cm" fo:margin-right="0cm" fo:text-indent="0cm" style:auto-text-indent="false">
        <style:tab-stops>
          <style:tab-stop style:position="1.251cm"/>
          <style:tab-stop style:position="10.19cm"/>
        </style:tab-stops>
      </style:paragraph-properties>
    </style:style>
    <style:style style:name="P84" style:family="paragraph" style:parent-style-name="Standard">
      <style:paragraph-properties fo:margin-left="0cm" fo:margin-right="0cm" fo:text-indent="-2.223cm" style:auto-text-indent="false"/>
    </style:style>
    <style:style style:name="P85" style:family="paragraph" style:parent-style-name="Standard">
      <style:paragraph-properties fo:margin-left="2.54cm" fo:margin-right="0cm" fo:text-indent="-2.223cm" style:auto-text-indent="false">
        <style:tab-stops>
          <style:tab-stop style:position="2.54cm"/>
        </style:tab-stops>
      </style:paragraph-properties>
    </style:style>
    <style:style style:name="P86" style:family="paragraph" style:parent-style-name="Standard">
      <style:paragraph-properties fo:margin-left="3.81cm" fo:margin-right="0cm" fo:text-indent="-2.223cm" style:auto-text-indent="false">
        <style:tab-stops>
          <style:tab-stop style:position="3.81cm"/>
        </style:tab-stops>
      </style:paragraph-properties>
    </style:style>
    <style:style style:name="P87" style:family="paragraph" style:parent-style-name="Standard">
      <style:paragraph-properties fo:margin-left="5.08cm" fo:margin-right="0cm" fo:text-indent="-2.223cm" style:auto-text-indent="false">
        <style:tab-stops>
          <style:tab-stop style:position="5.08cm"/>
        </style:tab-stops>
      </style:paragraph-properties>
    </style:style>
    <style:style style:name="P88" style:family="paragraph" style:parent-style-name="Standard">
      <style:paragraph-properties fo:margin-left="2.501cm" fo:margin-right="0cm" fo:text-indent="-2.223cm" style:auto-text-indent="false"/>
    </style:style>
    <style:style style:name="P89" style:family="paragraph" style:parent-style-name="Standard">
      <style:paragraph-properties fo:margin-left="0.413cm" fo:margin-right="0cm" fo:text-indent="-0.318cm" style:auto-text-indent="false"/>
    </style:style>
    <style:style style:name="P90" style:family="paragraph" style:parent-style-name="Standard">
      <style:paragraph-properties fo:margin-left="0.095cm" fo:margin-right="0cm" fo:text-indent="0cm" style:auto-text-indent="false"/>
      <style:text-properties fo:color="#000000" style:font-name="Comic Sans MS1" fo:font-size="10pt" fo:language="fr" fo:country="FR" fo:font-style="normal" style:text-underline-style="none" fo:font-weight="normal" style:font-size-asian="10pt" style:font-style-asian="normal" style:font-weight-asian="normal"/>
    </style:style>
    <style:style style:name="P91" style:family="paragraph" style:parent-style-name="Standard">
      <style:paragraph-properties fo:margin-left="0.316cm" fo:margin-right="0cm" fo:text-indent="-0.318cm" style:auto-text-indent="false"/>
    </style:style>
    <style:style style:name="P92" style:family="paragraph" style:parent-style-name="Standard">
      <style:paragraph-properties fo:margin-left="0.316cm" fo:margin-right="0cm" fo:text-indent="-0.319cm" style:auto-text-indent="false"/>
    </style:style>
    <style:style style:name="P93" style:family="paragraph" style:parent-style-name="Standard">
      <style:paragraph-properties fo:margin-left="0.448cm" fo:margin-right="0cm" fo:text-indent="-0.187cm" style:auto-text-indent="false"/>
    </style:style>
    <style:style style:name="P94" style:family="paragraph" style:parent-style-name="Standard" style:list-style-name="WWNum2">
      <style:paragraph-properties fo:margin-left="1.884cm" fo:margin-right="0cm" fo:text-indent="-0.635cm" style:auto-text-indent="false">
        <style:tab-stops>
          <style:tab-stop style:position="1.884cm"/>
        </style:tab-stops>
      </style:paragraph-properties>
    </style:style>
    <style:style style:name="P95" style:family="paragraph" style:parent-style-name="Standard" style:list-style-name="WWNum1">
      <style:paragraph-properties fo:margin-left="1.884cm" fo:margin-right="0cm" fo:text-indent="-0.635cm" style:auto-text-indent="false">
        <style:tab-stops>
          <style:tab-stop style:position="1.884cm"/>
        </style:tab-stops>
      </style:paragraph-properties>
    </style:style>
    <style:style style:name="P96" style:family="paragraph" style:parent-style-name="Standard" style:list-style-name="WWNum2">
      <style:paragraph-properties fo:margin-left="0.635cm" fo:margin-right="0cm" fo:text-indent="-0.635cm" style:auto-text-indent="false">
        <style:tab-stops>
          <style:tab-stop style:position="0.635cm"/>
          <style:tab-stop style:position="1.251cm"/>
        </style:tab-stops>
      </style:paragraph-properties>
    </style:style>
    <style:style style:name="P97" style:family="paragraph" style:parent-style-name="Standard" style:list-style-name="WWNum2">
      <style:paragraph-properties fo:margin-left="0.635cm" fo:margin-right="0cm" fo:text-indent="-0.635cm" style:auto-text-indent="false">
        <style:tab-stops>
          <style:tab-stop style:position="0.635cm"/>
          <style:tab-stop style:position="1.251cm"/>
          <style:tab-stop style:position="10.19cm"/>
        </style:tab-stops>
      </style:paragraph-properties>
    </style:style>
    <style:style style:name="P98" style:family="paragraph" style:parent-style-name="Standard">
      <style:paragraph-properties fo:margin-left="0.635cm" fo:margin-right="0cm" fo:text-indent="-0.635cm" style:auto-text-indent="false">
        <style:tab-stops>
          <style:tab-stop style:position="0.485cm"/>
          <style:tab-stop style:position="1.251cm"/>
          <style:tab-stop style:position="10.19cm"/>
        </style:tab-stops>
      </style:paragraph-properties>
    </style:style>
    <style:style style:name="P99" style:family="paragraph" style:parent-style-name="Standard">
      <style:paragraph-properties fo:margin-left="0.635cm" fo:margin-right="0cm" fo:text-indent="-0.635cm" style:auto-text-indent="false">
        <style:tab-stops>
          <style:tab-stop style:position="0.635cm"/>
          <style:tab-stop style:position="1.251cm"/>
          <style:tab-stop style:position="4.874cm"/>
        </style:tab-stops>
      </style:paragraph-properties>
    </style:style>
    <style:style style:name="P100" style:family="paragraph" style:parent-style-name="Standard" style:list-style-name="WWNum1">
      <style:paragraph-properties fo:margin-left="0.635cm" fo:margin-right="0cm" fo:text-indent="-0.635cm" style:auto-text-indent="false">
        <style:tab-stops>
          <style:tab-stop style:position="0.635cm"/>
        </style:tab-stops>
      </style:paragraph-properties>
    </style:style>
    <style:style style:name="P101" style:family="paragraph" style:parent-style-name="Standard">
      <style:paragraph-properties fo:margin-left="5.001cm" fo:margin-right="0cm" fo:text-indent="-0.635cm" style:auto-text-indent="false">
        <style:tab-stops>
          <style:tab-stop style:position="1.251cm"/>
        </style:tab-stops>
      </style:paragraph-properties>
    </style:style>
    <style:style style:name="P102" style:family="paragraph" style:parent-style-name="Standard" style:list-style-name="WWNum2">
      <style:paragraph-properties fo:margin-left="0.751cm" fo:margin-right="0cm" fo:text-indent="-0.635cm" style:auto-text-indent="false">
        <style:tab-stops>
          <style:tab-stop style:position="0.635cm"/>
          <style:tab-stop style:position="0.751cm"/>
          <style:tab-stop style:position="1.251cm"/>
        </style:tab-stops>
      </style:paragraph-properties>
    </style:style>
    <style:style style:name="P103" style:family="paragraph" style:parent-style-name="Standard">
      <style:paragraph-properties fo:keep-with-next="always"/>
    </style:style>
    <style:style style:name="P104" style:family="paragraph" style:parent-style-name="Standard">
      <style:paragraph-properties fo:margin-left="0.318cm" fo:margin-right="0cm" fo:text-indent="0.931cm" style:auto-text-indent="false"/>
    </style:style>
    <style:style style:name="P105" style:family="paragraph" style:parent-style-name="Standard" style:list-style-name="WWNum2">
      <style:paragraph-properties fo:margin-left="5.63cm" fo:margin-right="0cm" fo:text-indent="-0.635cm" style:auto-text-indent="false">
        <style:tab-stops>
          <style:tab-stop style:position="5.63cm"/>
        </style:tab-stops>
      </style:paragraph-properties>
    </style:style>
    <style:style style:name="P106" style:family="paragraph" style:parent-style-name="Standard" style:master-page-name="Standard">
      <style:paragraph-properties fo:text-align="center" style:justify-single-word="false" style:page-number="auto" fo:padding-left="0.141cm" fo:padding-right="0.141cm" fo:padding-top="0.035cm" fo:padding-bottom="0.035cm" fo:border="0.74pt solid #000001"/>
    </style:style>
    <style:style style:name="T1" style:family="text">
      <style:text-properties fo:color="#00007f" style:font-name="Comic Sans MS1" fo:font-size="14pt" fo:language="fr" fo:country="FR" fo:font-style="italic" fo:font-weight="bold" style:font-size-asian="14pt" style:font-style-asian="italic" style:font-weight-asian="bold"/>
    </style:style>
    <style:style style:name="T2" style:family="text">
      <style:text-properties fo:color="#00007f" style:font-name="Comic Sans MS1" fo:font-size="14pt" fo:language="fr" fo:country="FR" fo:font-style="italic" style:text-underline-style="none" fo:font-weight="bold" style:font-size-asian="14pt" style:font-style-asian="italic" style:font-weight-asian="bold"/>
    </style:style>
    <style:style style:name="T3" style:family="text">
      <style:text-properties fo:color="#00007f" style:font-name="Comic Sans MS1" fo:font-size="10pt" fo:language="fr" fo:country="FR" fo:font-style="normal" style:text-underline-style="none" fo:font-weight="normal" style:font-size-asian="10pt" style:font-style-asian="normal" style:font-weight-asian="normal"/>
    </style:style>
    <style:style style:name="T4" style:family="text">
      <style:text-properties fo:color="#00007f" style:text-position="super 58%" style:font-name="Comic Sans MS1" fo:font-size="10pt" fo:language="fr" fo:country="FR" fo:font-style="normal" style:text-underline-style="none" fo:font-weight="normal" style:font-size-asian="10pt" style:font-style-asian="normal" style:font-weight-asian="normal"/>
    </style:style>
    <style:style style:name="T5" style:family="text">
      <style:text-properties fo:language="fr" fo:country="FR"/>
    </style:style>
    <style:style style:name="T6" style:family="text">
      <style:text-properties fo:color="#000000" style:font-name="Comic Sans MS1" fo:font-size="11pt" fo:language="fr" fo:country="FR" fo:font-style="normal" style:text-underline-style="solid" style:text-underline-width="auto" style:text-underline-color="font-color" fo:font-weight="bold" style:font-size-asian="11pt" style:font-style-asian="normal" style:font-weight-asian="bold"/>
    </style:style>
    <style:style style:name="T7" style:family="text">
      <style:text-properties fo:color="#000000" style:font-name="Comic Sans MS1" fo:font-size="10pt" fo:language="fr" fo:country="FR" fo:font-style="normal" style:text-underline-style="none" fo:font-weight="normal" style:font-size-asian="10pt" style:font-style-asian="normal" style:font-weight-asian="normal"/>
    </style:style>
    <style:style style:name="T8" style:family="text">
      <style:text-properties fo:color="#000000" style:font-name="Comic Sans MS1" fo:font-size="10pt" fo:language="fr" fo:country="FR" fo:font-style="normal" style:text-underline-style="none" fo:font-weight="bold" style:font-size-asian="10pt" style:font-style-asian="normal" style:font-weight-asian="bold"/>
    </style:style>
    <style:style style:name="T9" style:family="text">
      <style:text-properties fo:color="#000000" style:font-name="Comic Sans MS1" fo:font-size="10pt" fo:language="fr" fo:country="FR" fo:font-style="normal" style:text-underline-style="solid" style:text-underline-width="auto" style:text-underline-color="font-color" fo:font-weight="normal" style:font-size-asian="10pt" style:font-style-asian="normal" style:font-weight-asian="normal"/>
    </style:style>
    <style:style style:name="T10" style:family="text">
      <style:text-properties fo:color="#000000" style:font-name="Comic Sans MS1" fo:font-size="10pt" fo:language="fr" fo:country="FR" fo:font-style="normal" style:text-underline-style="solid" style:text-underline-width="auto" style:text-underline-color="font-color" fo:font-weight="bold" style:font-size-asian="10pt" style:font-style-asian="normal" style:font-weight-asian="bold"/>
    </style:style>
    <style:style style:name="T11" style:family="text">
      <style:text-properties fo:color="#000000" style:font-name="Comic Sans MS1" fo:font-size="10pt" fo:language="fr" fo:country="FR" fo:font-style="italic" style:text-underline-style="solid" style:text-underline-width="auto" style:text-underline-color="font-color" fo:font-weight="normal" style:font-size-asian="10pt" style:font-style-asian="italic" style:font-weight-asian="normal"/>
    </style:style>
    <style:style style:name="T12" style:family="text">
      <style:text-properties fo:color="#000000" style:font-name="Comic Sans MS1" fo:font-size="10pt" fo:language="fr" fo:country="FR" fo:font-style="italic" style:text-underline-style="none" fo:font-weight="normal" style:font-size-asian="10pt" style:font-style-asian="italic" style:font-weight-asian="normal"/>
    </style:style>
    <style:style style:name="T13" style:family="text">
      <style:text-properties fo:color="#000000" style:font-name="Comic Sans MS1" fo:font-size="10pt" fo:language="de" fo:country="DE" fo:font-style="normal" style:text-underline-style="none" fo:font-weight="normal" style:font-size-asian="10pt" style:font-style-asian="normal" style:font-weight-asian="normal"/>
    </style:style>
    <style:style style:name="T14" style:family="text">
      <style:text-properties fo:color="#000000" style:font-name="Wingdings1" fo:font-size="10pt" fo:language="fr" fo:country="FR" fo:font-style="normal" style:text-underline-style="none" fo:font-weight="normal" style:font-size-asian="10pt" style:font-style-asian="normal" style:font-weight-asian="normal"/>
    </style:style>
    <style:style style:name="T15" style:family="text">
      <style:text-properties fo:color="#000000" style:font-name="Wingdings1" fo:font-size="10pt" fo:language="fr" fo:country="FR" fo:font-style="italic" style:text-underline-style="none" fo:font-weight="normal" style:font-size-asian="10pt" style:font-style-asian="italic" style:font-weight-asian="normal"/>
    </style:style>
    <style:style style:name="T16" style:family="text">
      <style:text-properties fo:color="#000000" style:text-position="super 58%" style:font-name="Comic Sans MS1" fo:font-size="10pt" fo:language="fr" fo:country="FR" fo:font-style="normal" style:text-underline-style="none" fo:font-weight="normal" style:font-size-asian="10pt" style:font-style-asian="normal" style:font-weight-asian="normal"/>
    </style:style>
    <style:style style:name="T17" style:family="text">
      <style:text-properties fo:color="#000000" style:font-name="Times New Roman1" fo:font-size="10pt" fo:language="fr" fo:country="FR" fo:font-style="normal" style:text-underline-style="none" fo:font-weight="normal" style:font-size-asian="10pt" style:font-style-asian="normal" style:font-weight-asian="normal"/>
    </style:style>
    <style:style style:name="T18" style:family="text">
      <style:text-properties fo:color="#000000" style:font-name="Courier New1" fo:font-size="10pt" fo:language="fr" fo:country="FR" fo:font-style="normal" style:text-underline-style="none" fo:font-weight="normal" style:font-size-asian="10pt" style:font-style-asian="normal" style:font-weight-asian="normal"/>
    </style:style>
    <style:style style:name="T19" style:family="text">
      <style:text-properties fo:color="#000000" style:font-name="Symbol1" fo:font-size="10pt" fo:language="fr" fo:country="FR" fo:font-style="normal" style:text-underline-style="none" fo:font-weight="normal" style:font-size-asian="10pt" style:font-style-asian="normal" style:font-weight-asian="normal"/>
    </style:style>
    <style:style style:name="T20" style:family="text">
      <style:text-properties fo:color="#007f00" style:font-name="Comic Sans MS1" fo:font-size="10pt" fo:language="fr" fo:country="FR" fo:font-style="normal" style:text-underline-style="solid" style:text-underline-width="auto" style:text-underline-color="font-color" fo:font-weight="normal" style:font-size-asian="10pt" style:font-style-asian="normal" style:font-weight-asian="normal"/>
    </style:style>
    <style:style style:name="T21" style:family="text">
      <style:text-properties fo:color="#007f00" style:font-name="Comic Sans MS1" fo:font-size="10pt" fo:language="fr" fo:country="FR" fo:font-style="normal" style:text-underline-style="none" fo:font-weight="normal" style:font-size-asian="10pt" style:font-style-asian="normal" style:font-weight-asian="normal"/>
    </style:style>
    <style:style style:name="T22" style:family="text">
      <style:text-properties fo:color="#007f00" style:font-name="Wingdings1" fo:font-size="10pt" fo:language="fr" fo:country="FR" fo:font-style="normal" style:text-underline-style="none" fo:font-weight="normal" style:font-size-asian="10pt" style:font-style-asian="normal" style:font-weight-asian="normal"/>
    </style:style>
    <style:style style:name="T23" style:family="text">
      <style:text-properties fo:color="#007f00" style:font-name="Symbol1" fo:font-size="10pt" fo:language="fr" fo:country="FR" fo:font-style="normal" style:text-underline-style="none" fo:font-weight="normal" style:font-size-asian="10pt" style:font-style-asian="normal" style:font-weight-asian="normal"/>
    </style:style>
    <style:style style:name="T24" style:family="text">
      <style:text-properties fo:color="#7f007f" style:font-name="Comic Sans MS1" fo:font-size="10pt" fo:language="fr" fo:country="FR" fo:font-style="normal" style:text-underline-style="none" fo:font-weight="normal" style:font-size-asian="10pt" style:font-style-asian="normal" style:font-weight-asian="normal"/>
    </style:style>
    <style:style style:name="T25" style:family="text">
      <style:text-properties fo:language="de" fo:country="DE"/>
    </style:style>
    <style:style style:name="T26" style:family="text">
      <style:text-properties fo:color="#7f7f7f" style:font-name="Comic Sans MS1" fo:font-size="14pt" fo:language="fr" fo:country="FR" fo:font-style="italic" style:text-underline-style="none" fo:font-weight="bold" style:font-size-asian="14pt"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CHAP 2. LES SOURCES DU DROIT SOCIAL</text:span></text:p>
      <text:p text:style-name="Standard"/>
      <text:p text:style-name="Standard"><text:span text:style-name="T6">A- les sources internationales</text:span></text:p>
      <text:p text:style-name="Standard"/>
      <text:p text:style-name="Standard"><text:span text:style-name="T7"><text:tab/></text:span><text:span text:style-name="T8">1- les conventions de l’OIT</text:span></text:p>
      <text:p text:style-name="Standard"/>
      <text:p text:style-name="Standard"><text:span text:style-name="T7">Spécialisé dans les problèmes du travail</text:span></text:p>
      <text:p text:style-name="Standard"><text:span text:style-name="T7">Instituée à la fin de la Première Guerre Mondiale par la société des Nations</text:span></text:p>
      <text:p text:style-name="Standard"/>
      <text:p text:style-name="Standard"><text:span text:style-name="T7">Fonctions du droit international :</text:span></text:p>
      <text:p text:style-name="Standard"><text:span text:style-name="T7">- élaborer un droit ministériel : faire en sorte que tout le monde applique les mêmes règles</text:span></text:p>
      <text:p text:style-name="Standard"><text:span text:style-name="T7">Désignation par des règles de conflits de lois, de la loi nationale applicable</text:span></text:p>
      <text:p text:style-name="Standard"/>
      <text:p text:style-name="Standard"><text:span text:style-name="T7">L’OIT comprend :</text:span></text:p>
      <text:p text:style-name="P25"><text:span text:style-name="T7">- une Conférence Générale composée de délégations tripartites :</text:span></text:p>
      <text:p text:style-name="Standard"><text:span text:style-name="T7"><text:tab/><text:tab/>- représentants des gouvernements des Etats</text:span></text:p>
      <text:p text:style-name="P28"><text:span text:style-name="T7">- Représentants des syndicats</text:span></text:p>
      <text:p text:style-name="P28"><text:span text:style-name="T7">- Représentants des employeurs</text:span></text:p>
      <text:p text:style-name="Standard"><text:span text:style-name="T7"><text:tab/>L’OIT élabore des conventions internationales. Une fois ratifiée par la conférence générale, elles sont soumises à ratification éventuelle par les Etats membres de l’OIT. Une fois ratifiée par l’OIT, elles deviennent d’application obligatoire et font parties de la loi interne. Elles priment sur le droit national. Elles portent sur des problèmes généraux.</text:span></text:p>
      <text:p text:style-name="Standard"/>
      <text:p text:style-name="Standard"><text:span text:style-name="T7"><text:tab/>- le BIT est chargé de statistiques, rapports, … sur la situation des salariés dans le monde (plus observation et dénonciation)</text:span></text:p>
      <text:p text:style-name="Standard"/>
      <text:p text:style-name="Standard"><text:span text:style-name="T7"><text:tab/></text:span><text:span text:style-name="T8">2- conventions réglant les conflits de lois et de juridiction</text:span></text:p>
      <text:p text:style-name="Standard"/>
      <text:p text:style-name="Standard"><text:span text:style-name="T7">De nombreux contrats sont internationaux et posent le problème de juridictions.</text:span></text:p>
      <text:p text:style-name="Standard"/>
      <text:p text:style-name="P30"><text:span text:style-name="T7"><text:tab/><text:tab/></text:span><text:span text:style-name="T3">a) les conflits de juridiction</text:span></text:p>
      <text:p text:style-name="P30"/>
      <text:p text:style-name="P30"><text:span text:style-name="T7">Règlement européen 44-2001 :</text:span></text:p>
      <text:p text:style-name="P30"><text:span text:style-name="T7">- si l’employeur est le demandeur, il ne peut agir que devant les tribunaux où le salarié est domicilié</text:span></text:p>
      <text:p text:style-name="P30"><text:span text:style-name="T7">- si c’est le salarié qui est demandeur, il a le choix entre les tribunaux de l’Etat où l’employeur a son domicile ou ceux de l’Etat où le travail s’exécute de manière habituelle.</text:span></text:p>
      <text:p text:style-name="P30"/>
      <text:p text:style-name="P30"><text:span text:style-name="T7"><text:tab/><text:tab/></text:span><text:span text:style-name="T3">b) les conflits de lois</text:span></text:p>
      <text:p text:style-name="P30"/>
      <text:p text:style-name="P30"><text:span text:style-name="T7">La convention de Bruxelles de 1968 et la convention de Rome en 1980 apportent des éléments de réponse.</text:span></text:p>
      <text:p text:style-name="P30"><text:span text:style-name="T7">La convention de Rome, précisée par la directive européenne du 16/12/96, pose comme principe le </text:span></text:p>
      <text:p text:style-name="P30"><text:span text:style-name="T7">conséquences de priver le travailleur de la protection que lui assurent les dispositions impératives de la loi qui lui serait applicable à défaut de choix, c'est-à-dire la loi du pays où le contrat de travail s’est exécuté.</text:span></text:p>
      <text:p text:style-name="Standard"/>
      <text:p text:style-name="Standard"/>
      <text:p text:style-name="P25"><text:soft-page-break/><text:span text:style-name="T7">La Convention européenne des droits de l’homme et des libertés fondamentales (CEDH) et la Charte Sociale sont des textes élaborés par le Conseil de l’Europe en 1950 et en 1961. Ils peuvent être invoqués dans les litiges relatifs aux relations du travail devant les juridictions nationales. C’est la Cour Européenne des Droits de l’Homme qui veille à l’application des textes.</text:span></text:p>
      <text:p text:style-name="Standard"/>
      <text:p text:style-name="Standard"><text:span text:style-name="T6">B- le droit communautaire</text:span></text:p>
      <text:p text:style-name="Standard"/>
      <text:p text:style-name="Standard"><text:span text:style-name="T7">Constitué des différents traités qui ont institués l’ordre juridique communautaire :</text:span></text:p>
      <text:p text:style-name="Standard"><text:span text:style-name="T7">1957 : Traité de Rome</text:span></text:p>
      <text:p text:style-name="Standard"><text:span text:style-name="T7">1992 : traité de Maastricht</text:span></text:p>
      <text:p text:style-name="Standard"><text:span text:style-name="T7">1997 : traité d’Amsterdam</text:span></text:p>
      <text:p text:style-name="Standard"><text:span text:style-name="T7">2000 : traité de Nice</text:span></text:p>
      <text:p text:style-name="Standard"><text:span text:style-name="T7">Cet ordre juridique est à la source du droit qui s’impose aux Etats membres</text:span></text:p>
      <text:p text:style-name="Standard"/>
      <text:p text:style-name="P31"><text:span text:style-name="T8"><text:tab/>1- Les règlements</text:span></text:p>
      <text:p text:style-name="P31"/>
      <text:p text:style-name="P31"><text:span text:style-name="T7">Application directe dans l’ordre juridique interne des Etats</text:span></text:p>
      <text:p text:style-name="P31"><text:span text:style-name="T7">Obligatoire dans son contenu. Il a primauté dans le droit interne</text:span></text:p>
      <text:p text:style-name="P31"><text:span text:style-name="T7">Portée générale : il s’adresse à une catégorie de personnes</text:span></text:p>
      <text:p text:style-name="P31"><text:span text:style-name="T7"><text:tab/>Le règlement de base fixe les règles de portée générale</text:span></text:p>
      <text:p text:style-name="P31"><text:span text:style-name="T7"><text:tab/>Le règlement d’exécution vient en exécution du règlement de base.</text:span></text:p>
      <text:p text:style-name="P31"><text:span text:style-name="T7">C’est la commission européenne qui propose, c’est le conseil des ministres qui décide</text:span></text:p>
      <text:p text:style-name="P31"/>
      <text:p text:style-name="P31"><text:span text:style-name="T8"><text:tab/>2- les directives</text:span></text:p>
      <text:p text:style-name="P31"/>
      <text:p text:style-name="P31"><text:span text:style-name="T7">Règles qui émanent du conseil des ministres, qui imposent un objectif à atteindre aux Etats membres en les laissant maîtres des moyens à mettre en œuvre pour y parvenir. Elles sont d’application obligatoire dans les résultats à atteindre. Elles créent des droits pour les particuliers.</text:span></text:p>
      <text:p text:style-name="Standard"/>
      <text:p text:style-name="Standard"><text:span text:style-name="T8"><text:tab/>3- les décisions</text:span></text:p>
      <text:p text:style-name="Standard"/>
      <text:p text:style-name="Standard"><text:span text:style-name="T7">Actes de portée individuelle. Toutes leurs dispositions sont obligatoires et directement applicables aux destinataires qu’elles désignent (particuliers, PM, Etats membres).</text:span></text:p>
      <text:p text:style-name="Standard"/>
      <text:p text:style-name="Standard"><text:span text:style-name="T8"><text:tab/>4- avis et recommandations</text:span></text:p>
      <text:p text:style-name="Standard"/>
      <text:p text:style-name="Standard"><text:span text:style-name="T7">Décisions dont le contenu n’est pas obligatoire.</text:span></text:p>
      <text:p text:style-name="Standard"/>
      <text:p text:style-name="Standard"><text:span text:style-name="T8"><text:tab/>5- jurisprudence de la CJCE</text:span></text:p>
      <text:p text:style-name="Standard"/>
      <text:p text:style-name="Standard"><text:span text:style-name="T7">Ensemble des décisions rendues par les tribunaux sur des questions de droit. La jurisprudence en droit social est extrêmement importante. Son rôle est de veiller à l’application du droit communautaire.</text:span></text:p>
      <text:p text:style-name="Standard"/>
      <text:p text:style-name="Standard"/>
      <text:p text:style-name="Standard"/>
      <text:p text:style-name="Standard"/>
      <text:p text:style-name="Standard"/>
      <text:p text:style-name="Standard"><text:soft-page-break/></text:p>
      <text:p text:style-name="Standard"><text:span text:style-name="T6">C- Les sources nationales</text:span></text:p>
      <text:p text:style-name="Standard"/>
      <text:p text:style-name="Standard"><text:span text:style-name="T8"><text:tab/>1- la constitution</text:span></text:p>
      <text:p text:style-name="P25"><text:span text:style-name="T7">C’est la loi fondamentale de la Nation. Elle fixe la démarcation entre le domaine de la loi et de la réglementation. On trouve les grands principes généraux dans le préambule de la Constitution. On y trouve un certain nombre de principe du travail :</text:span></text:p>
      <text:p text:style-name="Standard"><text:span text:style-name="T7">- principe de devoir travailler et d’obtenir un emploi (création de l’ASSEDIC et de l’ANPE)</text:span></text:p>
      <text:p text:style-name="Standard"><text:span text:style-name="T7">- droit syndical : le droit de défendre ses droits par l’action syndicale et d’adhérer au syndicat de son choix</text:span></text:p>
      <text:p text:style-name="Standard"><text:span text:style-name="T7">- droit à la négociation collective et à la participation</text:span></text:p>
      <text:p text:style-name="Standard"><text:span text:style-name="T7">- droit de grève</text:span></text:p>
      <text:p text:style-name="Standard"><text:span text:style-name="T7">- …</text:span></text:p>
      <text:p text:style-name="Standard"/>
      <text:p text:style-name="Standard"><text:span text:style-name="T7">Articles 34 et 37 de la constitution se partagent le domaine d’intervention :</text:span></text:p>
      <text:p text:style-name="Standard"><text:span text:style-name="T7">- l’article 34 fixe les droits du législateur : fixer les principes fondamentaux du droit du travail, du droit social et du droit syndical</text:span></text:p>
      <text:p text:style-name="Standard"><text:span text:style-name="T7">- l’article 37 précise que toutes les autres matières sont du domaine règlementaire (du pouvoir du gouvernement)</text:span></text:p>
      <text:p text:style-name="Standard"/>
      <text:p text:style-name="Standard"><text:span text:style-name="T8"><text:tab/>2- lois et règlements</text:span></text:p>
      <text:p text:style-name="Standard"/>
      <text:p text:style-name="Standard"><text:span text:style-name="T7">A loi est votée par le Parlement. Deux types de règlements :</text:span></text:p>
      <text:p text:style-name="Standard"><text:span text:style-name="T7">- les règlements autonomes : toutes les matières autres que celles de l’article 34</text:span></text:p>
      <text:p text:style-name="Standard"><text:span text:style-name="T7">- les règlements d’application</text:span></text:p>
      <text:p text:style-name="Standard"><text:span text:style-name="T7"><text:tab/>&gt; Les décrets en conseil d’Etat : ils nécessitent la consultation du conseil d’Etat. Ils sont considérés comme supérieurs aux décrets simples</text:span></text:p>
      <text:p text:style-name="Standard"><text:span text:style-name="T7"><text:tab/>&gt; Les décrets simples</text:span></text:p>
      <text:p text:style-name="Standard"/>
      <text:p text:style-name="Standard"><text:span text:style-name="T8"><text:tab/>3- les ordonnances</text:span></text:p>
      <text:p text:style-name="Standard"/>
      <text:p text:style-name="Standard"><text:span text:style-name="T7">Pour exécuter son programme, le gouvernement peut demander au Parlement l’autorisation de prendre des ordonnances pendant une durée limitée pour des mesures qui sont normalement du domaine législatif. L’ordonnance n’aura valeur de loi que si elle est ratifiée par le Parlement, sinon, elle a valeur de règlement.</text:span></text:p>
      <text:p text:style-name="Standard"/>
      <text:p text:style-name="Standard"><text:span text:style-name="T8"><text:tab/>4- les arrêtés et circulaires</text:span></text:p>
      <text:p text:style-name="Standard"/>
      <text:p text:style-name="Standard"><text:span text:style-name="T7">Arrêts = dispositions prises par les ministres dans le cadre de leurs attributions</text:span></text:p>
      <text:p text:style-name="Standard"><text:span text:style-name="T7">Circulaires = mesures administratives d’ordre général, d’ordre intérieur et qui sont destinées aux fonctionnaires afin de guider l’Administration dans l’application des lois et règlements</text:span></text:p>
      <text:p text:style-name="Standard"/>
      <text:p text:style-name="Standard"><text:span text:style-name="T8"><text:tab/>5- le code du Travail</text:span></text:p>
      <text:p text:style-name="Standard"/>
      <text:p text:style-name="Standard"><text:span text:style-name="T7">La plupart des lois et décrets intervenus en droit du travail est regroupée dans le Code du Travail. Le code du Travail actuel date de 1973.</text:span></text:p>
      <text:p text:style-name="Standard"><text:span text:style-name="T7">Ex : la loi sur la mensualisation : certaines dérogations à différents métiers ne figurent pas dans le Code du Travail</text:span></text:p>
      <text:p text:style-name="Standard"/>
      <text:p text:style-name="Standard"><text:span text:style-name="T8"><text:tab/>6- la jurisprudence</text:span></text:p>
      <text:p text:style-name="Standard"><text:soft-page-break/></text:p>
      <text:p text:style-name="Standard"><text:span text:style-name="T7">Grande importance en France (cour de cassation)</text:span></text:p>
      <text:p text:style-name="Standard"><text:span text:style-name="T6">D- les sources professionnelles</text:span></text:p>
      <text:p text:style-name="Standard"/>
      <text:p text:style-name="Standard"><text:span text:style-name="T8"><text:tab/>1- le droit à la négociation collective</text:span></text:p>
      <text:p text:style-name="Standard"/>
      <text:p text:style-name="P31"><text:span text:style-name="T7">Il est inscrit dans le préambule de la Constitution de 1946. Les lois Auroux du 15/1/82 ont un double objectif :</text:span></text:p>
      <text:p text:style-name="P31"><text:span text:style-name="T7">- la négociation collective doit devenir la règle normale de la vie professionnelle <text:s/>au sein des branches d’activité et des entreprises</text:span></text:p>
      <text:p text:style-name="P31"><text:span text:style-name="T7">- tous les salariés doivent être couverts par une convention collective</text:span></text:p>
      <text:p text:style-name="Standard"/>
      <text:p text:style-name="Standard"><text:span text:style-name="T7">Textes négociables :</text:span></text:p>
      <text:p text:style-name="Standard"><text:span text:style-name="T7"><text:tab/>- la convention collective : vocation à traiter de l’ensemble des conditions d’emploi, de travail, de garanties sociales et de la formation professionnelle des salariés (ex : BTP)</text:span></text:p>
      <text:p text:style-name="Standard"><text:span text:style-name="T7"><text:tab/>- l’accord collectif ne traite que d’un ou plusieurs sujets déterminés dans cet ensemble. (Ex : l’accord sur les 35h dans le secteur du BTP)</text:span></text:p>
      <text:p text:style-name="Standard"><text:span text:style-name="T7">Pour faire évoluer ces textes, on va utiliser des avenants pour modifier, réviser, compléter, …</text:span></text:p>
      <text:p text:style-name="Standard"><text:span text:style-name="T7">Le champ d’application varie soit au niveau :</text:span></text:p>
      <text:p text:style-name="Standard"><text:span text:style-name="T7">- Géographique : Les conventions et accords peuvent s’appliquer au niveau national, régional, départemental ou local, ou au sein d’un groupe, d’une entreprise, ou d’un établissement de l’entreprise.</text:span></text:p>
      <text:p text:style-name="Standard"><text:span text:style-name="T7">- Professionnel : Le champ de la négociation est défini en terme d’activité économique. On peut avoir une négociation interprofessionnelle qui va couvrir l’ensemble des branches d’activité.</text:span></text:p>
      <text:p text:style-name="Standard"/>
      <text:p text:style-name="Standard"><text:span text:style-name="T7"><text:tab/></text:span><text:span text:style-name="T8">2- dispositions communes aux accords et conventions collectives</text:span></text:p>
      <text:p text:style-name="Standard"/>
      <text:p text:style-name="Standard"><text:span text:style-name="T7"><text:tab/></text:span><text:span text:style-name="T3"><text:tab/>a) négociation, conclusion et accord en vigueur</text:span></text:p>
      <text:p text:style-name="Standard"/>
      <text:p text:style-name="Standard"><text:span text:style-name="T7">Qui négocie ? <text:tab/>– représentants des syndicats des salariés</text:span></text:p>
      <text:p text:style-name="P32"><text:span text:style-name="T7">- représentants des employeurs</text:span></text:p>
      <text:p text:style-name="Standard"/>
      <text:p text:style-name="P33"><text:span text:style-name="T7">Les conventions et accords peuvent être négociés et conclus par les organisations représentatives (CFDT, CFTC, FO, CGT, CGE-CGC). Pour être déclarés représentatifs, un syndicat doit répondre à 5 critères :</text:span></text:p>
      <text:list xml:id="list1387072031" text:style-name="WWNum2">
        <text:list-item>
          <text:p text:style-name="P36"><text:span text:style-name="T7">critère d’effectif</text:span></text:p>
        </text:list-item>
        <text:list-item>
          <text:p text:style-name="P36"><text:span text:style-name="T7">critère d’indépendance</text:span></text:p>
        </text:list-item>
        <text:list-item>
          <text:p text:style-name="P36"><text:span text:style-name="T7">critère de cotisation régulière</text:span></text:p>
        </text:list-item>
        <text:list-item>
          <text:p text:style-name="P36"><text:span text:style-name="T7">critère d’ancienneté</text:span></text:p>
        </text:list-item>
        <text:list-item>
          <text:p text:style-name="P36"><text:span text:style-name="T7">critère d’expérience</text:span></text:p>
        </text:list-item>
      </text:list>
      <text:p text:style-name="P33"><text:span text:style-name="T7">Les syndicats qui peuvent être affiliés à ces organisations sont reconnus représentatifs, mais uniquement dans leur champ sectoriel, géographique, catégoriel.</text:span></text:p>
      <text:p text:style-name="Standard"><text:span text:style-name="T7">Les syndicats non affiliés à ces organisations peuvent négocier collectivement, mais dès lors que leur représentativité est contestée, ils doivent en apporter la preuve suivant les 5 critères précédents. Dans les entreprises qui sont dépourvues de délégués syndicaux, les représentants du personnel, ou bien un salarié mandaté (=salarié volontaire ou désigné, qui est mandaté par l’un des 5 syndicats pour négocier), vont pouvoir négocier les accords collectifs.</text:span></text:p>
      <text:p text:style-name="Standard"/>
      <text:p text:style-name="P25"><text:soft-page-break/><text:span text:style-name="T7">L’entrée en vigueur des conventions et accords collectifs répond à des conditions de majorité qui vont être différentes selon le niveau de négociation :</text:span></text:p>
      <text:p text:style-name="P25"/>
      <text:list xml:id="list1498485329" text:continue-numbering="true" text:style-name="WWNum2">
        <text:list-item>
          <text:p text:style-name="P37"><text:span text:style-name="T7">au niveau interprofessionnel : subordonné à l’absence d’oppositions dans la majorité des organisations syndicales représentatives de champ d’application de l’accord</text:span></text:p>
        </text:list-item>
        <text:list-item>
          <text:p text:style-name="P37"><text:span text:style-name="T7">au niveau des accords de branche : un accord de branche étendu et non frappé d‘opposition peut prévoir une majorité d’engagement. Dans ce cas, la validité de l’accord est subordonnée à la signature d’une ou des organisations représentants une majorité des salariés de la branche. A défaut, la règle de l’absence d’opposition s’applique</text:span></text:p>
        </text:list-item>
        <text:list-item>
          <text:p text:style-name="P37"><text:span text:style-name="T7">au niveau des accords d’entreprises ou d’établissement : la convention ou l’accord de branche étendu fixe les conditions entre deux modalités :</text:span></text:p>
        </text:list-item>
      </text:list>
      <text:p text:style-name="Standard"/>
      <text:p text:style-name="P39"><text:span text:style-name="T14">§<text:tab/></text:span><text:span text:style-name="T7">le principe majoritaire</text:span></text:p>
      <text:p text:style-name="P39"><text:span text:style-name="T14">§<text:tab/></text:span><text:span text:style-name="T7">l’absence d’opposition</text:span></text:p>
      <text:p text:style-name="Standard"/>
      <text:p text:style-name="P28"><text:span text:style-name="T3">b) les conditions de formes et de publicité</text:span></text:p>
      <text:p text:style-name="Standard"/>
      <text:p text:style-name="P25"><text:span text:style-name="T7">Les accords sont obligatoirement écrits et signés par les parties, sinon, ils ont nuls</text:span></text:p>
      <text:p text:style-name="Standard"><text:span text:style-name="T7">Dépôt en 5 exemplaires à la Direction Départementale du Travail, de l’Emploi, et de la Formation Professionnelle du lieu où ils ont été conclus</text:span></text:p>
      <text:p text:style-name="Standard"><text:span text:style-name="T7">Dépôt d’un exemplaire au conseil de Prud’homme de ce même lieu</text:span></text:p>
      <text:p text:style-name="Standard"><text:span text:style-name="T7">Les accords de branche doivent définir les conditions d’information des salariés et des représentants du personnel sur le droit conventionnel applicable dans l’entreprise.</text:span></text:p>
      <text:p text:style-name="Standard"/>
      <text:p text:style-name="P28"><text:span text:style-name="T3">c) contenu</text:span></text:p>
      <text:p text:style-name="Standard"/>
      <text:p text:style-name="P25"><text:span text:style-name="T7">Ils ont vocation à traiter des conditions d’emploi, de travail, de garanties sociales et de formation professionnelles. 3 types de clauses sont obligatoires :</text:span></text:p>
      <text:p text:style-name="Standard"><text:span text:style-name="T7">- détermination du champ territorial et professionnel</text:span></text:p>
      <text:p text:style-name="Standard"><text:span text:style-name="T7">- sous quelle forme et à quelle époque le texte est révisable</text:span></text:p>
      <text:p text:style-name="Standard"><text:span text:style-name="T7">- dénonciation de l’accord et durée d préavis précédent la dénonciation</text:span></text:p>
      <text:p text:style-name="Standard"/>
      <text:p text:style-name="P28"><text:span text:style-name="T3">d) durée</text:span></text:p>
      <text:p text:style-name="Standard"/>
      <text:p text:style-name="P25"><text:span text:style-name="T7">A durée déterminée ou indéterminée :</text:span></text:p>
      <text:p text:style-name="Standard"><text:span text:style-name="T7">- A durée déterminée, on ne peut pas les dénoncer et ne peuvent être supérieurs à 5 ans</text:span></text:p>
      <text:p text:style-name="Standard"><text:span text:style-name="T7">- A durée indéterminée, ils sont utilisés le plus souvent</text:span></text:p>
      <text:p text:style-name="Standard"/>
      <text:p text:style-name="Standard"><text:span text:style-name="T7"><text:tab/><text:tab/></text:span><text:span text:style-name="T3">e) révision</text:span></text:p>
      <text:p text:style-name="Standard"/>
      <text:p text:style-name="P25"><text:span text:style-name="T7">= modifier une ou plusieurs clauses de l’accord collectif. En principe, l’accord prévoit des conditions et la procédure de la révision. A défaut, le droit de révision est réservé aux seuls signataires et adhérents du texte initial.</text:span></text:p>
      <text:p text:style-name="Standard"/>
      <text:p text:style-name="Standard"><text:span text:style-name="T7"><text:tab/><text:tab/></text:span><text:span text:style-name="T3">f) dénonciation</text:span></text:p>
      <text:p text:style-name="Standard"/>
      <text:p text:style-name="P25"><text:span text:style-name="T7">Ils peuvent être dénoncés par les signataires et ils doivent en prévoir les </text:span><text:soft-page-break/><text:span text:style-name="T7">conditions. Celui qui veut dénoncer doit :</text:span></text:p>
      <text:list xml:id="list1508155396" text:continue-numbering="true" text:style-name="WWNum2">
        <text:list-item>
          <text:p text:style-name="P36"><text:span text:style-name="T7">avertir les parties signataires</text:span></text:p>
        </text:list-item>
        <text:list-item>
          <text:p text:style-name="P36"><text:span text:style-name="T7">avertir la DDTEFP</text:span></text:p>
        </text:list-item>
        <text:list-item>
          <text:p text:style-name="P36"><text:span text:style-name="T7">avertir le Conseil de Prud’Hommes</text:span></text:p>
        </text:list-item>
      </text:list>
      <text:p text:style-name="Standard"/>
      <text:p text:style-name="P25"><text:span text:style-name="T7">En cas de dénonciation par une seule partie, le texte reste en vigueur entre les autres signataires. En cas de dénonciation par tous les signataires, le texte produit effet jusqu’à l’entrée en vigueur du texte qui lui est substitué, ou à défaut, un an après l’expiration du délai de préavis (supérieur à trois mois). Une nouvelle négociation doit s’engager à la demande d’une partie intéressée dans les 3 mois qui suivent la dénonciation.</text:span></text:p>
      <text:p text:style-name="P33"/>
      <text:p text:style-name="P25"><text:span text:style-name="T7">En l’absence de conclusion d’un nouveau texte dans le délai d’un an à compter de la fin du préavis, les salariés conservent les avantages individuels acquis en application du texte dénoncé. (Ex : le salaire, les congés supplémentaires, les primes d’ancienneté)</text:span></text:p>
      <text:p text:style-name="P33"/>
      <text:p text:style-name="P25"><text:span text:style-name="T7">Les avantages collectifs ont un caractère général et éventuellement virtuel parce qu’il ne sont pas systématiquement utilisés, ou pas encore (Ex : indemnités de licenciement, durée du travail, clauses sur la maladie)</text:span></text:p>
      <text:p text:style-name="Standard"/>
      <text:p text:style-name="Standard"><text:span text:style-name="T7"><text:tab/><text:tab/></text:span><text:span text:style-name="T3">g) modification de la situation juridique de l’employeur</text:span></text:p>
      <text:p text:style-name="Standard"/>
      <text:p text:style-name="Standard"><text:span text:style-name="T7">= fusions, scission, changement d’activité : remise en cause des accords collectifs</text:span></text:p>
      <text:p text:style-name="Standard"><text:span text:style-name="T7">L’accord continu de produire effet jusqu’à l’entrée en vigueur du nouveau texte (idem dénonciation)</text:span></text:p>
      <text:p text:style-name="Standard"/>
      <text:p text:style-name="Standard"><text:span text:style-name="T7"><text:tab/></text:span><text:span text:style-name="T8">3- les conventions et accords collectifs de branche</text:span></text:p>
      <text:p text:style-name="Standard"/>
      <text:p text:style-name="P25"><text:span text:style-name="T7">Textes qui portent réglementation des conditions de travail dans une branche d’activité. Ex : métallurgie. Des dispositions particulières aux conventions et accords de branche viennent compléter les dispositions communes aux accords et conventions collectifs.</text:span></text:p>
      <text:p text:style-name="Standard"><text:span text:style-name="T7">Les organisations qui sont liées par une convention de branche sont dans l’obligation de négocier. Elles sont obligées de négocier :</text:span></text:p>
      <text:p text:style-name="Standard"><text:span text:style-name="T7">- tous les ans sur les salaires</text:span></text:p>
      <text:p text:style-name="Standard"><text:span text:style-name="T7">- tous les 3 ans sur</text:span></text:p>
      <text:p text:style-name="Standard"><text:span text:style-name="T7"><text:tab/>- l’égalité Hommes/Femmes</text:span></text:p>
      <text:p text:style-name="Standard"><text:span text:style-name="T7"><text:tab/>- la formation professionnelle</text:span></text:p>
      <text:p text:style-name="Standard"><text:span text:style-name="T7"><text:tab/>- la gestion prévisionnelle des emplois et des compétences</text:span></text:p>
      <text:p text:style-name="Standard"><text:span text:style-name="T7">- tous les 5 sur la classification</text:span></text:p>
      <text:p text:style-name="Standard"/>
      <text:p text:style-name="P25"><text:span text:style-name="T7">L’initiative de la négociation peut provenir des organisations de salariés, que de celles des employeurs. C’est une obligation de négocier, ce n’est pas une obligation de conclure un accord.</text:span></text:p>
      <text:p text:style-name="Standard"/>
      <text:p text:style-name="Standard"><text:span text:style-name="T7"><text:tab/></text:span><text:span text:style-name="T8">4- l’application des conventions et accords collectifs de branche</text:span></text:p>
      <text:p text:style-name="Standard"/>
      <text:p text:style-name="P28"><text:span text:style-name="T3">a) les accords collectifs ordinaires</text:span></text:p>
      <text:p text:style-name="Standard"/>
      <text:p text:style-name="Standard"><text:span text:style-name="T7">Ces accords sont appliqués par :</text:span></text:p>
      <text:list xml:id="list1571447416" text:continue-numbering="true" text:style-name="WWNum2">
        <text:list-item>
          <text:p text:style-name="P36"><text:span text:style-name="T7">les employeurs signataires de l’accord</text:span></text:p>
        </text:list-item>
        <text:list-item>
          <text:p text:style-name="P36"><text:soft-page-break/><text:span text:style-name="T7">les employeurs adhérents aux organisations signataires</text:span></text:p>
        </text:list-item>
        <text:list-item>
          <text:p text:style-name="P36"><text:span text:style-name="T7">les employeurs qui appliquent obligatoirement ces textes</text:span></text:p>
        </text:list-item>
      </text:list>
      <text:p text:style-name="Standard"><text:span text:style-name="T7">L’entreprise doit être située dans le champ géographique du texte, ainsi que dans le champ professionnel. La référence au code NAF est le plus souvent utilisée, mais elle n’a que valeur que de présomption simple.</text:span></text:p>
      <text:p text:style-name="Standard"/>
      <text:p text:style-name="Standard"/>
      <text:p text:style-name="Standard"/>
      <text:p text:style-name="Standard"/>
      <text:list xml:id="list446235852" text:continue-numbering="true" text:style-name="WWNum2">
        <text:list-item>
          <text:p text:style-name="P40"><text:span text:style-name="T3">Les conventions et accords étendus ou élargis</text:span></text:p>
        </text:list-item>
      </text:list>
      <text:p text:style-name="Standard"/>
      <text:p text:style-name="P25"><text:span text:style-name="T7">L’extension est prononcée par le ministère du Travail. Elle a pour effet de rendre obligatoire la convention ou l’accord à l’ensemble des employeurs entrant dans le champ d’application territorial et professionnel, qu’ils soient :</text:span></text:p>
      <text:list xml:id="list1633131697" text:continue-numbering="true" text:style-name="WWNum2">
        <text:list-item>
          <text:p text:style-name="P36"><text:span text:style-name="T7">signataires ou non des textes</text:span></text:p>
        </text:list-item>
        <text:list-item>
          <text:p text:style-name="P36"><text:span text:style-name="T7">adhérents ou non d’une organisation syndicale signataire</text:span></text:p>
        </text:list-item>
      </text:list>
      <text:p text:style-name="Standard"/>
      <text:p text:style-name="P27"><text:span text:style-name="T7">L’élargissement d’un texte consiste à rendre celui-ci obligatoire dans un secteur d’activité/territorial, dans lequel les partenaires sociaux n’ont pas conclus de texte négocié.</text:span></text:p>
      <text:p text:style-name="P31"><text:span text:style-name="T7">Seul un texte étendu peut être élargi.</text:span></text:p>
      <text:p text:style-name="Standard"/>
      <text:p text:style-name="Standard"><text:span text:style-name="T7">Pour pouvoir être étendus, les textes doivent remplir certaines conditions :</text:span></text:p>
      <text:list xml:id="list1693639260" text:continue-numbering="true" text:style-name="WWNum2">
        <text:list-item>
          <text:p text:style-name="P36"><text:span text:style-name="T7">avoir été négociés et conclus en commission composée des représentants des organisations syndicales, salariales et patronales</text:span></text:p>
        </text:list-item>
        <text:list-item>
          <text:p text:style-name="P36"><text:span text:style-name="T7">avoir été en principe, signé par les organisations les plus représentatives</text:span></text:p>
        </text:list-item>
        <text:list-item>
          <text:p text:style-name="P36"><text:span text:style-name="T7">doivent couvrir l’ensemble des catégories professionnelles de la branche</text:span></text:p>
        </text:list-item>
        <text:list-item>
          <text:p text:style-name="P36"><text:span text:style-name="T7">doivent comporter toutes les clauses obligatoires concernant les relations collectives et individuelles du travail</text:span></text:p>
        </text:list-item>
        <text:list-item>
          <text:p text:style-name="P36"><text:span text:style-name="T7">doivent contenir l’ensemble des dispositions concernant le déroulement de carrière des salariés exerçants des activités syndicales</text:span></text:p>
        </text:list-item>
        <text:list-item>
          <text:p text:style-name="P36"><text:span text:style-name="T7">doivent contenir les conditions d’exercice des mandats de négociation</text:span></text:p>
        </text:list-item>
      </text:list>
      <text:p text:style-name="Standard"><text:span text:style-name="T7">L’arrêté de l’extension doit être publié au journal officiel. Dès la publication le texte devient obligatoire.</text:span></text:p>
      <text:p text:style-name="Standard"/>
      <text:p text:style-name="Standard"><text:span text:style-name="T7"><text:tab/></text:span><text:span text:style-name="T8">5- les conventions et accords collectifs d’entreprise</text:span></text:p>
      <text:p text:style-name="Standard"/>
      <text:p text:style-name="P25"><text:span text:style-name="T7">L’employeur doit inviter les organisations syndicales représentatives pour négocier dans l’entreprise. Celles- ci ont désignés des délégués syndicaux ou des représentants des salariés. S’il n’y a pas de délégués syndicaux, on peut négocier avec les représentants du personnel. S’il n’y a pas de représentants du personnel, on négocie avec les salariés mandatés. L’employeur doit engager une négociation :</text:span></text:p>
      <text:p text:style-name="Standard"><text:span text:style-name="T7">- tous les ans sur les salaires effectifs, la durée effective de travail, l’organisation du travail (s’il y a des organisations syndicales)</text:span></text:p>
      <text:p text:style-name="Standard"><text:span text:style-name="T7">- tous les trois ans sur la stratégie de l’entreprise et ses effets prévisibles sur l’emploi et les salaires.</text:span></text:p>
      <text:p text:style-name="Standard"/>
      <text:p text:style-name="Standard"><text:span text:style-name="T7"><text:tab/></text:span><text:span text:style-name="T8">6- l’usage, l’accord atypique et l’engagement unilatéral</text:span></text:p>
      <text:p text:style-name="Standard"/>
      <text:p text:style-name="Standard"><text:span text:style-name="T7">- Usage : habitude devenue règle, suivie et pratiquée de longue durée dans une région, une profession, une entreprise (ex : la période d’essai)</text:span></text:p>
      <text:p text:style-name="Standard"><text:soft-page-break/></text:p>
      <text:p text:style-name="Standard"><text:span text:style-name="T7">- Usage d’entreprise : pratiques qui confèrent un avantage au salarié et qui s’imposent à l’employeur. (Ex : droit de quitter le travail plus tôt les veilles de fêtes)</text:span></text:p>
      <text:p text:style-name="Standard"><text:span text:style-name="T7">Il faut qu’il y ait trois conditions cumulatives pour qu’il y ait usage :</text:span></text:p>
      <text:list xml:id="list2120375797" text:continue-numbering="true" text:style-name="WWNum2">
        <text:list-item>
          <text:p text:style-name="P36"><text:span text:style-name="T7">la généralité : l’avantage doit concerner tout lez personnel ou une catégorie de personnel</text:span></text:p>
        </text:list-item>
        <text:list-item>
          <text:p text:style-name="P36"><text:span text:style-name="T7">la constance : l’avantage doit être répété de manière régulière</text:span></text:p>
        </text:list-item>
        <text:list-item>
          <text:p text:style-name="P36"><text:span text:style-name="T7">la fixité : l’avantage doit obéir à des règles prédéfinies constantes, objectives dans les conditions d’attribution et de détermination (ex : le 13</text:span><text:span text:style-name="T16">ème</text:span><text:span text:style-name="T7"> mois)</text:span></text:p>
        </text:list-item>
      </text:list>
      <text:p text:style-name="Standard"><text:span text:style-name="T7">Un employeur qui veut dénoncer un usage doit respecter 3 règles :</text:span></text:p>
      <text:p text:style-name="Standard"/>
      <text:list xml:id="list1609604953" text:continue-numbering="true" text:style-name="WWNum2">
        <text:list-item>
          <text:p text:style-name="P37"><text:span text:style-name="T7">prévenir les instances représentatives du personnel</text:span></text:p>
        </text:list-item>
        <text:list-item>
          <text:p text:style-name="P37"><text:span text:style-name="T7">informer individuellement les salariés</text:span></text:p>
        </text:list-item>
        <text:list-item>
          <text:p text:style-name="P37"><text:span text:style-name="T7">respecter un délai de prévenance suffisant (jurisprudence)</text:span></text:p>
        </text:list-item>
      </text:list>
      <text:p text:style-name="Standard"/>
      <text:p text:style-name="Standard"><text:span text:style-name="T7">- Accord atypique : signé par l’employeur qui n’a pas respecté les conditions de formation de l’accord collectif. L’employeur est quand même engagé vis-à-vis des salariés. Pour le dénoncer, on utilise les mêmes règles que pour l’usage.</text:span></text:p>
      <text:p text:style-name="Standard"/>
      <text:p text:style-name="Standard"><text:span text:style-name="T7">- Engagement unilatéral : décision de l’employeur de faire ou de ne pas faire et qui doit être appliquée (ex ; octroi d’une journée de congé exceptionnel). On peut le dénoncer en respectant un délai de prévenance.</text:span></text:p>
      <text:p text:style-name="Standard"/>
      <text:p text:style-name="Standard"><text:span text:style-name="T6">E – la hiérarchie des sources du droit social</text:span></text:p>
      <text:p text:style-name="Standard"/>
      <text:p text:style-name="Standard"><text:span text:style-name="T7"><text:tab/></text:span><text:span text:style-name="T8">1- l’ordre public</text:span></text:p>
      <text:p text:style-name="Standard"/>
      <text:p text:style-name="Standard"><text:span text:style-name="T7"><text:tab/><text:tab/></text:span><text:span text:style-name="T3">a) l’ordre public absolu</text:span><text:span text:style-name="T7"> : on ne pourra jamais y déroger.</text:span></text:p>
      <text:p text:style-name="Standard"/>
      <text:p text:style-name="P28"><text:span text:style-name="T3">b) l’ordre public social</text:span><text:span text:style-name="T7"> : on peut y déroger mais uniquement en faveur du salarié (ex : augmentation du nombre de semaines de congés payés).</text:span></text:p>
      <text:p text:style-name="Standard"/>
      <text:p text:style-name="Standard"><text:span text:style-name="T7"><text:tab/><text:tab/></text:span><text:span text:style-name="T3">c) l’ordre public conditionnel</text:span><text:span text:style-name="T7"> : la situation économique peut justifier des dérogations défavorables aux salariés.</text:span></text:p>
      <text:p text:style-name="Standard"/>
      <text:p text:style-name="Standard"><text:span text:style-name="T7"><text:tab/></text:span><text:span text:style-name="T8">2- le principe de faveur</text:span></text:p>
      <text:p text:style-name="Standard"/>
      <text:p text:style-name="Standard"><text:span text:style-name="T7">Pendant longtemps, ce principe l’emporte sur le moins favorable.</text:span></text:p>
      <text:p text:style-name="Standard"/>
      <text:p text:style-name="Standard"><text:span text:style-name="T8"><text:tab/>3- les exceptions</text:span></text:p>
      <text:p text:style-name="Standard"/>
      <text:p text:style-name="Standard"><text:span text:style-name="T7"><text:tab/><text:tab/></text:span><text:span text:style-name="T3">a) usages, accords atypiques, engagements unilatéraux</text:span></text:p>
      <text:p text:style-name="Standard"/>
      <text:p text:style-name="Standard"><text:span text:style-name="T7">Désormais, il peut être mis fin à ces usages par un accord, une convention collective, même défavorable.</text:span></text:p>
      <text:p text:style-name="Standard"/>
      <text:p text:style-name="Standard"><text:span text:style-name="T7"><text:tab/><text:tab/></text:span><text:span text:style-name="T3">b) conventions collectives et accords de branche</text:span></text:p>
      <text:p text:style-name="Standard"/>
      <text:p text:style-name="Standard"><text:span text:style-name="T7">La loi du 4/5/4 précise désormais que la convention ou l’accord de niveau supérieur doit prévoir que ces dispositions sont impératives. A <text:s/>défaut, l’accord ou la convention de niveau inférieur pourra y déroger, mêmes dans un sens moins </text:span><text:soft-page-break/><text:span text:style-name="T7">favorable aux salariés.</text:span></text:p>
      <text:p text:style-name="Standard"/>
      <text:p text:style-name="Standard"><text:span text:style-name="T7"><text:tab/><text:tab/></text:span><text:span text:style-name="T3">c) dans certaines matières, les accords collectifs de branche, ou même, depuis la loi du 4/5/4, de simples accords d’entreprise peuvent prévoir des accords dérogatoires et prévoir des dispositions moins favorables aux salariés ayant le même objet.</text:span></text:p>
      <text:p text:style-name="Standard"/>
      <text:p text:style-name="Standard"/>
      <text:p text:style-name="Standard"/>
      <text:p text:style-name="Standard"/>
      <text:p text:style-name="Standard"/>
      <text:p text:style-name="Standard"/>
      <text:p text:style-name="P23"><text:span text:style-name="T2">CHAP 3. LE RECRUTEMENT</text:span></text:p>
      <text:p text:style-name="Standard"/>
      <text:p text:style-name="Standard"><text:span text:style-name="T7">Pourquoi recruter ?</text:span></text:p>
      <text:p text:style-name="Standard"><text:span text:style-name="T7">- augmentation de l’activité</text:span></text:p>
      <text:p text:style-name="Standard"><text:span text:style-name="T7">- remplacements, départs à la retraite, maladie, maternité, …</text:span></text:p>
      <text:p text:style-name="Standard"><text:span text:style-name="T7">- diversifier ses activités</text:span></text:p>
      <text:p text:style-name="Standard"><text:span text:style-name="T7">Besoins de nouvelles compétences</text:span></text:p>
      <text:p text:style-name="Standard"><text:span text:style-name="T7">Une fois que les besoins ont été identifiés, on va essayer d’y apporter une réponse pour savoir qui on cherche.</text:span></text:p>
      <text:p text:style-name="Standard"><text:span text:style-name="T7">Mise en situation n°1 :</text:span></text:p>
      <text:p text:style-name="Standard"><text:span text:style-name="T7"><text:tab/>Savoir </text:span><text:span text:style-name="T17">→</text:span><text:span text:style-name="T7"> scolaire, universitaire</text:span></text:p>
      <text:p text:style-name="Standard"><text:span text:style-name="T7"><text:tab/>Savoir faire</text:span><text:span text:style-name="T17">→</text:span><text:span text:style-name="T7"> faire expérience</text:span></text:p>
      <text:p text:style-name="Standard"><text:span text:style-name="T7"><text:tab/>Savoir être </text:span><text:span text:style-name="T17">→</text:span><text:span text:style-name="T7"> qualités personnelles</text:span></text:p>
      <text:p text:style-name="Standard"/>
      <text:p text:style-name="Standard"><text:span text:style-name="T6">A- les préalables à l’embauche</text:span></text:p>
      <text:p text:style-name="Standard"/>
      <text:p text:style-name="Standard"><text:span text:style-name="T7"><text:tab/></text:span><text:span text:style-name="T8">1- la définition du poste à pourvoir</text:span></text:p>
      <text:p text:style-name="Standard"/>
      <text:p text:style-name="P33"><text:span text:style-name="T7">Recrutement provisoire ou permanent ? De cette définition, dépendra le choix juridique du contrat. L’employeur devra tenir compte du niveau de compétence requis, ainsi que de la qualification professionnelle recherchée. On distingue 3 catégories de salariés :</text:span></text:p>
      <text:list xml:id="list1434347887" text:continue-numbering="true" text:style-name="WWNum2">
        <text:list-item>
          <text:p text:style-name="P36"><text:span text:style-name="T7">cadres : ils encadrent. Ils ont une fonction d’autorité. Formation constatée par les diplômes et l’expérience.</text:span></text:p>
        </text:list-item>
      </text:list>
      <text:p text:style-name="P41"><text:span text:style-name="T14">§<text:tab/></text:span><text:span text:style-name="T7">Cadres intégrés : soumis aux mêmes horaires que les non cadres. (35H)</text:span></text:p>
      <text:p text:style-name="P41"><text:span text:style-name="T14">§<text:tab/></text:span><text:span text:style-name="T7">Cadres autonomes : indépendants dans l’organisation de leur temps de travail (forfait)</text:span></text:p>
      <text:p text:style-name="P41"><text:span text:style-name="T14">§<text:tab/></text:span><text:span text:style-name="T7">Cadres dirigeants : responsabilités dont l’importance implique une grande indépendance dans l’organisation de leur emploi du temps et qui auront une rémunération supérieure (pas d’horaires).</text:span></text:p>
      <text:list xml:id="list1788489625" text:continue-numbering="true" text:style-name="WWNum2">
        <text:list-item>
          <text:p text:style-name="P36"><text:span text:style-name="T7">Employés et agents de maîtrise (pour le secteur secondaire) : administration de l’entreprise. Ils sont en relation avec les fournisseurs et la clientèle.</text:span></text:p>
        </text:list-item>
        <text:list-item>
          <text:p text:style-name="P36"><text:span text:style-name="T7">Ouvriers : exécution de tâches</text:span></text:p>
        </text:list-item>
      </text:list>
      <text:p text:style-name="Standard"/>
      <text:p text:style-name="P25"><text:span text:style-name="T8">2- les différentes possibilités de recrutement</text:span></text:p>
      <text:p text:style-name="Standard"/>
      <text:p text:style-name="Standard"><text:span text:style-name="T7"><text:tab/><text:tab/></text:span><text:span text:style-name="T3">a) recrutement interne :</text:span></text:p>
      <text:p text:style-name="Standard"><text:soft-page-break/></text:p>
      <text:p text:style-name="P25"><text:span text:style-name="T7">Il peut se faire au sein de l’entreprise, mais la loi ne l’impose pas. Certains accords ou conventions collectives obligent l’entreprise à informer ses salariés sur ses postes vacants dans l’entreprise.</text:span></text:p>
      <text:p text:style-name="Standard"/>
      <text:p text:style-name="Standard"><text:span text:style-name="T7"><text:tab/><text:tab/></text:span><text:span text:style-name="T3">b) recrutement externe :</text:span></text:p>
      <text:p text:style-name="Standard"/>
      <text:p text:style-name="P25"><text:span text:style-name="T7">La loi de programmation pour la cohésion sociale de 2005 a réorganisé le service public de l’emploi et de l’activité de placement. Elle a mis fin au monopole de l’ANPE.</text:span></text:p>
      <text:p text:style-name="Standard"><text:span text:style-name="T7">On a ouvert le marché à des opérateurs privés, sous conditions. Ex : les agences de placement ne peuvent pas se faire rétribués par les personnes à la recherche d’un emploi.</text:span></text:p>
      <text:p text:style-name="Standard"/>
      <text:p text:style-name="P25"><text:span text:style-name="T7">Le recrutement peut aussi se faire par des candidatures spontanées, intérim, …</text:span></text:p>
      <text:p text:style-name="Standard"><text:span text:style-name="T7">Les annonces d’offres d’emploi doivent se conformer à des règles spécifiques et à des règles d’ordre public :</text:span></text:p>
      <text:p text:style-name="Standard"/>
      <text:list xml:id="list754428385" text:continue-numbering="true" text:style-name="WWNum2">
        <text:list-item>
          <text:p text:style-name="P36"><text:span text:style-name="T9">règles spécifiques :</text:span></text:p>
        </text:list-item>
      </text:list>
      <text:p text:style-name="P33"><text:span text:style-name="T7">Selon l’article L 311.4 du code du travail, « l’employeur qui fait insérer une offre anonyme, doit faire connaître son nom, son adresse et sa raison sociale au directeur de la publication. »</text:span></text:p>
      <text:p text:style-name="P33"><text:span text:style-name="T7">Les offres d’emplois insérées dans un JAL, une revue ou un écrit, concernant les services à exécuter sur le territoire français ou en dehors de celui-ci, si l’auteur de l’offre est français, doivent être rédigés en français.</text:span></text:p>
      <text:p text:style-name="P33"/>
      <text:p text:style-name="P33"><text:span text:style-name="T7">Les offres d’emploi ne doivent pas mentionner de limite d’âge, sauf si le poste concerné est soumis à des conditions d’âge (ex : le contrat d’apprentissage)</text:span></text:p>
      <text:p text:style-name="Standard"><text:span text:style-name="T7">Ces offres ne doivent pas contenir d’indications fausses ou susceptibles d’induire en erreur.</text:span></text:p>
      <text:p text:style-name="Standard"><text:span text:style-name="T7">L’emploi doit être disponible, et l’offre, datée.</text:span></text:p>
      <text:p text:style-name="Standard"/>
      <text:list xml:id="list1273358827" text:continue-numbering="true" text:style-name="WWNum2">
        <text:list-item>
          <text:p text:style-name="P36"><text:span text:style-name="T9">Règles d’ordre public :</text:span></text:p>
        </text:list-item>
      </text:list>
      <text:p text:style-name="P33"><text:span text:style-name="T7">Il est interdit de faire figurer dans les offres d’emploi, des dispositions discriminatoires, fondées sur l’origine, le sexe la situation de famille, les mœurs, l’appartenance ou non à une ethnie, une religion, une nation ou une race déterminée. ‘pour le sexe, les seules annonces autorisées : mannequinât)</text:span></text:p>
      <text:p text:style-name="Standard"/>
      <text:p text:style-name="Standard"><text:span text:style-name="T11">Les procédures de recrutement :</text:span></text:p>
      <text:p text:style-name="Standard"/>
      <text:p text:style-name="P31"><text:span text:style-name="T7">Les techniques de recrutement doivent être pertinentes au regard de la finalité poursuivie. Le CE et le candidat doivent en être informés avant leur mise en place. (art L 121.7 et L 432.1 du code du travail).</text:span></text:p>
      <text:p text:style-name="Standard"/>
      <text:p text:style-name="P25"><text:span text:style-name="T7">Des informations peuvent être demandées au candidat, sous quelque forme que ce soit (tests graphologiques, de personnalité, de logique, questionnaire d’embauche, entretien). Les demandes ne peuvent avoir pour finalité que d’apprécier la capacité du salarié à occuper l’emploi proposé et doivent présenter un lien direct avec l’emploi.</text:span></text:p>
      <text:p text:style-name="Standard"><text:span text:style-name="T7">Lorsque le candidat donne des renseignements faux et/ou omet des renseignements importants, il faut distinguer selon que l’employeur est oui non en droit de demander ces renseignements.</text:span></text:p>
      <text:list xml:id="list573440991" text:continue-numbering="true" text:style-name="WWNum2">
        <text:list-item>
          <text:p text:style-name="P36"><text:soft-page-break/><text:span text:style-name="T7">renseignements sans lien avec l’activité proposée : le candidat n’est pas obligé de fournir le renseignement. L’absence de réponse ne doit pas porter préjudice</text:span></text:p>
        </text:list-item>
        <text:list-item>
          <text:p text:style-name="P36"><text:span text:style-name="T7">Les renseignements ont un lien direct avec l’emploi : le candidat commet une faute</text:span></text:p>
        </text:list-item>
      </text:list>
      <text:p text:style-name="Standard"/>
      <text:p text:style-name="P25"><text:span text:style-name="T8">3- restrictions à la liberté d’embauche </text:span></text:p>
      <text:p text:style-name="Standard"/>
      <text:p text:style-name="P28"><text:span text:style-name="T3">a) les priorités à l’embauche</text:span></text:p>
      <text:p text:style-name="Standard"/>
      <text:p text:style-name="P25"><text:span text:style-name="T7">A la suite d’une suspension ou d’une transformation de leur contrat de travail, certains salariés bénéficient d’un droit de réintégration dans le même emploi, ou dans un emploi similaire.</text:span></text:p>
      <text:p text:style-name="Standard"/>
      <text:p text:style-name="Standard"><text:span text:style-name="T7"><text:tab/><text:tab/></text:span><text:span text:style-name="T3">b) les jeunes de moins de 16 ans</text:span></text:p>
      <text:p text:style-name="Standard"/>
      <text:p text:style-name="Standard"><text:span text:style-name="T7">Ils n’ont pas le droit de travailler sauf :</text:span></text:p>
      <text:list xml:id="list1881078031" text:continue-numbering="true" text:style-name="WWNum2">
        <text:list-item>
          <text:p text:style-name="P36"><text:span text:style-name="T7">contrat d’apprentissage</text:span></text:p>
        </text:list-item>
        <text:list-item>
          <text:p text:style-name="P36"><text:span text:style-name="T7">sous conditions de non- pénibilité</text:span></text:p>
        </text:list-item>
        <text:list-item>
          <text:p text:style-name="P36"><text:span text:style-name="T7">s’ils sont employés dans des établissements où il n’y a que des membres de leur famille qui y travaille et sous l’autorité de la mère ou du père</text:span></text:p>
        </text:list-item>
        <text:list-item>
          <text:p text:style-name="P36"><text:span text:style-name="T7">pendant les vacances scolaires si celles-ci font plus de 14 jours</text:span></text:p>
        </text:list-item>
      </text:list>
      <text:p text:style-name="Standard"><text:span text:style-name="T7">Le travail de nuit est interdit :</text:span></text:p>
      <text:list xml:id="list311217926" text:continue-numbering="true" text:style-name="WWNum2">
        <text:list-item>
          <text:p text:style-name="P36"><text:span text:style-name="T7">pour les jeunes e moins de 16 ans entre 20h et 6h</text:span></text:p>
        </text:list-item>
        <text:list-item>
          <text:p text:style-name="P36"><text:span text:style-name="T7">pour les jeunes âgés entre 16 et 18 ans, entre 22h et 6h</text:span></text:p>
        </text:list-item>
      </text:list>
      <text:p text:style-name="Standard"/>
      <text:p text:style-name="P32"><text:span text:style-name="T3">c) les femmes</text:span></text:p>
      <text:p text:style-name="Standard"/>
      <text:p text:style-name="P25"><text:span text:style-name="T7">Il est interdit d’employer des femmes pour des travaux dangereux et dans des conditions insalubres (art. L 234.2 et L 234.3 du Code du Travail)</text:span></text:p>
      <text:p text:style-name="Standard"/>
      <text:p text:style-name="Standard"><text:span text:style-name="T7"><text:tab/><text:tab/></text:span><text:span text:style-name="T3">d) les travailleurs étrangers</text:span></text:p>
      <text:p text:style-name="Standard"/>
      <text:p text:style-name="Standard"><text:span text:style-name="T7">Voir la mise en situation n°3</text:span></text:p>
      <text:p text:style-name="Standard"><text:span text:style-name="T7"><text:tab/><text:tab/></text:span><text:span text:style-name="T3">e) les ressortissants de l’UE</text:span></text:p>
      <text:p text:style-name="Standard"/>
      <text:p text:style-name="P25"><text:span text:style-name="T7">Tous les citoyens de l’UE ou de l’EEE (UE + Norvège + Lichtenstein + Islande + Monaco + Andorre + Saint- Marin + Suisse) n’ont pas besoin ni d’autorisation de travail, ni de titre de séjour. Les ressortissants des nouveaux Etats membres (sauf Chypre et Malte) sont soumis à autorisation de travail simplifiée. Les ressortissants du Togo, Gabon, Algérie, Vietnam, Laos, Cambodge, Liban bénéficient de conditions plus favorables que d’autres pays non membres de l’UE.</text:span></text:p>
      <text:p text:style-name="Standard"/>
      <text:p text:style-name="Standard"><text:span text:style-name="T7"><text:tab/><text:tab/></text:span><text:span text:style-name="T3">f) les travailleurs handicapés</text:span></text:p>
      <text:p text:style-name="Standard"/>
      <text:p text:style-name="P25"><text:span text:style-name="T7">L’article L 323.1 du Code du Travail précise que : « les employeurs de 20 salariés au moins doivent occupés à temps complet ou à temps partiel, des personnes reconnues handicapées dans la limite de 6% de l’effectif». Les employeurs qui ne peuvent pas employer les 6% doivent :</text:span></text:p>
      <text:list xml:id="list1527828142" text:continue-numbering="true" text:style-name="WWNum2">
        <text:list-item>
          <text:p text:style-name="P36"><text:span text:style-name="T7">soit verser une contribution au fonds de développement de l’insertion professionnelle des handicapés</text:span></text:p>
        </text:list-item>
        <text:list-item>
          <text:p text:style-name="P36"><text:soft-page-break/><text:span text:style-name="T7">soit passer des accords avec des établissements de travail protégé.</text:span></text:p>
        </text:list-item>
      </text:list>
      <text:p text:style-name="Standard"/>
      <text:p text:style-name="Standard"><text:span text:style-name="T6">B- Le choix de l’employeur</text:span></text:p>
      <text:p text:style-name="Standard"/>
      <text:p text:style-name="P25"><text:span text:style-name="T7">L’employeur va faire au salarié une promesse d’emploi ou une simple offre d’emploi. En cas de non respect, la promesse d’embauche donne lieu à des dommages et intérêts.</text:span></text:p>
      <text:p text:style-name="Standard"/>
      <text:p text:style-name="Standard"><text:span text:style-name="T6">C- les formalités liées à l’embauche</text:span></text:p>
      <text:p text:style-name="P25"/>
      <text:p text:style-name="P25"><text:span text:style-name="T8">1- la déclaration à l’embauche</text:span></text:p>
      <text:p text:style-name="Standard"/>
      <text:p text:style-name="P25"><text:span text:style-name="T7">Tous les employeurs doivent adresser la DUE soit à l’URSSAF, soit à la MAS (agriculteurs). Elle doit être effectuée avant la prise de fonction effective, et au plus tôt 8 jours avant la date présumée d’embauche. Le retard ou l’absence de déclaration est sanctionnée pénale par une amende de 1 500€. L’employeur doit remettre au salarié un volet détachable qui lui est adressé par l’URSSAF et qui mentionne les informations contenues dans la déclaration. Cette obligation est réputée satisfaite si le salarié dispose d’un contrat de travail mentionnant l’URSSAF destinataire de la déclaration.</text:span></text:p>
      <text:p text:style-name="P25"/>
      <text:p text:style-name="P25"/>
      <text:p text:style-name="P25"/>
      <text:p text:style-name="P25"/>
      <text:p text:style-name="P25"><text:span text:style-name="T8">2- le registre du personnel</text:span></text:p>
      <text:p text:style-name="Standard"/>
      <text:p text:style-name="P25"><text:span text:style-name="T7">Il concerne les entrées et sorties de personnel. Ce registre doit être tenu à la disposition de l’inspecteur du travail (contrôle externe) et des représentants des salariés (contrôle interne).</text:span></text:p>
      <text:p text:style-name="Standard"/>
      <text:p text:style-name="P25"><text:span text:style-name="T8">3- la visite médicale d’embauche</text:span></text:p>
      <text:p text:style-name="Standard"/>
      <text:p text:style-name="P25"><text:span text:style-name="T7">Tout salarié doit faire l’objet d’un examen médical pour vérifier ses aptitudes au poste de travail avant l’embauche et au plus tard, avants la fin de la période d’essai. Elle est non obligatoire si le salarié occupait un emploi identique auparavant, et si aucune inaptitude n’avait été reconnue lors du dernier examen médical intervenu.</text:span></text:p>
      <text:p text:style-name="Standard"/>
      <text:p text:style-name="P25"><text:span text:style-name="T8">4- remise d’un écrit</text:span></text:p>
      <text:p text:style-name="Standard"/>
      <text:p text:style-name="P1"><text:span text:style-name="T7"><text:tab/>La remise d’un écrit fixant les conditions de la relation contractuelle est obligatoire pour certains types de contrats, notamment les contrats à temps partiels. Une directive européenne du 14/10/91 impose la remise d’un écrit). Tout salarié dans les deux mois qui suivent le début du travail. Les obligations de la directive sont remplies si le bulletin de salaire remis au salarié comporte l’intitulé de la convention collective de branche, ou à défaut, les références du Code du Travail sur la durée des congés payés et les délais de préavis. Le contrat de travail doit être fait en deux exemplaires au minimum.</text:span></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span text:style-name="T2">CHAP 4. LA FORMATION DU CONTRAT DE TRAVAIL</text:span></text:p>
      <text:p text:style-name="Standard"/>
      <text:p text:style-name="Standard"><text:span text:style-name="T6">A- dispositions générales du contrat de travail</text:span></text:p>
      <text:p text:style-name="Standard"/>
      <text:p text:style-name="P25"><text:span text:style-name="T7">Art 121-1 du Code du travail : « le contrat de travail est soumis aux règles de droit commun. Il peut être constaté dans les formes qu’il convient aux parties contractantes d’adopter. »</text:span></text:p>
      <text:p text:style-name="Standard"/>
      <text:p text:style-name="Standard"><text:span text:style-name="T7"><text:tab/></text:span><text:span text:style-name="T8">1- les conditions de fonds</text:span></text:p>
      <text:p text:style-name="Standard"/>
      <text:p text:style-name="Standard"><text:span text:style-name="T7">Art 1108 du Code Civil :</text:span></text:p>
      <text:list xml:id="list795602850" text:continue-numbering="true" text:style-name="WWNum2">
        <text:list-item>
          <text:p text:style-name="P36"><text:span text:style-name="T7">consentement libre et éclairé, exempt de vices (erreur, dol, violence)</text:span></text:p>
        </text:list-item>
        <text:list-item>
          <text:p text:style-name="P36"><text:span text:style-name="T7">capacité juridique</text:span></text:p>
        </text:list-item>
        <text:list-item>
          <text:p text:style-name="P36"><text:span text:style-name="T7">objet licite et certain</text:span></text:p>
        </text:list-item>
        <text:list-item>
          <text:p text:style-name="P36"><text:span text:style-name="T7">cause licite et morale</text:span></text:p>
        </text:list-item>
      </text:list>
      <text:p text:style-name="Standard"/>
      <text:p text:style-name="P25"><text:span text:style-name="T8">2- les conditions de forme</text:span></text:p>
      <text:p text:style-name="Standard"/>
      <text:p text:style-name="Standard"><text:span text:style-name="T7">CDI à temps complet : pas d’obligation d’écrit</text:span></text:p>
      <text:p text:style-name="Standard"><text:span text:style-name="T7">CDI à temps partiel et contrats précaires : écrit obligatoire</text:span></text:p>
      <text:p text:style-name="Standard"/>
      <text:p text:style-name="Standard"><text:soft-page-break/><text:span text:style-name="T7"><text:tab/></text:span><text:span text:style-name="T8">3- les clauses du contrat de travail</text:span></text:p>
      <text:p text:style-name="Standard"/>
      <text:p text:style-name="Standard"><text:span text:style-name="T7"><text:tab/><text:tab/></text:span><text:span text:style-name="T3">a) les clauses facultatives</text:span></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text:span text:style-name="T7">CLAUSES FACULTATIVES</text:span></text:p>
          </table:table-cell>
          <table:table-cell table:style-name="Tableau1.A1" office:value-type="string">
            <text:p text:style-name="Standard"><text:span text:style-name="T7">DEFINITION</text:span></text:p>
          </table:table-cell>
          <table:table-cell table:style-name="Tableau1.A1" office:value-type="string">
            <text:p text:style-name="Standard"><text:span text:style-name="T7">CONDITIONS DE VALIDITE</text:span></text:p>
          </table:table-cell>
        </table:table-row>
        <table:table-row table:style-name="Tableau1.1">
          <table:table-cell table:style-name="Tableau1.A1" office:value-type="string">
            <text:p text:style-name="P3"><text:span text:style-name="T7">- clause d’objectifs</text:span></text:p>
          </table:table-cell>
          <table:table-cell table:style-name="Tableau1.B2" office:value-type="string">
            <text:p text:style-name="Standard"><text:span text:style-name="T7">Clause qui fixe les objectifs</text:span></text:p>
            <text:p text:style-name="Standard"><text:span text:style-name="T7">(CA à réaliser, nombre de contrats</text:span></text:p>
            <text:p text:style-name="Standard"><text:span text:style-name="T7">à conclure) au salarié pour une</text:span></text:p>
            <text:p text:style-name="Standard"><text:span text:style-name="T7">période donnée. Si le salarié ne</text:span></text:p>
            <text:p text:style-name="Standard"><text:span text:style-name="T7">les atteint pas, l’employeur</text:span></text:p>
            <text:p text:style-name="Standard"><text:span text:style-name="T7">pourra le licencier</text:span></text:p>
          </table:table-cell>
          <table:table-cell table:style-name="Tableau1.C2" office:value-type="string">
            <text:p text:style-name="Standard"><text:span text:style-name="T7">Elles sont valides dans la mesure où les objectifs réalisables ont été assignés au salarié et à condition que l’entreprise lui ait donné les moyens de les atteindre.</text:span></text:p>
          </table:table-cell>
        </table:table-row>
        <table:table-row table:style-name="Tableau1.1">
          <table:table-cell table:style-name="Tableau1.A1" office:value-type="string">
            <text:p text:style-name="P3"><text:span text:style-name="T7">- clause de mobilité</text:span></text:p>
          </table:table-cell>
          <table:table-cell table:style-name="Tableau1.B3" office:value-type="string">
            <text:p text:style-name="Standard"><text:span text:style-name="T7">Le salarié s’engage à accepter une</text:span></text:p>
            <text:p text:style-name="Standard"><text:span text:style-name="T7">modification de son lieu de travail</text:span></text:p>
            <text:p text:style-name="Standard"><text:span text:style-name="T7">et/ou de ses fonctions.</text:span></text:p>
          </table:table-cell>
          <table:table-cell table:style-name="Tableau1.C3" office:value-type="string">
            <text:p text:style-name="Standard"><text:span text:style-name="T7">Les clauses de mobilité géographique doivent préciser le cadre géographique de la mobilité (ville, département, région, pays), respecter le droit au choix du domicile du salarié (respect des libertés individuelles fondamentales). Les juges sont particulièrement attentifs aux conditions de mise en œuvre de ces clauses.</text:span></text:p>
          </table:table-cell>
        </table:table-row>
        <table:table-row table:style-name="Tableau1.1">
          <table:table-cell table:style-name="Tableau1.A1" office:value-type="string">
            <text:p text:style-name="P3"><text:span text:style-name="T7">- clause de stabilité ou</text:span></text:p>
            <text:p text:style-name="P3"><text:span text:style-name="T7">de garantie de l’emploi</text:span></text:p>
          </table:table-cell>
          <table:table-cell table:style-name="Tableau1.B4" office:value-type="string">
            <text:p text:style-name="Standard"><text:span text:style-name="T7">L’employeur s’engage à maintenir</text:span></text:p>
            <text:p text:style-name="Standard"><text:span text:style-name="T7">le contrat de travail pendant une</text:span></text:p>
            <text:p text:style-name="Standard"><text:span text:style-name="T7">certaine durée. L’employeur qui</text:span></text:p>
            <text:p text:style-name="Standard"><text:span text:style-name="T7">ne la respecte pas devra verser</text:span></text:p>
            <text:p text:style-name="Standard"><text:span text:style-name="T7">des dommages et intérêts au salarié</text:span></text:p>
          </table:table-cell>
          <table:table-cell table:style-name="Tableau1.C4" office:value-type="string">
            <text:p text:style-name="Standard"><text:span text:style-name="T7">Dans la mesure où une telle clause restreint la faculté de licencier, elle n’est valable que si elle ne prive pas l’employeur de son droit de rupture unilatérale du contrat de travail. Tel serait le cas d’une clause prévoyant une durée trop longue.</text:span></text:p>
            <text:p text:style-name="P5"/>
          </table:table-cell>
        </table:table-row>
        <table:table-row table:style-name="Tableau1.1">
          <table:table-cell table:style-name="Tableau1.A1" office:value-type="string">
            <text:p text:style-name="P3"><text:span text:style-name="T7">- clause de dédit formation</text:span></text:p>
          </table:table-cell>
          <table:table-cell table:style-name="Tableau1.B5" office:value-type="string">
            <text:p text:style-name="Standard"><text:span text:style-name="T7">Clause par laquelle le salarié s’engage à rester au service de l’employeur pendant une certaine durée en contrepartie d’une action de formation professionnelle financée par l’entreprise, à défaut de quoi, il serait contraint de rembourser tout ou partir des frais de formation à l’entreprise.</text:span></text:p>
          </table:table-cell>
          <table:table-cell table:style-name="Tableau1.C5" office:value-type="string">
            <text:p text:style-name="Standard"><text:span text:style-name="T7">L’engagement financier de l’employeur en frais de formation doit être supérieur aux dépenses imposées par la loi ou la convention collective. L’engagement imposé au salarié (durée de la période, sommes à rembourser) doit être proportionnelle aux dépenses engagées par l’entreprise et la clause ne doit pas priver le salarié de son droit de rupture unilatérale de son contrat de travail (faculté de démissionner). La clause s’applique quel que soit le motif de rupture du contrat de travail</text:span></text:p>
          </table:table-cell>
        </table:table-row>
      </table:table>
      <text:p text:style-name="Standard"/>
      <text:p text:style-name="Standard"><text:span text:style-name="T7"><text:tab/><text:tab/></text:span><text:span text:style-name="T3">b) les clauses interdites</text:span></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3"><text:span text:style-name="T7">CLAUSES INTERDITES</text:span></text:p>
          </table:table-cell>
          <table:table-cell table:style-name="Tableau2.A1" office:value-type="string">
            <text:p text:style-name="P3"><text:span text:style-name="T7">DEFINITIONS</text:span></text:p>
          </table:table-cell>
        </table:table-row>
        <table:table-row table:style-name="Tableau2.1">
          <table:table-cell table:style-name="Tableau2.A1" office:value-type="string">
            <text:p text:style-name="P3"><text:span text:style-name="T7">Clause attributive de </text:span><text:soft-page-break/><text:span text:style-name="T7">juridiction</text:span></text:p>
          </table:table-cell>
          <table:table-cell table:style-name="Tableau2.B2" office:value-type="string">
            <text:p text:style-name="Standard"/>
            <text:p text:style-name="Standard"><text:span text:style-name="T7">Une clause que attribue compétence à une juridiction autre que la </text:span><text:soft-page-break/><text:span text:style-name="T7">juridiction prud’homale pour connaître d’un litige relatif au contrat de travail est nulle. La compétence du Conseil de Prud’hommes dans ce domaine est d’ordre public absolu.</text:span></text:p>
            <text:p text:style-name="P5"/>
          </table:table-cell>
        </table:table-row>
        <table:table-row table:style-name="Tableau2.1">
          <table:table-cell table:style-name="Tableau2.A1" office:value-type="string">
            <text:p text:style-name="P3"><text:span text:style-name="T7">Clause compromissoire</text:span></text:p>
          </table:table-cell>
          <table:table-cell table:style-name="Tableau2.B3" office:value-type="string">
            <text:p text:style-name="Standard"/>
            <text:p text:style-name="Standard"><text:span text:style-name="T7">Clause prévoyant que tout litige qui naîtrait de la relation de travail serait réglé par un arbitre. Là encore, la compétence du Conseil de Prud’hommes étant d’ordre public, une telle clause est nulle.</text:span></text:p>
            <text:p text:style-name="P5"/>
          </table:table-cell>
        </table:table-row>
      </table:table>
      <text:p text:style-name="Standard"/>
      <text:p text:style-name="Standard"><text:span text:style-name="T7"><text:tab/><text:tab/></text:span><text:span text:style-name="T3">c) la clause de non concurrence </text:span></text:p>
      <text:p text:style-name="Standard"/>
      <text:p text:style-name="P33"><text:span text:style-name="T7">Elle vise à interdire au salarié, après la rupture de son contrat, l’exercice d’une activité qui porterait préjudice à son ancien employeur. Conditions de validité (chambre Sociale de la Cour de Cassation du 10/07/02) :</text:span></text:p>
      <text:p text:style-name="P33"/>
      <text:list xml:id="list2153694776" text:continue-numbering="true" text:style-name="WWNum2">
        <text:list-item>
          <text:p text:style-name="P38"><text:span text:style-name="T7">elle doit être limitée dans le temps</text:span></text:p>
        </text:list-item>
        <text:list-item>
          <text:p text:style-name="P38"><text:span text:style-name="T7">elle doit être limitée dans l’espace géographique</text:span></text:p>
        </text:list-item>
        <text:list-item>
          <text:p text:style-name="P38"><text:span text:style-name="T7">elle doit tenir compte des spécificités d’emploi du salarié. Elle doit lui permettre d’exercer une activité conforme à sa formation et à son expérience professionnelle.</text:span></text:p>
        </text:list-item>
        <text:list-item>
          <text:p text:style-name="P38"><text:span text:style-name="T7">Elle doit être justifiée par la protection des intérêts légitimes de l’entreprise (protection du savoir- faire, de la clientèle)</text:span></text:p>
        </text:list-item>
        <text:list-item>
          <text:p text:style-name="P38"><text:span text:style-name="T7">Elle doit contenir une contrepartie financière. Elle s’applique rétroactivement aux contrats conclus avant le 10/07/02. l’indemnité est en général calculée sur la base du salaire brut. Elle correspond à une fraction du salaire du salarié.</text:span></text:p>
        </text:list-item>
      </text:list>
      <text:p text:style-name="Standard"/>
      <text:p text:style-name="Standard"><text:span text:style-name="T7">DOCUMENT 1 :</text:span></text:p>
      <text:p text:style-name="Standard"/>
      <text:list xml:id="list2150829688" text:continue-numbering="true" text:style-name="WWNum2">
        <text:list-item>
          <text:p text:style-name="P36"><text:span text:style-name="T7">Caractère de l’indemnité de non concurrence : elle est proportionnelle à l’atteinte faite à l’entreprise</text:span></text:p>
        </text:list-item>
        <text:list-item>
          <text:p text:style-name="P36"><text:span text:style-name="T7">Fixation et versement de l’indemnité</text:span></text:p>
        </text:list-item>
      </text:list>
      <text:p text:style-name="P42"><text:span text:style-name="T18">o<text:tab/></text:span><text:span text:style-name="T7">Quel que soit le mode de rupture</text:span></text:p>
      <text:p text:style-name="P42"><text:span text:style-name="T18">o<text:tab/></text:span><text:span text:style-name="T7">Versée à la rupture du contrat</text:span></text:p>
      <text:p text:style-name="P42"><text:span text:style-name="T18">o<text:tab/></text:span><text:span text:style-name="T7">Paiement en totalité ou périodique</text:span></text:p>
      <text:p text:style-name="P27"><text:span text:style-name="T7">La clause de non concurrence doit respecter la convention collective. Une clause de non concurrence qui est prévue par une convention collective étendue s’impose aux salariés, même si elle n’est pas reprise dans le contrat dès lors que celui-ci a été informé de son existence, et mis en mesure d’en prendre connaissance.</text:span></text:p>
      <text:p text:style-name="P25"/>
      <text:p text:style-name="P25"><text:span text:style-name="T7">La clause prend effet à la fin du contrat. La violation de la clause par le salarié entraîne la perte de l’indemnité et en plus, l’entreprise peut lui réclamer des dommages et intérêts. On peut aussi prévoir dans le contrat de travail, une clause pénale : le salarié s’engage par avance à verser à son ex-‘employeur, une somme dont le montant est prévu.</text:span></text:p>
      <text:p text:style-name="P25"><text:span text:style-name="T7">L’employeur peut renoncer à la clause de non concurrence et le salarié retrouve sa liberté. Cette renonciation doit être prévue dans la convention collective ou par la clause du contrat et doit être faite dans un certain délai ;</text:span></text:p>
      <text:p text:style-name="P25"><text:span text:style-name="T7">Pour être valable, la renonciation de l’employeur doit être expresse, écrite, précise et non équivoque.</text:span></text:p>
      <text:p text:style-name="Standard"><text:soft-page-break/></text:p>
      <text:p text:style-name="Standard"><text:span text:style-name="T7"><text:tab/><text:tab/></text:span><text:span text:style-name="T3">d) la période d’essai</text:span></text:p>
      <text:p text:style-name="Standard"/>
      <text:p text:style-name="Standard"><text:span text:style-name="T7">Période pendant laquelle le salarié apprécie si le travail lui convient et l’employeur évalue l’aptitude du salarié à occuper le poste pour lequel il l’a recruter. </text:span></text:p>
      <text:p text:style-name="Standard"/>
      <text:list xml:id="list1834083421" text:continue-numbering="true" text:style-name="WWNum2">
        <text:list-item>
          <text:p text:style-name="P36"><text:span text:style-name="T7">conditions de validité</text:span></text:p>
        </text:list-item>
      </text:list>
      <text:p text:style-name="P42"><text:span text:style-name="T18">o<text:tab/></text:span><text:span text:style-name="T7">elle ne se présume pas : elle est prévue par la convention collective ou par le contrat. Il y a deux cas pour lesquels c’est la loi qui fixe la période d’essai : les VRP et les apprentis.</text:span></text:p>
      <text:p text:style-name="P42"><text:span text:style-name="T18">o<text:tab/></text:span><text:span text:style-name="T7">La période d’essai est fixée par le contrat ou par la convention collective. La jurisprudence ne tolère plus les périodes d’essai excessives et recherche si la période d’essai est correcte (proportionnelle) par rapport aux responsabilités (poste).</text:span></text:p>
      <text:p text:style-name="P42"><text:span text:style-name="T18">o<text:tab/></text:span><text:span text:style-name="T7">La période d’essai débute le jour de la prise de fonction et se termine à la fin du délai prévu. En cas de suspension du contrat de travail (ex : maladie), la période d’essai sera prolongée de la durée de l’absence.</text:span></text:p>
      <text:p text:style-name="P42"><text:span text:style-name="T18">o<text:tab/></text:span><text:span text:style-name="T7">Le renouvellement de la période d’essai est possible, mais il doit être accepté par le salarié et justifié.</text:span></text:p>
      <text:p text:style-name="Standard"/>
      <text:list xml:id="list1545253825" text:continue-numbering="true" text:style-name="WWNum2">
        <text:list-item>
          <text:p text:style-name="P36"><text:span text:style-name="T7">Effets de la période d’essai :</text:span></text:p>
        </text:list-item>
      </text:list>
      <text:p text:style-name="Standard"><text:span text:style-name="T7">Pendant la période d’essai, chaque partie peut rompre le contrat à tout moment, sans préavis, sans motif et en théorie, sans forma particulière (attention au pb de la preuve). L’employeur qui romprait abusivement la période d’essai pourrait se voir condamner à des dommages et intérêts (motif non professionnel).</text:span></text:p>
      <text:p text:style-name="Standard"/>
      <text:p text:style-name="Standard"><text:span text:style-name="T7">DOCUMENT 2 :</text:span></text:p>
      <text:p text:style-name="Standard"/>
      <text:list xml:id="list1970695594" text:continue-numbering="true" text:style-name="WWNum2">
        <text:list-item>
          <text:p text:style-name="P36"><text:span text:style-name="T7">question de droit : période d’essai applicable ? motif de rupture ?</text:span></text:p>
        </text:list-item>
        <text:list-item>
          <text:p text:style-name="P36"><text:span text:style-name="T7">règle : la convention collective fait référence à une période d’essai ; le salarié doit avoir été mis en mesure de prendre connaissance de la période d’essai. </text:span></text:p>
        </text:list-item>
        <text:list-item>
          <text:p text:style-name="P36"><text:span text:style-name="T7">application : le salarié s’est vu remettre une convention collective, et a donc été en mesure de prendre connaissance de la période d’essai applicable.</text:span></text:p>
        </text:list-item>
      </text:list>
      <text:p text:style-name="P32"><text:span text:style-name="T3">e) le Contrat Nouvelle Embauche (le CNE)</text:span></text:p>
      <text:p text:style-name="Standard"/>
      <text:p text:style-name="Standard"><text:span text:style-name="T7">Contrat à durée indéterminée avec une période d’essai de 2 ans. Il doit être écrit, réservé aux entreprises de 20 salariés au plus qui réalisent de nouvelles embauches et qui donne la possibilité de rompre le contrat sas motivation et avec des formalités simplifiées durant les 2 premières années (par LRAR)</text:span></text:p>
      <text:p text:style-name="Standard"/>
      <text:p text:style-name="Standard"><text:span text:style-name="T6">B- les effets du contrat de travail</text:span></text:p>
      <text:p text:style-name="Standard"/>
      <text:p text:style-name="Standard"><text:span text:style-name="T7"><text:tab/></text:span><text:span text:style-name="T8">1- obligations de l’employeur</text:span></text:p>
      <text:p text:style-name="Standard"/>
      <text:p text:style-name="Standard"><text:span text:style-name="T7"><text:tab/><text:tab/></text:span><text:span text:style-name="T3">a) lors de l’embauche</text:span></text:p>
      <text:p text:style-name="Standard"/>
      <text:p text:style-name="Standard"><text:span text:style-name="T7">Il a l’obligation de procéder à un certain <text:s/>nombre de déclarations (la DUE)</text:span></text:p>
      <text:p text:style-name="Standard"/>
      <text:p text:style-name="Standard"><text:span text:style-name="T7"><text:tab/><text:tab/></text:span><text:span text:style-name="T3">b) pendant l’exécution du contrat</text:span></text:p>
      <text:p text:style-name="Standard"/>
      <text:p text:style-name="Standard"><text:span text:style-name="T7">L’employeur doit :</text:span></text:p>
      <text:p text:style-name="Standard"><text:soft-page-break/><text:span text:style-name="T7">- fournir un travail et les moyens de le faire (y compris en cas de grève)</text:span></text:p>
      <text:p text:style-name="Standard"><text:span text:style-name="T7">- payer le salaire et les cotisations sociales</text:span></text:p>
      <text:p text:style-name="Standard"><text:span text:style-name="T7">- respecter la réglementation du travail (durée du travail, conditions de travail)</text:span></text:p>
      <text:p text:style-name="Standard"><text:span text:style-name="T7">- assurer le respect des libertés individuelles et collectives</text:span></text:p>
      <text:p text:style-name="Standard"/>
      <text:p text:style-name="Standard"><text:span text:style-name="T7"><text:tab/></text:span><text:span text:style-name="T8">2- obligations du salarié</text:span></text:p>
      <text:p text:style-name="Standard"/>
      <text:list xml:id="list1095718438" text:continue-numbering="true" text:style-name="WWNum2">
        <text:list-item>
          <text:p text:style-name="P36"><text:span text:style-name="T7">fournir une prestation de travail : obligation personnelle qui ne peut pas être transmise. Les inaptitudes, les erreurs et négligences peuvent être sanctionnées. Le salarié doit aussi respecter la discipline et les directives de travail.</text:span></text:p>
        </text:list-item>
        <text:list-item>
          <text:p text:style-name="P36"><text:span text:style-name="T7">Il a une obligation de loyauté envers son employeur et de discrétio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5. LE CONTRAT A DUREE DETERMINEE</text:span></text:p>
      <text:p text:style-name="Standard"/>
      <text:p text:style-name="P25"><text:span text:style-name="T7">Il est signé pour répondre à un besoin ponctuel, actuel et urgent en main d’œuvre. Dans certains secteurs d’activité, il n’est pas d’usage de conclure un CDI.</text:span></text:p>
      <text:p text:style-name="Standard"/>
      <text:p text:style-name="Standard"><text:span text:style-name="T6">A- La conclusion du CDD</text:span></text:p>
      <text:p text:style-name="Standard"/>
      <text:p text:style-name="Standard"><text:span text:style-name="T7">Art 121-2 du Code du travail : « Un CDD ne peut avoir ni pour objet ni pour effet de pourvoir durablement un emploi lié à l’activité normale de l’entreprise. »</text:span></text:p>
      <text:p text:style-name="Standard"/>
      <text:p text:style-name="Standard"><text:span text:style-name="T7"><text:tab/></text:span><text:span text:style-name="T8">1- les motifs de recours</text:span></text:p>
      <text:p text:style-name="Standard"/>
      <text:p text:style-name="Standard"><text:span text:style-name="T7"><text:tab/><text:tab/></text:span><text:span text:style-name="T3">a) les contrats liés aux besoins de l’entreprise</text:span></text:p>
      <text:p text:style-name="Standard"/>
      <text:p text:style-name="Standard"><text:soft-page-break/><text:span text:style-name="T7">3 catégories :</text:span></text:p>
      <text:p text:style-name="Standard"><text:span text:style-name="T7">- accroissement temporaire de l’activité</text:span></text:p>
      <text:p text:style-name="Standard"><text:span text:style-name="T7">- remplacement d’un salarié absent (ex : malade)</text:span></text:p>
      <text:p text:style-name="Standard"><text:span text:style-name="T7">- emploi à caractère saisonnier ou dans les secteurs où il n’est pas d’usage de recourir au CDI (ex : intermittents du spectacle). Il existe aussi un contrat « vendanges » : contrat d’un durée maximale d’un mois. Un salarié peut faire plusieurs contrats « vendanges » successifs, mais la durée totale ne doit pas excéder 2 mois sur une période de 12 mois. Contrat ouvert aux salariés en congés payés et aux fonctionnaires.</text:span></text:p>
      <text:p text:style-name="Standard"/>
      <text:p text:style-name="Standard"><text:span text:style-name="T7"><text:tab/><text:tab/></text:span><text:span text:style-name="T3">b) les contrats liés à la politique de l’emploi</text:span></text:p>
      <text:p text:style-name="Standard"/>
      <text:p text:style-name="Standard"><text:span text:style-name="T7">Ex : contrats d’apprentissage, de professionnalisation, d’alternance, …</text:span></text:p>
      <text:p text:style-name="Standard"/>
      <text:p text:style-name="P25"><text:span text:style-name="T8">2- interdictions de recours au CDD</text:span></text:p>
      <text:p text:style-name="Standard"/>
      <text:p text:style-name="Standard"><text:span text:style-name="T7">Il est interdit de recourir à un CDD pour :</text:span></text:p>
      <text:list xml:id="list277650276" text:continue-numbering="true" text:style-name="WWNum2">
        <text:list-item>
          <text:p text:style-name="P36"><text:span text:style-name="T7">pourvoir un emploi à caractère permanent</text:span></text:p>
        </text:list-item>
        <text:list-item>
          <text:p text:style-name="P36"><text:span text:style-name="T7">remplacer des salariés grévistes</text:span></text:p>
        </text:list-item>
        <text:list-item>
          <text:p text:style-name="P36"><text:span text:style-name="T7">pourvoir un poste pour accroissement temporaire d’activité alors qu’il y a eu un licenciement économique au cours des 6 derniers mois (sauf si le CDD est inférieur ou égal à 3 mois ou bien est nécessaire pour réaliser une commande à l’exportation).</text:span></text:p>
        </text:list-item>
      </text:list>
      <text:p text:style-name="Standard"/>
      <text:p text:style-name="P25"><text:span text:style-name="T8">3- les conditions de forme</text:span></text:p>
      <text:p text:style-name="Standard"/>
      <text:p text:style-name="P25"><text:span text:style-name="T7">Il doit être conclu par écrit. A défaut, il est requalifié en CDI. Il doit être transmis au salarié dans les deux jours qui suivent son embauche. Les formalités d’embauche sont les mêmes que pour le CDI (DUE). Le contrat doit comporter des mentions obligatoires (document 2)</text:span></text:p>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7">LES MENTIONS OBLIGATOIRES</text:span></text:p>
          </table:table-cell>
          <table:table-cell table:style-name="Tableau3.A1" office:value-type="string">
            <text:p text:style-name="Standard"><text:span text:style-name="T7">CONSEQUENCES DE L’ABSENCE</text:span></text:p>
          </table:table-cell>
        </table:table-row>
        <table:table-row table:style-name="Tableau3.1">
          <table:table-cell table:style-name="Tableau3.A1" office:value-type="string">
            <text:p text:style-name="Standard"><text:span text:style-name="T7">Motif précis du recours au CDD :</text:span></text:p>
            <text:p text:style-name="P46"><text:span text:style-name="T7">-5<text:tab/>nom et qualification du salarié remplacé le cas échéant</text:span></text:p>
            <text:p text:style-name="P46"><text:span text:style-name="T7">-6<text:tab/>désignation précise du poste occupé</text:span></text:p>
            <text:p text:style-name="P46"><text:span text:style-name="T7">-7<text:tab/>date d’échéance du contrat ou durée minimale (et éventuellement clause de renouvellement</text:span></text:p>
            <text:p text:style-name="P5"/>
          </table:table-cell>
          <table:table-cell table:style-name="Tableau3.A1" office:value-type="string">
            <text:p text:style-name="Standard"><text:span text:style-name="T7">En l’absence d’une de ces mentions, le contrat est réputé conclu pour une durée indéterminée. Cette présomption est irréfragable. Si le contrat est rompu du fait de l’employeur sans le respect du terme initial, la procédure de licenciement doit être respectée</text:span></text:p>
          </table:table-cell>
        </table:table-row>
        <table:table-row table:style-name="Tableau3.1">
          <table:table-cell table:style-name="Tableau3.A1" office:value-type="string">
            <text:p text:style-name="Standard"/>
            <text:p text:style-name="Standard"><text:span text:style-name="T7">Durée de la période d’essai</text:span></text:p>
          </table:table-cell>
          <table:table-cell table:style-name="Tableau3.A1" office:value-type="string">
            <text:p text:style-name="Standard"/>
            <text:p text:style-name="Standard"><text:span text:style-name="T7">Si une période d’essai n’est pas mentionnée, le CDD est définitif</text:span></text:p>
            <text:p text:style-name="P5"/>
          </table:table-cell>
        </table:table-row>
        <table:table-row table:style-name="Tableau3.1">
          <table:table-cell table:style-name="Tableau3.A1" office:value-type="string">
            <text:p text:style-name="Standard"/>
            <text:p text:style-name="Standard"><text:span text:style-name="T7">Convention collective applicable</text:span></text:p>
          </table:table-cell>
          <table:table-cell table:style-name="Tableau3.A1" office:value-type="string">
            <text:p text:style-name="Standard"/>
            <text:p text:style-name="P5"/>
          </table:table-cell>
        </table:table-row>
        <table:table-row table:style-name="Tableau3.1">
          <table:table-cell table:style-name="Tableau3.A1" office:value-type="string">
            <text:p text:style-name="Standard"><text:span text:style-name="T7">Rémunération (principale et accessoire)</text:span></text:p>
          </table:table-cell>
          <table:table-cell table:style-name="Tableau3.A1" office:value-type="string">
            <text:p text:style-name="P5"/>
          </table:table-cell>
        </table:table-row>
        <table:table-row table:style-name="Tableau3.1">
          <table:table-cell table:style-name="Tableau3.A1" office:value-type="string">
            <text:p text:style-name="Standard"><text:span text:style-name="T7">Mentions spécifiques si le contrat est exécuté à l’étranger, à temps partiel, s’il est relié à l’insertion professionnelle.</text:span></text:p>
          </table:table-cell>
          <table:table-cell table:style-name="Tableau3.A1" office:value-type="string">
            <text:p text:style-name="P5"/>
          </table:table-cell>
        </table:table-row>
      </table:table>
      <text:p text:style-name="Standard"/>
      <text:p text:style-name="P25"><text:soft-page-break/><text:span text:style-name="T8">4- la durée des CDD</text:span></text:p>
      <text:p text:style-name="Standard"/>
      <text:p text:style-name="P25"><text:span text:style-name="T7">La duré est limitée et règlementée. La durée maximale du CDD s’étend renouvellement compris. Seuls les contrats de date à date peuvent être renouvelés mais une seule fois. Le CDD peut aussi débuter par une période d’essai mais elle doit alors être mentionnée dans le contrat et respecter certaines limites :</text:span></text:p>
      <text:p text:style-name="Standard"><text:span text:style-name="T7">- si le CDD est inférieur à 6 mois : la période d’essai est inférieure à 1 jour par semaine travaillé et sera limitée à deux semaines maximum</text:span></text:p>
      <text:p text:style-name="Standard"><text:span text:style-name="T7">- si le CDD est supérieur à 6 mois : la période d’essai est inférieure à 1 mois</text:span></text:p>
      <text:p text:style-name="Standard"/>
      <text:p text:style-name="P25"><text:span text:style-name="T7">Remarques : en principe, le CDD doit être conclu de date à date (terme précis). Si le contrat se poursuit après l’arrivée du terme, il sera requalifié en CDI. Pour certains contrats, il n’est pas possible de prévoir un terme précis. C’est le cas par exemple pour le remplacement d’un salarié lorsqu’on ne connaît pas précisément sa date de retour. Le terme n’est pas précisé dans le contrat, mais le CDD doit avoir une durée minimale. Une fois cette durée exécutée, le contrat pourra être rompu à tout moment. Attention : une durée minimale longue empêchera l’employeur de rompre le contrat même si le motif de recours a disparu.</text:span></text:p>
      <text:p text:style-name="Standard"/>
      <text:p text:style-name="P25"><text:span text:style-name="T7">Les durées maximales autorisées des CD sont celles prévues par la loi. Attention : les conventions collectives peuvent prévoir des durées moindres.</text:span></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Standard"><text:span text:style-name="T7">LES CAS DE RECOURS</text:span></text:p>
          </table:table-cell>
          <table:table-cell table:style-name="Tableau4.A1" office:value-type="string">
            <text:p text:style-name="Standard"><text:span text:style-name="T7">DUREE MAXIMALE AUTORISEE</text:span></text:p>
          </table:table-cell>
        </table:table-row>
        <table:table-row table:style-name="Tableau4.1">
          <table:table-cell table:style-name="Tableau4.A1" office:value-type="string">
            <text:p text:style-name="Standard"><text:span text:style-name="T7">Le remplacement d’un salarié absent</text:span></text:p>
          </table:table-cell>
          <table:table-cell table:style-name="Tableau4.A1" office:value-type="string">
            <text:p text:style-name="P47"><text:span text:style-name="T7">-8<text:tab/>18 mois si le terme est précis</text:span></text:p>
            <text:p text:style-name="P47"><text:span text:style-name="T7">-9<text:tab/>Pas de durée maximale si le terme n’est pas précisé</text:span></text:p>
          </table:table-cell>
        </table:table-row>
        <table:table-row table:style-name="Tableau4.1">
          <table:table-cell table:style-name="Tableau4.A1" office:value-type="string">
            <text:p text:style-name="Standard"><text:span text:style-name="T7">Départ définitif d’un salarié précédant la suppression de son poste de travail</text:span></text:p>
          </table:table-cell>
          <table:table-cell table:style-name="Tableau4.A1" office:value-type="string">
            <text:p text:style-name="Standard"><text:span text:style-name="T7">24 mois</text:span></text:p>
          </table:table-cell>
        </table:table-row>
        <table:table-row table:style-name="Tableau4.1">
          <table:table-cell table:style-name="Tableau4.A1" office:value-type="string">
            <text:p text:style-name="Standard"><text:span text:style-name="T7">Attente de l’embauche effective d’un salarié en CDI</text:span></text:p>
          </table:table-cell>
          <table:table-cell table:style-name="Tableau4.A1" office:value-type="string">
            <text:p text:style-name="Standard"><text:span text:style-name="T7">9 mois</text:span></text:p>
          </table:table-cell>
        </table:table-row>
        <table:table-row table:style-name="Tableau4.1">
          <table:table-cell table:style-name="Tableau4.A1" office:value-type="string">
            <text:p text:style-name="Standard"><text:span text:style-name="T7">Accroissement temporaire de l’activité de l’entreprise</text:span></text:p>
          </table:table-cell>
          <table:table-cell table:style-name="Tableau4.A1" office:value-type="string">
            <text:p text:style-name="Standard"><text:span text:style-name="T7">18 mois, portés à 24 mois en cas d’exécution d’une commande exceptionnelle à l’exportation et réduite à 9 mois en cas de travaux urgents nécessités par des mesures de sécurité</text:span></text:p>
          </table:table-cell>
        </table:table-row>
        <table:table-row table:style-name="Tableau4.1">
          <table:table-cell table:style-name="Tableau4.A1" office:value-type="string">
            <text:p text:style-name="Standard"><text:span text:style-name="T7">Emplois à caractère saisonnier</text:span></text:p>
          </table:table-cell>
          <table:table-cell table:style-name="Tableau4.A1" office:value-type="string">
            <text:p text:style-name="Standard"><text:span text:style-name="T7">8 mois</text:span></text:p>
          </table:table-cell>
        </table:table-row>
        <table:table-row table:style-name="Tableau4.1">
          <table:table-cell table:style-name="Tableau4.A1" office:value-type="string">
            <text:p text:style-name="Standard"><text:span text:style-name="T7">Emplois dans secteurs d’activité pour lesquels il n’est pas d’usage de recourir aux CDI en raison de la nature de l’activité exercée et du caractère par nature temporaire de ces emplois.</text:span></text:p>
          </table:table-cell>
          <table:table-cell table:style-name="Tableau4.A1" office:value-type="string">
            <text:p text:style-name="Standard"><text:span text:style-name="T7">18 mois, portés à 24 mois pour les contrats exécutés à l’étranger si ces contrats ont un terme précis.</text:span></text:p>
            <text:p text:style-name="Standard"><text:span text:style-name="T7">Pas de durée maximale en l’absence de terme précis.</text:span></text:p>
          </table:table-cell>
        </table:table-row>
      </table:table>
      <text:p text:style-name="Standard"><text:span text:style-name="T6">B- l’exécution du CDD</text:span></text:p>
      <text:p text:style-name="Standard"/>
      <text:p text:style-name="P25"><text:span text:style-name="T7">En principe, le statut des salariés est CDD est aligné sur celui des salariés en CDI. Ils sont donc les mêmes droits et les mêmes obligations, tant au niveau du statut individuel (les salariés bénéficient de mêmes droits aux congés payés, de rémunération, des avantages individuels) qu’au niveau collectif (exercice du droit syndical, délégués du personnel, ils doivent être informés sur les postes libres en CDI dans l’entreprise s’il est prévu que cette information existe). Le CDD a aussi le droit au DIF.</text:span></text:p>
      <text:p text:style-name="Standard"/>
      <text:p text:style-name="Standard"><text:span text:style-name="T6">C- la fin du CDD</text:span></text:p>
      <text:p text:style-name="Standard"><text:soft-page-break/></text:p>
      <text:p text:style-name="P25"><text:span text:style-name="T8">1- les clauses de cessation du CDD</text:span></text:p>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7">LES CAS</text:span></text:p>
          </table:table-cell>
          <table:table-cell table:style-name="Tableau5.A1" office:value-type="string">
            <text:p text:style-name="Standard"><text:span text:style-name="T7">LES SITUATIONS</text:span></text:p>
          </table:table-cell>
        </table:table-row>
        <table:table-row table:style-name="Tableau5.1">
          <table:table-cell table:style-name="Tableau5.A1" office:value-type="string">
            <text:p text:style-name="Standard"><text:span text:style-name="T7">L’échéance du contrat</text:span></text:p>
          </table:table-cell>
          <table:table-cell table:style-name="Tableau5.A1" office:value-type="string">
            <text:p text:style-name="Standard"><text:span text:style-name="T7">En principe, le CDD prend fin à l’arrivée du terme ou lorsque l’objet du contrat pour lequel il a été conclu est réalisé (retour du salarié remplacé, fin des travaux urgents, fin de la saison, …). S’il se prolonge, il pourra être requalifié en CDI. S’il cesse avant le terme, le salarié a droit aux rémunérations jusqu’au terme prévu.</text:span></text:p>
          </table:table-cell>
        </table:table-row>
        <table:table-row table:style-name="Tableau5.1">
          <table:table-cell table:style-name="Tableau5.A1" office:value-type="string">
            <text:p text:style-name="Standard"><text:span text:style-name="T7">La rupture anticipée</text:span></text:p>
            <text:p text:style-name="Standard"/>
            <text:p text:style-name="P45"><text:span text:style-name="T7">-10<text:tab/>pendant la période d’essai</text:span></text:p>
            <text:p text:style-name="P45"/>
            <text:p text:style-name="P45"/>
            <text:p text:style-name="P45"><text:span text:style-name="T7">-11<text:tab/>par accord des parties</text:span></text:p>
            <text:p text:style-name="P45"/>
            <text:p text:style-name="P45"/>
            <text:p text:style-name="P45"><text:span text:style-name="T7">-12<text:tab/>pour faute grave ou lourde du salarié</text:span></text:p>
            <text:p text:style-name="P45"/>
            <text:p text:style-name="P45"><text:span text:style-name="T7">-13<text:tab/>pour un cas de force majeure</text:span></text:p>
            <text:p text:style-name="Standard"/>
            <text:p text:style-name="P45"><text:span text:style-name="T7">-14<text:tab/>en cas d’embauche d’un salarié en CDI</text:span></text:p>
          </table:table-cell>
          <table:table-cell table:style-name="Tableau5.A1" office:value-type="string">
            <text:p text:style-name="Standard"><text:span text:style-name="T7">Exceptionnellement, une rupture anticipée du CDD peut intervenir.</text:span></text:p>
            <text:p text:style-name="Standard"/>
            <text:p text:style-name="Standard"><text:span text:style-name="T7">Si une période d’essai est prévue par le contrat, les parties sont libres de rompre le CDD pendant la période d’essai</text:span></text:p>
            <text:p text:style-name="Standard"/>
            <text:p text:style-name="Standard"><text:span text:style-name="T7">La rupture amiable anticipée du CDD doit être non équivoque : constatée par écrit</text:span></text:p>
            <text:p text:style-name="Standard"/>
            <text:p text:style-name="Standard"><text:span text:style-name="T7">Lorsque le salarié commet une faute grave ou lourde, l’employeur, tout en respectant la procédure disciplinaire, peut rompre le CDD</text:span></text:p>
            <text:p text:style-name="Standard"/>
            <text:p text:style-name="Standard"><text:span text:style-name="T7">Un cas de force majeur contraint l’employeur à mettre fin au CDD, des dommages- intérêts seront éventuellement dus (salaires à échoir jusqu’à la fin du CDD)</text:span></text:p>
            <text:p text:style-name="Standard"/>
            <text:p text:style-name="Standard"><text:span text:style-name="T7">S’il justifie d’une embauche en CDI dans une autre entreprise, le salarié peut rompre le CDD de façon anticipée. Il devra respecter un préavis d’une journée par semaine déjà travaillée pour les contrats à terme imprécis, et d’un jour par semaine calculée par rapport à la durée du contrat, renouvellement inclus, pour les CDD à terme précis ; dans les 2 cas, le préavis ne peut excéder deux semaines</text:span></text:p>
          </table:table-cell>
        </table:table-row>
      </table:table>
      <text:p text:style-name="Standard"/>
      <text:p text:style-name="P25"><text:span text:style-name="T8">2- les conséquences de la cessation du CDD</text:span></text:p>
      <text:p text:style-name="Standard"/>
      <text:list xml:id="list1739626579" text:continue-numbering="true" text:style-name="WWNum2">
        <text:list-item>
          <text:p text:style-name="P36"><text:span text:style-name="T7">remise de l’attestation ASSEDIC</text:span></text:p>
        </text:list-item>
        <text:list-item>
          <text:p text:style-name="P36"><text:span text:style-name="T7">certificat de travail</text:span></text:p>
        </text:list-item>
        <text:list-item>
          <text:p text:style-name="P36"><text:span text:style-name="T7">paiement de l’indemnité de congés payés</text:span></text:p>
        </text:list-item>
        <text:list-item>
          <text:p text:style-name="P36"><text:span text:style-name="T7">versement de l’indemnité de précarité (= 10% de la rémunération brute totale perçue pendant la durée du contrat. Elle peut être réduite à 6% si une convention ou un accord de branche prévoit des contre- parties en matière d’accès à la formation professionnelle). Cette indemnité n’est pas due pour</text:span></text:p>
        </text:list-item>
      </text:list>
      <text:p text:style-name="P41"><text:span text:style-name="T14">§<text:tab/></text:span><text:span text:style-name="T7">les contrats saisonniers</text:span></text:p>
      <text:p text:style-name="P41"><text:span text:style-name="T14">§<text:tab/></text:span><text:span text:style-name="T7">pour les contrats conclus dans les secteurs où il est d’usage de ne pas recourir au CDI</text:span></text:p>
      <text:p text:style-name="P41"><text:span text:style-name="T14">§<text:tab/></text:span><text:span text:style-name="T7">si le salarié refuse un CDI à la suite du CDD</text:span></text:p>
      <text:p text:style-name="P41"><text:span text:style-name="T14">§<text:tab/></text:span><text:span text:style-name="T7">si le salarié est immédiatement embauché dans l’entreprise en CDI</text:span></text:p>
      <text:p text:style-name="Standard"/>
      <text:p text:style-name="Standard"><text:span text:style-name="T6">D- la succession des CDD</text:span></text:p>
      <text:p text:style-name="Standard"><text:soft-page-break/></text:p>
      <text:p text:style-name="P25"><text:span text:style-name="T8">1- la règle</text:span></text:p>
      <text:p text:style-name="Standard"/>
      <text:p text:style-name="P25"><text:span text:style-name="T7">En principe, à l’expiration d’un CDD, il est interdit de recourir à un nouveau CDD sur le même poste de travail avant l’expiration d’un certain délai entre les deux contrats (délai de carence : il dépend de la durée du contrat initial. Il se calcule en jours d’ouverture de l’entreprise, en jours ouvrés)</text:span></text:p>
      <text:p text:style-name="P31"><text:span text:style-name="T7">- si le contrat initial a été conclu pour une durée supérieure à 14 jours, le délai de carence est égal au tiers de la durée du contrat initial</text:span></text:p>
      <text:p text:style-name="P31"><text:span text:style-name="T7">- si le contrat initial a été conclu pour une durée inférieure à 14 jours, le délai de carence est égal à la moitié de la durée du contrat initial</text:span></text:p>
      <text:p text:style-name="Standard"/>
      <text:p text:style-name="P25"><text:span text:style-name="T8">2- les exceptions</text:span></text:p>
      <text:p text:style-name="Standard"/>
      <text:list xml:id="list1163730064" text:continue-numbering="true" text:style-name="WWNum2">
        <text:list-item>
          <text:p text:style-name="P36"><text:span text:style-name="T7">pas de délai de carence pour les successions de contrats saisonniers</text:span></text:p>
        </text:list-item>
        <text:list-item>
          <text:p text:style-name="P36"><text:span text:style-name="T7">les emplois dans les secteurs où il est d’usage de ne pas recourir au CDI</text:span></text:p>
        </text:list-item>
        <text:list-item>
          <text:p text:style-name="P36"><text:span text:style-name="T7">en cas de nouvelle absence du salarié remplacé</text:span></text:p>
        </text:list-item>
        <text:list-item>
          <text:p text:style-name="P36"><text:span text:style-name="T7">en cas de refus du salarié d’accepter le renouvellement du CDD</text:span></text:p>
        </text:list-item>
        <text:list-item>
          <text:p text:style-name="P36"><text:span text:style-name="T7">pour cause de rupture anticipée</text:span></text:p>
        </text:list-item>
        <text:list-item>
          <text:p text:style-name="P36"><text:span text:style-name="T7">en cas de travaux urgents nécessités par des besoins de sécurité</text:span></text:p>
        </text:list-item>
      </text:list>
      <text:p text:style-name="Standard"/>
      <text:p text:style-name="Standard"><text:span text:style-name="T10">E- sanctions</text:span></text:p>
      <text:p text:style-name="Standard"/>
      <text:p text:style-name="P25"><text:span text:style-name="T8">1- sanctions pénales</text:span></text:p>
      <text:p text:style-name="Standard"/>
      <text:p text:style-name="P25"><text:span text:style-name="T7">La méconnaissance des règles essentielles du CDD (cas de recours, durée et terme du contrat, absence de contrat écrit et de définition précise du motif, non transmission du contrat au salarié dans les deux jours suivants l’embauche, non respect de la rémunération) &lt; expose l’employeur à une amende qui peut aller jusqu’à 3 750€, et 7 500€ en cas de récidive</text:span></text:p>
      <text:p text:style-name="Standard"><text:span text:style-name="T7">Et/ oui 6 mois d’emprisonnement</text:span></text:p>
      <text:p text:style-name="P25"/>
      <text:p text:style-name="P25"><text:span text:style-name="T8">2- sanctions civiles</text:span></text:p>
      <text:p text:style-name="Standard"/>
      <text:p text:style-name="Standard"><text:span text:style-name="T7">= régularisation du contrat en CDI</text:span></text:p>
      <text:p text:style-name="Standard"><text:span text:style-name="T7">Dans le cas où il y a rupture anticipée : des dommages- intérê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6. LE CONTRAT DE TRAVAIL TEMPORAIRE</text:span></text:p>
      <text:p text:style-name="P48"/>
      <text:p text:style-name="P48"/>
      <text:p text:style-name="P48"><text:soft-page-break/><text:span text:style-name="T7"><text:s/>SALARIE</text:span></text:p>
      <text:p text:style-name="P3"/>
      <text:p text:style-name="Standard"/>
      <text:p text:style-name="Standard"><text:span text:style-name="T7">ENTREPRISE DE <text:tab/><text:tab/><text:tab/><text:tab/><text:tab/><text:tab/><text:tab/><text:tab/>ENTREPRISE</text:span></text:p>
      <text:p text:style-name="Standard"><text:span text:style-name="T7">TRAVAIL TEMPORAIRE<text:tab/><text:tab/><text:tab/><text:tab/><text:tab/><text:tab/><text:tab/>UTILISATRICE</text:span></text:p>
      <text:p text:style-name="Standard"/>
      <text:p text:style-name="P25"><text:span text:style-name="T7">Le salarié est embauché par l’entreprise de travail temporaire. Il est mis à la disposition de l’entreprise utilisatrice. Celle- ci verse à l’entreprise de travail temporaire des sommes correspondantes à la rémunération du salarié et au paiement de la prestation de service.</text:span></text:p>
      <text:p text:style-name="Standard"/>
      <text:p text:style-name="P25"><text:span text:style-name="T7">Art 124-2 du code du Travail : « le CTT quelque soit son motif ne peut avoir ni pour objet ni pour effet de pourvoir durablement un emploi lié à l’activité normale et permanente de l’entreprise. »</text:span></text:p>
      <text:p text:style-name="Standard"/>
      <text:p text:style-name="Standard"><text:span text:style-name="T6">A- la formation du CTT</text:span></text:p>
      <text:p text:style-name="Standard"/>
      <text:p text:style-name="Standard"><text:span text:style-name="T7"><text:tab/></text:span><text:span text:style-name="T8">1- les cas de recours</text:span></text:p>
      <text:p text:style-name="Standard"/>
      <text:p text:style-name="Standard"><text:span text:style-name="T7"><text:tab/><text:tab/></text:span><text:span text:style-name="T3">a) les cas de recours autorisés </text:span><text:span text:style-name="T7">:</text:span></text:p>
      <text:p text:style-name="Standard"/>
      <text:p text:style-name="Standard"><text:span text:style-name="T7">- le remplacement d’un salarié absent</text:span></text:p>
      <text:p text:style-name="Standard"><text:span text:style-name="T7">- le remplacement du chef d’entreprise, ou d’exploitation agricole, de son conjoint ou d’un associé non salarié</text:span></text:p>
      <text:p text:style-name="Standard"><text:span text:style-name="T7">- le remplacement d’un salarié recruté en CDI dans l’attente de son entrée en service effective</text:span></text:p>
      <text:p text:style-name="Standard"><text:span text:style-name="T7">- le remplacement d’un salarié dont le départ définitif précède la suppression de son poste</text:span></text:p>
      <text:p text:style-name="Standard"><text:span text:style-name="T7">- l’accroissement temporaire de l’activité de l’entreprise</text:span></text:p>
      <text:p text:style-name="Standard"><text:span text:style-name="T7">- la réalisation d’une commande exceptionnelle à l’exportation</text:span></text:p>
      <text:p text:style-name="Standard"><text:span text:style-name="T7">- la réalisation de travaux urgents liés à la sécurité</text:span></text:p>
      <text:p text:style-name="Standard"><text:span text:style-name="T7">- les emplois saisonniers</text:span></text:p>
      <text:p text:style-name="Standard"><text:span text:style-name="T7">- les emplois dans les secteurs d’activité où il est d’usage de ne pas recourir à des CDI</text:span></text:p>
      <text:p text:style-name="Standard"/>
      <text:p text:style-name="P25"><text:span text:style-name="T7">Deux autres cas sont prévus par la loi :</text:span></text:p>
      <text:p text:style-name="Standard"><text:span text:style-name="T7">- lorsque la mission de travail temporaire vise à faciliter l’embauche de personnes sans emploi rencontrant des difficultés sociales et professionnelles particulières</text:span></text:p>
      <text:p text:style-name="Standard"><text:span text:style-name="T7">- lorsque l’entreprise de travail temporaire et l’entreprise utilisatrice s’engagent à assurer un complément de formation professionnelle au salarié</text:span></text:p>
      <text:p text:style-name="Standard"/>
      <text:p text:style-name="Standard"><text:span text:style-name="T7"><text:tab/><text:tab/></text:span><text:span text:style-name="T3">b) les cas de recours interdits</text:span></text:p>
      <text:p text:style-name="Standard"/>
      <text:p text:style-name="Standard"><text:span text:style-name="T7">- pour pourvoir un poste lié à l’activité permanente de l’entreprise</text:span></text:p>
      <text:p text:style-name="Standard"><text:span text:style-name="T7">- remplacer un salarié dont le contrat de travail est suspendu en raison d’un conflit collectif de travail</text:span></text:p>
      <text:p text:style-name="Standard"><text:span text:style-name="T7">- remplacer un médecin du travail</text:span></text:p>
      <text:p text:style-name="Standard"><text:span text:style-name="T7">- pourvoir un poste ayant fait l’objet d’un licenciement économique avant un délai de 6 mois lorsque le motif de recours est l’accroissement temporaire d’activité (interdiction levée si la mission ne dépasse pas trois mois)</text:span></text:p>
      <text:p text:style-name="Standard"/>
      <text:p text:style-name="Standard"><text:span text:style-name="T8"><text:tab/>2- les contrats liés à la mission d’intérim</text:span></text:p>
      <text:p text:style-name="Standard"/>
      <text:p text:style-name="Standard"><text:soft-page-break/><text:span text:style-name="T7"><text:tab/><text:tab/></text:span><text:span text:style-name="T3">a) le contrat de mise à disposition</text:span></text:p>
      <text:p text:style-name="Standard"/>
      <text:p text:style-name="P25"><text:span text:style-name="T7">Il est obligatoirement écrit et doit être conclu dans les 2 jours ouvrables qui suivent la mise à disposition d’un salarié et doit comporter les mentions suivantes :</text:span></text:p>
      <text:p text:style-name="Standard"><text:span text:style-name="T7">- le motif pour lequel la mise à disposition intervient t justification de ce recours</text:span></text:p>
      <text:p text:style-name="Standard"><text:span text:style-name="T7">- caractéristiques particulières du poste (qualification professionnelle requise, lieu et horaire de travail, durée hebdomadaire, formation éventuelle à la sécurité)</text:span></text:p>
      <text:p text:style-name="Standard"><text:span text:style-name="T7">- le terme de la mission : idem CDD (à terme précis et imprécis)</text:span></text:p>
      <text:p text:style-name="Standard"><text:span text:style-name="T7">- montant de la rémunération et éléments accessoires du salaire (= primes, remboursement de frais, indemnités kilométriques). Principe d’égalité du traitement : le salarié intérimaire doit percevoir pour une qualification équivalente, la même rémunération que les salariés appartenant à l’entreprise utilisatrice et occupant le même poste)</text:span></text:p>
      <text:p text:style-name="Standard"><text:span text:style-name="T7">- nature des équipements de protection individuels que les salarié doit utiliser si nécessaire (ex : casque de chantier, chaussures de sécurité, …). L’entreprise de travail temporaire a une obligation de moyen vis-à-vis de l’entreprise utilisatrice (client). Elle doit vérifier les qualifications et aptitudes professionnelles du personnel qu’elle met à disposition.</text:span></text:p>
      <text:p text:style-name="Standard"/>
      <text:p text:style-name="Standard"><text:span text:style-name="T7"><text:tab/><text:tab/></text:span><text:span text:style-name="T3">b) le contrat de mission</text:span></text:p>
      <text:p text:style-name="Standard"/>
      <text:p text:style-name="P25"><text:span text:style-name="T7">= contrat conclu entre le salarié et l’entreprise de WT. Il reprend les mentions du contrat de mise à disposition. Il en précise les modalités de rémunération, le nom et l’adresse des garanties financiers de l’E de WT.</text:span></text:p>
      <text:p text:style-name="Standard"><text:span text:style-name="T7">Le contrat peut prévoir une clause d’essai et une clause envisageant l’embauche du salarié par l’entreprise utilisatrice. Il doit être remis au salarié dans les 2 jours ouvrables qui suivent sa mise à disposition. Les formalités liées à l’embauche sont à la charge de l’entreprise de WT. L’entreprise utilisatrice doit quand même inscrire tous ses salariés intérimaires sur son registre du personnel. L’entreprise utilisatrice doit fournir tous les renseignements nécessaires pour établir les contrats.</text:span></text:p>
      <text:p text:style-name="Standard"/>
      <text:p text:style-name="Standard"><text:span text:style-name="T6">B- exécution du contrat d’intérim</text:span></text:p>
      <text:p text:style-name="Standard"/>
      <text:p text:style-name="Standard"><text:span text:style-name="T8"><text:tab/>1- durée de la mission</text:span></text:p>
      <text:p text:style-name="Standard"/>
      <text:p text:style-name="Standard"><text:span text:style-name="T7"><text:tab/><text:tab/></text:span><text:span text:style-name="T3">a) durée maximale</text:span></text:p>
      <text:p text:style-name="Standard"/>
      <text:p text:style-name="P25"><text:span text:style-name="T7">En principe, le CTT comporte un terme précis (sauf s’il est conclu pour un remplacement d’un chef d’entreprise ou d’exploitation agricole). La durée maximale est de 18 mois, renouvellement compris et peut être porté à 24 mois (départ définitif d’un salarié précédent la suppression de son poste, commande exceptionnelle à l’exportation) ou réduite à 9 mois (attente de l’entrée en service effective d’un salarié recruté en CDI, travaux urgents nécessités par des mesures de sécurité)</text:span></text:p>
      <text:p text:style-name="P25"/>
      <text:p text:style-name="Standard"><text:span text:style-name="T7"><text:tab/>Comme pour les CDD, le terme du CTT peut être imprécis, et dans ce cas, une durée minimale doit être prévue. Les CTT à terme imprécis sont possible lorsqu’ils sont conclus pour remplacer un salarié absent, un chef d’entreprise, un salarié recruté en CDI dans l’attente de son entrée effective, pour les emplois à caractère saisonnier, pour les emplois dans les secteurs où il est d‘usage de ne pas recourir aux CDI. Le contrat a alors pour terme la fin de l’absence de la personne remplacée où la réalisation de l’objet pour lequel il a été conclu. Il existe une possibilité d’aménagement du terme.</text:span></text:p>
      <text:p text:style-name="Standard"><text:span text:style-name="T7"><text:tab/><text:tab/></text:span><text:span text:style-name="T3">b) possibilité d’aménagement du terme</text:span></text:p>
      <text:p text:style-name="Standard"><text:soft-page-break/></text:p>
      <text:p text:style-name="P25"><text:span text:style-name="T7">C’est une particularité du CTT qui existe seulement si le terme de la mission est précis : le terme peut être avancé ou différé :</text:span></text:p>
      <text:p text:style-name="Standard"><text:span text:style-name="T7">- dans la limite de 10 jours, le terme peut être d’un jour pour 5 jours de travail</text:span></text:p>
      <text:p text:style-name="Standard"><text:span text:style-name="T7">- dans la limite de la durée maximale du contrat selon le cas de recours, le terme peut être différé d’un jour pour 5 jours de travail</text:span></text:p>
      <text:p text:style-name="Standard"><text:span text:style-name="T7">- pour les missions n’excédant pas 10 jours de travail, le terme peut être avancé ou différé de 2 jours maximums</text:span></text:p>
      <text:p text:style-name="Standard"/>
      <text:p text:style-name="Standard"><text:span text:style-name="T7"><text:tab/><text:tab/></text:span><text:span text:style-name="T3">c) période d’essai</text:span></text:p>
      <text:p text:style-name="Standard"/>
      <text:p text:style-name="P25"><text:span text:style-name="T7">La durée de la période d’essai est fixée par voie de convention ou d’accord professionnel de branche étendue, ou de convention ou d’accord d’entreprise ou d’établissement. A défaut, elle ne peut excéder :</text:span></text:p>
      <text:p text:style-name="P31"><text:span text:style-name="T7">- 2 jours si la mission est inférieure ou égale à 1 mois</text:span></text:p>
      <text:p text:style-name="P31"><text:span text:style-name="T7">- 3 jours si elle est comprise entre 1 et 2 mois</text:span></text:p>
      <text:p text:style-name="P31"><text:span text:style-name="T7">- 5 jours pour les missions qui excèdent 2 mois</text:span></text:p>
      <text:p text:style-name="Standard"><text:span text:style-name="T7">Si la période d’essai d’un intérimaire n’est pas concluante, l’entreprise de WT devra proposer un autre intérimaire.</text:span></text:p>
      <text:p text:style-name="Standard"/>
      <text:p text:style-name="Standard"><text:span text:style-name="T7"><text:tab/><text:tab/></text:span><text:span text:style-name="T3">d) renouvellement du contrat de mission</text:span></text:p>
      <text:p text:style-name="Standard"/>
      <text:p text:style-name="P25"><text:span text:style-name="T7">Un seul renouvellement est possible dans la limite de la durée maximale autorisée. La période de renouvellement peut être plus longue que la durée initialement prévue.</text:span></text:p>
      <text:p text:style-name="Standard"/>
      <text:p text:style-name="Standard"><text:span text:style-name="T7"><text:tab/><text:tab/></text:span><text:span text:style-name="T3">e) succession de contrats de mission sur un même poste</text:span></text:p>
      <text:p text:style-name="Standard"/>
      <text:p text:style-name="P25"><text:span text:style-name="T7">Comme pour le CDI, il convient de respecter un délai de carence lorsque la succession de CTT est envisagé sur un même poste de travail, ce délai de carence est le même que pour les CDD, soit :</text:span></text:p>
      <text:p text:style-name="Standard"><text:span text:style-name="T7">- le tiers de la durée du contrat lorsque celle-ci est supérieure à 14 jours</text:span></text:p>
      <text:p text:style-name="Standard"><text:span text:style-name="T7">- la moitié de la durée du contrat lorsque celle-ci est inférieure à 14 jours</text:span></text:p>
      <text:p text:style-name="Standard"/>
      <text:p text:style-name="Standard"><text:span text:style-name="T7"><text:tab/></text:span><text:span text:style-name="T8">2- le statut du salarié intérimaire</text:span></text:p>
      <text:p text:style-name="Standard"/>
      <text:p text:style-name="P25"><text:span text:style-name="T7">Il relève du régime général de la SS. C’est l’entreprise de WT qui est redevable des cotisations sociales. Si jamais, il y a défaillance de l’entreprise de WT, la loi prévoit que ce soit l’entreprise utilisatrice qui se substitue pour les sommes dus aux organismes sociaux et au salarié. Les intérimaires sont salariés de l’entreprise de WT : ils sont éligibles et électeurs au CE et à la représentation du personnel au sein de l’entreprise de WT, mais ils sont pris en compte dans l’effectif de l’entreprise utilisatrice au prorata de leu temps de présence au cours des 12 derniers mois, sauf s’ils remplacent un salarié absent.</text:span></text:p>
      <text:p text:style-name="Standard"/>
      <text:p text:style-name="P25"><text:span text:style-name="T7">Bien que non lié juridiquement directement à l’entreprise utilisatrice, le salarié intérimaire a un statut identique à celui des autres salariés de l’entreprise utilisatrice. Au cours de la mission, on applique le principe de l’égalité de traitement :</text:span></text:p>
      <text:list xml:id="list1527835663" text:continue-numbering="true" text:style-name="WWNum2">
        <text:list-item>
          <text:p text:style-name="P50"><text:span text:style-name="T7">au niveau des conditions de travail et avantages sociaux (= horaires de travail, congés pour évènements familiaux, hygiène et sécurité, accès aux installations collectives)</text:span></text:p>
        </text:list-item>
        <text:list-item>
          <text:p text:style-name="P50"><text:span text:style-name="T7">au niveau des accidents du travail : l’entreprise utilisatrice doit informer dans les 24h la CPAM et l’entreprise de WT. Cette information se fait par LRAR.</text:span></text:p>
        </text:list-item>
        <text:list-item>
          <text:p text:style-name="P50"><text:soft-page-break/><text:span text:style-name="T7">Au niveau de la rémunération : elle est versée par l’entreprise de WT mais elle est facturée à l’entreprise utilisatrice. Cette rémunération comprend le salaire de base, primes et avantages qui vont avec le poste, le paiement des jours fériés.</text:span></text:p>
        </text:list-item>
        <text:list-item>
          <text:p text:style-name="P50"/>
        </text:list-item>
      </text:list>
      <text:p text:style-name="P25"><text:span text:style-name="T7">En principe, le salarié est payé à la fin de chaque mission. C’est l’entreprise de WT qui devra lancer la procédure disciplinaire en cas de faute commise par le salarié dans l’entreprise utilisatrice.</text:span></text:p>
      <text:p text:style-name="Standard"/>
      <text:p text:style-name="Standard"><text:span text:style-name="T6">C- la fin du CTT</text:span></text:p>
      <text:p text:style-name="Standard"/>
      <text:p text:style-name="Standard"><text:span text:style-name="T7"><text:tab/></text:span><text:span text:style-name="T8">1- les causes de cessation du CTT</text:span></text:p>
      <text:p text:style-name="Standard"/>
      <text:p text:style-name="Standard"><text:span text:style-name="T7">- fin de la mission (arrivée du terme s’il est précis)</text:span></text:p>
      <text:p text:style-name="Standard"><text:span text:style-name="T7">- retour du salarié remplacé ou lorsque l’objet est réalisé (lorsque le terme est imprécis)</text:span></text:p>
      <text:p text:style-name="Standard"><text:span text:style-name="T7">- rupture anticipée du CTT. Elle peut intervenir :</text:span></text:p>
      <text:p text:style-name="Standard"><text:span text:style-name="T7"><text:tab/>- par accord des parties</text:span></text:p>
      <text:p text:style-name="P25"><text:span text:style-name="T7">- en cas de faute grave ou lourde du salarié</text:span></text:p>
      <text:p text:style-name="P25"><text:span text:style-name="T7">- en cas de force majeure (extérieure, irrésistible et imprévisible)</text:span></text:p>
      <text:p text:style-name="P25"><text:span text:style-name="T7">- quand l’entreprise utilisatrice embauche le salarié en CDI</text:span></text:p>
      <text:p text:style-name="Standard"/>
      <text:p text:style-name="Standard"><text:span text:style-name="T7"><text:tab/></text:span><text:span text:style-name="T8">2- modalités de la fin de mission</text:span></text:p>
      <text:p text:style-name="Standard"/>
      <text:p text:style-name="Standard"><text:span text:style-name="T7">Le certificat de travail, l’attestation ASSEDIC et le reçu pour solde de tout compte sont remis par l’entreprise de WT. </text:span></text:p>
      <text:p text:style-name="Standard"/>
      <text:p text:style-name="Standard"><text:span text:style-name="T7"><text:tab/><text:tab/></text:span><text:span text:style-name="T3">a) indemnités de fin de mission</text:span></text:p>
      <text:p text:style-name="Standard"/>
      <text:p text:style-name="P25"><text:span text:style-name="T7">Le salarié <text:s/>intérimaire perçoit une indemnité égale à 10% au moins de la rémunération brute qui lui est due, sauf pour les contrats saisonniers et pour les emplois où il d’usage de ne pas recourir au CDI.</text:span></text:p>
      <text:p text:style-name="P25"><text:span text:style-name="T7"><text:s/></text:span></text:p>
      <text:p text:style-name="Standard"><text:span text:style-name="T7"><text:tab/><text:tab/></text:span><text:span text:style-name="T3">b) indemnité de congés payés</text:span></text:p>
      <text:p text:style-name="Standard"/>
      <text:p text:style-name="P25"><text:span text:style-name="T7">Elle est due quelle que soit la durée de la mission. Egale à 1/10</text:span><text:span text:style-name="T16">ème</text:span><text:span text:style-name="T7"> de la rémunération totale au moins. Elle n’est pas incluse dans l’assiette du calcul de l’indemnité de fin de mission. Par contre, l’indemnité de fin de mission est incluse dans le calcul de l’indemnité de CP.</text:span></text:p>
      <text:p text:style-name="Standard"><text:span text:style-name="T7">Exemple (doc 3)</text:span></text:p>
      <text:p text:style-name="Standard"/>
      <text:p text:style-name="Standard"><text:span text:style-name="T8"><text:tab/>3- la poursuite du travail dans l’entreprise utilisatrice</text:span></text:p>
      <text:p text:style-name="Standard"/>
      <text:p text:style-name="Standard"><text:span text:style-name="T7">Si le salarié continu de travailler dans l’entreprise utilisatrice après la fin de sa mission, l’ancienneté s’apprécie au 1</text:span><text:span text:style-name="T16">er</text:span><text:span text:style-name="T7"> jour de sa mission. L’entreprise utilisatrice qui devient son employeur direct doit procéder aux formalités d’embauche. La durée du CTT est déduite de la période d’essai qui pourrait être prévue dans le nouveau contrat, dans la limite de 3 mois et seulement s’il est embauché sur un poste identique à celui de sa mission temporaire.</text:span></text:p>
      <text:p text:style-name="Standard"><text:span text:style-name="T7">L’indemnité de fin de mission n’est pas due.</text:span></text:p>
      <text:p text:style-name="Standard"/>
      <text:p text:style-name="Standard"><text:span text:style-name="T7"><text:tab/></text:span><text:span text:style-name="T8">4- les sanctions : doc. 4</text:span><text:span text:style-name="T7"> </text:span></text:p>
      <text:p text:style-name="Standard"/>
      <text:p text:style-name="Standard"><text:soft-page-break/></text:p>
      <text:p text:style-name="Standard"/>
      <text:p text:style-name="P23"><text:span text:style-name="T2">CHAP 7. LE CONTRAT A TEMPS PARTIEL</text:span></text:p>
      <text:p text:style-name="Standard"/>
      <text:p text:style-name="Standard"><text:span text:style-name="T6">A- Définition</text:span></text:p>
      <text:p text:style-name="Standard"/>
      <text:p text:style-name="P25"><text:span text:style-name="T7">L’article 212-4-2 du code du travail définit les salariés à temps partiel. La répartition du temps de travail s’effectue sur la semaine ou le mois. Il est également possible d’aménager le temps de travail dans un cadre annuel.</text:span></text:p>
      <text:p text:style-name="P25"/>
      <text:p text:style-name="P25"><text:span text:style-name="T7">Sont considérés comme salariés à temps partiel, les salariés dont la durée du travail est inférieure :</text:span></text:p>
      <text:p text:style-name="Standard"><text:span text:style-name="T7">- à la durée légale du travail ou, lorsque ces durées sont inférieures à la durée légale, à la durée du travail fixée conventionnellement pour la branche ou l’entreprise ou aux durées de travail applicables dans l’établissement.</text:span></text:p>
      <text:p text:style-name="Standard"><text:span text:style-name="T7">- à la durée mensuelle résultant de l’application, sur cette période, de la durée légale de travail ou, si elles sont inférieures, de la durée de travail fixée conventionnellement pour la branche ou l’entreprise ou des durées applicables dans l’établissement.</text:span></text:p>
      <text:p text:style-name="Standard"><text:span text:style-name="T7">- à la durée annuelle résultant de l’exploitation, sur cette période, de la durée légale du travail, soit 1 607 heures ou, si elles sont inférieures, de la durée du travail fixée conventionnellement pour la branche ou l’entreprise ou des durées du travail applicables dans l’établissement.</text:span></text:p>
      <text:p text:style-name="Standard"/>
      <text:p text:style-name="Standard"><text:span text:style-name="T6">B- Mise en œuvre du TP</text:span></text:p>
      <text:p text:style-name="Standard"/>
      <text:p text:style-name="Standard"><text:span text:style-name="T7">Trois modalités pour mettre en œuvre un temps partiel :</text:span></text:p>
      <text:list xml:id="list1409240365" text:continue-numbering="true" text:style-name="WWNum2">
        <text:list-item>
          <text:p text:style-name="P36"><text:span text:style-name="T7">base d’une convention ou d’un accord de branche étendu ou accord collectif</text:span></text:p>
        </text:list-item>
        <text:list-item>
          <text:p text:style-name="P36"><text:span text:style-name="T7">en l’absence d’accord collectif, après avis du CE, ou à défaut, des délégués du personnel, leur avis doit être transmis à l’inspection du travail dans les 15 jours.</text:span></text:p>
        </text:list-item>
        <text:list-item>
          <text:p text:style-name="P36"><text:span text:style-name="T7">S’il n’y a pas de CE ou de délégués du personnel, l’employeur peut décider de mettre en œuvre seul, un contrat à TP ou à la demande des salariés (information à l’inspection du W dans les 15 jours)</text:span></text:p>
        </text:list-item>
      </text:list>
      <text:p text:style-name="Standard"/>
      <text:p text:style-name="Standard"><text:span text:style-name="T7">Quand le temps partiel est mis en place, par un accord collectif, celui-ci doit prévoir :</text:span></text:p>
      <text:list xml:id="list1497012722" text:continue-numbering="true" text:style-name="WWNum2">
        <text:list-item>
          <text:p text:style-name="P36"><text:span text:style-name="T7">les modalités de passage des emplois à temps complet vers le temps partiel, et vis-versa</text:span></text:p>
        </text:list-item>
        <text:list-item>
          <text:p text:style-name="P36"><text:span text:style-name="T7">la procédure de demande du salarié</text:span></text:p>
        </text:list-item>
        <text:list-item>
          <text:p text:style-name="P36"><text:span text:style-name="T7">le délai de réponse de l’employeur, et en cas de refus, les raisons objectives de son refus.</text:span></text:p>
        </text:list-item>
      </text:list>
      <text:p text:style-name="Standard"/>
      <text:p text:style-name="P25"><text:span text:style-name="T7">En l’absence d’accord collectif, le salarié adresse sa demande au chef d’entreprise en LRAR et en précisant la durée de travail souhaitée et la date envisagée pour la mise en œuvre du nouvel horaire. La demande doit être adressée au moins 6 mois avant la date de mise en œuvre. Le chef d’entreprise est tenu de répondre dans un délai de 3 mois en LRAR. Il peut refuser en justifiant :</text:span></text:p>
      <text:list xml:id="list1765770191" text:continue-numbering="true" text:style-name="WWNum2">
        <text:list-item>
          <text:p text:style-name="P36"><text:span text:style-name="T7">de l’absence d’emplois disponibles ressortissants de la catégorie professionnelle du salarié</text:span></text:p>
        </text:list-item>
        <text:list-item>
          <text:p text:style-name="P36"><text:span text:style-name="T7">de l’absence d’un emploi équivalent</text:span></text:p>
        </text:list-item>
        <text:list-item>
          <text:p text:style-name="P36"><text:span text:style-name="T7">en démontrant que le changement demandé aurait des conséquences </text:span><text:soft-page-break/><text:span text:style-name="T7">préjudiciables à la production et à la bonne marche de l’entreprise</text:span></text:p>
        </text:list-item>
      </text:list>
      <text:p text:style-name="Standard"><text:span text:style-name="T7">Dans certains cas, le salarié peut exiger de travailler à temps partiel (ex : congés parentaux)</text:span></text:p>
      <text:p text:style-name="Standard"/>
      <text:p text:style-name="Standard"/>
      <text:p text:style-name="Standard"/>
      <text:p text:style-name="Standard"><text:span text:style-name="T6">C- Forme du contrat</text:span></text:p>
      <text:p text:style-name="Standard"/>
      <text:p text:style-name="P25"><text:span text:style-name="T7">Le contrat de travail à temps partiel doit obligatoirement être écrit, qu’il soit à durée déterminée ou indéterminée. L’absence d’écrit fait présumer que le contrat a été conclu pour un horaire à temps complet. Il s’agit d’une présomption simple, l’employeur pouvant apporter la preuve contraire par tout moyen. Le défaut d’écrit ou de mentions obligatoires est sanctionné pénalement (amende de 1 500 € pour l’employeur personne physique, amende cinq fois supérieure pour l’employeur personne morale)</text:span></text:p>
      <text:p text:style-name="P25"/>
      <text:p text:style-name="Standard"><text:span text:style-name="T7">Le contrat doit comporter les mentions suivantes :</text:span></text:p>
      <text:list xml:id="list2186087505" text:continue-numbering="true" text:style-name="WWNum2">
        <text:list-item>
          <text:p text:style-name="P36"><text:span text:style-name="T7">qualification professionnelle</text:span></text:p>
        </text:list-item>
        <text:list-item>
          <text:p text:style-name="P36"><text:span text:style-name="T7">éléments de rémunération, les modalités de calcul de la rémunération mensualisée (possibilité de lissage du salaire, par dérogation au principe du paiement des heures réellement effectuées dans le mois)</text:span></text:p>
        </text:list-item>
        <text:list-item>
          <text:p text:style-name="P36"><text:span text:style-name="T7">durée hebdomadaire, mensuelle, ou annuelle du travail</text:span></text:p>
        </text:list-item>
        <text:list-item>
          <text:p text:style-name="P36"><text:span text:style-name="T7">la répartition de l’horaire de travail sur la semaine, le mois </text:span></text:p>
        </text:list-item>
        <text:list-item>
          <text:p text:style-name="P36"><text:span text:style-name="T7">les cas dans lesquels une modification éventuelle de cette répartition peut intervenir, ainsi que la nature de cette modification</text:span></text:p>
        </text:list-item>
        <text:list-item>
          <text:p text:style-name="P36"><text:span text:style-name="T7">les conditions de la modification éventuelle de cette répartition, celle-ci devant être notifiée au salarié au moins 7 jours avant. Ce délai peut être ramené à un minimum de 3 jours par convention ou accord collectif de branche étendu ou par un accord d’entreprise ou d’établissement. Le salarié peut refuser ce changement de répartition lorsque les nouveaux horaires ne sont pas compatibles avec des obligations familiales impérieuses, avec le suivi d’un enseignement scolaire ou supérieur, avec une période d’activité fixée chez un autre employeur, ou avec une activité professionnelle non salariée. Le salarié peut également refuser le changement de répartition si le contrat n’a pas prévu les ces et la nature d’une telle modification. </text:span></text:p>
        </text:list-item>
        <text:list-item>
          <text:p text:style-name="P36"><text:span text:style-name="T7">Les limites dans lesquelles peuvent être effectuées les heures complémentaires (heures qui sont effectuées au-delà de la durée du W prévue au contrat, qui sont plafonnées à 10% de la durée du contrat et qui ne donnent pas lieu à majoration. Par voie de négociation de branche, et en vertu d’un accord ou d’une convention de branche étendue, ou un accord d’entreprise ou d’établissement, ce quota de 10% peut être porté à 1/3 du contrat initial. Dans ce cas, chacune des heures complémentaires effectuées au-delà du 10</text:span><text:span text:style-name="T16">ème</text:span><text:span text:style-name="T7"> de l’horaire contractuel donne lieu à une majoration de 25% du taux horaire. Les heures complémentaires ne sont soumises à aucune autorisation, mais l’employeur ne peut y recourir que si le contrat de travail l’a prévu et mentionné)</text:span></text:p>
        </text:list-item>
      </text:list>
      <text:p text:style-name="Standard"/>
      <text:p text:style-name="P25"><text:span text:style-name="T7">Les horaires de travail des employés à TP doivent compter une seule interruption d’activité ne dépassant pas 2 heures au cours d’une même journée, sauf convention ou accord collectif de branche étendu, ou accord d’entreprise ou d’établissement disposant autrement, moyennant des contreparties spécifiques.</text:span></text:p>
      <text:p text:style-name="P33"/>
      <text:p text:style-name="Standard"><text:soft-page-break/><text:span text:style-name="T7"><text:tab/>Lorsque, sur une période de 12 semaines consécutives, ou pendant 12 semaines au cours dune période de 15 semaines, l’horaire moyen réellement effectué par un salarié a dépassé de 2 heures au moins par semaine ou de l’équivalent mensuel de cette durée l’horaire prévu au contrat, l’horaire initial est modifié sous réserve d’un préavis de 7 jours et sauf opposition du salarié intéressé en ajoutant à l’horaire antérieurement fixé, la différence entre cet horaire et l’horaire moyen effectué.</text:span></text:p>
      <text:p text:style-name="Standard"/>
      <text:p text:style-name="P33"><text:span text:style-name="T7">Le contrat peut également prévoir une période d’essai, qui ne peut pas avoir une durée supérieure à celle des salariés à temps complet. </text:span></text:p>
      <text:p text:style-name="Standard"><text:span text:style-name="T6">D- la répartition des horaires</text:span></text:p>
      <text:p text:style-name="Standard"/>
      <text:p text:style-name="P25"><text:span text:style-name="T7">Fixé par les parties au sein de chaque journée dans le cadre hebdomadaire, mensuel ou éventuellement annuel. Depuis le 1/2/00, il n’est plus possible de conclure un CTP annualisé sauf pour les salariés qui en font la demande en raison des besoins de la vie familiale et qui peuvent ainsi réduire le temps de travail sous forme d’une ou plusieurs périodes de repos supplémentaire d’au moins une semaine, notamment pendant les congés scolaires. Désormais, le travail à TP annualisé mais avec du travail toute l’année ne se conçoit que dans le cadre d’une modulation avec des périodes pleines et des périodes creuses. Il faut une convention collective ou un accord de branché étendu ou un accord d’entreprise ou d’établissement qui n’a pas fait l’objet d’une opposition des syndicats majoritaires non signataires, ainsi qu’un contrat écrit.</text:span></text:p>
      <text:p text:style-name="Standard"/>
      <text:p text:style-name="Standard"><text:span text:style-name="T7"><text:tab/>L’accord contient obligatoirement un certain nombre de clauses, notamment les limites à l’intérieure desquelles les horaires de travail peuvent varier. L’écart entre chacune de ces limites et la durée inscrite au contrat de travail ne pouvant excéder le tiers de cette durée. Il faut que la durée moyenne hebdomadaire sur un an soit égale à la durée du contrat.</text:span></text:p>
      <text:p text:style-name="Standard"/>
      <text:p text:style-name="P25"><text:span text:style-name="T7">Pour remplacer le dispositif du TP annualisé, la loi Aubry II a rétablit l’ancien dispositif de l’intermittence (=CDI qui comporte une alternance de périodes travaillées et de périodes non travaillées. Ce contrat est n’admis que dans les secteurs professionnels énumérés par décret e suppose soit une convention ou un accord collectif étendu ou un accord de branche d’entreprise ou d’établissement)</text:span></text:p>
      <text:p text:style-name="P25"/>
      <text:p text:style-name="Standard"><text:span text:style-name="T6">E- Statut des travailleurs à temps partiel</text:span></text:p>
      <text:p text:style-name="Standard"/>
      <text:p text:style-name="Standard"><text:span text:style-name="T7"><text:tab/>On leur reconnaît les mêmes droits que les salariés à temps complet. Leur rémunération doit être strictement proportionnelle à celle d’un salarié à temps complet, de même qualification y compris les primes.</text:span></text:p>
      <text:p text:style-name="Standard"/>
      <text:p text:style-name="P25"><text:span text:style-name="T7">Les droits qui sont liés à l’ancienneté des salariés à TP sont décomptés de la même manière que s’ils avaient travaillés à temps complet.</text:span></text:p>
      <text:p text:style-name="Standard"/>
      <text:p text:style-name="P25"><text:span text:style-name="T7">Les préavis de licenciement et de démission sont identiques. Dans le cadre de la représentation du personnel, ils peuvent être électeurs et éligibles comme les salariés à temps complet, et peuvent être représentés comme délégués syndicaux.</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8. LE CONTRAT D’APPRENTISSAGE</text:span></text:p>
      <text:p text:style-name="Standard"/>
      <text:p text:style-name="Standard"><text:span text:style-name="T6">A- L’employeur</text:span></text:p>
      <text:p text:style-name="Standard"/>
      <text:p text:style-name="P25"><text:span text:style-name="T7">Tout employeur peut engager un apprenti à la condition d’en faire la déclaration à la CCI ou à la chambre des métiers ou à la chambre d’agriculture selon les cas (déclaration notifiée lors du premier contrat d’apprentissage). Il s’engage à prendre les mesures nécessaires à l’organisation de l’apprentissage, garantit les conditions d’une formation satisfaisante : équipement de l’entreprise, techniques utilisées, compétence professionnelle.</text:span></text:p>
      <text:p text:style-name="Standard"/>
      <text:p text:style-name="Standard"><text:span text:style-name="T7"><text:tab/>L’employeur doit inscrire l’apprenti dans un CFA où il lui sera dispensé un enseignement théorique (d’au moins 400 par an en moyenne sur les années d’application du contrat, et ne cas d’échec à l’examen et de prolongation du contrat d’un an, 240 h par an au minimum) – que complète l’enseignement pratique reçu dans l’entreprise – en vue de l’obtention d’un diplôme ou d’un titre à finalité professionnelle.</text:span></text:p>
      <text:p text:style-name="Standard"/>
      <text:p text:style-name="Standard"><text:span text:style-name="T6">B- Le maître d’apprentissage</text:span></text:p>
      <text:p text:style-name="Standard"/>
      <text:p text:style-name="Standard"><text:span text:style-name="T7"><text:tab/>Dans l’entreprise, le maître d’apprentissage qui est directement responsable de la formation de l’apprenti assume la fonction de tuteur. Il doit être majeur et offrir toutes les garanties de moralité. Il doit présenter des compétences professionnelles et pédagogiques. Le titre de maître d’apprentissage confirmé (arrêté du 19 mars 1997) peut être obtenu sous conditions mais n’est pas exigé.</text:span></text:p>
      <text:p text:style-name="P25"><text:span text:style-name="T7">La fonction tutoriale peut être partagée entre plusieurs salariés de l’entreprise constituant une équipe dont la coordination et la liaison avec le CFA sont assurés par un maître d’apprentissage référent. Lorsqu’il est constaté que l’employeur ou le maître d’apprentissage méconnaît les obligations mises à sa charge, l’employeur est mis en demeure par l’inspection du travail de régulariser la situation ou de changer de maître d’apprentissage. A défaut, le préfet peut s’opposer à l’engagement d’apprentis. L’entreprise peut accueillir simultanément deux apprentis et un apprenti redoublant un apprenti supplémentaire et un apprenti redoublant pour chaque personne responsable de la formation autre que l’employeur. </text:span></text:p>
      <text:p text:style-name="Standard"/>
      <text:p text:style-name="Standard"><text:span text:style-name="T6">C- L‘apprenti</text:span></text:p>
      <text:p text:style-name="Standard"/>
      <text:p text:style-name="P25"><text:span text:style-name="T7">L’apprenti doit être âgé de 16 au moins et de 25 ans au plus au début de l’apprentissage. Toutefois, un jeune âgé d’au moins 15 ans peut souscrire un contrat d’apprentissage s’il justifie avoir effectué la scolarité du premier cycle de l’enseignement secondaire. On peut déroger à limite d’âge supérieure dans 4 </text:span><text:soft-page-break/><text:span text:style-name="T7">cas (travailleur handicapé, ou lorsque le bénéficiaire du contrat a un projet de création ou de reprise d’entreprise par exemple).</text:span></text:p>
      <text:p text:style-name="Standard"/>
      <text:p text:style-name="P25"><text:span text:style-name="T7">L’apprenti doit suivre la formation dispensée en CFA et en entreprise en se présentant aux épreuves de l’examen qu’il prépare. Le temps des cours en CFA est compris dans l’horaire de travail. L’apprenti bénéficie de congés payés et de congés spéciaux pour la préparation des épreuves (5 jours par ans). Afin de procéder à une première évaluation du déroulement de la formation, et le cas échéant, d’adapter cette dernière, l’apprenti est convié par le CFA, dans les deux mois suivants la conclusion du contrat d’apprentissage à un entretien auquel participe l’employeur, le maître de stage, un formateur du CFA et, si besoin est, les parents de l’apprenti ou son représentant légal.</text:span></text:p>
      <text:p text:style-name="P25"/>
      <text:p text:style-name="P25"><text:span text:style-name="T7">La durée maximale quotidienne de travail pour les apprentis de moins de 18 ans est de 8 heures. Les heures supplémentaires sont interdites tant que l’apprenti a moins de 18 ans sauf dérogation accordée à titre exceptionnelle par l’inspecteur du travail et dans la limite de 5 heures par semaine.</text:span></text:p>
      <text:p text:style-name="P25"/>
      <text:p text:style-name="P25"><text:span text:style-name="T7">Le travail dominical et le travail les jours fériés des apprentis de moins de 18 ans sont interdits, sauf dérogations prévues par le code du travail. Le travail de nuit est également interdit pour les apprentis de moins de 18 ans, sauf dérogations légales (exemple : secteur de la boulangerie) ou autorisation exceptionnelle donnée par l’inspecteur du travail.</text:span></text:p>
      <text:p text:style-name="P25"/>
      <text:p text:style-name="P25"><text:span text:style-name="T7">Sa rémunération est une fraction du SMIC (ou du salaire minimum conventionnel) ; son taux varie de 25 à 78% avec l’année d’exécution du contrat et l’âge de l’apprenti. Elle est exonérée d’impôt sur le revenu.</text:span></text:p>
      <text:p text:style-name="P25"/>
      <text:p text:style-name="P25"><text:span text:style-name="T7">L’apprenti peut souscrire des contrats d’apprentissage successifs pour acquérir des qualifications différentes.</text:span></text:p>
      <text:p text:style-name="Standard"/>
      <text:p text:style-name="Standard"><text:span text:style-name="T6">D- Forme et durée du contrat</text:span></text:p>
      <text:p text:style-name="Standard"/>
      <text:p text:style-name="P25"><text:span text:style-name="T7">A peine de nullité, le contrat d’apprentissage doit être écrit (l’apprenti le signe même s’il est mineur ainsi que son représentant légal) et enregistré dans le délai d’un mois.</text:span></text:p>
      <text:p text:style-name="P25"/>
      <text:p text:style-name="P25"><text:span text:style-name="T7">Sa durée varie de 1 à 3 ans <text:s/>mais peut être comprise entre 6 mois et un an dans certains cas prévus par la loi (exemple : lorsque la préparation du diplôme visé a été commencée sous un autre statut) ou portée à 4 ans lorsque la qualité de travailleur handicapé a été reconnue à l’apprenti. Elle est au moins égale à celle du cycle de formation qui fait l’objet du contrat. En cas d’échec à l’examen, l’apprentissage peut être prolongé pour une durée d’un an au plus.</text:span></text:p>
      <text:p text:style-name="Standard"/>
      <text:p text:style-name="P25"><text:span text:style-name="T7">Pendant la période d’essai de deux mois, le contrat peut être rompu unilatéralement sans préavis ni indemnité, mais par écrit. Il prend fin normalement à l’arrivée du terme, sauf accord mutuel des parties (dans un écrit) pour le rompre avant et sauf résiliation judiciaire (compétence du Conseil de Prud’Hommes). En cas d’obtention du diplôme, le contrat peut prendre fin avant son terme, à l’initiative de l’apprenti qui doit informer l’employeur de sa décision, au minimum deux mois auparavant et par écrit.</text:span></text:p>
      <text:p text:style-name="P25"/>
      <text:p text:style-name="P25"><text:span text:style-name="T7">Le contrat peut également être rompu en cas de refus par le directeur </text:span><text:soft-page-break/><text:span text:style-name="T7">départemental du travail d’autoriser la reprise de l’exécution du contrat d’apprentissage qui avait été suspendu par l’autorité administrative à la suite de risque sérieux d’atteinte à la santé et à l’intégrité physique de l’apprenti. L’administration peut interdire à l’employeur de recruter de nouveaux apprentis ainsi que des jeunes sous contrat d’insertion en alternance pour une durée qu’elle détermine.</text:span></text:p>
      <text:p text:style-name="P25"/>
      <text:p text:style-name="P25"><text:span text:style-name="T7">L’employeur est tenu de verser à l‘apprenti les sommes dont il aurait été redevable si le contrat s’était poursuivi jusqu’à son terme. Le centre de formation des apprentis prend les dispositions nécessaires pour permettre à l’apprenti de poursuivre provisoirement la formation dispensée et de trouver un nouvel employeur susceptible de contribuer à l’achèvement de la formation.</text:span></text:p>
      <text:p text:style-name="Standard"/>
      <text:p text:style-name="Standard"><text:span text:style-name="T7"><text:tab/>L’employeur bénéficie d’avantages fiscaux.</text:span></text:p>
      <text:p text:style-name="Standard"/>
      <text:p text:style-name="Standard"/>
      <text:p text:style-name="P23"><text:span text:style-name="T2">CHAP 9. LES AUTRES CONTRATS ET CONTRATS AIDES</text:span></text:p>
      <text:p text:style-name="Standard"/>
      <text:p text:style-name="Standard"><text:span text:style-name="T6">A- le contrat de professionnalisation</text:span></text:p>
      <text:p text:style-name="Standard"/>
      <text:p text:style-name="P25"><text:span text:style-name="T7">Les contrats d’insertion en alternance (contrats de qualification, contrat d’adaptation, contrat d’orientation) ne peuvent plus être conclus depuis le 1/10/04. Ils sont remplacés par le contrat de professionnalisation.</text:span></text:p>
      <text:p text:style-name="P25"/>
      <text:p text:style-name="P25"><text:span text:style-name="T7">Le contrat de professionnalisation associe des enseignements généraux, professionnels et technologiques dispensés dans des organismes publics ou privés de formation ou, lorsqu’elle dispose d’un service de formation, par l’entreprise, et l’acquisition d’un savoir faire acquis par l’exercice en l’entreprise d’une ou plusieurs activités professionnelles en relation avec les qualifications recherchées.</text:span></text:p>
      <text:p text:style-name="P25"/>
      <text:p text:style-name="P25"><text:span text:style-name="T7">Ce contrat a pour objet de permettre à son bénéficiaire d’acquérir une qualification correspondant au besoin de l’économie prévisible à court ou moyen terme et de favoriser son insertion ou sa réinsertion professionnelle. L’action de professionnalisation peut se situer au début d’un CDI.</text:span></text:p>
      <text:p text:style-name="Standard"/>
      <text:p text:style-name="Standard"><text:span text:style-name="T7"><text:tab/></text:span><text:span text:style-name="T8">1- bénéficiaires</text:span></text:p>
      <text:p text:style-name="Standard"/>
      <text:p text:style-name="Standard"><text:span text:style-name="T7">- jeunes de 16 à 26 ans révolus sortis du système scolaire</text:span></text:p>
      <text:p text:style-name="Standard"><text:span text:style-name="T7">- demandeurs d’emplois de 26 ans et plus</text:span></text:p>
      <text:p text:style-name="Standard"/>
      <text:p text:style-name="Standard"><text:span text:style-name="T8"><text:tab/>2- nature du contrat</text:span></text:p>
      <text:p text:style-name="Standard"/>
      <text:p text:style-name="Standard"><text:span text:style-name="T7">- contrat écrit déposé à la DDTEFP</text:span></text:p>
      <text:p text:style-name="Standard"><text:span text:style-name="T7">- CDI ou CDD de 6 mois à 12 mois minimum (24 mois minimum pour les personnes sorties du système éducatif sans formation professionnelle reconnu ou lorsque la nature des qualifications visées l’exige). Le CDD est renouvelable une fois si le bénéficiaire n’a pu acquérir la qualification envisagée.</text:span></text:p>
      <text:p text:style-name="Standard"/>
      <text:p text:style-name="Standard"><text:span text:style-name="T8"><text:tab/>3- obligations de l’employeur</text:span></text:p>
      <text:p text:style-name="Standard"/>
      <text:list xml:id="list804730487" text:continue-numbering="true" text:style-name="WWNum2">
        <text:list-item>
          <text:p text:style-name="P36"><text:span text:style-name="T7">assurer aux bénéficiaires une formation leur permettant d’acquérir une qualification professionnelle et leur fournir un emploi en relation avec cet </text:span><text:soft-page-break/><text:span text:style-name="T7">objectif pendant la durée du CDD ou de l’action de professionnalisation de CDI. Les actions d’évaluation et d’accompagnement ainsi que les enseignements généraux, professionnels et technologiques sont dispensés lors du contrat ou de l’action professionnelle du CDI sont d’une durée au minimum égale à 15% de la durée totale du contrat de professionnalisation sans être inférieure à 150H et pouvant être portée à 25% et au-delà. Elles sont mises en œuvre par un organisme de formation ou, lorsqu’elle dispose d’un service de formation, par l’entreprise elle- même. L’employeur peut choisir un tuteur parmi les salariés qualifiés de l’entreprise ou assurer lui- même le tutorat.</text:span></text:p>
        </text:list-item>
        <text:list-item>
          <text:p text:style-name="P36"><text:span text:style-name="T7">Verser une rémunération au bénéficiaire</text:span></text:p>
        </text:list-item>
      </text:list>
      <text:p text:style-name="P42"><text:span text:style-name="T18">o<text:tab/></text:span><text:span text:style-name="T7">Au moins 55% du SMIC pour ceux qui ont moins de 21 ans</text:span></text:p>
      <text:p text:style-name="P42"><text:span text:style-name="T18">o<text:tab/></text:span><text:span text:style-name="T7">Au moins 70% du SMIC pour ceux qui ont de 21 à 25 ans</text:span></text:p>
      <text:p text:style-name="P42"><text:span text:style-name="T18">o<text:tab/></text:span><text:span text:style-name="T7">Au moins le SMIC (85% de la rémunération conventionnelle minimale si elle est supérieure) pour ceux qui ont 26 ans et plus</text:span></text:p>
      <text:list xml:id="list1083158024" text:continue-numbering="true" text:style-name="WWNum2">
        <text:list-item>
          <text:p text:style-name="P36"><text:span text:style-name="T7">Est nulle et de nul effet la clause de remboursement par le titulaire du contrat à l’employeur, des dépenses de formation exposées à l’occasion du contrat de professionnalisation, en ces de rupture du contrat de travail</text:span></text:p>
        </text:list-item>
        <text:list-item>
          <text:p text:style-name="P36"><text:span text:style-name="T7">Appliquer aux bénéficiaires l’ensemble des dispositions applicables aux autres salariés de l’entreprise (durée de travail, repos hebdomadaire, …)</text:span></text:p>
        </text:list-item>
      </text:list>
      <text:p text:style-name="Standard"/>
      <text:p text:style-name="P25"><text:span text:style-name="T8">4- avantages pour l’employeur</text:span></text:p>
      <text:p text:style-name="Standard"/>
      <text:p text:style-name="P25"><text:span text:style-name="T7">Exonération des charges patronales au titre des assurances sociales, des accidents du travail et des maladies professionnelles et des allocations familiales. Aide financière de l’Etat pendant 2 ans si le contrat vise un jeune embauché en CDI.</text:span></text:p>
      <text:p text:style-name="Standard"><text:span text:style-name="T7">B- les contrats d’insertion professionnelle</text:span></text:p>
      <text:p text:style-name="Standard"/>
      <text:p text:style-name="P22"><text:span text:style-name="T7"><text:tab/>1- le contrat d’accompagnement dans l’emploi</text:span></text:p>
      <text:p text:style-name="P22"><text:span text:style-name="T7"><text:tab/>2- </text:span></text:p>
      <text:p text:style-name="P22"><text:span text:style-name="T7">C- </text:span></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text:soft-page-break/></text:p>
      <text:p text:style-name="P9"/>
      <text:p text:style-name="P9"/>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10. LA SUSPENSION OU LA MODIFICATION DU CONTRAT DE TRAVAIL</text:span></text:p>
      <text:p text:style-name="P25"/>
      <text:p text:style-name="P25"><text:span text:style-name="T7">= situations où le contrat de travail est maintenu mais où l’exécution des obligations contractuelles est momentanément interrompue.</text:span></text:p>
      <text:p text:style-name="Standard"/>
      <text:p text:style-name="Standard"><text:span text:style-name="T6">A- la suspension du contrat de travail</text:span></text:p>
      <text:p text:style-name="Standard"/>
      <text:p text:style-name="Standard"><text:span text:style-name="T8"><text:tab/>1- les causes de suspension du contrat de travail</text:span></text:p>
      <text:p text:style-name="Standard"/>
      <text:p text:style-name="Standard"><text:span text:style-name="T7"><text:tab/><text:tab/></text:span><text:span text:style-name="T3">a) causes imputables au salarié</text:span></text:p>
      <text:p text:style-name="Standard"/>
      <text:p text:style-name="Standard"><text:span text:style-name="T7">- lorsque le salarié exerce son droit de grève</text:span></text:p>
      <text:p text:style-name="Standard"><text:span text:style-name="T7">- lorsqu’il prend des congés</text:span></text:p>
      <text:p text:style-name="Standard"><text:span text:style-name="T7">- lorsqu’il est en arrêt maladie</text:span></text:p>
      <text:p text:style-name="Standard"><text:span text:style-name="T7">- lorsqu’un salarié est en congé maternité ou paternité</text:span></text:p>
      <text:p text:style-name="Standard"/>
      <text:p text:style-name="Standard"><text:span text:style-name="T7"><text:tab/></text:span><text:span text:style-name="T3"><text:tab/>b) causes imputables à l’employeur</text:span></text:p>
      <text:p text:style-name="Standard"/>
      <text:p text:style-name="Standard"><text:span text:style-name="T7">- lorsqu’il suspend le contrat de travail à titre de sanction (cas de mise à pied disciplinaire)</text:span></text:p>
      <text:p text:style-name="Standard"><text:span text:style-name="T7">- lorsqu’il est dans l’impossibilité de fournir un travail</text:span></text:p>
      <text:p text:style-name="Standard"/>
      <text:p text:style-name="Standard"><text:span text:style-name="T7"><text:tab/></text:span><text:span text:style-name="T3"><text:tab/>c) cas de force majeure</text:span></text:p>
      <text:p text:style-name="Standard"/>
      <text:p text:style-name="Standard"><text:span text:style-name="T7">Des évènements extérieurs aux parties, imprévisibles et insurmontables peuvent rendre impossibles l’exécution du contrat de travail (tremblements de terre)</text:span></text:p>
      <text:p text:style-name="Standard"/>
      <text:p text:style-name="Standard"><text:span text:style-name="T7"><text:tab/></text:span><text:span text:style-name="T3"><text:tab/>d) cas particuliers</text:span></text:p>
      <text:p text:style-name="Standard"/>
      <text:list xml:id="list1566767358" text:continue-numbering="true" text:style-name="WWNum2">
        <text:list-item>
          <text:p text:style-name="P52"><text:span text:style-name="T20">le repos hebdomadaire :</text:span></text:p>
        </text:list-item>
      </text:list>
      <text:p text:style-name="Standard"/>
      <text:p text:style-name="P55"><text:span text:style-name="T15">§<text:tab/></text:span><text:span text:style-name="T12">Principe :</text:span></text:p>
      <text:p text:style-name="Standard"><text:soft-page-break/></text:p>
      <text:p text:style-name="Standard"><text:span text:style-name="T24">R</text:span><text:span text:style-name="T7">epos dominical le dimanche, instauré par la loi du 13/07/1906 :</text:span></text:p>
      <text:p text:style-name="Standard"><text:span text:style-name="T7">- il est interdit d’occuper plus de 6 jour par semaine un même salarié</text:span></text:p>
      <text:p text:style-name="Standard"><text:span text:style-name="T7">- le repos hebdomadaire doit avoir une journée d’au moins 24H consécutives + 11H de repos quotidien soit 35H</text:span></text:p>
      <text:p text:style-name="Standard"/>
      <text:p text:style-name="P55"><text:span text:style-name="T15">§<text:tab/></text:span><text:span text:style-name="T12">Dérogations :</text:span></text:p>
      <text:p text:style-name="Standard"/>
      <text:p text:style-name="Standard"><text:span text:style-name="T7">- on peut accorder un jour de repos dominical un autre jour que le dimanche</text:span></text:p>
      <text:p text:style-name="Standard"><text:span text:style-name="T7">- on va pouvoir supprimer ou suspendre le repos hebdomadaire dominical :</text:span></text:p>
      <text:p text:style-name="P25"><text:span text:style-name="T7">- dans le commerce de détail, on peut faire travailler les salariés 5 jours par an</text:span></text:p>
      <text:p text:style-name="P57"><text:span text:style-name="T7">- pour réaliser des travaux urgents où quand il y a des denrées périssables susceptibles d’être perdues</text:span></text:p>
      <text:p text:style-name="Standard"><text:span text:style-name="T7">Ces deux conditions donnent droit à repos compensateur et à une majoration.</text:span></text:p>
      <text:p text:style-name="Standard"/>
      <text:list xml:id="list1207682424" text:continue-numbering="true" text:style-name="WWNum2">
        <text:list-item>
          <text:p text:style-name="P52"><text:span text:style-name="T20">Les jours fériés :</text:span></text:p>
        </text:list-item>
      </text:list>
      <text:p text:style-name="Standard"/>
      <text:p text:style-name="Standard"><text:span text:style-name="T7">Liste du Code du Travail : Art. L. 222-1</text:span></text:p>
      <text:p text:style-name="P35"><text:span text:style-name="T18">o<text:tab/></text:span><text:span text:style-name="T7">1</text:span><text:span text:style-name="T16">er</text:span><text:span text:style-name="T7"> Janvier</text:span></text:p>
      <text:p text:style-name="P35"><text:span text:style-name="T18">o<text:tab/></text:span><text:span text:style-name="T7">Lundi de Pâques</text:span></text:p>
      <text:p text:style-name="P35"><text:span text:style-name="T18">o<text:tab/></text:span><text:span text:style-name="T7">1er mai : le seul jour férié et chômé. Il est interdit de travailler ce jour là, sauf l’établissement et services qui en raison de leur activité ne peuvent interrompre leur travail. Ex : hôpitaux, … Les salariés qui sont occupés se jour là ont le droit à une indemnité égale au montant de leur salaire en plus de celui-ci. Les autres jours fériés ne sont pas obligatoirement chômés, sauf conventions collectives et usages contraires. On ne peut pas faire travailler un apprenti de – 18 ans et les jeunes travailleurs (-18 ans).</text:span></text:p>
      <text:p text:style-name="P35"><text:span text:style-name="T18">o<text:tab/></text:span><text:span text:style-name="T7">8 Mai</text:span></text:p>
      <text:p text:style-name="P35"><text:span text:style-name="T18">o<text:tab/></text:span><text:span text:style-name="T7">Ascension</text:span></text:p>
      <text:p text:style-name="P35"><text:span text:style-name="T18">o<text:tab/></text:span><text:span text:style-name="T7">Lundi de Pentecôte : cette journée s’appelle « la journée de solidarité ». La loi du 30/06/04 relative à la solidarité pour l’autonomie des personnes âgées et des personnes handicapées a instituée une journée de solidarité en vue de favoriser l’autonomie de ces personnes. C’est une journée de travail supplémentaire, sans suppléent de rémunération. Elle donne lieu au versement par l’employeur d’une contribution de 0,3% sur la totalité du salaire. Elle est recouvrée par les URSSAF. Cette journée est déterminée par convention ou accord collectif de branche étendu, ou par accord d’entreprise. A défaut, c’est le lundi de Pentecôte.</text:span></text:p>
      <text:p text:style-name="P35"><text:span text:style-name="T18">o<text:tab/></text:span><text:span text:style-name="T7">14 Juillet</text:span></text:p>
      <text:p text:style-name="P35"><text:span text:style-name="T18">o<text:tab/></text:span><text:span text:style-name="T7">15 Août</text:span></text:p>
      <text:p text:style-name="P35"><text:span text:style-name="T18">o<text:tab/></text:span><text:span text:style-name="T7">Toussaint</text:span></text:p>
      <text:p text:style-name="P35"><text:span text:style-name="T18">o<text:tab/></text:span><text:span text:style-name="T7">11 Novembre</text:span></text:p>
      <text:p text:style-name="P35"><text:span text:style-name="T18">o<text:tab/></text:span><text:span text:style-name="T7">25 Décembre</text:span></text:p>
      <text:p text:style-name="Standard"/>
      <text:list xml:id="list525522157" text:continue-numbering="true" text:style-name="WWNum2">
        <text:list-item>
          <text:p text:style-name="P52"><text:span text:style-name="T20">Les congés payés :</text:span></text:p>
        </text:list-item>
      </text:list>
      <text:p text:style-name="Standard"/>
      <text:p text:style-name="P25"><text:span text:style-name="T7">L’institution des congés payés en France est récente.</text:span></text:p>
      <text:p text:style-name="Standard"><text:span text:style-name="T7">Lois :<text:tab/>20/06/36 : elle étend à l’ensemble des travailleurs les deux semaines de congés annuels qui étaient accordés antérieurement aux fonctionnaires, aux cheminots et à certaines entreprises privées.</text:span></text:p>
      <text:p text:style-name="Standard"><text:span text:style-name="T7"><text:tab/>27/03/56 : 3</text:span><text:span text:style-name="T16">ème</text:span><text:span text:style-name="T7"> semaine de congés payés</text:span></text:p>
      <text:p text:style-name="Standard"><text:span text:style-name="T7"><text:tab/>16/05/69 : 4</text:span><text:span text:style-name="T16">ème</text:span><text:span text:style-name="T7"> semaine de congés payés</text:span></text:p>
      <text:p text:style-name="Standard"><text:span text:style-name="T7"><text:tab/>16/01/82 : 5</text:span><text:span text:style-name="T16">ème</text:span><text:span text:style-name="T7"> semaine de congés payés</text:span></text:p>
      <text:p text:style-name="Standard"><text:soft-page-break/></text:p>
      <text:p text:style-name="P55"><text:span text:style-name="T15">§<text:tab/></text:span><text:span text:style-name="T12">Conditions d’octroi ?</text:span></text:p>
      <text:p text:style-name="Standard"/>
      <text:p text:style-name="P25"><text:span text:style-name="T7">Tout travailleur salarié bénéficie d’un congé annuel payé quel que soit son emploi, sa catégorie, sa qualification, son secteur pro, son horaire de travail, sa nationalité. Certaines professions ou secteur d’activités ont des dispositions particulières : ex : VRP</text:span></text:p>
      <text:p text:style-name="Standard"/>
      <text:p text:style-name="P55"><text:span text:style-name="T15">§<text:tab/></text:span><text:span text:style-name="T12">Acquisition du droit à congés payés ?</text:span></text:p>
      <text:p text:style-name="Standard"/>
      <text:p text:style-name="P25"><text:span text:style-name="T7">Tout travailleur qui justifie avoir été occupé chez le même employeur pendant un temps équivalent à un mois minimum de travail effectif au cours d’une période dite année de référence du 1 juin au 31 mai. Les accords collectifs qui mettent en place un régime de modulation ou une RTT sous forme de congés peuvent mettre en place une période de référence différente. Ici le mois de travail effectif s’entend du mois de date à date, et non du mois civil. Le code du travail assimile à un mois de travail collectif les périodes équivalentes à 4 semaines ou 24 jours si celui-ci est réparti sur 6 jours de la semaine. Ex : 12 x 4 semaines ou 12 x 24 jours = 1 mois de congés acquis.</text:span></text:p>
      <text:p text:style-name="Standard"/>
      <text:p text:style-name="P55"><text:span text:style-name="T15">§<text:tab/></text:span><text:span text:style-name="T12">Durée des congés payés ?</text:span></text:p>
      <text:p text:style-name="Standard"/>
      <text:p text:style-name="P25"><text:span text:style-name="T7">2,5 jours ouvrables par mois de travail ou 4 semaines ou 4 jours sans que la durée totale du congé ne puisse excéder 30 jours ouvrables. Quand le nombre de jours de CP calculés n’est pas un nombre entier, la durée du CP est portée au nombre entier supérieur. Légalement on décompte les congés payés en jours ouvrables. Certaines entreprises décomptent en jours ouvrés. Certaines absences sont assimilés à du travail effectif pour la période de congés payés. Ex ; maladie prof, RTT. Au contraire, d’autres abs ne sont pas assimilés à du travail effectif et ne sont pas prises en compte pour le calcul de la durée du congé. Ex : maladie non pro, jours de grève, sauf dispositions conventionnelles.</text:span></text:p>
      <text:p text:style-name="Standard"/>
      <text:p text:style-name="P55"><text:span text:style-name="T15">§<text:tab/></text:span><text:span text:style-name="T12">Départ en congés payés ? </text:span></text:p>
      <text:p text:style-name="Standard"/>
      <text:p text:style-name="P58"><text:span text:style-name="T7">-<text:tab/>Période légale de CP</text:span></text:p>
      <text:p text:style-name="P57"><text:span text:style-name="T7">Art L. 223-7 du code du travail. La durée est fixée par convention et accords collectifs et doit comprendre la période du 1/5 au 31/10 de chaque année. A défaut d’accord collectif, cette période est fixée par l’employeur qui doit se référer aux usages et consulter la représentation du personnel. La période légale de CP doit être portée à la connaissance du personnel deux mois avant son ouverture. Les congés peuvent aussi être pris dès l’ouverture des droits. Les nouveaux salariés peuvent sous réserve de l’accord de leur employeur demander à bénéficier de leurs droits aux CP dès l’ouverture de leurs droits aux CP sans avoir à attendre obligatoirement la fin de leur période de référence.</text:span></text:p>
      <text:p text:style-name="Standard"/>
      <text:p text:style-name="P58"><text:span text:style-name="T7">-<text:tab/>Comment sont fixées les dates de départ en CP ?</text:span></text:p>
      <text:p text:style-name="P57"><text:span text:style-name="T7">Fixée par l’employeur dans le cadre de son pouvoir de direction et après consultation des DP s’il y en a, la loi oblige l’employeur à tenir compte des contraintes familiales des travailleurs qui ont plusieurs employeurs. L’employeur doit accorder au moins 12 jours ouvrables en continu durant la période légale du 1/5 au 31/10 et, une fois arrêtés, les dates et ordre de départ en CP ceux-ci sont communiqués aux salariés et ne peuvent plus être </text:span><text:soft-page-break/><text:span text:style-name="T7">modifiés dans le délai d’un mois avant la date prévue de départ. L’employeur peut décider que les CP seront pris par roulement ou de la fermeture de l’entreprise pour une durée qui ne doit pas excéder 24 jours.</text:span></text:p>
      <text:p text:style-name="Standard"/>
      <text:p text:style-name="P55"><text:span text:style-name="T15">§<text:tab/></text:span><text:span text:style-name="T12">Le report des congés payés ?</text:span></text:p>
      <text:p text:style-name="P25"/>
      <text:p text:style-name="P25"><text:span text:style-name="T7">Lorsque la durée du travail d’un salarié est décomptée à l’année en vertu d’une disposition légale, d’un accord collectif étendu en convention ou accord d’établissement on peut prévoir un droit à report des CP l’année civile suivante. Le report est possible avec accord de l’employeur.</text:span></text:p>
      <text:p text:style-name="Standard"/>
      <text:p text:style-name="P55"><text:span text:style-name="T15">§<text:tab/></text:span><text:span text:style-name="T12">Le fractionnement des congés payés ?</text:span></text:p>
      <text:p text:style-name="P25"/>
      <text:p text:style-name="P25"><text:span text:style-name="T7">Article L. 223-8 du code du travail qui pose comme principe que le salarié ne peut pas prendre 5 semaines de CP d’affilé, la durée des congés pris en 1 fois ne peut excéder 14 jours ouvrables sauf dérogations pour les salariés ayant des contraintes géo particulières. Les jours de congés (12 restants) peuvent être pris pendant la période légale, mais la loi privilégie la prise de ces jours en dehors de la période légale et prévoit dans ce cas, des jours de congés supplémentaires.</text:span></text:p>
      <text:p text:style-name="P25"/>
      <text:p text:style-name="P25"><text:span text:style-name="T7">Si le nombre de jours pris en dehors de la période légale est compris entre 3 et 5 jours le salarié bénéficie d’un supplément pour fractionnement égal à 1 jour de congé. Si ce nombre est = à au moins 6 jours, le supplément est de 2 jours.</text:span></text:p>
      <text:p text:style-name="P25"><text:span text:style-name="T7">Le fractionnement doit résulter d’un accord de l’employeur et du salarié et l’employeur peut subordonner son accord au fractionnement à la renonciation pour le salarié à ses droits de CP supplémentaires. </text:span></text:p>
      <text:p text:style-name="Standard"/>
      <text:p text:style-name="P55"><text:span text:style-name="T14">§<text:tab/></text:span><text:span text:style-name="T12">Indemnisation du congé ?</text:span></text:p>
      <text:p text:style-name="Standard"/>
      <text:p text:style-name="P58"><text:span text:style-name="T7">-<text:tab/>Indemnité normale dite de CP due pour le congé effectif pris :</text:span></text:p>
      <text:p text:style-name="P57"><text:span text:style-name="T7">Art L. 223-11 du dispose quelle est = à 1/10eme de la rémunération totale perçue par le salarié au cours de la période de référence. La rémunération qui sert de base de calcul doit comprendre : le salaire principal + accessoires versés en contrepartie du travail (= primes, avantages en nature, HS, …). Pas de remboursement de frais. L’article précise également que cette indemnité ne peut être inférieure au montant de la rémunération qui aurait été perçue par le salarié pendant la période de congé s’il avait continué à travailler. Cette seconde méthode s’applique si elle est plus favorable au salarié</text:span></text:p>
      <text:p text:style-name="Standard"/>
      <text:p text:style-name="P58"><text:span text:style-name="T7">-<text:tab/>Indemnité compensatrice de congés payés :</text:span></text:p>
      <text:p text:style-name="P57"><text:span text:style-name="T7">Elle rémunère un congé non pris. Elle est attribuée au salarié qui n’a pu prendre la totalité de ces CP du fait de la rupture de son contrat de travail. L’indemnité est due que la rupture provienne du salarié ou de l’employeur</text:span></text:p>
      <text:p text:style-name="P57"/>
      <text:p text:style-name="Standard"/>
      <text:p text:style-name="Standard"><text:span text:style-name="T8"><text:tab/>2- les effets généraux de la suspension du contrat de travail</text:span></text:p>
      <text:p text:style-name="Standard"/>
      <text:p text:style-name="Standard"><text:span text:style-name="T3"><text:tab/><text:tab/>a) à l’égard du salarié</text:span></text:p>
      <text:p text:style-name="Standard"/>
      <text:p text:style-name="Standard"><text:span text:style-name="T7">- comme le salarié n’exécute pas sa prestation de travail, il n‘est pas rémunéré</text:span></text:p>
      <text:p text:style-name="Standard"><text:span text:style-name="T7">- il conserve des obligations de loyauté et de confidentialité : le contrat de travail est maintenu et il doit continuer à être exécuter de bonne foi (document complémentaire).</text:span></text:p>
      <text:p text:style-name="Standard"><text:soft-page-break/><text:span text:style-name="T7">- le salarié participe à la vie collective : participation aux élections et maintien de son mandat représentatif s’il est titulaire d’un mandat</text:span></text:p>
      <text:p text:style-name="Standard"><text:span text:style-name="T7">- le salarié doit retrouver un emploi équivalent ou similaire à son retour</text:span></text:p>
      <text:p text:style-name="Standard"><text:span text:style-name="T7">- l’échéance du CDD n’est pas reportée malgré une suspension</text:span></text:p>
      <text:p text:style-name="Standard"/>
      <text:p text:style-name="Standard"><text:span text:style-name="T7"><text:tab/><text:tab/></text:span><text:span text:style-name="T3">b) à l’égard de l’employeur</text:span></text:p>
      <text:p text:style-name="Standard"/>
      <text:p text:style-name="Standard"><text:span text:style-name="T7">- l’employeur est dispensé de verser le salaire sauf dans certains cas où cette obligation demeure en totalité (ex : congés payés) ou en partie (maladie)</text:span></text:p>
      <text:p text:style-name="Standard"><text:span text:style-name="T7">- en principe, la période de suspension n’a pas à être prise en compte dans l’évaluation de l’ancienneté sauf dans certains cas (ex : congés payés, congé maternité, accidents du travail, …). Elle ne constitue pas une période de travail effectif</text:span></text:p>
      <text:p text:style-name="Standard"/>
      <text:p text:style-name="Standard"><text:span text:style-name="T6">B- La suspension du contrat de travail pour cause de maladie</text:span></text:p>
      <text:p text:style-name="Standard"/>
      <text:p text:style-name="Standard"><text:span text:style-name="T8"><text:tab/>1- la maladie ou l’accident non professionnel</text:span></text:p>
      <text:p text:style-name="Standard"/>
      <text:p text:style-name="Standard"><text:span text:style-name="T7"><text:tab/><text:tab/></text:span><text:span text:style-name="T3">a) droits et obligations du salarié</text:span></text:p>
      <text:p text:style-name="Standard"/>
      <text:p text:style-name="P25"><text:span text:style-name="T7">Le salarié doit fournir un certificat médical dans les 48 heures pour justifier son absence. A défaut, une absence non justifiée peut être sanctionnée.</text:span></text:p>
      <text:p text:style-name="P25"><text:span text:style-name="T7">Le salarié perçoit des indemnités journalières versées par la sécurité sociale et éventuellement un complément de rémunération versé par l’employeur. Une contre- visite médicale peut être demandée par l’employeur au médecin de son choix.</text:span></text:p>
      <text:p text:style-name="P25"/>
      <text:p text:style-name="P25"><text:span text:style-name="T7">Si l’arrêt maladie n’est pas justifié médicalement, il n’autorise pas l’employeur à licencier le salarié, mais seulement à supprimer le complément de rémunération. A compter du 1</text:span><text:span text:style-name="T16">er</text:span><text:span text:style-name="T7"> jour de l’absence pour maladie, il existe un délai de carence de 3 jours pendant lequel le salarié ne perçoit pas de salaire, ni d’Indemnités Journalières de Sécurité Sociale (ou IJSS). Après un arrêt de travail de 21 jours et plus, une visite médicale doit avoir lieu dans les 8 jours qui suivent le retour, afin que le médecin apprécie l’aptitude à reprendre le poste.</text:span></text:p>
      <text:p text:style-name="P25"/>
      <text:p text:style-name="Standard"><text:span text:style-name="T7"><text:tab/><text:tab/></text:span><text:span text:style-name="T3">b) conséquences de l’inaptitude du salarié</text:span></text:p>
      <text:p text:style-name="Standard"/>
      <text:p text:style-name="P25"><text:span text:style-name="T7">Un salarié inapte ne peut être licencié en raison de son état de santé. A défaut de pouvoir reprendre son poste, le salarié va être reclassé ou licencié. 2 examens sont obligatoires et doivent être réalisés par le médecin du travail à un intervalle de 15 jours.</text:span></text:p>
      <text:p text:style-name="P25"/>
      <text:p text:style-name="P25"><text:span text:style-name="T7">A l’issue de cette 2</text:span><text:span text:style-name="T16">ème</text:span><text:span text:style-name="T7"> visite médicale, soit le salarié est déclaré apte (il peut reprendre son travail au même poste, même qualification, même rémunération), soit il est totalement inapte à la reprise du travail à son poste et l’employeur est alors tenu de lui proposer un autre emploi approprié à ses capacités en tenant compte des propositions du médecin du travail et aussi comparable à l’emploi précédemment occupé. Si nécessaire, l’employeur peut procéder à des mesures d’adaptation du poste de travail ou d’aménagement des horaires.</text:span></text:p>
      <text:p text:style-name="P25"/>
      <text:p text:style-name="P25"><text:span text:style-name="T7">En cas d’inaptitude, 2 solutions sont possibles : (+1)</text:span></text:p>
      <text:p text:style-name="P25"><text:span text:style-name="T7"><text:tab/>- le reclassement est impossible : on peut licencier pour inaptitude</text:span></text:p>
      <text:p text:style-name="P25"><text:span text:style-name="T7"><text:tab/>- le reclassement est possible</text:span></text:p>
      <text:p text:style-name="P25"><text:span text:style-name="T7"><text:tab/>- le reclassement est possible mais entraîne une modification du </text:span><text:soft-page-break/><text:span text:style-name="T7">contrat de travail (changement de qualification, de rémunération). Le salarié qui accepte ces modifications doit signer un avenant à son contrat. Le salarié a le droit de refuser la modification et son refus ne doit pas être considéré comme fautif. Dans ce cas, soit l’employeur fait de nouvelles propositions, soit in est contraint de procéder au licenciement pour impossibilité de reclassement.</text:span></text:p>
      <text:p text:style-name="P25"/>
      <text:p text:style-name="P28"><text:span text:style-name="T3">c) les absences prolongées ou répétées</text:span></text:p>
      <text:p text:style-name="Standard"/>
      <text:p text:style-name="P25"><text:span text:style-name="T7">Les conséquences de la maladie peuvent être à l’origine d’un licenciement. Un licenciement pour absences prolongées ou répétées peut intervenir à deux conditions :</text:span></text:p>
      <text:p text:style-name="Standard"><text:span text:style-name="T7">- désorganisation de l’entreprise et qui résulte de l’absence prolongée du salarié. Cette désorganisation se traduit par des remplacements fréquents et inopinés du salarié absent.</text:span></text:p>
      <text:p text:style-name="Standard"><text:span text:style-name="T7">- le remplacement définitif du salarié absent est devenu nécessaire et soit être justifié par l’intérêt de l’entreprise.</text:span></text:p>
      <text:p text:style-name="Standard"/>
      <text:p text:style-name="P25"><text:span text:style-name="T13">La lettre de licenciement doit explicitement faire référence à la nécessité du remplacement définitif sinon le motif du licenciement serait considéré comme non réel et sérieux. Le salarié a le droit aux indemnités légales et conventionnelles de licenciement. Certaines conventions prévoient des garanties d’emploi pendant une certaine durée enc as de maladie du salarié. Aucun licenciement ne peut avoir lieu malgré l’bsence prolongée du salarié malade pendant cette période (en général, 6/8 mois).</text:span></text:p>
      <text:p text:style-name="P10"/>
      <text:p text:style-name="P10"/>
      <text:p text:style-name="Standard"><text:span text:style-name="T7"><text:tab/></text:span><text:span text:style-name="T8">2- maladie ou accident professionnel</text:span></text:p>
      <text:p text:style-name="P10"/>
      <text:p text:style-name="Standard"><text:span text:style-name="T7">Ex : amiante, TMS (troubles musculo- squelettiques).</text:span></text:p>
      <text:p text:style-name="P25"><text:span text:style-name="T7">Au cours de la suspension liée à un accident du travail ou d’une maladie professionnelle, l’employeur ne peut résilier le contrat de travail à durée indéterminée sauf s’il justifie d’une faute grave du salarié ou de l’impossibilité dans lequel il se trouve pour un motif non lié à l’accident du travail ou à la maladie professionnelle, de maintenir le contrat de travail du salarié. La résiliation du contrat en dehors de ces cas est nulle. Les mêmes règles vont s’appliquer : après suspension du contrat de travail, l’employeur a l’obligation de reclasser le salarié après les deux visites médicales obligatoires.</text:span></text:p>
      <text:p text:style-name="P25"/>
      <text:p text:style-name="P25"><text:span text:style-name="T7">Pour tenir compte de l’origine de l’inaptitude liée à l’exercice de la profession, un régime d’indemnisation est prévu :</text:span></text:p>
      <text:p text:style-name="P35"><text:span text:style-name="T18">o<text:tab/></text:span><text:span text:style-name="T7">Pas de délai de carence pour les IJSS</text:span></text:p>
      <text:p text:style-name="P35"><text:span text:style-name="T18">o<text:tab/></text:span><text:span text:style-name="T7">La période de suspension du contrat pour accident du travail ou maladie professionnelle est prise en compte pour évaluer les droits à congés payés et l’ancienneté</text:span></text:p>
      <text:p text:style-name="P35"><text:span text:style-name="T18">o<text:tab/></text:span><text:span text:style-name="T7">Si l’employeur viole l’obligation de reclassement, le licenciement est considéré comme sans cause réelle et sérieuse. L’indemnité due dans ce cas est multipliée par 2. De plus, une indemnité spéciale de licenciement est due = indemnité légale de licenciement. L’indemnité conventionnelle (si elle existe) n’est pas doublée, mais la somme la plus élevée entre l’indemnité conventionnelle et l’indemnité légale sera sonnée au salarié</text:span></text:p>
      <text:p text:style-name="P35"><text:span text:style-name="T18">o<text:tab/></text:span><text:span text:style-name="T7">Si l’employeur ne peut reclasser le salarié, l’indemnité légale de licenciement sera due au salarié</text:span></text:p>
      <text:p text:style-name="P35"><text:span text:style-name="T18">o<text:tab/></text:span><text:span text:style-name="T7">S l’employeur peut reclasser le salarié mais que le salarié refuse :</text:span></text:p>
      <text:p text:style-name="P60"><text:span text:style-name="T7">-<text:tab/>Si le refus est justifié parce que le reclassement modifie son contrat de </text:span><text:soft-page-break/><text:span text:style-name="T7">travail : l’indemnité spéciale est due</text:span></text:p>
      <text:p text:style-name="P60"><text:span text:style-name="T7">-<text:tab/>Si le refus n’est pas justifié, seule l’indemnité légale au taux normal est due (le refus n’est pas fautif)</text:span></text:p>
      <text:p text:style-name="Standard"/>
      <text:p text:style-name="Standard"><text:span text:style-name="T6">C- la suspension liée à la maternité et à la paternité</text:span></text:p>
      <text:p text:style-name="Standard"><text:span text:style-name="T7"><text:tab/> </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Standard"><text:span text:style-name="T7">Suspension liée à la MATERNITE</text:span></text:p>
          </table:table-cell>
          <table:table-cell table:style-name="Tableau6.A1" table:number-columns-spanned="2" office:value-type="string">
            <text:p text:style-name="Standard"><text:span text:style-name="T7">Effets de la suspension liés à la MATERNITE</text:span></text:p>
          </table:table-cell>
          <table:covered-table-cell/>
        </table:table-row>
        <table:table-row table:style-name="Tableau6.1">
          <table:table-cell table:style-name="Tableau6.A1" office:value-type="string">
            <text:p text:style-name="Standard"><text:span text:style-name="T7">Pendant la durée du congé de maternité (16 semaines), le contrat de la salariée est suspendu. D’autres circonstances peuvent entraîner un e suspension en dehors de cette période :</text:span></text:p>
            <text:p text:style-name="P11"><text:span text:style-name="T7">-<text:tab/>lorsque, en cas d’inaptitude, au travail de nuit de la salariée, l’employeur est dans l’impossibilité de lui proposer un poste de jour</text:span></text:p>
            <text:p text:style-name="P11"><text:span text:style-name="T7">-<text:tab/>pendant un mois à compter de son retour de congé post-natal, si elle est exposée à certains risques</text:span></text:p>
            <text:p text:style-name="Standard"><text:span text:style-name="T7">dans ces deux types de situations, et pour tout congé lié à la maternité, en dehors du congé légal, la salariée est indemnisée au titre d’un arrêt maladie</text:span></text:p>
            <text:p text:style-name="Standard"/>
            <text:p text:style-name="Standard"/>
            <text:p text:style-name="Standard"><text:span text:style-name="T7">(indemnités journalières + garanties de ressources due par l’employeur).</text:span></text:p>
          </table:table-cell>
          <table:table-cell table:style-name="Tableau6.A1" table:number-columns-spanned="2" office:value-type="string">
            <text:p text:style-name="Standard"><text:span text:style-name="T7">La période du congé maternité est considérée comme un temps de travail effectif pour le décompte de l’ancienneté et du droit à congés payés. Pendant le congé de maternité, la salariée bénéficie d’une protection spéciale contre le licenciement :</text:span></text:p>
            <text:p text:style-name="P11"><text:span text:style-name="T7">-<text:tab/>interdiction absolue d’engager une procédure de licenciement pendant le congé de maternité, période dite de protection absolue.</text:span></text:p>
            <text:p text:style-name="P11"><text:span text:style-name="T7">-<text:tab/>Pendant la grossesse et jusqu’à 4 semaine après la fin du congé maternité (période dite de protection relative), un licenciement ne peut être envisagé que pour deux causes : pour faute grave ou pour un motif non lié à l’état de grossesse. Si un licenciement est prononcé, il ne prendra effet que lors de la reprise de l’activité de la salariée (le calcul de l’indemnité de licenciement avantagera ainsi la salariée)</text:span></text:p>
            <text:p text:style-name="Standard"/>
            <text:p text:style-name="Standard"/>
            <text:p text:style-name="Standard"/>
            <text:p text:style-name="Standard"><text:span text:style-name="T7">Nullité du licenciement prononcé <text:s/>en contradiction avec ces principes, mais la réintégration de la salarié n’est pas de droit : si elle n’est pas réintégrée, la salariée percevra en plus de l’indemnité légale de licenciement et des dommages et intérêts, les salaires correspondant à la période de la nullité.</text:span></text:p>
          </table:table-cell>
          <table:covered-table-cell/>
        </table:table-row>
        <table:table-row table:style-name="Tableau6.1">
          <table:table-cell table:style-name="Tableau6.A1" office:value-type="string">
            <text:p text:style-name="Standard"><text:span text:style-name="T7">Suspension liée la PATERNITE</text:span></text:p>
          </table:table-cell>
          <table:table-cell table:style-name="Tableau6.A1" table:number-columns-spanned="2" office:value-type="string">
            <text:p text:style-name="Standard"><text:span text:style-name="T7">Effets de la suspension liés à la PATERNITE</text:span></text:p>
          </table:table-cell>
          <table:covered-table-cell/>
        </table:table-row>
        <table:table-row table:style-name="Tableau6.4">
          <table:table-cell table:style-name="Tableau6.A1" table:number-columns-spanned="2" office:value-type="string">
            <text:p text:style-name="Standard"><text:span text:style-name="T7">Les pères ont le droit depuis le 1</text:span><text:span text:style-name="T16">er</text:span><text:span text:style-name="T7"> janvier 2002, à un congé paternité : il a une duré de 11 jours consécutifs (18 en cas de naissances multiples) et doit être pris dans un délai de 4 mois suivant la naissance. L’employeur doit être informé de la prise de congé au moins un mois à l’avance.</text:span></text:p>
            <text:p text:style-name="Standard"><text:span text:style-name="T7">Ce congé se cumule avec le congé de naissance d’une durée de 3 jours, qui doit pris dans un délai raisonnable à la suite de l’évènement</text:span></text:p>
          </table:table-cell>
          <table:covered-table-cell/>
          <table:table-cell table:style-name="Tableau6.A1" office:value-type="string">
            <text:p text:style-name="Standard"><text:span text:style-name="T7">Le contrat de travail est suspendu, la rémunération maintenue, et la période prise en compte pour le calcul de l’ancienneté et des droits à congés payés.</text:span></text:p>
          </table:table-cell>
        </table:table-row>
      </table:table>
      <text:p text:style-name="Standard"/>
      <text:p text:style-name="Standard"><text:span text:style-name="T6">D- la modification du contrat et des conditions de travail</text:span></text:p>
      <text:p text:style-name="Standard"/>
      <text:p text:style-name="Standard"><text:span text:style-name="T7">L’employeur va pouvoir décider de modifier les conditions de travail.</text:span></text:p>
      <text:p text:style-name="Standard"/>
      <text:p text:style-name="Standard"><text:span text:style-name="T7"><text:tab/></text:span><text:span text:style-name="T8">1- intérêt de la distinction</text:span></text:p>
      <text:p text:style-name="Standard"><text:soft-page-break/></text:p>
      <text:p text:style-name="Standard"><text:span text:style-name="T7">Si c’est un élément essentiel, le salarié a des droits</text:span></text:p>
      <text:p text:style-name="Standard"><text:span text:style-name="T7">Si c’est un élément non essentiel, le salarié a peu ou pas de droits</text:span></text:p>
      <text:p text:style-name="P25"><text:span text:style-name="T7">Dans tous les cas, l’employeur devra informer le salarié. On n’a pas de définition légale de la modification des conditions d’emploi. C’est la jurisprudence qui définit la modification.</text:span></text:p>
      <text:p text:style-name="Standard"/>
      <text:p text:style-name="Standard"><text:span text:style-name="T8"><text:tab/>2- éléments essentiels et non essentiels du contrat de travail</text:span></text:p>
      <text:p text:style-name="Standard"/>
      <text:p text:style-name="Standard"><text:span text:style-name="T7"><text:tab/><text:tab/></text:span><text:span text:style-name="T3">a) la rémunération contractuelle</text:span></text:p>
      <text:p text:style-name="Standard"/>
      <text:p text:style-name="P25"><text:span text:style-name="T7">Le contrat de travail est un contrat à titre onéreux. Ainsi, la rémunération constitue un élément essentiel du contrat de travail puisqu’elle est versée en contrepartie de la prestation de travail que le salarié s’engage à réaliser. L’employeur ne pourra modifier la rémunération sans l’accord du salarié, que ce soit à la hausse ou à la baisse.</text:span></text:p>
      <text:p text:style-name="Standard"/>
      <text:list xml:id="list1069639054" text:continue-numbering="true" text:style-name="WWNum2">
        <text:list-item>
          <text:p text:style-name="P52"><text:span text:style-name="T20">La rémunération est fixée par le contrat de travail :</text:span></text:p>
        </text:list-item>
      </text:list>
      <text:p text:style-name="Standard"/>
      <text:p text:style-name="P25"><text:span text:style-name="T7">Le montant et la structure de la rémunération (partie fixe/commission, certaines primes) sont des éléments essentiels du contrat de travail que l’employeur ne peut pas modifier de façon unilatérale : l’accord du salarié sera toujours requis même si la nouvelle structure de rémunération est plus avantageuse pour la salarié.</text:span></text:p>
      <text:p text:style-name="P25"/>
      <text:p text:style-name="P25"><text:span text:style-name="T7">Les primes de sujétion (liées à une sujétion particulière de type exposition au froid ou à des salissures, déplacements professionnels…). Ils peuvent être supprimés par l’employeur sans l’accord du salarié lorsque la sujétion qui les justifiait a disparu.</text:span></text:p>
      <text:p text:style-name="Standard"/>
      <text:p text:style-name="Standard"/>
      <text:p text:style-name="Standard"/>
      <text:list xml:id="list1137290657" text:continue-numbering="true" text:style-name="WWNum2">
        <text:list-item>
          <text:p text:style-name="P52"><text:span text:style-name="T20">La rémunération résulte du jeu d’une clause de rémunération variable prévue au contrat</text:span></text:p>
        </text:list-item>
      </text:list>
      <text:p text:style-name="Standard"/>
      <text:p text:style-name="P25"><text:span text:style-name="T7">La modification de la rémunération par le jeu d’une clause contractuelle est possible mais strictement encadrée par la jurisprudence. Dans tous les cas, une clause du contrat ne peut pas permettre à l’employeur de modifier unilatéralement la rémunération contractuelle du salarié.</text:span></text:p>
      <text:p text:style-name="P25"/>
      <text:p text:style-name="P25"><text:span text:style-name="T7">Le salarié n’a pas à subir le risque lié à l’activité de l’entreprise, par conséquent, les critères de variation doivent être objectifs et ne pas dépendre de la volonté de l’employeur.</text:span></text:p>
      <text:p text:style-name="P57"/>
      <text:list xml:id="list2091843194" text:continue-numbering="true" text:style-name="WWNum2">
        <text:list-item>
          <text:p text:style-name="P52"><text:span text:style-name="T20">La rémunération résulte de l’application d’une convention ou d’un accord collectif</text:span></text:p>
        </text:list-item>
      </text:list>
      <text:p text:style-name="Standard"/>
      <text:p text:style-name="P25"><text:span text:style-name="T7">A rémunération fixée par référence à une convention ou un accord collectif, ne lui confère pas un statut contractuel. Par conséquent, si la rémunération est modifiée par le jeu d’avenants à des conventions ou accords, il ne s’agira pas d’une modification d’un élément essentiel.</text:span></text:p>
      <text:p text:style-name="P25"/>
      <text:p text:style-name="P25"><text:span text:style-name="T7">En revanche, les avantages individuels acquis liés à la rémunération (après </text:span><text:soft-page-break/><text:span text:style-name="T7">dénonciation ou mise en cause d’un accord d’entreprise et échec des négociation dans le délai imparti) s’incorporent au contrat de travail ; ainsi, dans ce cas, leur modification ou leur suppression est soumise à l’accord du salarié.</text:span></text:p>
      <text:p text:style-name="Standard"/>
      <text:list xml:id="list313219277" text:continue-numbering="true" text:style-name="WWNum2">
        <text:list-item>
          <text:p text:style-name="P52"><text:span text:style-name="T20">La rémunération résulte de l’application d’un usage ou d’un accord collectif</text:span></text:p>
        </text:list-item>
      </text:list>
      <text:p text:style-name="Standard"/>
      <text:p text:style-name="P25"><text:span text:style-name="T7">Lorsque la rémunération résulte d’un usage ou d’un engagement unilatéral de l’employeur, la dénonciation régulière de l’usage ou de l’engagement unilatéral « n’entraîne pas de modification du contrat » (Cass. Soc. 13 fév. 1996). Un avantage pécuniaire résultant d’un usage pourra ainsi être supprimé sans l’accord du salarié mais à condition que soient respectés les modalité propres à la dénonciation des usages.</text:span></text:p>
      <text:p text:style-name="Standard"/>
      <text:p text:style-name="Standard"><text:span text:style-name="T7"><text:tab/><text:tab/></text:span><text:span text:style-name="T3">b) les horaires et la durée de travail</text:span></text:p>
      <text:p text:style-name="Standard"/>
      <text:list xml:id="list735012618" text:continue-numbering="true" text:style-name="WWNum2">
        <text:list-item>
          <text:p text:style-name="P52"><text:span text:style-name="T20">La durée de travail : élément essentiel</text:span></text:p>
        </text:list-item>
      </text:list>
      <text:p text:style-name="Standard"/>
      <text:p text:style-name="P25"><text:span text:style-name="T7">La durée de travail fait partie du socle contractuel ce qui signifie que l’accord du salarié st en principe toujours requis si une modification est envisagée :</text:span></text:p>
      <text:p text:style-name="P61"><text:span text:style-name="T7">-<text:tab/>cela ne fait plus aucun doute lorsque la modification de la durée du travail entraîne la modification de la rémunération : l’accord du salarié est exigé pour une réduction à 32 heures de la durée conventionnelle du travail, l’augmentation de la durée du travail avec une augmentation de la rémunération.</text:span></text:p>
      <text:p text:style-name="P61"><text:span text:style-name="T7">-<text:tab/>En revanche, la seule diminution d’heures stipulées au contrat de travail, en application d’un accord de réduction de la durée du travail, ne constitue pas une modification du contrat de travail (art. L.212-3 du Code du Travail)</text:span></text:p>
      <text:p text:style-name="P61"><text:span text:style-name="T7">-<text:tab/>Il peut y avoir un doute lorsque la seule durée change, sans incidence sur la rémunération : dans le cas du passage aux 35 heures, la loi Aubry II avait précisé qu’il s’agissait d’une modification des conditions de travail qui s’imposait aux salariés</text:span></text:p>
      <text:p text:style-name="Standard"/>
      <text:p text:style-name="Standard"/>
      <text:p text:style-name="Standard"/>
      <text:list xml:id="list655503915" text:continue-numbering="true" text:style-name="WWNum2">
        <text:list-item>
          <text:p text:style-name="P52"><text:span text:style-name="T20">Les horaires de travail : en principe élément non essentiel</text:span></text:p>
        </text:list-item>
      </text:list>
      <text:p text:style-name="Standard"/>
      <text:p text:style-name="P62"><text:span text:style-name="T7">« Le changement d’horaire constituant une nouvelle répartition de l’horaire au sein de la journée alors que la durée de travail et la rémunération reste identique, constitue un simple changement des conditions de travail relevant du pouvoir de direction de l’employeur. » (Cass. Soc. 9/04/2002). Des hypothèses peuvent être émises néanmoins :</text:span></text:p>
      <text:p text:style-name="P64"><text:span text:style-name="T7">-<text:tab/>si l’horaire a fait l’objet d’une clause particulière dans le contrat : l’employeur doit obtenir l’accord du salarié car il s’agit d’une modification du contrat de travail.</text:span></text:p>
      <text:p text:style-name="P64"><text:span text:style-name="T7">-<text:tab/>Si la modification de l’horaires a dés conséquences particulières sur la vie du salarié : il a déjà été jugé que certains aménagements devaient être considérés comme modifiant le contrat ; c’est la cas pour un passage d’un horaire fixe à un horaire variable par cycle.</text:span></text:p>
      <text:p text:style-name="P64"><text:span text:style-name="T7">-<text:tab/>Dans les autre cas, il s’agit d’une modification des conditions de travail qui relève du pouvoir de direction de l’employeur : le changement d’horaires de début et fin de journée, le travail exceptionnel un samedi, le réalisation </text:span><text:soft-page-break/><text:span text:style-name="T7">d’heures supplémentaires, la modification provisoire des horaires de l’entreprise, … ; le refus du salarié peut être regardé comme une faute grave (insubordination) mais le juge peut tenir compte de la situation personnelle du salarié pour apprécier la gravité de la faute.</text:span></text:p>
      <text:p text:style-name="P62"/>
      <text:p text:style-name="P62"><text:span text:style-name="T7">La frontière entre modification du contrat et modification des conditions de travail reste flou en matière d’aménagement du temps de travail.</text:span></text:p>
      <text:p text:style-name="Standard"/>
      <text:p text:style-name="Standard"><text:span text:style-name="T7"><text:tab/><text:tab/></text:span><text:span text:style-name="T3">c) le lieu de travail</text:span></text:p>
      <text:p text:style-name="Standard"/>
      <text:p text:style-name="P25"><text:span text:style-name="T7">Lieu de travail peut être modifié par l’employeur dans une certaine mesure : soit le lieu n’a que simple valeur d’information, soit il est spécifiquement indiqué, soit il y a une clause de mobilité.</text:span></text:p>
      <text:p text:style-name="Standard"/>
      <text:list xml:id="list1543294089" text:continue-numbering="true" text:style-name="WWNum2">
        <text:list-item>
          <text:p text:style-name="P52"><text:span text:style-name="T20">Hypothèse 1. Lorsqu’il y a une clause de mobilité au contrat</text:span></text:p>
        </text:list-item>
      </text:list>
      <text:p text:style-name="Standard"/>
      <text:p text:style-name="Standard"><text:span text:style-name="T7">Les juges posent des conditions à sa validité et à sa mise en oeuvre :</text:span></text:p>
      <text:p text:style-name="P64"><text:span text:style-name="T7">-<text:tab/>la clause de mobilité doit prévoir une zone géographique délimitée</text:span></text:p>
      <text:p text:style-name="P64"><text:span text:style-name="T7">-<text:tab/>sa validité doit s’apprécier au jour de la signature du contrat et non au moment où l’employeur souhaite la faire jouer</text:span></text:p>
      <text:p text:style-name="P64"><text:span text:style-name="T7">-<text:tab/>l’employeur doit justifier d’un motif légitime pour en faire usage (motif collectif)</text:span></text:p>
      <text:p text:style-name="P64"><text:span text:style-name="T7">-<text:tab/>elle ne doit pas porter atteinte aux libertés individuelles</text:span></text:p>
      <text:p text:style-name="P64"><text:span text:style-name="T7">-<text:tab/>elle doit respecter les dispositions prévues par les conventions et accords collectifs de travail : ils peuvent prévoir la nécessité, pour l’employeur, de justifier de « sérieuses nécessités de services » pour muter géographiquement un salarié</text:span></text:p>
      <text:p text:style-name="P64"><text:span text:style-name="T7">-<text:tab/>sa mise en œuvre ne doit pas traduire un abus de droit</text:span></text:p>
      <text:p text:style-name="Standard"/>
      <text:list xml:id="list1265169593" text:continue-numbering="true" text:style-name="WWNum2">
        <text:list-item>
          <text:p text:style-name="P52"><text:span text:style-name="T20">Hypothèse 2. En l’absence d’une clause de mobilité</text:span></text:p>
        </text:list-item>
      </text:list>
      <text:p text:style-name="Standard"/>
      <text:p text:style-name="P62"><text:span text:style-name="T7">La jurisprudence a précisée que « la mention a valeur d’information à moins qu’il soit stipulé par une clause claire et précise que le salarié exécutera son travail exclusivement dans ce lieu » :</text:span></text:p>
      <text:p text:style-name="Standard"/>
      <text:p text:style-name="P64"><text:span text:style-name="T7">-<text:tab/>le lieu a simple valeur d’information : l’employeur pourra être amené à modifier le lieu géographique d’exercice de la prestation de travail. La jurisprudence distingue ici deux situations :</text:span></text:p>
      <text:p text:style-name="Standard"/>
      <text:p text:style-name="Standard"/>
      <text:p text:style-name="P65"><text:span text:style-name="T18">o<text:tab/></text:span><text:span text:style-name="T7">La modification intervient dans le même secteur géographique que le poste précédent : il s’agit d’une modification des conditions de travail pour laquelle l’employeur peut faire usage de son pouvoir de direction : le refus du salarié serait fautif (la faute pouvant être grave). Ex : la région parisienne a été considérée comme formant un même secteur géographique nonobstant les distances entre Massy et Courbevoie (dans cette affaire, les trajets passaient d e20 minutes à 3 heures…)</text:span></text:p>
      <text:p text:style-name="P65"><text:span text:style-name="T18">o<text:tab/></text:span><text:span text:style-name="T7">La modification intervient dans un secteur géographique différent du lieu actuel d’exécution de la prestation de travail : dans ce cas, il d’agit d’une modification du contrat de travail qui nécessite l’accord du salarié ; un refus du salarié entraîne soit un renoncement de la part de l’employeur, soit un licenciement (qui devra être justifié par une cause réelle et sérieuse)</text:span></text:p>
      <text:p text:style-name="P57"><text:soft-page-break/><text:span text:style-name="T7">Le problème réside dans la définition du « secteur géographique », doit- il être apprécié de manière objective ou subjective (</text:span><text:span text:style-name="T12">i.e.</text:span><text:span text:style-name="T7"> en tenant compte de la situation personnelle des salariés) ? La Cour de Cassation a clairement opté pour une appréciation objective.</text:span></text:p>
      <text:p text:style-name="P57"/>
      <text:p text:style-name="P64"><text:span text:style-name="T7">-<text:tab/>Le lieu de travail est « contractualisé » : dans ce cas, l’accord du salarié est indispensable puisqu’il y a modification du contrat de travail</text:span></text:p>
      <text:p text:style-name="Standard"/>
      <text:p text:style-name="P64"><text:span text:style-name="T7">-<text:tab/>Une clause de missions temporaires figure au contrat ; ces déplacements ne constituent pas une modification du contrat s’ils revêtent un caractère occasionnel ; même si un lieu est fixé au contrat, la nature des fonctions est un critère pouvant justifier des missions ponctuelles ; les missions ponctuelles doivent par ailleurs être justifiées par l’intérêt de l’entreprise.</text:span></text:p>
      <text:p text:style-name="Standard"/>
      <text:p text:style-name="Standard"><text:span text:style-name="T7"><text:tab/><text:tab/></text:span><text:span text:style-name="T3">d) la qualification</text:span></text:p>
      <text:p text:style-name="Standard"/>
      <text:p text:style-name="P25"><text:span text:style-name="T7">Dans le vocabulaire de la gestion des ressources humaines, la qualification est définie comme « un ensemble d’aptitudes et de connaissances acquises en vue d’exercer une activité de production déterminée ou d’accomplir une fonction technique spécifique. » si le contrat a fixé la qualification du salarié lors de son embauche, celle- ci s’impose à l’employeur : toute modification requiert donc l’accord du salarié, que la modification soit favorable (qualification supérieure, davantage de responsabilités, …) ou défavorable (rétrogradation, retrait de responsabilités).</text:span></text:p>
      <text:p text:style-name="P25"/>
      <text:list xml:id="list345814282" text:continue-numbering="true" text:style-name="WWNum2">
        <text:list-item>
          <text:p text:style-name="P52"><text:span text:style-name="T20">Hypothèse 1. La qualification est modifiée</text:span></text:p>
        </text:list-item>
      </text:list>
      <text:p text:style-name="Standard"/>
      <text:p text:style-name="P64"><text:span text:style-name="T7">-<text:tab/>une modification de la qualification « à la hausse » nécessite l’accord du salarié, son refus n’étant pas fautif</text:span></text:p>
      <text:p text:style-name="P64"><text:span text:style-name="T7">-<text:tab/>une modification de la qualification « à la baisse » doit être acceptée par le salarié ; lorsque la modification à la baisse de la qualification constitue une sanction disciplinaire, l’accord du salarié est exigé : « une modification du contrat, à titre de sanction disciplinaire ne peut être imposé au salarié » mais « en cas de refus, l’employeur peut prononcer une autre sanction, en lieu et place de la sanction refusée ».</text:span></text:p>
      <text:p text:style-name="P64"><text:span text:style-name="T7">-<text:tab/>des tâches nouvelles qui n’entrent pas dans la qualification peuvent être refusées, ou du moins, l’employeur ne pourra pas reprocher des erreurs commises dans des tâches ne relevant pas de la qualification du salarié.</text:span></text:p>
      <text:p text:style-name="Standard"/>
      <text:p text:style-name="Standard"/>
      <text:p text:style-name="Standard"/>
      <text:p text:style-name="Standard"/>
      <text:list xml:id="list1811227999" text:continue-numbering="true" text:style-name="WWNum2">
        <text:list-item>
          <text:p text:style-name="P52"><text:span text:style-name="T20">Hypothèse 2. Il y a changement d’affectation ou une modification des tâches sans modification de la sanction</text:span></text:p>
        </text:list-item>
      </text:list>
      <text:p text:style-name="P49"><text:span text:style-name="T7"><text:line-break/>Un changement d’affectation relève du pouvoir de direction de l’employeur. En effet, dans ce cas, la qualification n’est pas modifiée mais seulement le poste pour lequel elle est requise.</text:span></text:p>
      <text:p text:style-name="P64"><text:span text:style-name="T7">-<text:tab/>un salarié ne peut pas refuser un changement d’affectation car cette décision relève du pouvoir de direction de l’employeur</text:span></text:p>
      <text:p text:style-name="P64"><text:span text:style-name="T7">-<text:tab/>un salarié ne peut pas refuser d’effectuer des tâches nouvelles si elles correspondent à sa qualification ; la modification (des conditions de travail) entre ici dans le pouvoir de direction de l’employeur, le refus du salarié serait fautif</text:span></text:p>
      <text:p text:style-name="P64"><text:soft-page-break/><text:span text:style-name="T7">-<text:tab/>une clause de polyvalence peut être prévue dans certains contrats mais <text:s/>condition que l’objet du contrat soit déterminé ou déterminable (polyvalence limitée)</text:span></text:p>
      <text:p text:style-name="P64"><text:span text:style-name="T7">-<text:tab/>il n’y a pas non plus changement de qualification, lorsque après une mission à l’étranger, le salarié doit reprendre ses fonctions initiales</text:span></text:p>
      <text:p text:style-name="Standard"/>
      <text:p text:style-name="Standard"><text:span text:style-name="T8"><text:tab/>3- conséquences de la modification du contrat de travail</text:span></text:p>
      <text:p text:style-name="Standard"/>
      <text:p text:style-name="Standard"><text:span text:style-name="T7"><text:tab/><text:tab/></text:span><text:span text:style-name="T3">a) modification d’un élément non essentiel</text:span></text:p>
      <text:p text:style-name="Standard"/>
      <text:p text:style-name="P25"><text:span text:style-name="T7">Elle ne peut pas être refusée par le salarié (il commet une faute et peut être licencier pour faute). Il n’y a pas de procédure légale de notification, mais la convention collective peut en prévoir une.</text:span></text:p>
      <text:p text:style-name="P25"><text:span text:style-name="T7">S’il accepte la modification, elle fera l’objet d’un écrit dans le mois de son application.</text:span></text:p>
      <text:p text:style-name="Standard"/>
      <text:p text:style-name="Standard"><text:span text:style-name="T7"><text:tab/><text:tab/></text:span><text:span text:style-name="T3">b) modification d’un élément essentiel</text:span></text:p>
      <text:p text:style-name="Standard"/>
      <text:p text:style-name="Standard"><text:span text:style-name="T7">2 motifs de modification :</text:span></text:p>
      <text:p text:style-name="Standard"><text:span text:style-name="T7">- motif économique : difficultés économiques, mutations technologiques</text:span></text:p>
      <text:p text:style-name="Standard"><text:span text:style-name="T7">- motif non économique</text:span></text:p>
      <text:p text:style-name="Standard"/>
      <text:p text:style-name="P25"><text:span text:style-name="T7">Si le salarié accepte, que le motif soit économique ou non, il faut un accord écrit du salarié</text:span></text:p>
      <text:p text:style-name="P25"><text:span text:style-name="T7">Si le salarié refuse, l’employeur a le droit de le licencier pour motif économique. Selon le motif économique, on peut le licencier pour motif personnel. L’employeur peut renoncer à la modification projetée.</text:span></text:p>
      <text:p text:style-name="Standard"/>
      <text:p text:style-name="Standard"><text:span text:style-name="T6">E- le transfert d’entreprise</text:span></text:p>
      <text:p text:style-name="Standard"/>
      <text:p text:style-name="P25"><text:span text:style-name="T7">Pour protéger l’emploi, le législateur a instauré le principe du maintien des contrats de travail en cours en cas de transfert d’entreprise.</text:span></text:p>
      <text:p text:style-name="P25"/>
      <text:p text:style-name="Standard"><text:span text:style-name="T8"><text:tab/>1- le principe de l’art L. 122- 12 al. 2 du Code du Travail</text:span></text:p>
      <text:p text:style-name="Standard"/>
      <text:p text:style-name="P25"><text:span text:style-name="T7">La cessation de l’entreprise, sauf cas de force majeure, ne libère pas l’employeur de l’obligation de respecter le délai- congé et de verser, s’il y a lieu, l’indemnité prévue à l’article L.122-9.</text:span></text:p>
      <text:p text:style-name="P25"/>
      <text:p text:style-name="P25"><text:span text:style-name="T7">S’il survient une modification dans la situation juridique de l’employeur, notamment par succession, fusion, transformation du fonds, mise en société, tous les contrats de travail en cours au jour de la modification subsistent entre le nouvel employeur et le personnel de l’entreprise.</text:span></text:p>
      <text:p text:style-name="P25"><text:span text:style-name="T8">2- effets</text:span></text:p>
      <text:p text:style-name="Standard"/>
      <text:p text:style-name="P33"><text:span text:style-name="T7">= Maintien automatique des contrats de travail en cours sans qu’il y ait lieu de le notifier aux salariés.</text:span></text:p>
      <text:list xml:id="list602230071" text:continue-numbering="true" text:style-name="WWNum2">
        <text:list-item>
          <text:p text:style-name="P36"><text:span text:style-name="T7">les contrats se poursuivent aux mêmes conditions avec le nouvel employeur. Il doit respecter les obligations qui incombées à l’ancien employeur. La seule exception est le cas où le transfert interviendrait dans le cadre d’un redressement ou d’une liquidation judiciaire.</text:span></text:p>
        </text:list-item>
        <text:list-item>
          <text:p text:style-name="P36"><text:span text:style-name="T7">Les salariés peuvent se prévaloir des conventions et accords collectifs qui </text:span><text:soft-page-break/><text:span text:style-name="T7">s’appliquaient chez leur ancien employeur, et ce, jusqu’à l’aboutissement de la négociation avec le nouvel employeur si celui- ci dénonce les accords en question.</text:span></text:p>
        </text:list-item>
        <text:list-item>
          <text:p text:style-name="P36"><text:span text:style-name="T7">Le nouvel employeur peut procéder aux licenciements économiques ou aux modifications substantielles des contrats nécessaires pour la réorganisation de l’entreprise.</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7"><text:tab/></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span text:style-name="T2">CHAP 11. POUVOIRS DE L’EMPLOYEUR</text:span></text:p>
      <text:p text:style-name="Standard"/>
      <text:p text:style-name="P25"><text:span text:style-name="T7">Dans la gestion de son entreprise, le chef d’entreprise est souverain et </text:span><text:soft-page-break/><text:span text:style-name="T7">responsable. Le droit du travail peut apparaître comme une entrave à cette liberté. Le règlement intérieur et le droit disciplinaire illustrent les prérogatives de l’employeur et ses pouvoirs doivent s’inscrire dans le respect des libertés fondamentales et de l’intégrité physique des salariés.</text:span></text:p>
      <text:p text:style-name="Standard"/>
      <text:p text:style-name="Standard"><text:span text:style-name="T6">A- le règlement intérieur</text:span></text:p>
      <text:p text:style-name="Standard"/>
      <text:p text:style-name="P25"><text:span text:style-name="T7">Le règlement intérieur est l’expression du pouvoir règlementaire du chef d’entreprise. Le contre pouvoir est l‘obligation de consulter les représentants du personnel. Le règlement intérieur fait l’objet d’un contrôle étatique.</text:span></text:p>
      <text:p text:style-name="Standard"/>
      <text:p text:style-name="Standard"><text:span text:style-name="T7"><text:tab/></text:span><text:span text:style-name="T8">1- champ d’application</text:span></text:p>
      <text:p text:style-name="Standard"/>
      <text:p text:style-name="P33"><text:span text:style-name="T7">Il est obligatoire pour toutes les entreprises ou établissements qui occupent au moins 20 salariés habituellement. Il s’impose :</text:span></text:p>
      <text:list xml:id="list1098133217" text:continue-numbering="true" text:style-name="WWNum2">
        <text:list-item>
          <text:p text:style-name="P36"><text:span text:style-name="T7">à tous les membres du personnel quelle que soit la date de leur embauche et sans que leur consentement personnel ne soit requis.</text:span></text:p>
        </text:list-item>
        <text:list-item>
          <text:p text:style-name="P36"><text:span text:style-name="T7">A toutes les personnes qui exécutent un travail dans l’établissement ou l’entreprise quelles soient ou non liées par un contrat de travail avec l’employeur qui l’a établit</text:span></text:p>
        </text:list-item>
      </text:list>
      <text:p text:style-name="P33"><text:span text:style-name="T7">Les notes de services sont considérées par la loi comme des adjonctions au règlement intérieur lorsqu’elles contiennent les prescriptions générales et permanentes en matière d’hygiène, de sécurité et de discipline.</text:span></text:p>
      <text:p text:style-name="Standard"/>
      <text:p text:style-name="Standard"><text:span text:style-name="T8"><text:tab/>2- contenu</text:span></text:p>
      <text:p text:style-name="Standard"/>
      <text:p text:style-name="Standard"><text:span text:style-name="T7"><text:tab/><text:tab/></text:span><text:span text:style-name="T3">a) principales catégories de dispositions :</text:span></text:p>
      <text:p text:style-name="Standard"/>
      <text:list xml:id="list1774155211" text:continue-numbering="true" text:style-name="WWNum2">
        <text:list-item>
          <text:p text:style-name="P36"><text:span text:style-name="T7">dispositions en matière d’hygiène et sécurité</text:span></text:p>
        </text:list-item>
      </text:list>
      <text:p text:style-name="P42"><text:span text:style-name="T18">o<text:tab/></text:span><text:span text:style-name="T7">mesures d’application de la réglementation</text:span></text:p>
      <text:p text:style-name="P42"><text:span text:style-name="T18">o<text:tab/></text:span><text:span text:style-name="T7">participation personnelle des salariés à la prévention</text:span></text:p>
      <text:p text:style-name="P42"><text:span text:style-name="T18">o<text:tab/></text:span><text:span text:style-name="T7">conditions d’hygiène</text:span></text:p>
      <text:list xml:id="list562292195" text:continue-numbering="true" text:style-name="WWNum2">
        <text:list-item>
          <text:p text:style-name="P36"><text:span text:style-name="T7">dispositions en matière disciplinaire</text:span></text:p>
        </text:list-item>
      </text:list>
      <text:p text:style-name="P42"><text:span text:style-name="T18">o<text:tab/></text:span><text:span text:style-name="T7">fixe des règles générales et permanentes</text:span></text:p>
      <text:p text:style-name="P42"><text:span text:style-name="T18">o<text:tab/></text:span><text:span text:style-name="T7">fixe une échelle des sanctions applicable</text:span></text:p>
      <text:list xml:id="list741448974" text:continue-numbering="true" text:style-name="WWNum2">
        <text:list-item>
          <text:p text:style-name="P36"><text:span text:style-name="T7">autres dispositions obligatoires</text:span></text:p>
        </text:list-item>
      </text:list>
      <text:p text:style-name="P42"><text:span text:style-name="T18">o<text:tab/></text:span><text:span text:style-name="T7">relatives aux droits de la défense</text:span></text:p>
      <text:p text:style-name="P42"><text:span text:style-name="T18">o<text:tab/></text:span><text:span text:style-name="T7">relatives à l’interdiction du harcèlement sexuel et moral</text:span></text:p>
      <text:p text:style-name="Standard"/>
      <text:p text:style-name="Standard"><text:span text:style-name="T7"><text:tab/><text:tab/></text:span><text:span text:style-name="T3">b) reprises des consignes légales et règlementaires :</text:span></text:p>
      <text:p text:style-name="Standard"/>
      <text:p text:style-name="P25"><text:span text:style-name="T7">Les consignes légales et règlementaires peuvent être reprises dans le règlement intérieur, mais il n’est pas obligatoire de les rappeler.</text:span></text:p>
      <text:p text:style-name="P25"/>
      <text:p text:style-name="Standard"><text:span text:style-name="T7"><text:tab/><text:tab/></text:span><text:span text:style-name="T3">c) disposition relative à la discipline :</text:span></text:p>
      <text:p text:style-name="Standard"/>
      <text:p text:style-name="P25"><text:span text:style-name="T7">Il s’agit de permettre à tous les membres de la collectivité de travaille, de co-exister et d’atteindre l’objectif économique pour lequel cette même collectivité a été créée.</text:span></text:p>
      <text:p text:style-name="Standard"/>
      <text:p text:style-name="Standard"><text:span text:style-name="T7"><text:tab/><text:tab/></text:span><text:span text:style-name="T3">d) sanctions</text:span></text:p>
      <text:p text:style-name="Standard"><text:soft-page-break/></text:p>
      <text:p text:style-name="P25"><text:span text:style-name="T7">Un employeur ne peut prononcer une sanction qui ne serait pas prévue dans le règlement.</text:span></text:p>
      <text:p text:style-name="P25"/>
      <text:p text:style-name="P25"><text:span text:style-name="T7"><text:tab/></text:span><text:span text:style-name="T3">e) clauses interdites</text:span></text:p>
      <text:p text:style-name="P25"/>
      <text:list xml:id="list1128641373" text:continue-numbering="true" text:style-name="WWNum2">
        <text:list-item>
          <text:p text:style-name="P36"><text:span text:style-name="T7">clauses contraires aux lois et règlements</text:span></text:p>
        </text:list-item>
        <text:list-item>
          <text:p text:style-name="P36"><text:span text:style-name="T7">clauses contraires aux droits des personnes et aux libertés</text:span></text:p>
        </text:list-item>
        <text:list-item>
          <text:p text:style-name="P36"><text:span text:style-name="T7">clauses discriminatoires</text:span></text:p>
        </text:list-item>
      </text:list>
      <text:p text:style-name="Standard"/>
      <text:p text:style-name="P33"><text:span text:style-name="T8">3- procédure d’élaboration</text:span></text:p>
      <text:p text:style-name="Standard"/>
      <text:p text:style-name="Standard"><text:span text:style-name="T7">Il faut respecter les formes légales :</text:span></text:p>
      <text:list xml:id="list342220126" text:continue-numbering="true" text:style-name="WWNum2">
        <text:list-item>
          <text:p text:style-name="P36"><text:span text:style-name="T7">Consultation des représentants du personnel : un règlement intérieur ne peut être introduit dans l’entreprise qu’après avoir été soumis à l’avis du comité d’entreprise, ou à défaut des délégués du personnel ou CHSCT (Comité d’Hygiène, de Sécurité et des Conditions de Travail), pour les questions qui relèvent de sa compétence. L’absence des dispositions obligatoires est sanctionnée pénalement.</text:span></text:p>
        </text:list-item>
        <text:list-item>
          <text:p text:style-name="P36"><text:span text:style-name="T7">Publicité : le règlement doit faire l’objet :</text:span></text:p>
        </text:list-item>
      </text:list>
      <text:p text:style-name="P42"><text:span text:style-name="T18">o<text:tab/></text:span><text:span text:style-name="T7">D’un affichage à une place convenable, aisément accessible sur les lieux où le travail est effectué et ainsi que dans les locaux et la porte des locaux où se fait l’embauchage</text:span></text:p>
      <text:p text:style-name="P42"><text:span text:style-name="T18">o<text:tab/></text:span><text:span text:style-name="T7">D’un dépôt au secrétariat du greffe du conseil de Prud’hommes dans le ressort de l’entreprise ou de l’établissement. La date d’entrée en vigueur du règlement intérieur doit y être inscrite et ne peut intervenir qu’un mois après l’accomplissement de la dernière formalité de publicité.</text:span></text:p>
      <text:list xml:id="list1793883396" text:continue-numbering="true" text:style-name="WWNum2">
        <text:list-item>
          <text:p text:style-name="P36"><text:span text:style-name="T7">Communication du règlement intérieur à l’inspection du travail.</text:span></text:p>
        </text:list-item>
      </text:list>
      <text:p text:style-name="Standard"/>
      <text:p text:style-name="P33"><text:span text:style-name="T8">4- contrôle de la légalité</text:span></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text:span text:style-name="T7">CONTROLE</text:span></text:p>
          </table:table-cell>
          <table:table-cell table:style-name="Tableau7.A1" office:value-type="string">
            <text:p text:style-name="P3"><text:span text:style-name="T7">DIRECT</text:span></text:p>
          </table:table-cell>
          <table:table-cell table:style-name="Tableau7.A1" office:value-type="string">
            <text:p text:style-name="P3"><text:span text:style-name="T7">INDIRECT</text:span></text:p>
          </table:table-cell>
        </table:table-row>
        <table:table-row table:style-name="Tableau7.1">
          <table:table-cell table:style-name="Tableau7.A1" office:value-type="string">
            <text:p text:style-name="P3"><text:span text:style-name="T7">ADMINISTRATIF</text:span></text:p>
          </table:table-cell>
          <table:table-cell table:style-name="Tableau7.B2" office:value-type="string">
            <text:p text:style-name="P5"/>
          </table:table-cell>
          <table:table-cell table:style-name="Tableau7.C2" office:value-type="string">
            <text:p text:style-name="Standard"><text:span text:style-name="T7">Inspection du travail :</text:span></text:p>
            <text:p text:style-name="P13"><text:span text:style-name="T7">-11<text:tab/>il peut faire modifier ou supprimer des clauses</text:span></text:p>
            <text:p text:style-name="P66"><text:span text:style-name="T7">-12<text:tab/>il ne peut ajouter lui- même de clauses</text:span></text:p>
          </table:table-cell>
        </table:table-row>
        <table:table-row table:style-name="Tableau7.1">
          <table:table-cell table:style-name="Tableau7.A1" office:value-type="string">
            <text:p text:style-name="P3"><text:span text:style-name="T7">JUDICIAIRE</text:span></text:p>
          </table:table-cell>
          <table:table-cell table:style-name="Tableau7.B3" office:value-type="string">
            <text:p text:style-name="Standard"><text:span text:style-name="T7">Conseil des Prud’hommes : il peut décider de l’application d’une clause</text:span></text:p>
          </table:table-cell>
          <table:table-cell table:style-name="Tableau7.C3" office:value-type="string">
            <text:p text:style-name="Standard"><text:span text:style-name="T7">TGI : il peut annuler des clauses</text:span></text:p>
          </table:table-cell>
        </table:table-row>
      </table:table>
      <text:p text:style-name="Standard"/>
      <text:p text:style-name="Standard"><text:span text:style-name="T6">B- le droit disciplinaire</text:span></text:p>
      <text:p text:style-name="Standard"/>
      <text:p text:style-name="P25"><text:span text:style-name="T8">1- définition</text:span></text:p>
      <text:p text:style-name="Standard"/>
      <text:p text:style-name="P31"><text:span text:style-name="T7"><text:tab/>Constitue une sanction, toute mesure autre que les observations verbales, prises par l’employeur à la suite d’un agissement d’un salarié considéré par lui comme fautif, que cette mesure soit de nature à affecter immédiatement ou non la présence du salarié dans l’entreprise, sa fonction, sa carrière, sa rémunération. Il peut s’agir d’actes positifs ou non ou d’actes contraires aux règes disciplinaires.</text:span></text:p>
      <text:p text:style-name="Standard"><text:soft-page-break/></text:p>
      <text:p text:style-name="Standard"><text:span text:style-name="T7"><text:tab/><text:tab/></text:span><text:span text:style-name="T3">a) la faute du salarié</text:span></text:p>
      <text:p text:style-name="Standard"/>
      <text:p text:style-name="P25"><text:span text:style-name="T7">Pour faire l’objet d’une sanction disciplinaire, la faute doit avoir été commise par le salarié dans l’exercice de sa prestation de travail et non dans sa vie privée. Les faits accomplis par un salarié en dehors de sont temps et du lieu de travail ne saurait en principe être retenu contre lui à l’appui d’une sanction disciplinaire SAUF si ses agissements sont susceptibles d’avoir des répercussions sur le fonctionnement de l’entreprise par la délinquance qu’ils traduisent.</text:span></text:p>
      <text:p text:style-name="Standard"/>
      <text:p text:style-name="Standard"><text:span text:style-name="T7"><text:tab/><text:tab/></text:span><text:span text:style-name="T3">b) 4 types de fautes</text:span></text:p>
      <text:p text:style-name="Standard"/>
      <text:list xml:id="list1363007633" text:continue-numbering="true" text:style-name="WWNum2">
        <text:list-item>
          <text:p text:style-name="P36"><text:span text:style-name="T12">la faute légère</text:span><text:span text:style-name="T7"> : Retards occasionnels, oublis de pointage, manquements aux règles de circulation dans l’entreprise, erreurs ou négligences professionnelles isolées ou sans conséquences sérieuses pour l’entreprise constituent en principe des fautes légères, c'est-à-dire dont l’importance relative autorise l’employeur à prononcer une sanction disciplinaire autre qu’un licenciement.</text:span></text:p>
        </text:list-item>
      </text:list>
      <text:p text:style-name="Standard"/>
      <text:list xml:id="list2038562689" text:continue-numbering="true" text:style-name="WWNum2">
        <text:list-item>
          <text:p text:style-name="P36"><text:span text:style-name="T12">la faute sérieuse</text:span><text:span text:style-name="T7"> : la faute sérieuse est celle qui est suffisamment importante pour justifier un licenciement disciplinaire sans nécessité la rupture immédiate du contrat de travail (retards réitérés et désinvoltes, absences d’une certaine durée non justifiés, absences courtes mais répétées, insolences caractérisées, …)</text:span></text:p>
        </text:list-item>
      </text:list>
      <text:p text:style-name="Standard"/>
      <text:list xml:id="list766845796" text:continue-numbering="true" text:style-name="WWNum2">
        <text:list-item>
          <text:p text:style-name="P37"><text:span text:style-name="T12">la faute grave</text:span><text:span text:style-name="T7"> : la faute grave est un comportement du salarié suffisamment sérieux pour imposer la cessation immédiate du contrat de travail (renvoi sans préavis avec perte des indemnités de préavis et de licenciement), ce comportement ne pouvant en aucun être excusé par les circonstances de l’espèce (abandon de poste, restriction volontaire.</text:span></text:p>
        </text:list-item>
      </text:list>
      <text:p text:style-name="Standard"/>
      <text:list xml:id="list700075532" text:continue-numbering="true" text:style-name="WWNum2">
        <text:list-item>
          <text:p text:style-name="P37"><text:span text:style-name="T12">la faute lourde</text:span><text:span text:style-name="T7"> : elle se caractérise par l’intention du salarié de nuire à l’entreprise ou à l’employeur (dégradations ou déprédations volontaires d’installations de l’entreprise, par exemple). La faute lourde est privative de toutes les indemnités de rupture et engage la responsabilité de l’intéressé à raison du préjudice qu’elle a occasionné.</text:span></text:p>
        </text:list-item>
      </text:list>
      <text:p text:style-name="Standard"/>
      <text:p text:style-name="P28"><text:span text:style-name="T3">c) nature de la sanction</text:span></text:p>
      <text:p text:style-name="Standard"/>
      <text:p text:style-name="P25"><text:span text:style-name="T7">Il n’y a pas de cadre légal. Seule la jurisprudence apprécie et se prononce au cas par cas.</text:span></text:p>
      <text:p text:style-name="Standard"/>
      <text:p text:style-name="P28"><text:span text:style-name="T3">d) sanctions interdites</text:span></text:p>
      <text:p text:style-name="Standard"><text:span text:style-name="T7"><text:tab/></text:span></text:p>
      <text:list xml:id="list1257035290" text:continue-numbering="true" text:style-name="WWNum2">
        <text:list-item>
          <text:p text:style-name="P37"><text:span text:style-name="T7">sanctions pécuniaires</text:span></text:p>
        </text:list-item>
        <text:list-item>
          <text:p text:style-name="P37"><text:span text:style-name="T7">sanctions discriminatoires</text:span></text:p>
        </text:list-item>
        <text:list-item>
          <text:p text:style-name="P37"><text:span text:style-name="T7">les doubles sanctions (on ne sanctionne pas deux fois les mêmes faits)</text:span></text:p>
        </text:list-item>
      </text:list>
      <text:p text:style-name="Standard"/>
      <text:p text:style-name="P25"><text:span text:style-name="T8">2- la procédure disciplinaire</text:span></text:p>
      <text:p text:style-name="P25"/>
      <text:p text:style-name="P57"><text:span text:style-name="T7"><text:tab/></text:span><text:span text:style-name="T3">a) procédure simplifiée</text:span></text:p>
      <text:p text:style-name="Standard"><text:soft-page-break/></text:p>
      <text:p text:style-name="P25"><text:span text:style-name="T7">On fait simplement une information par écrit des griefs et de la sanction lorsque la sanction prononcée est un avertissement, blâme ou tout autre sanction qui n’aura pas d’incidence sur la carrière, la fonction, la rémunération, la présence du salarié dans l’entreprise.</text:span></text:p>
      <text:p text:style-name="Standard"><text:span text:style-name="T7"><text:s/></text:span></text:p>
      <text:p text:style-name="P57"><text:span text:style-name="T7"><text:tab/></text:span><text:span text:style-name="T3">b) procédure normale</text:span></text:p>
      <text:p text:style-name="Standard"/>
      <text:p text:style-name="P3"><text:span text:style-name="T7">Découverte de la faute</text:span></text:p>
      <text:p text:style-name="P67"><text:span text:style-name="T7">2 mois maximum</text:span></text:p>
      <text:p text:style-name="P3"><text:span text:style-name="T7">Convocation à l’entretien préalable</text:span></text:p>
      <text:p text:style-name="P68"><text:span text:style-name="T7">Au minimum deux jours</text:span></text:p>
      <text:p text:style-name="P3"><text:span text:style-name="T7">Entretien préalable</text:span></text:p>
      <text:p text:style-name="P3"/>
      <text:p text:style-name="P3"><text:span text:style-name="T7">Abandon des charges<text:tab/><text:tab/><text:tab/><text:tab/>poursuite de la procédure</text:span></text:p>
      <text:p text:style-name="Standard"><text:span text:style-name="T7"><text:tab/><text:tab/><text:tab/><text:tab/><text:tab/><text:tab/><text:tab/><text:tab/><text:tab/>1 mois au minimum</text:span></text:p>
      <text:p text:style-name="Standard"><text:span text:style-name="T7"><text:tab/><text:tab/><text:tab/><text:tab/><text:tab/><text:tab/><text:tab/>Notification de la sanction</text:span></text:p>
      <text:p text:style-name="Standard"/>
      <text:p text:style-name="Standard"/>
      <text:p text:style-name="Standard"><text:span text:style-name="T8"><text:tab/>3- le contrôle judiciaire</text:span></text:p>
      <text:p text:style-name="Standard"/>
      <text:p text:style-name="Standard"><text:span text:style-name="T7"><text:tab/><text:tab/></text:span><text:span text:style-name="T3">a) la nature du contrôle</text:span></text:p>
      <text:p text:style-name="Standard"/>
      <text:p text:style-name="Standard"><text:span text:style-name="T7">C’est le Conseil des Prud’Hommes qui exerce un contrôle sur :</text:span></text:p>
      <text:list xml:id="list73090754" text:continue-numbering="true" text:style-name="WWNum2">
        <text:list-item>
          <text:p text:style-name="P36"><text:span text:style-name="T7">la régularité de la faute</text:span></text:p>
        </text:list-item>
        <text:list-item>
          <text:p text:style-name="P36"><text:span text:style-name="T7">l’adéquation de la sanction</text:span></text:p>
        </text:list-item>
        <text:list-item>
          <text:p text:style-name="P36"><text:span text:style-name="T7">la régularité de la procédure</text:span></text:p>
        </text:list-item>
      </text:list>
      <text:p text:style-name="Standard"/>
      <text:p text:style-name="P25"><text:span text:style-name="T7">L’employeur doit fournir tous les éléments qu’il a retenus pour prononcer sa sanction. Le juge se prononce en fonction des éléments fournis par le salarié et l’employeur.</text:span></text:p>
      <text:p text:style-name="Standard"><text:span text:style-name="T7">Le juge a le droit d’ordonner des mesures d’instruction complémentaires. Si un doute subsiste, il profite au salarié.</text:span></text:p>
      <text:p text:style-name="Standard"/>
      <text:p text:style-name="Standard"><text:span text:style-name="T7"><text:tab/><text:tab/></text:span><text:span text:style-name="T3">b) conséquences du contrôle</text:span></text:p>
      <text:p text:style-name="Standard"/>
      <text:p text:style-name="P25"><text:span text:style-name="T7">Les juges vont pouvoir annuler toutes les sanctions le cas échéant. S’il peut annuler une sanction, il n’a pas le droit de la modifier. Si la sanction est annulée, l’employeur a le droit de la modifier dans le mois de la notification du jugem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3"><text:span text:style-name="T2">CHAP 12. LIBERTES DES SALARIES</text:span></text:p>
      <text:p text:style-name="Standard"/>
      <text:p text:style-name="Standard"><text:span text:style-name="T6">A- les libertés fondamentales</text:span></text:p>
      <text:p text:style-name="Standard"/>
      <text:p text:style-name="Standard"><text:span text:style-name="T7">- chaque salarié a le droit au respect de sa vie privée</text:span></text:p>
      <text:p text:style-name="Standard"><text:span text:style-name="T7">- égalité de traitement : à travail égal, salaire égal. Concerne la rémunération, la formation, la classification, la promotion)</text:span></text:p>
      <text:p text:style-name="Standard"><text:span text:style-name="T7">- liberté d’expression : sous réserve du respect de l’obligation de discrétion et sauf abus préjudiciable à l’entreprise, la salarié peut librement, dans l’entreprise et en dehors de celle- ci, émettre des opinions notamment sur l’organisation et le fonctionnement de l’entreprise.</text:span></text:p>
      <text:p text:style-name="Standard"><text:span text:style-name="T7">- liberté religieuse : Arts L. 122- 35 et L. 122- 45 de Code du Travail qui posent le principe de la liberté religieuse.</text:span></text:p>
      <text:p text:style-name="Standard"><text:span text:style-name="T7">- respect de la dignité : le salarié ne doit subir aucune attitude humiliante ou vexatoire de la part de son employeur, comme des autres membres du personnel (cadres, collègues, …). Les salariés sont protégés par la loi contre le harcèlement moral et le harcèlement moral. Les témoins de ces actes bénéficient de la même protection.</text:span></text:p>
      <text:p text:style-name="Standard"><text:span text:style-name="T7">- restrictions légales : la loi autorise l’employeur à appartenir des restrictions aux libertés individuelles et collectives. 2 conditions :</text:span></text:p>
      <text:list xml:id="list275077959" text:continue-numbering="true" text:style-name="WWNum2">
        <text:list-item>
          <text:p text:style-name="P69"><text:span text:style-name="T7">la restriction doit être justifiée par la nature de la tâche à accomplir</text:span></text:p>
        </text:list-item>
        <text:list-item>
          <text:p text:style-name="P69"><text:span text:style-name="T7">restriction doit être proportionnée aux buts recherchés</text:span></text:p>
        </text:list-item>
      </text:list>
      <text:p text:style-name="Standard"/>
      <text:p text:style-name="P25"><text:span text:style-name="T7">Procédure : si un délégué du personnel constate qu’il y a une atteinte aux libertés individuelles, aux droits de la personne, à leur santé physique ou morale, il doit en informer immédiatement l’employeur. Celui- ci doit procéder sans délai à une enquête avec le délégué du personnel et prendre les dispositions nécessaires pour remédier à cette situation. En cas de carence de l’employeur, le salarié (ou le délégué du personnel si le salarié l’y autorise) peut saisir le Conseil des Prud’hommes qui pourra ordonner sous astreinte les mesures nécessaires.</text:span></text:p>
      <text:p text:style-name="Standard"/>
      <text:p text:style-name="Standard"><text:span text:style-name="T6">B- la protection du corps</text:span></text:p>
      <text:p text:style-name="Standard"/>
      <text:p text:style-name="Standard"><text:span text:style-name="T8"><text:tab/>1- l’hygiène et la sécurité</text:span></text:p>
      <text:p text:style-name="Standard"/>
      <text:p text:style-name="P25"><text:span text:style-name="T7">Dans les établissements industriels, commerciaux, agricoles, offices publics et ministériels, professions libérales, il appartient à l’employeur de prendre les mesures nécessaires à l’hygiène et à la sécurité dans lesquelles doit se dérouler le travail et d’en consigner les prescriptions dans le règlement intérieur.</text:span></text:p>
      <text:p text:style-name="P25"/>
      <text:p text:style-name="Standard"><text:span text:style-name="T7"><text:tab/>La loi du 01/08/03 a renforcé les mesures relatives à la sécurité des salariés dans les établissements à hauts risques industriels et les moyens du CHSCT. Elle a également mis à la charge des entreprises l’obligation d’établir un document unique </text:span><text:soft-page-break/><text:span text:style-name="T7">sur les risques professionnels. Depuis le 01/02/07, il est interdit de fumer dans tous les lieux de travail, ouverts ou fermés, sauf dans les bars et tabacs et restaurants.</text:span></text:p>
      <text:p text:style-name="Standard"/>
      <text:p text:style-name="Standard"><text:span text:style-name="T7"><text:tab/><text:tab/></text:span><text:span text:style-name="T3">a) les mesures préventives</text:span></text:p>
      <text:p text:style-name="Standard"/>
      <text:list xml:id="list1252355032" text:continue-numbering="true" text:style-name="WWNum2">
        <text:list-item>
          <text:p text:style-name="P52"><text:span text:style-name="T20">Obligation de sécurité de l’employeur</text:span></text:p>
        </text:list-item>
      </text:list>
      <text:p text:style-name="Standard"/>
      <text:p text:style-name="Standard"/>
      <text:p text:style-name="Standard"/>
      <text:p text:style-name="Standard"/>
      <text:p text:style-name="P55"><text:span text:style-name="T15">§<text:tab/></text:span><text:span text:style-name="T12">Organisation de la prévention</text:span></text:p>
      <text:p text:style-name="Standard"/>
      <text:p text:style-name="Standard"><text:span text:style-name="T7">L’employeur va prendre toutes les mesures pour assurer la sécurité et protéger la santé des salariés. Il doit faire cela sur la base des principes généraux énoncés par la loi :</text:span></text:p>
      <text:p text:style-name="P35"><text:span text:style-name="T7">-<text:tab/>il doit éviter les risques</text:span></text:p>
      <text:p text:style-name="P35"><text:span text:style-name="T7">-<text:tab/>il doit évaluer les risques qui ne peuvent être évités</text:span></text:p>
      <text:p text:style-name="P35"><text:span text:style-name="T7">-<text:tab/>il doit combattre les risques à la source</text:span></text:p>
      <text:p text:style-name="P35"><text:span text:style-name="T7">-<text:tab/>il doit adapter le travail à l’Homme</text:span></text:p>
      <text:p text:style-name="P35"><text:span text:style-name="T7">-<text:tab/>il doit donner les instructions appropriées</text:span></text:p>
      <text:p text:style-name="P33"><text:span text:style-name="T7">L’employeur doit aussi prendre des mesures pour prévenir les risques d’incendie, les risques dus au bruit, à la manipulation et à la préparation des substances dangereuses, à l’utilisation des machines et équipements, et aux risques biologiques.</text:span></text:p>
      <text:p text:style-name="P33"/>
      <text:p text:style-name="Standard"><text:span text:style-name="T7"><text:tab/>Dans les entreprises de plus de 50 salariés, les consignes incendie doivent être affichées, et une alarme sonore est obligatoire. Dans les établissements à hauts risques industriels, lorsqu’une personne extérieure est appelée à faire une intervention, le chef d’établissement de l’entreprise utilisatrice et le chef de l’entreprise extérieure définissent conjointement les mesures de prévention nécessaires.</text:span></text:p>
      <text:p text:style-name="Standard"/>
      <text:p text:style-name="P55"><text:span text:style-name="T15">§<text:tab/></text:span><text:span text:style-name="T12">La formation à la sécurité</text:span></text:p>
      <text:p text:style-name="Standard"/>
      <text:p text:style-name="Standard"><text:span text:style-name="T7">Tout chef d’établissement est tenu d’organiser une formation pratique et appropriée en matière de sécurité, au bénéfice des salariés nouvellement embauchés, de ceux qui changent de poste de travail, et des travailleurs temporaires. Le CE, le CHSCT ou les délégués du personnel à défaut, sont obligatoirement consultés sur les programmes de formation, et veillent à leur mise en œuvre effective. Le chef d’établissement est tenu d’organiser et de dispenser une information aux salariés sur les risques pour la santé et la sécurité, et les mesures propres à y remédier.</text:span></text:p>
      <text:p text:style-name="Standard"/>
      <text:list xml:id="list834537126" text:continue-numbering="true" text:style-name="WWNum2">
        <text:list-item>
          <text:p text:style-name="P52"><text:span text:style-name="T20">Droits et devoirs du salarié en matière de sécurité</text:span></text:p>
        </text:list-item>
      </text:list>
      <text:p text:style-name="Standard"/>
      <text:p text:style-name="P25"><text:span text:style-name="T7">Le salarié a une obligation de vigilance. Il doit prendre soin de sa sécurité et de sa santé ainsi que de celle des autres personnes concernées par ses actes ou missions au travail.</text:span></text:p>
      <text:p text:style-name="Standard"/>
      <text:p text:style-name="P55"><text:span text:style-name="T15">§<text:tab/></text:span><text:span text:style-name="T12">Devoir de signalement</text:span></text:p>
      <text:p text:style-name="Standard"/>
      <text:p text:style-name="P25"><text:span text:style-name="T7">Chaque salarié va signaler à l’employeur immédiatement ou à son représentant, toute situation dont il a motif raisonnable de penser qu’elle présente un danger imminent ou grave pour sa vie ou sa santé ainsi que tout système de </text:span><text:soft-page-break/><text:span text:style-name="T7">protection défectueux. Si le salarié est victime d’un accident du travail ou d’une maladie professionnelle alors qu’il avait signalé le risque, la loi lui accorde le bénéfice de la faute inexcusable de l’employeur ce qui entraînera pour lui une majoration des indemnités.</text:span></text:p>
      <text:p text:style-name="Standard"/>
      <text:p text:style-name="P55"><text:span text:style-name="T15">§<text:tab/></text:span><text:span text:style-name="T12">Devoir de retrait</text:span></text:p>
      <text:p text:style-name="Standard"/>
      <text:p text:style-name="P25"><text:span text:style-name="T7">Le salarié a le droit de quitter son poste de travail et son employeur ne peut lui imposer de reprendre son activité. Si le danger persiste, l’employeur ne peut pas le sanctionner pour son retrait, ni effectuer une retenue sur salaire.</text:span></text:p>
      <text:p text:style-name="Standard"/>
      <text:p text:style-name="Standard"/>
      <text:p text:style-name="Standard"/>
      <text:p text:style-name="Standard"/>
      <text:p text:style-name="P70"><text:span text:style-name="T3">b) Le contrôle</text:span></text:p>
      <text:p text:style-name="Standard"/>
      <text:list xml:id="list1314951867" text:continue-numbering="true" text:style-name="WWNum2">
        <text:list-item>
          <text:p text:style-name="P52"><text:span text:style-name="T20">Contrôle interne : le CHSCT</text:span></text:p>
        </text:list-item>
      </text:list>
      <text:p text:style-name="Standard"/>
      <text:p text:style-name="P55"><text:span text:style-name="T15">§<text:tab/></text:span><text:span text:style-name="T12">Missions</text:span></text:p>
      <text:p text:style-name="Standard"/>
      <text:p text:style-name="P58"><text:span text:style-name="T7">-<text:tab/>contribuer à la protection de la santé physique et mentale et de la sécurité des salariés et à l’amélioration des conditions de travail</text:span></text:p>
      <text:p text:style-name="P58"><text:span text:style-name="T7">-<text:tab/>veiller à l’observation des prescriptions législatives et règlementaires</text:span></text:p>
      <text:p text:style-name="P58"><text:span text:style-name="T7">-<text:tab/>analyser les risques professionnels auxquels peuvent être exposés les salariés et les femmes enceintes</text:span></text:p>
      <text:p text:style-name="P58"><text:span text:style-name="T7">-<text:tab/>promouvoir la prévention des risques et proposer à l’employeur des actions de prévention</text:span></text:p>
      <text:p text:style-name="P58"><text:span text:style-name="T7">-<text:tab/>proposer des actions de prévention en matière de harcèlement moral et sexuel</text:span></text:p>
      <text:p text:style-name="Standard"/>
      <text:p text:style-name="P55"><text:span text:style-name="T15">§<text:tab/></text:span><text:span text:style-name="T12">Procédure d’alerte</text:span></text:p>
      <text:p text:style-name="Standard"/>
      <text:p text:style-name="P25"><text:span text:style-name="T7">Il peut engager une procédure d’alerte lorsqu’un de ses membres constate qu’il existe un danger grave et imminent notamment par l’intermédiaire d’un salarié qui a exercé son droit de retrait. Il en avise immédiatement l’employeur et prend les dispositions nécessaires pour y remédier. Il consigne cet avis dans un registre spécial. L’employeur ou son représentant doit procéder sur le champs à une enquête avec le membre du CHSCT qui lui a signalé le danger, et prendre les dispositions nécessaires pour y remédier. Si l’employeur et le CHSCT ne sont pas d’accord, l’employeur doit réunir d’urgence le CHSCT et informer l’inspecte4r du travail qui peut assister à la réunion.</text:span></text:p>
      <text:p text:style-name="Standard"/>
      <text:p text:style-name="P55"><text:span text:style-name="T15">§<text:tab/></text:span><text:span text:style-name="T12">Le CHSCT peut faire appel à un expert dans certaines circonstances</text:span></text:p>
      <text:p text:style-name="Standard"/>
      <text:p text:style-name="P55"><text:span text:style-name="T15">§<text:tab/></text:span><text:span text:style-name="T12">Le CHSCT doit être consulté avant toute décision d’aménagement important modifiant les conditions d’hygiène et de sécurité, ou les conditions de travail</text:span></text:p>
      <text:p text:style-name="Standard"/>
      <text:list xml:id="list628354626" text:continue-numbering="true" text:style-name="WWNum2">
        <text:list-item>
          <text:p text:style-name="P52"><text:span text:style-name="T20">Contrôle externe : l’inspection du travail</text:span></text:p>
        </text:list-item>
      </text:list>
      <text:p text:style-name="Standard"/>
      <text:p text:style-name="P25"><text:soft-page-break/><text:span text:style-name="T7">Un inspecteur du travail qui constate une situation dangereuse peut en avertir son directeur départemental, et celui- ci peut mettre en demeure le chef d’établissement de prendre toute mesure utile pour y remédier dans le délai qu’il fixe. Si, passé ce délai, l’inspecteur du travail constate que la situation dangereuse n’a pas cessé, il dresse un procès verbal au chef d’établissement. L’inspecteur du travail est autorisé à dresser un procès verbal immédiatement sans mise en demeure lorsque les faits qu’il constate présentent un danger grave ou imminent pour l’intégrité physique des salariés. La fermeture temporaire de l’usine ou de l’atelier dangereux peut être ordonné par le juge des référés saisi par l’inspecteur du travail. L’employeur met en jeu sa responsabilité pénale du fait du non respect des règles d’hygiène et de sécurité.</text:span></text:p>
      <text:p text:style-name="Standard"/>
      <text:p text:style-name="Standard"><text:span text:style-name="T8"><text:tab/>2- la médecine du travail</text:span></text:p>
      <text:p text:style-name="Standard"/>
      <text:p text:style-name="Standard"/>
      <text:p text:style-name="Standard"/>
      <text:p text:style-name="Standard"/>
      <text:p text:style-name="Standard"/>
      <text:p text:style-name="Standard"/>
      <text:p text:style-name="P23"><text:span text:style-name="T2">CHAP 13. LA REMUNERATION</text:span></text:p>
      <text:p text:style-name="Standard"/>
      <text:p text:style-name="Standard"><text:span text:style-name="T6">A- la notion de salaire</text:span></text:p>
      <text:p text:style-name="Standard"/>
      <text:p text:style-name="P25"><text:span text:style-name="T8">1- définition</text:span></text:p>
      <text:p text:style-name="Standard"/>
      <text:p text:style-name="P25"><text:span text:style-name="T7">Le salaire de base comprend le salaire de base et les accessoires. Ces accessoires n’ont pas la nature juridique de salaire. Cela permettra de savoir si :</text:span></text:p>
      <text:list xml:id="list1998935434" text:continue-numbering="true" text:style-name="WWNum2">
        <text:list-item>
          <text:p text:style-name="P36"><text:span text:style-name="T7">on doit les soumettre à cotisations sociales et impositions</text:span></text:p>
        </text:list-item>
        <text:list-item>
          <text:p text:style-name="P36"><text:span text:style-name="T7">le salaire atteint le minimum légal (SMIC) ou conventionnel</text:span></text:p>
        </text:list-item>
      </text:list>
      <text:p text:style-name="Standard"/>
      <text:p text:style-name="P25"><text:span text:style-name="T7">Le salaire est librement fixé par le salarié et l’employeur dans le contrat de travail. Les limites à la liberté des parties sont :</text:span></text:p>
      <text:list xml:id="list1797189908" text:continue-numbering="true" text:style-name="WWNum2">
        <text:list-item>
          <text:p text:style-name="P36"><text:span text:style-name="T7">économiques : pour l’employeur, le salaire est un coût et que la détermination de la masse salariale va avoir un impact sur les coûts de production</text:span></text:p>
        </text:list-item>
        <text:list-item>
          <text:p text:style-name="P36"><text:span text:style-name="T7">minima légaux (SMIC) ou conventionnel</text:span></text:p>
        </text:list-item>
        <text:list-item>
          <text:p text:style-name="P36"><text:span text:style-name="T7">le respect du principe de non discrimination</text:span></text:p>
        </text:list-item>
        <text:list-item>
          <text:p text:style-name="P36"><text:span text:style-name="T7">interdiction d’indexer les salaires sur certains indices</text:span></text:p>
        </text:list-item>
      </text:list>
      <text:p text:style-name="Standard"/>
      <text:p text:style-name="P25"><text:span text:style-name="T8">2- le salaire de base</text:span></text:p>
      <text:p text:style-name="Standard"/>
      <text:p text:style-name="P25"><text:span text:style-name="T7">= Rémunération stable versée par l’employeur en contrepartie du travail effectif fourni par le salarié.</text:span></text:p>
      <text:p text:style-name="Standard"/>
      <text:p text:style-name="Standard"><text:span text:style-name="T7"><text:tab/><text:tab/></text:span><text:span text:style-name="T3">a) le salaire au temps</text:span></text:p>
      <text:p text:style-name="Standard"/>
      <text:p text:style-name="P71"><text:span text:style-name="T7">= Somme fixe calculée d’après le temps de travail effectif. On distingue deux types de salaire au temps :</text:span></text:p>
      <text:p text:style-name="Standard"><text:span text:style-name="T7">- Le salaire à l’heure (ou rémunération horaire) : le salaire est calculé en fonction du nombre d’heures de travail effectif effectuées pendant la période de paie. Le montant </text:span><text:soft-page-break/><text:span text:style-name="T7">des paies varie selon le nombre d’heures de travail effectif effectué au cours de la période.</text:span></text:p>
      <text:p text:style-name="Standard"><text:span text:style-name="T7">- Le salaire au mois : la rémunération est indépendante pour un travail effectif déterminé du nombre de jours ouvrables dans le mois (lois de mensualisation du 10/12/1977 et du 19/01/1978).</text:span></text:p>
      <text:p text:style-name="Standard"><text:span text:style-name="T7">Ce dispositif permet d’échapper à l’inconvénient résultant du fait que le nombre de jours varie selon les mois et de bénéficier du maintien de salaire en cas de jours fériés, de congé pour événements familiaux, de maladie ou d’accident. Ici, la difficulté est de déterminée qu’elle est la période de travail qui va donner lieu à rémunération.</text:span></text:p>
      <text:p text:style-name="Standard"/>
      <text:p text:style-name="P53"><text:span text:style-name="T22">§<text:tab/></text:span><text:span text:style-name="T20">Période de travail</text:span></text:p>
      <text:p text:style-name="Standard"/>
      <text:p text:style-name="P71"><text:span text:style-name="T7">= période effective de travail (= temps pour lequel le salarié est à la disposition de l’employeur et doit se conformer à ses directives sans pouvoir vaquer librement à ses occupations personnelles).</text:span></text:p>
      <text:p text:style-name="P71"/>
      <text:p text:style-name="P71"><text:span text:style-name="T7">Le temps de travail ne correspond pas toujours au temps de présence. A priori, ne sont pas considérés comme temps de travail effectif : les temps de pause, d’habillage, de casse- croûte, les temps de transport entre l’entreprise et le domicile ; même si ces périodes peuvent être rémunérées. Par contre, sont assimilés à du travail effectif, les congés pour maladie professionnelle et accident du travail, les congés payés, le 01/05, les congés pour événements familiaux, le congé maternité/paternité, le congé individuel de formation, les heures de délégations.</text:span></text:p>
      <text:p text:style-name="P71"/>
      <text:p text:style-name="P53"><text:span text:style-name="T22">§<text:tab/></text:span><text:span text:style-name="T20">Retenues sur salaire pour absence</text:span></text:p>
      <text:p text:style-name="Standard"/>
      <text:p text:style-name="P25"><text:span text:style-name="T7">Sauf dispositions légales ou conventionnelles, les heures travaillées en raison d’une absence donnent lieu à une retenue sur salaire proportionnelle à l’absence.</text:span></text:p>
      <text:p text:style-name="Standard"/>
      <text:list xml:id="list1654709564" text:continue-numbering="true" text:style-name="WWNum2">
        <text:list-item>
          <text:p text:style-name="P72"><text:span text:style-name="T7">Méthode du 30</text:span><text:span text:style-name="T16">ème </text:span><text:span text:style-name="T7">: on retient tous les jours ouvrables ou pas (écartée par la cour de Cassation pour les grèves et les embauches en cours de mois car elle est considérée comme trop pénalisante pour le salarié)</text:span></text:p>
        </text:list-item>
        <text:list-item>
          <text:p text:style-name="P72"><text:span text:style-name="T7">Méthode du 26</text:span><text:span text:style-name="T16">ème</text:span><text:span text:style-name="T7"> on n’effectue pas de retenue pour les jours ouvrables.</text:span></text:p>
        </text:list-item>
        <text:list-item>
          <text:p text:style-name="P72"><text:span text:style-name="T7">Méthode du22</text:span><text:span text:style-name="T16">ème</text:span><text:span text:style-name="T7"> : on fait des retenues pour les jours ouvrés non travaillés.</text:span></text:p>
        </text:list-item>
        <text:list-item>
          <text:p text:style-name="P72"><text:span text:style-name="T7">Méthode des jours ouvrés/ouvrables : la cour de Cassation retient la méthode des heures réelles. Elle retient les heures non effectuées dans le mois par rapport aux heures de travail réellement effectuées dans l’entreprise au cours du mois considéré.</text:span></text:p>
        </text:list-item>
      </text:list>
      <text:p text:style-name="Standard"/>
      <text:p text:style-name="P53"><text:span text:style-name="T22">§<text:tab/></text:span><text:span text:style-name="T20">Le paiement des jours fériés</text:span></text:p>
      <text:p text:style-name="Standard"/>
      <text:p text:style-name="P25"><text:span text:style-name="T7">Seul le 01/05 est obligatoirement chômé et rémunéré, que le salarié soit mensualisé ou non. Les autres jours fériés ne sont pas obligatoirement chômés. S’ils sont chômés, seuls les salariés mensualisés sont rémunérés.</text:span></text:p>
      <text:p text:style-name="P25"/>
      <text:p text:style-name="P25"><text:span text:style-name="T7">Si le jour férié est travaillé, le salarié perçoit une rémunération normale sauf stipulations conventionnelles plus favorables. Les jours fériés et chômés ne peuvent donner lieu à récupération.</text:span></text:p>
      <text:p text:style-name="P25"/>
      <text:p text:style-name="P25"><text:span text:style-name="T7">Les heures de « pont » peuvent être récupérées dans les 12 mois précédents </text:span><text:soft-page-break/><text:span text:style-name="T7">ou suivants leur perte après information à l’inspection du travail. Un employeur qui donne un pont doit en avertir le CE, afficher l’horaire modifié, et notifié à l’inspecteur du travail.</text:span></text:p>
      <text:p text:style-name="P25"/>
      <text:p text:style-name="P32"><text:span text:style-name="T3">b) Le salaire au rendement</text:span></text:p>
      <text:p text:style-name="Standard"/>
      <text:p text:style-name="P25"><text:span text:style-name="T7">C’est un mode de rémunération dans lequel le salaire varie en fonction de la quantité produite par le salarié, ou en fonction de la qualité. Le SMIC ou le minimum conventionnel sot les limites. Le recours au salaire au rendement est règlementé.</text:span></text:p>
      <text:p text:style-name="P25"/>
      <text:p text:style-name="P25"><text:span text:style-name="T7">Le CHSCT doit être consulté en cas de mise en place d’un salaire au rendement ou en cas de modification des normes ou cadences de productivité.</text:span></text:p>
      <text:p text:style-name="Standard"/>
      <text:p text:style-name="Standard"><text:span text:style-name="T7"><text:tab/><text:tab/></text:span><text:span text:style-name="T3">c) le salaire en fonction du chiffre d’affaire</text:span></text:p>
      <text:p text:style-name="Standard"/>
      <text:p text:style-name="P25"><text:span text:style-name="T7">= % du chiffre d’affaire réalisé par le salarié. Ce salaire est variable et doit toujours être égal au SMIC ou aux minima conventionnels.</text:span></text:p>
      <text:p text:style-name="Standard"/>
      <text:p text:style-name="P25"><text:span text:style-name="T8">3- les accessoires du salaire</text:span></text:p>
      <text:p text:style-name="Standard"/>
      <text:p text:style-name="Standard"><text:span text:style-name="T7"><text:tab/><text:tab/></text:span><text:span text:style-name="T3">a) les avantages en nature et en espèces</text:span></text:p>
      <text:p text:style-name="Standard"/>
      <text:p text:style-name="Standard"><text:span text:style-name="T7">Ils doivent être considérés comme des éléments de salaire et leur valeur doit être indiquée sur e bulletin de paie. Ils sont pris en compte pour :</text:span></text:p>
      <text:p text:style-name="Standard"><text:span text:style-name="T7">- déterminer si le salaire atteint le SMIC ou le minimum conventionnel,</text:span></text:p>
      <text:p text:style-name="Standard"><text:span text:style-name="T7">- fixer l’assiette des cotisations sociales, de la CSG, de la CRDS</text:span></text:p>
      <text:p text:style-name="Standard"><text:span text:style-name="T7">- calculer l’indemnité de congés payés et les indemnités de rupture du contrat de travail</text:span></text:p>
      <text:p text:style-name="Standard"><text:span text:style-name="T7">- déterminer le revenu imposable du salarié</text:span></text:p>
      <text:p text:style-name="Standard"><text:span text:style-name="T7">Pour la jurisprudence, l’avantage en nature a un caractère obligatoire et il peut faire l’objet d’une action en paiement s’il n’est pas fourni au salarié. La difficulté est l’évaluation de l’avantage en nature. Le plus souvent, il est procédé à une évaluation forfaitaire, et à défaut, il faut apprécier l’avantage en nature à sa valeur réelle. Les remises tarifaires qui n’excèdent pas des limites raisonnables ne son pas des avantages en nature.</text:span></text:p>
      <text:p text:style-name="Standard"/>
      <text:p text:style-name="Standard"><text:span text:style-name="T7"><text:tab/></text:span><text:span text:style-name="T3"><text:tab/>b) les gratifications et primes</text:span></text:p>
      <text:p text:style-name="Standard"/>
      <text:p text:style-name="P25"><text:span text:style-name="T7">Soit on est en présence de libéralités (geste bénévole de l’employeur dont le paiement est facultatif. Elles n’ont pas le caractère juridique de salaire : on n’en tient pas compte pour déterminer les congés payés, les minima SMIC ou conventionnels, mais elles vont entrées dans l’assiette des cotisations), soit se sont de véritables compléments de salaire (leur paiement est obligatoire et il peut être réclamé par le salarié. Elles ont la nature juridique de salaire et donc on s’en servira pour calculer l’indemnité de congés payés, les minima légaux ou conventionnels).</text:span></text:p>
      <text:p text:style-name="P25"/>
      <text:p text:style-name="P25"><text:span text:style-name="T7">Ces primes ou gratifications sont prévues soit par le contrat de travail, soit par un accord ou une convention collective, soit par un usage. La charge de la preuve du caractère obligatoire appartient au salarié.</text:span></text:p>
      <text:p text:style-name="P25"/>
      <text:p text:style-name="P25"><text:span text:style-name="T7">En cas de modification ou suppression des gratifications et/ou primes, les libéralités ne sont soumises à aucune formalité. S’il s’agit d’u complément de salaire :</text:span></text:p>
      <text:p text:style-name="Standard"><text:soft-page-break/><text:span text:style-name="T7">- inscrit au contrat : prévenir et avoir l’accord du salarié. Respect des formalités</text:span></text:p>
      <text:p text:style-name="Standard"><text:span text:style-name="T7">- prévue par la convention collective : procédure de dénonciation/révision des accords</text:span></text:p>
      <text:p text:style-name="Standard"><text:span text:style-name="T7">- résulte d’un usage : procédure de dénonciation des usages.</text:span></text:p>
      <text:p text:style-name="Standard"/>
      <text:p text:style-name="P25"><text:span text:style-name="T7">Versement d’une gratification en cas d’absence : il faut appliquer sur le montant de la gratification, une retenue proportionnelle au temps d’absence. En revanche, la gratification est due dans sa totalité si son calcul prend en compte non pas le temps de travail, mais d’autres critères.</text:span></text:p>
      <text:p text:style-name="Standard"/>
      <text:p text:style-name="P25"><text:span text:style-name="T7">Versement de la gratification en cas de rupture du contrat de travail : si une disposition expresse réserve le bénéfice d’une gratification ou d’une prime au salarié présent dans l’entreprise au moment du versement, les salariés ne répondant pas à cette condition ne peuvent prétendre au versement de la gratification.</text:span></text:p>
      <text:p text:style-name="Standard"/>
      <text:p text:style-name="Standard"><text:span text:style-name="T7">- Prime de risque, de froid, de salissures, de nuisances, intempéries</text:span></text:p>
      <text:p text:style-name="Standard"><text:span text:style-name="T7">- Primes de 13</text:span><text:span text:style-name="T16">ème</text:span><text:span text:style-name="T7"> mois</text:span></text:p>
      <text:p text:style-name="Standard"><text:span text:style-name="T7">- Primes de fin d’année</text:span></text:p>
      <text:p text:style-name="Standard"><text:span text:style-name="T7">- Prime d’ancienneté</text:span></text:p>
      <text:p text:style-name="Standard"><text:span text:style-name="T7">- Prime d’assiduité (elle ne peut être réduite en cas d’absence pour grève)</text:span></text:p>
      <text:p text:style-name="Standard"/>
      <text:p text:style-name="Standard"><text:span text:style-name="T7"><text:tab/><text:tab/></text:span><text:span text:style-name="T3">c) les pourboires</text:span></text:p>
      <text:p text:style-name="Standard"/>
      <text:p text:style-name="P25"><text:span text:style-name="T7">Concernent les professions qui sont ne contact avec la clientèle (hôtels- cafés- restaurants &gt; HCR) les pourboires constituent soit la totalité de la rémunération, des salariés, soit une partie. S’ils sont prévus par une convention collective, par le contrat de travail ou par un usage de la profession, ils ont le caractère de salaire. A l’opposé, le pourboire supplémentaire éventuellement remis par le client en plus du pourboire obligatoire conserve le caractère de libéralité. S’ils ont le caractère de salaire, on en tient compte pour le minimum du SMIC ou conventionnel, certaines indemnités, …</text:span></text:p>
      <text:p text:style-name="Standard"/>
      <text:p text:style-name="Standard"><text:span text:style-name="T7"><text:tab/><text:tab/></text:span><text:span text:style-name="T3">d) indemnités pour frais professionnels et rupture du contrat de travail</text:span></text:p>
      <text:p text:style-name="Standard"/>
      <text:p text:style-name="P25"><text:span text:style-name="T7">Ces primes (ou indemnités) n’ont pas le régime juridique du salaire <text:s/>car elles permettent <text:s/>au salarié de faire face à certains frais professionnels, ou elles dédommagent le salarié au moment de la rupture du contrat de travail (indemnité de licenciement ou indemnité pour rupture abusive). En principe, elles sont exonérées de cotisations, de CSG/CRDS et ne sont pas imposables.</text:span></text:p>
      <text:p text:style-name="P25"/>
      <text:p text:style-name="P73"><text:span text:style-name="T23">·<text:tab/></text:span><text:span text:style-name="T20">Indemnités pour frais professionnels</text:span></text:p>
      <text:p text:style-name="Standard"/>
      <text:p text:style-name="P25"><text:span text:style-name="T7">Il s’agit d’un remboursement de frais réels ou d’une allocation forfaitaire. Des dispositions particulières fixent les limites forfaitaires en dessous desquelles les employeurs sont dispensés de justifier l’utilisation des allocations de frais, mais dès que ces limites sont dépassées, l’employeur est tenu d’apporter la preuve du caractère justifié de l’allocation pour obtenir une exonération de cotisations sociales.</text:span></text:p>
      <text:p text:style-name="P25"/>
      <text:p text:style-name="Standard"><text:span text:style-name="T7">Les primes pour frais professionnels sont constituées notamment par :</text:span></text:p>
      <text:list xml:id="list945458327" text:continue-numbering="true" text:style-name="WWNum2">
        <text:list-item>
          <text:p text:style-name="P36"><text:span text:style-name="T7">la prime de panier</text:span></text:p>
        </text:list-item>
        <text:list-item>
          <text:p text:style-name="P36"><text:span text:style-name="T7">la prime de grands déplacements (le salarié ne doit pas pouvoir rejoindre son domicile personnel tous les jours)</text:span></text:p>
        </text:list-item>
        <text:list-item>
          <text:p text:style-name="P36"><text:span text:style-name="T7">la prime d’usure des vêtements</text:span></text:p>
        </text:list-item>
        <text:list-item>
          <text:p text:style-name="P36"><text:soft-page-break/><text:span text:style-name="T7">la prime de salissure </text:span></text:p>
        </text:list-item>
        <text:list-item>
          <text:p text:style-name="P36"><text:span text:style-name="T7">la prime d’outillage<text:tab/><text:tab/><text:tab/><text:tab/>dépenses réelles et justifiées<text:tab/></text:span></text:p>
        </text:list-item>
        <text:list-item>
          <text:p text:style-name="P36"><text:span text:style-name="T7">La prime de transport : destinée à couvrir en partie les frais de déplacement entre le lieu de résidence habituel et le lieu de travail</text:span></text:p>
        </text:list-item>
      </text:list>
      <text:p text:style-name="Standard"/>
      <text:p text:style-name="P73"><text:span text:style-name="T23">·<text:tab/></text:span><text:span text:style-name="T20">Indemnités pour rupture du contrat de travail</text:span></text:p>
      <text:p text:style-name="Standard"/>
      <text:list xml:id="list1698265339" text:continue-numbering="true" text:style-name="WWNum2">
        <text:list-item>
          <text:p text:style-name="P36"><text:span text:style-name="T12">Indemnité de licenciement :</text:span></text:p>
        </text:list-item>
      </text:list>
      <text:p text:style-name="Standard"/>
      <text:list xml:id="list1924644726" text:continue-numbering="true" text:style-name="WWNum2">
        <text:list-item>
          <text:p text:style-name="P36"><text:span text:style-name="T7">Si elle est versée dans le cadre d’u plan social, elle est exonérée de cotisations sociales (elle n’est pas soumise à CSG et CRDS, elle n’est pas imposable)</text:span></text:p>
        </text:list-item>
        <text:list-item>
          <text:p text:style-name="P36"><text:span text:style-name="T7">Dans les autres cas :</text:span></text:p>
        </text:list-item>
      </text:list>
      <text:p text:style-name="P42"><text:span text:style-name="T18">o<text:tab/></text:span><text:span text:style-name="T7">si elle est limitée au maximum légal ou conventionnel, elle n’est pas soumise à cotisations sociales, n’est pas imposable, n’est pas soumise à CSG et CRDS</text:span></text:p>
      <text:p text:style-name="P42"><text:span text:style-name="T18">o<text:tab/></text:span><text:span text:style-name="T7">si elle est supérieure au maximum légal, ou conventionnel, elle est aussi exonérée des cotisations sociales, de l’IRPP, de la CSG et CRDS à hauteur du montant le plus élevé entre le minimum légal ou conventionnel, et 50% de l’indemnité (ou 2 fois la rémunération annuelle brute du salarié pour l’année civile précédent la rupture)</text:span></text:p>
      <text:p text:style-name="Standard"/>
      <text:list xml:id="list1637186829" text:continue-numbering="true" text:style-name="WWNum2">
        <text:list-item>
          <text:p text:style-name="P36"><text:span text:style-name="T12">Indemnité transactionnelle :</text:span></text:p>
        </text:list-item>
      </text:list>
      <text:p text:style-name="Standard"/>
      <text:p text:style-name="Standard"><text:span text:style-name="T7">Elle n’est <text:s/>exonérée de cotisations sociales, de la CSG, de la CRDS et de l’IRPP que pour sa fonction représentative d’une indemnité elle-même susceptible d’être exonérée.</text:span></text:p>
      <text:p text:style-name="Standard"/>
      <text:p text:style-name="Standard"/>
      <text:list xml:id="list163001490" text:continue-numbering="true" text:style-name="WWNum2">
        <text:list-item>
          <text:p text:style-name="P36"><text:span text:style-name="T12">Indemnité de départ à la retraite :</text:span></text:p>
        </text:list-item>
      </text:list>
      <text:p text:style-name="Standard"/>
      <text:p text:style-name="Standard"><text:span text:style-name="T7">Hypothèse 1 : si elle est versée dans le cadre d’un plan social, elle n’est pas soumise à l’IRPP, CSG/CRDS, et à cotisations sociales dans la limite du montant légal ou conventionnel</text:span></text:p>
      <text:p text:style-name="Standard"><text:span text:style-name="T7">Hypothèse 2 : sinon, elle n’est pas soumise aux cotisations sociales ni à l’IRPP et à la CSG et CRDS dans la limite de 3050 €.</text:span></text:p>
      <text:p text:style-name="Standard"/>
      <text:list xml:id="list1277171051" text:continue-numbering="true" text:style-name="WWNum2">
        <text:list-item>
          <text:p text:style-name="P36"><text:span text:style-name="T12">Indemnité de mise à la retraite :</text:span></text:p>
        </text:list-item>
      </text:list>
      <text:p text:style-name="Standard"/>
      <text:p text:style-name="P33"><text:span text:style-name="T7">Hypothèse 1 : si elle est limitée aux minima légaux et/ou conventionnels, elle n’est pas soumise aux cotisations sociales, à l’IRPP, à la CSG/CRDS.</text:span></text:p>
      <text:p text:style-name="P33"><text:span text:style-name="T7">Hypothèse 2 : sinon, elle est exonérée de l’IRPP, de la CSG/CRDS et des cotisations sociales à hauteur du montant le plus élevé entre : soit les minima légaux ou conventionnels et 50% de l’indemnité, ou 2 fois la rémunération annuelle brute du salarié sur l’année civile précédent la rupture.</text:span></text:p>
      <text:p text:style-name="Standard"/>
      <text:list xml:id="list711588658" text:continue-numbering="true" text:style-name="WWNum2">
        <text:list-item>
          <text:p text:style-name="P36"><text:span text:style-name="T12">Indemnité pour licenciement sans cause réelle et sérieuse :</text:span></text:p>
        </text:list-item>
      </text:list>
      <text:p text:style-name="Standard"/>
      <text:p text:style-name="P33"><text:span text:style-name="T7">En réalité, il s’agit de dommages et intérêts. Ils ne sont donc pas soumis à cotisations sociales, IRPP, CSG/CRDS</text:span></text:p>
      <text:list xml:id="list465531657" text:continue-numbering="true" text:style-name="WWNum2">
        <text:list-item>
          <text:p text:style-name="P36"><text:span text:style-name="T12">Indemnité compensatrice de non concurrence :</text:span></text:p>
        </text:list-item>
      </text:list>
      <text:p text:style-name="Standard"><text:soft-page-break/></text:p>
      <text:p text:style-name="P33"><text:span text:style-name="T7">Contrepartie de la clause de non concurrence qui figure dans le contrat de travail. Elle est donc soumise à cotisations sociales, à l’IRPP, ainsi qu’à la CSG/CRDS.</text:span></text:p>
      <text:p text:style-name="Standard"/>
      <text:p text:style-name="P25"><text:span text:style-name="T8">4- les substituts su salaire</text:span></text:p>
      <text:p text:style-name="Standard"/>
      <text:p text:style-name="Standard"><text:span text:style-name="T3"><text:tab/><text:tab/>a) indemnité de congés payés</text:span></text:p>
      <text:p text:style-name="Standard"/>
      <text:p text:style-name="Standard"><text:span text:style-name="T7">- méthode du 10</text:span><text:span text:style-name="T16">ème</text:span></text:p>
      <text:p text:style-name="Standard"><text:span text:style-name="T7">- méthode du maintient de salaire</text:span></text:p>
      <text:p text:style-name="Standard"/>
      <text:p text:style-name="Standard"><text:span text:style-name="T7"><text:tab/><text:tab/></text:span><text:span text:style-name="T3">b) indemnités maladie et accident</text:span></text:p>
      <text:p text:style-name="Standard"/>
      <text:p text:style-name="Standard"><text:span text:style-name="T7">La Sécurité Sociale verse une prestation en espèce = IJSS</text:span></text:p>
      <text:list xml:id="list897631286" text:continue-numbering="true" text:style-name="WWNum2">
        <text:list-item>
          <text:p text:style-name="P36"><text:span text:style-name="T7">si maladie ou accident de droit commun, la SS verse 50% du salaire en espèce après un délai de 3 jours</text:span></text:p>
        </text:list-item>
        <text:list-item>
          <text:p text:style-name="P36"><text:span text:style-name="T7">si maladie professionnelle ou accident du travail, la SS verse 60% du salaire avec une prise en charge immédiate</text:span></text:p>
        </text:list-item>
      </text:list>
      <text:p text:style-name="Standard"/>
      <text:p text:style-name="P33"><text:span text:style-name="T7">Tous les salariés qui bénéfice de la loi de mensualisation ont un régime d’indemnisation plus favorable :</text:span></text:p>
      <text:p text:style-name="Standard"/>
      <text:p text:style-name="Standard"><text:span text:style-name="T7">J<text:tab/><text:tab/>J+3<text:tab/><text:tab/>J+13<text:tab/><text:tab/>J+43<text:tab/><text:tab/>J+93<text:tab/><text:tab/>J+X</text:span></text:p>
      <text:p text:style-name="Standard"><text:span text:style-name="T7"><text:tab/>0<text:tab/><text:tab/>50%<text:tab/><text:tab/>90%<text:tab/><text:tab/>66,67%<text:tab/><text:tab/>50%</text:span></text:p>
      <text:p text:style-name="Standard"/>
      <text:p text:style-name="Standard"><text:span text:style-name="T7">Pour bénéficier de la mensualisation, il faut remplir certaines conditions :</text:span></text:p>
      <text:list xml:id="list1270534613" text:continue-numbering="true" text:style-name="WWNum2">
        <text:list-item>
          <text:p text:style-name="P36"><text:span text:style-name="T7">3 ans d’ancienneté dans l’entreprise</text:span></text:p>
        </text:list-item>
        <text:list-item>
          <text:p text:style-name="P36"><text:span text:style-name="T7">Etre pris en charge par la SS</text:span></text:p>
        </text:list-item>
        <text:list-item>
          <text:p text:style-name="P36"><text:span text:style-name="T7">Prévenir l’employeur dans les 48 heures</text:span></text:p>
        </text:list-item>
        <text:list-item>
          <text:p text:style-name="P36"><text:span text:style-name="T7">Etre soigné en France ou dans un pays de l’UE</text:span></text:p>
        </text:list-item>
      </text:list>
      <text:p text:style-name="P32"><text:span text:style-name="T3">c) indemnité maternité/paternité et adoption</text:span></text:p>
      <text:p text:style-name="Standard"/>
      <text:p text:style-name="P25"><text:span text:style-name="T7">L’indemnité ne peut pas être supérieure à 80,32% du plafond de la SS.</text:span></text:p>
      <text:p text:style-name="Standard"/>
      <text:p text:style-name="Standard"><text:span text:style-name="T3"><text:tab/><text:tab/>d) les heures de délégation</text:span></text:p>
      <text:p text:style-name="Standard"/>
      <text:p text:style-name="P25"><text:span text:style-name="T7">Ces heures de délégation sont rémunérées comme du temps de travail effectif.</text:span></text:p>
      <text:p text:style-name="Standard"/>
      <text:p text:style-name="Standard"><text:span text:style-name="T7"><text:tab/><text:tab/></text:span><text:span text:style-name="T3">e) indemnité de préavis</text:span></text:p>
      <text:p text:style-name="Standard"/>
      <text:p text:style-name="P25"><text:span text:style-name="T7">Elle est due en cas de démission, de licenciement (sauf faute lourde). L’employeur peut dispenser le salarié d’effectuer son préavis, et en contrepartie, il doit lui verser une indemnité compensatrice de préavis qui a la nature de salaire.</text:span></text:p>
      <text:p text:style-name="Standard"/>
      <text:p text:style-name="Standard"><text:span text:style-name="T7"><text:tab/><text:tab/></text:span><text:span text:style-name="T3">f) congé individuel de formation</text:span></text:p>
      <text:p text:style-name="Standard"/>
      <text:p text:style-name="P25"><text:span text:style-name="T7">Le CIF peur avoir une durée variable. Le problème est de savoir qui va le payer.</text:span></text:p>
      <text:p text:style-name="Standard"/>
      <text:p text:style-name="Standard"/>
      <text:p text:style-name="Standard"><text:soft-page-break/><text:span text:style-name="T7"><text:tab/><text:tab/><text:tab/><text:tab/><text:tab/>(2) Remboursement</text:span></text:p>
      <text:p text:style-name="Standard"/>
      <text:p text:style-name="Standard"/>
      <text:p text:style-name="Standard"/>
      <text:p text:style-name="Standard"><text:span text:style-name="T7"><text:tab/><text:tab/><text:tab/><text:tab/>(1) salaire + charges sociales</text:span></text:p>
      <text:p text:style-name="Standard"/>
      <text:p text:style-name="Standard"/>
      <text:p text:style-name="P25"><text:span text:style-name="T7">La rémunération de référence versé au salarié est celle qu’aurait perçue le salarié s’il été resté à son poste de travail.</text:span></text:p>
      <text:list xml:id="list1520380658" text:continue-numbering="true" text:style-name="WWNum2">
        <text:list-item>
          <text:p text:style-name="P36"><text:span text:style-name="T7">si la rémunération est inférieure à 2 fois le SMIC prise en charge intégrale quelque soit la durée de la formation</text:span></text:p>
        </text:list-item>
        <text:list-item>
          <text:p text:style-name="P36"><text:span text:style-name="T7">si la rémunération est supérieure à 2 fois le SMIC 80% du salaire est maintenu si la durée de la formation est inférieure à 1 an ou 1 200 heures. Elle est de 60% au-delà.</text:span></text:p>
        </text:list-item>
        <text:list-item>
          <text:p text:style-name="P36"><text:span text:style-name="T7">Si le salarié perçoit une rémunération variable, le salaire de référence résulte de la moyenne des 12 derniers mois.</text:span></text:p>
        </text:list-item>
      </text:list>
      <text:p text:style-name="Standard"/>
      <text:p text:style-name="P25"><text:span text:style-name="T7">Le CIF est assimilé à du temps de travail effectif pour les congés payés, l’ancienneté, l’intéressement, à la participation et pour les indemnités de SS.</text:span></text:p>
      <text:p text:style-name="Standard"/>
      <text:p text:style-name="P28"><text:span text:style-name="T3">g) droit individuel à la formation</text:span></text:p>
      <text:p text:style-name="Standard"/>
      <text:p text:style-name="P25"><text:span text:style-name="T7">La formation qui est effectuée dans le cadre du DIF doit avoir lieu en principe en dehors du temps de travail. L’employeur doit indemniser ces heures de formation par une allocation égale à 50% de la rémunération nette de référence du salarié concerné. Si la formation a lieu sur le temps de travail, c’est du temps de travail effectif qui est rémunéré en temps que tel.</text:span></text:p>
      <text:p text:style-name="Standard"/>
      <text:p text:style-name="Standard"><text:span text:style-name="T7"><text:tab/><text:tab/></text:span><text:span text:style-name="T3">h) dispositions particulières</text:span></text:p>
      <text:p text:style-name="Standard"/>
      <text:p text:style-name="P25"><text:span text:style-name="T7">Congés pour évènements familiaux. Ces absences sont prévues soit par le contrat de travail, soit par les conventions collectives et sont considérées comme du temps de travail et sont rémunérées en tant que telles.</text:span></text:p>
      <text:p text:style-name="Standard"/>
      <text:p text:style-name="Standard"><text:span text:style-name="T6">B- la fixation du salaire</text:span></text:p>
      <text:p text:style-name="Standard"/>
      <text:p text:style-name="P25"><text:span text:style-name="T7">Depuis la loi du 11/01/50, les parties on toutes libertés pour fixer le salaire. Cette liberté est encadrée par un certain nombre de limites.</text:span></text:p>
      <text:p text:style-name="P25"/>
      <text:p text:style-name="P25"><text:span text:style-name="T8">1- le SMIC</text:span></text:p>
      <text:p text:style-name="Standard"/>
      <text:p text:style-name="P28"><text:span text:style-name="T3">a) calcul</text:span></text:p>
      <text:p text:style-name="Standard"/>
      <text:p text:style-name="P25"><text:span text:style-name="T7">Lorsque l’indice des prix à la consommation est supérieur à 2%, on relève le SMIC dans la même proportion (relèvement automatique). Le gouvernement a la possibilité par décret en cours d’année, avec effet au 1</text:span><text:span text:style-name="T16">er</text:span><text:span text:style-name="T7"> juillet, de procéder à une revalorisation du SMIC (relèvement facultatif). Elle est cumulable avec la révision automatique.</text:span></text:p>
      <text:p text:style-name="Standard"/>
      <text:p text:style-name="P28"><text:span text:style-name="T3">b) bénéficiaires</text:span></text:p>
      <text:p text:style-name="Standard"/>
      <text:p text:style-name="P25"><text:soft-page-break/><text:span text:style-name="T7">Il est garanti à tous les salariés des deux sexes, qui ont 18 ans révolus, d’aptitudes physiques normales et travaillant en métropole.</text:span></text:p>
      <text:p text:style-name="Standard"><text:span text:style-name="T7">Il ne concerne pas les apprentis, les jeunes de moins de 18 ans.</text:span></text:p>
      <text:p text:style-name="Standard"><text:span text:style-name="T7">Un employeur ne peut payer moins que le SMIC.</text:span></text:p>
      <text:p text:style-name="P28"><text:span text:style-name="T3">c) atteinte du SMIC</text:span></text:p>
      <text:p text:style-name="Standard"/>
      <text:p text:style-name="Standard"><text:span text:style-name="T7">Eléments pris en compte :</text:span></text:p>
      <text:list xml:id="list481018634" text:continue-numbering="true" text:style-name="WWNum2">
        <text:list-item>
          <text:p text:style-name="P36"><text:span text:style-name="T7">salaire de base</text:span></text:p>
        </text:list-item>
        <text:list-item>
          <text:p text:style-name="P36"><text:span text:style-name="T7">prime de rendement, de production, de productivité, dès lors qu’elles n’ont pas un caractère aléatoire</text:span></text:p>
        </text:list-item>
        <text:list-item>
          <text:p text:style-name="P36"><text:span text:style-name="T7">avantages en nature, qu’ils soient évalués de manière forfaitaire ou réelle</text:span></text:p>
        </text:list-item>
        <text:list-item>
          <text:p text:style-name="P36"><text:span text:style-name="T7">avantages en espèces</text:span></text:p>
        </text:list-item>
        <text:list-item>
          <text:p text:style-name="P36"><text:span text:style-name="T7">majorations diverses qui ont le caractère d’un complément de salaire</text:span></text:p>
        </text:list-item>
        <text:list-item>
          <text:p text:style-name="P36"><text:span text:style-name="T7">primes de vacances, de 13</text:span><text:span text:style-name="T16">ème</text:span><text:span text:style-name="T7"> mois, de fin d’année ne sont prises en compte pour le calcul du SMIC que les mois où elles sont versées</text:span></text:p>
        </text:list-item>
      </text:list>
      <text:p text:style-name="Standard"/>
      <text:p text:style-name="Standard"><text:span text:style-name="T7">Eléments exclus :</text:span></text:p>
      <text:list xml:id="list1789542592" text:continue-numbering="true" text:style-name="WWNum2">
        <text:list-item>
          <text:p text:style-name="P36"><text:span text:style-name="T7">majoration pour heures supplémentaires</text:span></text:p>
        </text:list-item>
        <text:list-item>
          <text:p text:style-name="P36"><text:span text:style-name="T7">sommes versées au titre de remboursement de frais</text:span></text:p>
        </text:list-item>
        <text:list-item>
          <text:p text:style-name="P36"><text:span text:style-name="T7">primes de sujétion (froid, salissures)</text:span></text:p>
        </text:list-item>
        <text:list-item>
          <text:p text:style-name="P36"><text:span text:style-name="T7">prime d’assiduité</text:span></text:p>
        </text:list-item>
        <text:list-item>
          <text:p text:style-name="P36"><text:span text:style-name="T7">prime d’ancienneté</text:span></text:p>
        </text:list-item>
        <text:list-item>
          <text:p text:style-name="P36"><text:span text:style-name="T7">intéressement et participation</text:span></text:p>
        </text:list-item>
        <text:list-item>
          <text:p text:style-name="P36"><text:span text:style-name="T7">primes de production, de productivité, de rendement si elles ont un caractère aléatoire</text:span></text:p>
        </text:list-item>
      </text:list>
      <text:p text:style-name="Standard"/>
      <text:p text:style-name="P25"><text:span text:style-name="T8">2- les minima conventionnels</text:span></text:p>
      <text:p text:style-name="Standard"/>
      <text:p text:style-name="P25"><text:span text:style-name="T7">Les conventions et accords collectifs peuvent déterminer l’évolution des salaires, des mécanismes de rémunération, le niveau et l’évolution des salaires minima hiérarchiques et les grilles de classification.</text:span></text:p>
      <text:p text:style-name="Standard"/>
      <text:p text:style-name="Standard"><text:span text:style-name="T7"><text:tab/>Elles peuvent ainsi déterminer des minima conventionnels supérieurs au SMIC. La négociation collective des salaires dans l’entreprise se fait à deux niveaux :</text:span></text:p>
      <text:list xml:id="list71061768" text:continue-numbering="true" text:style-name="WWNum2">
        <text:list-item>
          <text:p text:style-name="P36"><text:span text:style-name="T7">la branche :</text:span></text:p>
        </text:list-item>
      </text:list>
      <text:p text:style-name="P42"><text:span text:style-name="T18">o<text:tab/></text:span><text:span text:style-name="T7">obligation annuelle de négocier les salaires effectifs</text:span></text:p>
      <text:p text:style-name="P42"><text:span text:style-name="T18">o<text:tab/></text:span><text:span text:style-name="T7">obligation d’examiner tous les 5 ans, la nécessité de réviser les classifications</text:span></text:p>
      <text:list xml:id="list1566375791" text:continue-numbering="true" text:style-name="WWNum2">
        <text:list-item>
          <text:p text:style-name="P36"><text:span text:style-name="T7">l’entreprise où sont constituées une ou plusieurs sections syndicales : l’employeur a une obligation annuelle d’engager les négociations sur les salaires effectifs (</text:span><text:span text:style-name="T9">attention : pas d’obligation de résultat !!</text:span><text:span text:style-name="T7">)</text:span></text:p>
        </text:list-item>
      </text:list>
      <text:p text:style-name="Standard"/>
      <text:p text:style-name="P25"><text:span text:style-name="T8">3- les clauses d’indexation</text:span></text:p>
      <text:p text:style-name="Standard"/>
      <text:p text:style-name="Standard"><text:span text:style-name="T7">Il est interdit d’indexer les salaires sur :</text:span></text:p>
      <text:p text:style-name="Standard"><text:span text:style-name="T7">- le SMIC</text:span></text:p>
      <text:p text:style-name="Standard"><text:span text:style-name="T7">- le niveau général des prix</text:span></text:p>
      <text:p text:style-name="Standard"><text:span text:style-name="T7">- le prix des biens et services qui n’ont pas de lien direct avec l’activité de l’entreprise</text:span></text:p>
      <text:p text:style-name="Standard"/>
      <text:p text:style-name="P25"><text:soft-page-break/><text:span text:style-name="T8">4- principe de non discrimination</text:span></text:p>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7"><text:s text:c="23"/>« A travail égal, <text:s text:c="55"/>salaire égal »</text:span></text:p>
          </table:table-cell>
        </table:table-row>
        <table:table-row table:style-name="Tableau8.1">
          <table:table-cell table:style-name="Tableau8.A1" table:number-columns-spanned="2" office:value-type="string">
            <text:p text:style-name="Standard"><text:span text:style-name="T7">Les travaux qui exigent des salariés un ensemble comparable de connaissances professionnelles consacrées par un titre, un diplôme ou une pratique professionnelle, de capacités découlant de l’expérience acquise, de responsabilités et de charges physiques ou nerveuses égales.</text:span></text:p>
          </table:table-cell>
          <table:covered-table-cell/>
          <table:table-cell table:style-name="Tableau8.A1" table:number-columns-spanned="0" office:value-type="string">
            <text:p text:style-name="Standard"><text:span text:style-name="T7">Le salaire de base + avantages en nature ou en espèces. C’est le salarié qui doit apporter la preuve de la discrimination. Les mesures qui portent atteintes sont punissables d’une contravention de 5</text:span><text:span text:style-name="T16">ème</text:span><text:span text:style-name="T7"> classe par salarié = 1 500 € par salarié.</text:span></text:p>
          </table:table-cell>
        </table:table-row>
      </table:table>
      <text:p text:style-name="Standard"/>
      <text:p text:style-name="Standard"><text:span text:style-name="T6">C- paiement du salaire</text:span></text:p>
      <text:p text:style-name="Standard"/>
      <text:p text:style-name="P25"><text:span text:style-name="T8">1- modalités de paiement</text:span></text:p>
      <text:p text:style-name="Standard"/>
      <text:p text:style-name="P28"><text:span text:style-name="T3">a) moment du paiement</text:span></text:p>
      <text:p text:style-name="Standard"/>
      <text:p text:style-name="P25"><text:span text:style-name="T7">Le salaire est versé une fois par mois, avec possibilité d’un acompte à quinzaine. Les VRP doivent recevoir leur commission au moins tous les 3 mois.</text:span></text:p>
      <text:p text:style-name="P28"/>
      <text:p text:style-name="P28"><text:span text:style-name="T3">b) lieu du paiement</text:span></text:p>
      <text:p text:style-name="Standard"/>
      <text:p text:style-name="P25"><text:span text:style-name="T7">Aucune règle n’impose le paiement du salaire en un lieu déterminé. Toutefois, le paiement du salaire dans les débits de boissons ou les magasins de vente est interdit, sauf pour les salariés qui y sont employés et à l’exclusion des jours de repos.</text:span></text:p>
      <text:p text:style-name="Standard"/>
      <text:p text:style-name="P28"><text:span text:style-name="T3">c) preuve du paiement</text:span></text:p>
      <text:p text:style-name="Standard"/>
      <text:p text:style-name="Standard"><text:span text:style-name="T7"><text:tab/>Avec le salaire, l’employeur doit remettre un bulletin de paie pour permettre au salarié de vérifier l’exactitude des sommes versées. En cas de non paiement de tout ou partie du salaire, le salarié dispose d’un recours devant le Conseil de Prud’Hommes.</text:span></text:p>
      <text:p text:style-name="Standard"/>
      <text:p text:style-name="P28"><text:span text:style-name="T3">d) le mode de paiement du salaire</text:span></text:p>
      <text:p text:style-name="P28"/>
      <text:p text:style-name="Standard"><text:span text:style-name="T7"><text:tab/>Le salaire doit obligatoirement être payé par chèque ou par virement bancaire ou postal lorsque son montant excède 1 500€ net. Si la somme due est inférieure ou égale à ce montant, <text:s/>le salarié peut demander à être payé en espèces.</text:span></text:p>
      <text:p text:style-name="Standard"/>
      <text:p text:style-name="Standard"/>
      <text:p text:style-name="Standard"/>
      <text:p text:style-name="P73"><text:span text:style-name="T23">·<text:tab/></text:span><text:span text:style-name="T20">le CESU : Chèque Emploi Service Universel</text:span></text:p>
      <text:p text:style-name="Standard"/>
      <text:p text:style-name="P25"><text:span text:style-name="T7">Réservé aux particuliers pour régler les prestations de travail de leur salarié. Il se substitut à la remise du bulletin de paie. Il tient lieu de contrat travail et de déclaration de charges sociales lorsque la durée du contrat n’excède pas 8h par semaine ou ne dépasse pas 4 semaines consécutives dans l’année.</text:span></text:p>
      <text:p text:style-name="P25"/>
      <text:p text:style-name="P25"><text:span text:style-name="T7">Le CESU ne peut être utilisé pour la rémunération des personnels qui consacrent tout ou partie de leur temps de travail à une activité contribuant à l’exercice de la profession de leur employeur et pour le compte de celui-ci.</text:span></text:p>
      <text:p text:style-name="Standard"/>
      <text:p text:style-name="P73"><text:soft-page-break/><text:span text:style-name="T23">·<text:tab/></text:span><text:span text:style-name="T20">le chèque emploi- très petite entreprise</text:span></text:p>
      <text:p text:style-name="Standard"/>
      <text:p text:style-name="P25"><text:span text:style-name="T7">Il permet aux entreprises dont l’effectif est au plus de 5 salariés, de simplifier les obligations liées à l’embauche et à l’emploi des salariés.</text:span></text:p>
      <text:p text:style-name="Standard"/>
      <text:p text:style-name="P73"><text:span text:style-name="T23">·<text:tab/></text:span><text:span text:style-name="T20">le chèque emploi- associatif</text:span></text:p>
      <text:p text:style-name="Standard"/>
      <text:p text:style-name="P25"><text:span text:style-name="T7">Il peut être utilisé dans les associations à but non lucratif qui emploient moins de 3 salariés.</text:span></text:p>
      <text:p text:style-name="Standard"/>
      <text:p text:style-name="P73"><text:span text:style-name="T23">·<text:tab/></text:span><text:span text:style-name="T20">le titre emploi- entreprise</text:span></text:p>
      <text:p text:style-name="Standard"/>
      <text:p text:style-name="Standard"><text:span text:style-name="T7"><text:tab/>Il est utilisable pour les entreprises qui souhaitent embaucher des salariés occasionnels dont l’activité n’excède pas 700 h par an.</text:span></text:p>
      <text:p text:style-name="Standard"/>
      <text:p text:style-name="P25"><text:span text:style-name="T8">2- mentions obligatoires du bulletin de paie</text:span></text:p>
      <text:p text:style-name="Standard"/>
      <text:p text:style-name="Standard"><text:span text:style-name="T7">La fiche de paie doit comprendre :</text:span></text:p>
      <text:list xml:id="list2088478602" text:continue-numbering="true" text:style-name="WWNum2">
        <text:list-item>
          <text:p text:style-name="P36"><text:span text:style-name="T7">le nom et l’adresse de l’employeur</text:span></text:p>
        </text:list-item>
        <text:list-item>
          <text:p text:style-name="P36"><text:span text:style-name="T7">la référence de l’organisme auquel l’employeur verse les cotisations de sécurité sociale</text:span></text:p>
        </text:list-item>
        <text:list-item>
          <text:p text:style-name="P36"><text:span text:style-name="T7">le numéro sous lequel ses cotisations sont versées</text:span></text:p>
        </text:list-item>
        <text:list-item>
          <text:p text:style-name="P36"><text:span text:style-name="T7">l’intitulé de la convention collective s’il y a lieu</text:span></text:p>
        </text:list-item>
        <text:list-item>
          <text:p text:style-name="P36"><text:span text:style-name="T7">le nom et l’emploi du salarié</text:span></text:p>
        </text:list-item>
        <text:list-item>
          <text:p text:style-name="P36"><text:span text:style-name="T7">sa position dans la classification conventionnelle (coefficient ou niveau)</text:span></text:p>
        </text:list-item>
        <text:list-item>
          <text:p text:style-name="P36"><text:span text:style-name="T7">la période et la nombre d’heures de travail auquel se rapporte le salaire en distinguant si nécessaire les heures payées au taux normal et les heures qui comportent une majoration pour heures supplémentaires avec les taux appliqués</text:span></text:p>
        </text:list-item>
        <text:list-item>
          <text:p text:style-name="P36"><text:span text:style-name="T7">la nature et le montant des accessoires de salaire soumis à cotisations patronales et sociales</text:span></text:p>
        </text:list-item>
        <text:list-item>
          <text:p text:style-name="P36"><text:span text:style-name="T7">le montant de la rémunération brute</text:span></text:p>
        </text:list-item>
        <text:list-item>
          <text:p text:style-name="P36"><text:span text:style-name="T7">le montant de la CSG</text:span></text:p>
        </text:list-item>
        <text:list-item>
          <text:p text:style-name="P36"><text:span text:style-name="T7">la nature et le montant des cotisations salariales</text:span></text:p>
        </text:list-item>
        <text:list-item>
          <text:p text:style-name="P36"><text:span text:style-name="T7">la nature et la montant des cotisations patronales</text:span></text:p>
        </text:list-item>
        <text:list-item>
          <text:p text:style-name="P36"><text:span text:style-name="T7">les déductions éventuelles (saisie, acomptes, …)</text:span></text:p>
        </text:list-item>
        <text:list-item>
          <text:p text:style-name="P36"><text:span text:style-name="T7">les suppléments non soumis à cotisations</text:span></text:p>
        </text:list-item>
        <text:list-item>
          <text:p text:style-name="P36"><text:span text:style-name="T7">le montant de la somme effectivement perçue par le salarié</text:span></text:p>
        </text:list-item>
        <text:list-item>
          <text:p text:style-name="P36"><text:span text:style-name="T7">les dates de congés et le montant de l’indemnité correspondante</text:span></text:p>
        </text:list-item>
      </text:list>
      <text:p text:style-name="Standard"/>
      <text:p text:style-name="Standard"/>
      <text:p text:style-name="Standard"/>
      <text:p text:style-name="P25"><text:span text:style-name="T8">3- protection des salariés</text:span></text:p>
      <text:p text:style-name="Standard"/>
      <text:list xml:id="list1821661048" text:continue-numbering="true" text:style-name="WWNum2">
        <text:list-item>
          <text:p text:style-name="P36"><text:span text:style-name="T7">En cas de redressement ou de liquidation judiciaire : le super- privilège : seuls les 60 derniers jours sont garantis</text:span></text:p>
        </text:list-item>
        <text:list-item>
          <text:p text:style-name="P36"><text:span text:style-name="T7">En cas de difficultés de l‘entreprise sans être en redressement ou liquidation judiciaire : le privilège général : garantis sur les biens meubles de l’entreprise, puis sur les biens immeubles pour la rémunération et les indemnités</text:span></text:p>
        </text:list-item>
        <text:list-item>
          <text:p text:style-name="P36"><text:soft-page-break/><text:span text:style-name="T7">En cas de défaillance de l’employeur : l’AG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3"><text:span text:style-name="T2">CHAP 14. LE TEMPS DE TRAVAIL</text:span></text:p>
      <text:p text:style-name="Standard"/>
      <text:p text:style-name="Standard"><text:span text:style-name="T6">A- la durée de travail</text:span></text:p>
      <text:p text:style-name="Standard"/>
      <text:p text:style-name="P25"><text:span text:style-name="T7">La durée du travail en France est fixée par la loi. On peut déroger par accords ou convention collective à cette durée légale.</text:span></text:p>
      <text:p text:style-name="Standard"/>
      <text:p text:style-name="P25"><text:span text:style-name="T8">1- la durée légale et la durée maximale</text:span></text:p>
      <text:p text:style-name="Standard"/>
      <text:p text:style-name="Standard"><text:span text:style-name="T7">La durée légale du travail effectif en France est de 35 heures par semaine.</text:span></text:p>
      <text:p text:style-name="P25"><text:span text:style-name="T7">Les durées maximales suivantes sont applicables à toutes les entreprises, quelque soit leur effectif :</text:span></text:p>
      <text:p text:style-name="Standard"><text:span text:style-name="T7">- 44 heures en moyenne par semaine sur 12 semaines consécutives, sauf dérogation par convention collective de branche confirmée par décret portant cette moyenne à 46 heures ;</text:span></text:p>
      <text:p text:style-name="Standard"><text:span text:style-name="T7">- 48 heures par semaine</text:span></text:p>
      <text:p text:style-name="Standard"><text:span text:style-name="T7">- 10 heures par jour, sauf pour les jeunes de moins de 18 ans (8 heures) et pour les cadres et les non cadres autonomes au temps de travail calculé en jours.</text:span></text:p>
      <text:p text:style-name="Standard"/>
      <text:p text:style-name="Standard"><text:span text:style-name="T7">Au-delà de ces limites, des heures supplémentaires ne peuvent être effectuées, sauf exception.</text:span></text:p>
      <text:p text:style-name="P25"/>
      <text:p text:style-name="P28"><text:span text:style-name="T3">a) champ d’application de la durée légale</text:span></text:p>
      <text:p text:style-name="Standard"/>
      <text:p text:style-name="Standard"><text:span text:style-name="T7">Elle s’applique :</text:span></text:p>
      <text:p text:style-name="Standard"><text:span text:style-name="T7">- à tous les établissements industriels et commerciaux</text:span></text:p>
      <text:p text:style-name="Standard"><text:span text:style-name="T7">- aux offices publics et ministériels (huissiers, notaires, …)</text:span></text:p>
      <text:p text:style-name="Standard"><text:span text:style-name="T7">- aux professions libérales</text:span></text:p>
      <text:p text:style-name="Standard"><text:span text:style-name="T7">- aux sociétés civiles</text:span></text:p>
      <text:p text:style-name="Standard"><text:span text:style-name="T7">- aux syndicats professionnels</text:span></text:p>
      <text:p text:style-name="Standard"><text:span text:style-name="T7">- aux établissements artisanaux et coopératifs</text:span></text:p>
      <text:p text:style-name="Standard"><text:span text:style-name="T7">- aux unités économiques et sociales (siège social + filiales)</text:span></text:p>
      <text:p text:style-name="Standard"/>
      <text:p text:style-name="P28"><text:span text:style-name="T3">b) notion de travail effectif</text:span></text:p>
      <text:p text:style-name="Standard"/>
      <text:p text:style-name="Standard"><text:span text:style-name="T7">C’est le temps pendant lequel le salarié :</text:span></text:p>
      <text:list xml:id="list738615660" text:continue-numbering="true" text:style-name="WWNum2">
        <text:list-item>
          <text:p text:style-name="P36"><text:span text:style-name="T7">est à la disposition de son employeur</text:span></text:p>
        </text:list-item>
        <text:list-item>
          <text:p text:style-name="P36"><text:span text:style-name="T7">doit se conformer à ses directives</text:span></text:p>
        </text:list-item>
        <text:list-item>
          <text:p text:style-name="P36"><text:span text:style-name="T7">ne peut vaquer librement à ses occupations personnelles</text:span></text:p>
        </text:list-item>
      </text:list>
      <text:p text:style-name="Standard"/>
      <text:p text:style-name="P51"><text:span text:style-name="T23">·<text:tab/></text:span><text:span text:style-name="T20">Temps de pause et de restauration</text:span></text:p>
      <text:p text:style-name="Standard"/>
      <text:p text:style-name="P25"><text:span text:style-name="T7">On ne peut pas faire travailler un salarié plus de 6 heures d’affilé sans lui </text:span><text:soft-page-break/><text:span text:style-name="T7">donner une pause d’au moins 20 minutes au minimum. Ils seront considérés comme du travail effectif s’ils correspondent aux critères de travail effectif.</text:span></text:p>
      <text:p text:style-name="Standard"/>
      <text:p text:style-name="P53"><text:span text:style-name="T23">·<text:tab/></text:span><text:span text:style-name="T20">Temps nécessaire à l’habillage et au déshabillage</text:span></text:p>
      <text:p text:style-name="Standard"/>
      <text:p text:style-name="P25"><text:span text:style-name="T7">En principe, ces temps ne constituent pas du travail effectif sauf clauses conventionnelles de branche, ou accords d’entreprise ou d’établissement, usage, contrat de travail. Si le port d’une tenue de travail est imposé et que l’habillage ou le déshabillage doivent se réaliser dans l’entreprise ou sur le lieu de travail, le temps nécessaire à ces opérations doit faire l’objet d’une compensation, soit sous forme de repos, soit financière, déterminée par accord ou convention collective ou par le contrat de travail.</text:span></text:p>
      <text:p text:style-name="P25"/>
      <text:p text:style-name="P53"><text:span text:style-name="T23">·<text:tab/></text:span><text:span text:style-name="T20">Temps de déplacements professionnels</text:span></text:p>
      <text:p text:style-name="P25"/>
      <text:p text:style-name="P25"><text:span text:style-name="T7">En principe, ils ne sont pas considérés comme du temps de travail effectif. Toutefois, si le temps de déplacement professionnel dépasse le temps normal de trajet entre le domicile et le lieu de travail, il doit faire l’objet d’une contrepartie, soit sous forme de repos, soit financière.</text:span></text:p>
      <text:p text:style-name="Standard"/>
      <text:p text:style-name="P53"><text:span text:style-name="T23">·<text:tab/></text:span><text:span text:style-name="T20">Le temps d’équivalence</text:span></text:p>
      <text:p text:style-name="Standard"/>
      <text:p text:style-name="P25"><text:span text:style-name="T7">Une durée équivalente à la durée légale peut être instituée dans les professions et pour des emplois déterminés comportant des périodes d’inaction (par exemples : les HCR). Cette durée est prévue soit par décret pris après conclusion d’une convention ou d’un accord de branche, soit par décret en Conseil d’Etat.</text:span></text:p>
      <text:p text:style-name="Standard"><text:span text:style-name="T7"><text:tab/>La loi met fin à la possibilité de mettre en œuvre des heures d’équivalence par un accord d’entreprise ou d’établissement. Désormais, les heures d’équivalence ne peuvent résulter que d’un décret.</text:span></text:p>
      <text:p text:style-name="Standard"><text:span text:style-name="T7"><text:tab/>Ces périodes d’inactions sont rémunérées conformément aux usages, conventions ou accords collectifs (art L. 212-4 dernier alinéa _ Code du Travail).</text:span></text:p>
      <text:p text:style-name="Standard"/>
      <text:p text:style-name="P53"><text:span text:style-name="T23">·<text:tab/></text:span><text:span text:style-name="T20">Le temps d’astreinte</text:span></text:p>
      <text:p text:style-name="Standard"/>
      <text:p text:style-name="P25"><text:span text:style-name="T7">Selon l’article L. 212-4 bis_ code du travail, une période d’astreinte s’entend comme période pendant laquelle le salarié, sans être à la disposition permanente et immédiate de son employeur, a l’obligation de demeurer à son domicile ou à proximité afin d’être en mesure d’intervenir pour effectuer son travail au service de l’entreprise, la durée de cette intervention étant considérée seule comme temps de travail effectif.</text:span></text:p>
      <text:p text:style-name="P25"/>
      <text:p text:style-name="Standard"><text:span text:style-name="T7"><text:tab/>L’astreinte ne doit pas être confondue avec les permanences effectuées sans les locaux de l’entreprise, lesquelles constituent du travail effectif. Exception faite des temps d’intervention, la période d’astreinte est décomptée des heures minimales du repos quotidien (11 heures consécutives) et du repos hebdomadaire (24 heures consécutives). Les astreintes sont mises en place par des conventions ou accords de branche ou d’entreprise qui en fixent le mode d’organisation ainsi que la compensation (financière ou sous forme de repos) à laquelle elle donne lieu. A défaut d’accord ou de convention, l’employeur en fixe modalités après consultation du comité d’entreprise (ou des délégués du personnel) et information de l’inspecteur du travail.</text:span></text:p>
      <text:p text:style-name="Standard"/>
      <text:p text:style-name="P25"><text:span text:style-name="T7">La programmation individuelle des astreintes doit être portée à la </text:span><text:soft-page-break/><text:span text:style-name="T7">connaissance de chaque salarié concerné 15 jours à l’avance, sauf circonstances exceptionnelles et sous réserve que le salarié en soit averti au moins un jour franc à l’avance. En fin de mois, l’employeur établit un relevé des astreintes ainsi que la compensation correspondante (document qu’il doit conserver pendant un an.</text:span></text:p>
      <text:p text:style-name="P25"/>
      <text:p text:style-name="P25"><text:span text:style-name="T8">2- les heures supplémentaires</text:span></text:p>
      <text:p text:style-name="Standard"/>
      <text:p text:style-name="Standard"><text:span text:style-name="T7">Constitue une heure supplémentaire, toute heure effectuée au-delà de 35 heures par semaine de travail effectif ou de la durée considérée comme équivalente.</text:span></text:p>
      <text:p text:style-name="P28"/>
      <text:p text:style-name="P28"/>
      <text:p text:style-name="P28"/>
      <text:p text:style-name="P28"><text:span text:style-name="T3">a) le décompte</text:span></text:p>
      <text:p text:style-name="Standard"/>
      <text:p text:style-name="P25"><text:span text:style-name="T7">Dans les entreprises, les heures supplémentaires se décomptent à partir de la 36</text:span><text:span text:style-name="T16">ème</text:span><text:span text:style-name="T7"> heure hebdomadaire.</text:span></text:p>
      <text:p text:style-name="P25"/>
      <text:p text:style-name="Standard"><text:span text:style-name="T10">1 exception</text:span><text:span text:style-name="T7"> : dans les entreprises qui ont optées pour la modulation, où la durée annuelle légale est de 1607 heures, constituent des heures supplémentaires :</text:span></text:p>
      <text:p text:style-name="Standard"><text:span text:style-name="T7">- en cours d’année sur une semaine donnée, les heures effectuées au-delà de la limite maximale hebdomadaire fixée par la convention ou l’accord collectif</text:span></text:p>
      <text:p text:style-name="Standard"><text:span text:style-name="T7">- en fin d’année, les heures effectuées au-delà de 1607 heures, ou d’un plafond inférieur fixé par la convention ou l’accord collectif </text:span></text:p>
      <text:p text:style-name="Standard"/>
      <text:p text:style-name="P25"><text:span text:style-name="T7">Les heures supplémentaires sont décomptées par semaine civile qui débute le lundi à 0H et se termine le dimanche à 24H. Un accord d’entreprise peut prévoir que la semaine civile débutera le dimanche à 0H et se termine la samedi à 24H.</text:span></text:p>
      <text:p text:style-name="Standard"/>
      <text:p text:style-name="Standard"><text:span text:style-name="T7"><text:tab/>Une convention de forfait, incluant un nombre déterminé d’heures supplémentaires peut être conclu entre l’employeur et un salarié lorsque l’horaire de travail de ce dernier comprend l’usage régulier d’heures supplémentaires (ce qui permet de mensualiser au lieu d’opérer un décompte hebdomadaire).</text:span></text:p>
      <text:p text:style-name="Standard"/>
      <text:p text:style-name="P28"><text:span text:style-name="T3">b) le contingent annuel libre</text:span></text:p>
      <text:p text:style-name="Standard"/>
      <text:p text:style-name="P25"><text:span text:style-name="T7">Dans la limite d’un contingent annuel d’heures, l’employeur peut librement recourir aux heures supplémentaires sous réserve de respecter la durée maximale du travail et d’en informer l’inspecteur du travail. Ce contingent est le contingent annuel libre, sauf s’il s’agit d’heures choisies, l’employeur ne peut recourir aux heures supplémentaires qu’avec l’autorisation de l’inspection du travail et après avoir consulter le comité d’entreprise, ou à défaut, des délégués du personnel.</text:span></text:p>
      <text:p text:style-name="Standard"/>
      <text:p text:style-name="P53"><text:span text:style-name="T23">·<text:tab/></text:span><text:span text:style-name="T20">Salariés non cadres</text:span></text:p>
      <text:p text:style-name="Standard"/>
      <text:p text:style-name="P55"><text:span text:style-name="T15">§<text:tab/></text:span><text:span text:style-name="T12">Contingent règlementaire</text:span></text:p>
      <text:p text:style-name="Standard"/>
      <text:list xml:id="list1936273428" text:continue-numbering="true" text:style-name="WWNum2">
        <text:list-item>
          <text:p text:style-name="P36"><text:span text:style-name="T7">le contingent libre d’heures supplémentaires est de 220 heures par an et par salarié dans toutes les entreprises, quels que soit leur effectif (décret du 21 décembre 2004)</text:span></text:p>
        </text:list-item>
        <text:list-item>
          <text:p text:style-name="P36"><text:span text:style-name="T7">en cas d’accord de modulation prévoyant une variation importante de la durée du travail, il est réduit à 130 heures, sauf dans deux cas de faible modulation :</text:span></text:p>
        </text:list-item>
      </text:list>
      <text:p text:style-name="P42"><text:soft-page-break/><text:span text:style-name="T18">o<text:tab/></text:span><text:span text:style-name="T7">lorsque la durée hebdomadaire de travail varie entre 31 et 39 heures</text:span></text:p>
      <text:p text:style-name="P42"><text:span text:style-name="T18">o<text:tab/></text:span><text:span text:style-name="T7">lorsque l’accord prévoit sur l’année un nombre d’heures au-delà de 35 heures inférieur ou égal à 70 heures</text:span></text:p>
      <text:p text:style-name="P59"><text:span text:style-name="T7">Dans ces deux exceptions, le contingent de 220 heures s’applique</text:span></text:p>
      <text:p text:style-name="Standard"/>
      <text:p text:style-name="P55"><text:span text:style-name="T15">§<text:tab/></text:span><text:span text:style-name="T12">Contingent conventionnel</text:span></text:p>
      <text:p text:style-name="Standard"/>
      <text:p text:style-name="P25"><text:span text:style-name="T7">Par convention ou accord collectif étendu ou par accord d’entreprise, il est possible de déterminer un volume d’heures supplémentaires supérieur ou inférieur au contingent de 220 ou de 130 heures (qui a désormais un caractère subsidiaire car il ne s’applique qu’en cas de convention). Lorsqu’il existe un contingent conventionnel, c’est son dépassement qui est soumis à l’autorisation de l’inspecteur du travail et qui détermine le droit à repos compensateur.</text:span></text:p>
      <text:p text:style-name="Standard"/>
      <text:p text:style-name="P56"><text:span text:style-name="T15">§<text:tab/></text:span><text:span text:style-name="T12">Heures choisies</text:span></text:p>
      <text:p text:style-name="P14"/>
      <text:p text:style-name="P25"><text:span text:style-name="T7">Lorsqu’une convention ou un accord collectif de branche, de groupe, d’entreprise ou d’établissement le prévoit, le salarié qui le souhaite peut, en accord avec son employeur, effectuer des heures choisies au-delà du contingent annuel applicable à l’entreprise ou à l’établissement sans avoir à demander l’autorisation de l’inspecteur du travail.</text:span></text:p>
      <text:p text:style-name="Standard"/>
      <text:p text:style-name="P53"><text:span text:style-name="T23">·<text:tab/></text:span><text:span text:style-name="T20">Cadres</text:span></text:p>
      <text:p text:style-name="Standard"/>
      <text:p text:style-name="P57"><text:span text:style-name="T7">- Les cadres dirigeants ne sont pas soumis à la durée légale du travail, la question du contingent ne leur est donc pas applicable.</text:span></text:p>
      <text:p text:style-name="P57"><text:span text:style-name="T7">- Les cadres intégrés relèvent des dispositions de droit commun concernant la durée du travail, notamment du contingent conventionnel ou du contingent règlementaire de 220 heures.</text:span></text:p>
      <text:p text:style-name="P57"><text:span text:style-name="T7">- Les cadres intermédiaires (ni dirigeants, ni intégrés) son soumis à un contingent de 220 heures lorsqu’ils sont rémunérés sur la base d’un forfait horaire hebdomadaire ou mensuel. Lorsqu’ils sont liés par une convention de forfait annuel en jours, celle-ci fixe le nombre annuel de jours travaillés dans la limite d’un plafond légal de 218 jours.</text:span></text:p>
      <text:p text:style-name="Standard"/>
      <text:p text:style-name="Standard"><text:span text:style-name="T7">Un employeur peut refuser les heures choisies s’il estime que ce n’est pas dans l’intérêt de l’entreprise.</text:span></text:p>
      <text:p text:style-name="P57"/>
      <text:p text:style-name="P28"><text:span text:style-name="T3">c) le forfait jour pour les non cadres</text:span></text:p>
      <text:p text:style-name="Standard"/>
      <text:p text:style-name="Standard"><text:span text:style-name="T7"><text:tab/>Pour mettre en place un forfait jour, il faut à la fois :</text:span></text:p>
      <text:p text:style-name="Standard"><text:span text:style-name="T7">- un accord collectif</text:span></text:p>
      <text:p text:style-name="Standard"><text:span text:style-name="T7">- l’accord du salarié</text:span></text:p>
      <text:p text:style-name="Standard"/>
      <text:p text:style-name="Standard"><text:span text:style-name="T7">Mais il y a deux conditions préalables à respecter :</text:span></text:p>
      <text:p text:style-name="Standard"><text:span text:style-name="T7">- le forfait doit être proposé à des non cadres dont la durée de temps de travail ne peut être pré- déterminée</text:span></text:p>
      <text:p text:style-name="Standard"><text:span text:style-name="T7">- les salariés en production disposent d’une réelle autonomie dans l’organisation de leur emploi du temps.</text:span></text:p>
      <text:p text:style-name="Standard"/>
      <text:p text:style-name="P25"><text:span text:style-name="T7">Les cadres dirigeants ne sont pas concernés par cette convention car non soumis à la durée du travail. Seuls les cadres intermédiaires peuvent être concernés.</text:span></text:p>
      <text:p text:style-name="Standard"/>
      <text:p text:style-name="P28"><text:soft-page-break/><text:span text:style-name="T3">d) imputation des heures supplémentaires</text:span></text:p>
      <text:p text:style-name="Standard"/>
      <text:p text:style-name="P53"><text:span text:style-name="T23">·<text:tab/></text:span><text:span text:style-name="T20">Dans les entreprises de plus de 20 salariés</text:span></text:p>
      <text:p text:style-name="Standard"/>
      <text:p text:style-name="P25"><text:span text:style-name="T7">Les heures supplémentaires sont à imputées sur le contingent annuel sont les heures effectuées au-delà de 35 heures par semaines ou en cas de modulation, de 1607 heures par an.</text:span></text:p>
      <text:p text:style-name="Standard"/>
      <text:p text:style-name="P53"><text:span text:style-name="T23">·<text:tab/></text:span><text:span text:style-name="T20">Dans les entreprises de moins de 20 salariés</text:span></text:p>
      <text:p text:style-name="Standard"/>
      <text:p text:style-name="P25"><text:span text:style-name="T7">Les heures supplémentaires s’imputent sur le contingent dès quelles sont effectuées au-delà de 36 heures hebdomadaires, ou de 1652 heures en cas d’annualisation jusqu’au 31/09/07. A partir du 01/10/07, elles s’imputeront sur le contingent.</text:span></text:p>
      <text:p text:style-name="P25"/>
      <text:p text:style-name="P25"><text:span text:style-name="T7">Les heures supplémentaires pour travaux urgents ne s’imputent pas sur le contingent.</text:span></text:p>
      <text:p text:style-name="Standard"/>
      <text:p text:style-name="P28"><text:span text:style-name="T3">e) régime des heures supplémentaires</text:span></text:p>
      <text:p text:style-name="Standard"/>
      <text:p text:style-name="P53"><text:span text:style-name="T23">·<text:tab/></text:span><text:span text:style-name="T20">Régime de droit commun</text:span></text:p>
      <text:p text:style-name="Standard"/>
      <text:p text:style-name="Standard"><text:span text:style-name="T7">Les heures supplémentaires donnent droit au profit du salarié :</text:span></text:p>
      <text:p text:style-name="P35"><text:span text:style-name="T7">-<text:tab/>à une majoration de salaire sauf recours au repos compensateur de remplacement</text:span></text:p>
      <text:p text:style-name="P35"><text:span text:style-name="T7">-<text:tab/>à un repos compensateur obligatoire</text:span></text:p>
      <text:p text:style-name="P35"><text:span text:style-name="T7">-<text:tab/></text:span></text:p>
      <text:p text:style-name="Standard"><text:span text:style-name="T7">Il est possible par convention ou accord collectif étendu, ou par un accord d’entreprise ou d’établissement, le remplacement de tout ou partie du paiement des heures supplémentaires et de leur majoration par un repos compensateur équivalent. A ce paiement majoré, s’ajoute un repos compensateur obligatoire.</text:span></text:p>
      <text:p text:style-name="Standard"/>
      <text:p text:style-name="P53"><text:span text:style-name="T23">·<text:tab/></text:span><text:span text:style-name="T20">Régime des heures choisies</text:span></text:p>
      <text:p text:style-name="Standard"/>
      <text:p text:style-name="P25"><text:span text:style-name="T7">Les heures choisies n’ouvrent pas droit au repos compensateur légal. Une contrepartie peut toutefois être prévue par l’accord collectif ou par la convention qui les instituent. Elles ouvrent droit à majoration de salaire dont le taux ne peut être inférieur au taux des heures supplémentaires applicables dans l’entreprise ou l’établissement.</text:span></text:p>
      <text:p text:style-name="P25"/>
      <text:p text:style-name="P25"><text:span text:style-name="T7">La limite des heures choisies : leur nombre ne peut avoir pour effet de porter la durée hebdomadaire du travail au-delà de la durée légale.</text:span></text:p>
      <text:p text:style-name="P25"/>
      <text:p text:style-name="Standard"><text:span text:style-name="T7"><text:tab/>Ces règles s’appliquent aux ouvriers, employés, cadres, agents de maîtrise, cadres intégrés et cadres intermédiaires qui ne sont pas liés par une convention de forfait annuel en heures.</text:span></text:p>
      <text:p text:style-name="P53"><text:span text:style-name="T23">·<text:tab/></text:span><text:span text:style-name="T20">Le repos compensateur de remplacement</text:span></text:p>
      <text:p text:style-name="Standard"/>
      <text:p text:style-name="P25"><text:span text:style-name="T7">Pour limiter les charges salariales de l’entreprise, le paiement des heures supplémentaires et des majorations peut être remplacé, à la suite de négociations, par un repos compensateur qui s’ajoute au précédent. Une convention ou un accord collectif étendu ou une convention ou un <text:s/>accord d’entreprise ou d’établissement </text:span><text:soft-page-break/><text:span text:style-name="T7">peut en effet :</text:span></text:p>
      <text:p text:style-name="Standard"><text:span text:style-name="T7">- prévoir le remplacement de tout ou partie du paiement des heures supplémentaires ainsi que des majorations par un repos compensateur équivalent</text:span></text:p>
      <text:p text:style-name="Standard"><text:span text:style-name="T7">- adapter les conditions et les modalités d’attribution et de prise de repos compensateur à l’entreprise</text:span></text:p>
      <text:p text:style-name="Standard"/>
      <text:p text:style-name="P25"><text:span text:style-name="T7">En l’absence d’un tel accord, toutes les heures supplémentaires doivent être rémunérées à un taux majoré.</text:span></text:p>
      <text:p text:style-name="P25"/>
      <text:p text:style-name="P25"><text:span text:style-name="T7">Dans les entreprises dépourvues de délégué syndical, le repos compensateur de remplacement est subordonné à l’absence d’opposition, lorsqu’ils existent, du comité d’entreprise ou des délégués du personnel.</text:span></text:p>
      <text:p text:style-name="P25"/>
      <text:p text:style-name="P25"><text:span text:style-name="T7">Le repos compensateur de remplacement peut être affecté au compte épargne temps.</text:span></text:p>
      <text:p text:style-name="Standard"/>
      <text:p text:style-name="Standard"/>
      <text:p text:style-name="Standard"/>
      <text:p text:style-name="Standard"/>
      <text:p text:style-name="Standard"/>
      <text:p text:style-name="P25"><text:span text:style-name="T8">3- les heures de récupération</text:span></text:p>
      <text:p text:style-name="Standard"/>
      <text:p text:style-name="P25"><text:span text:style-name="T7">Peuvent être récupérées, les heures perdues à la suite d’une interruption collective de travail, pour cause accidentelle d’intempéries ou en cas de force majeure, pour inventaire, chômage d’un ou deux jours de pont.</text:span></text:p>
      <text:p text:style-name="Standard"/>
      <text:p text:style-name="Standard"><text:span text:style-name="T7"><text:tab/>Ces heures ne peuvent être récupérées que dans les 12 mois suivants ou précédents leur perte et à raison d’une heure par jour au maximum. Leur récupération est subordonnée à l’information préalable de l’inspection du travail par le chef d’établissement sur l’interruption et les modalités de récupération.</text:span></text:p>
      <text:p text:style-name="Standard"><text:span text:style-name="T7"><text:s/></text:span></text:p>
      <text:p text:style-name="P25"><text:span text:style-name="T8">4- l’horaire de travail</text:span></text:p>
      <text:p text:style-name="Standard"/>
      <text:p text:style-name="P25"><text:span text:style-name="T7">Habituellement, l’horaire de travail est collectif et uniforme pour tout le personnel, mais on peut prévoir un horaire par équipe de travail, voire les horaires individualisés.</text:span></text:p>
      <text:p text:style-name="Standard"/>
      <text:p text:style-name="P28"><text:span text:style-name="T3">a) l’horaire collectif</text:span></text:p>
      <text:p text:style-name="Standard"/>
      <text:p text:style-name="P25"><text:span text:style-name="T7">L’employeur fixe librement l’horaire de travail à l’intérieur de la semaine (sous réserve du respect des dispositions légales et conventionnelles). Il doit consulter les représentants du personnel, afficher l’horaire sur les lieux de travail et l’adresser préalablement à l’inspection du travail. Généralement, l’horaire hebdomadaire de travail</text:span></text:p>
      <text:p text:style-name="P25"/>
      <text:p text:style-name="P25"><text:span text:style-name="T7">Généralement, l’horaire hebdomadaire est réparti sur 5 jours, 5,5 jours ou 6jours. Il est possible de le concentrer sur 4 jours ou 4,5 jours, à condition d’obtenir l’avis conforme du CE, ou à défaut, des délégués du personnel, de ne pas dépasser 35 heures par semaine et d’en informer l’inspecteur du travail.</text:span></text:p>
      <text:p text:style-name="Standard"><text:span text:style-name="T7">On peut substituer à l’horaire collectif uniforme, un horaire par équipe. 2 cas principaux :</text:span></text:p>
      <text:p text:style-name="Standard"><text:span text:style-name="T7">- le travail en continu : succession des équipes 24/24 h, 7/7 h</text:span></text:p>
      <text:p text:style-name="Standard"><text:span text:style-name="T7">- le travail par relais : il peut être effectué par des équipes chevauchantes ou </text:span><text:soft-page-break/><text:span text:style-name="T7">alternantes (ex, dans les hôpitaux)</text:span></text:p>
      <text:p text:style-name="Standard"/>
      <text:p text:style-name="P28"><text:span text:style-name="T3">b) l’horaire individualisé</text:span></text:p>
      <text:p text:style-name="Standard"/>
      <text:p text:style-name="P25"><text:span text:style-name="T7">Ou horaire flexible, à la carte, … Ils comportent une ou plusieurs plage(s) flexible(s), et une plage fixe. Pour les mettre en place, il faut une demande des salariés, l’absence d’opposition du CE ou des délégués du personne, et une information préalable de l’inspection du travail.</text:span></text:p>
      <text:p text:style-name="P25"/>
      <text:p text:style-name="P25"><text:span text:style-name="T7">Dans les entreprises qui n’ont pas de représentants du personnel, il faut une autorisation de l’inspection du travail. Pour éviter que les salariés n’aient trop d’heures à rattraper et ne dépassent 48 heures par semaine, la loi limite le report d’heures excédentaires à 3 heures par semaine, avec un maximum de 10 heures, sa accord collectif dérogatoire.</text:span></text:p>
      <text:p text:style-name="P25"/>
      <text:p text:style-name="Standard"><text:span text:style-name="T6">B- l’aménagement du temps de travail</text:span></text:p>
      <text:p text:style-name="Standard"/>
      <text:p text:style-name="P25"><text:span text:style-name="T7">On peut faire varier la durée du travail à l’intérieur d’un cycle de travail, ou de moduler tout ou partie de l’année.</text:span></text:p>
      <text:p text:style-name="P25"/>
      <text:p text:style-name="P25"/>
      <text:p text:style-name="P25"/>
      <text:p text:style-name="P25"/>
      <text:p text:style-name="P25"><text:span text:style-name="T8">1- le cycle de travail</text:span></text:p>
      <text:p text:style-name="Standard"/>
      <text:p text:style-name="P25"><text:span text:style-name="T7">La durée de travail peut être organisée sous la forme de cycle de travail, dès lors que sa répartition à l’intérieur d’un cycle se répète à l’identique d’un cycle à l’autre. Les cycles de travail, dont la durée est fixée de 8 à 12 semaines peuvent être mis en place dans les entreprises qui fonctionnent en continu ou lorsque cette possibilité est autorisée par décret ou prévue par une convention ou un accord collectif étendu, ou par un accord d’entreprise ou d’établissement, qui doit alors fixer la durée du cycle.</text:span></text:p>
      <text:p text:style-name="P25"/>
      <text:p text:style-name="Standard"><text:span text:style-name="T7"><text:tab/>Au cours d’un cycle, certaines semaines sont travaillées plus de 35 heures, et d’autres, moins de 35 heures. En conséquence, sont considérées comme heures supplémentaires, les heures qui dépassent la durée moyenne de 35 heures, calculée sur la durée du cycle, et non sur la semaine.</text:span></text:p>
      <text:p text:style-name="Standard"/>
      <text:p text:style-name="P25"><text:span text:style-name="T8">2- la modulation</text:span></text:p>
      <text:p text:style-name="Standard"/>
      <text:p text:style-name="P25"><text:span text:style-name="T7">Les accords de modulation permettent la flexibilité du travail par variation de sa durée hebdomadaire. Celle- ci peut varier sur tout ou partie de l’année à condition que sur un an, elle n’excède pas le plafond de 1 607 heures. L’accord peut fixer un plafond inférieur.</text:span></text:p>
      <text:p text:style-name="Standard"/>
      <text:p text:style-name="Standard"><text:span text:style-name="T7"><text:tab/>En permettant une compensation d’une semaine à l’autre, la modulation permet à l’employeur d’éviter le paiement d’heures supplémentaires en période de forte activité, et le chômage partiel en cas de faible activité</text:span></text:p>
      <text:p text:style-name="Standard"/>
      <text:p text:style-name="Standard"><text:span text:style-name="T7"><text:tab/>Cependant, la durée maximale du travail doit être respectée. Les accords de modulation doivent fixer un programme indicatif de la répartition de la durée de travail. Le salarié qui est soumis à des fluctuations d’activité, bénéficie d’un délai de </text:span><text:soft-page-break/><text:span text:style-name="T7">prévenance de 7 jours ouvrés. Ce délai peut être réduit par voie d’accord à condition de prévoir des contreparties pour le salarié. </text:span></text:p>
      <text:p text:style-name="Standard"/>
      <text:p text:style-name="Standard"><text:span text:style-name="T7"><text:tab/>Lorsque l’on applique un accord de modulation, le programme indicatif de la modulation et ses modifications sont soumis, pour avis avant sa mise en œuvre, au CE ou à défaut aux représentants du personnel. Il doit faire l’objet d’un affichage, ainsi que ses modifications ultérieures. Quand on modifie un programme indicatif, on doit faire l’affichage au moins 7 jours ouvrés à l’avance. En cas de convention ou d’accord, le délai peut être réduit.</text:span></text:p>
      <text:p text:style-name="Standard"/>
      <text:p text:style-name="Standard"><text:span text:style-name="T7"><text:tab/>Tous les ans, le chef d’entreprise communique au CE ou à défaut, aux délégués du personnel, un bilan de la modulation. Le salaire peut être lissé.</text:span></text:p>
      <text:p text:style-name="Standard"/>
      <text:p text:style-name="P25"><text:span text:style-name="T8">3- le compte épargne temps</text:span></text:p>
      <text:p text:style-name="Standard"><text:span text:style-name="T7"><text:tab/></text:span></text:p>
      <text:p text:style-name="P25"><text:span text:style-name="T7">Un compte épargne temps peut être créé par voie de convention ou d’accord collectif de branche, de groupe d’entreprise ou d’établissement. Le CET permet au salarié qui le désire d’accumuler des droits à congés rémunérés ou de bénéficier d’une rémunération immédiate ou différée en contre- partie de période de congés ou de repos non pris.</text:span></text:p>
      <text:p text:style-name="P25"/>
      <text:p text:style-name="P25"><text:span text:style-name="T7">En cas d’ouverture d’une procédure collective, ces droits sont garantis au même titre que le salaire. Le CET peut être alimenté en temps et en argent dans les conditions prévues par l’accord collectif :</text:span></text:p>
      <text:p text:style-name="P45"><text:span text:style-name="T7">-<text:tab/>par tout ou partie des congés payés annuels qui excèdent la durée de 24 jours ouvrables</text:span></text:p>
      <text:p text:style-name="P45"><text:span text:style-name="T7">-<text:tab/>par les heures acquises au titre du repos compensateur légal et du repos compensateur de remplacement</text:span></text:p>
      <text:p text:style-name="P45"><text:span text:style-name="T7">-<text:tab/>par les jours de congés et de repos accordés au titre d’une réduction collective de la durée légale de travail</text:span></text:p>
      <text:p text:style-name="P45"><text:span text:style-name="T7">-<text:tab/>par les primes et indemnités conventionnelles</text:span></text:p>
      <text:p text:style-name="P45"><text:span text:style-name="T7">-<text:tab/>par tout ou partie de la prime d’intéressement</text:span></text:p>
      <text:p text:style-name="P45"><text:span text:style-name="T7">-<text:tab/>par les augmentations ou les compléments du salaire de base</text:span></text:p>
      <text:p text:style-name="P45"><text:span text:style-name="T7">-<text:tab/>par les sommes qui proviennent de la participation d’un PEE ou d’un PERCO (plan épargne pour la retraite collective)</text:span></text:p>
      <text:p text:style-name="Standard"/>
      <text:p text:style-name="Standard"><text:span text:style-name="T7">Ce compte peut être utilisé pour plusieurs choses :</text:span></text:p>
      <text:p text:style-name="P45"><text:span text:style-name="T7">-<text:tab/>compléter la rémunération dans la limite des droits acquis dans l’année</text:span></text:p>
      <text:p text:style-name="P45"><text:span text:style-name="T7">-<text:tab/>financer intégralement ou partiellement, un passage à temps partiel</text:span></text:p>
      <text:p text:style-name="P45"><text:span text:style-name="T7">-<text:tab/>actions de formation en dehors du temps de travail</text:span></text:p>
      <text:p text:style-name="P45"><text:span text:style-name="T7">-<text:tab/>financer la cessation progressive ou totale d’activité</text:span></text:p>
      <text:p text:style-name="P45"><text:span text:style-name="T7">-<text:tab/>alimenter un PEE ou un PERCO</text:span></text:p>
      <text:p text:style-name="P45"><text:span text:style-name="T7">-<text:tab/>rachat de cotisations du régime général d’assurance vieillesse</text:span></text:p>
      <text:p text:style-name="Standard"/>
      <text:p text:style-name="P25"><text:span text:style-name="T8">4- le travail intermittent</text:span></text:p>
      <text:p text:style-name="Standard"/>
      <text:p text:style-name="P25"><text:span text:style-name="T7">On peut conclure des contrats de travail intermittents afin de pourvoir des emplois permanents qui, par nature, comportent une alternance de périodes travaillées et non travaillées. Ce contrat est un CDI qui est obligatoirement écrit. Le travail intermittent constitue une dérogation par rapport à l’horaire collectif de travail. Il peut être instauré dans les entreprises industrielles, commerciales, et agricoles, dans les offices publics et ministériels, dans les sociétés civiles, les syndicats professionnels et les associations, par voie de convention ou d’accord collectif de branche, d’entreprise ou d’établissement.</text:span></text:p>
      <text:p text:style-name="P25"><text:soft-page-break/></text:p>
      <text:p text:style-name="P25"><text:span text:style-name="T7">Le contrat peut comporter certaines mentions pour être valable :</text:span></text:p>
      <text:p text:style-name="P42"><text:span text:style-name="T18">o<text:tab/></text:span><text:span text:style-name="T7">qualification du salarié</text:span></text:p>
      <text:p text:style-name="P42"><text:span text:style-name="T18">o<text:tab/></text:span><text:span text:style-name="T7">éléments de rémunération</text:span></text:p>
      <text:p text:style-name="P42"><text:span text:style-name="T18">o<text:tab/></text:span><text:span text:style-name="T7">durée annuelle minimale du travail du salarié</text:span></text:p>
      <text:p text:style-name="P42"><text:span text:style-name="T18">o<text:tab/></text:span><text:span text:style-name="T7">période de travail</text:span></text:p>
      <text:p text:style-name="P42"><text:span text:style-name="T18">o<text:tab/></text:span><text:span text:style-name="T7">répartition des heures de travail à l’intérieur de ces périodes</text:span></text:p>
      <text:p text:style-name="Standard"/>
      <text:p text:style-name="P35"><text:span text:style-name="T7">-<text:tab/>les heures qui dépassent la durée annuelle minimale fixée au contrat ne peuvent excéder le tiers de cette durée sauf accord du salarié</text:span></text:p>
      <text:p text:style-name="P35"><text:span text:style-name="T7">-<text:tab/>les salariés bénéficient (sauf modalités spécifiques prévues par accord collectif), des droits reconnus aux salariés à temps complet. Leur rémunération mensuelle ne peut être indépendante de l’horaire réel et calculée dans les conditions prévues par l’accord</text:span></text:p>
      <text:p text:style-name="P35"><text:span text:style-name="T7">-<text:tab/>dans les secteurs où la nature de l’activité ne permet pas de définir avec précision des périodes de travail et la répartition des horaires au sein de ces périodes, la convention dans lesquelles le salarié peut refuser les dates et horaires de travail qui lui sont proposés.</text:span></text:p>
      <text:p text:style-name="P35"><text:span text:style-name="T7">-<text:tab/>Lorsque la limite dans laquelle peuvent être effectuées des heures complémentaires a été portée au-delà du 10</text:span><text:span text:style-name="T16">ème</text:span><text:span text:style-name="T7"> de la durée annuelle minimale fixée au contrat, chacune des heures effectuées au-delà de cette durée donne lieu à une majoration de salaire de 25%</text:span></text:p>
      <text:p text:style-name="Standard"/>
      <text:p text:style-name="Standard"/>
      <text:p text:style-name="Standard"/>
      <text:p text:style-name="Standard"/>
      <text:p text:style-name="Standard"/>
      <text:p text:style-name="Standard"/>
      <text:p text:style-name="P25"><text:span text:style-name="T8">5- le travail de nuit</text:span></text:p>
      <text:p text:style-name="Standard"/>
      <text:p text:style-name="P53"><text:span text:style-name="T23">·<text:tab/></text:span><text:span text:style-name="T20">Recours au travail de nuit</text:span></text:p>
      <text:p text:style-name="Standard"/>
      <text:p text:style-name="P25"><text:span text:style-name="T7">Le recours au travail de nuit doit être exceptionnel. Il doit prendre en compte les impératifs de protection de la sécurité et de la santé des salariés et doit être justifié par la nécessité d’assurer la continuité de l’activité économique ou des services d’utilité sociale. Il est interdit pour les jeunes de moins de 18 ans, sauf dérogation.</text:span></text:p>
      <text:p text:style-name="P25"/>
      <text:p text:style-name="Standard"><text:span text:style-name="T7"><text:tab/>Sa mise en place est subordonnée à la conclusion préalable d’une convention ou d’un accord <text:s/>de branche étendu ou d’un accord d’entreprise ou d’établissement dans les conditions prévues par la loi. A défaut de convention ou d’accord, il peut être autorisé par l’inspecteur du travail après consultation des délégués syndicaux et avis du comité d’entreprise ou des délégués du personnel et à condition que l’employeur ait engagé sérieusement des négociations tendant à un tel accord.</text:span></text:p>
      <text:p text:style-name="Standard"/>
      <text:p text:style-name="P53"><text:span text:style-name="T23">·<text:tab/></text:span><text:span text:style-name="T20">Définition du travail de nuit</text:span></text:p>
      <text:p text:style-name="Standard"/>
      <text:p text:style-name="P25"><text:span text:style-name="T7">Principe : tout travail entre 21 heures et 6 heures est considéré comme du travail de nuit.</text:span></text:p>
      <text:p text:style-name="Standard"><text:span text:style-name="T7">Une autre période de 9 heures consécutives, comprises entre 21 heures et 7 heures, mais incluant l’intervalle 24 heures/5 heures, peut être substitué à la période de 21 heures/6 heures par une convention ou un accord collectif étendu, ou un accord </text:span><text:soft-page-break/><text:span text:style-name="T7">d’entreprise ou d’établissement. A défaut d’accord, cette substitution peut être autorisée par l’inspecteur du travail après consultation des délégués syndicaux et avis du comité d’entreprise ou des délégués du personnel.</text:span></text:p>
      <text:p text:style-name="Standard"/>
      <text:p text:style-name="P25"><text:span text:style-name="T7">Exception : la période de nuit est fixée entre 24 heures et 7 heures pour les activités de presse, de radio, de télévision, de cinéma, de spectacles vivants et de discothèques.</text:span></text:p>
      <text:p text:style-name="Standard"/>
      <text:p text:style-name="P53"><text:span text:style-name="T23">·<text:tab/></text:span><text:span text:style-name="T20">Définition du travailleur de nuit</text:span></text:p>
      <text:p text:style-name="Standard"/>
      <text:p text:style-name="Standard"><text:span text:style-name="T7">Est travailleur de nuit, tout travailleur qui :</text:span></text:p>
      <text:p text:style-name="P35"><text:span text:style-name="T7">-<text:tab/>soit accomplit aux moins deux fois par semaine, selon l’horaire habituel, au moins 3 heures de son travail quotidien durant la période définie ci- dessus</text:span></text:p>
      <text:p text:style-name="P35"><text:span text:style-name="T7">-<text:tab/>soit accomplit au cours d’une période de référence un nombre minimal d’heures de travail de nuit fixé par convention ou accord collectif étendu ou, à défaut, 270 heures de travail sur une période quelconque de 12 mois consécutifs.</text:span></text:p>
      <text:p text:style-name="P53"><text:span text:style-name="T23">·<text:tab/></text:span><text:span text:style-name="T20">Durée du travail</text:span></text:p>
      <text:p text:style-name="Standard"/>
      <text:p text:style-name="P25"><text:span text:style-name="T7">La durée quotidienne de travail effectuée par un travailleur de nuit ne peut excéder 8 heures (maximum pouvant être porté à 12 heures par convention ou accord collectif de branche étendu ou convention ou accord d’entreprise ou d’établissement et, en cas de circonstances exceptionnelles, sur autorisation de l’inspecteur du travail).</text:span></text:p>
      <text:p text:style-name="Standard"/>
      <text:p text:style-name="P25"><text:span text:style-name="T7">La durée hebdomadaire du travail effectué par le travailleur de nuit, calculée sur une période quelconque de 12 semaines consécutives, ne peut dépasser 40 heures (une convention ou un accord de branche étendu peut porter cette limite à 44 heures lorsque les caractéristiques propres à l’activité d’un secteur le justifie).</text:span></text:p>
      <text:p text:style-name="P25"/>
      <text:p text:style-name="P25"/>
      <text:p text:style-name="P25"/>
      <text:p text:style-name="P53"><text:span text:style-name="T23">·<text:tab/></text:span><text:span text:style-name="T20">Contreparties</text:span></text:p>
      <text:p text:style-name="Standard"/>
      <text:p text:style-name="P25"><text:span text:style-name="T7">Le travailleur de nuit bénéficie de contreparties sous forme de repos compensateur et, le cas échéant, sous forme de compensations salariales. La durée du repos compensateur est fixée par convention ou accord collectif, à défaut, par l’employeur après consultation des représentants du personnel.</text:span></text:p>
      <text:p text:style-name="Standard"/>
      <text:p text:style-name="P53"><text:span text:style-name="T23">·<text:tab/></text:span><text:span text:style-name="T20">Affectation à un poste de jour</text:span></text:p>
      <text:p text:style-name="Standard"/>
      <text:p text:style-name="P25"><text:span text:style-name="T7">Le salarié peut demander son affectation sur un poste de jour lorsque la travail de nuit est incompatible avec des obligations familiales impérieuses, notamment avec la garde d’un enfant ou la prise en charge d’une personne dépendante.</text:span></text:p>
      <text:p text:style-name="Standard"/>
      <text:p text:style-name="Standard"><text:span text:style-name="T7"><text:tab/>Lorsque son état de santé, constaté par le médecin du travail, l’exige, le travailleur de nuit doit être transféré à titre définitif ou temporaire sur un poste de jour correspondant à sa qualification et aussi comparable que possible à l’emploi précédemment occupé. L’employeur ne peut prononcer la rupture du contrat de travail du travailleur de nuit du fait de sont inaptitude au poste à moins de justifier de l’impossibilité de lui proposer un autre poste ou du refus du salarié du poste proposé.</text:span></text:p>
      <text:p text:style-name="Standard"><text:soft-page-break/></text:p>
      <text:p text:style-name="P53"><text:span text:style-name="T23">·<text:tab/></text:span><text:span text:style-name="T20">Refus du travail de nuit</text:span></text:p>
      <text:p text:style-name="Standard"/>
      <text:p text:style-name="P25"><text:span text:style-name="T7">Le salarié qui travail de jour est en droit de refuser son affectation à un poste de nuit lorsque le travail de nuit est incomptable avec des obligations familiales impérieuses, notamment dans les cas mentionnés ci-dessus, sans que ce refus constitue une faute ou un motif de licenciem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15. LA FORMATION PROFESSIONNELLE</text:span></text:p>
      <text:p text:style-name="Standard"/>
      <text:p text:style-name="Standard"><text:span text:style-name="T7">La formation professionnelle a pour objet :</text:span></text:p>
      <text:list xml:id="list397738980" text:continue-numbering="true" text:style-name="WWNum2">
        <text:list-item>
          <text:p text:style-name="P36"><text:span text:style-name="T7">de favoriser l’insertion ou la réinsertion professionnelle des salariés</text:span></text:p>
        </text:list-item>
        <text:list-item>
          <text:p text:style-name="P36"><text:span text:style-name="T7">de permettre le maintien dans l’emploi</text:span></text:p>
        </text:list-item>
        <text:list-item>
          <text:p text:style-name="P36"><text:span text:style-name="T7">de favoriser le développement des compétences</text:span></text:p>
        </text:list-item>
        <text:list-item>
          <text:p text:style-name="P36"><text:span text:style-name="T7">de favoriser l’accès aux différents niveaux de qualification professionnelle</text:span></text:p>
        </text:list-item>
        <text:list-item>
          <text:p text:style-name="P36"><text:span text:style-name="T7">de contribuer au développement économique et culturel et à la promotion sociale</text:span></text:p>
        </text:list-item>
        <text:list-item>
          <text:p text:style-name="P36"><text:span text:style-name="T7">de permettre le retour à l’emploi des personnes qui ont interrompues leur activité professionnelle pour s’occuper des enfants, des ascendants ou du conjoint en dépendance</text:span></text:p>
        </text:list-item>
        <text:list-item>
          <text:p text:style-name="P36"><text:span text:style-name="T7">d’insérer les jeunes qui entrent dans la vie active</text:span></text:p>
        </text:list-item>
      </text:list>
      <text:p text:style-name="Standard"/>
      <text:p text:style-name="P25"><text:span text:style-name="T7">C’est l‘employeur (dans le cadre du plan de formation), ou la salarié (dans le </text:span><text:soft-page-break/><text:span text:style-name="T7">cadre du congé formation), soit le salarié avec l’accord de son employeur (dans le cadre du DIF) qui a l’initiative de la formation professionnelle.</text:span></text:p>
      <text:p text:style-name="Standard"/>
      <text:p text:style-name="Standard"><text:span text:style-name="T7">Les actions de formation :</text:span></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text:span text:style-name="T8">TYPE D’ACTIONS</text:span></text:p>
          </table:table-cell>
          <table:table-cell table:style-name="Tableau9.A1" office:value-type="string">
            <text:p text:style-name="P3"><text:span text:style-name="T8">OBJET</text:span></text:p>
          </table:table-cell>
        </table:table-row>
        <table:table-row table:style-name="Tableau9.1">
          <table:table-cell table:style-name="Tableau9.A1" office:value-type="string">
            <text:p text:style-name="Standard"><text:span text:style-name="T7">Actions de préformation à la vie professionnelle</text:span></text:p>
          </table:table-cell>
          <table:table-cell table:style-name="Tableau9.A1" office:value-type="string">
            <text:p text:style-name="Standard"><text:span text:style-name="T7">Former des personnes sans qualification et sans contrat de travail</text:span></text:p>
          </table:table-cell>
        </table:table-row>
        <table:table-row table:style-name="Tableau9.1">
          <table:table-cell table:style-name="Tableau9.A1" office:value-type="string">
            <text:p text:style-name="Standard"><text:span text:style-name="T7">Actions d’adaptation et de développement des compétences des salariés</text:span></text:p>
          </table:table-cell>
          <table:table-cell table:style-name="Tableau9.A1" office:value-type="string">
            <text:p text:style-name="Standard"><text:span text:style-name="T7">Favoriser l’adaptation des salariés à leur poste de travail, à l’évolution des emplois, leur maintien dans l’emploi et participer au développement de leurs compétences</text:span></text:p>
          </table:table-cell>
        </table:table-row>
        <table:table-row table:style-name="Tableau9.1">
          <table:table-cell table:style-name="Tableau9.A1" office:value-type="string">
            <text:p text:style-name="Standard"><text:span text:style-name="T7">Actions de promotion</text:span></text:p>
          </table:table-cell>
          <table:table-cell table:style-name="Tableau9.A1" office:value-type="string">
            <text:p text:style-name="Standard"><text:span text:style-name="T7">Permettre aux salariés d’acquérir une qualification plus élevée</text:span></text:p>
          </table:table-cell>
        </table:table-row>
        <table:table-row table:style-name="Tableau9.1">
          <table:table-cell table:style-name="Tableau9.A1" office:value-type="string">
            <text:p text:style-name="Standard"><text:span text:style-name="T7">Actions de prévention</text:span></text:p>
          </table:table-cell>
          <table:table-cell table:style-name="Tableau9.A1" office:value-type="string">
            <text:p text:style-name="Standard"><text:span text:style-name="T7">Réduire les risques d’inadaptation de qualification à l’évolution des techniques et des structures de l’entreprise, en préparant les salariés dont l’emploi est menacé par une mutation d’activité</text:span></text:p>
          </table:table-cell>
        </table:table-row>
        <table:table-row table:style-name="Tableau9.1">
          <table:table-cell table:style-name="Tableau9.A1" office:value-type="string">
            <text:p text:style-name="Standard"><text:span text:style-name="T7">Actions de conversion</text:span></text:p>
          </table:table-cell>
          <table:table-cell table:style-name="Tableau9.A1" office:value-type="string">
            <text:p text:style-name="Standard"><text:span text:style-name="T7">Permettre à des salariés licenciés pour motif économique d’accéder à des emplois exigeants une qualification différente</text:span></text:p>
          </table:table-cell>
        </table:table-row>
        <table:table-row table:style-name="Tableau9.1">
          <table:table-cell table:style-name="Tableau9.A1" office:value-type="string">
            <text:p text:style-name="Standard"><text:span text:style-name="T7">Actions d’acquisitions, d’entretien et de perfectionnement des connaissances</text:span></text:p>
          </table:table-cell>
          <table:table-cell table:style-name="Tableau9.A1" office:value-type="string">
            <text:p text:style-name="Standard"><text:span text:style-name="T7">Offrir à des salariés les moyens d’accéder à la culture, de maintenir ou de parfaire la qualification et le niveau culturel et d’assumer des responsabilités dans la vie associative</text:span></text:p>
          </table:table-cell>
        </table:table-row>
        <table:table-row table:style-name="Tableau9.1">
          <table:table-cell table:style-name="Tableau9.A1" office:value-type="string">
            <text:p text:style-name="Standard"><text:span text:style-name="T7">Actions de bilan de compétences</text:span></text:p>
          </table:table-cell>
          <table:table-cell table:style-name="Tableau9.A1" office:value-type="string">
            <text:p text:style-name="Standard"><text:span text:style-name="T7">Permettre aux salariés d’analyser leurs compétences professionnelles et personnelles afin de définir un projet professionnel, et le cas échéant, un plan de formation</text:span></text:p>
          </table:table-cell>
        </table:table-row>
        <table:table-row table:style-name="Tableau9.1">
          <table:table-cell table:style-name="Tableau9.A1" office:value-type="string">
            <text:p text:style-name="Standard"><text:span text:style-name="T7">Actions de validation des acquis de l’expérience</text:span></text:p>
          </table:table-cell>
          <table:table-cell table:style-name="Tableau9.A1" office:value-type="string">
            <text:p text:style-name="Standard"><text:span text:style-name="T7">Permettre à un travailleur de faire valider par un jury, son expérience et d’obtenir un titre ou un diplôme</text:span></text:p>
          </table:table-cell>
        </table:table-row>
        <table:table-row table:style-name="Tableau9.1">
          <table:table-cell table:style-name="Tableau9.A1" office:value-type="string">
            <text:p text:style-name="Standard"><text:span text:style-name="T7">Actions de radioprotection</text:span></text:p>
          </table:table-cell>
          <table:table-cell table:style-name="Tableau9.A1" office:value-type="string">
            <text:p text:style-name="Standard"><text:span text:style-name="T7">Protéger les personnels de santé exposés aux rayonnements constants</text:span></text:p>
          </table:table-cell>
        </table:table-row>
      </table:table>
      <text:p text:style-name="Standard"/>
      <text:p text:style-name="Standard"><text:span text:style-name="T6">A- le plan de formation</text:span></text:p>
      <text:p text:style-name="Standard"/>
      <text:p text:style-name="P25"><text:span text:style-name="T7">C’est l’ensemble des actions de formation qui sont financées par l’employeur et décidées par lui, soit de sa propre initiative, soit à la suite des propositions des représentants du personnel, soit des demandes individuelles des salariés et qui est en vue d’adapter les salariés à l’évolution des emplois.</text:span></text:p>
      <text:p text:style-name="Standard"/>
      <text:p text:style-name="Standard"><text:span text:style-name="T7"><text:tab/>Certaines actions se déroulent pendant le temps de travail et donnent lieu au maintien de la rémunération. D’autres sont mises en œuvre en dehors du temps de travail. Elles nécessitent l’accord du salarié et donnent lieu au versement d’une allocation par l’employeur.</text:span></text:p>
      <text:p text:style-name="Standard"/>
      <text:p text:style-name="P25"><text:span text:style-name="T8">1- procédure d’élaboration</text:span></text:p>
      <text:p text:style-name="Standard"/>
      <text:p text:style-name="P25"><text:span text:style-name="T7">Chaque année, le CE doit être consulté au cours des deux réunions sur le projet de plan de formation. Dans les entreprises de 200 salariés au moins, une commission de formation doit être constituée au sien du CE. Dans les entreprises de moins de 50 salariés, les délégués du personnel exercent la mission du CE en matière de formation.</text:span></text:p>
      <text:p text:style-name="Standard"><text:span text:style-name="T7"><text:tab/></text:span></text:p>
      <text:p text:style-name="P25"><text:span text:style-name="T7">Les délibérations du CE sont consignées dans un procès- verbal qui arrête les choix effectués : stages, organismes, bénéficiaires, etc. ces choix s’inspirent des </text:span><text:soft-page-break/><text:span text:style-name="T7">résultats de la négociation de branche qui, au moins tous les 3 ans, doit porter sur les priorités, les objectifs et les moyens de la formation professionnelle des salariés et sur les conditions d’accueil et d’insertion des jeunes et adultes bénéficiaires de contrats ou périodes de professionnalisation.</text:span></text:p>
      <text:p text:style-name="Standard"/>
      <text:p text:style-name="P25"><text:span text:style-name="T8">2- modalités de la formation</text:span></text:p>
      <text:p text:style-name="Standard"/>
      <text:p text:style-name="P25"><text:span text:style-name="T7">La formation peut être dispensée au sein de l’entreprise par des membres du personnel d’encadrement ou par des intervenants extérieurs. Elle peut aussi être assurée par un organisme public (un GRETA par exemple), ou privé de formation avec lequel l’employeur a conclu une convention de formation.</text:span></text:p>
      <text:p text:style-name="Standard"/>
      <text:p text:style-name="P25"><text:span text:style-name="T8">3- statut des stagiaires</text:span></text:p>
      <text:p text:style-name="Standard"/>
      <text:p text:style-name="Standard"><text:span text:style-name="T7">- l’action de formation visant à assurer l’adaptation au poste de travail constitue un temps de travail effectif et donne lieu au maintien de la rémunération</text:span></text:p>
      <text:p text:style-name="Standard"><text:span text:style-name="T7">- l’action de formation liée à l’évolution des emplois ou celle qui participe au maintien dans l’emploi est mise en œuvre pendant le temps de travail et donne lieu au maintien de la rémunération</text:span></text:p>
      <text:p text:style-name="P25"><text:span text:style-name="T7">Dans ces deux cas, le salarié ne peut refuser l’action de formation.</text:span></text:p>
      <text:p text:style-name="Standard"/>
      <text:p text:style-name="Standard"><text:span text:style-name="T7">- l’action de formation ayant pour objet le développement des compétences du salarié peut se dérouler, avec l’accord écrit du salarié, en dehors du temps de travail, dans la limite de 80 heures par an. L’employeur verse une allocation de formation égale à 50% de sa rémunération. Elle peut être refusée par le salarié sans que ce refus constitue une faute ou un motif de licenciement.</text:span></text:p>
      <text:p text:style-name="Standard"/>
      <text:p text:style-name="Standard"><text:span text:style-name="T7"><text:tab/>Le plan de formation n’est pas une obligation pour l’employeur. Sa seule obligation est de contribuer financièrement à la formation. Il existe des sanctions juridiques indirectes :</text:span></text:p>
      <text:p text:style-name="Standard"><text:span text:style-name="T7">- licenciement sans cause réelle et sérieuse pour défaut d’adaptation du personnel</text:span></text:p>
      <text:p text:style-name="Standard"><text:span text:style-name="T7">- sanctions économiques si le personnel de l’entreprise n’a pas les compétences adaptées aux besoins du marché</text:span></text:p>
      <text:p text:style-name="Standard"/>
      <text:p text:style-name="Standard"><text:span text:style-name="T6">B- le congé de formation</text:span></text:p>
      <text:p text:style-name="Standard"/>
      <text:p text:style-name="P25"><text:span text:style-name="T7">Un salarié peut demander à bénéficier d’un congé individuel de formation (CIF) pour suivre l’action de formation de son choix non prévue dans le plan de formation de l’entreprise. Il peut aussi obtenir d’autres congés, notamment pour faire un bilan de compétence.</text:span></text:p>
      <text:p text:style-name="Standard"/>
      <text:p text:style-name="P25"><text:span text:style-name="T8">1- le congé- formation</text:span></text:p>
      <text:p text:style-name="Standard"/>
      <text:p text:style-name="P28"><text:span text:style-name="T3">a) objet</text:span></text:p>
      <text:p text:style-name="P25"/>
      <text:p text:style-name="P25"><text:span text:style-name="T7">Il a pour objet de permettre à tout salarié au cours de sa vie professionnelle, de suivre, à son initiative, à titre individuel, des actions de formation pour lui permettre, soit d’accéder à un niveau supérieur de qualification professionnelle, soit de changer d’activité ou de profession. La formation choisie peut avoir ou non un caractère professionnel.</text:span></text:p>
      <text:p text:style-name="P25"/>
      <text:p text:style-name="P28"><text:span text:style-name="T3">b) conditions d’application</text:span></text:p>
      <text:p text:style-name="Standard"/>
      <text:list xml:id="list1395406976" text:continue-numbering="true" text:style-name="WWNum2">
        <text:list-item>
          <text:p text:style-name="P74"><text:soft-page-break/><text:span text:style-name="T20">Obligations du salarié</text:span></text:p>
        </text:list-item>
      </text:list>
      <text:p text:style-name="Standard"/>
      <text:p text:style-name="P57"><text:span text:style-name="T7">Le salarié doit :</text:span></text:p>
      <text:p text:style-name="P57"><text:span text:style-name="T7">- justifier d’une ancienneté de 24 mois au moins, dont 12 au moins dans l’entreprise (36 mois et 12 mois dans une entreprise artisanale). Pour le salarié titulaire d’un CDD, les conditions d’ancienneté sont de 24 mois, consécutif ou non, en qualité de salarié au cours des 5 dernières années, dont 4 mois consécutifs ou non sous CDD au cours des 12 derniers mois. </text:span></text:p>
      <text:p text:style-name="P57"><text:span text:style-name="T7">L’action de formation demandée doit débuter au plus tard 12 mois après le terme du CDD.</text:span></text:p>
      <text:list xml:id="list1002540854" text:continue-numbering="true" text:style-name="WWNum2">
        <text:list-item>
          <text:p text:style-name="P36"><text:span text:style-name="T7">respecter un délai de franchise entre deux congés de formation (de 6 mois au moins à 6 ans au plus selon la durée du dernier stage)</text:span></text:p>
        </text:list-item>
        <text:list-item>
          <text:p text:style-name="P36"><text:span text:style-name="T7">présenter sa demande à l’employeur dans la forme et les délais requis :</text:span></text:p>
        </text:list-item>
      </text:list>
      <text:p text:style-name="P42"><text:span text:style-name="T18">o<text:tab/></text:span><text:span text:style-name="T7">LRAR au moins 60 jours avant le début du stage pour un stage de durée inférieure à 6 mois ou à temps partiel ou destiné au passage ou à la préparation d’un examen</text:span></text:p>
      <text:p text:style-name="P42"><text:span text:style-name="T18">o<text:tab/></text:span><text:span text:style-name="T7">LRAR au moins 120 jours à l’avance pour un stage à temps complet de 6 mois et plus</text:span></text:p>
      <text:p text:style-name="P57"><text:span text:style-name="T7">La durée pendant laquelle le congé de formation peut être différé ne peut excéder 9 mois.</text:span></text:p>
      <text:p text:style-name="Standard"/>
      <text:list xml:id="list427545518" text:continue-numbering="true" text:style-name="WWNum2">
        <text:list-item>
          <text:p text:style-name="P74"><text:span text:style-name="T20">Obligations de l’employeur</text:span></text:p>
        </text:list-item>
      </text:list>
      <text:p text:style-name="Standard"/>
      <text:p text:style-name="P57"><text:span text:style-name="T7">L’employeur doit répondre à la demande du salarié dans les 30 jours ; il peut l’accepter ou la refuser (si les conditions ci-dessus ne sont pas remplies) ou encore, différée le stage lorsque l’absence du salarié pourrait avoir des conséquences préjudiciables à la production ou à la marche de l’entreprise, ou bien lorsque l’effectif des salariés simultanément en congé- formation dépasse un certain plafond :</text:span></text:p>
      <text:list xml:id="list1627200719" text:continue-numbering="true" text:style-name="WWNum2">
        <text:list-item>
          <text:p text:style-name="P36"><text:span text:style-name="T7">entreprise de moins de 10 salariés : un salarié en congé- formation</text:span></text:p>
        </text:list-item>
        <text:list-item>
          <text:p text:style-name="P36"><text:span text:style-name="T7">établissement &lt; 200 salariés : nombre d’heures de congé- formation égale à 2% du total annuel d’heures de travail</text:span></text:p>
        </text:list-item>
        <text:list-item>
          <text:p text:style-name="P36"><text:span text:style-name="T7">établissement &gt; 200 salariés : nombre de salariés en congé- formation égale à 2% de l’effectif</text:span></text:p>
        </text:list-item>
      </text:list>
      <text:p text:style-name="Standard"/>
      <text:list xml:id="list64128022" text:continue-numbering="true" text:style-name="WWNum2">
        <text:list-item>
          <text:p text:style-name="P74"><text:span text:style-name="T20">Durée du stage</text:span></text:p>
        </text:list-item>
      </text:list>
      <text:p text:style-name="Standard"/>
      <text:p text:style-name="P25"><text:span text:style-name="T7">La durée ne peut excéder un an pour un stage continu à plient temps et 1 200 heures pour un stage discontinu ou à temps partiel.</text:span></text:p>
      <text:p text:style-name="Standard"/>
      <text:p text:style-name="Standard"/>
      <text:p text:style-name="P28"><text:span text:style-name="T3">c) Statut du salarié en congé- formation</text:span></text:p>
      <text:p text:style-name="P28"/>
      <text:p text:style-name="P25"><text:span text:style-name="T7">Le contrat de travail est suspendu et il n’y a pas de rémunération par l’employeur. La période de stage est assimilée à du travail effectif pour l’ancienneté et les congés payés :</text:span></text:p>
      <text:p text:style-name="P25"/>
      <text:p text:style-name="Standard"><text:span text:style-name="T7"><text:tab/>- si le stage est pris en charge par un organisme paritaire collecteur agréé (OPCA), auquel l’employeur verse sa participation au financement du CIF, le salaire est maintenu dans les proportions variables (de 60 à 90%, voire 100%, si le salaire est inférieur à 2 fois le SMIC). Cette rémunération sera remboursée à l’employeur par l’OPA CIF.</text:span></text:p>
      <text:p text:style-name="Standard"><text:soft-page-break/></text:p>
      <text:p text:style-name="Standard"><text:span text:style-name="T7"><text:tab/>- si le CIF est intégré dans le plan de formation de l’employeur, la rémunération est maintenue par l’employeur.</text:span></text:p>
      <text:p text:style-name="Standard"/>
      <text:p text:style-name="P25"><text:span text:style-name="T7">A la fin du congé, le salarié retrouve son poste ou un emploi similaire dans l’entreprise.</text:span></text:p>
      <text:p text:style-name="Standard"/>
      <text:p text:style-name="P28"><text:span text:style-name="T3">d) autres congés de formation</text:span></text:p>
      <text:p text:style-name="Standard"/>
      <text:p text:style-name="Standard"><text:span text:style-name="T7">- le congé de bilan de compétences</text:span></text:p>
      <text:p text:style-name="Standard"/>
      <text:p text:style-name="Standard"><text:span text:style-name="T7">- le congé d’enseignement ou de recherche : d’une duré maximale d’un an, le salarié doit bénéficier d’une ancienneté d’au moins un an.</text:span></text:p>
      <text:p text:style-name="P25"><text:span text:style-name="T7">- Concerne le salarié qui souhaite dispenser à temps plein ou à temps partiel un enseignement technologique ou professionnel dans certains établissements ou dans le cadre d’un stage agréé.</text:span></text:p>
      <text:p text:style-name="P25"><text:span text:style-name="T7">- Concerne les salariés qui souhaitent se livrer à une activité de recherche et d’innovation dans un établissement public de recherche ou entreprise publique ou privée. Il peut être à temps partiel (8h par semaine, soit 40 h par mois). L’employeur n’est pas tenu de rémunérer le salarié mais la rémunération est possible.</text:span></text:p>
      <text:p text:style-name="P25"/>
      <text:p text:style-name="Standard"><text:span text:style-name="T7">- le congé de formation économique, sociale et syndical : chaque salarié a le droit à un congé non rémunéré de 12 jours, ou pour ceux qui exercent des responsabilités syndicales, de 18 jours</text:span></text:p>
      <text:p text:style-name="Standard"/>
      <text:p text:style-name="Standard"><text:span text:style-name="T7">- le congé pour création d’entreprise : le salarié doit bénéficier d’une ancienneté d’ai moins 12 mois dans l’entreprise</text:span></text:p>
      <text:p text:style-name="Standard"/>
      <text:p text:style-name="Standard"><text:span text:style-name="T7">- le congé pour Valorisation des Acquis de l’Expérience : art L. 900-1 du Code du Travail. Il prévoit la possibilité de faire reconnaître formellement son expérience professionnelle.</text:span></text:p>
      <text:p text:style-name="Standard"><text:span text:style-name="T7">« Toute personne engagée dans la vie active est en droit de faire valider les acquis de son expérience, notamment professionnelle, en vue de l‘acquisition d’un diplôme, d’un titre à finalité professionnelle ou d’un certificat de professionnalisation figurant sur liste établie par une commission paritaire d’emploi d’une branche professionnelle enregistrée dans le répertoire national des certifications professionnelles. »</text:span></text:p>
      <text:p text:style-name="Standard"/>
      <text:p text:style-name="P25"><text:span text:style-name="T7">Lorsque la personne en cause est salarie, elle peut bénéficier d’un congé pour VAE. Il est d’une durée maximale de 24 heures de travail consécutives ou non et est considéré comme du temps de travail. La durée minimale d’activité requise ne peut être inférieure à 3 ans. La validation est effectuée par un jury qui se prononce au vue d’un dossier constitué par le candidat, à l’issue d’un entretien, et le cas échéant, d’une mise en situation professionnelle, réelle ou reconstituée.</text:span></text:p>
      <text:p text:style-name="P25"/>
      <text:p text:style-name="P25"/>
      <text:p text:style-name="P25"><text:span text:style-name="T8">2- la période de professionnalisation</text:span></text:p>
      <text:p text:style-name="Standard"/>
      <text:p text:style-name="Standard"><text:span text:style-name="T7">Elle a pour objet de favoriser, par des actions de formation, le maintien dans l’emploi de salariés en CDI. Elle est ouverte principalement :</text:span></text:p>
      <text:list xml:id="list1218798428" text:continue-numbering="true" text:style-name="WWNum2">
        <text:list-item>
          <text:p text:style-name="P36"><text:span text:style-name="T7">aux salariés dont la qualification est insuffisante au regard de l’évolution des technologies et de l’organisation du travail, conformément aux priorités définies par des accords de branche</text:span></text:p>
        </text:list-item>
        <text:list-item>
          <text:p text:style-name="P36"><text:span text:style-name="T7">aux salariés qui comptent 20 ans d’activité professionnelle ou qui sont </text:span><text:soft-page-break/><text:span text:style-name="T7">âgés d’au moins 45 ans et qui disposent d’une ancienneté minimum d’un an de présence dans la dernière entreprise qui les emploie</text:span></text:p>
        </text:list-item>
        <text:list-item>
          <text:p text:style-name="P36"><text:span text:style-name="T7">aux salariés qui envisagent la création ou la reprise d’une entreprise</text:span></text:p>
        </text:list-item>
        <text:list-item>
          <text:p text:style-name="P36"><text:span text:style-name="T7">aux femmes qui reprennent leur activité professionnelle après un congé maternité, ou aux hommes et femmes, après un congé parental</text:span></text:p>
        </text:list-item>
      </text:list>
      <text:p text:style-name="Standard"/>
      <text:p text:style-name="P25"><text:span text:style-name="T7">Les actions de la période de professionnalisation peuvent se dérouler pour tout ou partie en dehors du temps de travail, à l’initiative, soit du salarié ‘en dehors du cadre du DIF), soit de l’employeur après un accord écrit du salarié. Dans les deux cas, l’employeur définit avec le salarié, avant son départ en formation, la nature des engagements auxquels l’entreprise souscrit si l’intéressé suit avec assiduité la formation et obtient les résultats souhaités (rémunération, promotion).</text:span></text:p>
      <text:p text:style-name="P25"/>
      <text:p text:style-name="P25"><text:span text:style-name="T7">Si les actions de professionnalisation ont lieu pendant le temps de travail, il y a maintien de la rémunération par l’employeur.</text:span></text:p>
      <text:p text:style-name="P25"/>
      <text:p text:style-name="P25"><text:span text:style-name="T7">On ne peut pas avoir simultanément plus de 2% de l’effectif de l’entreprise en professionnalisation. Dans les entreprises de moins de 50 salariés, l’employeur peut demander à différer la période de professionnalisation.</text:span></text:p>
      <text:p text:style-name="Standard"/>
      <text:p text:style-name="P25"><text:span text:style-name="T8">3- le DIF</text:span></text:p>
      <text:p text:style-name="Standard"/>
      <text:p text:style-name="P28"><text:span text:style-name="T3">a) principe</text:span></text:p>
      <text:p text:style-name="Standard"/>
      <text:p text:style-name="Standard"><text:span text:style-name="T7">- tout salarié titulaire d’un CDI, ayant au moins 1 an d’ancienneté, peut bénéficier chaque année, d’un DIF de 20 heures (sauf convention ou accord collectif plus favorable)</text:span></text:p>
      <text:p text:style-name="Standard"><text:span text:style-name="T7">- pour le salarié à temps partiel, cette durée est calculée prorata temporis</text:span></text:p>
      <text:p text:style-name="Standard"><text:span text:style-name="T7">- le salarié en CDD peut bénéficier d’un DIF s’il a travaillé pendant au moins 4 mois au cours des 12 derniers mois. Son droit est calculé prorata temporis</text:span></text:p>
      <text:p text:style-name="Standard"/>
      <text:p text:style-name="P25"><text:span text:style-name="T7">Les droits acquis annuellement peuvent être cumulés sur 6 ans.</text:span></text:p>
      <text:p text:style-name="Standard"/>
      <text:p text:style-name="P28"><text:span text:style-name="T3">b) mise en œuvre</text:span></text:p>
      <text:p text:style-name="Standard"/>
      <text:p text:style-name="P25"><text:span text:style-name="T7">Elle relève de l’initiative du salarié en accord avec son employeur. Le choix de l’action de formation est envisagé par un accord écrit. Si une convention collective ou un accord collectif le prévoit, le DIF peut se faire en partie sur le temps de travail. Il y a maintien de la rémunération. Si les actions de formation se déroulent en dehors du temps de travail, une allocation de formation est versée au salarié par l’employeur.</text:span></text:p>
      <text:p text:style-name="Standard"><text:span text:style-name="T7"><text:tab/></text:span></text:p>
      <text:p text:style-name="Standard"/>
      <text:p text:style-name="Standard"/>
      <text:p text:style-name="Standard"/>
      <text:p text:style-name="P28"><text:span text:style-name="T3">c) transfert du droit</text:span></text:p>
      <text:p text:style-name="Standard"/>
      <text:p text:style-name="P25"><text:span text:style-name="T7">Le DIF est transférable en cas de licenciement, sauf pour faute grave ou lourde, et en cas de démission. En cas de départ à la retraite, le DIF n’est pas transférable.</text:span></text:p>
      <text:p text:style-name="Standard"/>
      <text:p text:style-name="P25"><text:span text:style-name="T8">4- le financement de la formation</text:span></text:p>
      <text:p text:style-name="P25"/>
      <text:p text:style-name="P25"><text:soft-page-break/><text:span text:style-name="T7">Les entreprises d’au moins 20 salariés doivent affecter au financement de la formation de leur personnel, au minimum 1,6% des salaires de l’année en cours, dont 0,2% au titre du congé formation, affecté à un OPCA, 0,5% au titre des contrats et périodes de professionnalisation (OPCA de branche), 0,9% pour le financement direct de dépenses comme celle du plan de formation ou du droit à la formation.</text:span></text:p>
      <text:p text:style-name="P25"><text:span text:style-name="T7">Le solde éventuel est versé au Trésor Public ou aux actions de formation.</text:span></text:p>
      <text:p text:style-name="Standard"/>
      <text:p text:style-name="P25"><text:span text:style-name="T7">Les entreprises de 10 à 19 salariés doivent affecter 1,05% des salaires de l’année en cours au financement de la formation.</text:span></text:p>
      <text:p text:style-name="Standard"/>
      <text:p text:style-name="P25"><text:span text:style-name="T7">Les entreprises de moins de 10 salariés doivent consacrer 0,55% de leur masse salariale au financement de la formation, dont 0,15% pue le financement des périodes et actions de professionnalisation.</text:span></text:p>
      <text:p text:style-name="Standard"/>
      <text:p text:style-name="P25"><text:span text:style-name="T7">Les entreprises, quelque soit leur effectif, doivent effectuer un versement spécifique de 1% au titre des CDD.</text:span></text:p>
      <text:p text:style-name="Standard"/>
      <text:p text:style-name="P25"><text:span text:style-name="T7">Les entreprises de travail temporaire d’au moins 20 salariés supportent un taux de 2%. Celles qui emploient entre 10 et 19 salariés supportent un taux de 1,3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16. LE LICENCIEMENT POUR MOTIF PERSONNEL</text:span></text:p>
      <text:p text:style-name="Standard"/>
      <text:p text:style-name="Standard"><text:span text:style-name="T6">A- La définition du motif personnel</text:span></text:p>
      <text:p text:style-name="Standard"/>
      <text:p text:style-name="P25"><text:soft-page-break/><text:span text:style-name="T7">Pas de définition légale du motif personnel. Constituent des motifs personnels de licenciement, toutes les causes qui tiennent à la personne du salarié et qui lui sont imputables.</text:span></text:p>
      <text:p text:style-name="Standard"/>
      <text:p text:style-name="P25"><text:span text:style-name="T8">1- le caractère réel et sérieux du motif de licenciement</text:span></text:p>
      <text:p text:style-name="Standard"/>
      <text:p text:style-name="Standard"><text:span text:style-name="T7">- Le motif doit être réel : le motif invoqué doit être exact et précis. Il ne doit pas correspondre à l’exercice d’un droit par le salarié (ex : licenciement suite à l’exercice du droit de grève). Le motif doit être objectif, ce qui exclu les préjugés et les convenances personnelles.</text:span></text:p>
      <text:p text:style-name="Standard"><text:span text:style-name="T7">- Le motif doit être sérieux : il doit présenter une certaine gravité rendant impossible la poursuite de la relation de travail. Le motif reste sérieux même si l’employeur n’a pas subi de préjudice. C’est le juge qui forme sa conviction au vue des éléments fournis par les parties, et au besoin, après toute mesure d’instruction qu’il juge utile. Si un doute subsiste, il profite au salarié.</text:span></text:p>
      <text:p text:style-name="Standard"/>
      <text:p text:style-name="P25"><text:span text:style-name="T8">2- les catégories de licenciement pour motif personnel</text:span></text:p>
      <text:p text:style-name="Standard"/>
      <text:p text:style-name="P28"><text:span text:style-name="T3">a) motif sérieux d’une faute du salarié</text:span></text:p>
      <text:p text:style-name="Standard"/>
      <text:p text:style-name="Standard"><text:span text:style-name="T7">- la faute légère qui ne justifie pas un licenciement. Ex : arriver une fois quelques minutes en retard à son travail</text:span></text:p>
      <text:p text:style-name="Standard"><text:span text:style-name="T7">- la faute sérieuse qui est suffisamment grave pour justifier un licenciement. Ex : s’absenter systématiquement les veilles de jours fériés</text:span></text:p>
      <text:p text:style-name="Standard"><text:span text:style-name="T7">- la faute grava qui résulte d’un fait ou d’un ensemble de faits, constituant une violation des obligations du contrat et d’une importance telle que le salarié ne peut pas rester dans l’entreprise pendant le préavis. Ex : pour un maître nageur, s’absenter du bassin de la piscine et le laisser sans surveillance</text:span></text:p>
      <text:p text:style-name="Standard"><text:span text:style-name="T7">- la faute lourde qui suppose l’intention de nuire à l’entreprise. Il ne suffit pas qu’un préjudice soit établi, il faut également établir l’élément intentionnel. Ex : le détournement de clientèle au profit du concurrent</text:span></text:p>
      <text:p text:style-name="Standard"/>
      <text:p text:style-name="P28"><text:span text:style-name="T3">b) motif sérieux sans faute du salarié</text:span></text:p>
      <text:p text:style-name="Standard"/>
      <text:p text:style-name="Standard"><text:span text:style-name="T7">- l’insuffisance de résultat : elle doit pouvoir se mesurer en tenant compte d’éléments que l’on peut calculer. Ex : objectifs commerciaux raisonnables fixés dans le contrat de travail et qui n’ont pas été atteint par le salarié</text:span></text:p>
      <text:p text:style-name="Standard"><text:span text:style-name="T7">- l’insuffisance professionnelle : le salarié ne remplit pas les obligations liées à sa qualification professionnelle et cela perturbe le bon fonctionnement de l’entreprise. L’insuffisance professionnelle doit reposer sur des éléments concrets. Ex : un cadre qui ne réussit pas à établir son autorité sur son équipe alors qu’il en avait les moyens</text:span></text:p>
      <text:p text:style-name="Standard"><text:span text:style-name="T7">- la perte de confiance et la mésentente avec l’employeur ou d’autres salariés : elles doivent être fondées sur des éléments objectifs et des faits concrets qui impliquent personnellement de salarié. Ex : le refus de collaboration et le dénigrement de l’entreprise qui peuvent constituer un motif de rupture</text:span></text:p>
      <text:p text:style-name="Standard"><text:span text:style-name="T7">- dans certains cas, l’employeur peut licencier un salarié malade : </text:span></text:p>
      <text:p text:style-name="Standard"><text:span text:style-name="T7"><text:tab/>- en cas d’absences répétées ayant des répercussions sur la bonne marche de l’entreprise</text:span></text:p>
      <text:p text:style-name="Standard"><text:span text:style-name="T7"><text:tab/>- en cas de nécessité de remplacer définitivement le salarié sur son poste de travail</text:span></text:p>
      <text:p text:style-name="P25"><text:span text:style-name="T7">- En cas de prolongation de l’absence pouvant nuire au bon fonctionnement de l’entreprise</text:span></text:p>
      <text:p text:style-name="Standard"/>
      <text:p text:style-name="Standard"><text:span text:style-name="T10">B- la procédure de licenciement</text:span></text:p>
      <text:p text:style-name="Standard"><text:soft-page-break/></text:p>
      <text:p text:style-name="P25"><text:span text:style-name="T7">Chaque employeur doit suivre une procédure impérative qui est d’ordre publique (procédure protectrice des intérêts des salariés et qui participe à la démocratie)</text:span></text:p>
      <text:p text:style-name="Standard"/>
      <text:p text:style-name="P25"><text:span text:style-name="T8">1- l’entretien préalable</text:span></text:p>
      <text:p text:style-name="Standard"/>
      <text:p text:style-name="P28"><text:span text:style-name="T3">a) la convocation</text:span></text:p>
      <text:p text:style-name="P25"><text:span text:style-name="T7">Avant de prendre sa décision, l’employeur doit convoquer le salarié par lettre recommandée ou par lettre remise en mains propres contre décharge. Elle doit indiquer qu’un licenciement est envisagé et en aucun cas, faire apparaître que celui- ci est décidé.</text:span></text:p>
      <text:p text:style-name="Standard"><text:span text:style-name="T7">Elle doit :</text:span></text:p>
      <text:p text:style-name="Standard"><text:span text:style-name="T7">- préciser le lieu, l’heure et la date de l’entretien</text:span></text:p>
      <text:p text:style-name="Standard"><text:span text:style-name="T7">- rappeler que le salarié peut se faire aider par le conseil de son choix :</text:span></text:p>
      <text:p text:style-name="Standard"><text:span text:style-name="T7"><text:tab/>- un membre du personnel si celle- ci a des représentants du personnel</text:span></text:p>
      <text:p text:style-name="P57"><text:span text:style-name="T7">- une personne appartenant à l’entreprise, ou bien extérieure à celle-ci pour les entreprises sans représentants du personnel. Les personnes extérieures à l’entreprise sont appelées conseillés des salariés et elles doivent obligatoirement être inscrites sur une liste dressée par le préfet et comportant le nom, l’adresse, la profession et l’appartenance syndicale éventuelle de ces personnes. La lettre doit également préciser que cette liste est disponible dans chaque section d’inspection du travail et dans chaque mairie. L’assistance du salarié par une autre personne est facultative. Le conseillé peut faire office de témoin pour le salarié et rédiger une attestation témoignant du déroulement et du contenu de l’entretien préalable.</text:span></text:p>
      <text:p text:style-name="Standard"/>
      <text:p text:style-name="P25"><text:span text:style-name="T7">Le délai entre la présentation de la lettre (ou la remise en main propre) et le jour de l’entretien est de 5 jours ouvrables. Le jour de présentation de la convocation ne compte pas. Le délai expire le dernier jour à 24 heures. Si ce délai expire un samedi, un dimanche, un jour férié ou chômé, il est prolongé jusqu’au premier jour ouvrable suivant.</text:span></text:p>
      <text:p text:style-name="Standard"/>
      <text:p text:style-name="P28"><text:span text:style-name="T3">b) le déroulement de l’entretien</text:span></text:p>
      <text:p text:style-name="Standard"/>
      <text:p text:style-name="Standard"><text:span text:style-name="T7"><text:tab/>Il s’agit d’une phase de conciliation au cours de laquelle l’employeur doit indiquer au salarié les motifs de la sanction envisagée et recueillir les explications du salarié. En aucun cas, au cours de l’entretien, l’employeur ne doit montrer que sa décision de licencier le salarié est prise. Le salarié peut aussi ne pas se présenter à l’entretien. Son absence n’empêchera pas la poursuite de la procédure.</text:span></text:p>
      <text:p text:style-name="P25"/>
      <text:p text:style-name="P25"><text:span text:style-name="T8">2- notification du licenciement</text:span></text:p>
      <text:p text:style-name="Standard"/>
      <text:p text:style-name="P25"><text:span text:style-name="T7">Si à l’issue de l’entretien, l’employeur décide de licencier le salarié, il doit notifier le licenciement par LRAR au moins 2 jours ouvrables après l’entretien préalable. Ce délai doit permettre à l’employeur de ne pas prendre de décision trop hâtive. Il n’y a pas de délai maximum pour l’envoi de la lettre de licenciement, sauf dans le cadre d’un licenciement pour motif disciplinaire (au maximum un mois). La date de présentation de la lettre fixe un point de départ du préavis de licenciement (s’il y en a un).</text:span></text:p>
      <text:p text:style-name="P25"/>
      <text:p text:style-name="P25"><text:span text:style-name="T7">La lettre doit énoncer avec précision les motifs du licenciement. Les motifs lient l’employeur qui ne pourra ni les modifier, ni les compléter par la suite. Le </text:span><text:soft-page-break/><text:span text:style-name="T7">manque de confiance reposant sur les témoignages de clients, les réclamations écrites des fournisseurs les retards répétés, attestés par une pointeuse ou des feuilles de présence, sont des éléments suffisants.</text:span></text:p>
      <text:p text:style-name="P25"/>
      <text:p text:style-name="P25"><text:span text:style-name="T7">La lettre doit comporter (sauf en cas de faute lourde ou grave), les informations concernant le DIF, en notamment, la possibilité pour le salarié de demander à bénéficier d’une action de bilan de compétence, de VAE, ou de formation qui sera mise en œuvre après la rupture du contrat de travail.</text:span></text:p>
      <text:p text:style-name="P25"/>
      <text:p text:style-name="Standard"><text:span text:style-name="T6">C- les sanctions des irrégularités</text:span></text:p>
      <text:p text:style-name="Standard"/>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
          </table:table-cell>
          <table:table-cell table:style-name="Tableau10.A1" office:value-type="string">
            <text:p text:style-name="P3"><text:span text:style-name="T7">DEFINITIONS</text:span></text:p>
          </table:table-cell>
          <table:table-cell table:style-name="Tableau10.A1" office:value-type="string">
            <text:p text:style-name="P3"><text:span text:style-name="T7">CONSEQUENCES FINANCIERES</text:span></text:p>
          </table:table-cell>
        </table:table-row>
        <table:table-row table:style-name="Tableau10.1">
          <table:table-cell table:style-name="Tableau10.A1" office:value-type="string">
            <text:p text:style-name="P3"><text:span text:style-name="T7">Licenciement irrégulier</text:span></text:p>
          </table:table-cell>
          <table:table-cell table:style-name="Tableau10.B2" office:value-type="string">
            <text:p text:style-name="Standard"><text:span text:style-name="T7">Licenciement prononcé sans respect de la procédure</text:span></text:p>
          </table:table-cell>
          <table:table-cell table:style-name="Tableau10.C2" office:value-type="string">
            <text:p text:style-name="Standard"><text:span text:style-name="T7">Dans les entreprises de plus de 10 salariés, et lorsque le salarié a deux ans d’ancienneté, il perçoit un mois de salaire pour réparation du préjudice subi (dans les entreprises de moins de 11 salariés ou pour un salarié ayant moins de deux ans d’ancienneté, le juge apprécie la valeur du préjudice.)</text:span></text:p>
          </table:table-cell>
        </table:table-row>
        <table:table-row table:style-name="Tableau10.1">
          <table:table-cell table:style-name="Tableau10.A1" office:value-type="string">
            <text:p text:style-name="P3"><text:span text:style-name="T7">Licenciement non fondé ou sans cause réelle et sérieuse</text:span></text:p>
          </table:table-cell>
          <table:table-cell table:style-name="Tableau10.B3" office:value-type="string">
            <text:p text:style-name="Standard"><text:span text:style-name="T7">Licenciement prononcé sans cause réelle et sérieuse</text:span></text:p>
          </table:table-cell>
          <table:table-cell table:style-name="Tableau10.C3" office:value-type="string">
            <text:p text:style-name="P75"><text:span text:style-name="T7">-1<text:tab/>6 mois de salaire minimum sont dus (sauf dans les entreprises de moins de 11 salariés ou pour un salarié ayant moins de 2 ans d’ancienneté, dans ce cas, la somme allouée au titre des dommages et intérêts est fonction du préjudice subit)</text:span></text:p>
            <text:p text:style-name="P75"><text:span text:style-name="T7">-2<text:tab/>L’employeur doit rembourser les allocations chômage (dans la limite de 6 mois) à l’ASSEDIC si le salarié a été indemnisé</text:span></text:p>
            <text:p text:style-name="P75"><text:span text:style-name="T7">-3<text:tab/>Le juge peut proposer la réintégration du salarié, mais ni le salarié, ni l’employeur ne sont tenus de l’accepter</text:span></text:p>
          </table:table-cell>
        </table:table-row>
        <table:table-row table:style-name="Tableau10.1">
          <table:table-cell table:style-name="Tableau10.A1" office:value-type="string">
            <text:p text:style-name="P3"><text:span text:style-name="T7">Licenciement nul</text:span></text:p>
          </table:table-cell>
          <table:table-cell table:style-name="Tableau10.B4" office:value-type="string">
            <text:p text:style-name="Standard"><text:span text:style-name="T7">Si le licenciement viole un droit ou une liberté fondamentale du salarié, il est nul de plein droit : licenciement de la femme enceinte pendant la grossesse en dehors de la faute grave et du motif économique, licenciement du salarié gréviste, discrimination, salarié protégé licencié sans autorisation</text:span></text:p>
          </table:table-cell>
          <table:table-cell table:style-name="Tableau10.C4" office:value-type="string">
            <text:p text:style-name="Standard"><text:span text:style-name="T7">Le salarié a droit à réintégration</text:span></text:p>
            <text:p text:style-name="Standard"><text:span text:style-name="T7">Si le salarié est réintégré, les salaires perdus doivent être versés sans déduction des revenus de remplacement ou des rémunérations perçues pendant cette période.</text:span></text:p>
            <text:p text:style-name="Standard"><text:span text:style-name="T7">A défaut de réintégration, le salarié aura le droit au minimum à 6 mois de salaire auxquels s’ajouteront les indemnités de licenciement et de préavis. Il n’est pas prévu le remboursement des allocations chômage par l’employeur.</text:span></text:p>
          </table:table-cell>
        </table:table-row>
        <table:table-row table:style-name="Tableau10.1">
          <table:table-cell table:style-name="Tableau10.A1" office:value-type="string">
            <text:p text:style-name="P3"><text:span text:style-name="T7">Licenciement abusif</text:span></text:p>
          </table:table-cell>
          <table:table-cell table:style-name="Tableau10.B5" office:value-type="string">
            <text:p text:style-name="Standard"><text:span text:style-name="T7">Mise en œuvre du droit à licencier qui traduit une légèreté blâmable, des conditions vexatoires (licenciement annoncé de manière brutale) ou une intention de nuire. Le licenciement peut être abusif alors même que la procédure a été régulière et le motif invoqué, </text:span><text:soft-page-break/><text:span text:style-name="T7">valable.</text:span></text:p>
          </table:table-cell>
          <table:table-cell table:style-name="Tableau10.C5" office:value-type="string">
            <text:p text:style-name="Standard"><text:span text:style-name="T7">Réparation du préjudice causé (à évaluer et à prouver)</text:span></text:p>
            <text:p text:style-name="Standard"><text:span text:style-name="T7">Cette indemnité peut se cumuler avec elle prévue pour absence de cause réelle et sérieuse le cas échéant</text:span></text:p>
          </table:table-cell>
        </table:table-row>
      </table:table>
      <text:p text:style-name="Standard"><text:span text:style-name="T6">D- les suites du licenciement pour cause professionnelle</text:span></text:p>
      <text:p text:style-name="Standard"/>
      <text:p text:style-name="P25"><text:span text:style-name="T8">1- les indemnités et le préavis</text:span></text:p>
      <text:p text:style-name="Standard"/>
      <text:p text:style-name="P28"><text:span text:style-name="T3">a) les indemnités</text:span></text:p>
      <text:p text:style-name="Standard"/>
      <text:p text:style-name="P25"><text:span text:style-name="T7">Elles sont dues sauf une faute grave ou lourde du salarié. Celui-ce doit par ailleurs bénéficier d’une ancienneté de 2 ans. L’indemnité due :</text:span></text:p>
      <text:p text:style-name="Standard"><text:span text:style-name="T7">= 1/10</text:span><text:span text:style-name="T16">ème</text:span><text:span text:style-name="T7"> de mois de salaire par année d’ancienneté</text:span></text:p>
      <text:p text:style-name="Standard"><text:span text:style-name="T7">+ 1/12</text:span><text:span text:style-name="T16">ème</text:span><text:span text:style-name="T7"> par année d’ancienneté au-delà de 10 ans</text:span></text:p>
      <text:p text:style-name="P25"><text:span text:style-name="T7">En cas de force majeure, de sinistre, le salarié dont le contrat est rompu a droit à une indemnité compensatrice d’un montant égal.</text:span></text:p>
      <text:p text:style-name="Standard"/>
      <text:p text:style-name="P28"><text:span text:style-name="T3">b) le préavis</text:span></text:p>
      <text:p text:style-name="Standard"/>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2" office:value-type="string">
            <text:p text:style-name="P3"><text:span text:style-name="T7">CDI DE DROIT COMMUN ET CONTRAT DE TRAVAIL A TEMPS PARTAGE</text:span></text:p>
          </table:table-cell>
          <table:covered-table-cell/>
        </table:table-row>
        <table:table-row table:style-name="Tableau11.1">
          <table:table-cell table:style-name="Tableau11.A1" office:value-type="string">
            <text:p text:style-name="Standard"><text:span text:style-name="T7">Ancienneté &lt; 6 mois</text:span></text:p>
          </table:table-cell>
          <table:table-cell table:style-name="Tableau11.A1" table:number-columns-spanned="3" office:value-type="string">
            <text:p text:style-name="Standard"><text:span text:style-name="T7">6 mois &lt; ancienneté &lt; 2 ans</text:span></text:p>
          </table:table-cell>
          <table:covered-table-cell/>
          <table:covered-table-cell/>
          <table:table-cell table:style-name="Tableau11.A1" table:number-columns-spanned="0" office:value-type="string">
            <text:p text:style-name="Standard"><text:span text:style-name="T7">Ancienneté &gt; <text:s/>2 ans</text:span></text:p>
          </table:table-cell>
        </table:table-row>
        <table:table-row table:style-name="Tableau11.1">
          <table:table-cell table:style-name="Tableau11.A1" office:value-type="string">
            <text:p text:style-name="Standard"><text:span text:style-name="T7">Durée fixée par la convention collective ou les usages</text:span></text:p>
          </table:table-cell>
          <table:table-cell table:style-name="Tableau11.A1" table:number-columns-spanned="3" office:value-type="string">
            <text:p text:style-name="Standard"><text:span text:style-name="T7">1 mois (durée fixée par la loi)</text:span></text:p>
          </table:table-cell>
          <table:covered-table-cell/>
          <table:covered-table-cell/>
          <table:table-cell table:style-name="Tableau11.A1" table:number-columns-spanned="0" office:value-type="string">
            <text:p text:style-name="Standard"><text:span text:style-name="T7">2 mois (durée légale)</text:span></text:p>
          </table:table-cell>
        </table:table-row>
        <table:table-row table:style-name="Tableau11.1">
          <table:table-cell table:style-name="Tableau11.A1" table:number-columns-spanned="2" office:value-type="string">
            <text:p text:style-name="P3"><text:span text:style-name="T7">CONTRAT NOUVELLES EMBAUCHES</text:span></text:p>
          </table:table-cell>
          <table:covered-table-cell/>
        </table:table-row>
        <table:table-row table:style-name="Tableau11.1">
          <table:table-cell table:style-name="Tableau11.A1" table:number-columns-spanned="3" office:value-type="string">
            <text:p text:style-name="Standard"><text:span text:style-name="T7">Présence &lt; 1 mois</text:span></text:p>
          </table:table-cell>
          <table:covered-table-cell/>
          <table:covered-table-cell/>
          <table:table-cell table:style-name="Tableau11.A1" office:value-type="string">
            <text:p text:style-name="Standard"><text:span text:style-name="T7">Présence &gt; mois</text:span></text:p>
          </table:table-cell>
        </table:table-row>
        <table:table-row table:style-name="Tableau11.1">
          <table:table-cell table:style-name="Tableau11.A1" table:number-columns-spanned="3" office:value-type="string">
            <text:p text:style-name="Standard"><text:span text:style-name="T7">2 semaines</text:span></text:p>
          </table:table-cell>
          <table:covered-table-cell/>
          <table:covered-table-cell/>
          <table:table-cell table:style-name="Tableau11.A1" office:value-type="string">
            <text:p text:style-name="Standard"><text:span text:style-name="T7">1 mois</text:span></text:p>
          </table:table-cell>
        </table:table-row>
      </table:table>
      <text:p text:style-name="Standard"/>
      <text:p text:style-name="P25"><text:span text:style-name="T7">Dispense de préavis : l’employeur peut dispenser le salarié d’effectuer son préavis. Il lui verse alors une indemnité compensatrice égale au montant des salaires que le salarié aurait perçu s’il avait effectué le préavis.</text:span></text:p>
      <text:p text:style-name="Standard"/>
      <text:p text:style-name="Standard"><text:span text:style-name="T7"><text:tab/>Date d’envoi de la lettre recommandée de licenciement : c’est le point de départ du préavis : délai préfix (ne peut être interrompu ni suspendu, même par l’absence du salarié du à une maladie ou à accident de droit commun).</text:span></text:p>
      <text:p text:style-name="Standard"/>
      <text:p text:style-name="P25"><text:span text:style-name="T8">2- les attestations</text:span></text:p>
      <text:p text:style-name="Standard"/>
      <text:list xml:id="list751384823" text:continue-numbering="true" text:style-name="WWNum2">
        <text:list-item>
          <text:p text:style-name="P36"><text:span text:style-name="T7">le certificat de travail</text:span></text:p>
        </text:list-item>
        <text:list-item>
          <text:p text:style-name="P36"><text:span text:style-name="T7">l’attestation ASSEDIC</text:span></text:p>
        </text:list-item>
        <text:list-item>
          <text:p text:style-name="P36"><text:span text:style-name="T7">le reçu pour solde de tout compte</text:span></text:p>
        </text:list-item>
        <text:list-item>
          <text:p text:style-name="P36"><text:span text:style-name="T7">formalités administratives (mettre à jour le registre du personnel, notifier, le cas échéant, à la médecine du travail)</text:span></text:p>
        </text:list-item>
      </text:list>
      <text:p text:style-name="Standard"/>
      <text:p text:style-name="P25"><text:span text:style-name="T8">3- la transaction</text:span></text:p>
      <text:p text:style-name="Standard"/>
      <text:p text:style-name="P25"><text:span text:style-name="T7">La transaction permet à l’employeur et au salarié de régler définitivement un différent qui les oppose. Afin de régler les conséquences pécuniaires du licenciement, les parties peuvent conclure une transaction qui ne doit pas être confondue avec la rupture négociée.</text:span></text:p>
      <text:p text:style-name="P25"/>
      <text:p text:style-name="P25"><text:span text:style-name="T7">La transaction est la convention signée postérieurement à la rupture du contrat de travail par laquelle, l’employeur et le salarié, en consentant des </text:span><text:soft-page-break/><text:span text:style-name="T7">concessions réciproques, mettent fin à une contestation existante ou prévoient de mettre fin à une contestation éventuelle. Ce contrat doit être rédigé par écrit. La transaction ne constitue pas un mode de rupture du contrat de travail.</text:span></text:p>
      <text:p text:style-name="P25"/>
      <text:p text:style-name="P25"><text:span text:style-name="T7">La convention ne peut être valablement conclue que lorsque la rupture est devenue définitive. La transaction a entre les parties, l’autorité de la chose jugée en dernier ressort, mais n’a pas force exécutoire. Pour faire l’économie d’une procédure judiciaire en cas d’inexécution de ses obligations par l’un des co-contractants, il suffit se s’adresser au président du TGI pour demander, par simple requête, de conférer force exécutoire à la transaction (art. 1141-1 du nouveau NPCP).</text:span></text:p>
      <text:p text:style-name="P25"/>
      <text:p text:style-name="P25"><text:span text:style-name="T7">Elle ne peut donc pas être dénoncée unilatéralement, contrairement au reçu pour solde de tout compte. Cependant, elle peut être annulée par la juge à la demande de l’une des parties (le salarié le plus souvent) pour insuffisance de la concessio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3"><text:span text:style-name="T2">CHAP 17. LE LICENCIEMENT POUR MOTIF ECONOMIQUE</text:span></text:p>
      <text:p text:style-name="Standard"/>
      <text:p text:style-name="Standard"><text:span text:style-name="T6">A- La définition du motif économique</text:span></text:p>
      <text:p text:style-name="Standard"/>
      <text:p text:style-name="P25"><text:span text:style-name="T8">1- qu’est–ce qu’un motif économique</text:span></text:p>
      <text:p text:style-name="Standard"/>
      <text:p text:style-name="P28"><text:span text:style-name="T3">a) définition</text:span></text:p>
      <text:p text:style-name="Standard"/>
      <text:p text:style-name="P25"><text:span text:style-name="T7">Art. L.321-1 du Code du Travail (abrogé par ordonnance n° 2007-329 du 12 mars 2007 – 12 (VD), Article L.1233-3 à compter du 1</text:span><text:span text:style-name="T16">er</text:span><text:span text:style-name="T7"> mai 2008) :</text:span></text:p>
      <text:p text:style-name="Standard"><text:span text:style-name="T7">«  Constitue un licenciement pour motif économique, le licenciement effectué par un employeur pour un ou plusieurs motifs non inhérents à la personne du salarié résultant d’une suppression ou transformation, ou d’une modification, refusée par le salarié, d’un élément essentiel du contrat de travail consécutives notamment à des difficultés économiques ou à des mutations technologiques. »</text:span></text:p>
      <text:p text:style-name="Standard"/>
      <text:p text:style-name="P28"><text:span text:style-name="T3">b) motifs économiques dégagés par la Cour de Cassation</text:span></text:p>
      <text:p text:style-name="Standard"/>
      <text:p text:style-name="Standard"><text:span text:style-name="T7">- la réorganisation de l’entreprise nécessaire à la sauvegarde de sa compétitivité</text:span></text:p>
      <text:p text:style-name="Standard"><text:span text:style-name="T7">- la cessation de l’activité de l’entreprise</text:span></text:p>
      <text:p text:style-name="P76"/>
      <text:p text:style-name="P76"><text:span text:style-name="T7">Le licenciement économique ne s’applique pas aux CDD et aux licenciements intervenants en fin de chantier, dans les professions où il constitue une pratique habituelle (ex : bâtiment, informatique). Le licenciement économique concerne l’emploi et non la personne. La co-existence des motifs rend parfois la distinction difficile (ex : un licenciement du à une insuffisance professionnelle dans un emploi attribué suite à une restructuration liée à des difficultés économiques).</text:span></text:p>
      <text:p text:style-name="P76"/>
      <text:p text:style-name="P76"><text:span text:style-name="T7">Dans tous les cas, les tribunaux considèrent qu’il faut prendre en considération le motif qui a été la cause première et déterminante du licenciement.</text:span></text:p>
      <text:p text:style-name="Standard"/>
      <text:p text:style-name="P25"><text:span text:style-name="T8">2- les différents motifs du licenciement économique</text:span></text:p>
      <text:p text:style-name="Standard"/>
      <text:p text:style-name="P28"><text:span text:style-name="T3">a) la suppression d’emploi</text:span></text:p>
      <text:p text:style-name="Standard"/>
      <text:p text:style-name="Standard"><text:span text:style-name="T7">- peut être considérée comme consécutives à des difficultés économiques, à des mutations technologiques ou à une réorganisation de l’entreprise</text:span></text:p>
      <text:p text:style-name="Standard"><text:span text:style-name="T7">- doit être effective : on ne doit pas remplacer un salarié licencié par un ou plusieurs salariés extérieurs</text:span></text:p>
      <text:p text:style-name="Standard"><text:span text:style-name="T7">- peut s’accompagner de la disparition des tâches confiées au titulaire du poste mais aussi de la redistribution entre d’autres salariés toujours dans l’entreprise. La disparition de certaines qualifications dues à des évolutions technologiques peut entraîner des licenciements économiques et la création d’emplois nouveaux (ex : </text:span><text:soft-page-break/><text:span text:style-name="T7">chaînes automobiles)</text:span></text:p>
      <text:p text:style-name="Standard"><text:span text:style-name="T7">- il n’y a pas nécessairement diminution de l’effectif de l’entreprise</text:span></text:p>
      <text:p text:style-name="Standard"/>
      <text:p text:style-name="P28"><text:span text:style-name="T3">b) la transformation d’emploi</text:span></text:p>
      <text:p text:style-name="Standard"/>
      <text:p text:style-name="Standard"><text:span text:style-name="T7">- elle peut être consécutives à des mutations technologiques ou à une réorganisation justifiée de l’entreprise qui entraîne une transformation de l’emploi avec acquisition de nouvelles qualifications aux quelles le salarié n’a pas su s’adapter</text:span></text:p>
      <text:p text:style-name="Standard"><text:span text:style-name="T7">(ex : transformation du poste de secrétaire du à l’informatique)</text:span></text:p>
      <text:p text:style-name="Standard"><text:span text:style-name="T7">- au préalable, l’employeur doit avoir tenté d’adapter les salariés aux transformations de l’emploi</text:span></text:p>
      <text:p text:style-name="P28"/>
      <text:p text:style-name="P28"><text:span text:style-name="T3">c) la modification du contrat</text:span></text:p>
      <text:p text:style-name="Standard"/>
      <text:p text:style-name="P25"><text:span text:style-name="T7">Une modification du contrat pour raison économique et refusée par le salarié est qualifié de licenciement économique</text:span></text:p>
      <text:p text:style-name="Standard"/>
      <text:p text:style-name="P28"><text:span text:style-name="T3">d) les difficultés économiques</text:span></text:p>
      <text:p text:style-name="Standard"/>
      <text:p text:style-name="P25"><text:span text:style-name="T7">Concernant les difficultés de l’entreprise, la jurisprudence exige que celles-ci soient nécessaires à la sauvegarde de la compétitivité de l’entreprise ou du secteur d’activité du groupe auquel elle appartient. Par deux décisions en date du 11 janvier 06, la Cour de Cassation a décidée que la réorganisation peut être mise en œuvre pour prévenir des difficultés économiques à venir, liées à des évolutions technologiques et avec des menaces à terme sur l’emploi. Les difficultés sont seulement prévisibles, mais dans ce cas, l’employeur est tenu d’établir l’origine des difficultés futures (ex : contexte concurrentiel préoccupant)</text:span></text:p>
      <text:p text:style-name="P25"/>
      <text:p text:style-name="P25"><text:span text:style-name="T7">Les salariés qui refuseraient une modification de leur contrat résultant d’une telle réorganisation pourraient faire l’objet d’un licenciement économique alors même que les difficultés ne se sont pas concrétisées.</text:span></text:p>
      <text:p text:style-name="Standard"/>
      <text:p text:style-name="Standard"><text:span text:style-name="T6">B- opérations préalables au licenciement économique</text:span></text:p>
      <text:p text:style-name="Standard"/>
      <text:p text:style-name="P25"><text:span text:style-name="T8">1- obligation de reclassement et d’adaptation</text:span></text:p>
      <text:p text:style-name="Standard"/>
      <text:p text:style-name="Standard"><text:span text:style-name="T7">- l’employeur doit chercher les emplois compatibles avec les capacités professionnelles du salarié, indépendamment de la qualification de l’emploi, et notamment ceux qui seraient accessibles grâce à une formation ou à une adaptation au poste</text:span></text:p>
      <text:p text:style-name="Standard"><text:span text:style-name="T7">- dans le cas où l’employeur ne peut proposer aucun reclassement sérieux, il devra démontrer l’impossibilité de reclasser, faute de quoi le licenciement sera considéré comme sans cause réelle et sérieuse</text:span></text:p>
      <text:p text:style-name="Standard"/>
      <text:p text:style-name="P25"><text:span text:style-name="T8">2- le plan de sauvegarde de l’emploi</text:span></text:p>
      <text:p text:style-name="Standard"/>
      <text:p text:style-name="P25"><text:span text:style-name="T7">L’employeur est obligé d’établir ce plan dans les entreprises employant 50 salariés au moins, qu’elles aient ou non une représentation salariale, lorsque l’effectif à licencier porte sur 10 salariés au moins sur 30 jours. Ce plan a pour objet d’éviter les licenciements ou d’en limiter le nombre et de faciliter le reclassement des salariés, la priorité devant être donnée aux mesures internes de reclassement (= reclassement professionnel, mutation, détachement, formation de longue durée)</text:span></text:p>
      <text:p text:style-name="Standard"/>
      <text:p text:style-name="P25"><text:soft-page-break/><text:span text:style-name="T7">Ces mesures doivent être précisément définies dans le plan qui doit décrire comment l’entreprise va procéder concrètement à travers ces moyens, pour parvenir au reclassement effectif des salariés sur des postes équivalents.</text:span></text:p>
      <text:p text:style-name="Standard"><text:span text:style-name="T7">Ce plan peut prévoir :</text:span></text:p>
      <text:list xml:id="list649198532" text:continue-numbering="true" text:style-name="WWNum2">
        <text:list-item>
          <text:p text:style-name="P36"><text:span text:style-name="T7">des mesures d’aménagement ou de réduction du temps de travail</text:span></text:p>
        </text:list-item>
        <text:list-item>
          <text:p text:style-name="P36"><text:span text:style-name="T7">des actions favorisant le reclassement extérieur (ex : transfert de salariés chez des clients)</text:span></text:p>
        </text:list-item>
        <text:list-item>
          <text:p text:style-name="P36"><text:span text:style-name="T7">le soutien à la création d’activités nouvelles ou à la reprise d’activités existantes par les salariés (ex : accords d’aides financières aux salariés pour créer leur activité)</text:span></text:p>
        </text:list-item>
        <text:list-item>
          <text:p text:style-name="P36"><text:span text:style-name="T7">actions de formation, de VAE ou de reconversion</text:span></text:p>
        </text:list-item>
        <text:list-item>
          <text:p text:style-name="P36"><text:span text:style-name="T7">… (ex : aides à la mobilité, primes de départ volontaire, …)</text:span></text:p>
        </text:list-item>
      </text:list>
      <text:p text:style-name="Standard"/>
      <text:p text:style-name="P33"><text:span text:style-name="T7">Le plan de sauvegarde est un élément capital dans les licenciements importants et son absence rend la procédure nulle et de nul effet. Il s’applique :</text:span></text:p>
      <text:list xml:id="list1026966098" text:continue-numbering="true" text:style-name="WWNum2">
        <text:list-item>
          <text:p text:style-name="P36"><text:span text:style-name="T7">pour le licenciement économique pour modification d’un élément essentiel du contrat de travail. La loi de cohésion sociale du 18 janvier 2005 prévoit qu’un plan de sauvegarde doit être élaboré dès lors qu’au moins 10 salariés ont refusés la modification d’un élément essentiel de leur contrat de travail et que leur licenciement est envisagé. </text:span></text:p>
        </text:list-item>
        <text:list-item>
          <text:p text:style-name="P36"><text:span text:style-name="T7">Pour limiter les petits licenciements répétitifs lorsque l’entreprise a procédé pendant 3 mois consécutifs à des licenciements économiques de plus de 10 personnes au total, sans atteindre 10 personnes dans une même période de 30 jours et qu’elle envisage au cours des 3 mois suivants, un nouveau licenciement économique.</text:span></text:p>
        </text:list-item>
        <text:list-item>
          <text:p text:style-name="P36"><text:span text:style-name="T7">Lorsque l’entreprise a procédé au cours d’une année civile à des licenciements économiques de plus de 18 personnes sans avoir eu à présenter un plan de sauvegarde de l’emploi. Tout nouveau licenciement économique envisagé au cours des 3 mois suivants la fin de cette année civile, est soumis à la législation sur les plans de sauvegarde de l’emploi.</text:span></text:p>
        </text:list-item>
      </text:list>
      <text:p text:style-name="P25"><text:span text:style-name="T8">3- Obligation de consulter les représentants du personnel</text:span></text:p>
      <text:p text:style-name="Standard"/>
      <text:p text:style-name="P28"><text:span text:style-name="T3">a) Effectif supérieur ou égal à 50 salariés</text:span></text:p>
      <text:p text:style-name="Standard"/>
      <text:p text:style-name="P25"><text:span text:style-name="T7">La consultation du comité d’entreprise est obligatoire. Le comité d’entreprise émet un avis sur l’opération projetée. Il est transmis à l’autorité administrative compétente ;</text:span></text:p>
      <text:p text:style-name="Standard"/>
      <text:p text:style-name="P28"><text:span text:style-name="T3">b) Effectif inférieur à 50 salariés</text:span></text:p>
      <text:p text:style-name="Standard"/>
      <text:p text:style-name="P25"><text:span text:style-name="T7">La consultation des délégués syndicaux est obligatoire lorsque le nombre de licenciements envisagés est supérieur à 10.</text:span></text:p>
      <text:p text:style-name="P25"/>
      <text:p text:style-name="P25"><text:span text:style-name="T7">Les accords d’entreprise, de groupe ou de branche peuvent fixer les modalités de consultation et d’information du comités d’entreprise, applicables lorsque l’employeur projette de prononcer un licenciement pour motif économique d’au moins 10 salariés sur une période de 30 jours (voir RF)</text:span></text:p>
      <text:p text:style-name="Standard"/>
      <text:p text:style-name="P25"><text:span text:style-name="T8">4- Ordre des licenciements</text:span></text:p>
      <text:p text:style-name="Standard"/>
      <text:p text:style-name="P25"><text:span text:style-name="T7">En cas de licenciement collectif, à défaut de convention collective ou d’accord applicable, l’employeur définit, après consultation du comité d’entreprise ou à défaut </text:span><text:soft-page-break/><text:span text:style-name="T7">délégués du personnel, les critères retenus pour fixer l’ordre des licenciements. Ils prennent notamment en compte :</text:span></text:p>
      <text:list xml:id="list357806867" text:continue-numbering="true" text:style-name="WWNum2">
        <text:list-item>
          <text:p text:style-name="P36"><text:span text:style-name="T7">les charges de famille et en particulier, celles de parents isolés</text:span></text:p>
        </text:list-item>
        <text:list-item>
          <text:p text:style-name="P36"><text:span text:style-name="T7">l’ancienneté de service dans l’entreprise ou l’établissement</text:span></text:p>
        </text:list-item>
        <text:list-item>
          <text:p text:style-name="P36"><text:span text:style-name="T7">la situation des salariés qui présentent des caractéristiques sociales rendant leur réinsertion professionnelle particulièrement difficile</text:span></text:p>
        </text:list-item>
        <text:list-item>
          <text:p text:style-name="P36"><text:span text:style-name="T7">qualités professionnelles, appréciées par catégorie</text:span></text:p>
        </text:list-item>
      </text:list>
      <text:p text:style-name="Standard"/>
      <text:p text:style-name="P25"><text:span text:style-name="T7">En cas de licenciement individuel pour motif économique et pour le choix du salarié concerné, l’employeur doit prendre n compte ces critères. L’employeur doit, à la demande écrite du salarié licencié, formuler par LRAR et envoyé dans les 10 jours de son départ, lui indiquer les critères qu’il a retenu pour fixer l’ordre de licenciement.</text:span></text:p>
      <text:p text:style-name="Standard"/>
      <text:p text:style-name="Standard"><text:span text:style-name="T10">C- la procédure de licenciement</text:span></text:p>
      <text:p text:style-name="Standard"/>
      <text:p text:style-name="Standard"><text:span text:style-name="T7">Voir schémas</text:span></text:p>
      <text:p text:style-name="Standard"/>
      <text:p text:style-name="Standard"><text:span text:style-name="T6">D- Les suites du licenciement économique</text:span></text:p>
      <text:p text:style-name="Standard"/>
      <text:p text:style-name="P25"><text:span text:style-name="T8">1- Le droit au reclassement</text:span></text:p>
      <text:p text:style-name="P25"/>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6"/>
          </table:table-cell>
          <table:table-cell table:style-name="Tableau12.A1" office:value-type="string">
            <text:p text:style-name="P3"><text:span text:style-name="T7">ENTREPRISES DE PLUS DE 1000 SALARIES</text:span></text:p>
          </table:table-cell>
          <table:table-cell table:style-name="Tableau12.A1" office:value-type="string">
            <text:p text:style-name="P3"><text:span text:style-name="T7">ENTRPRISES DE MOINS DE 1000 SALARIES</text:span></text:p>
          </table:table-cell>
        </table:table-row>
        <table:table-row table:style-name="Tableau12.1">
          <table:table-cell table:style-name="Tableau12.A1" office:value-type="string">
            <text:p text:style-name="P3"><text:span text:style-name="T7">PRINCIPE</text:span></text:p>
          </table:table-cell>
          <table:table-cell table:style-name="Tableau12.B2" office:value-type="string">
            <text:p text:style-name="Standard"><text:span text:style-name="T7">On applique le congé de reclassement ou le congé de mobilité. Le salarié doit recevoir dans la lettre de licenciement, une proposition de congé de reclassement de 4 à 9 mois au maximum. Les représentants du personnel auront préalablement été consultés sir ce dispositif et les conditions de mise en œuvre. Ce reclassement a pour objectif de permettre au salarié de bénéficier d’actions de formation ou de VAE ainsi que des prestations d’une cellule d’accompagnement de recherche d’emploi. </text:span></text:p>
            <text:p text:style-name="Standard"><text:span text:style-name="T7">…</text:span></text:p>
            <text:p text:style-name="Standard"><text:span text:style-name="T7">Les conditions de mise en œuvre de ce plan sont définies dans le plan de sauvegarde d’emploi. Le salarié a 8 jours pour accepter cette proposition à compter de la date de la notification de son licenciement, sinon, son silence vaut refus.</text:span></text:p>
            <text:p text:style-name="P5"/>
          </table:table-cell>
          <table:table-cell table:style-name="Tableau12.C2" office:value-type="string">
            <text:p text:style-name="Standard"><text:span text:style-name="T7">C’est la convention de reclassement personnalisée qui s’applique. L’employeur doit proposer aux salariés concernés, sous peine de sanctions, une convention de reclassement personnalisée d’une durée maximale de 8 mois qui permet aux salariés de bénéficier d’actions de soutien psychologique, d’orientation, d’accompagnement, d’évaluation des compétences professionnelles et de formations destinées à favoriser son reclassement.</text:span></text:p>
            <text:p text:style-name="Standard"/>
            <text:p text:style-name="Standard"><text:span text:style-name="T7">…</text:span></text:p>
            <text:p text:style-name="Standard"><text:span text:style-name="T7">Elle est proposée au salarié pendant l’entretien préalable, ou à l’issue de la dernière réunion des représentants du personnel si le licenciement concerne plus de 10 salariés. Il a 14 jours pour accepter. Son silence vaut refus.</text:span></text:p>
          </table:table-cell>
        </table:table-row>
        <table:table-row table:style-name="Tableau12.1">
          <table:table-cell table:style-name="Tableau12.A1" office:value-type="string">
            <text:p text:style-name="P3"><text:span text:style-name="T7">LE SALARIE ACCEPTE</text:span></text:p>
          </table:table-cell>
          <table:table-cell table:style-name="Tableau12.B3" office:value-type="string">
            <text:p text:style-name="Standard"><text:span text:style-name="T7">Son contrat de travail est suspendu et non pas rompu. Le congé démarre pendant la période </text:span><text:soft-page-break/><text:span text:style-name="T7">de préavis. Une rémunération est versée par l’employeur. Le salaire habituel pendant la durée du préavis et par la suite, a moins 85% du SMIC. A l’issue du congé, soit le contrat est rompu, soit le salarié peut être reclassé et il commence alors à travailler dans une nouvelle entreprise, soit il bénéficiera du droit à l’allocation d’aide au retour à l’emploi. Un congé de mobilité peut être proposé à la place du congé de reclassement si un accord collectif relatif à la GPEC a été conclu.</text:span></text:p>
            <text:p text:style-name="P5"/>
          </table:table-cell>
          <table:table-cell table:style-name="Tableau12.C3" office:value-type="string">
            <text:p text:style-name="Standard"><text:span text:style-name="T7">S’il accepte, son contrat de travail est rompu, les actions peuvent être œuvre et financées par l’utilisation </text:span><text:soft-page-break/><text:span text:style-name="T7">du reliquat des droits que le salarié a acquis à la date de rupture de son contrat au titre du DIF. S’il a deux ans d’ancienneté, il bénéficie également d’une allocation de reclassement spécifique et d’une indemnité différentielle de reclassement s’il reprend un travail moins rémunéré que le précédent. A l’issue de la convention de reclassement personnalisée (CRP), s’il n’a pas trouvé d’emploi, il pourra bénéficier de ses droits à l’allocation de reclassement.</text:span></text:p>
          </table:table-cell>
        </table:table-row>
        <table:table-row table:style-name="Tableau12.1">
          <table:table-cell table:style-name="Tableau12.A1" office:value-type="string">
            <text:p text:style-name="P3"><text:span text:style-name="T7">LE SALARIE REFUSE</text:span></text:p>
          </table:table-cell>
          <table:table-cell table:style-name="Tableau12.B4" office:value-type="string">
            <text:p text:style-name="Standard"><text:span text:style-name="T7">L’employeur doit lui proposer le bénéfice des mesures prévues dans la convention de reclassement personnalisée.</text:span></text:p>
            <text:p text:style-name="P5"/>
          </table:table-cell>
          <table:table-cell table:style-name="Tableau12.C4" office:value-type="string">
            <text:p text:style-name="Standard"><text:span text:style-name="T7">La lettre que le salarié reçoit et qui lui rappelle le délai pour accepter la CRP, vaut notification de son licenciement.</text:span></text:p>
          </table:table-cell>
        </table:table-row>
      </table:table>
      <text:p text:style-name="Standard"/>
      <text:p text:style-name="P25"><text:span text:style-name="T8">2- priorité de réembauchage</text:span></text:p>
      <text:p text:style-name="Standard"/>
      <text:p text:style-name="P25"><text:span text:style-name="T7">Les salariés licenciés ont priorité pour retrouver un emploi dans l’entreprise qui les a licencié pendant 1 an. Pour en bénéficier, le salarié doit avoir manifesté son souhait de profiter de cette priorité dans les 4 mois qui suivent la rupture du contrat. Le cas échéant, l’employeur devra informer le salarié des postes susceptibles de correspondre à ses qualifications.</text:span></text:p>
      <text:p text:style-name="P25"/>
      <text:p text:style-name="P25"><text:span text:style-name="T8">3- l’indemnité de licenciement</text:span></text:p>
      <text:p text:style-name="Standard"/>
      <text:p text:style-name="P25"><text:span text:style-name="T7">L’indemnité légale de licenciement pour motif économique est doublée par rapport à l’indemnité légale de licenciement pour motif personnel, soit 2/10</text:span><text:span text:style-name="T16">ème</text:span><text:span text:style-name="T7"> de mois de salaire par années d’ancienneté, plus 2/15</text:span><text:span text:style-name="T16">ème</text:span><text:span text:style-name="T7"> de mois par année pour les années au-delà de 10 ans. Si une indemnité conventionnelle est plus avantageuse, elle doit être versée au salarié, mais dans ce cas, elle n’est pas doublée et ne se cumule pas avec l’indemnité légale.</text:span></text:p>
      <text:p text:style-name="Standard"/>
      <text:p text:style-name="P25"><text:span text:style-name="T8">4- le préavis</text:span></text:p>
      <text:p text:style-name="Standard"/>
      <text:p text:style-name="P25"><text:span text:style-name="T7">Idem que le licenciement pour motif personnel.</text:span></text:p>
      <text:p text:style-name="Standard"/>
      <text:p text:style-name="P25"><text:span text:style-name="T8">5- les obligations de l’employeur à l’égard du bassin d’emploi</text:span></text:p>
      <text:p text:style-name="Standard"/>
      <text:p text:style-name="P25"><text:span text:style-name="T7">Lorsqu’une entreprise d’une certaine taille procède à des licenciements, il n’est pas rare que cela ait des impacts sur la région dans laquelle elle se trouve. Le législateur a donc prévu de mettre à contribution les entreprises dont les mesures de licenciement pénalisent tout un bassin d’emploi.</text:span></text:p>
      <text:p text:style-name="Standard"/>
      <text:p text:style-name="P28"><text:span text:style-name="T3">a) les entreprises de 1000 salariés et plus</text:span></text:p>
      <text:p text:style-name="Standard"/>
      <text:p text:style-name="P25"><text:span text:style-name="T7">Celles qui procèdent à des licenciements économiques, qui par leur ampleur </text:span><text:soft-page-break/><text:span text:style-name="T7">affectent l’équilibre du ou des bassins d’emplois dans lesquels elles sont implantées, sont tenues :</text:span></text:p>
      <text:p text:style-name="Standard"><text:span text:style-name="T7">- de contribuer à la création d’activités et au développement des emplois</text:span></text:p>
      <text:p text:style-name="Standard"><text:span text:style-name="T7">- atténuer les effets du licenciement envisagé, sur les autres entreprises dans le/les bassins d’emploi</text:span></text:p>
      <text:p text:style-name="P25"><text:span text:style-name="T7">Dans ce cas, les entreprises doivent verser une contribution au moins égale à deux fois le SMIC mensuel par emploi supprimé.</text:span></text:p>
      <text:p text:style-name="Standard"/>
      <text:p text:style-name="P28"><text:span text:style-name="T3">b) les entreprises de moins de 1000 salariés et d’au moins 50 salariés</text:span></text:p>
      <text:p text:style-name="Standard"/>
      <text:p text:style-name="P25"><text:span text:style-name="T7">Elles vont être tenues d’apporter let contribution si les licenciements ont un impact sur l’équilibre du bassin d’emploi. Le préfet intervient pour la mise en œuvre d’actions de nature à permettre le développement d’activités nouvelles et à atténuer les effets de la restructuration envisagée sur les autres entreprises du/des bassin d’emploi. Il est tenu compte de la situation financière de l’entreprise et du nombre d’emploi supprimés.</text:span></text:p>
      <text:p text:style-name="Standard"/>
      <text:p text:style-name="Standard"/>
      <text:p text:style-name="P23"><text:span text:style-name="T2">CHAP 18. LES AUTRES MODES DE RUTPURE</text:span></text:p>
      <text:p text:style-name="Standard"/>
      <text:p text:style-name="Standard"><text:span text:style-name="T6">A- La démission</text:span></text:p>
      <text:p text:style-name="Standard"/>
      <text:p text:style-name="P25"><text:span text:style-name="T7">Le code du Travail n’encadre pas la résiliation unilatérale par le salarié. Il ne fait que renvoyer aux textes légaux et conventionnels pour le préavis.</text:span></text:p>
      <text:p text:style-name="Standard"><text:span text:style-name="T7">La démission est un acte unilatéral par lequel le salarié en CDI :</text:span></text:p>
      <text:p text:style-name="Standard"><text:span text:style-name="T7">- met fin au contrat qui le lie à son employeur</text:span></text:p>
      <text:p text:style-name="Standard"><text:span text:style-name="T7">- à tout moment</text:span></text:p>
      <text:p text:style-name="Standard"><text:span text:style-name="T7">- sans procédure</text:span></text:p>
      <text:p text:style-name="Standard"><text:span text:style-name="T7">- sans motif particulier</text:span></text:p>
      <text:p text:style-name="Standard"/>
      <text:p text:style-name="P25"><text:span text:style-name="T8">1- volonté claire et non équivoque</text:span></text:p>
      <text:p text:style-name="Standard"/>
      <text:p text:style-name="P28"><text:span text:style-name="T3">a) la liberté</text:span></text:p>
      <text:p text:style-name="Standard"/>
      <text:p text:style-name="P25"><text:span text:style-name="T7">Le salarié est libre de résilier unilatéralement le CDI. Deux types de clauses du contrat de travail peuvent restreindre cette liberté :</text:span></text:p>
      <text:p text:style-name="Standard"><text:span text:style-name="T7">- la clause de dédit- formation</text:span></text:p>
      <text:p text:style-name="Standard"><text:span text:style-name="T7">- la clause de non- concurrence</text:span></text:p>
      <text:p text:style-name="Standard"><text:span text:style-name="T7">La démission ne doit pas être abusive.</text:span></text:p>
      <text:p text:style-name="Standard"/>
      <text:p text:style-name="P28"><text:span text:style-name="T3">b) absence de formalisme</text:span></text:p>
      <text:p text:style-name="Standard"/>
      <text:p text:style-name="P25"><text:span text:style-name="T7">Elle doit être notifiée à l’employeur mais il n’existe aucune exigence de forme. La démission peut être donnée verbalement sous réserve que la volonté du salarié soit sans équivoque. Une démission donnée verbalement est valable même si la convention collective prévoit qu’elle doit donner lieu à une confirmation écrite dès lors que le comportement du salarié confirme sa volonté de démissionner. Afin de parer toute contestation ultérieure, il est recommandé de demander au salarié de confirmer sa démission par écrit. La démission n’a pas à être motivée.</text:span></text:p>
      <text:p text:style-name="Standard"/>
      <text:p text:style-name="P28"><text:span text:style-name="T3">c) volonté réelle de démission</text:span></text:p>
      <text:p text:style-name="Standard"/>
      <text:p text:style-name="P25"><text:soft-page-break/><text:span text:style-name="T7">La démission ne se présume pas : une absence, un abandon de poste, même prolongé, ne suffit pas à considérer que le salarié a démissionner et cela, peut importe la qualification donnée à certaines absences par les conventions collective.</text:span></text:p>
      <text:p text:style-name="Standard"/>
      <text:p text:style-name="Standard"><text:span text:style-name="T7">Que faire devant le refus persistant de reprendre le travail ?</text:span></text:p>
      <text:list xml:id="list113140233" text:continue-numbering="true" text:style-name="WWNum2">
        <text:list-item>
          <text:p text:style-name="P77"><text:span text:style-name="T7">A priori, il n’y a pas de démission. En effet, une absence entraîne, en principe, une simple suspension du contrat de travail et non pas la rupture de ce dernier. En outre, une démission ne se présume pas. Ainsi, il en a été jugé que la non- reprise de son activité, par un salarié, après un accident de travail, ne pouvait pas être considérée comme une manifestation claire de la volonté de démissionner, en dépit de l’envoi, par l’employeur, d’une mise en demeure de revenir dans l’entreprise. Il en est de même lorsque le salarié ne reprend pas le travail à la suite d’un différent avec l’employeur sur ses conditions de travail.</text:span></text:p>
        </text:list-item>
        <text:list-item>
          <text:p text:style-name="P77"><text:span text:style-name="T7">Parfois, les tribunaux considèrent le silence obstiné du salarié, après de telles relances de l’employeur, comme la manifestation claire d’une volonté de démissionner. Il en a été jugé ainsi à propos :</text:span></text:p>
        </text:list-item>
      </text:list>
      <text:p text:style-name="P42"><text:span text:style-name="T18">o<text:tab/></text:span><text:span text:style-name="T7">d’une salariée qui ne s’était pas présentée dans l’entreprise à la fin de son congé parental et n’avait pas répondu à deux courriers de la société lui demandant de prendre contact avec elle pour lui faire connaître ses intentions.</text:span></text:p>
      <text:p text:style-name="P42"><text:span text:style-name="T18">o<text:tab/></text:span><text:span text:style-name="T7">d’une salariée ayant fait l’objet d’une sommation de reprendre son travail par huissier.</text:span></text:p>
      <text:p text:style-name="Standard"/>
      <text:p text:style-name="P28"><text:span text:style-name="T3">d) pas de démission irréfléchie ou provoquée</text:span></text:p>
      <text:p text:style-name="Standard"/>
      <text:p text:style-name="P25"><text:span text:style-name="T7">Une démission suppose la manifestation d’une volonté pleinement consciente et définitive de rupture, et on des gestes ou des propos inconsidérés du salarié, dus à une émotion, à un mouvement d’humeur ou un état physique anormal. Ex :</text:span></text:p>
      <text:p text:style-name="Standard"><text:span text:style-name="T7">- La démission suite à une altercation avec un autre membre du personnel. Arrêt du 9/12/97</text:span></text:p>
      <text:p text:style-name="Standard"><text:span text:style-name="T7">- La lettre de démission écrite sous la contrainte dans le bureau du directeur, après une discussion et des pressions exercées sur le salarié. Arrêt du 10/11/98</text:span></text:p>
      <text:p text:style-name="P25"/>
      <text:p text:style-name="P25"><text:span text:style-name="T7">Le caractère irréfléchi de la démission sera particulièrement évident si le salarié se rétracte très rapidement.</text:span></text:p>
      <text:p text:style-name="Standard"/>
      <text:p text:style-name="P28"><text:span text:style-name="T3">e) conséquence de la requalification de la démission</text:span></text:p>
      <text:p text:style-name="Standard"/>
      <text:p text:style-name="P25"><text:span text:style-name="T7">Lorsqu’un employeur a considéré à tort un salarié comme démissionnaire, la rupture non motivée s’analyse comme un licenciement sans cause réelle et sérieuse. L’employeur peut être condamné à deux types de dommages et intérêts :</text:span></text:p>
      <text:p text:style-name="Standard"><text:span text:style-name="T7">- dommages et intérêts pour licenciement sans cause réelle et sérieuse</text:span></text:p>
      <text:p text:style-name="Standard"><text:span text:style-name="T7">- dommages et intérêts en réparation du préjudice subit par le salarié, privé des allocations chômage du fait de la mauvaise qualification de la rupture.</text:span></text:p>
      <text:p text:style-name="Standard"/>
      <text:p text:style-name="Standard"><text:span text:style-name="T7"><text:tab/>Si le salarié est un représentant du personnel, la rupture sera considérée comme nulle et l’employeur pourra être condamné à verser des dommages et intérêts pour violation du statut protecteur et pour délit d’entrave.</text:span></text:p>
      <text:p text:style-name="Standard"/>
      <text:p text:style-name="P25"><text:span text:style-name="T8">2- conditions de rétractation</text:span></text:p>
      <text:p text:style-name="Standard"/>
      <text:p text:style-name="P25"><text:span text:style-name="T7">La salarié n’a pas la possibilité de revenir sur sa démission sauf si elle ne procède pas d’une volonté libre et réfléchie de sa part et d’il le fait rapidement. La </text:span><text:soft-page-break/><text:span text:style-name="T7">rétractation s’impose à l’employeur et le refus de l’employeur d’accepter la rétractation risque d’entraîner la requalification en licenciement sans cause réelle et sérieuse (ex : un salarié s’était fait voler, au cours d’un déplacement, le camion que lui avait confié l’entreprise et avait porté plainte pour vol. a son retour et à l’issue d’une entrevue avec son employeur, il avait donné sa démission par écrit. Il s’était rétracté le sur lendemain au motif qu’il avait donné sa démission sous la menace de poursuites pénales. La Cour de Cassation a estimée qu’il n’y avait pas démission, mais licenciement. La démission a été considérée comme équivoque. Arrêt du 6/11/96)</text:span></text:p>
      <text:p text:style-name="P25"/>
      <text:p text:style-name="P25"><text:span text:style-name="T7">Le caractère tardif d’une rétractation la rend sans effet et confirme la volonté réelle du salarié de rompre le contrat le contrat le jour où il a démissionné (Ex : rétractation au bout de 6 jours, 12 jours, 22 jours, 3 semaines).</text:span></text:p>
      <text:p text:style-name="Standard"/>
      <text:p text:style-name="P25"><text:span text:style-name="T8">3- renonciation à la démission</text:span></text:p>
      <text:p text:style-name="Standard"/>
      <text:p text:style-name="P25"><text:span text:style-name="T7">L’employeur et le salarié peuvent décider d’un commun accord de ne pas tirer les conséquences d’une démission et de la considérer comme nulle et non- avenue.</text:span></text:p>
      <text:p text:style-name="P25"><text:span text:style-name="T7">Un tel accord est licite dès lors qu’il n’existe aucune équivoque sur la volonté commune des parties. Le fait de laisser les relations contractuelles se poursuivre au-delà du préavis pourrait faire présumer de la part de l’employeur, sa renonciation à se prévaloir de la démission. Ceci étant, la démission claire et non- équivoque emporte rupture du contrat de travail. Les juges exigent donc que la renonciation de l’employeur à se prévaloir de la démission soir expresse.</text:span></text:p>
      <text:p text:style-name="P25"/>
      <text:p text:style-name="P25"><text:span text:style-name="T8">4- requalification de la démission en prose d’acte</text:span></text:p>
      <text:p text:style-name="Standard"/>
      <text:p text:style-name="P28"><text:span text:style-name="T3">a) enjeux financiers</text:span></text:p>
      <text:p text:style-name="P25"/>
      <text:p text:style-name="P25"><text:span text:style-name="T7">Dans le cas d’une démission, le salarié assume seul la rupture du contrat de travail. L’employeur est donc redevable des éventuelles indemnités de congés payés et de préavis. A l’inverse, lorsqu’un salarié prend acte de la rupture de son contrat de travail en raison de griefs à l’encontre de son employeur, la prise d’acte produit les effets d’un licenciement sans cause réelle et sérieuse si les griefs sur lesquels se fonde le salarié, justifient la rupture. C’est dans le cas de démission équivoque qu’un employeur qui a vu au départ un salarié lui présenter sa démission, risque de se retrouver face à un litige sur une prise d’acte de la rupture.</text:span></text:p>
      <text:p text:style-name="P25"/>
      <text:p text:style-name="P28"><text:span text:style-name="T3">b) la démission est accompagnée de griefs contre l’employeur</text:span></text:p>
      <text:p text:style-name="Standard"/>
      <text:p text:style-name="Standard"><text:span text:style-name="T7"><text:tab/>Un salarié qui démissionne en reprochant certains faits à son employeur dans sa lettre de démission, n’exprime pas une volonté claire et non équivoque d’assumer la rupture du contrat. En cas de contentieux, une telle démission est requalifiée par les juges en prise d’acte de la rupture par le salarié au tort de l’employeur, qui, selon que les griefs sont fondés ou non, produira les effets d’une démission ou d’un licenciement sans cause réelle et sérieuse.</text:span></text:p>
      <text:p text:style-name="Standard"/>
      <text:p text:style-name="P28"><text:span text:style-name="T3">c) la démission est « en apparence » dénuée de réserve</text:span></text:p>
      <text:p text:style-name="Standard"/>
      <text:p text:style-name="P25"><text:span text:style-name="T7">Il arrive que le salarié ne fasse mention d’aucuns griefs dans sa lettre de démission et reproche ensuite certains manquements à l’employeur. Si le salarié invoque ensuite des manquements de l’employeur, les juges analysent les circonstances antérieures ou contemporaines à la démission pour voir si elle est </text:span><text:soft-page-break/><text:span text:style-name="T7">équivoque ou non et si elle produit les effets, soit d’une démission, soit d’un licenciement sans cause réelle et sérieuse.</text:span></text:p>
      <text:p text:style-name="P25"/>
      <text:p text:style-name="Standard"><text:span text:style-name="T7">Exemples de circonstances :</text:span></text:p>
      <text:p text:style-name="Standard"><text:span text:style-name="T7">- lorsque le salarié revient sur sa démission en reprochant à l’employeur le non respect de ses obligations en matière de temps de travail et de congés payés, manquements qui avaient déjà été signalés à l’inspection du travail. Arrêt de la Cour de Cassation du 09/05/07</text:span></text:p>
      <text:p text:style-name="Standard"><text:span text:style-name="T7">- lorsque le salarié joint à la lettre de démission, un décompte des sommes qu’il prétendait lui être due au titre des heures supplémentaires et de repos compensateur (idem)</text:span></text:p>
      <text:p text:style-name="Standard"><text:span text:style-name="T7">- lorsque le salarié adresse en l’espace d’une semaine, une lettre de démission ainsi qu’une lettre où il proteste contre la modification unilatérale de sa rémunération par la suppression d’une partie de ces commissions, ce dont il s’était déjà plaint auprès de ses supérieurs.</text:span></text:p>
      <text:p text:style-name="P25"/>
      <text:p text:style-name="P25"><text:span text:style-name="T8">5- les démissions abusives</text:span></text:p>
      <text:p text:style-name="Standard"/>
      <text:p text:style-name="P25"><text:span text:style-name="T7">La résiliation du CDI à l’initiative du salarié ouvre droit, si elle est abusive, à des dommages et intérêts. La démission est considérée comme abusive si les circonstances dont apparaître de la part du salarié, une intention de nuire ou une légèreté blâmable (ex : abandon de poste avec débauchage de personnel). Cependant, l’employeur doit rapporter la preuve du caractère abusif de la démission pour obtenir des dommages et intérêts.</text:span></text:p>
      <text:p text:style-name="P25"/>
      <text:p text:style-name="P25"><text:span text:style-name="T7">Un salarié ne peut pas être condamné à verser des dommages et intérêts pour rupture abusive alors qu’il n’est constaté aucune faute à sa charge et qu’il n’a fait qu’user de son droit à démissionner. Le juge va regarder les éléments fournis par les parties pour former sa conviction. Lorsqu’un salarié qui a rompu abusivement un contrat de travail, engage à nouveau ses services auprès d’un nouvel employeur, ce dernier est dans certains cas solidairement responsable du dommage causé à l’employeur précédent, notamment s’il est intervenu dans la rupture. (Art. L. 122-5_Art. L. 1237-3 du code du Travail)</text:span></text:p>
      <text:p text:style-name="P25"/>
      <text:p text:style-name="P25"><text:span text:style-name="T8">6- le droit aux allocations chômage</text:span></text:p>
      <text:p text:style-name="Standard"/>
      <text:p text:style-name="P25"><text:span text:style-name="T7">En principe, la démission n’ouvre pas droit aux allocations sauf sans certains cas où elle est considérée comme légitime :</text:span></text:p>
      <text:list xml:id="list1929140209" text:continue-numbering="true" text:style-name="WWNum2">
        <text:list-item>
          <text:p text:style-name="P78"><text:span text:style-name="T7">changement de domicile d’un salarié âgé de moins de 18 ans</text:span></text:p>
        </text:list-item>
        <text:list-item>
          <text:p text:style-name="P78"><text:span text:style-name="T7">changement de domicile pour suivre son conjoint à la suite d’une mutation d’un changement d’employeur ou lorsque le conjoint créer son entreprise</text:span></text:p>
        </text:list-item>
        <text:list-item>
          <text:p text:style-name="P78"><text:span text:style-name="T7">le changement de domicile pour se marier ou conclure un PACS (la démission doit intervenir dans les 2 mois)</text:span></text:p>
        </text:list-item>
        <text:list-item>
          <text:p text:style-name="P78"><text:span text:style-name="T7">pour cause de violences conjugales</text:span></text:p>
        </text:list-item>
        <text:list-item>
          <text:p text:style-name="P78"><text:span text:style-name="T7">la salarié victime d’un acte délictueux au sein de l’entreprise (ex : violence physique, sexuelle, morale, discrimination, …)</text:span></text:p>
        </text:list-item>
        <text:list-item>
          <text:p text:style-name="P78"><text:span text:style-name="T7">le non paiement des salaires</text:span></text:p>
        </text:list-item>
        <text:list-item>
          <text:p text:style-name="P78"><text:span text:style-name="T7">clause de conscience des journalistes</text:span></text:p>
        </text:list-item>
        <text:list-item>
          <text:p text:style-name="P78"><text:span text:style-name="T7">la clause de résiliation automatique d’un contrat de travail « couple » (ex : conciergerie)</text:span></text:p>
        </text:list-item>
        <text:list-item>
          <text:p text:style-name="P78"><text:span text:style-name="T7">la démission pendant la période d’essai d’un emploi repris après </text:span><text:soft-page-break/><text:span text:style-name="T7">un licenciement ou en fin de CDD</text:span></text:p>
        </text:list-item>
        <text:list-item>
          <text:p text:style-name="P78"><text:span text:style-name="T7">la démission motivée par une embauche dont la période d’essai est rompue par le nouvel employeur</text:span></text:p>
        </text:list-item>
        <text:list-item>
          <text:p text:style-name="P78"><text:span text:style-name="T7">la démission de certains contrats aidés pour un nouvel emploi ou une formation</text:span></text:p>
        </text:list-item>
        <text:list-item>
          <text:p text:style-name="P78"><text:span text:style-name="T7">la démission pour créer ou reprendre une entreprise</text:span></text:p>
        </text:list-item>
        <text:list-item>
          <text:p text:style-name="P78"><text:span text:style-name="T7">la démission pour conclure un contrat ou une mission de volontariat et/ou solidarité internationale</text:span></text:p>
        </text:list-item>
        <text:list-item>
          <text:p text:style-name="P78"><text:span text:style-name="T7">la démission donnant lieu à une reprise du reliquat des droits à allocations</text:span></text:p>
        </text:list-item>
      </text:list>
      <text:p text:style-name="Standard"><text:span text:style-name="T7">+ DOCUMENT 10</text:span></text:p>
      <text:p text:style-name="Standard"/>
      <text:p text:style-name="Standard"><text:span text:style-name="T6">B- le départ et la mise à la retraite</text:span></text:p>
      <text:p text:style-name="Standard"/>
      <text:p text:style-name="P25"><text:span text:style-name="T8">1- la mise à la retraite du salarié</text:span></text:p>
      <text:p text:style-name="Standard"/>
      <text:p text:style-name="P25"><text:span text:style-name="T7">Elle résulte d’une initiative de l’employeur. Il peut rompre le contrat d’un salarié qui a atteint 65 ans. Le fait que le salarié atteigne un âge déterminé ne provoque pas en soi et automatiquement la rupture du contrat de travail.</text:span></text:p>
      <text:p text:style-name="P25"/>
      <text:p text:style-name="P28"><text:span text:style-name="T3">a) âge de mise à la retraite</text:span></text:p>
      <text:p text:style-name="Standard"/>
      <text:p text:style-name="P25"><text:span text:style-name="T7">En principe, il n’y a pas de mise à la retraite avant 65 ans. La décision de l’employeur de mettre un salarié déjà titulaire d’une pandion de vieillesse à taux plein, à la retraite alors qu’il n’a pas encore atteint l’âge de 65 ans, constitue un licenciement sans cause réelle et sérieuse : depuis la loi du 24/08/03, l’employeur peut mettre à la retraite, un salarié à la seule et unique condition qu’il ait atteint l’âge de 65 ans.</text:span></text:p>
      <text:p text:style-name="P25"/>
      <text:p text:style-name="P28"><text:span text:style-name="T3">b) conditions</text:span></text:p>
      <text:p text:style-name="Standard"/>
      <text:p text:style-name="P25"><text:span text:style-name="T7">Les conditions s’apprécient à la date de cessation effective du contrat de travail, c'est-à-dire au terme du préavis. </text:span></text:p>
      <text:p text:style-name="Standard"/>
      <text:p text:style-name="P28"><text:span text:style-name="T3">c) validités des clauses conventionnelles ou contractuelles</text:span></text:p>
      <text:p text:style-name="Standard"/>
      <text:p text:style-name="P25"><text:span text:style-name="T7">Les dispositions relatives au départ à la retraite des salariés prévues par une convention collective ou un accord, ou le contrat de travail sont applicables sauf dispositions légales contraires.</text:span></text:p>
      <text:p text:style-name="P25"/>
      <text:list xml:id="list2012787990" text:continue-numbering="true" text:style-name="WWNum2">
        <text:list-item>
          <text:p text:style-name="P54"><text:span text:style-name="T20">les clauses « couperet »</text:span></text:p>
        </text:list-item>
      </text:list>
      <text:p text:style-name="Standard"/>
      <text:p text:style-name="P25"><text:span text:style-name="T7">Les clauses « couperet » : elles prévoient la rupture automatique du contrat de travail dès que la salarié atteint un certain âge ou est en droit de bénéficier d’une certaine pension de vieillesse. Elles sont nulles. La rupture du contrat de travail est requalifiée en licenciement en raison de la nullité de la clause « couperet ».</text:span></text:p>
      <text:p text:style-name="Standard"/>
      <text:list xml:id="list1994500743" text:continue-numbering="true" text:style-name="WWNum2">
        <text:list-item>
          <text:p text:style-name="P54"><text:span text:style-name="T20">les clauses « souples »</text:span></text:p>
        </text:list-item>
      </text:list>
      <text:p text:style-name="Standard"/>
      <text:p text:style-name="P25"><text:span text:style-name="T7">Les clauses « souples » : elles ne prévoient pas la rupture automatique du contrat de travail, mais la possibilité pour l’employeur de mettre le salarié à la </text:span><text:soft-page-break/><text:span text:style-name="T7">retraite à un âge déterminé avec paiement des indemnités spécifiques. Elles sont valables.</text:span></text:p>
      <text:p text:style-name="P25"/>
      <text:p text:style-name="P28"><text:span text:style-name="T3">d) modalités</text:span></text:p>
      <text:p text:style-name="Standard"/>
      <text:p text:style-name="P25"><text:span text:style-name="T7">Il n’y a pas de procédure légale obligatoire. Ce n’est pas un licenciement, mais un mode autonome de rupture du contrat de travail. Il n’y a pas d’obligation de convoquer à un entretien préalable, ni de notifier le licenciement par lettre recommandée. Il n’y a pas de motivations nécessaires, mais la mise à la retraite ne peut être invoquée comme motif de rupture si elle a été mentionnée dans la lettre de rupture. L’employeur va pouvoir revenir sur sa décision, mais seulement avec l’accord du salarié.</text:span></text:p>
      <text:p text:style-name="P25"/>
      <text:p text:style-name="P25"><text:span text:style-name="T7">On peut avoir des procédures conventionnelles éventuelles. Certaines conventions collectives prévoient l’obligation pour l’employeur d’informer préalablement et dans un certain délai, le salarié qui atteint l’âge normal de la retraite, de son intention de procéder à la mise en retraite du salarié.</text:span></text:p>
      <text:p text:style-name="P25"/>
      <text:p text:style-name="P25"><text:span text:style-name="T7">Il y a une procédure spécifique pour mettre les représentants du personnel à la retraite. On applique la procédure spéciale de protection, à savoir, demande d’avis du comité d’entreprise, et le cas échéant, entretien préalable. La mise à la retraite de ces salariés doit être autorisée par l’inspection du travail. A défaut, la rupture du contrat s’analyse comme un licenciement nul.</text:span></text:p>
      <text:p text:style-name="P25"/>
      <text:p text:style-name="P25"><text:span text:style-name="T7">On ne peut pas mettre à la retraite, pendant l’arrêt consécutif à un accident du travail ou une maladie professionnelle. L’employeur est tenu de respecter un préavis équivalent à celui du préavis dû en cas de licenciement, sauf dispositions conventionnelles ou contractuelles plus favorables.</text:span></text:p>
      <text:p text:style-name="Standard"/>
      <text:p text:style-name="P28"><text:span text:style-name="T3">e) indemnisation de la mise à la retraite</text:span></text:p>
      <text:p text:style-name="P25"/>
      <text:p text:style-name="Standard"><text:span text:style-name="T7">- indemnité légale de départ à la retraite : tout salarié mis à la retraite par son employeur bénéficie de cette indemnité, équivalent soit à l’indemnité légale de licenciement, soit à l’indemnité prévue par l’accord de mensualisation.</text:span></text:p>
      <text:p text:style-name="Standard"><text:span text:style-name="T7">- indemnité conventionnelle de départ à la retraite : si elle est plus favorable pour le salarié, l’employeur doit la verser à condition qu’elle soit stipulée dans la convention collective ou le contrat de travail</text:span></text:p>
      <text:p text:style-name="Standard"/>
      <text:p text:style-name="P25"><text:span text:style-name="T7">Dans le cadre d’un plan de sauvegarde de l’emploi, la mise à la retraite doit être assimilée à un licenciement économique pour suppression d’emploi.</text:span></text:p>
      <text:p text:style-name="Standard"/>
      <text:p text:style-name="P28"><text:span text:style-name="T3">f) requalification en licenciement sans cause réelle et sérieuse</text:span></text:p>
      <text:p text:style-name="Standard"/>
      <text:p text:style-name="P25"><text:span text:style-name="T7">Si les conditions de mise à la retraite ne sont pas remplies, la rupture du contrat de travail par l’employeur constitue un licenciement et emporte toutes les conséquences du licenciement. Il faut respecter la procédure de licenciement ainsi que le préavis. Il faut qu’il y ait une cause réelles et sérieuse autre que l’âge du salarié. </text:span></text:p>
      <text:p text:style-name="Standard"/>
      <text:p text:style-name="P25"><text:span text:style-name="T8">2- le départ en retraite</text:span></text:p>
      <text:p text:style-name="Standard"/>
      <text:p text:style-name="P28"><text:span text:style-name="T3">a) conditions du départ</text:span></text:p>
      <text:p text:style-name="Standard"/>
      <text:p text:style-name="Standard"><text:soft-page-break/><text:span text:style-name="T7">- initiative du salarié : ce n’est pas une démission, mais un mode de rupture autonome de résiliation du contrat de travail. La décision du salarié ne doit pas être équivoque.</text:span></text:p>
      <text:p text:style-name="Standard"><text:span text:style-name="T7">- avoir 60 ans : c’est l’âge qui permet d’obtenir la liquidation ou l’obtention d’une pension de vieillesse.</text:span></text:p>
      <text:p text:style-name="Standard"><text:span text:style-name="T7">- demande de liquidation de la pension de vieillesse. Pour que la rupture soit considérée comme un départ volontaire à la retraite, le salarié doit avoir accomplit cette formalité.</text:span></text:p>
      <text:p text:style-name="Standard"/>
      <text:p text:style-name="P28"><text:span text:style-name="T3">b) procédure</text:span></text:p>
      <text:p text:style-name="Standard"/>
      <text:p text:style-name="P25"><text:span text:style-name="T7">Il n’y a pas de procédure légale obligatoire, mais il est conseillé aux employeurs d’obtenir une confirmation écrite de cette décision pour parer toute contestation ultérieure. Le salarié doit faire un préavis légal à défaut de préavis conventionnel ou contractuel plus favorable. On n’a pas besoin d’appliquer la procédure protectrice des représentants du personnel. Le salarié qui part à la retraite, a le droit à l’indemnité de départ à la retraite, à l’indemnité de congés payés, à l’indemnité de non- concurrence s’il y a en une.</text:span></text:p>
      <text:p text:style-name="P25"/>
      <text:p text:style-name="P25"><text:span text:style-name="T7">Le départ anticipé à la retraite : la règle de principe veut qu’aucun salarié ne puisse partir volontairement à la retraite avant 60 ans. Cet âge est abaissé pour 2 catégories de salarié :</text:span></text:p>
      <text:p text:style-name="Standard"><text:span text:style-name="T7">- ceux qui ont commencés à travailler très jeunes</text:span></text:p>
      <text:p text:style-name="Standard"><text:span text:style-name="T7">- les personnes handicapés qui répondent à certains critères d’incapacité permanents.</text:span></text:p>
      <text:p text:style-name="Standard"/>
      <text:p text:style-name="Standard"><text:span text:style-name="T7">Ces salariés doivent justifier d’une durée minimale d’assurance ou de périodes reconnues équivalentes.</text:span></text:p>
      <text:p text:style-name="Standard"/>
      <text:p text:style-name="Standard"/>
      <text:p text:style-name="Standard"/>
      <text:p text:style-name="Standard"/>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3"><text:span text:style-name="T7">Durée d’assurance requise pour les années 2003 à 2008</text:span></text:p>
          </table:table-cell>
          <table:covered-table-cell/>
        </table:table-row>
        <table:table-row table:style-name="Tableau13.1">
          <table:table-cell table:style-name="Tableau13.A1" office:value-type="string">
            <text:p text:style-name="P3"><text:span text:style-name="T7">Age de départ anticipé</text:span></text:p>
          </table:table-cell>
          <table:table-cell table:style-name="Tableau13.A1" table:number-columns-spanned="2" office:value-type="string">
            <text:p text:style-name="P3"><text:span text:style-name="T7">Durée d’assurance validée</text:span></text:p>
          </table:table-cell>
          <table:covered-table-cell/>
          <table:table-cell table:style-name="Tableau13.A1" table:number-columns-spanned="0" office:value-type="string">
            <text:p text:style-name="P3"><text:span text:style-name="T7">Durée d’assurance cotisée</text:span></text:p>
          </table:table-cell>
        </table:table-row>
        <table:table-row table:style-name="Tableau13.1">
          <table:table-cell table:style-name="Tableau13.A1" office:value-type="string">
            <text:p text:style-name="P3"><text:span text:style-name="T7">55</text:span></text:p>
          </table:table-cell>
          <table:table-cell table:style-name="Tableau13.A1" table:number-columns-spanned="2" office:value-type="string">
            <text:p text:style-name="P3"><text:span text:style-name="T7">120 trimestres</text:span></text:p>
          </table:table-cell>
          <table:covered-table-cell/>
          <table:table-cell table:style-name="Tableau13.A1" table:number-columns-spanned="0" office:value-type="string">
            <text:p text:style-name="P3"><text:span text:style-name="T7">100 trimestres</text:span></text:p>
          </table:table-cell>
        </table:table-row>
        <table:table-row table:style-name="Tableau13.1">
          <table:table-cell table:style-name="Tableau13.A1" office:value-type="string">
            <text:p text:style-name="P3"><text:span text:style-name="T7">56</text:span></text:p>
          </table:table-cell>
          <table:table-cell table:style-name="Tableau13.A1" table:number-columns-spanned="2" office:value-type="string">
            <text:p text:style-name="P3"><text:span text:style-name="T7">110</text:span></text:p>
          </table:table-cell>
          <table:covered-table-cell/>
          <table:table-cell table:style-name="Tableau13.A1" table:number-columns-spanned="0" office:value-type="string">
            <text:p text:style-name="P3"><text:span text:style-name="T7">90</text:span></text:p>
          </table:table-cell>
        </table:table-row>
        <table:table-row table:style-name="Tableau13.1">
          <table:table-cell table:style-name="Tableau13.A1" office:value-type="string">
            <text:p text:style-name="P3"><text:span text:style-name="T7">57</text:span></text:p>
          </table:table-cell>
          <table:table-cell table:style-name="Tableau13.A1" table:number-columns-spanned="2" office:value-type="string">
            <text:p text:style-name="P3"><text:span text:style-name="T7">100</text:span></text:p>
          </table:table-cell>
          <table:covered-table-cell/>
          <table:table-cell table:style-name="Tableau13.A1" table:number-columns-spanned="0" office:value-type="string">
            <text:p text:style-name="P3"><text:span text:style-name="T7">80</text:span></text:p>
          </table:table-cell>
        </table:table-row>
        <table:table-row table:style-name="Tableau13.1">
          <table:table-cell table:style-name="Tableau13.A1" office:value-type="string">
            <text:p text:style-name="P3"><text:span text:style-name="T7">58</text:span></text:p>
          </table:table-cell>
          <table:table-cell table:style-name="Tableau13.A1" table:number-columns-spanned="2" office:value-type="string">
            <text:p text:style-name="P3"><text:span text:style-name="T7">90</text:span></text:p>
          </table:table-cell>
          <table:covered-table-cell/>
          <table:table-cell table:style-name="Tableau13.A1" table:number-columns-spanned="0" office:value-type="string">
            <text:p text:style-name="P3"><text:span text:style-name="T7">70</text:span></text:p>
          </table:table-cell>
        </table:table-row>
        <table:table-row table:style-name="Tableau13.1">
          <table:table-cell table:style-name="Tableau13.A1" office:value-type="string">
            <text:p text:style-name="P3"><text:span text:style-name="T7">59</text:span></text:p>
          </table:table-cell>
          <table:table-cell table:style-name="Tableau13.A1" table:number-columns-spanned="2" office:value-type="string">
            <text:p text:style-name="P3"><text:span text:style-name="T7">80</text:span></text:p>
          </table:table-cell>
          <table:covered-table-cell/>
          <table:table-cell table:style-name="Tableau13.A1" table:number-columns-spanned="0" office:value-type="string">
            <text:p text:style-name="P3"><text:span text:style-name="T7">60</text:span></text:p>
          </table:table-cell>
        </table:table-row>
      </table:table>
      <text:p text:style-name="Standard"/>
      <text:p text:style-name="P25"><text:span text:style-name="T8">3- documents à remettre au salarié lors du départ en retraite</text:span></text:p>
      <text:p text:style-name="Standard"/>
      <text:p text:style-name="Standard"><text:span text:style-name="T7">- le certificat de travail</text:span></text:p>
      <text:p text:style-name="Standard"><text:span text:style-name="T7">- l’attestation de cessation d’activité</text:span></text:p>
      <text:p text:style-name="Standard"><text:span text:style-name="T7">- la solde de tout compte (devenu facultatif)</text:span></text:p>
      <text:p text:style-name="Standard"><text:span text:style-name="T7">- l’attestation <text:tab/>ASSEDIC (en principe, un salarié privé d‘emploi en peut s’ouvrir des droits aux allocations de chômage après l’âge de 60 ans, sauf s’il ne justifie pas de 160 trimestres d’assurance vieillesse, et en tout état de cause, pas au delà de 65 ans.)</text:span></text:p>
      <text:p text:style-name="Standard"><text:span text:style-name="T7">En cas de départ ou de mise à la retraite, les droits acquis au titre du DIF sont perdus.</text:span></text:p>
      <text:p text:style-name="Standard"/>
      <text:p text:style-name="Standard"><text:soft-page-break/><text:span text:style-name="T6">C- la prise d’acte de la rupture du contrat de travail</text:span></text:p>
      <text:p text:style-name="Standard"/>
      <text:p text:style-name="P25"><text:span text:style-name="T7">La situation visée est celle où un salarié notifie à son employeur qu’il prend acte de la rupture de son contrat de travail (le contrat est donc « rompu ») en raison de faits qu’il lui reproche (non respect d’obligations contractuelles, de règles d’hygiène, harcèlement, etc).</text:span></text:p>
      <text:p text:style-name="P25"/>
      <text:p text:style-name="P25"><text:span text:style-name="T7">En pratique, l’employeur n’a pas de marge de manœuvre puisque c’est le salarié qui décide de la rupture. En revanche, il doit bien maîtriser les règles qui encadrent la prise d’acte pour éviter en justice les conséquences financières de la prise d’acte.</text:span></text:p>
      <text:p text:style-name="Standard"><text:span text:style-name="T7"><text:tab/></text:span></text:p>
      <text:p text:style-name="P25"><text:span text:style-name="T7">Cette prise d’acte peut intervenir indépendamment de toute procédure de licenciement. Elle est encore possible après l’entretien préalable au licenciement. En revanche, le salarié ne peut pas prendre acte de la rupture du contrat de travail après la notification d’un licenciement. Le litige en justice portera uniquement sur le licenciement, sur la base de la procédure et des motifs invoqués dans la lettre de licenciement.</text:span></text:p>
      <text:p text:style-name="Standard"><text:span text:style-name="T7"><text:tab/></text:span></text:p>
      <text:p text:style-name="P25"><text:span text:style-name="T7">Par ailleurs, la prise d’acte de la rupture du contrat de travail n’est soumise à aucun formalisme. Elle peut donc être présentée par la conseil d’un salarié (ex : un avocat) au nom de celui-c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1">Effets d’une démission :</text:span></text:p>
      <text:p text:style-name="Standard"><text:span text:style-name="T7">- retards dans le paiement des salaires, de frais de déplacements, de commissionnements, alors que le seul décalage d’une journée ou deux de certains </text:span><text:soft-page-break/><text:span text:style-name="T7">paiements, s’expliquait par des jours fériés.</text:span></text:p>
      <text:p text:style-name="Standard"><text:span text:style-name="T7">- modification du contrat de travail alors que les faits reprochés n’étaient pas établis</text:span></text:p>
      <text:p text:style-name="Standard"><text:span text:style-name="T7">- le non paiement du salaire par une association en difficulté, alors que la prise d’acte est intervenu au moment de l’élection du nouveau bureau de l’association qui allait permettre le déblocage de la situation</text:span></text:p>
      <text:p text:style-name="Standard"><text:span text:style-name="T7">- le comportement de son employeur, auquel aucun manquement n’est imputable, pour passer au service d’une autre entreprise en détournant une partie de la clientèle</text:span></text:p>
      <text:p text:style-name="Standard"><text:span text:style-name="T7">- le non paiement d’heures supplémentaires, alors que le salarié dispose d’une totale autonomie pour organiser son travail, et que la réalité des heures supplémentaires n’est pas établie</text:span></text:p>
      <text:p text:style-name="Standard"><text:span text:style-name="T7">- une modification du contrat de travail et une exécution déloyale de celui-ci alors que le salarié, qui avait anticipé une éventuelle modification de son contrat de travail constamment démentie par l’employeur, n’établissait pas les faits invoqués</text:span></text:p>
      <text:p text:style-name="Standard"><text:span text:style-name="T7">- des manquements dans le paiement des frais professionnels soutenus par aucun élément et un seul « incident » de paiement en 30 ans, régularisé avant que le salarié ne prenne acte de la rupture de son contrat de travail</text:span></text:p>
      <text:p text:style-name="Standard"><text:span text:style-name="T7">- des tâches supplémentaires ponctuelles demandées au salarié pour pallier la compression des effectifs, correspondant à sa qualification et constituant une simple modification des conditions de travail que l’employeur pouvait imposer dans le cadre de son pouvoir de direction</text:span></text:p>
      <text:p text:style-name="Standard"/>
      <text:p text:style-name="Standard"><text:span text:style-name="T11">Effets d’un licenciement sans cause réelle et sérieuse :</text:span></text:p>
      <text:p text:style-name="Standard"><text:span text:style-name="T7">- le non respect du droit au repos hebdomadaire</text:span></text:p>
      <text:p text:style-name="Standard"><text:span text:style-name="T7">- le non versement des salaires qui étaient conventionnellement garantis au salarié pendant son arrêt maladie</text:span></text:p>
      <text:p text:style-name="Standard"><text:span text:style-name="T7">- harcèlement sexuel</text:span></text:p>
      <text:p text:style-name="Standard"><text:span text:style-name="T7">- le non paiement d’heures supplémentaires qui étaient dues</text:span></text:p>
      <text:p text:style-name="Standard"><text:span text:style-name="T7">- la réduction unilatérale de la partie variable de la rémunération qui était due</text:span></text:p>
      <text:p text:style-name="Standard"><text:span text:style-name="T7">- la non respect de l’obligation d’assurer la protection des non fumeurs</text:span></text:p>
      <text:p text:style-name="Standard"><text:span text:style-name="T7">- la modification unilatérale de la partie variable de la rémunération et la suppression d’un avantage en nature caractérisant une modification du contrat de travail</text:span></text:p>
      <text:p text:style-name="Standard"><text:span text:style-name="T7">- la diminution unilatérale du taux horaire prévu dans le contrat de travail</text:span></text:p>
      <text:p text:style-name="Standard"/>
      <text:p text:style-name="Standard"><text:span text:style-name="T6">D- la résiliation judiciaire</text:span></text:p>
      <text:p text:style-name="Standard"/>
      <text:p text:style-name="Standard"><text:span text:style-name="T7">Art L. 1184 du Code Civil, qui donne la possibilité à un contractant de demander la résiliation du contrat si l’autre partie n’exécute pas son engagement. La résiliation judiciaire ne peut pas être demandée, sauf exception, par l’employeur :</text:span></text:p>
      <text:list xml:id="list1375559174" text:continue-numbering="true" text:style-name="WWNum2">
        <text:list-item>
          <text:p text:style-name="P79"><text:span text:style-name="T7">rupture du contrat d’apprentissage</text:span></text:p>
        </text:list-item>
        <text:list-item>
          <text:p text:style-name="P79"><text:span text:style-name="T7">impossibilité de reclasser un salarié en CDD</text:span></text:p>
        </text:list-item>
      </text:list>
      <text:p text:style-name="P25"><text:span text:style-name="T7">Elle est ouverte au salarié, mais il aura plutôt intérêt à demander l’exécution du contrat de travail devant les Prud’Hommes que la résiliation judiciaire. Si la résiliation judiciaire est prononce aux torts de l’employeur, elle produit les effets d’un licenciement sans cause réelle et sérieuse.</text:span></text:p>
      <text:p text:style-name="Standard"/>
      <text:p text:style-name="Standard"><text:span text:style-name="T6">E- les autres modes de rupture</text:span></text:p>
      <text:p text:style-name="Standard"/>
      <text:p text:style-name="P25"><text:span text:style-name="T8">1- la rupture amiable du contrat</text:span></text:p>
      <text:p text:style-name="Standard"><text:span text:style-name="T8">(Ou départ négocié, rupture négociée, ou rupture d’un commun accord</text:span></text:p>
      <text:p text:style-name="Standard"/>
      <text:p text:style-name="P25"><text:span text:style-name="T7"><text:s/>C’est <text:s/>la convention par laquelle, pour convenances personnelles, les parties déclarent mettre fin d’un commun accord au contrat qui les lie, moyennant le versement par l’entreprise d’une somme forfaitaire (Art 1134-2_Code Civil).</text:span></text:p>
      <text:p text:style-name="Standard"><text:soft-page-break/></text:p>
      <text:p text:style-name="P28"><text:span text:style-name="T3">a) conditions de cette rupture conventionnelle</text:span></text:p>
      <text:p text:style-name="Standard"/>
      <text:p text:style-name="P25"><text:span text:style-name="T7">La rupture amiable peut avoir un caractère individuel lorsque, pour éviter le licenciement pour faute, le salarié et l’employeur préfèrent régler entre eux la fin de la relation de travail, ou lorsque l’on a envie de sa séparer discrètement de certains cadres. </text:span></text:p>
      <text:p text:style-name="Standard"/>
      <text:p text:style-name="P62"><text:span text:style-name="T7">La résiliation conventionnelle peut avoir :</text:span></text:p>
      <text:list xml:id="list2132505265" text:continue-numbering="true" text:style-name="WWNum2">
        <text:list-item>
          <text:p text:style-name="P80"><text:span text:style-name="T7">un motif personnel : aucun formalisme n’est exigé, mais un écrit est recommandé. Cet accord devra respecter les conditions générales des contrats (Art 1108 _Code Civil). Il ne peut pas être conclu si le salarié et l’employeur sont en conflit.</text:span></text:p>
        </text:list-item>
        <text:list-item>
          <text:p text:style-name="P80"><text:span text:style-name="T7">un motif économique :</text:span></text:p>
        </text:list-item>
      </text:list>
      <text:p text:style-name="P81"><text:span text:style-name="T18">o<text:tab/></text:span><text:span text:style-name="T7">si un seul salarié est concerné, il n’y a pas de procédure particulière à respecter</text:span></text:p>
      <text:p text:style-name="P81"><text:span text:style-name="T18">o<text:tab/></text:span><text:span text:style-name="T7">si plusieurs salariés sont concernés, les représentants du personnel doivent être consultés</text:span></text:p>
      <text:p text:style-name="Standard"/>
      <text:p text:style-name="P25"><text:span text:style-name="T7">Le CDD et le contrat d’apprentissage peuvent être rompu par cette procédure. Pour les salariés protégés, on ne peut pas utiliser ce mode de procédure : les règles de protection concernant ces salariés sont d’ordre public. Si on ne les respecte pas, il y a délit d’entrave.</text:span></text:p>
      <text:p text:style-name="Standard"/>
      <text:p text:style-name="P28"><text:span text:style-name="T3">b) les effets de la rupture conventionnelle</text:span></text:p>
      <text:p text:style-name="Standard"/>
      <text:p text:style-name="P25"><text:span text:style-name="T7">Le salarié, en acceptant cette rupture, renonce aux garanties et indemnités offertes par les autres modes de rupture. Ainsi, il ne percevra pas d’indemnités de licenciement, et il n’aura pas le droit au préavis. L’engagement du salarié est irrévocable, sauf illégalité de la rupture. Il a force de loi.</text:span></text:p>
      <text:p text:style-name="Standard"/>
      <text:p text:style-name="P25"><text:span text:style-name="T8">2- la rupture du contrat de travail pour force majeure</text:span></text:p>
      <text:p text:style-name="Standard"/>
      <text:p text:style-name="P28"><text:span text:style-name="T3">a) cas de rupture pour force majeure</text:span></text:p>
      <text:p text:style-name="Standard"/>
      <text:p text:style-name="P25"><text:span text:style-name="T7">la force majeure, permettant à l’employeur de s’exonérer de tout ou partie de ces obligations, s’entend par la survenance d’un évènement extérieur, irrésistible, ayant pour effet de rendre impossible la poursuite du contrat de travail sans aucun formalisme ni procédure, ni préavis (en principe).</text:span></text:p>
      <text:p text:style-name="P28"><text:span text:style-name="T3">b) conséquences</text:span></text:p>
      <text:p text:style-name="Standard"/>
      <text:p text:style-name="P25"><text:span text:style-name="T7">Si la force majeure est reconnue, la rupture n’est pas imputable à l’employeur, et donc, il n’y a pas de procédure à mettre en œuvre. Le salarié en CDI a le droit à une somme égale à l’indemnité de préavis, + l’indemnité de licenciement. Les salariés en CDD doivent percevoir les salaries restant à courir + l’indemnité de fin de contrat. Dans tous les cas, l’indemnité de congés payés est due.</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19. LE COMITE D’ENTREPRISE</text:span></text:p>
      <text:p text:style-name="Standard"/>
      <text:p text:style-name="P71"><text:span text:style-name="T7">C’est une ordonnance du 22 février 1945 qui a créé les comités d’entreprise et d’établissement. Un CE est obligatoire pour les entreprises, établissements ou UES d’au moins 50 salariés, et a la personnalité juridique.</text:span></text:p>
      <text:p text:style-name="Standard"/>
      <text:p text:style-name="Standard"><text:span text:style-name="T6">A- composition</text:span></text:p>
      <text:p text:style-name="Standard"/>
      <text:p text:style-name="Standard"><text:span text:style-name="T7">Participent aux réunions du CE :</text:span></text:p>
      <text:p text:style-name="Standard"><text:span text:style-name="T7">- le chef d’entreprise ou son représentant qui préside. Il peut être assisté par deux </text:span><text:soft-page-break/><text:span text:style-name="T7">collaborateurs qui ont une voix consultative</text:span></text:p>
      <text:p text:style-name="Standard"><text:span text:style-name="T7">- des représentants du personnel (titulaires et suppléants) dont le nombre varie selon l’effectif de l’entreprise :</text:span></text:p>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Standard"><text:span text:style-name="T7">NOMBRE DE SALARIES</text:span></text:p>
          </table:table-cell>
          <table:table-cell table:style-name="Tableau14.A1" office:value-type="string">
            <text:p text:style-name="Standard"><text:span text:style-name="T7">DELEGUES TITULAIRES</text:span></text:p>
          </table:table-cell>
          <table:table-cell table:style-name="Tableau14.A1" office:value-type="string">
            <text:p text:style-name="Standard"><text:span text:style-name="T7">DELEGUES SUPPLEANTS</text:span></text:p>
          </table:table-cell>
        </table:table-row>
        <table:table-row table:style-name="Tableau14.1">
          <table:table-cell table:style-name="Tableau14.A1" office:value-type="string">
            <text:p text:style-name="Standard"><text:span text:style-name="T7">De 50 à 74</text:span></text:p>
          </table:table-cell>
          <table:table-cell table:style-name="Tableau14.A1" office:value-type="string">
            <text:p text:style-name="Standard"><text:span text:style-name="T7">3</text:span></text:p>
          </table:table-cell>
          <table:table-cell table:style-name="Tableau14.A1" office:value-type="string">
            <text:p text:style-name="Standard"><text:span text:style-name="T7">3</text:span></text:p>
          </table:table-cell>
        </table:table-row>
        <table:table-row table:style-name="Tableau14.1">
          <table:table-cell table:style-name="Tableau14.A1" office:value-type="string">
            <text:p text:style-name="Standard"><text:span text:style-name="T7">De 75 à 99</text:span></text:p>
          </table:table-cell>
          <table:table-cell table:style-name="Tableau14.A1" office:value-type="string">
            <text:p text:style-name="Standard"><text:span text:style-name="T7">4</text:span></text:p>
          </table:table-cell>
          <table:table-cell table:style-name="Tableau14.A1" office:value-type="string">
            <text:p text:style-name="Standard"><text:span text:style-name="T7">4</text:span></text:p>
          </table:table-cell>
        </table:table-row>
        <table:table-row table:style-name="Tableau14.1">
          <table:table-cell table:style-name="Tableau14.A1" office:value-type="string">
            <text:p text:style-name="Standard"><text:span text:style-name="T7">De 100 à 399</text:span></text:p>
          </table:table-cell>
          <table:table-cell table:style-name="Tableau14.A1" office:value-type="string">
            <text:p text:style-name="Standard"><text:span text:style-name="T7">5</text:span></text:p>
          </table:table-cell>
          <table:table-cell table:style-name="Tableau14.A1" office:value-type="string">
            <text:p text:style-name="Standard"><text:span text:style-name="T7">5</text:span></text:p>
          </table:table-cell>
        </table:table-row>
        <table:table-row table:style-name="Tableau14.1">
          <table:table-cell table:style-name="Tableau14.A1" office:value-type="string">
            <text:p text:style-name="Standard"><text:span text:style-name="T7">De 400 à 749</text:span></text:p>
          </table:table-cell>
          <table:table-cell table:style-name="Tableau14.A1" office:value-type="string">
            <text:p text:style-name="Standard"><text:span text:style-name="T7">6</text:span></text:p>
          </table:table-cell>
          <table:table-cell table:style-name="Tableau14.A1" office:value-type="string">
            <text:p text:style-name="Standard"><text:span text:style-name="T7">6</text:span></text:p>
          </table:table-cell>
        </table:table-row>
        <table:table-row table:style-name="Tableau14.1">
          <table:table-cell table:style-name="Tableau14.A1" office:value-type="string">
            <text:p text:style-name="Standard"><text:span text:style-name="T7">De 750 à 999</text:span></text:p>
          </table:table-cell>
          <table:table-cell table:style-name="Tableau14.A1" office:value-type="string">
            <text:p text:style-name="Standard"><text:span text:style-name="T7">7</text:span></text:p>
          </table:table-cell>
          <table:table-cell table:style-name="Tableau14.A1" office:value-type="string">
            <text:p text:style-name="Standard"><text:span text:style-name="T7">7</text:span></text:p>
          </table:table-cell>
        </table:table-row>
        <table:table-row table:style-name="Tableau14.1">
          <table:table-cell table:style-name="Tableau14.A1" office:value-type="string">
            <text:p text:style-name="Standard"><text:span text:style-name="T7">De 1 000 à 1 999</text:span></text:p>
          </table:table-cell>
          <table:table-cell table:style-name="Tableau14.A1" office:value-type="string">
            <text:p text:style-name="Standard"><text:span text:style-name="T7">8</text:span></text:p>
          </table:table-cell>
          <table:table-cell table:style-name="Tableau14.A1" office:value-type="string">
            <text:p text:style-name="Standard"><text:span text:style-name="T7">8</text:span></text:p>
          </table:table-cell>
        </table:table-row>
        <table:table-row table:style-name="Tableau14.1">
          <table:table-cell table:style-name="Tableau14.A1" office:value-type="string">
            <text:p text:style-name="Standard"><text:span text:style-name="T7">De 2 000 à 2 999</text:span></text:p>
          </table:table-cell>
          <table:table-cell table:style-name="Tableau14.A1" office:value-type="string">
            <text:p text:style-name="Standard"><text:span text:style-name="T7">9</text:span></text:p>
          </table:table-cell>
          <table:table-cell table:style-name="Tableau14.A1" office:value-type="string">
            <text:p text:style-name="Standard"><text:span text:style-name="T7">9</text:span></text:p>
          </table:table-cell>
        </table:table-row>
        <table:table-row table:style-name="Tableau14.1">
          <table:table-cell table:style-name="Tableau14.A1" office:value-type="string">
            <text:p text:style-name="Standard"><text:span text:style-name="T7">De 3 000 à 3 999</text:span></text:p>
          </table:table-cell>
          <table:table-cell table:style-name="Tableau14.A1" office:value-type="string">
            <text:p text:style-name="Standard"><text:span text:style-name="T7">10</text:span></text:p>
          </table:table-cell>
          <table:table-cell table:style-name="Tableau14.A1" office:value-type="string">
            <text:p text:style-name="Standard"><text:span text:style-name="T7">10</text:span></text:p>
          </table:table-cell>
        </table:table-row>
        <table:table-row table:style-name="Tableau14.1">
          <table:table-cell table:style-name="Tableau14.A1" office:value-type="string">
            <text:p text:style-name="Standard"><text:span text:style-name="T7">De 4 000 à 4 999</text:span></text:p>
          </table:table-cell>
          <table:table-cell table:style-name="Tableau14.A1" office:value-type="string">
            <text:p text:style-name="Standard"><text:span text:style-name="T7">11</text:span></text:p>
          </table:table-cell>
          <table:table-cell table:style-name="Tableau14.A1" office:value-type="string">
            <text:p text:style-name="Standard"><text:span text:style-name="T7">11</text:span></text:p>
          </table:table-cell>
        </table:table-row>
        <table:table-row table:style-name="Tableau14.1">
          <table:table-cell table:style-name="Tableau14.A1" office:value-type="string">
            <text:p text:style-name="Standard"><text:span text:style-name="T7">De 5 000 à 7 499</text:span></text:p>
          </table:table-cell>
          <table:table-cell table:style-name="Tableau14.A1" office:value-type="string">
            <text:p text:style-name="Standard"><text:span text:style-name="T7">12</text:span></text:p>
          </table:table-cell>
          <table:table-cell table:style-name="Tableau14.A1" office:value-type="string">
            <text:p text:style-name="Standard"><text:span text:style-name="T7">12</text:span></text:p>
          </table:table-cell>
        </table:table-row>
        <table:table-row table:style-name="Tableau14.1">
          <table:table-cell table:style-name="Tableau14.A1" office:value-type="string">
            <text:p text:style-name="Standard"><text:span text:style-name="T7">De 7 500 à 9 999</text:span></text:p>
          </table:table-cell>
          <table:table-cell table:style-name="Tableau14.A1" office:value-type="string">
            <text:p text:style-name="Standard"><text:span text:style-name="T7">13</text:span></text:p>
          </table:table-cell>
          <table:table-cell table:style-name="Tableau14.A1" office:value-type="string">
            <text:p text:style-name="Standard"><text:span text:style-name="T7">13</text:span></text:p>
          </table:table-cell>
        </table:table-row>
        <table:table-row table:style-name="Tableau14.1">
          <table:table-cell table:style-name="Tableau14.A1" office:value-type="string">
            <text:p text:style-name="Standard"><text:span text:style-name="T7">A partir de 10 000</text:span></text:p>
          </table:table-cell>
          <table:table-cell table:style-name="Tableau14.A1" office:value-type="string">
            <text:p text:style-name="Standard"><text:span text:style-name="T7">15</text:span></text:p>
          </table:table-cell>
          <table:table-cell table:style-name="Tableau14.A1" office:value-type="string">
            <text:p text:style-name="Standard"><text:span text:style-name="T7">15</text:span></text:p>
          </table:table-cell>
        </table:table-row>
      </table:table>
      <text:p text:style-name="Standard"/>
      <text:p text:style-name="Standard"><text:span text:style-name="T7">Les représentants du personnel sont élus pour 4 ans (loi du 2.08.05) et leur mandat est renouvelable</text:span></text:p>
      <text:p text:style-name="Standard"><text:span text:style-name="T7">- des représentants de chaque organisation syndicale représentative dans l’entreprise, avec voix consultative (leur temps de présence est payé comme du temps effectif)</text:span></text:p>
      <text:p text:style-name="Standard"><text:span text:style-name="T7">- selon les questions à l’ordre du jour : commissaire au compte, expert- comptable, médecin du travail, …</text:span></text:p>
      <text:p text:style-name="Standard"/>
      <text:p text:style-name="Standard"><text:span text:style-name="T6">B- les moyens du comité</text:span></text:p>
      <text:p text:style-name="Standard"/>
      <text:p text:style-name="P25"><text:span text:style-name="T8">1- crédit d’heures</text:span></text:p>
      <text:p text:style-name="Standard"/>
      <text:p text:style-name="Standard"><text:span text:style-name="T7"><text:tab/>Il est de 20 heures par mois et par titulaire. Le temps passé aux réunions du comité et aux différentes commissions ne doit pas être imputés sur ce crédit.</text:span></text:p>
      <text:p text:style-name="Standard"/>
      <text:p text:style-name="P25"><text:span text:style-name="T8">2- réunions</text:span></text:p>
      <text:p text:style-name="Standard"/>
      <text:p text:style-name="P28"><text:span text:style-name="T3">a) réunions obligatoires</text:span></text:p>
      <text:p text:style-name="Standard"/>
      <text:p text:style-name="P25"><text:span text:style-name="T7">En cas de refus de l’employeur de tenir ces réunions, il peut être poursuivis pour délit d’entrave.</text:span></text:p>
      <text:p text:style-name="P25"/>
      <text:p text:style-name="P25"/>
      <text:list xml:id="list1080904030" text:continue-numbering="true" text:style-name="WWNum2">
        <text:list-item>
          <text:p text:style-name="P54"><text:span text:style-name="T20">Fréquence :</text:span></text:p>
        </text:list-item>
      </text:list>
      <text:p text:style-name="Standard"/>
      <text:p text:style-name="Standard"><text:span text:style-name="T7">Elle diffère selon l’effectif de l’entreprise :</text:span></text:p>
      <text:list xml:id="list2043863716" text:continue-numbering="true" text:style-name="WWNum2">
        <text:list-item>
          <text:p text:style-name="P36"><text:span text:style-name="T7">au minimum 1 réunion tous les deux mois pour les entreprises de moins de 150 salariés</text:span></text:p>
        </text:list-item>
        <text:list-item>
          <text:p text:style-name="P36"><text:span text:style-name="T7">au minimum 1 par mois pour les entreprises de 150 salariés et plus</text:span></text:p>
        </text:list-item>
      </text:list>
      <text:p text:style-name="Standard"/>
      <text:p text:style-name="P71"><text:span text:style-name="T7">Il peut aussi y avoir des réunions extraordinaires à la demande de la majorité des membres ou du chef d’entreprise.</text:span></text:p>
      <text:p text:style-name="Standard"/>
      <text:list xml:id="list407269158" text:continue-numbering="true" text:style-name="WWNum2">
        <text:list-item>
          <text:p text:style-name="P54"><text:soft-page-break/><text:span text:style-name="T20">Organisation :</text:span></text:p>
        </text:list-item>
      </text:list>
      <text:p text:style-name="Standard"/>
      <text:p text:style-name="Standard"><text:span text:style-name="T7">- elles se déroulent en principe pendant le temps de travail</text:span></text:p>
      <text:p text:style-name="Standard"><text:span text:style-name="T7">- l’ordre du jour est fixé conjointement par le secrétaire du CE et le chef d’entreprise. Il doit être communiqué aux membres 3 jours avant la tenue de la réunion.</text:span></text:p>
      <text:p text:style-name="Standard"><text:span text:style-name="T7">- les résolutions sont prises à la majorité des membres présents. Le vote peut se dérouler à main levée, mais doit obligatoirement secret lorsqu’il s’agit du licenciement du médecin du travail ou d’un représentant du personnel, ou si le règlement intérieur ‘a rendu obligatoire. Le président du CE ne participe pas au vote lorsqu’il consulte les membres élus en tant que délégation du personnel (ex : désignation des délégués au comité central)</text:span></text:p>
      <text:p text:style-name="Standard"/>
      <text:p text:style-name="P28"><text:span text:style-name="T3">b) réunions facultatives</text:span></text:p>
      <text:p text:style-name="Standard"/>
      <text:p text:style-name="P25"><text:span text:style-name="T7">Le CE peut, en dehors du temps de travail, organiser des réunions :</text:span></text:p>
      <text:p text:style-name="Standard"><text:span text:style-name="T7">- d’information, internes à l’entreprise</text:span></text:p>
      <text:p text:style-name="Standard"><text:span text:style-name="T7">- avec des personnalités extérieures, syndicales ou non syndicales</text:span></text:p>
      <text:p text:style-name="Standard"/>
      <text:p text:style-name="P25"><text:span text:style-name="T8">3- commissions</text:span></text:p>
      <text:p text:style-name="Standard"/>
      <text:p text:style-name="P25"><text:span text:style-name="T7">Des commissions peuvent être créées pour l’étude de certaines questions. Elles sont parfois obligatoires :</text:span></text:p>
      <text:p text:style-name="Standard"><text:span text:style-name="T7">- commission de formation professionnelle et commission de l’égalité professionnelle dans les entreprises d’au moins 300 salariés</text:span></text:p>
      <text:p text:style-name="Standard"><text:span text:style-name="T7">- commission économique dans les entreprises d’au moins 1000 salariés</text:span></text:p>
      <text:p text:style-name="Standard"/>
      <text:p text:style-name="P25"><text:span text:style-name="T8">4- local</text:span></text:p>
      <text:p text:style-name="Standard"/>
      <text:p text:style-name="P25"><text:span text:style-name="T7">Le chef d’entreprise doit mettre à la disposition du CE, un local ainsi que le matériel nécessaire au secrétariat et à la tenue des réunions.</text:span></text:p>
      <text:p text:style-name="Standard"/>
      <text:p text:style-name="P25"><text:span text:style-name="T8">5- déplacements</text:span></text:p>
      <text:p text:style-name="Standard"/>
      <text:p text:style-name="P25"><text:span text:style-name="T7">Ils peuvent se déplacer librement pour exercer leurs fonctions, soit à l’intérieur de l’entreprise (sans en gêner le fonctionnement), soit au dehors (inspecteur du travail, caisse de sécurité sociale, …). Le fait d’assister à des réunions syndicales n’est pas pris en compte.</text:span></text:p>
      <text:p text:style-name="Standard"/>
      <text:p text:style-name="P25"><text:span text:style-name="T8">6- conseils</text:span></text:p>
      <text:p text:style-name="Standard"/>
      <text:p text:style-name="Standard"><text:span text:style-name="T7">- le CE peut se faire assister d’un expert- comptable</text:span></text:p>
      <text:p text:style-name="Standard"><text:span text:style-name="T7">- dans les entreprises d’au moins 300 salariés, le CE peut recourir à un expert en technologie lorsqu’il est consulté sur un projet important d’introduction de nouvelles technologies</text:span></text:p>
      <text:p text:style-name="Standard"><text:span text:style-name="T7">Ces experts sont rémunérés par l’entreprise.</text:span></text:p>
      <text:p text:style-name="P25"><text:span text:style-name="T8">7- formation</text:span></text:p>
      <text:p text:style-name="Standard"/>
      <text:p text:style-name="P25"><text:span text:style-name="T7">Les membres du CE bénéficient d’un stage de formation économique de 5 jours par an (renouvelés lorsqu’ils ont exercés leur mandat pendant 4 ans). La durée du stage est imputée sur le congé de formation économique, sociale et syndicale.</text:span></text:p>
      <text:p text:style-name="Standard"/>
      <text:p text:style-name="P25"><text:span text:style-name="T8">8- ressources</text:span></text:p>
      <text:p text:style-name="Standard"><text:soft-page-break/></text:p>
      <text:p text:style-name="P25"><text:span text:style-name="T7">Le CE ayant la personnalité juridique, il dispose de ressources propres. Le code du travail prévoit deux types de ressources, financées par l’employeur :</text:span></text:p>
      <text:p text:style-name="Standard"><text:span text:style-name="T7">- une subvention de fonctionnement : son montant est de 0,2% de la masse salariale brute versée dans l’année en cours</text:span></text:p>
      <text:p text:style-name="Standard"><text:span text:style-name="T7">- une contribution patronale pour financer les activités sociales et culturelles. Le calcul de la subvention se fait en prenant en compte deux minima :</text:span></text:p>
      <text:p text:style-name="Standard"><text:span text:style-name="T7"><text:tab/><text:tab/>- le montant annuel « ne peut être inférieur au total le plus élevé des sommes affectées aux dépenses sociales de l’entreprise ayant atteint au cours des 3 dernières années précédent la prise en charge des activités culturelles et sociales par le CE » (à l’exclusion des dépenses temporaires lorsque les besoins correspondants ont disparu)</text:span></text:p>
      <text:p text:style-name="Standard"><text:span text:style-name="T7"><text:tab/><text:tab/>- le rapport de cette contribution au montant global des salaires payés ne peut non plus être inférieur au même rapport existant pour l’année de référence</text:span></text:p>
      <text:p text:style-name="Standard"/>
      <text:p text:style-name="P25"><text:span text:style-name="T7">Ces deux types de ressources doivent être affectées à deux budgets différents. Outre ces ressources, le CE peut :</text:span></text:p>
      <text:p text:style-name="Standard"><text:span text:style-name="T7">- organiser des manifestations procurant des recettes</text:span></text:p>
      <text:p text:style-name="Standard"><text:span text:style-name="T7">- recevoir des dons, legs, et subventions</text:span></text:p>
      <text:p text:style-name="Standard"><text:span text:style-name="T7">- encaisser les revenus des biens qu’il possède</text:span></text:p>
      <text:p text:style-name="Standard"/>
      <text:p text:style-name="P25"><text:span text:style-name="T8">9- protection</text:span></text:p>
      <text:p text:style-name="Standard"/>
      <text:p text:style-name="P25"><text:span text:style-name="T7">Les membres du CE sont des salariés protégés.</text:span></text:p>
      <text:p text:style-name="Standard"/>
      <text:p text:style-name="Standard"><text:span text:style-name="T6">C- le rôle du comité d’entreprise</text:span></text:p>
      <text:p text:style-name="Standard"/>
      <text:p text:style-name="P25"><text:span text:style-name="T8">1- attributions économiques et professionnelles</text:span></text:p>
      <text:p text:style-name="Standard"/>
      <text:p text:style-name="Standard"><text:span text:style-name="T7">Art. L. 431-4_code du travail définit le rôle du CE dans ce domaine de la façon suivante :</text:span></text:p>
      <text:p text:style-name="Standard"/>
      <text:p text:style-name="P27"><text:span text:style-name="T7">Le comité d’entreprise a pour objet d’assurer l’expression collective des salariés, permettant la prise en compte permanente de leurs intérêts dans les décisions relatives à la gestion et à l’évolution économique et financière de l’entreprise, à l’organisation du travail, à la formation professionnelle et aux techniques de production.</text:span></text:p>
      <text:p text:style-name="P31"/>
      <text:p text:style-name="P27"><text:span text:style-name="T7">Il formule, à son initiative, et examine, à la demande du chef d’entreprise, toute proposition de nature à améliorer les conditions de travail, d’emploi et de formation professionnelle des salariés, leurs conditions de vie dans l’entreprise, …</text:span></text:p>
      <text:p text:style-name="Standard"/>
      <text:p text:style-name="P28"><text:span text:style-name="T3">a) l’information</text:span></text:p>
      <text:p text:style-name="Standard"/>
      <text:p text:style-name="P25"><text:span text:style-name="T7">L’examen des garanties en matière de protection sociale, complémentaires à celles du régime général de la sécurité sociale, relève également de ses attributions. Pour exercer ce rôle, le chef d’entreprise doit lui fournir deux types d’informations :</text:span></text:p>
      <text:p text:style-name="P82"><text:span text:style-name="T7">- <text:tab/><text:tab/>des informations périodiques</text:span></text:p>
      <text:list xml:id="list1935251100" text:continue-numbering="true" text:style-name="WWNum2">
        <text:list-item>
          <text:p text:style-name="P34"><text:span text:style-name="T7">des informations en vue d’une consultation donnée pour que le CE puisse émettre un avis en toute connaissance de cause :</text:span></text:p>
        </text:list-item>
      </text:list>
      <text:p text:style-name="Standard"/>
      <text:p text:style-name="P85"><text:span text:style-name="T18">o<text:tab/></text:span><text:span text:style-name="T7">un mois après chaque élection : documentation économique et </text:span><text:soft-page-break/><text:span text:style-name="T7">financière (forme juridique de l’entreprise et son organisation, perspectives économiques, …)</text:span></text:p>
      <text:p text:style-name="P84"/>
      <text:p text:style-name="P85"><text:span text:style-name="T18">o<text:tab/></text:span><text:span text:style-name="T7">- une fois par an :</text:span></text:p>
      <text:p text:style-name="P86"><text:span text:style-name="T14">§<text:tab/></text:span><text:span text:style-name="T7">entreprises de moins de 300 salariés : rapport d’activité portant sur l’activité et la situation financière de l’entreprise, l’évolution de l’emploi, de la formation, des salaires, …</text:span></text:p>
      <text:p text:style-name="P86"><text:span text:style-name="T14">§<text:tab/></text:span><text:span text:style-name="T7">entreprises d’au moins 300 salariés :</text:span></text:p>
      <text:p text:style-name="P87"><text:span text:style-name="T19">·<text:tab/></text:span><text:span text:style-name="T7">un rapport sur l’activité de l’entreprise, le chiffre d’affaires, les résultats globaux, transferts de capitaux, investissements, salariées, …</text:span></text:p>
      <text:p text:style-name="P87"><text:span text:style-name="T19">·<text:tab/></text:span><text:span text:style-name="T7">un rapport sur la <text:s/>situation comparée des femmes et des hommes dans l’entreprise (en matière d’effectifs, de conditions de travail, congés, rémunération, formation, …) et des actions en faveur des handicapés</text:span></text:p>
      <text:p text:style-name="P87"><text:span text:style-name="T19">·<text:tab/></text:span><text:span text:style-name="T7">un bilan du travail à temps partiel</text:span></text:p>
      <text:p text:style-name="P87"><text:span text:style-name="T19">·<text:tab/></text:span><text:span text:style-name="T7">un bilan social : information sur l’emploi, les rémunérations, les conditions d’hygiène et de sécurité, la formation, …</text:span></text:p>
      <text:p text:style-name="P87"><text:span text:style-name="T19">·<text:tab/></text:span><text:span text:style-name="T7">un rapport sur la situation comparée des hommes et des femmes en matière d’embauche, de formation, de qualification, de promotion, … (loi du 23 mars 2006)</text:span></text:p>
      <text:p text:style-name="P88"><text:span text:style-name="T7">La loi du 30 décembre 2006 a prévue qu’un accord de méthode, puisse, dans ces entreprises, adapter les modalités d’information de CE et organiser l’échange de vues auquel la transmission de ces informations donne lieu</text:span></text:p>
      <text:p text:style-name="P84"/>
      <text:p text:style-name="P85"><text:span text:style-name="T18">o<text:tab/></text:span><text:span text:style-name="T7">Une fois par trimestre :</text:span></text:p>
      <text:p text:style-name="P86"><text:span text:style-name="T14">§<text:tab/></text:span><text:span text:style-name="T7">Dans toutes les entreprises : évolution générale des commandes et de la situation financière, l’exécution des programme de production et la situation relative au paiement des cotisations sociales</text:span></text:p>
      <text:p text:style-name="P86"><text:span text:style-name="T14">§<text:tab/></text:span><text:span text:style-name="T7">Dans les entreprises d’au moins 300 salariés : évolution de l’effectif, répartition par sexe et par qualification, nombre de salariés sous CDI, CDD, CTT, à temps partiel. Si, entre les deux réunions consacrées à l’information trimestrielle sur l’emploi, est constaté un accroissement important du nombre de salariés sous CDD ou CTT, l’examen de cette question est inscrit de plein droit (à la demande de la majorité des membres du CE) à l’ordre du jour de la prochaine réunion.</text:span></text:p>
      <text:p text:style-name="P84"/>
      <text:p text:style-name="P85"><text:span text:style-name="T18">o<text:tab/></text:span><text:span text:style-name="T7">En matière de gestion du personnel : utilisation de nouvelles méthodes recrutement, traitement automatisé de gestion du personnel, moyens ou techniques permettant un contrôle de l’activité des salariés</text:span></text:p>
      <text:p text:style-name="P85"><text:span text:style-name="T18">o<text:tab/></text:span><text:span text:style-name="T7">Dans les sociétés commerciales : l’ensemble des documents qui est communiqué aux associés l’est aussi au CE.</text:span></text:p>
      <text:p text:style-name="Standard"/>
      <text:p text:style-name="P28"><text:span text:style-name="T3">b) la consultation</text:span></text:p>
      <text:p text:style-name="P15"/>
      <text:p text:style-name="P15"><text:span text:style-name="T7">- chaque année : au cours d’une réunion annuelle : sur l’évolution de l’emploi et des qualifications, la formation professionnelle, les techniques de production, …</text:span></text:p>
      <text:p text:style-name="P15"><text:span text:style-name="T7">- lors des prévisions et modifications : </text:span></text:p>
      <text:p text:style-name="Standard"><text:span text:style-name="T7"><text:tab/>- relatives à l’emploi : mesures de nature à affecter le volume ou la structure des effectifs, gestion prévisionnelle des emplois, …</text:span></text:p>
      <text:p text:style-name="Standard"><text:soft-page-break/><text:span text:style-name="T7"><text:tab/>- conditions de travail : organisation et aménagements du temps de travail, horaires de travail, égalité professionnelle, …</text:span></text:p>
      <text:p text:style-name="Standard"><text:span text:style-name="T7"><text:tab/>- orientation de la formation professionnelle : plan de formation</text:span></text:p>
      <text:p text:style-name="Standard"><text:span text:style-name="T7"><text:tab/>- apprentissage</text:span></text:p>
      <text:p text:style-name="Standard"><text:span text:style-name="T7"><text:tab/>- politique de recherche et de développement technologique, notamment sur tout projet d’introduction de nouvelles technologies pouvant avoir des conséquences sur l’emploi, les qualifications, …</text:span></text:p>
      <text:p text:style-name="Standard"><text:span text:style-name="T7"><text:tab/>- le règlement intérieur</text:span></text:p>
      <text:p text:style-name="Standard"><text:span text:style-name="T7"><text:tab/>- la mise en place d’un accord de participation ou d’intéressement</text:span></text:p>
      <text:p text:style-name="Standard"><text:span text:style-name="T7"><text:tab/>- la modification de l’organisation économique ou juridique de l’entreprise, notamment en cas de fusion, cession, …</text:span></text:p>
      <text:p text:style-name="Standard"><text:span text:style-name="T7"><text:tab/>- en cas d’OPA, opération de concentration</text:span></text:p>
      <text:p text:style-name="Standard"/>
      <text:p text:style-name="Standard"><text:span text:style-name="T7">- en matière de licenciement :</text:span></text:p>
      <text:p text:style-name="Standard"><text:span text:style-name="T7"><text:tab/>- sur le licenciement d’un représentant du personnel ou du médecin du travail</text:span></text:p>
      <text:p text:style-name="Standard"><text:span text:style-name="T7"><text:tab/>- licenciement collectif pour motif économique</text:span></text:p>
      <text:p text:style-name="Standard"/>
      <text:p text:style-name="Standard"><text:span text:style-name="T7">- emplois précaires : en cas de recours abusif aux CDD ou aux CTT, ou d’accroissement important de leur nombre, le CE peut saisir l’inspecteur du travail</text:span></text:p>
      <text:p text:style-name="Standard"/>
      <text:p text:style-name="Standard"><text:span text:style-name="T7">- droit d’alerte économique : si le CE a connaissance de faits de nature à affecter de manière préoccupante la situation économique de l’entreprise, il peut demander à l’employeur de lui fournir des explications. Sans réponse suffisante, il établit un rapport qui est transmis au commissaire aux comptes et au chef d’entreprise</text:span></text:p>
      <text:p text:style-name="Standard"/>
      <text:p text:style-name="Standard"><text:span text:style-name="T7">- accord obligatoire : le CE doit donner son accord pour :</text:span></text:p>
      <text:p text:style-name="Standard"><text:span text:style-name="T7"><text:tab/>- la mise en place de la semaine de 4 jours ou d’horaires individualisés</text:span></text:p>
      <text:p text:style-name="Standard"><text:span text:style-name="T7"><text:tab/>- le replacement du paiement des heures supplémentaires par un repos compensateur</text:span></text:p>
      <text:p text:style-name="Standard"><text:span text:style-name="T7"><text:tab/>- la nomination d’un médecin du travail</text:span></text:p>
      <text:p text:style-name="Standard"><text:span text:style-name="T7"><text:tab/>- la désignation des représentants le personnel au CHSCT</text:span></text:p>
      <text:p text:style-name="Standard"/>
      <text:p text:style-name="P25"><text:span text:style-name="T8">2- attributions sociales et culturelles</text:span></text:p>
      <text:p text:style-name="Standard"/>
      <text:p text:style-name="P71"><text:span text:style-name="T7">C’était au départ la véritable mission du CE, pour éviter les attitudes « paternalistes » des employeurs. Les avantages sociaux devenaient un droit et non une « charité » aléatoire.</text:span></text:p>
      <text:p text:style-name="Standard"/>
      <text:p text:style-name="P28"><text:span text:style-name="T3">a) les activités</text:span></text:p>
      <text:p text:style-name="Standard"/>
      <text:list xml:id="list1123630465" text:continue-numbering="true" text:style-name="WWNum2">
        <text:list-item>
          <text:p text:style-name="P36"><text:span text:style-name="T7">prévoyance et entraide</text:span></text:p>
        </text:list-item>
        <text:list-item>
          <text:p text:style-name="P36"><text:span text:style-name="T7">amélioration des conditions de bien-être (cantines, logements, crèches, colonies de vacances, …)</text:span></text:p>
        </text:list-item>
        <text:list-item>
          <text:p text:style-name="P36"><text:span text:style-name="T7">loisirs et sports</text:span></text:p>
        </text:list-item>
        <text:list-item>
          <text:p text:style-name="P36"><text:span text:style-name="T7">éducation et culture (apprentissage, formation professionnelle, bibliothèque, …)</text:span></text:p>
        </text:list-item>
        <text:list-item>
          <text:p text:style-name="P36"><text:span text:style-name="T7">services sociaux</text:span></text:p>
        </text:list-item>
        <text:list-item>
          <text:p text:style-name="P36"><text:span text:style-name="T7">services médicaux</text:span></text:p>
        </text:list-item>
      </text:list>
      <text:p text:style-name="Standard"/>
      <text:p text:style-name="P71"><text:span text:style-name="T7">Le CE ne doit pas remplir les obligations légales de l’employeur. Les avantages distribués par le CE n’ont pas le caractère de salaire.</text:span></text:p>
      <text:p text:style-name="P28"><text:span text:style-name="T3">b) la gestion</text:span></text:p>
      <text:p text:style-name="Standard"><text:soft-page-break/></text:p>
      <text:p text:style-name="Standard"><text:span text:style-name="T7">Le CE peut soit :</text:span></text:p>
      <text:list xml:id="list1884365600" text:continue-numbering="true" text:style-name="WWNum2">
        <text:list-item>
          <text:p text:style-name="P36"><text:span text:style-name="T7">gérer directement les activités (associations sportives)</text:span></text:p>
        </text:list-item>
        <text:list-item>
          <text:p text:style-name="P36"><text:span text:style-name="T7">contrôler (sociétés de secours mutuel, CFA, logements du personnel, …)</text:span></text:p>
        </text:list-item>
      </text:list>
      <text:p text:style-name="Standard"/>
      <text:p text:style-name="Standard"><text:span text:style-name="T6">D- les autres comités</text:span></text:p>
      <text:p text:style-name="Standard"/>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office:value-type="string">
            <text:p text:style-name="P3"><text:span text:style-name="T7">COMITES</text:span></text:p>
          </table:table-cell>
          <table:table-cell table:style-name="Tableau15.A1" office:value-type="string">
            <text:p text:style-name="P3"><text:span text:style-name="T7">DATE</text:span></text:p>
          </table:table-cell>
          <table:table-cell table:style-name="Tableau15.A1" office:value-type="string">
            <text:p text:style-name="P3"><text:span text:style-name="T7">CREATION</text:span></text:p>
          </table:table-cell>
          <table:table-cell table:style-name="Tableau15.A1" office:value-type="string">
            <text:p text:style-name="P3"><text:span text:style-name="T7">COMPOSITION et FINANCEMENT</text:span></text:p>
          </table:table-cell>
          <table:table-cell table:style-name="Tableau15.A1" office:value-type="string">
            <text:p text:style-name="P3"><text:span text:style-name="T7">ATTRIBUTIONS</text:span></text:p>
          </table:table-cell>
        </table:table-row>
        <table:table-row table:style-name="Tableau15.1">
          <table:table-cell table:style-name="Tableau15.A1" office:value-type="string">
            <text:p text:style-name="P3"><text:span text:style-name="T7">D’établis-</text:span></text:p>
            <text:p text:style-name="P3"><text:span text:style-name="T7">sement</text:span></text:p>
          </table:table-cell>
          <table:table-cell table:style-name="Tableau15.B2" office:value-type="string">
            <text:p text:style-name="Standard"><text:span text:style-name="T7">Ordonnance du22 février 1945</text:span></text:p>
          </table:table-cell>
          <table:table-cell table:style-name="Tableau15.C2" office:value-type="string">
            <text:p text:style-name="Standard"><text:span text:style-name="T7">Etablissement distinct (autonome) d’au moins 50 salariés</text:span></text:p>
            <text:p text:style-name="P5"/>
          </table:table-cell>
          <table:table-cell table:style-name="Tableau15.D2" office:value-type="string">
            <text:p text:style-name="Standard"><text:span text:style-name="T7">Idem CE</text:span></text:p>
          </table:table-cell>
          <table:table-cell table:style-name="Tableau15.E2" office:value-type="string">
            <text:p text:style-name="Standard"><text:span text:style-name="T7">Idem CE</text:span></text:p>
          </table:table-cell>
        </table:table-row>
        <table:table-row table:style-name="Tableau15.1">
          <table:table-cell table:style-name="Tableau15.A1" office:value-type="string">
            <text:p text:style-name="P3"><text:span text:style-name="T7">Central d’entreprise</text:span></text:p>
          </table:table-cell>
          <table:table-cell table:style-name="Tableau15.B3" office:value-type="string">
            <text:p text:style-name="Standard"><text:span text:style-name="T7">Loi du 22 octobre 1982</text:span></text:p>
          </table:table-cell>
          <table:table-cell table:style-name="Tableau15.C3" office:value-type="string">
            <text:p text:style-name="Standard"><text:span text:style-name="T7">Toute entreprise comportant au moins deux comités d’établissement</text:span></text:p>
          </table:table-cell>
          <table:table-cell table:style-name="Tableau15.D3" office:value-type="string">
            <text:p text:style-name="P89"><text:span text:style-name="T17">-11<text:tab/></text:span><text:span text:style-name="T7">le chef d’entreprise</text:span></text:p>
            <text:p text:style-name="P89"><text:span text:style-name="T17">-12<text:tab/></text:span><text:span text:style-name="T7">une délégation élue des comités d’établissements (20 titulaires et 20 suppléants au maximum)</text:span></text:p>
            <text:p text:style-name="P89"><text:span text:style-name="T17">-13<text:tab/></text:span><text:span text:style-name="T7">une représentation syndicale</text:span></text:p>
          </table:table-cell>
          <table:table-cell table:style-name="Tableau15.E3" office:value-type="string">
            <text:p text:style-name="P89"><text:span text:style-name="T17">-14<text:tab/></text:span><text:span text:style-name="T7">les mêmes que celles du CE</text:span></text:p>
            <text:p text:style-name="P89"><text:span text:style-name="T17">-15<text:tab/></text:span><text:span text:style-name="T7">attributions concernant la marche générale de l’entreprise</text:span></text:p>
            <text:p text:style-name="P89"><text:span text:style-name="T17">-16<text:tab/></text:span><text:span text:style-name="T7">au moins une réunion tous les 6 mois</text:span></text:p>
            <text:p text:style-name="P90"/>
          </table:table-cell>
        </table:table-row>
        <table:table-row table:style-name="Tableau15.1">
          <table:table-cell table:style-name="Tableau15.A1" office:value-type="string">
            <text:p text:style-name="P3"><text:span text:style-name="T7">Inter- entreprise</text:span></text:p>
          </table:table-cell>
          <table:table-cell table:style-name="Tableau15.B4" office:value-type="string">
            <text:p text:style-name="P5"/>
          </table:table-cell>
          <table:table-cell table:style-name="Tableau15.C4" office:value-type="string">
            <text:p text:style-name="Standard"><text:span text:style-name="T7">Lorsque plusieurs entreprises possèdent ou envisagent de créer certaines institutions sociales communes</text:span></text:p>
          </table:table-cell>
          <table:table-cell table:style-name="Tableau15.D4" office:value-type="string">
            <text:p text:style-name="P89"><text:span text:style-name="T17">-17<text:tab/></text:span><text:span text:style-name="T7">constitué par les CE des entreprises intéressées</text:span></text:p>
            <text:p text:style-name="P89"><text:span text:style-name="T17">-18<text:tab/></text:span><text:span text:style-name="T7">composé d’un représentant des chefs d’entreprise, 2 délégués salariés par CE des entreprises concernées</text:span></text:p>
            <text:p text:style-name="P90"/>
          </table:table-cell>
          <table:table-cell table:style-name="Tableau15.E4" office:value-type="string">
            <text:p text:style-name="P89"><text:span text:style-name="T17">-19<text:tab/></text:span><text:span text:style-name="T7">même attributions que les CE</text:span></text:p>
            <text:p text:style-name="P89"><text:span text:style-name="T17">-20<text:tab/></text:span><text:span text:style-name="T7">les ressources sont versées par le CE sur leurs ressources propres</text:span></text:p>
          </table:table-cell>
        </table:table-row>
        <table:table-row table:style-name="Tableau15.1">
          <table:table-cell table:style-name="Tableau15.A1" office:value-type="string">
            <text:p text:style-name="P3"><text:span text:style-name="T7">De groupe</text:span></text:p>
          </table:table-cell>
          <table:table-cell table:style-name="Tableau15.B5" office:value-type="string">
            <text:p text:style-name="Standard"><text:span text:style-name="T7">Loi du 28 octobre 1982</text:span></text:p>
          </table:table-cell>
          <table:table-cell table:style-name="Tableau15.C5" office:value-type="string">
            <text:p text:style-name="Standard"><text:span text:style-name="T7">Dans les groupes de sociétés (une société dominante et ses filiales)</text:span></text:p>
          </table:table-cell>
          <table:table-cell table:style-name="Tableau15.D5" office:value-type="string">
            <text:p text:style-name="P89"><text:span text:style-name="T17">-21<text:tab/></text:span><text:span text:style-name="T7">le chef d’entreprise dominante</text:span></text:p>
            <text:p text:style-name="P89"><text:span text:style-name="T17">-22<text:tab/></text:span><text:span text:style-name="T7">des délégués désignés par le CE</text:span></text:p>
            <text:p text:style-name="P89"><text:span text:style-name="T17">-23<text:tab/></text:span><text:span text:style-name="T7">facultativement : des représentants syndicaux</text:span></text:p>
          </table:table-cell>
          <table:table-cell table:style-name="Tableau15.E5" office:value-type="string">
            <text:p text:style-name="P89"><text:span text:style-name="T17">-24<text:tab/></text:span><text:span text:style-name="T7">informer les CE des différentes filiales sur les perspectives et la stratégie du groupe</text:span></text:p>
            <text:p text:style-name="P89"><text:span text:style-name="T17">-25<text:tab/></text:span><text:span text:style-name="T7">il reçoit des informations mais n’est pas consulté</text:span></text:p>
            <text:p text:style-name="P89"><text:soft-page-break/><text:span text:style-name="T17">-26<text:tab/></text:span><text:span text:style-name="T7">réunion au moins une fois par an</text:span></text:p>
          </table:table-cell>
        </table:table-row>
        <table:table-row table:style-name="Tableau15.1">
          <table:table-cell table:style-name="Tableau15.A1" office:value-type="string">
            <text:p text:style-name="P3"><text:span text:style-name="T7">D’entreprise européen</text:span></text:p>
          </table:table-cell>
          <table:table-cell table:style-name="Tableau15.B6" office:value-type="string">
            <text:p text:style-name="Standard"><text:span text:style-name="T7">- directive du 22 septembre 1994</text:span></text:p>
            <text:p text:style-name="Standard"/>
            <text:p text:style-name="Standard"><text:span text:style-name="T7">- loi du 12 novembre 1996</text:span></text:p>
          </table:table-cell>
          <table:table-cell table:style-name="Tableau15.C6" office:value-type="string">
            <text:p text:style-name="Standard"><text:span text:style-name="T7">Entreprises ou groupe d’entreprises de dimension communautaire, employant au moins 1 000 salariés dans les états membres, comptant au moins un établissement employant au moins 150 salariés dans au moins deux de ces pays</text:span></text:p>
          </table:table-cell>
          <table:table-cell table:style-name="Tableau15.D6" office:value-type="string">
            <text:p text:style-name="P89"><text:span text:style-name="T17">-27<text:tab/></text:span><text:span text:style-name="T7">chef d’entreprise ou chef d’entreprise dominante</text:span></text:p>
            <text:p text:style-name="P89"><text:span text:style-name="T17">-28<text:tab/></text:span><text:span text:style-name="T7">représentants du personnel de l’entreprise ou du groupe</text:span></text:p>
            <text:p text:style-name="P89"><text:span text:style-name="T17">-29<text:tab/></text:span><text:span text:style-name="T7">mise en place d’un groupe spécial de négociation pour créer le CEE</text:span></text:p>
          </table:table-cell>
          <table:table-cell table:style-name="Tableau15.E6" office:value-type="string">
            <text:p text:style-name="P89"><text:span text:style-name="T17">-30<text:tab/></text:span><text:span text:style-name="T7">il doit permettre l’information et la consultation des salariés à l’échelon européen, mais sa compétence est limitée aux question transnationales concernant l’ensemble de l’entreprise ou du groupe ou au moins deux établissements du groupe</text:span></text:p>
            <text:p text:style-name="P89"><text:span text:style-name="T17">-31<text:tab/></text:span><text:span text:style-name="T7">réunion au moins une fois par 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3"><text:span text:style-name="T2">CHAP 20. LA REPRESENTATION COLLECTIVE</text:span></text:p>
      <text:p text:style-name="Standard"/>
      <text:p text:style-name="Standard"><text:span text:style-name="T6">A- étude d’ensemble</text:span></text:p>
      <text:p text:style-name="Standard"/>
      <text:p text:style-name="P25"><text:span text:style-name="T8">1- les représentants élus ou désignés</text:span></text:p>
      <text:p text:style-name="Standard"/>
      <text:p text:style-name="Standard"><text:span text:style-name="T7">Tableau comparatif :</text:span></text:p>
      <text:p text:style-name="Standard"/>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6"/>
          </table:table-cell>
          <table:table-cell table:style-name="Tableau16.A1" office:value-type="string">
            <text:p text:style-name="P3"><text:span text:style-name="T7">DELEGUES DU PERSONNEL</text:span></text:p>
          </table:table-cell>
          <table:table-cell table:style-name="Tableau16.A1" office:value-type="string">
            <text:p text:style-name="P3"><text:span text:style-name="T7">MEMBRES DU CE</text:span></text:p>
          </table:table-cell>
          <table:table-cell table:style-name="Tableau16.A1" office:value-type="string">
            <text:p text:style-name="P3"><text:span text:style-name="T7">DELEGUES SYNDICAUX</text:span></text:p>
          </table:table-cell>
        </table:table-row>
        <table:table-row table:style-name="Tableau16.1">
          <table:table-cell table:style-name="Tableau16.A1" office:value-type="string">
            <text:p text:style-name="P3"><text:span text:style-name="T7">Date de création</text:span></text:p>
          </table:table-cell>
          <table:table-cell table:style-name="Tableau16.A1" office:value-type="string">
            <text:p text:style-name="P3"><text:span text:style-name="T7">1936</text:span></text:p>
          </table:table-cell>
          <table:table-cell table:style-name="Tableau16.A1" office:value-type="string">
            <text:p text:style-name="P3"><text:span text:style-name="T7">1945</text:span></text:p>
          </table:table-cell>
          <table:table-cell table:style-name="Tableau16.A1" office:value-type="string">
            <text:p text:style-name="P3"><text:span text:style-name="T7">1968</text:span></text:p>
          </table:table-cell>
        </table:table-row>
        <table:table-row table:style-name="Tableau16.1">
          <table:table-cell table:style-name="Tableau16.A1" office:value-type="string">
            <text:p text:style-name="P3"><text:span text:style-name="T7">Seuil d’application</text:span></text:p>
          </table:table-cell>
          <table:table-cell table:style-name="Tableau16.A1" office:value-type="string">
            <text:p text:style-name="P3"><text:span text:style-name="T7">11 salariés</text:span></text:p>
          </table:table-cell>
          <table:table-cell table:style-name="Tableau16.A1" table:number-columns-spanned="2" office:value-type="string">
            <text:p text:style-name="P3"><text:span text:style-name="T7">50 salariés</text:span></text:p>
          </table:table-cell>
          <table:covered-table-cell/>
        </table:table-row>
        <table:table-row table:style-name="Tableau16.1">
          <table:table-cell table:style-name="Tableau16.A1" office:value-type="string">
            <text:p text:style-name="P3"><text:span text:style-name="T7">Désignation</text:span></text:p>
          </table:table-cell>
          <table:table-cell table:style-name="Tableau16.A1" table:number-columns-spanned="2" office:value-type="string">
            <text:p text:style-name="P91"><text:span text:style-name="T7">-50<text:tab/>élus par les salariés âgés de 16 ans, ayant 3 mois d’ancienneté dans l’entreprise</text:span></text:p>
            <text:p text:style-name="P91"><text:span text:style-name="T7">-51<text:tab/>sont éligibles les salariés ayant au moins 18 ans et un an d’ancienneté</text:span></text:p>
            <text:p text:style-name="P91"><text:span text:style-name="T7">-52<text:tab/>scrutin de liste avec représentation professionnelle</text:span></text:p>
          </table:table-cell>
          <table:covered-table-cell/>
          <table:table-cell table:style-name="Tableau16.A1" office:value-type="string">
            <text:p text:style-name="P3"><text:span text:style-name="T7">Désignation par chaque syndicat</text:span></text:p>
          </table:table-cell>
        </table:table-row>
        <table:table-row table:style-name="Tableau16.1">
          <table:table-cell table:style-name="Tableau16.A1" office:value-type="string">
            <text:p text:style-name="P3"><text:span text:style-name="T7">Crédit d’heures mensuel</text:span></text:p>
          </table:table-cell>
          <table:table-cell table:style-name="Tableau16.A1" office:value-type="string">
            <text:p text:style-name="P92"><text:span text:style-name="T7">-53<text:tab/>15 heures dans les entreprises d’au moins 50 salariés</text:span></text:p>
            <text:p text:style-name="P92"><text:span text:style-name="T7">-54<text:tab/>10 heures dans les autres</text:span></text:p>
          </table:table-cell>
          <table:table-cell table:style-name="Tableau16.A1" office:value-type="string">
            <text:p text:style-name="P92"><text:span text:style-name="T7">20 heures</text:span></text:p>
          </table:table-cell>
          <table:table-cell table:style-name="Tableau16.A1" office:value-type="string">
            <text:p text:style-name="P92"><text:span text:style-name="T7">- 10 heures (de 50 à 150 salariés</text:span></text:p>
            <text:p text:style-name="P92"><text:span text:style-name="T7">- 15 heures (de 151 à 500 salariés)</text:span></text:p>
            <text:p text:style-name="P92"><text:span text:style-name="T7">- 20 heures (plus de 500 salariés</text:span></text:p>
          </table:table-cell>
        </table:table-row>
        <table:table-row table:style-name="Tableau16.1">
          <table:table-cell table:style-name="Tableau16.A1" office:value-type="string">
            <text:p text:style-name="P3"><text:span text:style-name="T7">Rôle</text:span></text:p>
          </table:table-cell>
          <table:table-cell table:style-name="Tableau16.A1" office:value-type="string">
            <text:p text:style-name="P92"><text:span text:style-name="T7">-55<text:tab/>revendications</text:span></text:p>
            <text:p text:style-name="P92"><text:span text:style-name="T7">-56<text:tab/>information</text:span></text:p>
            <text:p text:style-name="P92"><text:span text:style-name="T7">-57<text:tab/>remplacement du CE et du CHSCT</text:span></text:p>
          </table:table-cell>
          <table:table-cell table:style-name="Tableau16.A1" office:value-type="string">
            <text:p text:style-name="P92"><text:span text:style-name="T7">-58<text:tab/>consultation</text:span></text:p>
            <text:p text:style-name="P92"><text:span text:style-name="T7">-59<text:tab/>information</text:span></text:p>
            <text:p text:style-name="P92"><text:span text:style-name="T7">-60<text:tab/>organisation et gestion des activités sociales et culturelles</text:span></text:p>
          </table:table-cell>
          <table:table-cell table:style-name="Tableau16.A1" office:value-type="string">
            <text:p text:style-name="P92"><text:span text:style-name="T7">-61<text:tab/>liaison entre la section et le syndicat</text:span></text:p>
            <text:p text:style-name="P92"><text:span text:style-name="T7">-62<text:tab/>représentation et défense des salariés</text:span></text:p>
          </table:table-cell>
        </table:table-row>
      </table:table>
      <text:p text:style-name="Standard"/>
      <text:p text:style-name="P25"><text:span text:style-name="T8">2- le crédit d’heures (ou heures de délégation)</text:span></text:p>
      <text:p text:style-name="Standard"/>
      <text:p text:style-name="P28"><text:span text:style-name="T3">a) définition</text:span></text:p>
      <text:p text:style-name="Standard"/>
      <text:p text:style-name="P25"><text:span text:style-name="T7">Ce sont des heures que l’employeur est tenu d’accorder aux représentants du personnel aux fins d’exercer leur mission. Le temps passé en heures de délégation est considéré comme du temps de travail, ces heures sont donc rémunérées normalement.</text:span></text:p>
      <text:p text:style-name="Standard"/>
      <text:p text:style-name="P28"><text:span text:style-name="T3">b) utilisation</text:span></text:p>
      <text:p text:style-name="Standard"/>
      <text:p text:style-name="Standard"><text:span text:style-name="T7">- des difficultés surgissent parfois lorsque l’employeur conteste l’utilisation du crédit </text:span><text:soft-page-break/><text:span text:style-name="T7">d’heures par un représentant du personnel</text:span></text:p>
      <text:p text:style-name="Standard"><text:span text:style-name="T7">- l’employeur ne peut contrôler à priori l’utilisation des heures de délégation. S’il en conteste l’emploi, il doit d’abord les payer à l’échéance normale avant de saisir le Conseil de Prud’hommes</text:span></text:p>
      <text:p text:style-name="Standard"/>
      <text:p text:style-name="P25"><text:span text:style-name="T7">La loi a établit une présomption de bonne utilisation (ou « d’utilisation conforme ») de ces heures. Il appartient donc à l’employeur de rapporter la preuve que ces heures n’ont pas été utilisées à des fins conformes au mandat représentatif.</text:span></text:p>
      <text:p text:style-name="P25"/>
      <text:p text:style-name="P25"><text:span text:style-name="T8">3- la protection</text:span></text:p>
      <text:p text:style-name="Standard"/>
      <text:p text:style-name="P25"><text:span text:style-name="T7">Les représentants du personnel sont des salariés protégés et, à ce titre, leur licenciement obéit à des règles particulières : il faut notamment, l’autorisation de l’inspecteur du travail.</text:span></text:p>
      <text:p text:style-name="Standard"/>
      <text:p text:style-name="P28"><text:span text:style-name="T3">a) le délit d’entrave</text:span></text:p>
      <text:p text:style-name="Standard"/>
      <text:p text:style-name="P25"><text:span text:style-name="T7">Ce délit est constitué quand :</text:span></text:p>
      <text:p text:style-name="Standard"><text:span text:style-name="T7">- il y a atteinte à la libre désignation des délégués du personnel, du CE, ou du CHSCT</text:span></text:p>
      <text:p text:style-name="Standard"><text:span text:style-name="T7">- il y a atteinte à l’exercice régulier des fonctions de délégués du personnel, du CE, du CHSCT, des délégués syndicaux, et des fonctions de conseillé du salarié</text:span></text:p>
      <text:p text:style-name="Standard"><text:span text:style-name="T7">- en cas de non information et de non consultation des représentants du personnel dans les cas prévus par la loi (ex : en cas de licenciement économique)</text:span></text:p>
      <text:p text:style-name="Standard"><text:span text:style-name="T7">- l’employeur prend à l’encontre de ces différents membres ou délégués, des mesures discriminatoires</text:span></text:p>
      <text:p text:style-name="Standard"><text:span text:style-name="T7">- l’employeur refuse d’engager des négociations ou de consulter les représentants du personnel quant à l’exercice du droit d’expression dans l’entreprise</text:span></text:p>
      <text:p text:style-name="Standard"/>
      <text:p text:style-name="P25"><text:span text:style-name="T7">Quand le délit est constitué, le tribunal correctionnel peut prononcer des peines allant d’un an maximum et une amende de 3 750 €, ou l’une de ces deux peines.</text:span></text:p>
      <text:p text:style-name="Standard"/>
      <text:p text:style-name="P28"><text:span text:style-name="T3">b) la protection en cas de licenciement</text:span></text:p>
      <text:p text:style-name="Standard"/>
      <text:p text:style-name="P51"><text:span text:style-name="T20">Salariés protégés et durée de la protection</text:span></text:p>
      <text:p text:style-name="Standard"/>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table:number-columns-spanned="2" office:value-type="string">
            <text:p text:style-name="Standard"><text:span text:style-name="T8">Les représentants du personnel élus</text:span></text:p>
          </table:table-cell>
          <table:covered-table-cell/>
          <table:table-cell table:style-name="Tableau17.A1" table:number-columns-spanned="2" office:value-type="string">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Membres élus du CE et les DP</text:span></text:p>
          </table:table-cell>
          <table:table-cell table:style-name="Tableau17.A1" table:number-columns-spanned="2" office:value-type="string">
            <text:p text:style-name="Standard"><text:span text:style-name="T7">A compter du jour de la proclamation des résultats et pendant toute la durée de leur mandat</text:span></text:p>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Candidats aux fonctions de membres de CE et de DP</text:span></text:p>
          </table:table-cell>
          <table:table-cell table:style-name="Tableau17.A1" table:number-columns-spanned="2" office:value-type="string">
            <text:p text:style-name="Standard"><text:span text:style-name="T7">Pendant 6 mois à partir de la date d’envoi à l’employeur des listes de candidatures au 1</text:span><text:span text:style-name="T16">er</text:span><text:span text:style-name="T7"> ou au second tour de scrutin</text:span></text:p>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Anciens membres du CE et DP</text:span></text:p>
          </table:table-cell>
          <table:table-cell table:style-name="Tableau17.A1" table:number-columns-spanned="2" office:value-type="string">
            <text:p text:style-name="Standard"><text:span text:style-name="T7">Pendant les 6 premiers mois qui suivent l’expiration de leur mandat</text:span></text:p>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Salariés qui ont demandés la mise en place d’un CE ou de DP</text:span></text:p>
          </table:table-cell>
          <table:table-cell table:style-name="Tableau17.A1" table:number-columns-spanned="2" office:value-type="string">
            <text:p text:style-name="Standard"><text:span text:style-name="T7">Pendant 6 mois à compter de leur demande</text:span></text:p>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Salariés mandatés par les organisations syndicales qui </text:span><text:soft-page-break/><text:span text:style-name="T7">négocient le protocole pré- électoral</text:span></text:p>
          </table:table-cell>
          <table:table-cell table:style-name="Tableau17.A1" table:number-columns-spanned="2" office:value-type="string">
            <text:p text:style-name="Standard"><text:span text:style-name="T7">Pendant toute la durée de leur mandat et pendant 6 mois après, à conditions </text:span><text:soft-page-break/><text:span text:style-name="T7">d’avoir exécuté leurs fonctions pendant 2 ans consécutifs</text:span></text:p>
            <text:p text:style-name="P5"/>
          </table:table-cell>
          <table:covered-table-cell/>
        </table:table-row>
        <table:table-row table:style-name="Tableau17.1">
          <table:table-cell table:style-name="Tableau17.A1" table:number-columns-spanned="2" office:value-type="string">
            <text:p text:style-name="Standard"><text:span text:style-name="T8">Les délégués syndicaux</text:span></text:p>
          </table:table-cell>
          <table:covered-table-cell/>
          <table:table-cell table:style-name="Tableau17.A1" table:number-columns-spanned="2" office:value-type="string">
            <text:p text:style-name="Standard"><text:span text:style-name="T7">Pendant toute la durée de leur mandat et pendant 12 mois à compter de la cessation de leurs fonctions s’ils les ont exercées pendant au moins 1 an</text:span></text:p>
            <text:p text:style-name="Standard"/>
            <text:p text:style-name="P5"/>
          </table:table-cell>
          <table:covered-table-cell/>
        </table:table-row>
        <table:table-row table:style-name="Tableau17.1">
          <table:table-cell table:style-name="Tableau17.A1" table:number-columns-spanned="2" office:value-type="string">
            <text:p text:style-name="Standard"><text:span text:style-name="T8">Les conseillés Prud’homaux</text:span></text:p>
          </table:table-cell>
          <table:covered-table-cell/>
          <table:table-cell table:style-name="Tableau17.A1" table:number-columns-spanned="2" office:value-type="string">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En fonction</text:span></text:p>
          </table:table-cell>
          <table:table-cell table:style-name="Tableau17.A1" table:number-columns-spanned="2" office:value-type="string">
            <text:p text:style-name="Standard"><text:span text:style-name="T7">A compter de la publication de la liste des élus à la préfecture</text:span></text:p>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Candidats aux fonctions</text:span></text:p>
          </table:table-cell>
          <table:table-cell table:style-name="Tableau17.A1" table:number-columns-spanned="2" office:value-type="string">
            <text:p text:style-name="Standard"><text:span text:style-name="T7">Dés la notification de la candidature ou dès que l’employeur a eu l’imminence de la candidature et pendant 6 mois suivant la publication des candidatures</text:span></text:p>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Anciens conseillés</text:span></text:p>
          </table:table-cell>
          <table:table-cell table:style-name="Tableau17.A1" table:number-columns-spanned="2" office:value-type="string">
            <text:p text:style-name="Standard"><text:span text:style-name="T7">Ayant cessé leurs fonctions depuis moins de 6 mois</text:span></text:p>
          </table:table-cell>
          <table:covered-table-cell/>
        </table:table-row>
        <table:table-row table:style-name="Tableau17.1">
          <table:table-cell table:style-name="Tableau17.A1" table:number-columns-spanned="2" office:value-type="string">
            <text:p text:style-name="Standard"><text:span text:style-name="T8">Autres catégories de salariés</text:span></text:p>
          </table:table-cell>
          <table:covered-table-cell/>
          <table:table-cell table:style-name="Tableau17.A1" table:number-columns-spanned="2" office:value-type="string">
            <text:p text:style-name="P5"/>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Conseillés du salariés</text:span></text:p>
          </table:table-cell>
          <table:table-cell table:style-name="Tableau17.A1" table:number-columns-spanned="2" office:value-type="string">
            <text:p text:style-name="Standard"><text:span text:style-name="T7">A compter de la publication de la liste arrêtée par le préfet</text:span></text:p>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Représentants des salariés dans les procédures de redressement ou de liquidation judiciaire</text:span></text:p>
          </table:table-cell>
          <table:table-cell table:style-name="Tableau17.A1" table:number-columns-spanned="2" office:value-type="string">
            <text:p text:style-name="Standard"><text:span text:style-name="T7">Dés leur désignation et jusqu’au paiement par l’AGS de sommes dues aux salariés</text:span></text:p>
          </table:table-cell>
          <table:covered-table-cell/>
        </table:table-row>
        <table:table-row table:style-name="Tableau17.1">
          <table:table-cell table:style-name="Tableau17.A1" office:value-type="string">
            <text:p text:style-name="P5"/>
          </table:table-cell>
          <table:table-cell table:style-name="Tableau17.A1" office:value-type="string">
            <text:p text:style-name="Standard"><text:span text:style-name="T7">Salariés mandatés</text:span></text:p>
          </table:table-cell>
          <table:table-cell table:style-name="Tableau17.A1" table:number-columns-spanned="2" office:value-type="string">
            <text:p text:style-name="Standard"><text:span text:style-name="T7">Dès que l’employeur a eu connaissance de leur désignation et pendant 12 mois après la signature de l’accord, la fin du mandat ou l’établissement d’un procès- verbal de désaccord</text:span></text:p>
          </table:table-cell>
          <table:covered-table-cell/>
        </table:table-row>
        <table:table-row table:style-name="Tableau17.1">
          <table:table-cell table:style-name="Tableau17.A1" office:value-type="string">
            <text:p text:style-name="P5"/>
          </table:table-cell>
          <table:table-cell table:style-name="Tableau17.A1" table:number-columns-spanned="2" office:value-type="string">
            <text:p text:style-name="Standard"><text:span text:style-name="T7">Les membres du CHSCT</text:span></text:p>
          </table:table-cell>
          <table:covered-table-cell/>
          <table:table-cell table:style-name="Tableau17.A1" office:value-type="string">
            <text:p text:style-name="Standard"/>
            <text:p text:style-name="P5"/>
          </table:table-cell>
        </table:table-row>
        <table:table-row table:style-name="Tableau17.1">
          <table:table-cell table:style-name="Tableau17.A1" office:value-type="string">
            <text:p text:style-name="P5"/>
          </table:table-cell>
          <table:table-cell table:style-name="Tableau17.A1" table:number-columns-spanned="2" office:value-type="string">
            <text:p text:style-name="Standard"><text:span text:style-name="T7">Les médecins du travail</text:span></text:p>
          </table:table-cell>
          <table:covered-table-cell/>
          <table:table-cell table:style-name="Tableau17.A1" office:value-type="string">
            <text:p text:style-name="P5"/>
          </table:table-cell>
        </table:table-row>
      </table:table>
      <text:p text:style-name="Standard"/>
      <text:p text:style-name="P51"><text:span text:style-name="T20">Procédure applicable</text:span></text:p>
      <text:p text:style-name="Standard"/>
      <text:list xml:id="list225501870" text:continue-numbering="true" text:style-name="WWNum2">
        <text:list-item>
          <text:p text:style-name="P36"><text:span text:style-name="T7">le CE doit être consulté. Il émet un avis après audition de l’intéressé</text:span></text:p>
        </text:list-item>
        <text:list-item>
          <text:p text:style-name="P36"><text:span text:style-name="T7">le licenciement ne peut intervenir qu’après autorisation préalable de l’inspecteur du travail</text:span></text:p>
        </text:list-item>
      </text:list>
      <text:p text:style-name="P42"><text:span text:style-name="T18">o<text:tab/></text:span><text:span text:style-name="T7">la demande d’autorisation doit lui être transmise (LRAR) au plus tard dans les 15 jours qui suivant la délibération du CE</text:span></text:p>
      <text:p text:style-name="P42"><text:span text:style-name="T18">o<text:tab/></text:span><text:span text:style-name="T7">l’inspecteur du travail procède à une enquête contradictoire. Il doit se prononcer dans un délai de 15 jours (8 jours en cas de mise à pied). son silence pendant 2 mois vaut décision implicite de rejet</text:span></text:p>
      <text:p text:style-name="Standard"/>
      <text:p text:style-name="P25"><text:span text:style-name="T7">Le non respect de la procédure ou le fait de passer outre la décision de l’inspecteur du travail constitue un délit d’entrave.</text:span></text:p>
      <text:p text:style-name="Standard"/>
      <text:p text:style-name="P51"><text:span text:style-name="T20">Les recours</text:span></text:p>
      <text:p text:style-name="Standard"/>
      <text:p text:style-name="Standard"><text:span text:style-name="T7">La décision de l’inspecteur du travail peut faire l’objet d’un recours :</text:span></text:p>
      <text:list xml:id="list722405194" text:continue-numbering="true" text:style-name="WWNum2">
        <text:list-item>
          <text:p text:style-name="P36"><text:span text:style-name="T7">gracieux qui lui est adressé</text:span></text:p>
        </text:list-item>
        <text:list-item>
          <text:p text:style-name="P36"><text:span text:style-name="T7">hiérarchique auprès du Ministre du Travail (dans un délai de 2 mois). </text:span><text:soft-page-break/><text:span text:style-name="T7">Celui- ci dispose d’un délai de 4 mois pour faire connaître sa décision. Son silence pendant plus de 4 mois vaut refus de la demande.</text:span></text:p>
        </text:list-item>
        <text:list-item>
          <text:p text:style-name="P36"><text:span text:style-name="T7">contentieux devant les tribunaux administratifs</text:span></text:p>
        </text:list-item>
      </text:list>
      <text:p text:style-name="Standard"/>
      <text:p text:style-name="P33"><text:span text:style-name="T7">Le juge judiciaire peut aussi être compétent pour statuer sur la régularité de la procédure, examiner la validité du plan de sauvegarde de l’emploi, contrôler les critères utilisés pour déterminer l’ordre des licenciements, …</text:span></text:p>
      <text:p text:style-name="P33"/>
      <text:p text:style-name="P33"><text:span text:style-name="T7">En cas d’annulation de l’autorisation de licenciement, le salarié a le droit à :</text:span></text:p>
      <text:list xml:id="list1912143152" text:continue-numbering="true" text:style-name="WWNum2">
        <text:list-item>
          <text:p text:style-name="P36"><text:span text:style-name="T7">la réintégration immédiate dans son emploi ou dans un emploi équivalent (le juge des référés peut être saisi)</text:span></text:p>
        </text:list-item>
        <text:list-item>
          <text:p text:style-name="P36"><text:span text:style-name="T7">la réparation du préjudice subit : dans un arrêt de principe (5 février 2002), la Cour de Cassation a précisé les conséquences de l’annulation concernant l’indemnisation du salarié : qu’il ait ou non demandé sa réintégration, il peut prétendre aux indemnités de rupture (s’il n’en a pas bénéficié au moment de son licenciement et s’il remplit les conditions requises) et à l’indemnité pour licenciement sans cause réelle et sérieuse s’il est établit que son licenciement, au moment où il a été prononcé, était dépourvu d’une telle cause.</text:span></text:p>
        </text:list-item>
      </text:list>
      <text:p text:style-name="Standard"/>
      <text:p text:style-name="P33"><text:span text:style-name="T7">Si le licenciement est intervenu sans autorisation, le salarié peut :</text:span></text:p>
      <text:list xml:id="list1748593445" text:continue-numbering="true" text:style-name="WWNum2">
        <text:list-item>
          <text:p text:style-name="P36"><text:span text:style-name="T7">demander sa réintégration immédiate (il peut saisir le juge des référés). S’il l’obtient, il a le droit à une indemnité égale au montant des salaires qu’il aurait perçu entre le moment où il a été licencié, et celui où il a été réintégré.</text:span></text:p>
        </text:list-item>
        <text:list-item>
          <text:p text:style-name="P36"><text:span text:style-name="T7">s’il n’a pas demandé sa réintégration, il a le droit :</text:span></text:p>
        </text:list-item>
      </text:list>
      <text:p text:style-name="P42"><text:span text:style-name="T18">o<text:tab/></text:span><text:span text:style-name="T7">à une indemnité pour violation du statut protecteur</text:span></text:p>
      <text:p text:style-name="P42"><text:span text:style-name="T18">o<text:tab/></text:span><text:span text:style-name="T7">aux indemnités de rupture de droit commun et à une indemnité réparant l’intégralité du préjudice qui résulte du caractère illicite du licenciement (au minimum : 6 mois de salaire)</text:span></text:p>
      <text:p text:style-name="Standard"/>
      <text:p text:style-name="P25"><text:span text:style-name="T7">L’entretien préalable avec un salarié protégé est obligatoire, même s’il est inclus dans un licenciement collectif de plus de 10 salariés</text:span></text:p>
      <text:p text:style-name="Standard"/>
      <text:p text:style-name="P25"><text:span text:style-name="T8">4- les élections</text:span></text:p>
      <text:p text:style-name="Standard"/>
      <text:p text:style-name="P25"><text:span text:style-name="T7">L’employeur a l’obligation, tous les 4 ans, d’informer le personnel par voie d’affichage, de l’organisation d’élections en vue de désigner ses représentants du personnel. Le document affiché précise la date envisagée pour le premier tour. Il doit inviter par tout moyen, les syndicats représentatifs « intéressés » à établir leurs listes et à négocier avec lui un protocole pré- électoral fixant les modalités du déroulement des opérations électorales. Doivent être obligatoirement prévus, la répartition des sièges et du personnel entre les collèges électoraux.</text:span></text:p>
      <text:p text:style-name="P25"/>
      <text:p text:style-name="P25"><text:span text:style-name="T7">Depuis la loi du 9 mai 2001 relative à l’égalité professionnelles entre les hommes et les femmes, les syndicats doivent, à l’occasion de l’élaboration du protocole pré- électoral, examiner « les voies et les moyens en vue d’atteindre une représentation équilibrée des hommes et des femmes sur les listes de candidatures ».</text:span></text:p>
      <text:p text:style-name="P25"/>
      <text:p text:style-name="P25"><text:span text:style-name="T7">L’élection des délégués du personnel et celle des représentants du personnel au CE doivent avoir lieu à la même date.</text:span></text:p>
      <text:p text:style-name="P25"><text:soft-page-break/></text:p>
      <text:p text:style-name="P28"><text:span text:style-name="T3">a) le cadre de la mise en place</text:span></text:p>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P3"><text:span text:style-name="T7">DELEGUES DU PERSONNEL</text:span></text:p>
          </table:table-cell>
          <table:table-cell table:style-name="Tableau18.B1" office:value-type="string">
            <text:p text:style-name="Standard"/>
            <text:p text:style-name="P93"><text:span text:style-name="T7">-70<text:tab/>l’entreprise</text:span></text:p>
            <text:p text:style-name="P93"><text:span text:style-name="T7">-71<text:tab/>l’établissement (conception large : dès lors qu’il existe une communauté de salariés ayant des problèmes et des revendications en commun)</text:span></text:p>
            <text:p text:style-name="P93"><text:span text:style-name="T7">-72<text:tab/>le site</text:span></text:p>
            <text:p text:style-name="P93"><text:span text:style-name="T7">-73<text:tab/>l’UES</text:span></text:p>
            <text:p text:style-name="P5"/>
          </table:table-cell>
        </table:table-row>
        <table:table-row table:style-name="Tableau18.1">
          <table:table-cell table:style-name="Tableau18.A1" office:value-type="string">
            <text:p text:style-name="P3"><text:span text:style-name="T7">COMITE D’ENTREPRISE</text:span></text:p>
          </table:table-cell>
          <table:table-cell table:style-name="Tableau18.B2" office:value-type="string">
            <text:p text:style-name="Standard"/>
            <text:p text:style-name="P93"><text:span text:style-name="T7">-74<text:tab/>l’entreprise. Quand une entreprise a plusieurs établissements : l’établissement, un comité central d’entreprise. la jurisprudence estime qu’il y a établissement distinct dès qu’il y a autonomie dans la gestion du personnel et l’exécution du service</text:span></text:p>
            <text:p text:style-name="P93"><text:span text:style-name="T7">-75<text:tab/>l’UES</text:span></text:p>
            <text:p text:style-name="P93"><text:span text:style-name="T7">-76<text:tab/>le groupe (comité de groupe)</text:span></text:p>
            <text:p text:style-name="P5"/>
          </table:table-cell>
        </table:table-row>
        <table:table-row table:style-name="Tableau18.1">
          <table:table-cell table:style-name="Tableau18.A1" office:value-type="string">
            <text:p text:style-name="P3"><text:span text:style-name="T7">DELEGUES SYNDICAUX</text:span></text:p>
          </table:table-cell>
          <table:table-cell table:style-name="Tableau18.B3" office:value-type="string">
            <text:p text:style-name="Standard"/>
            <text:p text:style-name="P93"><text:span text:style-name="T7">-77<text:tab/>l’établissement (représentativité évaluée dans chaque établissement)</text:span></text:p>
            <text:p text:style-name="P93"><text:span text:style-name="T7">-78<text:tab/>l’entreprise</text:span></text:p>
            <text:p text:style-name="P93"><text:span text:style-name="T7">-79<text:tab/>l’UES</text:span></text:p>
            <text:p text:style-name="P5"/>
          </table:table-cell>
        </table:table-row>
      </table:table>
      <text:p text:style-name="Standard"/>
      <text:p text:style-name="P28"><text:span text:style-name="T3">b) les collèges</text:span></text:p>
      <text:p text:style-name="Standard"/>
      <text:p text:style-name="P25"><text:span text:style-name="T7">S’il y a plus de 25 salariés, les électeurs doivent être divisés en collèges :</text:span></text:p>
      <text:p text:style-name="Standard"><text:span text:style-name="T7">- le premier collège groupe les ouvriers et employés</text:span></text:p>
      <text:p text:style-name="Standard"><text:span text:style-name="T7">- le second collège groupe les ingénieurs, chefs de service, techniciens, agents de maîtrise, …</text:span></text:p>
      <text:p text:style-name="Standard"><text:span text:style-name="T7">- pour l’élection des membres du CE, un troisième collège peut être mis en place dans les entreprises occupant plus de 500 salariés, ou dans toute autre entreprise où le nombre des ingénieurs, chefs de services et cadres est au moins égal à 25, pour les salariés ayant cette qualification.</text:span></text:p>
      <text:p text:style-name="Standard"/>
      <text:p text:style-name="P28"><text:span text:style-name="T3">c) l’électorat et l’éligibilité</text:span></text:p>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Standard"><text:span text:style-name="T7">CONDITIONS POUR ETRE ELECTEUR</text:span></text:p>
          </table:table-cell>
          <table:table-cell table:style-name="Tableau19.A1" office:value-type="string">
            <text:p text:style-name="Standard"><text:span text:style-name="T7">CONDITIONS POUR ETRE ELIGIBLE</text:span></text:p>
          </table:table-cell>
        </table:table-row>
        <table:table-row table:style-name="Tableau19.1">
          <table:table-cell table:style-name="Tableau19.A1" office:value-type="string">
            <text:p text:style-name="Standard"/>
            <text:p text:style-name="P35"><text:span text:style-name="T7">-80<text:tab/>avoir 16 ans</text:span></text:p>
            <text:p text:style-name="P35"><text:span text:style-name="T7">-81<text:tab/>être salarié dans l’entreprise depuis au moins 3 mois</text:span></text:p>
            <text:p text:style-name="P35"><text:span text:style-name="T7">-82<text:tab/>les salariés à temps partiel sont électeurs. Les salariés intérimaires ne votent que s’ils sont sous la subordination directe de l’entreprise utilisatrice</text:span></text:p>
          </table:table-cell>
          <table:table-cell table:style-name="Tableau19.A1" office:value-type="string">
            <text:p text:style-name="Standard"/>
            <text:p text:style-name="Standard"><text:span text:style-name="T7">- être électeur dans l’entreprise</text:span></text:p>
            <text:p text:style-name="Standard"><text:span text:style-name="T7">- avoir 18 ans</text:span></text:p>
            <text:p text:style-name="Standard"><text:span text:style-name="T7">- être salarié dans l’entreprise depuis au moins 1 an sans interruption</text:span></text:p>
            <text:p text:style-name="Standard"><text:span text:style-name="T7">- ne pas être parent ou allié du chef d’entreprise</text:span></text:p>
            <text:p text:style-name="Standard"><text:span text:style-name="T7">- ne pas avoir été déchu de ses fonctions syndicales et ne pas avoir été condamné pour indignité nationale</text:span></text:p>
            <text:p text:style-name="P5"/>
          </table:table-cell>
        </table:table-row>
        <table:table-row table:style-name="Tableau19.1">
          <table:table-cell table:style-name="Tableau19.A1" table:number-columns-spanned="2" office:value-type="string">
            <text:p text:style-name="Standard"><text:span text:style-name="T7">-ne pas avoir subi de condamnation pénale ayant entraîné la perte des droits civiques</text:span></text:p>
          </table:table-cell>
          <table:covered-table-cell/>
        </table:table-row>
      </table:table>
      <text:p text:style-name="P28"><text:soft-page-break/></text:p>
      <text:p text:style-name="P28"><text:span text:style-name="T3">d) les candidatures</text:span></text:p>
      <text:p text:style-name="Standard"/>
      <text:p text:style-name="P25"><text:span text:style-name="T7">Au premier tour, les syndicats représentatifs ont le monopole de la présentation des listes. Si au premier tour, le nombre des votants est inférieur à la moitié des électeurs inscrits, un second tour a lieu. Dans ce cas, toutes les candidatures sont admises.</text:span></text:p>
      <text:p text:style-name="Standard"/>
      <text:p text:style-name="P28"><text:span text:style-name="T3">e) le scrutin</text:span></text:p>
      <text:p text:style-name="Standard"/>
      <text:p text:style-name="P25"><text:span text:style-name="T7">C’est un scrutin de liste avec représentation proportionnelle, c'est-à-dire que le vote d’effectue par listes. Le panachage est autorisé.</text:span></text:p>
      <text:p text:style-name="P25"><text:span text:style-name="T7">Il est attribué à chaque liste par le bureau de vote, autant de sièges que le nombre de voix recueillies par elle, contient le « quotient électoral » : nombre de suffrages / nombre de sièges. </text:span></text:p>
      <text:p text:style-name="Standard"/>
      <text:p text:style-name="P25"><text:span text:style-name="T7">S’il reste des sièges à pourvoir, ils sont attribués à la plus forte moyenne (=nombre de voix recueillies / nombre de sièges déjà obtenus) + 1.</text:span></text:p>
      <text:p text:style-name="Standard"/>
      <text:p text:style-name="P25"><text:span text:style-name="T7">Les contestations relatives à l’électorat ou à la régularité des opérations électorales sont de la compétence du tribunal d’instance. Les résultats obtenus par les syndicats aux élections professionnelles ont une importance non négligeable. Les lois « Aubry » et la loi du 4 mai 2004 ont donné aux syndicats majoritaires un rôle accru (droit d’opposition à un accord collectif dans certains cas).</text:span></text:p>
      <text:p text:style-name="P25"/>
      <text:p text:style-name="P28"><text:span text:style-name="T3">f) constat de carence</text:span></text:p>
      <text:p text:style-name="Standard"/>
      <text:p text:style-name="Standard"><text:span text:style-name="T7"><text:tab/>Si les représentants du personnel n’ont pus être désignés, l’employeur doit établir un procès- verbal qui est transmis à l’inspecteur du travail dans les 15 jours.</text:span></text:p>
      <text:p text:style-name="Standard"/>
      <text:p text:style-name="Standard"><text:span text:style-name="T6">B- les délégués du personnel</text:span></text:p>
      <text:p text:style-name="Standard"/>
      <text:p text:style-name="P25"><text:span text:style-name="T8">1- historique</text:span></text:p>
      <text:p text:style-name="Standard"/>
      <table:table table:name="Tableau20" table:style-name="Tableau20">
        <table:table-column table:style-name="Tableau20.A"/>
        <table:table-column table:style-name="Tableau20.B"/>
        <table:table-row table:style-name="Tableau20.1">
          <table:table-cell table:style-name="Tableau20.A1" office:value-type="string">
            <text:p text:style-name="P3"><text:span text:style-name="T7">1936</text:span></text:p>
          </table:table-cell>
          <table:table-cell table:style-name="Tableau20.B1" office:value-type="string">
            <text:p text:style-name="Standard"><text:span text:style-name="T7">Les accords Matignon prévoient que dans tout établissement de plus de 10 salariés, des « délégués ouvriers » seront élus pour présenter des réclamations à la direction</text:span></text:p>
          </table:table-cell>
        </table:table-row>
        <table:table-row table:style-name="Tableau20.1">
          <table:table-cell table:style-name="Tableau20.A1" office:value-type="string">
            <text:p text:style-name="P3"><text:span text:style-name="T7">1946</text:span></text:p>
          </table:table-cell>
          <table:table-cell table:style-name="Tableau20.B2" office:value-type="string">
            <text:p text:style-name="Standard"><text:span text:style-name="T7">Réorganisation de l’institution</text:span></text:p>
          </table:table-cell>
        </table:table-row>
        <table:table-row table:style-name="Tableau20.1">
          <table:table-cell table:style-name="Tableau20.A1" office:value-type="string">
            <text:p text:style-name="P3"><text:span text:style-name="T7">28 octobre 1982</text:span></text:p>
          </table:table-cell>
          <table:table-cell table:style-name="Tableau20.B3" office:value-type="string">
            <text:p text:style-name="Standard"><text:span text:style-name="T7">La loi précise que les élections de ces délégués sont obligatoires dans toutes les entreprises agricoles, commerciales, industrielles, professions libérales, sociétés civiles, … où sont occupées au moins 11 personnes pendant 12 mois consécutifs ou non au cours des 3 années précédentes</text:span></text:p>
          </table:table-cell>
        </table:table-row>
        <table:table-row table:style-name="Tableau20.1">
          <table:table-cell table:style-name="Tableau20.A1" office:value-type="string">
            <text:p text:style-name="P3"><text:span text:style-name="T7">20 décembre 1993</text:span></text:p>
          </table:table-cell>
          <table:table-cell table:style-name="Tableau20.B4" office:value-type="string">
            <text:p text:style-name="Standard"><text:span text:style-name="T7">La loi quinquennale pour l’emploi a prévu la possibilité de mettre en place une délégation unique du personnel dans de petites entreprises</text:span></text:p>
          </table:table-cell>
        </table:table-row>
        <table:table-row table:style-name="Tableau20.1">
          <table:table-cell table:style-name="Tableau20.A1" office:value-type="string">
            <text:p text:style-name="P3"><text:span text:style-name="T7">2 août 2005</text:span></text:p>
          </table:table-cell>
          <table:table-cell table:style-name="Tableau20.B5" office:value-type="string">
            <text:p text:style-name="Standard"><text:span text:style-name="T7">La loi porte la durée du mandat de 2 à 4 ans</text:span></text:p>
          </table:table-cell>
        </table:table-row>
      </table:table>
      <text:p text:style-name="Standard"/>
      <text:p text:style-name="P25"><text:span text:style-name="T8">2- la désignation des délégués</text:span></text:p>
      <text:p text:style-name="Standard"/>
      <text:p text:style-name="P25"><text:span text:style-name="T7">Ils sont élus pour 4 ans par le personnel. Un accord collectif de branche, de groupe ou d’entreprise peut fixer une durée comprise entre 2 et 4 ans. Leur </text:span><text:soft-page-break/><text:span text:style-name="T7">désignation est obligatoire dans les entreprises, établissements ou UES d’au moins 11 salariés.</text:span></text:p>
      <text:p text:style-name="P25"/>
      <text:p text:style-name="P25"><text:span text:style-name="T7">Leur nombre dépend de l’effectif de l’entreprise. Il y a autant de délégués titulaires que de suppléants. Dans les entreprises de 50 salariés et plus, où les délégués doivent remplacer le CE (qui n’a pu être élu) ou le CHSCT, les délégués sont plus nombreux.</text:span></text:p>
      <text:p text:style-name="P25"/>
      <text:p text:style-name="P25"/>
      <text:p text:style-name="P25"/>
      <text:p text:style-name="P25"/>
      <text:p text:style-name="P25"/>
      <text:p text:style-name="P25"/>
      <text:p text:style-name="P25"/>
      <text:p text:style-name="P25"/>
      <table:table table:name="Tableau21" table:style-name="Tableau21">
        <table:table-column table:style-name="Tableau21.A"/>
        <table:table-column table:style-name="Tableau21.B"/>
        <table:table-row table:style-name="Tableau21.1">
          <table:table-cell table:style-name="Tableau21.A1" office:value-type="string">
            <text:p text:style-name="P3"><text:span text:style-name="T7">NOMBRE DE SALARIES</text:span></text:p>
          </table:table-cell>
          <table:table-cell table:style-name="Tableau21.A1" office:value-type="string">
            <text:p text:style-name="P3"><text:span text:style-name="T7">NOMBRE DE TITULAIRES ET SUPPLEANTS</text:span></text:p>
          </table:table-cell>
        </table:table-row>
        <table:table-row table:style-name="Tableau21.1">
          <table:table-cell table:style-name="Tableau21.A1" office:value-type="string">
            <text:p text:style-name="P3"><text:span text:style-name="T7">11 à 25</text:span></text:p>
          </table:table-cell>
          <table:table-cell table:style-name="Tableau21.A1" office:value-type="string">
            <text:p text:style-name="P3"><text:span text:style-name="T7">1</text:span></text:p>
          </table:table-cell>
        </table:table-row>
        <table:table-row table:style-name="Tableau21.1">
          <table:table-cell table:style-name="Tableau21.A1" office:value-type="string">
            <text:p text:style-name="P3"><text:span text:style-name="T7">26 à 74</text:span></text:p>
          </table:table-cell>
          <table:table-cell table:style-name="Tableau21.A1" office:value-type="string">
            <text:p text:style-name="P3"><text:span text:style-name="T7">2</text:span></text:p>
          </table:table-cell>
        </table:table-row>
        <table:table-row table:style-name="Tableau21.1">
          <table:table-cell table:style-name="Tableau21.A1" office:value-type="string">
            <text:p text:style-name="P3"><text:span text:style-name="T7">75 à 99</text:span></text:p>
          </table:table-cell>
          <table:table-cell table:style-name="Tableau21.A1" office:value-type="string">
            <text:p text:style-name="P3"><text:span text:style-name="T7">3</text:span></text:p>
          </table:table-cell>
        </table:table-row>
        <table:table-row table:style-name="Tableau21.1">
          <table:table-cell table:style-name="Tableau21.A1" office:value-type="string">
            <text:p text:style-name="P3"><text:span text:style-name="T7">100 à 124</text:span></text:p>
          </table:table-cell>
          <table:table-cell table:style-name="Tableau21.A1" office:value-type="string">
            <text:p text:style-name="P3"><text:span text:style-name="T7">4</text:span></text:p>
          </table:table-cell>
        </table:table-row>
        <table:table-row table:style-name="Tableau21.1">
          <table:table-cell table:style-name="Tableau21.A1" office:value-type="string">
            <text:p text:style-name="P3"><text:span text:style-name="T7">125 à 174</text:span></text:p>
          </table:table-cell>
          <table:table-cell table:style-name="Tableau21.A1" office:value-type="string">
            <text:p text:style-name="P3"><text:span text:style-name="T7">5</text:span></text:p>
          </table:table-cell>
        </table:table-row>
        <table:table-row table:style-name="Tableau21.1">
          <table:table-cell table:style-name="Tableau21.A1" office:value-type="string">
            <text:p text:style-name="P3"><text:span text:style-name="T7">175 à 249</text:span></text:p>
          </table:table-cell>
          <table:table-cell table:style-name="Tableau21.A1" office:value-type="string">
            <text:p text:style-name="P3"><text:span text:style-name="T7">6</text:span></text:p>
          </table:table-cell>
        </table:table-row>
        <table:table-row table:style-name="Tableau21.1">
          <table:table-cell table:style-name="Tableau21.A1" office:value-type="string">
            <text:p text:style-name="P3"><text:span text:style-name="T7">250 à 499</text:span></text:p>
          </table:table-cell>
          <table:table-cell table:style-name="Tableau21.A1" office:value-type="string">
            <text:p text:style-name="P3"><text:span text:style-name="T7">7</text:span></text:p>
          </table:table-cell>
        </table:table-row>
        <table:table-row table:style-name="Tableau21.1">
          <table:table-cell table:style-name="Tableau21.A1" office:value-type="string">
            <text:p text:style-name="P3"><text:span text:style-name="T7">500 à 749</text:span></text:p>
          </table:table-cell>
          <table:table-cell table:style-name="Tableau21.A1" office:value-type="string">
            <text:p text:style-name="P3"><text:span text:style-name="T7">8</text:span></text:p>
          </table:table-cell>
        </table:table-row>
        <table:table-row table:style-name="Tableau21.1">
          <table:table-cell table:style-name="Tableau21.A1" office:value-type="string">
            <text:p text:style-name="P3"><text:span text:style-name="T7">750 à 999</text:span></text:p>
          </table:table-cell>
          <table:table-cell table:style-name="Tableau21.A1" office:value-type="string">
            <text:p text:style-name="P3"><text:span text:style-name="T7">9</text:span></text:p>
          </table:table-cell>
        </table:table-row>
      </table:table>
      <text:p text:style-name="Standard"/>
      <text:p text:style-name="Standard"><text:span text:style-name="T7">A partir de 1 000 salariés : un titulaire et un suppléant de plus par tranche de 250 salariés.</text:span></text:p>
      <text:p text:style-name="Standard"/>
      <text:p text:style-name="P25"><text:span text:style-name="T8">3- la délégation unique du personnel</text:span></text:p>
      <text:p text:style-name="Standard"/>
      <text:p text:style-name="P25"><text:span text:style-name="T7">La loi du 20/12/93 a ouvert, aux entreprises ou établissements de 50 à 200 salariés, la faculté de constituer une délégation unique du personnel ; les délégués constituant alors également la délégation du personnel au comité d’entreprise. L’initiative de cette mise en place revient à l’employeur.</text:span></text:p>
      <text:p text:style-name="P25"/>
      <text:p text:style-name="P25"><text:span text:style-name="T7">Les délégués sont élus pour 4 ans, leur mandat étant renouvelable. Le crédit d’heures est de 20 heures par mois. Cette mesure a été inspirée par la difficultés existante à trouver des candidats à ces fonctions. Actuellement, différentes explications peuvent être données à ce phénomène (problème d’emploi, individualisme croissant, …). Cependant, l’organisation des relations employeurs/salariés est fondée sur la représentation.</text:span></text:p>
      <text:p text:style-name="Standard"/>
      <text:p text:style-name="P25"><text:span text:style-name="T8">4- les délégués de site</text:span></text:p>
      <text:p text:style-name="Standard"/>
      <text:p text:style-name="P33"><text:span text:style-name="T7">Des lois de 1982 et 1993 prévoient que lorsque, sur un même site, se trouvent plusieurs établissement de moins de 11 salariés occupant au total plus de 50 salariés, le directeur de la main d’œuvre peut, par sa propre initiative ou à la demande des organisations syndicales, imposer l’élection de délégués de site. Il faut cependant :</text:span></text:p>
      <text:list xml:id="list620115932" text:continue-numbering="true" text:style-name="WWNum2">
        <text:list-item>
          <text:p text:style-name="P36"><text:span text:style-name="T7">qu’il existe un problème commun aux entreprises du site</text:span></text:p>
        </text:list-item>
        <text:list-item>
          <text:p text:style-name="P36"><text:soft-page-break/><text:span text:style-name="T7">que ces problèmes soient de même nature et suffisamment importants</text:span></text:p>
        </text:list-item>
      </text:list>
      <text:p text:style-name="Standard"/>
      <text:p text:style-name="P33"><text:span text:style-name="T7">On peut entendre par « site », une zone industrielle, une rue commerçante dans une ville, un chantier composé d’entreprises différentes.</text:span></text:p>
      <text:p text:style-name="Standard"/>
      <text:p text:style-name="P25"><text:span text:style-name="T8">5- les attributions des délégués</text:span></text:p>
      <text:p text:style-name="Standard"/>
      <text:p text:style-name="P28"><text:span text:style-name="T3">a) relations avec l’employeur</text:span></text:p>
      <text:p text:style-name="Standard"/>
      <text:list xml:id="list1543036336" text:continue-numbering="true" text:style-name="WWNum2">
        <text:list-item>
          <text:p text:style-name="P36"><text:span text:style-name="T7">les délégués présentent à l’employeur, les réclamations individuelles ou collectives des salariés concernant la réglementation du travail. Les salariés n’ont cependant pas l’obligation de présenter leurs revendications par l’intermédiaire des délégués, ils peuvent agir directement.</text:span></text:p>
        </text:list-item>
        <text:list-item>
          <text:p text:style-name="P36"><text:span text:style-name="T7">ils saisissent l’employeur (‘droit d’alerte ») en cas d’atteinte au droit des personnes, à leur santé physique et mentale ou aux libertés individuelles (ex : mesures discriminatoires).</text:span></text:p>
        </text:list-item>
      </text:list>
      <text:p text:style-name="P57"><text:span text:style-name="T7">L’employeur doit alors procéder à une enquête et prendre les mesures nécessaires pour y remédier. En cas de carence de l’employeur ou de divergence sur la réalité de cette atteinte et à défaut de solution trouvée, le Conseil de Prud’hommes peut être saisi, même en référé.</text:span></text:p>
      <text:list xml:id="list296441241" text:continue-numbering="true" text:style-name="WWNum2">
        <text:list-item>
          <text:p text:style-name="P36"><text:span text:style-name="T7">une réunion mensuelle avec l’employeur est obligatoire. Des réunions restreintes peuvent être demandée ainsi que des réunions exceptionnelles. En ces d’urgence, les délégués peuvent se faire assister, au cours de ces réunions, d’un représentant d’une organisation syndicale.</text:span></text:p>
        </text:list-item>
      </text:list>
      <text:p text:style-name="Standard"/>
      <text:p text:style-name="P28"><text:span text:style-name="T3">b) relation avec les salariés</text:span></text:p>
      <text:p text:style-name="Standard"/>
      <text:p text:style-name="Standard"><text:span text:style-name="T7">Les délégués portent à la connaissance des salariés :</text:span></text:p>
      <text:list xml:id="list365621396" text:continue-numbering="true" text:style-name="WWNum2">
        <text:list-item>
          <text:p text:style-name="P36"><text:span text:style-name="T7">le compte rendu des réunions avec l’employeur</text:span></text:p>
        </text:list-item>
        <text:list-item>
          <text:p text:style-name="P36"><text:span text:style-name="T7">la liste écrite des revendications présentées</text:span></text:p>
        </text:list-item>
        <text:list-item>
          <text:p text:style-name="P36"><text:span text:style-name="T7">la relation des démarches extérieures</text:span></text:p>
        </text:list-item>
        <text:list-item>
          <text:p text:style-name="P36"><text:span text:style-name="T7">toutes informations susceptibles de les intéresser, notamment par voie d’affichage</text:span></text:p>
        </text:list-item>
      </text:list>
      <text:p text:style-name="P28"><text:span text:style-name="T3">c) relations avec l’inspecteur du travail</text:span></text:p>
      <text:p text:style-name="Standard"/>
      <text:list xml:id="list1897491000" text:continue-numbering="true" text:style-name="WWNum2">
        <text:list-item>
          <text:p text:style-name="P36"><text:span text:style-name="T7">Ils le saisissent :</text:span></text:p>
        </text:list-item>
      </text:list>
      <text:p text:style-name="P42"><text:span text:style-name="T18">o<text:tab/></text:span><text:span text:style-name="T7">de tout plainte ou observation relative à l’application des règles du travail</text:span></text:p>
      <text:p text:style-name="P42"><text:span text:style-name="T18">o<text:tab/></text:span><text:span text:style-name="T7">en cas de recours abusif aux CDD ou aux CTT</text:span></text:p>
      <text:list xml:id="list1648563901" text:continue-numbering="true" text:style-name="WWNum2">
        <text:list-item>
          <text:p text:style-name="P36"><text:span text:style-name="T7">Ils peuvent l’accompagner lorsque celui- ci effectue une visite dans l’entreprise</text:span></text:p>
        </text:list-item>
      </text:list>
      <text:p text:style-name="Standard"/>
      <text:p text:style-name="P28"><text:span text:style-name="T3">d) consultation</text:span></text:p>
      <text:p text:style-name="Standard"/>
      <text:list xml:id="list1324877935" text:continue-numbering="true" text:style-name="WWNum2">
        <text:list-item>
          <text:p text:style-name="P36"><text:span text:style-name="T7">ils sont consultés sur la période de congé et l’ordre des départs, sur le reclassement d’un salarié après un accident du travail, en matière de repos compensateur, et lorsque l’employeur envisage un licenciement collectif pour motif économique.</text:span></text:p>
        </text:list-item>
        <text:list-item>
          <text:p text:style-name="P36"><text:span text:style-name="T7">en l’absence du CE, ils doivent obligatoirement être consultés sur certaines questions (ex : chèques vacances, congés particuliers, formation professionnelle, règlement intérieur, …)</text:span></text:p>
        </text:list-item>
      </text:list>
      <text:p text:style-name="Standard"><text:soft-page-break/></text:p>
      <text:p text:style-name="P28"><text:span text:style-name="T3">e) remplacement du CE et du CHSCT</text:span></text:p>
      <text:p text:style-name="Standard"/>
      <text:list xml:id="list134268554" text:continue-numbering="true" text:style-name="WWNum2">
        <text:list-item>
          <text:p text:style-name="P36"><text:span text:style-name="T7">dans les entreprises de moins de 50 salariés, ils exercent les attributions économiques du CE et interviennent, avec l’employeur, dans la gestion des activités sociales et culturelles.</text:span></text:p>
        </text:list-item>
        <text:list-item>
          <text:p text:style-name="P36"><text:span text:style-name="T7">à défaut de CHSCT, les délégués du personnel exercent les mêmes missions</text:span></text:p>
        </text:list-item>
      </text:list>
      <text:p text:style-name="Standard"/>
      <text:p text:style-name="P28"><text:span text:style-name="T3">f) relations avec les autres instances de la représentation</text:span></text:p>
      <text:p text:style-name="Standard"/>
      <text:list xml:id="list1084996657" text:continue-numbering="true" text:style-name="WWNum2">
        <text:list-item>
          <text:p text:style-name="P36"><text:span text:style-name="T7">ils communiquent au CE et au CHSCT les suggestions et observation du personnel sur toute question entrant dans le champ de compétences de ces institutions.</text:span></text:p>
        </text:list-item>
        <text:list-item>
          <text:p text:style-name="P36"><text:span text:style-name="T7">dans les entreprises de plus de 50 salariés, ils désignent, avec les délégués du CE, les membres du CHSCT</text:span></text:p>
        </text:list-item>
      </text:list>
      <text:p text:style-name="Standard"/>
      <text:p text:style-name="Standard"/>
      <text:p text:style-name="Standard"/>
      <text:p text:style-name="Standard"/>
      <text:p text:style-name="Standard"/>
      <text:p text:style-name="Standard"/>
      <text:p text:style-name="P25"><text:span text:style-name="T8">6- les moyens</text:span></text:p>
      <text:p text:style-name="Standard"/>
      <text:p text:style-name="P28"><text:span text:style-name="T3">a) le crédit d’heures mensuel</text:span></text:p>
      <text:p text:style-name="P25"/>
      <text:p text:style-name="P25"><text:span text:style-name="T7">15 heures par titulaire (10 heures dans les entreprises de moins de 50, s’ils exercent les missions du CHSCT, ils ont le droit aussi à un crédit d’heures (de 2 à 20 heures selon l’effectif).</text:span></text:p>
      <text:p text:style-name="Standard"/>
      <text:p text:style-name="P25"><text:span text:style-name="T7">Ce temps est considéré comme du travail effectif, mais les heures de délégations ne constituent pas un forfait : le délégué peut être amené à fournir un justification ou peut obtenir un dépassement.</text:span></text:p>
      <text:p text:style-name="Standard"/>
      <text:p text:style-name="Standard"><text:span text:style-name="T7"><text:tab/>Les représentants du personnel qui cumulent les attributions de délégués du personnel et de membres du CE ont un crédit d’heures mensuel spécifique de 20 heures de délégation. le temps passé avec l’employeur n’est pas comptabilisé dans le crédit d’heures.</text:span></text:p>
      <text:p text:style-name="Standard"/>
      <text:p text:style-name="P28"><text:span text:style-name="T3">b) mise à la disposition de moyens par l’employeur</text:span></text:p>
      <text:p text:style-name="Standard"/>
      <text:p text:style-name="Standard"><text:span text:style-name="T7">- d’un local pour se réunir</text:span></text:p>
      <text:p text:style-name="Standard"><text:span text:style-name="T7">- de panneaux d’affichage aux portes d’entrés des lieux de travail. Il a aussi été jugé qu’un délégué du personnel (également délégués syndical) devait bénéficier d’une ligne téléphonique assurant la confidentialité des communication. Ceci est également valable pour tout salarié « investis d’un mandat électif ou syndical).</text:span></text:p>
      <text:p text:style-name="P28"/>
      <text:p text:style-name="P28"><text:span text:style-name="T3">c) déplacements</text:span></text:p>
      <text:p text:style-name="Standard"/>
      <text:p text:style-name="P25"><text:span text:style-name="T7">Ils peuvent se déplacer librement pour exercer leurs fonctions, soit à l’intérieur de l’entreprise (sans en gêner le fonctionnement), soit au dehors </text:span><text:soft-page-break/><text:span text:style-name="T7">(inspecteur du Travail, caisse de sécurité sociale, …). Le fait d’assister aux réunions syndicales n’est pas pris en compte.</text:span></text:p>
      <text:p text:style-name="Standard"/>
      <text:p text:style-name="P28"><text:span text:style-name="T3">d) informations par l’employeur</text:span></text:p>
      <text:p text:style-name="Standard"/>
      <text:p text:style-name="Standard"><text:span text:style-name="T7"><text:tab/>L’employeur doit leur fournir les information nécessaires aux consultations les concernant.</text:span></text:p>
      <text:p text:style-name="Standard"/>
      <text:p text:style-name="P28"><text:span text:style-name="T3">e) protection</text:span></text:p>
      <text:p text:style-name="Standard"/>
      <text:p text:style-name="Standard"><text:span text:style-name="T7"><text:tab/>Les délégués de personnel sont protégés : leur licenciement ne peut intervenir que sous certaines conditions.</text:span></text:p>
      <text:p text:style-name="Standard"/>
      <text:p text:style-name="P28"><text:span text:style-name="T3">f) formation économique</text:span></text:p>
      <text:p text:style-name="Standard"/>
      <text:p text:style-name="Standard"><text:span text:style-name="T7">Ils ont droit :</text:span></text:p>
      <text:list xml:id="list1345721641" text:continue-numbering="true" text:style-name="WWNum2">
        <text:list-item>
          <text:p text:style-name="P36"><text:span text:style-name="T7">comme tous les salariés, à une formation économique, sociale et syndicale</text:span></text:p>
        </text:list-item>
        <text:list-item>
          <text:p text:style-name="P36"><text:span text:style-name="T7">s’ils exercent les attributions du CE ou du CHSCT, aux formations spécifiques existant pour les membres de ces institutions.</text:span></text:p>
        </text:list-item>
      </text:list>
      <text:p text:style-name="Standard"/>
      <text:p text:style-name="Standard"/>
      <text:p text:style-name="Standard"/>
      <text:p text:style-name="Standard"/>
      <text:p text:style-name="Standard"/>
      <text:p text:style-name="Standard"/>
      <text:p text:style-name="P23"><text:span text:style-name="T2">CHAP 21. LES SYNDICATS</text:span></text:p>
      <text:p text:style-name="P33"/>
      <text:p text:style-name="P33"><text:span text:style-name="T7">Les syndicats sont des partenaires privilégiés des relatons de travail. Leur reconnaissance est ancienne, elle date de la loi du 21 mars 1884. La liberté syndicale, reconnue par cette loi n’a jamais été démentie et toujours réaffirmée depuis :</text:span></text:p>
      <text:list xml:id="list1309782667" text:continue-numbering="true" text:style-name="WWNum2">
        <text:list-item>
          <text:p text:style-name="P36"><text:span text:style-name="T7">Dans le préambule de la constitution de 1946, repris par la constitution de 1958 : « tout homme peut défendre ses droits et ses intérêts par l’action syndicale et adhérer au syndicat de son choix</text:span></text:p>
        </text:list-item>
        <text:list-item>
          <text:p text:style-name="P36"><text:span text:style-name="T7">Dans la charte des droits fondamentaux de l’union européenne « toute personne a le droit à la liberté de réunion pacifique et à la liberté d’association à tous les niveaux, notamment dans les domaines politique, syndicale et civique et de s’y affilier pour la défense de ses intérêts »</text:span></text:p>
        </text:list-item>
        <text:list-item>
          <text:p text:style-name="P36"><text:span text:style-name="T7">Dans les conventions de l’oit : « les travailleurs et les employeurs sans distinction d’aucune sorte ont le droit, sans autorisation préalable, de constituer des organisations de leur choix, ainsi que de s’affilier à ses organisations à la seule condition de ses conformer aux statuts de ces dernières. »</text:span></text:p>
        </text:list-item>
      </text:list>
      <text:p text:style-name="Standard"/>
      <text:p text:style-name="Standard"><text:span text:style-name="T6">A- la liberté syndicale</text:span></text:p>
      <text:p text:style-name="Standard"/>
      <text:p text:style-name="P27"><text:span text:style-name="T7">La liberté syndicale implique la liberté d’adhérer à un syndicat ou de ne pas y adhérer, elle implique aussi la faculté de ne plus y adhérer. Elle concerne le salarié dans ses relations avec l‘employeur dans ses relations avec les syndicats.</text:span></text:p>
      <text:p text:style-name="Standard"/>
      <text:p text:style-name="P25"><text:soft-page-break/><text:span text:style-name="T8">1- la liberté syndicale du salarié face à l’employeur</text:span></text:p>
      <text:p text:style-name="Standard"/>
      <text:p text:style-name="P33"><text:span text:style-name="T7">Dans ses relations avec le salarié, la loi interdit à l’employeur toute prise en considération de l’appartenance à un syndicat ou à l’activité syndicale tant lors de l’embauche, que pendant l’exécution du contrat. Toute pratique contraire serait constitutive de discriminations susceptibles de sanctions :</text:span></text:p>
      <text:list xml:id="list1793097064" text:continue-numbering="true" text:style-name="WWNum2">
        <text:list-item>
          <text:p text:style-name="P36"><text:span text:style-name="T7">L’art. L. 122-45_code du travail prévoit la nullité de plein droit des actes discriminatoires. Le salarié doit se soumettre au jugement des éléments de fait laissant supposer la preuve que sa décision repose sur des éléments objectifs, étrangers à toute discrimination.</text:span></text:p>
        </text:list-item>
        <text:list-item>
          <text:p text:style-name="P36"><text:span text:style-name="T7">Il existe aussi un délai spécifique au droit du travail (art. L. 412-2 _Code du Travail) « de prise de considération » de l’appartenance à un syndicat en matière d’embauche, de conduite ou de répartition du travail, de formation professionnelle ou d’avancement, de mesures de discipline ou de congédiement. En ce qui concerne la preuve, il appartient au salarié syndicaliste qui se prétend lésé par une mesure discriminatoire de soumettre au juge les éléments de fait susceptibles de caractériser une atteinte au principe d’égalité de traitement.</text:span></text:p>
        </text:list-item>
      </text:list>
      <text:p text:style-name="Standard"/>
      <text:p text:style-name="P25"><text:span text:style-name="T8">2- la liberté syndicale du salarié vis à vos du syndicat</text:span></text:p>
      <text:p text:style-name="Standard"/>
      <text:p text:style-name="P25"><text:span text:style-name="T7">Le salarié ou tout membre d’un syndicat peut se retirer librement comme il e été libre d’adhérer ou non. La mise à l’index d’un salarié (qui consiste à écarter un salarié non syndiqué ou un salarié qui refuse de sa plier à la discipline syndicale) est une faute civile : le syndicat qui est à son origine engage sa responsabilité.</text:span></text:p>
      <text:p text:style-name="Standard"/>
      <text:p text:style-name="Standard"/>
      <text:p text:style-name="Standard"/>
      <text:p text:style-name="P25"><text:span text:style-name="T8">3- les relations entre employeurs et syndicats</text:span></text:p>
      <text:p text:style-name="Standard"/>
      <text:p text:style-name="P25"><text:span text:style-name="T7">Les « syndicats-maison » sont interdits : il s’agit d’une pratique qui consiste à encourager, voire même à financer la création de syndicat dans le but d’en faire un organe soumis à la direction.</text:span></text:p>
      <text:p text:style-name="Standard"/>
      <text:p text:style-name="Standard"><text:span text:style-name="T6">B- le statut juridique des syndicats</text:span></text:p>
      <text:p text:style-name="Standard"/>
      <text:p text:style-name="P25"><text:span text:style-name="T8">1- conditions de fonds et de forme de la constitution du syndicat</text:span></text:p>
      <text:p text:style-name="Standard"/>
      <text:p text:style-name="P28"><text:span text:style-name="T3">a) l’objet du syndicat</text:span></text:p>
      <text:p text:style-name="P25"/>
      <text:p text:style-name="P25"><text:span text:style-name="T7">Art. L. 411-1_Code du Travail : les syndicats professionnels ont exclusivement pour objet l’étude et la défense des droits ainsi que des intérêts matériels et moraux, tant collectifs qu’individuels, des personnes visées par leurs statuts. »</text:span></text:p>
      <text:p text:style-name="P25"/>
      <text:p text:style-name="Standard"><text:span text:style-name="T7">Les syndicats ont donc :</text:span></text:p>
      <text:list xml:id="list1951635758" text:continue-numbering="true" text:style-name="WWNum2">
        <text:list-item>
          <text:p text:style-name="P36"><text:span text:style-name="T7">Une fonction de revendication (les fonctions de délégué du personnel et de délégué syndical sont différentes)</text:span></text:p>
        </text:list-item>
        <text:list-item>
          <text:p text:style-name="P36"><text:span text:style-name="T7">Une fonction de défense des intérêts individuels et collectifs, ainsi que de défense de leurs intérêts propres</text:span></text:p>
        </text:list-item>
      </text:list>
      <text:p text:style-name="Standard"/>
      <text:p text:style-name="P25"><text:span text:style-name="T7">De cette définition découlent des activités illicites : les activités politique, commerciales ou religieuses.</text:span></text:p>
      <text:p text:style-name="Standard"><text:soft-page-break/></text:p>
      <text:p text:style-name="P28"><text:span text:style-name="T3">b) les conditions de forme</text:span></text:p>
      <text:p text:style-name="Standard"/>
      <text:p text:style-name="P25"><text:span text:style-name="T7">Les membres fondateurs d’un syndicat doivent rédiger les statuts indiquant l’objet du syndicat, son siège, le nom des administrateurs, les modalités d’adhésion, le montant des cotisations. Les statuts doivent faire l’objet d’un dépôt en mairie, formalité publique destinée à informer les tiers. Chaque changement dans les statuts doit faire l’objet d’un nouveau dépôt. L’absence de dépôt des statuts prive le syndicat de la reconnaissance de la personnalité juridique et de tous les droits y afférant.</text:span></text:p>
      <text:p text:style-name="Standard"/>
      <text:p text:style-name="P28"><text:span text:style-name="T3">c) l’acquisition de la personnalité juridique</text:span></text:p>
      <text:p text:style-name="Standard"/>
      <text:p text:style-name="P25"><text:span text:style-name="T7">Le dépôt des statuts permet au syndicat d’acquérir la personnalité juridique. Le syndicat est une personne morale. A ce titre, il est pourvu d’un patrimoine, il a la capacité de contracter, d’ester en justice et il est susceptible de voir sa responsabilité mise en cause (civile et pénale). Des attributions spécifiques sont réservées aux syndicats dits représentatifs.</text:span></text:p>
      <text:p text:style-name="Standard"/>
      <text:p text:style-name="P25"><text:span text:style-name="T8">2- la représentativité</text:span></text:p>
      <text:p text:style-name="Standard"/>
      <text:p text:style-name="P28"><text:span text:style-name="T3">a) définition et les conditions de la représentativité syndicale</text:span></text:p>
      <text:p text:style-name="Standard"/>
      <text:p text:style-name="P27"><text:span text:style-name="T7">La représentativité est l’aptitude du syndicat à s’exprimer au nom d’une collectivité de travailleurs plus vaste que celle de ses adhérents. C’est une qualité qui s’apprécie en fonction de critères légaux et jurisprudentiels et qui permet au regroupement professionnel considéré comme représentatif de se prévaloir d’un certain nombre de prérogatives (négociation d’accords collectifs, présentation de candidats au premier tour des élections de représentants du personnel, désignation de délégués syndicaux…)</text:span></text:p>
      <text:p text:style-name="P51"><text:span text:style-name="T20">La représentativité présumée</text:span></text:p>
      <text:p text:style-name="Standard"/>
      <text:p text:style-name="P25"><text:span text:style-name="T7">Tout <text:s/>syndicat affilié à l’une des cinq confédérations nationales syndicales est présumé représentatif :</text:span></text:p>
      <text:list xml:id="list145980701" text:continue-numbering="true" text:style-name="WWNum2">
        <text:list-item>
          <text:p text:style-name="P36"><text:span text:style-name="T7">CGT – Confédération Française du Travail</text:span></text:p>
        </text:list-item>
        <text:list-item>
          <text:p text:style-name="P36"><text:span text:style-name="T7">CGT-FO – Force Ouvrière</text:span></text:p>
        </text:list-item>
        <text:list-item>
          <text:p text:style-name="P36"><text:span text:style-name="T7">CFTC – Confédération Française des Travailleurs Chrétiens</text:span></text:p>
        </text:list-item>
        <text:list-item>
          <text:p text:style-name="P36"><text:span text:style-name="T7">CFDT – Confédération Française Du Travail</text:span></text:p>
        </text:list-item>
        <text:list-item>
          <text:p text:style-name="P36"><text:span text:style-name="T7">CFE-CGC – Confédération Française de l’Encadrement – Confédération Générale des Cadres</text:span></text:p>
        </text:list-item>
      </text:list>
      <text:p text:style-name="Standard"/>
      <text:p text:style-name="P25"><text:span text:style-name="T7">Cette représentativité est irréfragable, donc il est impossible d’apporter la preuve d’absence de représentativité. A u niveau national, la juridiction administrative est compétente pour reconnaître la représentativité.</text:span></text:p>
      <text:p text:style-name="Standard"/>
      <text:p text:style-name="P51"><text:span text:style-name="T20">La représentativité à prouver</text:span></text:p>
      <text:p text:style-name="Standard"/>
      <text:p text:style-name="P25"><text:span text:style-name="T7">Les autres syndicats, ceux qui ne sont pas affiliés à l’une des confédérations reconnues comme représentatives au niveau national devront justifier de leur représentativité si elle est contestée.</text:span></text:p>
      <text:p text:style-name="Standard"><text:span text:style-name="T7">L’art. L. 133-2_Code du Travail fixe 5 critères :</text:span></text:p>
      <text:list xml:id="list2107619515" text:continue-numbering="true" text:style-name="WWNum2">
        <text:list-item>
          <text:p text:style-name="P36"><text:span text:style-name="T7">les effectifs</text:span></text:p>
        </text:list-item>
        <text:list-item>
          <text:p text:style-name="P36"><text:soft-page-break/><text:span text:style-name="T7">l’indépendance vis-à-vis de l’employeur</text:span></text:p>
        </text:list-item>
        <text:list-item>
          <text:p text:style-name="P36"><text:span text:style-name="T7">les cotisations</text:span></text:p>
        </text:list-item>
        <text:list-item>
          <text:p text:style-name="P36"><text:span text:style-name="T7">l’expérience</text:span></text:p>
        </text:list-item>
        <text:list-item>
          <text:p text:style-name="P36"><text:span text:style-name="T7">l’ancienneté</text:span></text:p>
        </text:list-item>
      </text:list>
      <text:p text:style-name="Standard"/>
      <text:p text:style-name="P25"><text:span text:style-name="T7">Les deux premiers critères sont les plus importants. La jurisprudence a adapté ou complété ces critères en tenant compte de la réalité de l’influence du syndicat. Par ailleurs, ils ne sont pas cumulatifs : il s’agit pour le syndicat de rapporter la preuve de son activité en s’appuyant sur certains critères.</text:span></text:p>
      <text:p text:style-name="Standard"/>
      <text:p text:style-name="P28"><text:span text:style-name="T3">b) les effets de la représentativité</text:span></text:p>
      <text:p text:style-name="Standard"/>
      <text:p text:style-name="Standard"><text:span text:style-name="T7">Les syndicats représentatifs disposent des prérogatives suivantes :</text:span></text:p>
      <text:list xml:id="list2021491575" text:continue-numbering="true" text:style-name="WWNum2">
        <text:list-item>
          <text:p text:style-name="P36"><text:span text:style-name="T7">ils peuvent constituer des sections syndicales d’entreprise</text:span></text:p>
        </text:list-item>
        <text:list-item>
          <text:p text:style-name="P36"><text:span text:style-name="T7">ils peuvent désigner des délégués syndicaux</text:span></text:p>
        </text:list-item>
        <text:list-item>
          <text:p text:style-name="P36"><text:span text:style-name="T7">ils ont le monopole de la présentation des candidats au premier tour de l’élection des représentants du personnel</text:span></text:p>
        </text:list-item>
        <text:list-item>
          <text:p text:style-name="P36"><text:span text:style-name="T7">ils disposent d’un monopole pour la négociation de conventions et accords collectifs</text:span></text:p>
        </text:list-item>
        <text:list-item>
          <text:p text:style-name="P36"><text:span text:style-name="T7">ils peuvent désigner un représentant au comité d’entreprise</text:span></text:p>
        </text:list-item>
      </text:list>
      <text:p text:style-name="Standard"/>
      <text:p text:style-name="Standard"><text:span text:style-name="T6">C- la représentation syndicale dans l’entreprise</text:span></text:p>
      <text:p text:style-name="Standard"/>
      <text:p text:style-name="P25"><text:span text:style-name="T8">1- la section syndicale</text:span></text:p>
      <text:p text:style-name="Standard"/>
      <text:p text:style-name="P27"><text:span text:style-name="T7">Dans toute entreprise, sans condition d’effectif, chaque syndicat représentatif a la faculté, et non l’obligation, de constituer une section syndicale. Il s’agit d’une antenne du syndicat qui regroupe ses adhérents mais qui n’a pas la personnalité juridique.</text:span></text:p>
      <text:p text:style-name="Standard"/>
      <text:p text:style-name="P25"><text:span text:style-name="T7">Selon une jurisprudence constante, « lorsqu’un syndicat représentatif désigne un délégué syndical dans une entreprise qui emploi au moins 50 salariés, l’existence d’une section syndicale est établie.</text:span></text:p>
      <text:p text:style-name="Standard"><text:span text:style-name="T7">La section syndicale dispose de moyens et de prérogatives propres.</text:span></text:p>
      <text:p text:style-name="Standard"/>
      <text:p text:style-name="P28"><text:span text:style-name="T3">a) prérogatives</text:span></text:p>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P3"><text:span text:style-name="T7">La collecte des cotisations</text:span></text:p>
          </table:table-cell>
          <table:table-cell table:style-name="Tableau22.B1" office:value-type="string">
            <text:p text:style-name="Standard"><text:span text:style-name="T7">Elle est réalisée à l’intérieur de l’entreprise, sur le lieu de travail, pendant les horaires</text:span></text:p>
          </table:table-cell>
        </table:table-row>
        <table:table-row table:style-name="Tableau22.1">
          <table:table-cell table:style-name="Tableau22.A1" office:value-type="string">
            <text:p text:style-name="P3"><text:span text:style-name="T7">Communication écrite</text:span></text:p>
          </table:table-cell>
          <table:table-cell table:style-name="Tableau22.B2" office:value-type="string">
            <text:p text:style-name="Standard"><text:span text:style-name="T7">Elle comprend la liberté d’affichage et la distribution de tracts : leur contenu est libre un exemplaire doit être remis au chef d’entreprise ; une ordonnance d’arrachage peut être prise en référé en cas de « trouble manifestement illicite. » </text:span></text:p>
            <text:p text:style-name="Standard"><text:span text:style-name="T7">L’affichage électronique sur l’Internet : le dernier alinéa de l’article 412-8 prévoit la possibilité d’autoriser, par un accord collectif d’entreprise, les organisations syndicales à utiliser les moyens d’information de l’entreprise : accès à l’intranet, utilisations de la messagerie électronique à condition que cette diffusion soit compatible avec les exigences de bon fonctionnement du réseau informatique et de ne pas entraver l’accomplissement du travail. La liberté de choix des salariés d’accepter ou refuser des messages </text:span><text:soft-page-break/><text:span text:style-name="T7">syndicaux doit être préservée.</text:span></text:p>
          </table:table-cell>
        </table:table-row>
        <table:table-row table:style-name="Tableau22.1">
          <table:table-cell table:style-name="Tableau22.A1" office:value-type="string">
            <text:p text:style-name="P3"><text:span text:style-name="T7">Liberté des réunions syndicales</text:span></text:p>
          </table:table-cell>
          <table:table-cell table:style-name="Tableau22.B3" office:value-type="string">
            <text:p text:style-name="Standard"><text:span text:style-name="T7">Les réunions sont mensuelles, elles ont lieu en dehors du temps de travail, sur le lieu de travail ou en dehors.</text:span></text:p>
          </table:table-cell>
        </table:table-row>
      </table:table>
      <text:p text:style-name="Standard"/>
      <text:p text:style-name="P28"><text:span text:style-name="T3">b) moyens</text:span></text:p>
      <text:p text:style-name="Standard"/>
      <table:table table:name="Tableau23" table:style-name="Tableau23">
        <table:table-column table:style-name="Tableau23.A"/>
        <table:table-column table:style-name="Tableau23.B"/>
        <table:table-row table:style-name="Tableau23.1">
          <table:table-cell table:style-name="Tableau23.A1" office:value-type="string">
            <text:p text:style-name="P3"><text:span text:style-name="T7">Local syndical</text:span></text:p>
          </table:table-cell>
          <table:table-cell table:style-name="Tableau23.B1" office:value-type="string">
            <text:p text:style-name="Standard"><text:span text:style-name="T7">Dans les entreprises de plus de 200 salariés, un local est mis à la disposition des sections syndicales. Dans les entreprises de plus de 1000 salariés, chaque section syndicale dispose de son propre local. L’aménagement du local doit faire l’objet d’un accord avec le chef d’entreprise.</text:span></text:p>
            <text:p text:style-name="P5"/>
          </table:table-cell>
        </table:table-row>
        <table:table-row table:style-name="Tableau23.1">
          <table:table-cell table:style-name="Tableau23.A1" office:value-type="string">
            <text:p text:style-name="P3"><text:span text:style-name="T7">Crédit d’heures</text:span></text:p>
          </table:table-cell>
          <table:table-cell table:style-name="Tableau23.B2" office:value-type="string">
            <text:p text:style-name="Standard"><text:span text:style-name="T7">Chaque section syndicale dispose d’un crédit d’heures de 10 heures par an dans les entreprises de plus de 500 salariés. Il est de 15 heures par an pour les entreprises de plus de 1000 salariés pour préparer la négociation collective. les heures se répartissent librement dans la section.</text:span></text:p>
          </table:table-cell>
        </table:table-row>
      </table:table>
      <text:p text:style-name="Standard"/>
      <text:p text:style-name="P25"><text:span text:style-name="T8">2- les délégués syndicaux</text:span></text:p>
      <text:p text:style-name="Standard"/>
      <text:p text:style-name="P28"><text:span text:style-name="T3">a) les modalités de désignation</text:span></text:p>
      <text:p text:style-name="Standard"/>
      <text:p text:style-name="P25"><text:span text:style-name="T7">Dans les entreprises de plus de 50 salariés, chaque syndicat peut désigner un ou plusieurs délégués syndicaux. Dans les entreprises de moins de 50 salariés et de plus de 11 salariés, un délégué du personnel peut être désigné comme délégué syndical pendant la durée de son mandat sans crédit d’heures supplémentaire. Le mandat de délégué syndical peut être cumulé avec un autre mandat de représentant du personnel.</text:span></text:p>
      <text:p text:style-name="P25"/>
      <text:p text:style-name="P25"><text:span text:style-name="T7">Pour pouvoir être désigné comme délégué syndical, il faut avoir plus de 18 ans et travailler dans l’entreprise depuis au moins un an, réduit à 4 mois si l’entreprise vient d’être créée. La désignation fait l’objet d’une notification écrite au chef d’établissement (lettre recommandée ou remise en mains propre contre décharge indiquant les nom et prénom de l’intéressé).</text:span></text:p>
      <text:p text:style-name="P25"><text:span text:style-name="T7">L’inspecteur du travail est également informé de cette désignation ainsi que les salariés par affichage sur les panneaux réservés à l’information syndicale. Le mandat de délégué syndical s’exerce sans limitation de durée.</text:span></text:p>
      <text:p text:style-name="P25"/>
      <text:p text:style-name="P25"><text:span text:style-name="T7">Le nombre de délégués syndicaux désignés par chaque syndicat représentatif est fonction de l’effectif de l’entreprise. Ce nombre, fixé par la loi, peut être augmenté par accord collectif :</text:span></text:p>
      <text:list xml:id="list2031836495" text:continue-numbering="true" text:style-name="WWNum2">
        <text:list-item>
          <text:p text:style-name="P36"><text:span text:style-name="T7">de 50 à 999 salariés : 1 délégués syndical</text:span></text:p>
        </text:list-item>
        <text:list-item>
          <text:p text:style-name="P36"><text:span text:style-name="T7">de 1 000 à 1 999 salariés : 2 délégués syndicaux</text:span></text:p>
        </text:list-item>
        <text:list-item>
          <text:p text:style-name="P36"><text:span text:style-name="T7">de 2 000 à 3 999 salariés : 3 délégués syndicaux</text:span></text:p>
        </text:list-item>
        <text:list-item>
          <text:p text:style-name="P36"><text:span text:style-name="T7">de 4 000 à 9 999 salariés : 4 salariés syndicaux</text:span></text:p>
        </text:list-item>
        <text:list-item>
          <text:p text:style-name="P36"><text:span text:style-name="T7">plus de 10 000 salariés : 5 délégués syndicaux</text:span></text:p>
        </text:list-item>
      </text:list>
      <text:p text:style-name="Standard"/>
      <text:p text:style-name="Standard"><text:span text:style-name="T7">Le cadre de la désignation est l’établissement distinct ; une structuration avec délégué syndical central est nécessaire si l’entreprise a un effectif de 2 000 salariés et deux établissements distincts de plus de 50 salariés. Par ailleurs, un représentant syndical supplémentaire pour le CE est désigné si l’entreprise a plus de 300 salariés.</text:span></text:p>
      <text:p text:style-name="Standard"><text:soft-page-break/></text:p>
      <text:p text:style-name="P25"><text:span text:style-name="T3">b) le rôle des délégués syndicaux et les moyens mis à leur disposition</text:span></text:p>
      <text:p text:style-name="Standard"/>
      <text:p text:style-name="P51"><text:span text:style-name="T20">Les missions des délégués syndicaux</text:span></text:p>
      <text:p text:style-name="Standard"/>
      <table:table table:name="Tableau24" table:style-name="Tableau24">
        <table:table-column table:style-name="Tableau24.A"/>
        <table:table-column table:style-name="Tableau24.B"/>
        <table:table-row table:style-name="Tableau24.1">
          <table:table-cell table:style-name="Tableau24.A1" office:value-type="string">
            <text:p text:style-name="P3"><text:span text:style-name="T7">Fonction de représentation et de défense des intérêts des salariés</text:span></text:p>
          </table:table-cell>
          <table:table-cell table:style-name="Tableau24.B1" office:value-type="string">
            <text:p text:style-name="Standard"><text:span text:style-name="T7">Ils représentent le syndicat auprès du chef d’entreprise et peuvent présenter des revendications.</text:span></text:p>
          </table:table-cell>
        </table:table-row>
        <table:table-row table:style-name="Tableau24.1">
          <table:table-cell table:style-name="Tableau24.A1" office:value-type="string">
            <text:p text:style-name="P3"><text:span text:style-name="T7">Fonction de négociation</text:span></text:p>
          </table:table-cell>
          <table:table-cell table:style-name="Tableau24.B2" office:value-type="string">
            <text:p text:style-name="Standard"><text:span text:style-name="T7">Ils sont en principe, les partenaires obligatoires de toute négociation (d’accord ou convention collectifs), et de la négociation annuelle sur les salaires et la durée du travail.</text:span></text:p>
          </table:table-cell>
        </table:table-row>
        <table:table-row table:style-name="Tableau24.1">
          <table:table-cell table:style-name="Tableau24.A1" office:value-type="string">
            <text:p text:style-name="P3"><text:span text:style-name="T7">Fonction d’animation de la section syndicale</text:span></text:p>
          </table:table-cell>
          <table:table-cell table:style-name="Tableau24.B3" office:value-type="string">
            <text:p text:style-name="Standard"><text:span text:style-name="T7">Ce sont eux qui le plus souvent collectent les cotisations, préparent et animent les réunions, réalisent les affichages, les tracts, …</text:span></text:p>
          </table:table-cell>
        </table:table-row>
      </table:table>
      <text:p text:style-name="Standard"/>
      <text:p text:style-name="P51"><text:span text:style-name="T20">Les moyens des délégués syndicaux</text:span></text:p>
      <text:p text:style-name="Standard"/>
      <table:table table:name="Tableau25" table:style-name="Tableau25">
        <table:table-column table:style-name="Tableau25.A"/>
        <table:table-column table:style-name="Tableau25.B"/>
        <table:table-row table:style-name="Tableau25.1">
          <table:table-cell table:style-name="Tableau25.A1" office:value-type="string">
            <text:p text:style-name="P3"><text:span text:style-name="T7">Crédit d’heures</text:span></text:p>
          </table:table-cell>
          <table:table-cell table:style-name="Tableau25.B1" office:value-type="string">
            <text:p text:style-name="Standard"><text:span text:style-name="T7">- 10 heures par mois dans les entreprises de moins de 150 salariés</text:span></text:p>
            <text:p text:style-name="Standard"><text:span text:style-name="T7">- 15 heures à partir de 150 salariés</text:span></text:p>
            <text:p text:style-name="Standard"><text:span text:style-name="T7">- 20 heures au-delà de 500 salariés</text:span></text:p>
            <text:p text:style-name="Standard"><text:span text:style-name="T7">L’utilisation de ce crédit d’heures répond aux mêmes conditions que pour les autres représentants du personnel à une différence : les délégués syndicaux peuvent se répartir entre eux l’utilisation du crédit d’heures.</text:span></text:p>
            <text:p text:style-name="P5"/>
          </table:table-cell>
        </table:table-row>
        <table:table-row table:style-name="Tableau25.1">
          <table:table-cell table:style-name="Tableau25.A1" office:value-type="string">
            <text:p text:style-name="P3"><text:span text:style-name="T7">La liberté de déplacement</text:span></text:p>
          </table:table-cell>
          <table:table-cell table:style-name="Tableau25.B2" office:value-type="string">
            <text:p text:style-name="Standard"><text:span text:style-name="T7">Comme les autres représentants du personnel, les délégués syndicaux peuvent se déplacer librement dans et hors de l’entreprise</text:span></text:p>
          </table:table-cell>
        </table:table-row>
        <table:table-row table:style-name="Tableau25.1">
          <table:table-cell table:style-name="Tableau25.A3" office:value-type="string">
            <text:p text:style-name="Standard"><text:span text:style-name="T7">La protection des délégués syndicaux :</text:span></text:p>
            <text:p text:style-name="Standard"><text:span text:style-name="T7">- exercice du mandat protégé contre le délit d’entrave</text:span></text:p>
            <text:p text:style-name="Standard"><text:span text:style-name="T7">- protection contre le licenciement</text:span></text:p>
          </table:table-cell>
          <table:table-cell table:style-name="Tableau25.B3" office:value-type="string">
            <text:p text:style-name="Standard"/>
            <text:p text:style-name="Standard"/>
            <text:p text:style-name="Standard"><text:span text:style-name="T7">Toute entrave à l’exercice du mandat de délégué syndical est passible d’une amende de 3 750 € et d’un an d’emprisonnement (x2 en cas de récidive)</text:span></text:p>
            <text:p text:style-name="Standard"><text:span text:style-name="T7">Les délégués syndicaux, pendant l’exercice de leur mandat et les anciens délégués syndicaux pendant 12 mois après la fin de leur mandat, bénéficient d’une procédure protectrice en cas de licenciements ou toue autre rupture à l’initiative de l’employeur (rupture d’une CDD pour faute par exemple). Cette procédure subordonne le licenciement d’un délégué syndical à l’autorisation de l’inspecteur du travail</text:span></text:p>
          </table:table-cell>
        </table:table-row>
      </table:table>
      <text:p text:style-name="Standard"><text:span text:style-name="T6">D- l’action syndicale</text:span></text:p>
      <text:p text:style-name="Standard"/>
      <text:p text:style-name="P25"><text:span text:style-name="T8">1- les actions en justice des syndicats</text:span></text:p>
      <text:p text:style-name="Standard"/>
      <text:p text:style-name="Standard"><text:span text:style-name="T7">Les syndicats peuvent agir en justice dans différentes situations :</text:span></text:p>
      <text:list xml:id="list1929639442" text:continue-numbering="true" text:style-name="WWNum2">
        <text:list-item>
          <text:p text:style-name="P36"><text:span text:style-name="T7">pour défendre leurs intérêts propres : en tant que personne juridique, le syndicat peut ester en justice pour la défense de ses intérêts propres même s’il n’est pas représentatif. Ainsi, un syndicat peut réclamer en justice réparation d’une atteinte à la liberté syndicale</text:span></text:p>
        </text:list-item>
        <text:list-item>
          <text:p text:style-name="P36"><text:span text:style-name="T7">pour défendre des intérêts collectifs : par l’action syndicale, un syndicat peut agir n vue d’obtenir réparation d’un préjudice causé à la collectivité des salariés de la profession qu’il représente. Il peut ainsi agir en justice afin de veiller au respect des prescriptions légales et règlementaires </text:span><text:soft-page-break/><text:span text:style-name="T7">dans sa profession. Par exemple, action pour défendre le principe du repos dominical dans l’entreprise, action de syndicat de journalistes pour violation de la législation sur la presse</text:span></text:p>
        </text:list-item>
        <text:list-item>
          <text:p text:style-name="P36"><text:span text:style-name="T7">pour défendre des intérêts individuels par l’exercice d’une action de substitution : dans certaines situations, la loi permet aux syndicats de présentatifs de se substituer au salarié pour exercer une action en justice pour le compte :</text:span></text:p>
        </text:list-item>
      </text:list>
      <text:p text:style-name="P42"><text:span text:style-name="T18">o<text:tab/></text:span><text:span text:style-name="T7">d’un travailleur étranger, d’un salarié intérimaire, d’un salarié en CDD</text:span></text:p>
      <text:p text:style-name="P42"><text:span text:style-name="T18">o<text:tab/></text:span><text:span text:style-name="T7">d’un salarié s’estimant victime de harcèlement moral ou sexuel</text:span></text:p>
      <text:p text:style-name="P42"><text:span text:style-name="T18">o<text:tab/></text:span><text:span text:style-name="T7">d’un salarié touché par un licenciement économique</text:span></text:p>
      <text:p text:style-name="P42"><text:span text:style-name="T18">o<text:tab/></text:span><text:span text:style-name="T7">d’un de ses membres travailleur à domicile</text:span></text:p>
      <text:p text:style-name="Standard"/>
      <text:p text:style-name="P25"><text:span text:style-name="T7">Le syndicat doit avertir le salarié dont il entend défendre les intérêts, ce dernier peut s’y opposer. Ou bien, le salarié peut demander au syndicat d’agir pour la reconnaissance de ses droits.</text:span></text:p>
      <text:p text:style-name="Standard"/>
      <text:p text:style-name="P25"><text:span text:style-name="T8">2- la participation à la gestion des organismes sociaux</text:span></text:p>
      <text:p text:style-name="Standard"/>
      <text:p text:style-name="P25"><text:span text:style-name="T7">Outre leur rôle revendicatif, les syndicats interviennent également dans la gestion des organismes sociaux. Les groupements professionnels d’employeurs et de salariés administrent ensemble les organismes de sécurité sociale. Il en est de même en ce qui concerne le système de l’assurance- chômage (l’UNEDIC et ASSEDIC), le système de financement de la formation professionnelle continue et les institutions de retraites complémentaires.</text:span></text:p>
      <text:p text:style-name="Standard"/>
      <text:p text:style-name="P25"><text:span text:style-name="T7">Au niveau national, les syndicats ont enfin un rôle consultatif au sien du Conseil Economique et Social et de la Commission Nationale de la Négociation Collec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22. LE DROIT D’EXPRESSION DES SALARIES</text:span></text:p>
      <text:p text:style-name="Standard"/>
      <text:p text:style-name="Standard"/>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6"/>
          </table:table-cell>
          <table:table-cell table:style-name="Tableau26.A1" office:value-type="string">
            <text:p text:style-name="P3"><text:span text:style-name="T7">Champ d’application</text:span></text:p>
          </table:table-cell>
          <table:table-cell table:style-name="Tableau26.C1" office:value-type="string">
            <text:p text:style-name="Standard"><text:span text:style-name="T7">Il s’exerce dans les entreprises ou établissements industriels, commerciaux ou agricoles, les offices publics et ministériels, les professions libérales, les sociétés civiles, les syndicats professionnels, les associations sans condition d’effectif</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Domaine-objet</text:span></text:p>
          </table:table-cell>
          <table:table-cell table:style-name="Tableau26.C2" office:value-type="string">
            <text:p text:style-name="Standard"><text:span text:style-name="T7">Il est défini de façon limitative par l’art. L. 461-1 : il </text:span><text:soft-page-break/><text:span text:style-name="T7">porte sur le contenu, les conditions d’exercice et l’organisation du travail ». Il a « pour objet de définir les actions à mettre en œuvre pour améliorer les conditions de travail, l’organisation et la qualité de la production ». Il ressort de cette formulation que d’autres domaines ne peuvent pas être abordés dans ce cadre-là. (la question des rémunérations par exemple)</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Est direct</text:span></text:p>
          </table:table-cell>
          <table:table-cell table:style-name="Tableau26.C3" office:value-type="string">
            <text:p text:style-name="Standard"><text:span text:style-name="T7">Chaque salarié peut donner son opinion sur une question que recouvre ce droit, sans intermédiaire (ni voie hiérarchique, ni représentants du personnel)</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S’exerce librement</text:span></text:p>
          </table:table-cell>
          <table:table-cell table:style-name="Tableau26.C4" office:value-type="string">
            <text:p text:style-name="Standard"><text:span text:style-name="T7">L’opinion émise par un salarié dans l’exercice de ce droit ne peut motiver aucune sanction.</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S’exerce collectivement</text:span></text:p>
          </table:table-cell>
          <table:table-cell table:style-name="Tableau26.C5" office:value-type="string">
            <text:p text:style-name="Standard"><text:span text:style-name="T7">Le salarié émet des avis dans le cadre de réunions de son équipe, de son bureau, de son atelier</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 Par accord négocié avec les sections ou délégués syndicaux : le Code du Travail impose une obligation de négocier une fois par an si aucun accord n’est conclu, ou une fois tous les 3 ans si un accord existe (ou à la demande d’un syndicat représentatif)</text:span></text:p>
            <text:p text:style-name="P3"><text:span text:style-name="T7">- A défaut d’accord, les modalités d’exercice du droit d’expression dont fixées unilatéralement par l’employeur</text:span></text:p>
          </table:table-cell>
          <table:table-cell table:style-name="Tableau26.C6" office:value-type="string">
            <text:p text:style-name="Standard"><text:span text:style-name="T7">La négociation a lieu au niveau de l’entreprise ou de chaque établissement distinct et porte sur le cadre des réunions ‘équipe, bureau, atelier, …), leur organisation, leur périodicité, leur durée (avec allocation éventuelle d’un crédit d’heures au profit de chaque salarié).</text:span></text:p>
            <text:p text:style-name="Standard"><text:span text:style-name="T7">L’employeur doit consulter le CE (à défaut des DP), cette consultation doit être réalisée annuellement si lé défaut d’accord est du à l’absence de délégués syndicaux.</text:span></text:p>
            <text:p text:style-name="Standard"/>
            <text:p text:style-name="Standard"/>
            <text:p text:style-name="Standard"/>
            <text:p text:style-name="Standard"/>
            <text:p text:style-name="Standard"/>
            <text:p text:style-name="Standard"><text:span text:style-name="T7">L’absence de négociation et/ou de consultation est constitutive de délit d’entrave</text:span></text:p>
          </table:table-cell>
        </table:table-row>
        <table:table-row table:style-name="Tableau26.1">
          <table:table-cell table:style-name="Tableau26.A1" office:value-type="string">
            <text:p text:style-name="P6"/>
          </table:table-cell>
          <table:table-cell table:style-name="Tableau26.A1" office:value-type="string">
            <text:p text:style-name="P3"><text:span text:style-name="T7">Le droit d’expression s’exerce sur le lieu et pendant le temps de travail</text:span></text:p>
          </table:table-cell>
          <table:table-cell table:style-name="Tableau26.C7" office:value-type="string">
            <text:p text:style-name="Standard"><text:span text:style-name="T7">Le temps passé en réunion est considéré comme temps de travail effectif et rémunéré comme tel</text:span></text:p>
          </table:table-cell>
        </table:table-row>
      </table:table>
      <text:p text:style-name="Standard"/>
      <text:p text:style-name="Standard"/>
      <text:p text:style-name="Standard"/>
      <text:p text:style-name="P25"><text:span text:style-name="T7">L’employeur est tenu de négocier les modalités d’exercice du droit d’expression lorsque sont constituées une ou plusieurs sections syndicales dans l’entreprise et lorsqu’il existe un délégué syndical pour être son interlocuteur. Lorsqu’un accord a été conclu, il doit comporter les stipulations suivantes :</text:span></text:p>
      <text:list xml:id="list1825224254" text:continue-numbering="true" text:style-name="WWNum2">
        <text:list-item>
          <text:p text:style-name="P36"><text:span text:style-name="T7">niveau, mode d’organisation, fréquence et durée des réunions permettant l’expression des salariés</text:span></text:p>
        </text:list-item>
        <text:list-item>
          <text:p text:style-name="P36"><text:span text:style-name="T7">mesures destinées à assurer la liberté d’expression et la transmission à l’employeur des demandes, propositions et avis des salariés</text:span></text:p>
        </text:list-item>
        <text:list-item>
          <text:p text:style-name="P36"><text:span text:style-name="T7">mesures destinées à communiquer aux salariés concernés et aux représentants du personnelles demandes, avis et propositions émanant des groupes et les suites qui leur sont réservées</text:span></text:p>
        </text:list-item>
        <text:list-item>
          <text:p text:style-name="P36"><text:soft-page-break/><text:span text:style-name="T7">conditions spécifiques d’exercice du droit à l’expression du personnel d’encadrement</text:span></text:p>
        </text:list-item>
      </text:list>
      <text:p text:style-name="Standard"/>
      <text:p text:style-name="P25"><text:span text:style-name="T7">L’accord est déposé auprès de la DDTEFP. L’employeur est ensuite tenu au moins une fois tous les 3 ans, de provoquer une réunion avec les syndicats représentatifs en vue d’examiner les résultats de l’accord et d’engager sa renégociation si un syndicat le demande.</text:span></text:p>
      <text:p text:style-name="Standard"/>
      <text:p text:style-name="P25"><text:span text:style-name="T7">A défaut d’initiative de l’employeur dans ce délai, la négociation s’engage obligatoirement à la demande d’un syndicat dans les 15 jours suivants la présentation de cette demande. Le refus de négocier est constitutif du délit d’entrave.</text:span></text:p>
      <text:p text:style-name="Standard"/>
      <text:p text:style-name="P25"><text:span text:style-name="T7">L’accord ou l’employeur, en l’absence d’accord, prévoit la fréquence et la durée des réunions et définit un crédit d’heure annuel octroyé à chaque salarié. Le droit d’expression ne doit pas être confondu avec la liberté d’expression ou droit à la parole. En instituant le délit d’entrave, le législateur vise à protéger le libre fonctionnement des institutions représentatives du personnel, le libre exercice de la mission des salariés conseillés prud’hommes et de l’inspecteur du travai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23. LA GREVE</text:span></text:p>
      <text:p text:style-name="Standard"/>
      <text:p text:style-name="P25"><text:span text:style-name="T7">La loi ne définit pas la grève, elle dit simplement que la grève ne rompt pas le contrat de travail, sauf faute lourde imputable au salarié, et qu’elle peut servir de fondement à une mesure discriminatoire ou disciplinaire. Pour la cour de cassation, la grève est la cessation collective et concertée en vue d’appuyer des revendications professionnelles préalablement présentées à l’employeur. En conséquence, n’es pas </text:span><text:soft-page-break/><text:span text:style-name="T7">une grève, mais un mouvement illicite, l’arrêt de travail ne répondant à ces critères.</text:span></text:p>
      <text:p text:style-name="Standard"/>
      <text:p text:style-name="Standard"><text:span text:style-name="T6">A- critères de la grève</text:span></text:p>
      <text:p text:style-name="Standard"/>
      <text:p text:style-name="P25"><text:span text:style-name="T7">La grève suppose la cessation du travail et des motifs professionnels connus de l’employeur. La cessation du travail doit être complète, collective et concertée. La revendication doit être d’ordre professionnelle : demander une augmentation, une amélioration des conditions de travail, … Elle doit être préalablement présentée à l’employeur : la présentation de la revendication est nécessaire, sauf lorsque le conflit dépasse le cadre de l’entreprise. Il faut en effet que l’employeur connaisse les revendications des salariés pour pouvoir éventuellement les satisfaire. Mais la licéité du mouvement n’est pas pour autant subordonnée au refus explicite de l’employeur.</text:span></text:p>
      <text:p text:style-name="Standard"/>
      <text:p text:style-name="Standard"><text:span text:style-name="T6">B- la limite du droit de grève</text:span></text:p>
      <text:p text:style-name="Standard"/>
      <text:p text:style-name="Standard"><text:span text:style-name="T7">Les limites sont tantôt légales, tantôt, jurisprudentielles. Sont considérées comme grèves illicites :</text:span></text:p>
      <text:list xml:id="list1216627605" text:continue-numbering="true" text:style-name="WWNum2">
        <text:list-item>
          <text:p text:style-name="P36"><text:span text:style-name="T7">la grève politique : lorsque les revendications des grévistes sont exclusivement politiques, me mouvement est illicite. Pourtant, il est parfois difficile de distinguer les motifs politiques des motifs professionnels, lorsque les deux coexistent, le mouvement correspond à usage normal du droit de grève ; tel est le cas des grèves d’ampleur nationale dirigées contre la politique du gouvernement (ex : grèves contre la réforme des retraites, pour le retrait du contrat première embauche)</text:span></text:p>
        </text:list-item>
      </text:list>
      <text:p text:style-name="Standard"/>
      <text:list xml:id="list1871376643" text:continue-numbering="true" text:style-name="WWNum2">
        <text:list-item>
          <text:p text:style-name="P36"><text:span text:style-name="T7">grève de solidarité : il convient de distinguer les grèves de solidarité externes des grèves de solidarité interne :</text:span></text:p>
        </text:list-item>
      </text:list>
      <text:p text:style-name="Standard"/>
      <text:p text:style-name="P42"><text:span text:style-name="T18">o<text:tab/></text:span><text:span text:style-name="T7">grève de solidarité externe : les salariés d’une entreprise cesse le travail pour demander le retrait de sanctions disciplinaires prises à l’encontre d’un salarié d’une autre entreprise. Ce mouvement est illicite car l’employeur n’a pas la faculté de satisfaire les revendications qui concernent une autre entreprise.</text:span></text:p>
      <text:p text:style-name="Standard"/>
      <text:p text:style-name="P42"><text:span text:style-name="T18">o<text:tab/></text:span><text:span text:style-name="T7">grève de solidarité interne : le mouvement est qualifié d’illicite lorsqu’il a pour objectif de soutenir un salarié sanctionné pour faute (sauf si le sanction est manifestement abusive). Le mouvement correspond à un usage du droit de grève lorsqu’il soutient l’intérêt collectif, par exemple, lorsqu’une grève est déclanchée pour soutenir les salariés qui vont être licenciés après l’annonce de licenciements économiques</text:span></text:p>
      <text:p text:style-name="Standard"/>
      <text:list xml:id="list715360120" text:continue-numbering="true" text:style-name="WWNum2">
        <text:list-item>
          <text:p text:style-name="P36"><text:span text:style-name="T7">grève zélée ou perlée : le ralentissement du travail, son exécution partielle ou à l’inverse son exécution trop scrupuleuse qui a pour effet de désorganiser l’entreprise est qualifiée d’illicite</text:span></text:p>
        </text:list-item>
      </text:list>
      <text:p text:style-name="Standard"/>
      <text:list xml:id="list1069723158" text:continue-numbering="true" text:style-name="WWNum2">
        <text:list-item>
          <text:p text:style-name="P36"><text:span text:style-name="T7">grève avec occupation des locaux : ce mouvement est illicite car il porte atteinte à la liberté du travail. De surcroît, il s’accompagne de destruction de matériel et/ou de séquestration. une procédure de référé peut aboutir à une ordonnance d’expulsion des grévistes. Dès lors, si les occupants acceptent d’évacuer les locaux, l’atteinte à la liberté du travail cesse. S’ils refusent, l’employeur peut demander le concours de la force publique. Les piquets de grève, c'est-à-dire les regroupements de grévistes devant </text:span><text:soft-page-break/><text:span text:style-name="T7">l’entreprise sont licites s’ils n’empêchent pas l’accès des non grévistes à l’entreprise</text:span></text:p>
        </text:list-item>
      </text:list>
      <text:p text:style-name="Standard"/>
      <text:list xml:id="list87877637" text:continue-numbering="true" text:style-name="WWNum2">
        <text:list-item>
          <text:p text:style-name="P36"><text:span text:style-name="T7">grève d’autosatisfaction : selon la Cour de Cassation, le droit de grève n’autorise pas les salariés à exécuter leur travail dans les conditions qu’ils revendiquent. Par exemple, le fait de cesser le travail la samedi à l’appui d’une revendication du suppression du travail de fin de semaine ne correspond pas à l’usage normal du droit de grève.</text:span></text:p>
        </text:list-item>
      </text:list>
      <text:p text:style-name="Standard"/>
      <text:p text:style-name="Standard"><text:span text:style-name="T6">C- conséquences de la grève</text:span></text:p>
      <text:p text:style-name="P16"/>
      <text:p text:style-name="P25"><text:span text:style-name="T8">1- pour les grévistes</text:span></text:p>
      <text:p text:style-name="Standard"/>
      <text:p text:style-name="Standard"><text:span text:style-name="T7">La grève suspend seulement le contrat de travail mais ne le rompt pas, sauf faute lourde du salarié. Tout licenciement prononcé en violation de cette règle est nulle de plein droit et le salarié doit être réintégré.</text:span></text:p>
      <text:p text:style-name="Standard"><text:span text:style-name="T7">Les incidences normales de la grève sont les suivantes :</text:span></text:p>
      <text:p text:style-name="Standard"><text:span text:style-name="T7">- les heures perdues ne sont pas rémunérées et ne peuvent être récupérées (cependant le bulletin de paie ne doit pas mentionner la grève comme motif de retenue mais utiliser une formulation du type « absence non rémunérée »)</text:span></text:p>
      <text:p text:style-name="Standard"><text:span text:style-name="T7">- la prime d’assiduité peut être réduite ou supprimée (pour qu’il ne s’agisse pas d’une prime anti-grève, elle doit également être affecter par tous les motifs d’absence autre que les congés légaux)</text:span></text:p>
      <text:p text:style-name="Standard"><text:span text:style-name="T7">- les jours fériés et chômés inclus dans une période de grève n’ont pas à être rémunérés</text:span></text:p>
      <text:p text:style-name="Standard"><text:span text:style-name="T7">- le droit à congés payés est r&amp;duit, une période de grève ne pouvant pas être assimiler à un temps de travail effectif</text:span></text:p>
      <text:p text:style-name="Standard"><text:span text:style-name="T7">- le calcul de l’ancienneté est affecté</text:span></text:p>
      <text:p text:style-name="Standard"><text:span text:style-name="T7">- la maladie survenant au cours d’une grève ne donne pas droit au versement du complément patronal jusqu’à la fin du conflit</text:span></text:p>
      <text:p text:style-name="Standard"><text:span text:style-name="T7">- la législation sur les accidents du travail et de trajet ne protège pas le gréviste</text:span></text:p>
      <text:p text:style-name="Standard"/>
      <text:p text:style-name="P25"><text:span text:style-name="T8">2- pour le non gréviste et l’employeur</text:span></text:p>
      <text:p text:style-name="Standard"/>
      <text:p text:style-name="P25"><text:span text:style-name="T7">L’activité et le rémunération des salariés non grévistes sont en principe maintenus : l’employeur doit leur fournir le travail convenu et payer le salaire correspondant sauf cas de force majeure. En cas de mouvement illicite, les non grévistes et l’employeur qui ont, lors de l’arrêt de travail, subit une perte financière peuvent demander réparation du préjudice (aux grévistes pour atteinte à la liberté du travail) ou aux syndicats (pour l’appel à une grève politique). Les actions sont de la compétence du juge prud’homal mais dans le cas d’infractions, la victime peut se constituer partie civile devant la juridiction répressive.</text:span></text:p>
      <text:p text:style-name="Standard"/>
      <text:p text:style-name="Standard"><text:span text:style-name="T7"><text:tab/>Il est interdit à l’employeur, pour remplacer les grévistes de recourir au travail temporaire ou à l’embauche de salariés sous CDD. Mis il peut augmenter la charge de travail des non grévistes dans les limites autorisées ou les affecter à un autre poste s’ils acceptent la modification de leur conditions de travail. Il peut également des salariés sous CDI et recourir à la sous-traitance. Le lock-out est la fermeture temporaire de l’entreprise décidée par l’employeur dans le cadre d’un conflit collectif de travail.</text:span></text:p>
      <text:p text:style-name="Standard"><text:span text:style-name="T7"><text:tab/>En l’absence de textes, c’est la jurisprudence qui a fixé le régime juridique du lock-out.</text:span></text:p>
      <text:p text:style-name="Standard"><text:span text:style-name="T7">- il est illicite lorsqu’il est préventif (face à une menace de grève) lorsqu’il constitue une mesure de rétorsion, c'est-à-dire un moyen de répression sur les grévistes</text:span></text:p>
      <text:p text:style-name="Standard"><text:soft-page-break/><text:span text:style-name="T7">- il est reconnu licite lorsqu’il est justifié par la nécessité d’arrêter l’exploitation : en cas de force majeure entraînant une impossibilité de fonctionnement, de sécurité et ordre compromis</text:span></text:p>
      <text:p text:style-name="Standard"/>
      <text:p text:style-name="Standard"><text:span text:style-name="T7">Conséquences :</text:span></text:p>
      <text:p text:style-name="P25"><text:span text:style-name="T7">Comme la grève, le lock-out suspend le contrat de travail ave toutes les conséquences inhérentes à a suspension. Mais ne cas de contestation, si la tribunal considère illégitime, l’employeur peut être condamné à payer le salarie des heures perdues, malgré l’absence de travail.</text:span></text:p>
      <text:p text:style-name="Standard"/>
      <text:p text:style-name="Standard"><text:span text:style-name="T6">D- le règlement du conflit</text:span></text:p>
      <text:p text:style-name="Standard"/>
      <text:p text:style-name="P25"><text:span text:style-name="T7">Il prend fin le plus souvent grâce à la négociation entre les parties au conflit (l’employeur et les délégués syndicaux ou du personnel). C’est par des concessions réciproques négociées qu’il est mis fin au conflit. Les engagements qui sont pris peuvent avoir la nature juridique d’un accord collectif s’ils sont conclus avec les délégués syndicaux, ou celles d’un engagement unilatéral de l’employeur s’il n’y a pas d’accord.</text:span></text:p>
      <text:p text:style-name="P25"/>
      <text:p text:style-name="P25"><text:span text:style-name="T7">Si la négociation n’est pas possible ou si elle échoue, un tiers peut intervenir et la fin du conflit sa matérialise par un protocole de fin de grève. La loi a prévu 3 procédures de règlement des conflits :</text:span></text:p>
      <text:list xml:id="list459843056" text:continue-numbering="true" text:style-name="WWNum2">
        <text:list-item>
          <text:p text:style-name="P94"><text:span text:style-name="T7">La conciliation</text:span></text:p>
        </text:list-item>
        <text:list-item>
          <text:p text:style-name="P94"><text:span text:style-name="T7">La médiation</text:span></text:p>
        </text:list-item>
        <text:list-item>
          <text:p text:style-name="P94"><text:span text:style-name="T7">L’arbitrage</text:span></text:p>
        </text:list-item>
      </text:list>
      <text:p text:style-name="Standard"><text:span text:style-name="T7">Les modalités de règlement du conflit sont constatées dans le protocole de fin de grève. Il comprend :</text:span></text:p>
      <text:list xml:id="list2150069107" text:continue-numbering="true" text:style-name="WWNum2">
        <text:list-item>
          <text:p text:style-name="P94"><text:span text:style-name="T7">Soit l’accord collectif de conciliation</text:span></text:p>
        </text:list-item>
        <text:list-item>
          <text:p text:style-name="P94"><text:span text:style-name="T7">Soit aux recommandations acceptées par le médiateur</text:span></text:p>
        </text:list-item>
        <text:list-item>
          <text:p text:style-name="P94"><text:span text:style-name="T7">Soit à la sentence arbitraire</text:span></text:p>
        </text:list-item>
      </text:list>
      <text:p text:style-name="Standard"/>
      <text:p text:style-name="P25"><text:span text:style-name="T7">Le règlement du conflit signifie la reprise du travail. Dans certains cas, un arrêt prolongé nécessite une remise en état de l’entreprise. Dans ce cas, le salaire est d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oft-page-break/><text:span text:style-name="T2">CHAP 24. LE BILAN SOCIAL</text:span></text:p>
      <text:p text:style-name="Standard"/>
      <text:p text:style-name="Standard"><text:span text:style-name="T6">A- champ d’application du bilan social</text:span></text:p>
      <text:p text:style-name="Standard"/>
      <text:p text:style-name="P25"><text:span text:style-name="T7">L’article L. 438-1_Code du Travail indique les organisations visées par l’obligation de présenter un bilan social :</text:span></text:p>
      <text:p text:style-name="Standard"><text:span text:style-name="T7">- les entreprises industrielles et commerciales, les offices publics et ministériels, les professions libérales, les sociétés civiles, les syndicats professionnels, les sociétés mutualistes, les organismes de sécurité sociale, les associations qui remplissent la condition d’effectif de 300 salariés</text:span></text:p>
      <text:p text:style-name="Standard"><text:span text:style-name="T7">- lorsqu’une entreprise comporte plusieurs établissements distincts, chaque établissement d’au moins 300 salariés est tenu de rédiger un bilan social en complément du bilan social de l’entreprise</text:span></text:p>
      <text:p text:style-name="Standard"/>
      <text:p text:style-name="Standard"><text:span text:style-name="T6">B- les modalités d’élaboration et la diffusion du bilan social</text:span></text:p>
      <text:p text:style-name="Standard"/>
      <text:p text:style-name="P25"><text:span text:style-name="T8">1- <text:s/>les informations contenues dans le bilan social</text:span></text:p>
      <text:p text:style-name="Standard"/>
      <text:p text:style-name="P25"><text:span text:style-name="T7">L’article L. 438-3_Code du Travail définit le bilan social : « le bilan social récapitule en un document unique les principales données chiffrée permettant d’apprécier le situation de l’entreprise dans le domaine social, d’enregistrer les réalisations effectuées et de mesurer les changements intervenus au cours de l’année écoulée et des deux années précédentes… » et donne la liste des sept thèmes autour duquel s’articule le bilan social :</text:span></text:p>
      <text:p text:style-name="Standard"><text:span text:style-name="T7">- l’emploi : effectif, travailleurs extérieurs, embauches, départs, promotions, chômage, handicapés, absentéisme)</text:span></text:p>
      <text:p text:style-name="Standard"><text:span text:style-name="T7">- les rémunérations et charges accessoires : montant des rémunérations, hiérarchie des rémunérations, mode de calcul des rémunérations, charges accessoires, charges salariales globales, participation</text:span></text:p>
      <text:p text:style-name="Standard"><text:span text:style-name="T7">- les conditions d’hygiène et de sécurité : accidents du travail et de trajet, répartition des accidents par éléments matériels, maladies professionnelles, CHS, dépense en matière de sécurité</text:span></text:p>
      <text:p text:style-name="Standard"><text:span text:style-name="T7">- les autres conditions de travail : durée et aménagement du temps de travail, organisation et contenu, conditions physiques, transformation de l’organisation, dépenses d’amélioration des conditions de travail, médecine du travail</text:span></text:p>
      <text:p text:style-name="Standard"><text:span text:style-name="T7">- la formation : formation professionnelle continue, congés formation, apprentissage</text:span></text:p>
      <text:p text:style-name="Standard"><text:span text:style-name="T7">- les relations professionnelles : représentants du personnel et délégués syndicaux, information et communication, différents concernant l’application du droit du travail</text:span></text:p>
      <text:p text:style-name="Standard"><text:span text:style-name="T7">- les conditions de vie des salariés et de leur famille : activités sociales, autres charges sociales</text:span></text:p>
      <text:p text:style-name="Standard"/>
      <text:p text:style-name="P25"><text:span text:style-name="T8">2- l’élaboration et diffusion du bilan social</text:span></text:p>
      <text:p text:style-name="Standard"/>
      <text:p text:style-name="P25"><text:span text:style-name="T7">Le bilan social est élaboré sous la responsabilité du chef d’entreprise, le plus souvent à partir du logiciel de paie qui comporte une rubrique « bilan social ». Ensuite, il est adressé au CE quinze jours avant la date de la réunion au cours de laquelle celui-ci émettre un avis. L’avis émis par le CE peut éventuellement s’appuyer sur une expertise réalisées par un intervenant extérieur, mais rémunéré par le CE. L’expert ne disposera que des documents détenus par le CE. Le bilan social est ensuite communiqué :</text:span></text:p>
      <text:p text:style-name="P25"/>
      <text:p text:style-name="P25"><text:span text:style-name="T7">- au CE, ou le cas échéant, aux comités d’établissements et au comité central d’entreprise</text:span></text:p>
      <text:p text:style-name="P25"><text:soft-page-break/><text:span text:style-name="T7">- aux délégués syndicaux</text:span></text:p>
      <text:p text:style-name="P25"><text:span text:style-name="T7">- à l’inspecteur du travail (bilan social accompagné de l’avis émis par le CE)</text:span></text:p>
      <text:p text:style-name="P25"><text:span text:style-name="T7">- aux actionnaires des sociétés par actions avec l’avis du CE (en même temps que les documents qu’ils reçoivent an vue de l’assemblée générale ordinaire)</text:span></text:p>
      <text:p text:style-name="P25"><text:span text:style-name="T7">- aux salariés, à leur demande</text:span></text:p>
      <text:p text:style-name="Standard"/>
      <text:p text:style-name="P25"><text:span text:style-name="T7">La non-présentation du bilan social constitue un délit d’entrave (sanctionné par une amende de 3 750 euros et/ou d’un an de prison. aucune sanction n’est prévue en cas de présentation incomplète.</text:span></text:p>
      <text:p text:style-name="Standard"/>
      <text:p text:style-name="Standard"><text:span text:style-name="T6">C- les objectifs du bilan social</text:span></text:p>
      <text:p text:style-name="Standard"/>
      <text:p text:style-name="P25"><text:span text:style-name="T7">3 objectifs sont assignés au bilan social :</text:span></text:p>
      <text:p text:style-name="Standard"><text:span text:style-name="T7">- améliorer les informations sociales destinées aux salariés et aux actionnaires</text:span></text:p>
      <text:p text:style-name="Standard"><text:span text:style-name="T7">- offrir des outils de planification de la gestion des ressources humaines</text:span></text:p>
      <text:p text:style-name="Standard"><text:span text:style-name="T7">- créer un outil de dialogue social, les informations contenues dans le bilan social devant permettre de développer la négociation de textes collectifs (conventions ou accords collectifs)</text:span></text:p>
      <text:p text:style-name="Standard"/>
      <text:p text:style-name="P25"><text:span text:style-name="T7">L’analyse du contenu et des règles d’élaboration du bilan social fait apparaître des limites à ce support d’information :</text:span></text:p>
      <text:p text:style-name="Standard"><text:span text:style-name="T7">- des valeurs absolues, des nombres d’unités, des moyennes sont utilisées, mais peu de ratios calculés</text:span></text:p>
      <text:p text:style-name="Standard"><text:span text:style-name="T7">- aucun commentaire explicatif n’est exigé, ce qui rend le bilan social peu explicite</text:span></text:p>
      <text:p text:style-name="Standard"><text:span text:style-name="T7">- contrairement aux données comptables qui font l’objet d’un contrôle (dans certains cas), aucun contrôle externe n’est prévu pour le bilan social. Pourtant, certaines grandes entreprises font l’objet d’une notation sociale qui englobe des indicateurs sociaux dans le domaine des ressources humaines</text:span></text:p>
      <text:p text:style-name="Standard"/>
      <text:p text:style-name="P25"><text:span text:style-name="T7">« Les CAC, lorsqu’ils interviennent, peuvent contrôler certaines rubriques du bilan et notamment le montant des rémunérations et leur hiérarchie, les charges accessoires, les charges salariales globales, la participation financière, la formation professionnelle continue, les œuvres sociales. »</text:span></text:p>
      <text:p text:style-name="Standard"/>
      <text:p text:style-name="Standard"><text:span text:style-name="T6">D- les évolutions possibles du bilan social</text:span></text:p>
      <text:p text:style-name="Standard"/>
      <text:p text:style-name="P25"><text:span text:style-name="T7">Le bilan social a fait l’objet d’un rapport du conseil économique et sociale 1999 qui a souligné deux points :</text:span></text:p>
      <text:p text:style-name="Standard"><text:span text:style-name="T7">- la nécessité d’actualiser le contenu du bilan social pour tenir compte des évolutions sociales, de l’enrichir pour le rendre plus lisible et plus compréhensible</text:span></text:p>
      <text:p text:style-name="Standard"><text:span text:style-name="T7">- la nécessité de mieux associer les acteurs sociaux tant pour sa réalisation que pour son utilisation</text:span></text:p>
      <text:p text:style-name="Standard"/>
      <text:p text:style-name="P25"><text:span text:style-name="T7">Par ailleurs, depuis plusieurs années, les entreprises intègrent dans leur rapport annuel, des données à caractère social ou bien diffusent des rapports sur le thème du « développement durable » en marge du bilan social.</text:span></text:p>
      <text:p text:style-name="P25"/>
      <text:p text:style-name="P25"><text:span text:style-name="T7">La CNIL <text:s/>a, de son coté, dans un rapport sur le thème «la cyber-surveillance sur les lieux de travail » de février 2004, proposé la réalisation d’un bilan annuel « informatique et libertés ».</text:span></text:p>
      <text:p text:style-name="Standard"/>
      <text:p text:style-name="Standard"/>
      <text:p text:style-name="Standard"/>
      <text:p text:style-name="P24"><text:soft-page-break/><text:span text:style-name="T2">CHAP 25. L’ASSOCIATION DES SALARIES AUX RESULTATS DE L’ENTREPRISE</text:span></text:p>
      <text:p text:style-name="P17"/>
      <text:p text:style-name="P17"><text:span text:style-name="T7"><text:tab/>La rémunération des salariés comprend un salaire de base, contrepartie de la prestation de travail réalise mais aussi parfois un salaire dit de performance (sous forme de prime ou de clause de rémunération variable). A ces éléments, peuvent s’ajouter des sommes dues au titre de l’association des salariés aux performances de l’entreprise.</text:span></text:p>
      <text:p text:style-name="P17"/>
      <text:p text:style-name="P17"><text:span text:style-name="T7">Plusieurs dispositifs coexistent aujourd’hui :</text:span></text:p>
      <text:list xml:id="list1928958721" text:continue-numbering="true" text:style-name="WWNum2">
        <text:list-item>
          <text:p text:style-name="P96"><text:span text:style-name="T7">l’un est obligatoire sous certaines condition : la participation : elle permet de faire participer les salariés aux résultats de leur entreprise en leur accordant une partie des bénéfices réalises selon des modalités de répartition prévues par un accord collectif, négocié entre l’employeur et les salariés ou leurs représentants. La quote-part attribuée à chaque salarié ne leur est pas immédiatement versée mais est destinée à la constitution d’une épargne à moyen terme, bloquée pendant 5 ans. En contrepartie de cette indisponibilité, l’employeur comme les salariés bénéficient d’avantages fiscaux et sociaux.</text:span></text:p>
        </text:list-item>
        <text:list-item>
          <text:p text:style-name="P96"><text:span text:style-name="T7">l‘autre est facultatif : l’intéressement et les plans d’épargne salariale (PEE, PEI, PERCO)</text:span></text:p>
        </text:list-item>
      </text:list>
      <text:p text:style-name="P43"><text:span text:style-name="T18">o<text:tab/></text:span><text:span text:style-name="T7">l’intéressement est purement facultatif et permet d’associer financièrement les salariés à la bonne marche de leur entreprise par le biais de primes dont le montant résulte d’une formule de calcul préétablie, liée aux résultats ou aux performances de l’entreprise. Les primes versées aux salariés sont immédiatement disponibles, mais les salariés peuvent choisir de les verser sur un plan d’épargne salariale afin de se constituer une épargne en franchise d’impôt sur le revenu</text:span></text:p>
      <text:p text:style-name="P43"><text:span text:style-name="T18">o<text:tab/></text:span><text:span text:style-name="T7">les plans d’épargne salariale permettent aux salariés de se constituer et de gérer un portefeuille collectif de titre dans le cadre de leur entreprise en contrepartie d’importants avantages sociaux et fiscaux. Ces plans peuvent recueillir tout ou partie des sommes attribuées aux salariés au titre de la participation ou de l’intéressement</text:span></text:p>
      <text:p text:style-name="P17"/>
      <text:p text:style-name="P17"><text:span text:style-name="T7"><text:tab/>Dans les entreprises où sont constituées une plusieurs sections syndicales d’organisations représentatives et où aucun accord d’intéressement ou de participation n’existe, l’employeur doit chaque années, proposer aux délégués syndicaux un examen des conditions dans lesquelles pourrait être mis en œuvre l’intéressement, la participation ou un PEE. Divers avantages fiscaux et sociaux sont attachés à ces dispositifs.</text:span></text:p>
      <text:p text:style-name="P17"/>
      <text:p text:style-name="P17"><text:span text:style-name="T7"><text:tab/>La loi a également rendu obligatoire la nomination d’un ou plusieurs représentants des salariés actionnaires au sein du conseil d’administration ou de surveillance de toute société anonyme dont les salariés détiennent plus de 3% du capital social.</text:span></text:p>
      <text:p text:style-name="P17"/>
      <text:p text:style-name="P17"><text:span text:style-name="T7"><text:tab/>La loi institue un mécanisme facultatif de distribution d’actions gratuites aux salariés des sociétés par actions ainsi qu’un mécanisme d’options de souscription ou d’achat d’actions inspiré du « stock option plan » américain.</text:span></text:p>
      <text:p text:style-name="P17"/>
      <text:p text:style-name="P17"><text:span text:style-name="T7">La loi du 30 décembre 2006 créé une notion de dividendes du travail qui repose sur :</text:span></text:p>
      <text:p text:style-name="P17"><text:span text:style-name="T7">- un supplément d’investissement ou de participation</text:span></text:p>
      <text:p text:style-name="P17"><text:span text:style-name="T7">- les transferts des droits inscrits à un CET vers un PERCO ou un PEE</text:span></text:p>
      <text:p text:style-name="P17"><text:soft-page-break/><text:span text:style-name="T7">- les attributions d’actions gratuites destinées à être versées sur un PEE</text:span></text:p>
      <text:p text:style-name="P17"><text:span text:style-name="T7">- la disponibilité immédiate des dividendes et coupons attachés aux titres détenus dans le cadre d’un FCPE dont plus du tiers de l’actif est composé de titres émis par l’entreprise</text:span></text:p>
      <text:p text:style-name="P17"><text:span text:style-name="T7">- l’existence d’une formule dérogatoire de participation</text:span></text:p>
      <text:p text:style-name="P17"><text:span text:style-name="T7">Cet article de loi sur la participation ne fait que créer un nouveau concept. Il est sans incidence directe pour les entreprises et n’est pas codifié.</text:span></text:p>
      <text:p text:style-name="P17"/>
      <text:p text:style-name="P17"><text:span text:style-name="T6">A- la participation des salariés aux résultats de l’entreprise</text:span></text:p>
      <text:p text:style-name="P17"/>
      <text:p text:style-name="P26"><text:span text:style-name="T8">1- champ d’application</text:span></text:p>
      <text:p text:style-name="P17"/>
      <text:p text:style-name="P29"><text:span text:style-name="T3">a) entreprises</text:span></text:p>
      <text:p text:style-name="P17"/>
      <text:p text:style-name="P26"><text:span text:style-name="T7">Toutes les entreprises, UES, qui emploient habituellement au moins 50 salariés. On considère que l’obligation naît pour l’exercice financier au cours duquel le seuil de 50 salariés est atteint pendant une durée d’au moins 6 mois au moins consécutifs ou non, et dans la mesure où l’exercice financier fait apparaître à sa clôture, des résultats qui permettent de constituer une RSP.</text:span></text:p>
      <text:p text:style-name="P17"/>
      <text:p text:style-name="P26"><text:span text:style-name="T7">La mise en place de la participation dans les entreprises qui ont mis en place l’intéressement, ne s’impose qu’à l’expiration de l’accord d’intéressement dont la durée est de 3 ans.</text:span></text:p>
      <text:p text:style-name="P17"/>
      <text:p text:style-name="P26"><text:span text:style-name="T7">Concernant les UES, la mise en œuvre de la participation peut s’effectuer, soit par un accord unique couvrant l’ensemble de l’UES, ou soit par des accords d’instinct couvrant les différentes entreprises de l’UES. La participation peut être mise en place d’un groupe, constitué par des entreprises juridiquement indépendantes, mais ayant établis entre elles des liens économiques et financiers.</text:span></text:p>
      <text:p text:style-name="P26"/>
      <text:p text:style-name="P26"><text:span text:style-name="T7">Les entreprises de moins de 50 salariés peuvent mettre en place volontairement, lorsqu’elles sont comprises dans le champ d’application d’un PEI, les entreprises de moins 50 salariés peuvent appliquer la participation sans conclure d’accord. Cela n’est possible que si le règlement du PEI prévoit le recueil des sommes issues de la participation.</text:span></text:p>
      <text:p text:style-name="P26"/>
      <text:p text:style-name="P29"><text:span text:style-name="T3">b) salariés</text:span></text:p>
      <text:p text:style-name="P17"/>
      <text:p text:style-name="P26"><text:span text:style-name="T7">Tous les salariés en CDI ou en CDD qui ont l’ancienneté imposée par l’accord peuvent en bénéficier le minimum d’ancienneté ne peut excéder 3 mois. Les intérimaires bénéficient de la RSP dans l’entreprise de travail temporaire à condition d’avoir effectuer 120 jours de missions au cours des 2 derniers exercices.</text:span></text:p>
      <text:p text:style-name="P26"/>
      <text:p text:style-name="P26"><text:span text:style-name="T7">En cas de modification de la situation juridique de l’employeur, qui rend impossible l’application d’un accord de RSP, cet accord cesse de produire effet entre le nouvel employeur et le personnel, mais celui-ci bénéficie de l’accord en vigueur chez le nouvel employeur s’il existe. </text:span></text:p>
      <text:p text:style-name="P26"/>
      <text:p text:style-name="P26"><text:span text:style-name="T8">2- L’accord de participation </text:span></text:p>
      <text:p text:style-name="P26"/>
      <text:p text:style-name="P26"><text:span text:style-name="T7">La participation est en principe mise en place par voie d’accord. Il doit être conclu qui plus tard dans un délai de un an suivant la clôture de l’exercice au court duquel l’effectif a atteints 50 salariés. A défauts d’accord, un régime subsidiaire </text:span><text:soft-page-break/><text:span text:style-name="T7">fiscalement plus lourd pour l’employeur et moins avantageux pour les salariés est automatiquement appliqué</text:span></text:p>
      <text:p text:style-name="P17"/>
      <text:p text:style-name="P17"/>
      <text:p text:style-name="P17"/>
      <text:p text:style-name="P29"><text:span text:style-name="T3">a) modalités de conclusion</text:span></text:p>
      <text:p text:style-name="P17"/>
      <text:list xml:id="list642060511" text:continue-numbering="true" text:style-name="WWNum2">
        <text:list-item>
          <text:p text:style-name="P96"><text:span text:style-name="T7">Négociation d’un accord collectifs d’une entreprise : en principe, il est négociés entre l’employeur et les organisations syndicales représentatives pare l’intermédiaires du délégués syndicales. L’accord ne sera valable que s’il n’a pas fait l’objet d’une opposition d’un ou des syndicats représentatifs qui ont recueillis au moins la moitié des suffrage exprimé lors des dernières élections du CE ou des DP, et ce dans un délai de 8jours à compter de la notification de l’accord en l’absence de DS dans l’entreprise et lorsque l’accord de branche ou un accord professionnelle et tendu le prévois, l’accord collectif peut être négocier et conclu :</text:span></text:p>
        </text:list-item>
      </text:list>
      <text:p text:style-name="P43"><text:span text:style-name="T18">o<text:tab/></text:span><text:span text:style-name="T7"> soit avec les représentants élus du personnel au CE ou à défauts les DP. L’accord ainsi négocié acquière la qualité d’accord collectif du travail qu’après avoir été approuvé par une commission paritaire de branche</text:span></text:p>
      <text:p text:style-name="P43"><text:span text:style-name="T18">o<text:tab/></text:span><text:span text:style-name="T7">Soit avec un ou plusieurs salariés expressément mandatés pour conclure un accord de participation : l’accord devra être approuvé par les salariés de l’entreprise à la majorité des suffrages exprimés </text:span></text:p>
      <text:p text:style-name="P17"/>
      <text:list xml:id="list681706237" text:continue-numbering="true" text:style-name="WWNum2">
        <text:list-item>
          <text:p text:style-name="P96"><text:span text:style-name="T7">négociation de branche : un régime de participation doit être négocié au niveau de chaque branche professionnelle au plus tard le 31.12.09. les entreprises de la branche peuvent opter pour cet accord de participation qu repend la contenu de l’accord de branche.</text:span></text:p>
        </text:list-item>
      </text:list>
      <text:p text:style-name="P17"/>
      <text:list xml:id="list1650333809" text:continue-numbering="true" text:style-name="WWNum2">
        <text:list-item>
          <text:p text:style-name="P96"><text:span text:style-name="T7">accord conclu au sein du CE : accord conclu à la suite de la ratification par le personnel (à la majorité des 2/3) d’un projet d’accord proposé par le chef d’entreprise</text:span></text:p>
        </text:list-item>
      </text:list>
      <text:p text:style-name="P17"/>
      <text:p text:style-name="P29"><text:span text:style-name="T3">b) le contenu</text:span></text:p>
      <text:p text:style-name="P17"/>
      <text:p text:style-name="P26"><text:span text:style-name="T7">Il doit déterminer les conditions dans lesquelles les salariés sont informés de la nature et des modalités de gestion des droits qui leurs sont reconnus. L’accord peut confier le suivi de son application au CE.</text:span></text:p>
      <text:p text:style-name="P17"/>
      <text:p text:style-name="P101"><text:span text:style-name="T22">§<text:tab/></text:span><text:span text:style-name="T20">clauses obligatoires</text:span></text:p>
      <text:p text:style-name="P17"/>
      <text:list xml:id="list199885792" text:continue-numbering="true" text:style-name="WWNum2">
        <text:list-item>
          <text:p text:style-name="P102"><text:span text:style-name="T7">date de conclusion et de prise d’effet de l’accord</text:span></text:p>
        </text:list-item>
        <text:list-item>
          <text:p text:style-name="P102"><text:span text:style-name="T7">durée pour laquelle il est conclu (à durée déterminée ou indéterminée)</text:span></text:p>
        </text:list-item>
        <text:list-item>
          <text:p text:style-name="P102"><text:span text:style-name="T7">durée d’indisponibilité des droits des salariés</text:span></text:p>
        </text:list-item>
        <text:list-item>
          <text:p text:style-name="P102"><text:span text:style-name="T7">modalités et plafond de répartition de la RSP</text:span></text:p>
        </text:list-item>
        <text:list-item>
          <text:p text:style-name="P102"><text:span text:style-name="T7">nature et modalités de gestion des droits des salariés</text:span></text:p>
        </text:list-item>
        <text:list-item>
          <text:p text:style-name="P102"><text:span text:style-name="T7">forme des titres attribués dans le cadre du PEE, leur modalité de conservation et mesures prises pour assurer le respect de l’indisponibilité de 5 ans</text:span></text:p>
        </text:list-item>
        <text:list-item>
          <text:p text:style-name="P102"><text:span text:style-name="T7">conditions d’information des salariés</text:span></text:p>
        </text:list-item>
        <text:list-item>
          <text:p text:style-name="P102"><text:span text:style-name="T7">formule de calcul de la RSP. Elle doit être au moins équivalente à la formule légale. Lorsque l’accord déroge à la formule de calcul de droit commun, il doit indiquer la clause d’équivalence, ainsi que le plafond global de la RSP. Si l’accord </text:span><text:soft-page-break/><text:span text:style-name="T7">ne le précise pas, ce plafond est fixé à 50% du bénéfice net comptable</text:span></text:p>
        </text:list-item>
      </text:list>
      <text:p text:style-name="P17"/>
      <text:p text:style-name="P101"><text:span text:style-name="T22">§<text:tab/></text:span><text:span text:style-name="T20">clauses facultatives</text:span></text:p>
      <text:p text:style-name="P17"/>
      <text:p text:style-name="P26"><text:span text:style-name="T7">Elles peuvent apporter des précisions ou des adaptations par rapport aux dispositions légales pour tenir compte des spécificités de l’entreprise :</text:span></text:p>
      <text:p text:style-name="P17"><text:span text:style-name="T7">EX : préciser l’ancienneté des bénéficiaires, la possibilité de choix individuel pour les salariés entre les divers modes de gestion ou les procédures convenues pour le règlement des contestations portant sur le montant des salaires ou le montant de la valeur ajoutée</text:span></text:p>
      <text:p text:style-name="P101"><text:span text:style-name="T22">§<text:tab/></text:span><text:span text:style-name="T20">clauses interdites</text:span></text:p>
      <text:p text:style-name="P18"/>
      <text:list xml:id="list1258537554" text:continue-numbering="true" text:style-name="WWNum2">
        <text:list-item>
          <text:p text:style-name="P97"><text:span text:style-name="T7">exclusion de certains bénéficiaires</text:span></text:p>
        </text:list-item>
        <text:list-item>
          <text:p text:style-name="P97"><text:span text:style-name="T7">clauses de renonciation individuelle à la participation</text:span></text:p>
        </text:list-item>
        <text:list-item>
          <text:p text:style-name="P97"><text:span text:style-name="T7">clause de suspension de l’accord : </text:span></text:p>
        </text:list-item>
      </text:list>
      <text:p text:style-name="P44"><text:span text:style-name="T18">o<text:tab/></text:span><text:span text:style-name="T7">lorsque l’accord de participation est à durée déterminée, il n’est pas possible de prévoir une clause de suspension dans la mesure où le terme fixé ne peut être remis en cause que par une décision unanime des parties</text:span></text:p>
      <text:p text:style-name="P44"><text:span text:style-name="T18">o<text:tab/></text:span><text:span text:style-name="T7">lorsque l’accord est à durée indéterminée, il peut contenir une clause de suspension qui prévoit qu’en cas de baisse de l’effectif en dessous du seuil légal, l’application de l’accord sera suspendue</text:span></text:p>
      <text:p text:style-name="P17"/>
      <text:p text:style-name="P101"><text:span text:style-name="T22">§<text:tab/></text:span><text:span text:style-name="T20">Formalités</text:span></text:p>
      <text:p text:style-name="P18"/>
      <text:p text:style-name="P17"><text:span text:style-name="T7"><text:tab/>Pour ouvrir droit aux exonérations sociales, les accords de participation doivent être déposés à la DDTEFP du lieu où ils ont été conclus. En l’absence d’accord dans une entreprise obligatoirement assujettie, l’inspection du travail peut demander l’application du régime subsidiaire (le calcul de la RSP est fait selon la formule légale, et les sommes qui reviennent aux salariés sont versées à des comptes courants bloqués qui portent intérêt à 10%). La durée d’indisponibilité des fonds est de 8ans.</text:span></text:p>
      <text:p text:style-name="P18"/>
      <text:p text:style-name="P26"><text:span text:style-name="T8">3- les droits des salariés</text:span></text:p>
      <text:p text:style-name="P18"/>
      <text:p text:style-name="P29"><text:span text:style-name="T3">a) répartition des droits</text:span></text:p>
      <text:p text:style-name="P18"/>
      <text:p text:style-name="P18"><text:span text:style-name="T7"><text:tab/>La répartition est effectuée proportionnellement aux salaires perçus par chaque salarié au cours de l’exercice considéré. Les accords de participation peuvent décider que cette répartition est uniforme, proportionnelle à la durée de présence dans l’entreprise au cours de l’exercice, ou bien retenir conjointement plusieurs critères. Ils peuvent également fixer un salaire-plancher, servant de base de calcul à la part individuelle.</text:span></text:p>
      <text:p text:style-name="P18"/>
      <text:p text:style-name="P29"><text:span text:style-name="T3">b) le supplément de participation</text:span></text:p>
      <text:p text:style-name="P18"/>
      <text:p text:style-name="P18"><text:span text:style-name="T7"><text:tab/>Depuis le 1</text:span><text:span text:style-name="T16">er</text:span><text:span text:style-name="T7"> janvier 2007, les entreprises ont le droit de verser une participation supérieure à celle prévue par leur accord de participation, au titre de l’exercice clos.</text:span></text:p>
      <text:p text:style-name="P18"/>
      <text:p text:style-name="P29"><text:span text:style-name="T3">c) plafonds</text:span></text:p>
      <text:p text:style-name="P18"/>
      <text:list xml:id="list1002601881" text:continue-numbering="true" text:style-name="WWNum2">
        <text:list-item>
          <text:p text:style-name="P97"><text:soft-page-break/><text:span text:style-name="T7">le salaire à retenir ne peut excéder une somme au plus égale à 4 x le plafond de la sécurité sociale (en 2008, il est de 133 104 €)</text:span></text:p>
        </text:list-item>
        <text:list-item>
          <text:p text:style-name="P97"><text:span text:style-name="T7">le montant des droits attribués à chaque salarié ne peut excéder pour un même exercice, une somme égale aux 3/4 du plafond annuel de la sécurité sociale (en 2008, il est de 24 957 €)</text:span></text:p>
        </text:list-item>
      </text:list>
      <text:p text:style-name="P18"/>
      <text:p text:style-name="P83"><text:span text:style-name="T7"><text:tab/>Pourquoi des plafonds ? Pour éviter une défiscalisation trop importante</text:span></text:p>
      <text:p text:style-name="P18"/>
      <text:p text:style-name="P18"/>
      <text:p text:style-name="P18"><text:span text:style-name="T7"><text:tab/>Les sommes qui ne sont pas attribuées du fait du plafond légal de versement doivent faire l’objet d’une nouvelle répartition sans attendre l’exercice suivant. Cette seconde distribution doit bénéficier à tous les salariés auxquels ont été versés des sommes inférieures au plafond légal. Si à l’issue de cette seconde distribution, les sommes qui ne peuvent pas être distribuées de part l’application du plafond, continueront à figurer dans la RSP au ours des exercices ultérieurs.</text:span></text:p>
      <text:p text:style-name="P18"/>
      <text:p text:style-name="P29"><text:span text:style-name="T3"><text:s/>d) gestion des droits</text:span></text:p>
      <text:p text:style-name="P18"/>
      <text:p text:style-name="P18"><text:span text:style-name="T7">C’est l’accord qui fixe les modalités de gestion de la réserve.</text:span></text:p>
      <text:p text:style-name="P18"/>
      <text:p text:style-name="P29"><text:span text:style-name="T3">e) l’indisponibilité</text:span></text:p>
      <text:p text:style-name="P18"/>
      <text:p text:style-name="P18"><text:span text:style-name="T7"><text:tab/>Le délai est de 5 ans, porté à 8 ans en l’absence d’accord. Il est impossible de prévoir un délai plus court. Les accords en vigueur au 20 février 2001, qui prévoyaient une durée d’indisponibilité de 3 ans, restent en vigueur jusqu’à leur terme. Le délai d’indisponibilité cours à compter du 1</text:span><text:span text:style-name="T16">er</text:span><text:span text:style-name="T7"> jour du 4</text:span><text:span text:style-name="T16">ème</text:span><text:span text:style-name="T7"> mois qui suit la clôture de l’exercice.</text:span></text:p>
      <text:p text:style-name="P18"/>
      <text:p text:style-name="P18"><text:span text:style-name="T7"><text:tab/>A l’issue de la période d’indisponibilité, les salariés ne sont pas obligés de débloquer leurs droits s’ils sont placés sur un PEE ou investis en SICAV, FCP, SICAVAS, FCPE ou en actions d’entreprise. Ils peuvent les conserver et même effectuer des retraits partiels. En revanche, lorsque les sommes sont placées sur un compte courant d’entreprise, l’employeur n’est pas obligé de les conserver et de les rémunérées au-delà du délai d’indisponibilité.</text:span></text:p>
      <text:p text:style-name="P18"/>
      <text:p text:style-name="P101"><text:span text:style-name="T22">§<text:tab/></text:span><text:span text:style-name="T20">cas de déblocage autorisé</text:span></text:p>
      <text:p text:style-name="P18"/>
      <text:p text:style-name="P18"><text:span text:style-name="T7"><text:tab/>Dans certains cas, les salariés vont pouvoir demander le déblocage anticipé de leurs droits avant l’expiration de la période d’indisponibilité. La liste est limitative et les cas de déblocage ne remettent pas en cause l’exonération d’IRPP <text:s/>dont les salariés bénéficient, mais le déblocage entraîne l’exigibilité de la CSG et de la CRDS :</text:span></text:p>
      <text:p text:style-name="P18"/>
      <text:list xml:id="list453042418" text:continue-numbering="true" text:style-name="WWNum2">
        <text:list-item>
          <text:p text:style-name="P97"><text:span text:style-name="T7">la cessation du contrat de travail ou du mandat social</text:span></text:p>
        </text:list-item>
        <text:list-item>
          <text:p text:style-name="P97"><text:span text:style-name="T7">le mariage ou la conclusion d’un PACS</text:span></text:p>
        </text:list-item>
        <text:list-item>
          <text:p text:style-name="P97"><text:span text:style-name="T7">naissance ou arrivée au foyer en vue de l’adoption d’un 3</text:span><text:span text:style-name="T16">ème</text:span><text:span text:style-name="T7"> enfant, puis, de chaque enfant suivant</text:span></text:p>
        </text:list-item>
        <text:list-item>
          <text:p text:style-name="P97"><text:span text:style-name="T7">l’affectation des sommes à la création ou à la reprise par le bénéficiaire, son conjoint, ses enfants ou la personne qui lui est liée par un PACS, d’une entreprise soit à titre individuel, soit sous la forme d’une société ou l’installation en vue de l’exercice d’une autre profession non salariée ou l’acquisition de part d’une SCOP</text:span></text:p>
        </text:list-item>
        <text:list-item>
          <text:p text:style-name="P97"><text:span text:style-name="T7">divorce, séparation ou dissolution d’un PACS, lorsqu’ils sont assortis d’un jugement prévoyant la résidence habituelle unique ou partagée d’au moins un </text:span><text:soft-page-break/><text:span text:style-name="T7">enfant au domicile de l’intéressé</text:span></text:p>
        </text:list-item>
        <text:list-item>
          <text:p text:style-name="P97"><text:span text:style-name="T7">l’affectation des sommes à l’acquisition ou l’agrandissement, sous réserve d’un permis de construire, d’un logement principal ou à la remise en état suite à une catastrophe naturelle</text:span></text:p>
        </text:list-item>
        <text:list-item>
          <text:p text:style-name="P97"><text:span text:style-name="T7">en cas d’invalidité du bénéficiaire, de son conjoint, de ses enfants, de son/sa PACSé(e)</text:span></text:p>
        </text:list-item>
        <text:list-item>
          <text:p text:style-name="P97"><text:span text:style-name="T7">le décès du bénéficiaire, de son conjoint, ou de son/sa PACSé(e)</text:span></text:p>
        </text:list-item>
        <text:list-item>
          <text:p text:style-name="P97"><text:span text:style-name="T7">la situation de sur- endettement du salarié telle que définie par le Code de la Consommation</text:span></text:p>
        </text:list-item>
      </text:list>
      <text:p text:style-name="P18"/>
      <text:p text:style-name="P18"/>
      <text:p text:style-name="P18"/>
      <text:p text:style-name="P18"/>
      <text:p text:style-name="P18"/>
      <text:p text:style-name="P101"><text:span text:style-name="T22">§<text:tab/></text:span><text:span text:style-name="T20">cas de déblocage exceptionnel</text:span></text:p>
      <text:p text:style-name="P17"/>
      <text:list xml:id="list1580874334" text:continue-numbering="true" text:style-name="WWNum2">
        <text:list-item>
          <text:p text:style-name="P97"><text:span text:style-name="T7">entre le 1er janvier 2008 et le 30 juin 2008, les salariés peuvent demander le déblocage par anticipation de leurs droits à participation sans avoir à justifier d’un évènement quelconque, dans la limite de 10 000 €. Ces droits doivent débloqués en une seule fois.</text:span></text:p>
        </text:list-item>
        <text:list-item>
          <text:p text:style-name="P97"><text:span text:style-name="T7">cas la participation est inférieure à 80 €, l’employeur est autorisé à la verser directement au salarié</text:span></text:p>
        </text:list-item>
      </text:list>
      <text:p text:style-name="P18"/>
      <text:p text:style-name="P29"><text:span text:style-name="T3">f) avantages fiscaux et sociaux</text:span></text:p>
      <text:p text:style-name="P18"/>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7"/>
          </table:table-cell>
          <table:table-cell table:style-name="Tableau27.A1" office:value-type="string">
            <text:p text:style-name="P18"><text:span text:style-name="T7">ENTREPRISE</text:span></text:p>
          </table:table-cell>
          <table:table-cell table:style-name="Tableau27.A1" office:value-type="string">
            <text:p text:style-name="P18"><text:span text:style-name="T7">SALARIÉ</text:span></text:p>
          </table:table-cell>
        </table:table-row>
        <table:table-row table:style-name="Tableau27.1">
          <table:table-cell table:style-name="Tableau27.A1" office:value-type="string">
            <text:p text:style-name="P18"><text:span text:style-name="T7">FISCAL</text:span></text:p>
          </table:table-cell>
          <table:table-cell table:style-name="Tableau27.A1" office:value-type="string">
            <text:p text:style-name="P18"><text:span text:style-name="T7">Les sommes affectées à la RSP :</text:span></text:p>
            <text:p text:style-name="P98"><text:span text:style-name="T7">-31<text:tab/>sont déductibles de l’assiette de l’IS ou de l’IR</text:span></text:p>
            <text:p text:style-name="P98"><text:span text:style-name="T7">-32<text:tab/>ne sont pas soumises à la taxe sur les salaires</text:span></text:p>
            <text:p text:style-name="P98"><text:span text:style-name="T7">-33<text:tab/>sont exonérées des charges résultant de la législation du travail et de la sécurité sociale</text:span></text:p>
          </table:table-cell>
          <table:table-cell table:style-name="Tableau27.A1" office:value-type="string">
            <text:p text:style-name="P18"><text:span text:style-name="T7">Les sommes leur revenant au titre de la participation sont exonérées définitivement de l’IR à l’issue des 5 ans d’indisponibilité ou en cas de déblocage anticipé autorisé</text:span></text:p>
            <text:p text:style-name="P18"><text:span text:style-name="T7">Les revenus de ces sommes sont soumis à l’IR du bénéficiaire s’ils sont perçus pendant la période de déblocage. Par contre, si ces revenus sont réinvestis pendant la période d’indisponibilité et dans les mêmes conditions que le principal, ils sont bloqués comme celui-ci et bénéficient de la même exonération</text:span></text:p>
          </table:table-cell>
        </table:table-row>
        <table:table-row table:style-name="Tableau27.3">
          <table:table-cell table:style-name="Tableau27.A1" office:value-type="string">
            <text:p text:style-name="P18"><text:span text:style-name="T7">SOCIAL</text:span></text:p>
          </table:table-cell>
          <table:table-cell table:style-name="Tableau27.A1" office:value-type="string">
            <text:p text:style-name="P18"><text:span text:style-name="T7">En outre, une PPI peut être constituée en franchise d’impôt par les entreprises qui ont conclues un accord comportant une formule de calcul dérogatoire et les entreprises de moins de 50 salariés qui se soumettent volontairement à la participation</text:span></text:p>
          </table:table-cell>
          <table:table-cell table:style-name="Tableau27.A1" office:value-type="string">
            <text:p text:style-name="P18"><text:span text:style-name="T7">Les revenus réinvestis qui ne sont pas imposables au titre de l’IR sont néanmoins assujettis à la CSG, à la CRDS et au prélèvement social de 2,3% au titre des revenus de remplacement</text:span></text:p>
          </table:table-cell>
        </table:table-row>
      </table:table>
      <text:p text:style-name="P18"/>
      <text:p text:style-name="P29"><text:span text:style-name="T3">g) l’information des salariés</text:span></text:p>
      <text:p text:style-name="P19"/>
      <table:table table:name="Tableau28" table:style-name="Tableau28">
        <table:table-column table:style-name="Tableau28.A"/>
        <table:table-column table:style-name="Tableau28.B"/>
        <table:table-row table:style-name="Tableau28.1">
          <table:table-cell table:style-name="Tableau28.A1" office:value-type="string">
            <text:p text:style-name="P4"><text:span text:style-name="T7">INFORMATION INDIVIDUELLE</text:span></text:p>
          </table:table-cell>
          <table:table-cell table:style-name="Tableau28.B1" office:value-type="string">
            <text:p text:style-name="P19"><text:span text:style-name="T7">Une fiche annexée au bulletin de paie indiquant :</text:span></text:p>
            <text:p text:style-name="P99"><text:span text:style-name="T7">-34<text:tab/>le montant total de la RSP</text:span></text:p>
            <text:p text:style-name="P99"><text:soft-page-break/><text:span text:style-name="T7">-35<text:tab/>le montant des droits attribués au bénéficiaire</text:span></text:p>
            <text:p text:style-name="P99"><text:span text:style-name="T7">-36<text:tab/>le montant de la CSG et CRDS précomptées</text:span></text:p>
            <text:p text:style-name="P99"><text:span text:style-name="T7">-37<text:tab/>éventuellement le nom de l’organisme de gestion des droits, les dates à partir desquelles ces droits sont négociable ou exigibles, les cas de déblocage anticipés, les modalités de transfert vers d’autres plans</text:span></text:p>
            <text:p text:style-name="P19"><text:span text:style-name="T7">une attestation doit être remise au salarié lors de son départ de l’entreprise, s’il ne fait pas valoir ses droit immédiatement, indiquant la nature et le montant des droits du salarié. L’employeur doit demander une adresse postale pour l’envoi des documents à venir.</text:span></text:p>
          </table:table-cell>
        </table:table-row>
        <table:table-row table:style-name="Tableau28.1">
          <table:table-cell table:style-name="Tableau28.A1" office:value-type="string">
            <text:p text:style-name="P4"><text:span text:style-name="T7">INFORMATION COLLECTIVE</text:span></text:p>
          </table:table-cell>
          <table:table-cell table:style-name="Tableau28.B2" office:value-type="string">
            <text:p text:style-name="P19"><text:span text:style-name="T7">Des informations collectives sont destinées aux salariés et à leurs représentants :</text:span></text:p>
            <text:p text:style-name="P19"><text:span text:style-name="T7">- information générale communiquée </text:span></text:p>
          </table:table-cell>
        </table:table-row>
      </table:table>
      <text:p text:style-name="P19"/>
      <text:p text:style-name="P19"/>
      <text:p text:style-name="P19"/>
      <text:p text:style-name="P19"/>
      <text:p text:style-name="P19"/>
      <text:p text:style-name="P17"><text:span text:style-name="T6">B- l’intéressement</text:span></text:p>
      <text:p text:style-name="P17"/>
      <text:p text:style-name="P26"><text:span text:style-name="T8">1- la mise en place de l’intéressement</text:span></text:p>
      <text:p text:style-name="P20"/>
      <text:p text:style-name="P17"><text:span text:style-name="T7"><text:tab/>L’intéressement est une formule facultative permettant d’associer les salariés aux résultats et aux performances de l’entreprise. Il présente beaucoup de similitudes avec la participation. Dans les entreprises dont l’effectif habituel comprend de 1 à 100 salariés, l’accès à l’intéressement est ouvert aux chefs d’entreprise, présidents, directeurs généraux, gérants ou membres du directoire, ainsi qu’au conjoint du chef d’entreprise s’il a le statut de conjoint collaborateur ou de conjoint associé.</text:span></text:p>
      <text:p text:style-name="P20"/>
      <text:p text:style-name="P29"><text:span text:style-name="T3">a) l’accord d’intéressement</text:span></text:p>
      <text:p text:style-name="P19"/>
      <text:p text:style-name="P17"><text:span text:style-name="T7"><text:tab/>Comme la participation, l’accord d’intéressement doit être négocié soit avec les représentants syndicaux, soit avec le comité d’entreprise, soit faire l’objet d’une ratification par la majorité des 2/3 des salariés lorsque l’employeur propose un projet.</text:span></text:p>
      <text:p text:style-name="P17"><text:span text:style-name="T7">L’accord, conclu pour 3 ans doit prévoir :</text:span></text:p>
      <text:list xml:id="list709324617" text:continue-numbering="true" text:style-name="WWNum2">
        <text:list-item>
          <text:p text:style-name="P97"><text:span text:style-name="T7">le champ d’application de l’accord, sa durée, les établissements concernés s’il l’entreprise en comporte plusieurs</text:span></text:p>
        </text:list-item>
        <text:list-item>
          <text:p text:style-name="P97"><text:span text:style-name="T7">les conditions de la négociation (négociation, ratification)</text:span></text:p>
        </text:list-item>
        <text:list-item>
          <text:p text:style-name="P97"><text:span text:style-name="T7">la durée de l’accord</text:span></text:p>
        </text:list-item>
        <text:list-item>
          <text:p text:style-name="P97"><text:span text:style-name="T7">les modalités de versement retenues : versement immédiat des sommes attribuées ou versement sur un PERCO, un PEE, ou un PEI</text:span></text:p>
        </text:list-item>
        <text:list-item>
          <text:p text:style-name="P97"><text:span text:style-name="T7">le mode de calcul de la prime d’intéressement et la date de son versement</text:span></text:p>
        </text:list-item>
        <text:list-item>
          <text:p text:style-name="P97"><text:span text:style-name="T7">la procédure à suivre en cas de litige quant à l’application de l’accord</text:span></text:p>
        </text:list-item>
      </text:list>
      <text:p text:style-name="P17"/>
      <text:p text:style-name="P17"><text:span text:style-name="T7"><text:tab/>La DDTEFP dispose d’un délai de 4 mois pour demander une modification ou un retrait de clauses de l’accord. Un projet d’accord d’intéressement peut être négocié dans une entreprise ou à l’échelle d’un groupe pour faire bénéficier les salariés collaborant à un projet, d’un intéressement de projet.</text:span></text:p>
      <text:p text:style-name="P17"/>
      <text:p text:style-name="P29"><text:span text:style-name="T3">b) la formule de calcul</text:span></text:p>
      <text:p text:style-name="P19"/>
      <text:p text:style-name="P21"><text:soft-page-break/><text:span text:style-name="T7"><text:tab/>La loi ne fixe aucune règle particulière mais la formule doit cependant répondre à certains critères pour que les primes puissent bénéficier des exonérations fiscales sociales. </text:span></text:p>
      <text:p text:style-name="P21"/>
      <text:p text:style-name="P21"><text:span text:style-name="T7"><text:tab/>L’article L.441-2_Code du Travail précise que l’intéressement doit être collectif, aléatoire et résulter d’une formule de calcul liée aux résultats ou aux performances de l’entreprise (ces éléments devant être objectifs et mesurables) :</text:span></text:p>
      <text:list xml:id="list2058321703" text:continue-numbering="true" text:style-name="WWNum2">
        <text:list-item>
          <text:p text:style-name="P97"><text:span text:style-name="T7">caractère collectif : tous les salariés doivent être concernés même si une ancienneté maximale de 3 mois peut être prévue dans l’accord</text:span></text:p>
        </text:list-item>
        <text:list-item>
          <text:p text:style-name="P97"><text:span text:style-name="T7">caractère aléatoire : l’accord d’intéressement ne peut prévoir le versement d’une prime minimale, ni prévoir attribuer des primes indépendantes des résultats de l’entreprise</text:span></text:p>
        </text:list-item>
        <text:list-item>
          <text:p text:style-name="P97"><text:span text:style-name="T7">intéressement lié aux résultats : la prime est calculée par référence à des indicateurs financiers ou comptables, tels que le bénéfice fiscal, le bénéfice comptable, le bénéfice d’exploitation, …</text:span></text:p>
        </text:list-item>
        <text:list-item>
          <text:p text:style-name="P97"><text:span text:style-name="T7">intéressement lié aux performances : augmentation de la productivité, du chiffre d’affaire, atteinte d’objectifs, présentéisme et absentéisme, etc, … Le choix est important pour éviter de verser des primes lorsque les résultats sont déficitaires.</text:span></text:p>
        </text:list-item>
      </text:list>
      <text:p text:style-name="P19"/>
      <text:p text:style-name="P19"/>
      <text:p text:style-name="P26"><text:span text:style-name="T8">2- répartition et incidences sociales</text:span></text:p>
      <text:p text:style-name="P17"/>
      <text:p text:style-name="P29"><text:span text:style-name="T3">a) le double plafonnement</text:span></text:p>
      <text:p text:style-name="P19"/>
      <text:p text:style-name="P19"><text:span text:style-name="T7">Comme la participation, deux plafonds sont prévus :</text:span></text:p>
      <text:list xml:id="list714984005" text:continue-numbering="true" text:style-name="WWNum2">
        <text:list-item>
          <text:p text:style-name="P97"><text:span text:style-name="T7">le montant global des sommes distribuées aux bénéficiaires au titre de l’intéressement ne doit pas dépasser 20% du total des salaires bruts et, le cas échéant, de la rémunération annuelle ou du revenu professionnel imposé versé aux dirigeants ou au conjoint collaborateur ou associé bénéficiaires de l’intéressement</text:span></text:p>
        </text:list-item>
        <text:list-item>
          <text:p text:style-name="P97"><text:span text:style-name="T7">un bénéficiaire ne peut percevoir au titre d’un exercice, une somme supérieure à la moitié du plafond annuel de la sécurité sociale (le surplus serait soumis à cotisations sociales)</text:span></text:p>
        </text:list-item>
      </text:list>
      <text:p text:style-name="P19"/>
      <text:p text:style-name="P29"><text:span text:style-name="T3">b) les cotisations sociales</text:span></text:p>
      <text:p text:style-name="P29"/>
      <text:p text:style-name="P21"><text:span text:style-name="T7"><text:tab/>Les sommes attribuées au titre de l’intéressement ne sont pas assujetties aux cotisations de sécurité sociale mais restent assujetties, comme la participation, à la CSG et à la CRDS. Les mêmes déclarations que pour la participation sont à souscrire</text:span></text:p>
      <text:p text:style-name="P19"/>
      <text:p text:style-name="P26"><text:span text:style-name="T8">3- l’affectation des primes d’intéressement</text:span></text:p>
      <text:p text:style-name="P19"/>
      <text:p text:style-name="P21"><text:span text:style-name="T7"><text:tab/>Plusieurs possibilités sont offertes aux salariés bénéficiaires, cependant, chacune d’elles ne confère pas les mêmes avantages fiscaux :</text:span></text:p>
      <text:p text:style-name="P19"><text:span text:style-name="T7">- attribution directe et immédiate : dans ce cas, les primes sont soumises à l’IR</text:span></text:p>
      <text:p text:style-name="P19"><text:span text:style-name="T7">- affectation des sommes sur un PEE ou un PEI ou un PERCO : les sommes attribuées, mais bloquées pendant 5 ans sont exonérées d’IR (à condition que le total des sommes investies par le salarié dans le plan n’excède pas la moitié du plafond annuel de la SS)</text:span></text:p>
      <text:p text:style-name="P19"><text:span text:style-name="T7">- affectation des sommes sur un CET (compte permettant aux salariés d’accumuler des droits à congés rémunérés), les primes conventionnelles peuvent être converties </text:span><text:soft-page-break/><text:span text:style-name="T7">en jours de congé (les indemnités versées lors de la prise des congés sont assujetties aux cotisations sociales mais exonérées d’IR.</text:span></text:p>
      <text:p text:style-name="P17"/>
      <text:p text:style-name="P17"><text:span text:style-name="T6">C- les plans d’épargne salariale</text:span></text:p>
      <text:p text:style-name="P19"/>
      <text:p text:style-name="P19"><text:span text:style-name="T7"><text:tab/>Le PEE est un système d’épargne collectif ouvrant aux salariés de l’entreprise la faculté de participer, avec l’aide de celle- ci, à la constitution d’un portefeuille de valeurs mobilières.</text:span></text:p>
      <text:p text:style-name="P19"/>
      <text:p text:style-name="P26"><text:span text:style-name="T8">1- le choix et les modalités de mise en oeuvre</text:span></text:p>
      <text:p text:style-name="P19"/>
      <text:p text:style-name="P19"><text:span text:style-name="T7"><text:tab/>Les sommes dues au titre de la participation et/ou de l’intéressement peuvent être versées sur un PEE. La question de la mise en place d’un PEE doit être soulevée lors des négociations de l’accord de participation et de l’accord d’intéressement. Il peut s’agir d’un PEE, d’un PEI oud ‘un PERCO.</text:span></text:p>
      <text:p text:style-name="P19"/>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style-name="Tableau29.1">
          <table:table-cell table:style-name="Tableau29.A1" office:value-type="string">
            <text:p text:style-name="P8"/>
          </table:table-cell>
          <table:table-cell table:style-name="Tableau29.A1" office:value-type="string">
            <text:p text:style-name="P19"><text:span text:style-name="T7">PEE</text:span></text:p>
          </table:table-cell>
          <table:table-cell table:style-name="Tableau29.A1" table:number-columns-spanned="2" office:value-type="string">
            <text:p text:style-name="P19"><text:span text:style-name="T7">PEI</text:span></text:p>
          </table:table-cell>
          <table:covered-table-cell/>
          <table:table-cell table:style-name="Tableau29.A1" office:value-type="string">
            <text:p text:style-name="P19"><text:span text:style-name="T7">PERCO</text:span></text:p>
          </table:table-cell>
        </table:table-row>
        <table:table-row table:style-name="Tableau29.1">
          <table:table-cell table:style-name="Tableau29.A1" office:value-type="string">
            <text:p text:style-name="P19"><text:span text:style-name="T7">Principe/ bénéficiaires</text:span></text:p>
          </table:table-cell>
          <table:table-cell table:style-name="Tableau29.A1" office:value-type="string">
            <text:p text:style-name="P19"><text:span text:style-name="T7">Système d’épargne collectif facultatif permettant aux salariés et, dans les entreprises d’au moins 100 salariés, les chefs d’entreprises, présidents, directeurs généraux, gérants ou membres du directoire, avec l’aide de l’entreprise, de constituer un portefeuille de valeurs mobilières</text:span></text:p>
          </table:table-cell>
          <table:table-cell table:style-name="Tableau29.A1" table:number-columns-spanned="2" office:value-type="string">
            <text:p text:style-name="P19"><text:span text:style-name="T7">Même principe que le PEE, mais il est négocié entre plusieurs entreprises. Le PEI peut s’appuyer sur un PERCO</text:span></text:p>
          </table:table-cell>
          <table:covered-table-cell/>
          <table:table-cell table:style-name="Tableau29.A1" office:value-type="string">
            <text:p text:style-name="P19"><text:span text:style-name="T7">Constitution d’une épargne en vue de la retraite par les salariés (et les anciens salariés à certaines conditions)</text:span></text:p>
          </table:table-cell>
        </table:table-row>
        <table:table-row table:style-name="Tableau29.1">
          <table:table-cell table:style-name="Tableau29.A1" office:value-type="string">
            <text:p text:style-name="P19"><text:span text:style-name="T7">Mise en place</text:span></text:p>
          </table:table-cell>
          <table:table-cell table:style-name="Tableau29.A1" office:value-type="string">
            <text:p text:style-name="P19"><text:span text:style-name="T7">Par accord collectif, accord avec le CE, par ratification à la majorité des 2/3 des salariés ou sur décision de l’employeur, après consultation des représentants du personnel et dépôt à la DDTEFP</text:span></text:p>
          </table:table-cell>
          <table:table-cell table:style-name="Tableau29.A1" table:number-columns-spanned="2" office:value-type="string">
            <text:p text:style-name="P19"><text:span text:style-name="T7">Par accord collectif, accord avec le CE, par ratification à la majorité des 2/3 des salariés ou sur décision de l’employeur, et ce, dans chacune des entreprises concernées</text:span></text:p>
          </table:table-cell>
          <table:covered-table-cell/>
          <table:table-cell table:style-name="Tableau29.A1" office:value-type="string">
            <text:p text:style-name="P19"><text:span text:style-name="T7">Existence préalable d’un PEE ou d’un PEI et d’un accord collectif</text:span></text:p>
          </table:table-cell>
        </table:table-row>
        <table:table-row table:style-name="Tableau29.1">
          <table:table-cell table:style-name="Tableau29.A1" office:value-type="string">
            <text:p text:style-name="P19"><text:span text:style-name="T7">Alimentation</text:span></text:p>
          </table:table-cell>
          <table:table-cell table:style-name="Tableau29.A1" table:number-columns-spanned="4" office:value-type="string">
            <text:p text:style-name="P19"><text:span text:style-name="T7">Intéressement, participation, abondement de l’entreprise, versements volontaires des salariés, des préretraités, des préretraités, et des anciens salariés, sur un PERCO, s’il n’y ont pas accès dans leur nouvelle entreprise. Le PERCO peut être alimenté par les sommes bloqués sur un PEE ou un PEI, et ce, avant l’expiration du délai de 5 ans</text:span></text:p>
          </table:table-cell>
          <table:covered-table-cell/>
          <table:covered-table-cell/>
          <table:covered-table-cell/>
        </table:table-row>
        <table:table-row table:style-name="Tableau29.1">
          <table:table-cell table:style-name="Tableau29.A1" office:value-type="string">
            <text:p text:style-name="P19"><text:span text:style-name="T7">Placements</text:span></text:p>
          </table:table-cell>
          <table:table-cell table:style-name="Tableau29.A1" table:number-columns-spanned="2" office:value-type="string">
            <text:p text:style-name="P19"><text:span text:style-name="T7">Dans des SICAV, en titres de l’entreprise, en FCP d’entreprise (sauf pour le PEI)</text:span></text:p>
          </table:table-cell>
          <table:covered-table-cell/>
          <table:table-cell table:style-name="Tableau29.A1" table:number-columns-spanned="2" office:value-type="string">
            <text:p text:style-name="P19"><text:span text:style-name="T7">Les participants doivent avoir le choix entre 3 OPCVM présentant différents profils d’investissement</text:span></text:p>
          </table:table-cell>
          <table:covered-table-cell/>
        </table:table-row>
        <table:table-row table:style-name="Tableau29.1">
          <table:table-cell table:style-name="Tableau29.A1" office:value-type="string">
            <text:p text:style-name="P19"><text:span text:style-name="T7">Information des salariés</text:span></text:p>
          </table:table-cell>
          <table:table-cell table:style-name="Tableau29.A1" table:number-columns-spanned="4" office:value-type="string">
            <text:p text:style-name="P19"><text:span text:style-name="T7">Tenue d’un registre des comptes par l’entreprise ou l’organisme de gestion, envoi d’un relevé annuel au salarié, remise d’un livret d’épargne salariale lors de l’embauche du salarié : récapitulatif des versements, dispositions règlementaires, cas de déblocages anticipés, modalités de transfert vers un autre plan</text:span></text:p>
          </table:table-cell>
          <table:covered-table-cell/>
          <table:covered-table-cell/>
          <table:covered-table-cell/>
        </table:table-row>
        <table:table-row table:style-name="Tableau29.1">
          <table:table-cell table:style-name="Tableau29.A1" office:value-type="string">
            <text:p text:style-name="P19"><text:span text:style-name="T7">Blocage/ déblocage </text:span><text:soft-page-break/><text:span text:style-name="T7">anticipé</text:span></text:p>
          </table:table-cell>
          <table:table-cell table:style-name="Tableau29.A1" table:number-columns-spanned="2" office:value-type="string">
            <text:p text:style-name="P19"><text:span text:style-name="T7">Sommes bloquées pendant 5 ans, déblocage anticipé possible. Ces </text:span><text:soft-page-break/><text:span text:style-name="T7">sommes peuvent être transférées sur un PERCO sans attendre l’échéance de 5 ans</text:span></text:p>
          </table:table-cell>
          <table:covered-table-cell/>
          <table:table-cell table:style-name="Tableau29.A1" table:number-columns-spanned="2" office:value-type="string">
            <text:p text:style-name="P19"><text:span text:style-name="T7">Blocage des fonds jusqu’à la retraite sauf cas de déblocage anticipé </text:span><text:soft-page-break/><text:span text:style-name="T7">prévus par décret. Sortie en rente viagère ou autre modalité prévues par le plan</text:span></text:p>
          </table:table-cell>
          <table:covered-table-cell/>
        </table:table-row>
      </table:table>
      <text:p text:style-name="P19"/>
      <text:p text:style-name="P26"><text:span text:style-name="T8">2- l’alimentation des plans d’épargne</text:span></text:p>
      <text:p text:style-name="P19"/>
      <text:p text:style-name="P29"><text:span text:style-name="T3">a) les versements volontaires des salariés</text:span></text:p>
      <text:p text:style-name="P19"/>
      <text:p text:style-name="P19"><text:span text:style-name="T7">Le salarié peut choisir :</text:span></text:p>
      <text:list xml:id="list800308555" text:continue-numbering="true" text:style-name="WWNum2">
        <text:list-item>
          <text:p text:style-name="P97"><text:span text:style-name="T7">de verser les sommes qui lui sont attribuée au titre de la participation ou de l’intéressement sur le plan proposé par l’entreprise</text:span></text:p>
        </text:list-item>
        <text:list-item>
          <text:p text:style-name="P97"><text:span text:style-name="T7">d’effectuer un versement volontaire supplémentaire (s’il alimente le plan avec la prime d’intéressement ou de la participation) ou un versement pur et simple (s’il ne bénéficie d’aucune forme d’intéressement mais qu’un plan d’épargne a été mis en place dans l’entreprise). Il existe cependant un plafond : le salarié ne peut pas verser plus du quart de sa rémunération annuelle brute ou de son revenu professionnel imposé à l’impôt sur le revenu sur un plan. Le montant des droits inscrits à un CET n’est pas pris en compte pour l’appréciation du plafond. A l’inverse, un PEE peut prévoir un versement volontaire avec u montant minimal (celui-ci ne pouvant excéder 160 euros).</text:span></text:p>
        </text:list-item>
      </text:list>
      <text:p text:style-name="P18"/>
      <text:p text:style-name="P29"><text:span text:style-name="T3">b) abondements de l’employeur</text:span></text:p>
      <text:p text:style-name="P19"/>
      <text:p text:style-name="P19"><text:span text:style-name="T7"><text:tab/>L’employeur a la possibilité d’abonder les sommes placées par les salariés sur les PEE : dans la limite de 8% du plafond annuel de la sécurité sociale par salarié pour le PEE et le PEI, cette somme pouvant être augmentée de 80% mais à concurrence de la somme versée par le salarié lorsque ce qu’il verse sert à l’acquisition d’actions ou de certificats d’investissement émis par l’entreprise. Le plafond est de 16% du plafond de la sécurité sociale pour le PERCO et sans que cette somme puisse excéder le triple de la contribution du salarié.</text:span></text:p>
      <text:p text:style-name="P19"/>
      <text:p text:style-name="P19"><text:span text:style-name="T7"><text:tab/>L’abondement n’est possible que pour les sommes versées au titre de l’intéressement ou pour les sommes versées volontairement par les salariés. Il est soumis à la CSG et à la CRDS après un abattement de 3% ainsi qu’au prélèvement social de 2% plus une contribution additionnelle de 0,3%.</text:span></text:p>
      <text:p text:style-name="P19"/>
      <text:p text:style-name="P19"><text:span text:style-name="T7"><text:tab/>Par ailleurs, le conseil d’administration ou le directoire peut décider de verser un supplément d’intéressement collectif ou un supplément de réserve spéciale de participation selon les modalités des accords déjà en vigueur ou par accord spécifique : c’est le « dividende travail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P23"><text:span text:style-name="T2">CHAP 26. INTRODUCTION A LA PROTECTION SOCIALE</text:span></text:p>
      <text:p text:style-name="Standard"/>
      <text:p text:style-name="Standard"><text:span text:style-name="T7">Droit du travail = salariés</text:span></text:p>
      <text:p text:style-name="Standard"><text:span text:style-name="T7">Droit de la protection sociale = protection de l’individu</text:span></text:p>
      <text:p text:style-name="Standard"/>
      <text:p text:style-name="P25"><text:span text:style-name="T7">En France, elle est assurée par un système reposant sur le principe de prélèvements obligatoires et de redistribution sous forme de prestations</text:span></text:p>
      <text:p text:style-name="Standard"/>
      <text:p text:style-name="Standard"><text:span text:style-name="T6">A- l’organisation administrative</text:span></text:p>
      <text:p text:style-name="Standard"/>
      <text:p text:style-name="P25"><text:span text:style-name="T8">1- les trois branches de la protection sociale</text:span></text:p>
      <text:p text:style-name="Standard"/>
      <text:p text:style-name="P28"><text:span text:style-name="T3">a) La branche « santé »</text:span></text:p>
      <text:p text:style-name="Standard"/>
      <text:p text:style-name="P25"><text:span text:style-name="T7">L’assurance maladie est prise en charge par :</text:span></text:p>
      <text:p text:style-name="Standard"><text:span text:style-name="T7">- les caisses primaires d’assurance maladie (CPAM) qui ont pour rôle d’assurer l’administration des assurés, de verser les prestations (maladie, maternité, invalidité, décès, accidents du travail et maladies professionnelles)</text:span></text:p>
      <text:p text:style-name="Standard"><text:span text:style-name="T7">- les caisses régionales d’assurance maladie (CRAM) qui assurent des tâches d’intérêt commun aux CPAM de la circonscription ainsi que l’action sanitaire et sociale</text:span></text:p>
      <text:p text:style-name="Standard"><text:soft-page-break/><text:span text:style-name="T7">- la caisse nationale d’assurance maladie (CNAM)</text:span></text:p>
      <text:p text:style-name="Standard"/>
      <text:p text:style-name="P28"><text:span text:style-name="T3">b) La branche « vieillesse »</text:span></text:p>
      <text:p text:style-name="Standard"/>
      <text:p text:style-name="P25"><text:span text:style-name="T7">L‘assurance vieillesse est gérée par la caisse nationale d’assurance vieillesse des travailleurs salariés (CNAVTS)</text:span></text:p>
      <text:p text:style-name="Standard"/>
      <text:p text:style-name="P28"><text:span text:style-name="T3">c) La branche « familiale »</text:span></text:p>
      <text:p text:style-name="Standard"/>
      <text:p text:style-name="Standard"><text:span text:style-name="T7">Les prestations familiales sont gérées par :</text:span></text:p>
      <text:p text:style-name="Standard"><text:span text:style-name="T7">- les caisses d’allocations familiales (CAF) qui ont pour rôle de verser les prestations familiales aux bénéficiaires (salariés, TNS, et inactifs)</text:span></text:p>
      <text:p text:style-name="Standard"><text:span text:style-name="T7">- la caisse nationale d’assurance des allocations familiales</text:span></text:p>
      <text:p text:style-name="Standard"/>
      <text:p text:style-name="P25"><text:span text:style-name="T8">2- la collecte des cotisations</text:span></text:p>
      <text:p text:style-name="Standard"/>
      <text:p text:style-name="P25"><text:span text:style-name="T7">Elle est assurée par les URSSAF. Une agence centrale des organismes de sécurité sociale (ACOSS) est chargée de coordonner et de contrôler les activités des URSSAF.</text:span></text:p>
      <text:p text:style-name="Standard"/>
      <text:p text:style-name="P25"><text:span text:style-name="T8">3- le contrôle de l’Etat</text:span></text:p>
      <text:p text:style-name="Standard"/>
      <text:p text:style-name="P25"><text:span text:style-name="T7">Les 3 caisses nationales (CNAM, CNACTS, CNAF) et l’ACOSS) sont des établissements publics à caractère administratif. Les autres institutions sont des organismes de droit privé chargés de la gestion d’un service public.</text:span></text:p>
      <text:p text:style-name="P25"/>
      <text:p text:style-name="P25"><text:span text:style-name="T7">La gestion de la Sécurité Sociale est donc assurée par des institutions juridiquement autonomes, administrées par des conseils d’administration composés de représentants des salariés et des employeurs.</text:span></text:p>
      <text:p text:style-name="P25"/>
      <text:p text:style-name="P25"/>
      <text:p text:style-name="P25"><text:span text:style-name="T7">Cependant, la gestion de la SS relève ne dernier ressort de l’Etat. Ainsi, le Parlement doit désormais voter les lois de financement de la SS qui permet de fixer par branche, des objectifs de dépenses et la prévision des ressources. Une contractualisation des relations entre l’Etat et les organismes de SS a été mise en place</text:span></text:p>
      <text:p text:style-name="Standard"/>
      <text:p text:style-name="Standard"><text:span text:style-name="T6">B- l’organisation financière</text:span></text:p>
      <text:p text:style-name="Standard"/>
      <text:p text:style-name="P25"><text:span text:style-name="T8">1- les difficultés financières</text:span></text:p>
      <text:p text:style-name="Standard"/>
      <text:p text:style-name="P25"><text:span text:style-name="T7">La sécurité sociale est une sorte d’assurance obligatoire dont le mode de financement a évolué dans le temps. Dans les années 70, ont assiste à un déséquilibre financier des comptes sociaux dû :</text:span></text:p>
      <text:p text:style-name="Standard"><text:span text:style-name="T7">- à l’accroissement des dépenses en raison de la généralisation de la sécurité sociale, de la consommations médicale croissante liée au vieillissement de la population, au coût du progrès scientifique (laser, scanner, …)</text:span></text:p>
      <text:p text:style-name="Standard"><text:span text:style-name="T7">- à la diminution des recettes en raison du ralentissement économique (baisse des cotisations) et au déséquilibre du rapport entre actifs et inactifs (allongement des études, avancement de l’âge de la retraite)</text:span></text:p>
      <text:p text:style-name="Standard"/>
      <text:p text:style-name="P25"><text:span text:style-name="T7">C’est pourquoi différents moyens ont été mis en œuvre pour essayer de </text:span><text:soft-page-break/><text:span text:style-name="T7">rééquilibrer les comptes sociaux : augmentation des cotisations, déplafonnement de certaines cotisations, contrôle des prestations versées, baisse du taux de remboursement de certains médicaments, mise en place de la CSG <text:s/>de puis la loi de finances de 1991, institution de la CRDS depuis 1996.</text:span></text:p>
      <text:p text:style-name="Standard"/>
      <text:p text:style-name="Standard"><text:span text:style-name="T7"><text:tab/>En se qui concerne le problème spécifique de financement des retraites, l’Etat tente de mettre en place, parallèlement au système de répartition pris en charge par la sécurité sociale, un système par capitalisation.</text:span></text:p>
      <text:p text:style-name="Standard"/>
      <text:p text:style-name="P25"><text:span text:style-name="T7">Dans la répartition, les cotisations sont aussitôt reversées sous forme de prestations aux retraités. Ce système repose sur une solidarité entre générations. La durée de cotisation est passée de 37 ans et demi à bientôt 41 ans (à partir de 2012). Le calcul du montant de la retraite sera de plus effectuée sur les 25 meilleurs années (à partit de 2008).</text:span></text:p>
      <text:p text:style-name="Standard"><text:span text:style-name="T7">Dans la capitalisation, chaque assuré dispose d’un droit juridique sur son capital.</text:span></text:p>
      <text:p text:style-name="Standard"/>
      <text:p text:style-name="P25"><text:span text:style-name="T8">2- les sources de financement</text:span></text:p>
      <text:p text:style-name="Standard"/>
      <text:p text:style-name="P25"><text:span text:style-name="T7">Le financement est assurée d’une part grâce aux cotisations prélevées sur les revenus de l’activité salariale, d’autre part, grâce aux contributions (CSG, CRDS) prélevées sur l’ensemble des revenus perçus par les personnes physiques fiscalement domiciliées en France (Ex : revenus du patrimoine, IJSS, pension de retraite, allocations chômage)</text:span></text:p>
      <text:p text:style-name="Standard"/>
      <text:p text:style-name="P25"><text:span text:style-name="T8">3- le recouvrement des cotisations</text:span></text:p>
      <text:p text:style-name="Standard"/>
      <text:p text:style-name="P25"><text:span text:style-name="T7">C’est l’URSSAF, à laquelle est affiliée tout employeur qui se charge de recouvrer les cotisations. En cas de non paiement, une procédure de recouvrement forcé, après mise en demeure préalable peut être mise en œuvre.</text:span></text:p>
      <text:p text:style-name="Standard"/>
      <text:p text:style-name="Standard"/>
      <text:p text:style-name="Standard"/>
      <text:p text:style-name="Standard"/>
      <text:p text:style-name="Standard"/>
      <text:p text:style-name="P23"><text:span text:style-name="T2">CHAP 27. LE RÉGIME GENERAL DE LA SECURITE SOCIALE</text:span></text:p>
      <text:p text:style-name="Standard"/>
      <text:p text:style-name="Standard"><text:span text:style-name="T6">A- le régime général de la sécurité sociale</text:span></text:p>
      <text:p text:style-name="Standard"/>
      <text:p text:style-name="P57"><text:span text:style-name="T8">1- les critères pour en être bénéficiaires</text:span></text:p>
      <text:p text:style-name="Standard"/>
      <text:p text:style-name="P25"><text:span text:style-name="T7">Sont bénéficiaires, les personnes qui travaillent, à quelque titre que ce soit pour un ou plusieurs employeurs et quelques soient le montant ou la nature de leur rémunération, la forme, la nature ou la validité de leur contrat.</text:span></text:p>
      <text:p text:style-name="Standard"/>
      <text:p text:style-name="P28"><text:span text:style-name="T3">a) le lien de subordination</text:span></text:p>
      <text:p text:style-name="Standard"/>
      <text:p text:style-name="P25"><text:span text:style-name="T7">Critère déterminant à l’assujettissement. Ce sont les circonstances de fait : sujétions (de sujets – du roi-), conditions de travail imposées (horaires, discipline) qui déterminent l’existence de ce lien. La seule volonté des parties ne permet pas de soustraire un travailleur à son statut social et les juges ont un pouvoir de </text:span><text:soft-page-break/><text:span text:style-name="T7">requalification du contrat.</text:span></text:p>
      <text:p text:style-name="Standard"/>
      <text:p text:style-name="P28"><text:span text:style-name="T3">b) la rémunération</text:span></text:p>
      <text:p text:style-name="Standard"/>
      <text:p text:style-name="P25"><text:span text:style-name="T7">Il faut un travail rémunéré, quelque soit la forme et la période de cette rémunération (commissions, pourboires, avantages en nature, allocations, …)</text:span></text:p>
      <text:p text:style-name="Standard"/>
      <text:p text:style-name="P28"><text:span text:style-name="T3">c) une convention</text:span><text:span text:style-name="T7"> : Contrat de travail, de collaboration</text:span></text:p>
      <text:p text:style-name="Standard"/>
      <text:p text:style-name="P25"><text:span text:style-name="T8">2- les autres bénéficiaires</text:span></text:p>
      <text:p text:style-name="Standard"/>
      <text:list xml:id="list952550096" text:continue-numbering="true" text:style-name="WWNum2">
        <text:list-item>
          <text:p text:style-name="P36"><text:span text:style-name="T7">les retraités</text:span></text:p>
        </text:list-item>
        <text:list-item>
          <text:p text:style-name="P36"><text:span text:style-name="T7">les étudiants</text:span></text:p>
        </text:list-item>
        <text:list-item>
          <text:p text:style-name="P36"><text:span text:style-name="T7">les détenus</text:span></text:p>
        </text:list-item>
        <text:list-item>
          <text:p text:style-name="P36"><text:span text:style-name="T7">les ayants droit de l’assuré</text:span></text:p>
        </text:list-item>
        <text:list-item>
          <text:p text:style-name="P36"><text:span text:style-name="T7">les assujettis qui pendant une période de 12 mois ne remplissent plus les conditions</text:span></text:p>
        </text:list-item>
        <text:list-item>
          <text:p text:style-name="P36"><text:span text:style-name="T7">les travailleurs à domicile, certains dirigeants de société, les artistes de spectacle, les mannequins qui sont assimilés par le code de la sécurité sociale à des travailleurs salariés</text:span></text:p>
        </text:list-item>
      </text:list>
      <text:p text:style-name="Standard"/>
      <text:p text:style-name="P33"><text:span text:style-name="T7">Les TNS relèvent de régimes spéciaux en ce qui concerne les assurances sociales (maladie, maternité, invalidité, vieillesse). Cependant, ils ont vocation à bénéficier des prestations familiales versées par le régime général. Les personnes physiques immatriculées au RCS ou au répertoire des métiers sont présumées être des TNS et il y a présomption simple de non salariat.</text:span></text:p>
      <text:p text:style-name="Standard"/>
      <text:p text:style-name="P25"><text:span text:style-name="T8">3- l’assurance personnelle</text:span></text:p>
      <text:p text:style-name="Standard"/>
      <text:p text:style-name="P25"><text:span text:style-name="T7">Ceux qui cessent de bénéficier d’un régime obligatoire, sont (sauf refus de leur part) automatiquement affiliés à l’assurance personnelle. Elle ne concerne que la prestations en nature des assurances maladies et maternité du régime général</text:span></text:p>
      <text:p text:style-name="Standard"/>
      <text:p text:style-name="Standard"/>
      <text:p text:style-name="Standard"/>
      <text:p text:style-name="Standard"/>
      <text:p text:style-name="Standard"/>
      <text:p text:style-name="P25"><text:span text:style-name="T8">4- la Couverture maladie universelle (CMU)</text:span></text:p>
      <text:p text:style-name="Standard"/>
      <text:p text:style-name="P25"><text:span text:style-name="T7">Depuis le 1</text:span><text:span text:style-name="T16">er</text:span><text:span text:style-name="T7"> janvier 2000, la CMU a été mise en place pour les personnes résidant de façon stable et régulière en France et ne pouvant pas bénéficier d’une protection sociale à un autre titre. Ce dispositif prévoit l’affiliation automatique au régime général sur simple déclaration.</text:span></text:p>
      <text:p text:style-name="P25"/>
      <text:p text:style-name="P25"><text:span text:style-name="T7">La CMU est gratuite si les revenus au foyer fiscal ne dépassent pas un plafond annuel. Sinon, une cotisation de 8% des revenus doit être versée par le bénéficiaire. Ce plafond doit être majoré en cas d’autre personne au foyer. Ne peuvent bénéficier de la CMU : les étudiants, les détenus, le personnel diplomatique étranger en poste en France. Pour bénéficier de la CMU, les personnes sans domicile fixe doivent élire domicile soit après d’un organisme agréé, soit auprès d’un centre d’aide sociale.</text:span></text:p>
      <text:p text:style-name="Standard"/>
      <text:p text:style-name="Standard"><text:soft-page-break/><text:span text:style-name="T6">B- l’assurance maladie</text:span></text:p>
      <text:p text:style-name="Standard"/>
      <text:p text:style-name="P25"><text:span text:style-name="T8">1- les prestations en espèces</text:span></text:p>
      <text:p text:style-name="Standard"/>
      <text:p text:style-name="P28"><text:span text:style-name="T3">a) définition</text:span></text:p>
      <text:p text:style-name="Standard"/>
      <text:p text:style-name="P25"><text:span text:style-name="T7">Les prestations en espèce (indemnités journalières) permettent de compenser en partie la perte de salaire subie par l’assuré que la maladie ou l’accident (non professionnels) empêche de travailler)</text:span></text:p>
      <text:p text:style-name="Standard"/>
      <text:p text:style-name="P28"><text:span text:style-name="T3">b) conditions</text:span></text:p>
      <text:p text:style-name="Standard"/>
      <text:p text:style-name="Standard"><text:span text:style-name="T7">Les conditions pour en bénéficier varient selon la durée de l’indemnisation :</text:span></text:p>
      <text:list xml:id="list2017421031" text:continue-numbering="true" text:style-name="WWNum2">
        <text:list-item>
          <text:p text:style-name="P36"><text:span text:style-name="T7">si la durée d’indemnisation est inférieure ou égale à 6 mois, il faut un emploi salarié ou assimilé pendant au moins 200 heures au cours des 3 mois précédents</text:span></text:p>
        </text:list-item>
        <text:list-item>
          <text:p text:style-name="P36"><text:span text:style-name="T7">si la durée d’indemnisations est supérieure à 6 mois, il faut :</text:span></text:p>
        </text:list-item>
      </text:list>
      <text:p text:style-name="P42"><text:span text:style-name="T18">o<text:tab/></text:span><text:span text:style-name="T7">une immatriculation depuis au moins 12 mois à la date d’arrêt de travail</text:span></text:p>
      <text:p text:style-name="P42"><text:span text:style-name="T18">o<text:tab/></text:span><text:span text:style-name="T7">un emploi salarié ou assimilé pendant au moins 800 heures au cours des 12 mois précédents</text:span></text:p>
      <text:p text:style-name="Standard"/>
      <text:p text:style-name="P28"><text:span text:style-name="T3">c) montant</text:span></text:p>
      <text:p text:style-name="Standard"/>
      <text:p text:style-name="P25"><text:span text:style-name="T7">Le montant de l’indemnité journalière est égal à 50% du salaire journalier de base (soit 1/90</text:span><text:span text:style-name="T16">ème</text:span><text:span text:style-name="T7"> du salaire de référence calculé sur trois mois dans la limite du plafond mensuel de la sécurité sociale). Il est porté aux 2/3 du salaire à partir du 31</text:span><text:span text:style-name="T16">ème</text:span><text:span text:style-name="T7"> jour d’arrêt de travail, pour les assurés ayant au moins 3 enfants à charge.</text:span></text:p>
      <text:p text:style-name="Standard"/>
      <text:p text:style-name="P28"><text:span text:style-name="T3">d) durée de versement</text:span></text:p>
      <text:p text:style-name="Standard"/>
      <text:p text:style-name="P25"><text:span text:style-name="T7">Le versement s’effectue après un délai de carence de 3 jours (délai pour lutter contre l’absentéisme injustifié). La durée du versement est de 3 ans pour les affections longue durée (tuberculoses, myopathies, tumeurs, insuffisances cardiaques graves, …)</text:span></text:p>
      <text:p text:style-name="Standard"/>
      <text:p text:style-name="Standard"/>
      <text:p text:style-name="Standard"/>
      <text:p text:style-name="Standard"/>
      <text:p text:style-name="Standard"/>
      <text:p text:style-name="P28"><text:span text:style-name="T3">e) complément patronal</text:span></text:p>
      <text:p text:style-name="P25"/>
      <text:p text:style-name="P25"><text:span text:style-name="T7">Il peut y avoir une indemnité complémentaire versée par l’employeur, voire le maintien du salaire par l’employeur, c'est-à-dire que l’employeur maintient tout ou partie du salaire de l’assuré en applications de la loi sur la mensualisation (sous condition d’ancienneté de 3 ans et après délai de carence de 10 jours à ou d’une convention collective, ou d’un contrat individuel de travail ou d’un usage. Dans ce cas, des indemnités complémentaires s’ajoutent aux indemnités versées par la sécurité sociale. L’employeur peut alors recevoir les indemnités journalières à la place de l’assuré malade : il y a subrogation de l’employeur.</text:span></text:p>
      <text:p text:style-name="Standard"/>
      <text:p text:style-name="P25"><text:span text:style-name="T7">Il peut aussi faire effectuer une contre- visite médicale par un médecin choisi </text:span><text:soft-page-break/><text:span text:style-name="T7">par l’employeur. La contre- visite doit avoir lieu pendant les heures où le salarié doit être présent ç son domicile. Si le salarié est absent ou refuse de recevoir le médecin contrôleur, l’employeur peut supprimer le versement des indemnités complémentaires.</text:span></text:p>
      <text:p text:style-name="Standard"/>
      <text:p text:style-name="Standard"><text:span text:style-name="T7"><text:tab/>Il en est de même si le médecin contrôleur conclut à l’aptitude du salarié à reprendre son travail avant la date prévue par le médecin traitant et que le salarié refuse de se soumettre à cette décision. En revanche, l’employeur ne peut pas licencier le salarié pour faute.</text:span></text:p>
      <text:p text:style-name="Standard"/>
      <text:p text:style-name="P25"><text:span text:style-name="T8">2- les prestations en nature</text:span></text:p>
      <text:p text:style-name="Standard"/>
      <text:p text:style-name="P28"><text:span text:style-name="T3">a) définition</text:span></text:p>
      <text:p text:style-name="Standard"/>
      <text:p text:style-name="P25"><text:span text:style-name="T7">Les prestations en nature permettent le remboursement de tout ou partir des frais médicaux, paramédicaux, des médicaments nécessités par la maladie ou l’accident de l’assuré ou de ses ayants- droits.</text:span></text:p>
      <text:p text:style-name="P25"/>
      <text:p text:style-name="P28"><text:span text:style-name="T3">b) conditions</text:span></text:p>
      <text:p text:style-name="Standard"/>
      <text:p text:style-name="Standard"><text:span text:style-name="T7">Les conditions pour en bénéficier varient selon la drée de l’indemnisation :</text:span></text:p>
      <text:list xml:id="list2066806606" text:continue-numbering="true" text:style-name="WWNum2">
        <text:list-item>
          <text:p text:style-name="P36"><text:span text:style-name="T7">les droits sont ouverts pendant 1 an si :</text:span></text:p>
        </text:list-item>
      </text:list>
      <text:p text:style-name="P42"><text:span text:style-name="T18">o<text:tab/></text:span><text:span text:style-name="T7">les cotisations versées pendant 1 mois sont moins égales à celles dues sur 60 fois le SMIC ou après avoir effectué 60 heures de travail pendant 1 mois</text:span></text:p>
      <text:p text:style-name="P42"><text:span text:style-name="T18">o<text:tab/></text:span><text:span text:style-name="T7">les cotisations versées pendant 3 mois sont au moins égales à celles dues sur 120 fois le SMIC ou après avoir effectué 120 heures de travail pendant 3 mois.</text:span></text:p>
      <text:list xml:id="list554878896" text:continue-numbering="true" text:style-name="WWNum2">
        <text:list-item>
          <text:p text:style-name="P36"><text:span text:style-name="T7">les droits sont ouverts pendant 2 ans si les cotisations versées pendant 1 an sont au moins égales à celles dues sur 2030 fois le SMIC, ou après avoir effectué 1200 heures de travail au cours de l’année civile.</text:span></text:p>
        </text:list-item>
      </text:list>
      <text:p text:style-name="Standard"/>
      <text:p text:style-name="P28"><text:span text:style-name="T3">c) bénéficiaires</text:span></text:p>
      <text:p text:style-name="Standard"/>
      <text:p text:style-name="Standard"><text:span text:style-name="T7">Les bénéficiaires des prestations en nature sont :</text:span></text:p>
      <text:list xml:id="list1778288525" text:continue-numbering="true" text:style-name="WWNum2">
        <text:list-item>
          <text:p text:style-name="P36"><text:span text:style-name="T7">les assurés eux- mêmes</text:span></text:p>
        </text:list-item>
        <text:list-item>
          <text:p text:style-name="P36"><text:span text:style-name="T7">leurs ayant- droits :</text:span></text:p>
        </text:list-item>
      </text:list>
      <text:p text:style-name="P42"><text:span text:style-name="T18">o<text:tab/></text:span><text:span text:style-name="T7">le conjoint non divorcé (même si séparé de corps ou le PACSé, ou le concubin à la condition qu’il ne soit pas lui-même assuré au régime général de la sécurité sociale ou à un autre régime</text:span></text:p>
      <text:p text:style-name="P42"><text:span text:style-name="T18">o<text:tab/></text:span><text:span text:style-name="T7">les enfants à charge (légitimes, naturels, adoptifs, recueillis) jusqu’à 16 ans en principe, 20 ans pour ceux qui poursuivent des études ou pour ceux qui sont handicapés et qui ne peuvent exercer d’activité professionnelle</text:span></text:p>
      <text:p text:style-name="P42"><text:span text:style-name="T18">o<text:tab/></text:span><text:span text:style-name="T7">les ascendants, les descendants, les collatéraux (frère, sœur, neveu, nièce oncle, tante), les alliés jusqu’au 3</text:span><text:span text:style-name="T16">ème</text:span><text:span text:style-name="T7"> degré (beau- frère, belle- sœur, beau- père, belle- mère) vivant sous le même toit que l’assuré et se consacrant exclusivement au ménage et à l’éducation d’au moins 2 enfants de moins de 14 à a charge de l’assuré</text:span></text:p>
      <text:p text:style-name="P42"><text:span text:style-name="T18">o<text:tab/></text:span><text:span text:style-name="T7">toute personne (une personne par assuré social) cohabitant depuis au moins 12 moins avec l’assuré et qui se trouve à sa charge effective et permanente</text:span></text:p>
      <text:p text:style-name="P28"><text:span text:style-name="T3">d) le remboursement</text:span></text:p>
      <text:p text:style-name="Standard"><text:soft-page-break/></text:p>
      <text:p text:style-name="P25"><text:span text:style-name="T7">L’assuré fait l’avance des frais qui lui sont ensuite remboursés par la CPAM. Dans certains cas (les hôpitaux, pharmacies dispensaires), un système de tiers payant est mis en place, selon lequel l’assurance maladie verse directement la part de la dépense prise en charge.</text:span></text:p>
      <text:p text:style-name="P25"><text:span text:style-name="T7">Une partie des frais peut être laissée à la charge de l’assuré. C’est le ticket modérateur. Il est destiné à freiner les dépenses et peut être pris en charge par une mutuelle complémentaire.</text:span></text:p>
      <text:p text:style-name="P25"/>
      <text:p text:style-name="P25"><text:span text:style-name="T7">L’assuré peut être exonéré du ticket modérateur pour certaines affections de longue durée concernant les soins en rapport avec la maladie, pour les bénéficiaires d’une rente d’accident du travail ou d’une pension d’invalidité. Les prestations sont versées en principe directement à l’assuré ou à ses ayants- droits.</text:span></text:p>
      <text:p text:style-name="Standard"/>
      <text:p text:style-name="Standard"><text:span text:style-name="T6">C- l’assurance maternité</text:span></text:p>
      <text:p text:style-name="Standard"/>
      <text:p text:style-name="P25"><text:span text:style-name="T8">1- définition</text:span></text:p>
      <text:p text:style-name="Standard"/>
      <text:p text:style-name="P25"><text:span text:style-name="T7">L’assurance maternité permet de bénéficier des prestations en espèces pour compenser la perte de salaire due au congé de maternité et des prestations en nature.</text:span></text:p>
      <text:p text:style-name="Standard"/>
      <text:p text:style-name="P25"><text:span text:style-name="T8">2- conditions</text:span></text:p>
      <text:p text:style-name="Standard"/>
      <text:p text:style-name="P25"><text:span text:style-name="T7">Les conditions sont les mêmes que celles requises dans l’assurance maladie. De plus, pour les prestations en espèces, l’assuré doit justifier de 10 mois d’immatriculation à la date présumée de l’accouchement <text:s/>et la grossesse doit être déclarée à la caisse primaire d’assurance maladie ou à la caisse des allocations familiales dans les 14 premières semaines de grossesse. La condition de durée minimale de travail salarié et/ou de cotisations est évaluée à la date correspondant au début de la grossesse, soit à la date de début du repos prénatal, soit à la date réelle de l’accouchement s’il a lieu avant le début de repos prénatal.</text:span></text:p>
      <text:p text:style-name="Standard"/>
      <text:p text:style-name="P28"><text:span text:style-name="T3">a) les prestations en espèces</text:span></text:p>
      <text:p text:style-name="Standard"/>
      <text:p text:style-name="P25"><text:span text:style-name="T7">Le montant de l’indemnité journalière est égal au gain journalier de base, déterminé en fonction des salaires nets perçus par la salariée pendant la période de référence (c'est-à-dire les trois dernières paies pour les salariés mensualisées).</text:span></text:p>
      <text:p text:style-name="P25"/>
      <text:p text:style-name="P28"><text:span text:style-name="T3">b) le congé maternité</text:span></text:p>
      <text:p text:style-name="Standard"/>
      <text:p text:style-name="P25"><text:span text:style-name="T7">La durée d’indemnisation est de 16 semaines. Le congé maternité débute en principe 6 semaines avant la date présumée de l’accouchement et se termine 10 semaines après.</text:span></text:p>
      <text:p text:style-name="P25"/>
      <text:p text:style-name="P25"/>
      <text:p text:style-name="P25"><text:span text:style-name="T7">Les femmes enceintes peuvent aménager leur congé maternité en reportant une partie du congé prénatal après l’accouchement.</text:span></text:p>
      <text:p text:style-name="P25"/>
      <text:p text:style-name="P25"><text:span text:style-name="T7">En effet, la salariée peut reporter, à sa demande et sous réserve d’un avis favorable du médecin qui suit la grossesse, la période de suspension du contrat de travail qui commence avant la date présumée de l’accouchement d’une durée </text:span><text:soft-page-break/><text:span text:style-name="T7">maximale de trois semaines. Dans ce cas, la période postérieure à la date présumée d’accouchement est augmentée d’autant.</text:span></text:p>
      <text:p text:style-name="P25"/>
      <text:p text:style-name="P25"><text:span text:style-name="T7">Cependant, lorsqu’une salariée ayant fait usage de ce droit, se voit prescrire un arrêt de travail pendant la période de congé prénatal dont elle a demandée le report, celui- ci est annulé et la période de suspension du contrat de travail est décompté à partir du 1</text:span><text:span text:style-name="T16">er</text:span><text:span text:style-name="T7"> jour de l’arrêt de travail. La période initialement reportée est réduite d’autant.</text:span></text:p>
      <text:p text:style-name="P25"/>
      <text:p text:style-name="P25"><text:span text:style-name="T7">Cette durée peut être augmentée dans certains cas : naissance du 3</text:span><text:span text:style-name="T16">ème</text:span><text:span text:style-name="T7"> enfant, naissances multiples, état pathologique. En cas de naissance de l’enfant plus de 6 semaines avant la date présumée de l’accouchement, la duré d’indemnisation et donc le congé sont augmentés d’autant.</text:span></text:p>
      <text:p text:style-name="P25"><text:span text:style-name="T7">En cas de décès de la mère du fait de l’accouchement, le père assuré social peut bénéficier des indemnités journalières postnatales de l’assurance maternité.</text:span></text:p>
      <text:p text:style-name="Standard"/>
      <text:p text:style-name="P25"><text:span text:style-name="T7">Le congé minimal est de 8 semaines, dont 2 semaines avant l’accouchement et 6 semaines après. Ce congé minimal est d’ordre public.</text:span></text:p>
      <text:p text:style-name="P25"/>
      <text:p text:style-name="P25"><text:span text:style-name="T7">Les indemnités journalières sont également dues à la mère ou au père en cas d’adoption d’un enfant de moins de 15 ans. Elle peut aussi choisir de bénéficier d’un congé parental d’éducation ou d’un travail à temps partiel si elle en réunit les conditions jusqu’au 3</text:span><text:span text:style-name="T16">ème</text:span><text:span text:style-name="T7"> anniversaire de l’enfant.</text:span></text:p>
      <text:p text:style-name="P25"/>
      <text:p text:style-name="P25"><text:span text:style-name="T7">La durée du congé maternité est assimilée à du travail effectif. Au terme de son congé maternité, la salariée réintègre son poste ou un poste similaire avec une rémunération équivalente.</text:span></text:p>
      <text:p text:style-name="P25"/>
      <text:p text:style-name="P25"><text:span text:style-name="T3">c) protection contre le licenciement</text:span></text:p>
      <text:p text:style-name="Standard"/>
      <text:p text:style-name="P25"><text:span text:style-name="T7">Une protection de la femme contre le licenciement a été mise en place durant la grossesse, durant le congé maternité et durant les 4 semaines suivant le congé maternité.</text:span></text:p>
      <text:p text:style-name="Standard"/>
      <text:p text:style-name="P25"><text:span text:style-name="T3">d) les prestations en nature</text:span></text:p>
      <text:p text:style-name="Standard"/>
      <text:p text:style-name="P25"><text:span text:style-name="T7">Elles sont versées à l’assurée sociale mais aussi aux ayant- droits de l’assurée. Le remboursement des frais médicaux, pharmaceutiques, d’hospitalisation relatifs à la grossesse est effectué sans ticket modérateur, c'est-à-dire à 100%.</text:span></text:p>
      <text:p text:style-name="Standard"/>
      <text:p text:style-name="P25"><text:span text:style-name="T8">3- le congé paternité</text:span></text:p>
      <text:p text:style-name="Standard"/>
      <text:p text:style-name="P25"><text:span text:style-name="T7">Il bénéficie au salarié à l’occasion de la naissance de son enfant ou en cas d’adoption. La durée du congé est de 11 jours calendaires consécutifs maximum, non fractionnables, à prendre dans le 4 mois qui suivent la naissance ou l’adoption de l’enfant. Les conditions à remplir sont les mêmes que pour le congé maternité et le calcul du montant des indemnités est identique.</text:span></text:p>
      <text:p text:style-name="P25"/>
      <text:p text:style-name="P25"/>
      <text:p text:style-name="Standard"><text:span text:style-name="T6">D- l’assurance invalidité</text:span></text:p>
      <text:p text:style-name="Standard"/>
      <text:p text:style-name="P25"><text:span text:style-name="T8">1- définition</text:span></text:p>
      <text:p text:style-name="Standard"><text:soft-page-break/></text:p>
      <text:p text:style-name="P25"><text:span text:style-name="T7">Elle permet d’assurer un revenu de remplacement à l’assuré social qui se trouve hors d’état de se procurer, quelque soit la profession, un salaire supérieur au tiers de la rémunération normal de la profession qu’il exerçait.</text:span></text:p>
      <text:p text:style-name="Standard"/>
      <text:p text:style-name="P25"><text:span text:style-name="T8">2- conditions</text:span></text:p>
      <text:p text:style-name="Standard"/>
      <text:p text:style-name="Standard"><text:span text:style-name="T7">Pour pouvoir bénéficier de l’assurance invalidité :</text:span></text:p>
      <text:list xml:id="list2169502692" text:continue-numbering="true" text:style-name="WWNum2">
        <text:list-item>
          <text:p text:style-name="P36"><text:span text:style-name="T7">l’incapacité de travail des deux tiers soit présenter un caractère définitif ( à défaut de stabilisation de l’état de l’intéressé, ce sont les prestations de l’assurance maladie qui sont dues et non celles de l’assurance invalidité)</text:span></text:p>
        </text:list-item>
        <text:list-item>
          <text:p text:style-name="P36"><text:span text:style-name="T7">de plus, le bénéficiaire de la pension d’invalidité doit être âgé de moins de 60 ans</text:span></text:p>
        </text:list-item>
      </text:list>
      <text:p text:style-name="Standard"/>
      <text:p text:style-name="P25"><text:span text:style-name="T7">Les conditions d’attribution liées à la durée de cotisation dont identiques à celles requises pour les attributions des indemnités journalières de maladie au delà de 6 mois. Si l’incapacité permanente est due à un accident du travail ou à une maladie professionnelle, elle est régie par la législation sur les risques professionnels.</text:span></text:p>
      <text:p text:style-name="Standard"/>
      <text:p text:style-name="P25"><text:span text:style-name="T8">3- les prestations</text:span></text:p>
      <text:p text:style-name="Standard"/>
      <text:p text:style-name="P28"><text:span text:style-name="T3">a) les prestations en espèces</text:span></text:p>
      <text:p text:style-name="Standard"/>
      <text:p text:style-name="P25"><text:span text:style-name="T7">L’assurance invalidité a pour objet de verser à l’assuré invalide, une pension de compensation de la perte de salaire qui résulte de la réduction de sa capacité de travail. On distingue 3 cas :</text:span></text:p>
      <text:p text:style-name="Standard"/>
      <text:list xml:id="list471730148" text:continue-numbering="true" text:style-name="WWNum2">
        <text:list-item>
          <text:p text:style-name="P36"><text:span text:style-name="T7">les invalides, qui malgré leur incapacité des deux tiers sont encore capables d’avoir une activité rémunérée, ont droit à une pension fixée à 30% de leur salaire antérieur</text:span></text:p>
        </text:list-item>
        <text:list-item>
          <text:p text:style-name="P36"><text:span text:style-name="T7">les invalides qui sont incapables d’exercer une quelconque activité professionnelle ont le droit à une pension de 50% du montant de leur salaire antérieur</text:span></text:p>
        </text:list-item>
        <text:list-item>
          <text:p text:style-name="P36"><text:span text:style-name="T7">les invalides ayant de plus, besoin l’aide d’une tierce personne ont droit à pension de 50% du montant de leur salaire antérieur plus une majoration égale à 40% de leur pension</text:span></text:p>
        </text:list-item>
      </text:list>
      <text:p text:style-name="Standard"/>
      <text:p text:style-name="P28"><text:span text:style-name="T3">b) les prestations en nature</text:span></text:p>
      <text:p text:style-name="Standard"/>
      <text:p text:style-name="P25"><text:span text:style-name="T7">L’invalide bénéficie des prestations en nature, au titre de l’assurance maladie, sans ticket modérateur. Ses ayant- droits en bénéficient également, mais avec ticket modérateur. Il conserve aussi ses droits à l’assurance maternité et à toutes les prestations familiales.</text:span></text:p>
      <text:p text:style-name="Standard"/>
      <text:p text:style-name="P25"><text:span text:style-name="T8">4- l’assurance décès</text:span></text:p>
      <text:p text:style-name="Standard"/>
      <text:p text:style-name="P25"><text:span text:style-name="T7">Il s’agit du versement aux proches du décédé d’un capital qui permet de faire face aux premières dépenses suite au décès et de compenser la perte de revenus. Les bénéficiaires du capital décès sont les personnes qui étaient, au jour du décès, à la charge effective totale et permanente de l’assuré.</text:span></text:p>
      <text:p text:style-name="Standard"/>
      <text:p text:style-name="P25"><text:soft-page-break/><text:span text:style-name="T7">A défaut, ce sont le conjoint survivant, PACSé, descendants, ascendants, concubin (par ordre de versement).</text:span></text:p>
      <text:p text:style-name="P25"><text:span text:style-name="T7">Le plafond du capital décès est égal à 3 fois le salaire de l’intéressé social décédé, sans pouvoir être supérieur au triple du plafond mensuel de la sécurité sociale (minimum légal)</text:span></text:p>
      <text:p text:style-name="Standard"/>
      <text:p text:style-name="Standard"><text:span text:style-name="T6">E- la protection de la vieillesse</text:span></text:p>
      <text:p text:style-name="Standard"/>
      <text:p text:style-name="P25"><text:span text:style-name="T8">1- assurance vieillesse (droits contributifs)</text:span></text:p>
      <text:p text:style-name="Standard"/>
      <text:p text:style-name="P28"><text:span text:style-name="T3">a) conditions</text:span></text:p>
      <text:p text:style-name="Standard"/>
      <text:p text:style-name="P25"><text:span text:style-name="T7">Pour pouvoir partir à la retraite, le salarié doit être âgé de 60 ans au minimum. Un salarié ne peut être mis à la retraite par son employeur qu’à partir de 65nas (sauf accord collectif conclu avant le 1</text:span><text:span text:style-name="T16">er</text:span><text:span text:style-name="T7"> janvier 2008 autorisant la retraite avant 65 ans même si le salarié a au moins 60 ans et peut bénéficier d’une retraite à taux plein.</text:span></text:p>
      <text:p text:style-name="P25"/>
      <text:p text:style-name="P28"><text:span text:style-name="T3">b) la pension vieillesse</text:span></text:p>
      <text:p text:style-name="Standard"/>
      <text:p text:style-name="P25"><text:span text:style-name="T7">Le montant de la pension vieillesse due par la sécurité sociale est obtenu par la combinaison de 3 éléments :</text:span></text:p>
      <text:p text:style-name="Standard"/>
      <text:list xml:id="list1609011836" text:continue-numbering="true" text:style-name="WWNum2">
        <text:list-item>
          <text:p text:style-name="P36"><text:span text:style-name="T7">le salaire de référence : la moyenne des salaires bruts perçus au cours des meilleures années dans la limite du plafond de la sécurité sociale. Le nombre d’années passera progressivement de 10 à 25 ans en 2008.</text:span></text:p>
        </text:list-item>
      </text:list>
      <text:p text:style-name="Standard"/>
      <text:list xml:id="list2010570923" text:continue-numbering="true" text:style-name="WWNum2">
        <text:list-item>
          <text:p text:style-name="P36"><text:span text:style-name="T7">le taux de référence : taux plein = 50%. Il est applicable notamment si :</text:span></text:p>
        </text:list-item>
      </text:list>
      <text:p text:style-name="P42"><text:span text:style-name="T18">o<text:tab/></text:span><text:span text:style-name="T7">l’assuré <text:s/>60 ans au moins et justifie de la durée de cotisation exigée</text:span></text:p>
      <text:p text:style-name="P42"><text:span text:style-name="T18">o<text:tab/></text:span><text:span text:style-name="T7">l’assuré a 60 ans et est reconnu inapte au travail</text:span></text:p>
      <text:p text:style-name="P42"><text:span text:style-name="T18">o<text:tab/></text:span><text:span text:style-name="T7">l’assuré est titulaire d’une pension d’invalidité ou d’une allocation d’adulte handicapé</text:span></text:p>
      <text:p text:style-name="P42"><text:span text:style-name="T18">o<text:tab/></text:span><text:span text:style-name="T7">l’assuré à 65 ans ou plus</text:span></text:p>
      <text:p text:style-name="P42"><text:span text:style-name="T18">o<text:tab/></text:span><text:span text:style-name="T7">l’assuré est une ouvrière, mère de famille ayant élevée 3 enfants, ayant exercé un travail manuel pendant au moins 5 ans au cours des 15 dernières années et pouvant justifier de 30 d’assurance</text:span></text:p>
      <text:p text:style-name="P42"><text:span text:style-name="T18">o<text:tab/></text:span><text:span text:style-name="T7">le taux appliqué peut être minoré ou majoré s’il est appliqué aux salariés âgés de moins de 65 ans et n’ayant pas cotisés suffisamment pour bénéficier d’une retraite à taux plein. Le taux ne peut être inférieur à 25%</text:span></text:p>
      <text:p text:style-name="Standard"/>
      <text:list xml:id="list210601326" text:continue-numbering="true" text:style-name="WWNum2">
        <text:list-item>
          <text:p text:style-name="P36"><text:span text:style-name="T7">la durée de référence : nombre de trimestres de cotisation pris en compte pour bénéficier du taux plein. La durée varie : elle est progressivement passée de 150 trimestres pour les assurés nés avant 1944, à 160 trimestres pour les pensions prenant effet à compter de 2008. Cette duré augmentera pour atteindre 164 trimestres en 2012. Dans le calcul de la durée d’assurance, sont pris en compte :</text:span></text:p>
        </text:list-item>
      </text:list>
      <text:p text:style-name="P42"><text:span text:style-name="T18">o<text:tab/></text:span><text:span text:style-name="T7">les périodes travaillées</text:span></text:p>
      <text:p text:style-name="P42"><text:span text:style-name="T18">o<text:tab/></text:span><text:span text:style-name="T7">les périodes assimilées à des périodes d’assurance (maladies, maternité, invalidité, accident du travail, périodes de chômage, détention provisoire, …)</text:span></text:p>
      <text:p text:style-name="Standard"/>
      <text:p text:style-name="P28"><text:soft-page-break/><text:span text:style-name="T3">c) la pension de réversion</text:span></text:p>
      <text:p text:style-name="P25"/>
      <text:p text:style-name="P25"><text:span text:style-name="T7">Ces allocations sont destinées à garantir un minimum de ressources, à une pension de réversion correspondant à 54% de la pension de vieillesse que touchait ou qu’aurait pu toucher le salarié décédé. En cas de remariage, la pension de réversion doit être répartie entre tous les ex- conjoints, proportionnellement à la durée de leur mariage.</text:span></text:p>
      <text:p text:style-name="P25"><text:span text:style-name="T8">2- les allocations vieillesse non contributives</text:span></text:p>
      <text:p text:style-name="Standard"/>
      <text:p text:style-name="P28"><text:span text:style-name="T3">a) l’allocation aux vieux travailleurs salariés (AVTS)</text:span></text:p>
      <text:p text:style-name="Standard"/>
      <text:p text:style-name="P25"><text:span text:style-name="T7">Ces allocations sont destinées à garantir un minimum de ressources aux personnes âgées qui, soit n’ont pas cotisé, soit n’ont pas cotisées suffisamment. Ces allocations ne sont pas la contrepartie de cotisations et reposent sur le principe de la solidarité et non de l’assurance.</text:span></text:p>
      <text:p text:style-name="P25"/>
      <text:p text:style-name="P28"><text:span text:style-name="T3">b) le secours viager</text:span></text:p>
      <text:p text:style-name="Standard"/>
      <text:p text:style-name="P25"><text:span text:style-name="T7">Elle est versée aux salariés titulaires d’une allocation aux vieux travailleurs âgés, le conjoint survivant a droit à un secours viager dont le montant est égal à l’AVTS s’il satisfait à des conditions de durée de mariage (2 ans si aucun enfant n’est issu de l’union), d’âge (65 ans) et de plafond de ressources.</text:span></text:p>
      <text:p text:style-name="Standard"/>
      <text:p text:style-name="P28"><text:span text:style-name="T3">c) l’allocation supplémentaire</text:span></text:p>
      <text:p text:style-name="Standard"/>
      <text:p text:style-name="P25"><text:span text:style-name="T7">Elle est versée par le fonds national de solidarité aux personnes déjà titulaires d’un avantage vieillesse. Pour pouvoir en bénéficier, il faut avoir 65 ans (60 ans en cas d’inaptitude au travail, résider en France, et ne pas dépasser un plafond de ressources.</text:span></text:p>
      <text:p text:style-name="Standard"/>
      <text:p text:style-name="P25"><text:span text:style-name="T8">3- le minimum vieillesse</text:span></text:p>
      <text:p text:style-name="P25"/>
      <text:p text:style-name="P25"><text:span text:style-name="T7">Une personne peut compter à partir de 65 ans (60 ans cas d’inaptitude au travail), le bénéfice du minimum vieillesse si ses ressources ne dépassent pas un certain plafond. Ce minimum vieillesse résulte d’une pension vieillesse versée en contrepartie des cotisations (avantages contributifs) ou d’une allocation (avantage non contributif) d’une part, de l’allocation supplémentaire d’autre part.</text:span></text:p>
      <text:p text:style-name="Standard"/>
      <text:p text:style-name="P25"><text:span text:style-name="T8">4- reprise d’une activité à la retraite</text:span></text:p>
      <text:p text:style-name="Standard"/>
      <text:p text:style-name="P25"><text:span text:style-name="T7">L’assuré social qui, à 60 ans, a fait valoir ses droits à la retraite peut cumuler sa pension de retraite avec un emploi à condition d’avoir cesser son activité pour obtenir sa pension de retraite d’une part, de respecter un délai d’attente de 6 mois si la reprise d’activité a lieu chez le dernier employeur d’autre part et, enfin, de respecter un plafond de cumul correspondant au dernier salaire d’activité perçu avant la liquidation de pension.</text:span></text:p>
      <text:p text:style-name="Standard"/>
      <text:p text:style-name="Standard"><text:span text:style-name="T6">F- les prestations familiales</text:span></text:p>
      <text:p text:style-name="Standard"/>
      <text:p text:style-name="P25"><text:span text:style-name="T8">1- définition</text:span></text:p>
      <text:p text:style-name="Standard"/>
      <text:p text:style-name="P25"><text:span text:style-name="T7">Ce sont des prestations versées aux personnes, <text:s/>salariées ou non, qui ont la </text:span><text:soft-page-break/><text:span text:style-name="T7">charge effective et permanente d’un ou plusieurs enfants, pour compenser les charges qu’elles supportent pour élever des enfants. Elles sont versées par la caisse d’allocations familiales.</text:span></text:p>
      <text:p text:style-name="Standard"/>
      <text:p text:style-name="P25"><text:span text:style-name="T8">2- conditions</text:span></text:p>
      <text:p text:style-name="Standard"/>
      <text:p text:style-name="Standard"><text:span text:style-name="T7">Pour pouvoir en bénéficier, certaines conditions d’attributions sont à respecter :</text:span></text:p>
      <text:list xml:id="list1243467926" text:continue-numbering="true" text:style-name="WWNum2">
        <text:list-item>
          <text:p text:style-name="P36"><text:span text:style-name="T7">l’allocataire doit assumer la charge permanente et effective d’un ou plusieurs enfants (frais d’entretien et d’éducation)</text:span></text:p>
        </text:list-item>
        <text:list-item>
          <text:p text:style-name="P36"><text:span text:style-name="T7">l’allocataire peut être de nationalité française ou étrangère</text:span></text:p>
        </text:list-item>
        <text:list-item>
          <text:p text:style-name="P36"><text:span text:style-name="T7">l’allocataire doit résider en France</text:span></text:p>
        </text:list-item>
        <text:list-item>
          <text:p text:style-name="P36"><text:span text:style-name="T7">l’allocataire peut avoir ou non une activité professionnelle</text:span></text:p>
        </text:list-item>
        <text:list-item>
          <text:p text:style-name="P36"><text:span text:style-name="T7">l’allocataire ne doit pas dépasser un certain plafond de ressources pour certaines prestations</text:span></text:p>
        </text:list-item>
      </text:list>
      <text:p text:style-name="Standard"/>
      <text:p text:style-name="P25"><text:span text:style-name="T8">3- les prestations</text:span></text:p>
      <text:p text:style-name="Standard"/>
      <text:p text:style-name="P25"><text:span text:style-name="T7">Le montant des prestations familiales correspond à un pourcentage de la base mensuelle de calcul des allocations familiales (BMAF), fixée par décret chaque année.</text:span></text:p>
      <text:p text:style-name="Standard"/>
      <text:p text:style-name="P28"><text:span text:style-name="T3">a) la prestation d’accueil du jeune enfant (PAJE)</text:span></text:p>
      <text:p text:style-name="Standard"/>
      <text:p text:style-name="Standard"><text:span text:style-name="T7">Elle est composée notamment par :</text:span></text:p>
      <text:list xml:id="list1036430364" text:continue-numbering="true" text:style-name="WWNum2">
        <text:list-item>
          <text:p text:style-name="P36"><text:span text:style-name="T7">l’allocation de base versée, sous conditions de ressources, à compter du mois de naissance jusqu’aux 3 ans de l’enfant</text:span></text:p>
        </text:list-item>
        <text:list-item>
          <text:p text:style-name="P36"><text:span text:style-name="T7">le complément de libre choix de garde pour compenser la charge occasionnée par la garde d’un enfant de moins de 6 ans, sans conditions de ressources</text:span></text:p>
        </text:list-item>
      </text:list>
      <text:p text:style-name="P28"/>
      <text:p text:style-name="P28"><text:span text:style-name="T3">b) les allocations familiales</text:span></text:p>
      <text:p text:style-name="Standard"/>
      <text:p text:style-name="P25"><text:span text:style-name="T7">Elles sont dues à compter du 2</text:span><text:span text:style-name="T16">ème</text:span><text:span text:style-name="T7"> enfant sans conditions de ressources</text:span></text:p>
      <text:p text:style-name="Standard"/>
      <text:p text:style-name="P28"><text:span text:style-name="T3">c) le complément familial</text:span></text:p>
      <text:p text:style-name="Standard"/>
      <text:p text:style-name="P25"><text:span text:style-name="T7">Il est versé sous conditions de ressources pour compenser les frais d’entretien de trois enfants et plus</text:span></text:p>
      <text:p text:style-name="Standard"/>
      <text:p text:style-name="P28"><text:span text:style-name="T3">d) l’allocation de rentrée scolaire</text:span></text:p>
      <text:p text:style-name="Standard"/>
      <text:p text:style-name="P25"><text:span text:style-name="T7">Elle est accordée pour permettre aux familles de faire face aux frais de scolarité. Elle est accordée sous conditions de ressources et sous réserve que l’enfant scolarisé ait entre 6 ans et 16 ans au maximum.</text:span></text:p>
      <text:p text:style-name="Standard"/>
      <text:p text:style-name="P28"><text:span text:style-name="T3">e) les allocations logement</text:span></text:p>
      <text:p text:style-name="Standard"/>
      <text:p text:style-name="P25"><text:span text:style-name="T7">Elles permettent sous certaines conditions (revenus, âge, type de logement, …) de faire face aux frais de logement principal en prenant en charge une partie du loyer (location), soit une partie des mensualités d’emprunt (accession à la propriété). Elles comprennent notamment l’aide personnalisée au logement (APL), la prime de déménagement, …</text:span></text:p>
      <text:p text:style-name="Standard"><text:soft-page-break/></text:p>
      <text:p text:style-name="Standard"><text:span text:style-name="T6">G- l’assurance contre les risques professionnels</text:span></text:p>
      <text:p text:style-name="Standard"/>
      <text:p text:style-name="P25"><text:span text:style-name="T8">1- les bénéficiaires de la protection</text:span></text:p>
      <text:p text:style-name="Standard"/>
      <text:p text:style-name="P25"><text:span text:style-name="T7">Le droit aux prestations est ouvert sans condition de durée antérieure d’emploi ou d’immatriculation à toute personne titulaire d’un contrat de travail ou assimilé (contrat d’apprentissage, étudiants ou élèves des établissements techniques pour les accidents survenants au cours de cet enseignement ou au cours des stages, stagiaires de formation continue…)</text:span></text:p>
      <text:p text:style-name="P25"/>
      <text:p text:style-name="P25"/>
      <text:p text:style-name="P25"><text:span text:style-name="T8">2- l’accident professionnel</text:span></text:p>
      <text:p text:style-name="Standard"/>
      <text:p text:style-name="P25"><text:span text:style-name="T7">On distingue l’accident du travail proprement dit, de l’accident de trajet assimilé à l’accident du travail.</text:span></text:p>
      <text:p text:style-name="Standard"/>
      <text:p text:style-name="P28"><text:span text:style-name="T3">a) l’accident du travail</text:span></text:p>
      <text:p text:style-name="Standard"/>
      <text:p text:style-name="P25"><text:span text:style-name="T7">L’article L.411-1_Code de la Sécurité Sociale définit l’accident du travail comme suit : « est un accident du travail, quelle qu’en soit la cause, l’accident survenu par la fait ou à l’occasion du travail, à quelque titre et en quelque lieu que ce soit ».</text:span></text:p>
      <text:p text:style-name="Standard"/>
      <text:list xml:id="list2038693453" text:continue-numbering="true" text:style-name="WWNum2">
        <text:list-item>
          <text:p text:style-name="P52"><text:span text:style-name="T20">la présomption légale d’imputabilité</text:span></text:p>
        </text:list-item>
      </text:list>
      <text:p text:style-name="Standard"/>
      <text:p text:style-name="P25"><text:span text:style-name="T7">Il y a présomption légale d’imputabilité dès lors que l’accident a lieu pendant le temps du travail et dans le lieu de travail, le salarié étant sous la subordination juridique de l’employeur ou sous son autorité. Ainsi, les accidents survenus sur les lieux de l’entreprise (parking, vestiaires, cantine, …) sont réputés accidents du travail.</text:span></text:p>
      <text:p text:style-name="P25"><text:span text:style-name="T7">La Cour de Cassation estime également qu’il y a accident du travail lorsque le salarié était en mission (cas des VRP et des travailleurs intérimaires) dès lors que l’accident survient pendant l’exécution de la mission et pour toute la durée de la mission à moins qu’il ne soit prouvé que le salarié au moment de l’accident, n’avait interrompu sa mission pour motif personnel.</text:span></text:p>
      <text:p text:style-name="Standard"/>
      <text:list xml:id="list1915543430" text:continue-numbering="true" text:style-name="WWNum2">
        <text:list-item>
          <text:p text:style-name="P52"><text:span text:style-name="T20">les difficultés de qualification</text:span></text:p>
        </text:list-item>
      </text:list>
      <text:p text:style-name="Standard"/>
      <text:p text:style-name="P25"><text:span text:style-name="T7">Tout accident survenu pendant le travail et sur les lieux de travail n’a pas obligatoirement la nature juridique d’un accident du travail, les critères lieu et temps n’étant pas eux seuls déterminants pour caractériser l’accident du travail.</text:span></text:p>
      <text:p text:style-name="P25"/>
      <text:p text:style-name="P25"><text:span text:style-name="T7">Les accidents du travail ont donné lieu à une abondante jurisprudence, la Sécurité Social contestant systématiquement la nature de l’accident.</text:span></text:p>
      <text:p text:style-name="Standard"/>
      <text:list xml:id="list2062868906" text:continue-numbering="true" text:style-name="WWNum2">
        <text:list-item>
          <text:p text:style-name="P52"><text:span text:style-name="T20">les critères jurisprudentiels de la qualification</text:span></text:p>
        </text:list-item>
      </text:list>
      <text:p text:style-name="Standard"/>
      <text:p text:style-name="Standard"><text:span text:style-name="T7"><text:tab/>La Cour de Cassation retient les critères suivants pour qualifier l’accident du travail :</text:span></text:p>
      <text:list xml:id="list2083286474" text:continue-numbering="true" text:style-name="WWNum2">
        <text:list-item>
          <text:p text:style-name="P36"><text:span text:style-name="T7">l’accident est soudain et provoque une lésion du corps humain</text:span></text:p>
        </text:list-item>
        <text:list-item>
          <text:p text:style-name="P36"><text:soft-page-break/><text:span text:style-name="T7">il a lieu à l’occasion du travail, le plus souvent dans l’entreprise et pendant le temps de travail (salarié sur poste fixe) ou en cours de mission et en dehors de l’entreprise</text:span></text:p>
        </text:list-item>
        <text:list-item>
          <text:p text:style-name="P36"><text:span text:style-name="T7">l’accident survient alors que le salarié est placé sous la subordination juridique de l’employeur ou sous son autorité, dans l’exercice de son activité professionnelle</text:span></text:p>
        </text:list-item>
      </text:list>
      <text:p text:style-name="Standard"/>
      <text:p text:style-name="P25"><text:span text:style-name="T7">Est également un accident de travail, l’accident qui survient pendant le temps de transport des salariés dès lors que ce transport est organisé par l’employeur, que les salariés sont obligés de l’utiliser et que le temps de transport est rémunéré comme temps de travail : cas des salariés qui doivent être conduits sur un chantier localisé dans un autre lieu que l’entreprise.</text:span></text:p>
      <text:p text:style-name="Standard"/>
      <text:list xml:id="list184618222" text:continue-numbering="true" text:style-name="WWNum2">
        <text:list-item>
          <text:p text:style-name="P52"><text:span text:style-name="T20">accidents de droit commun</text:span></text:p>
        </text:list-item>
      </text:list>
      <text:p text:style-name="Standard"/>
      <text:list xml:id="list2022169750" text:continue-numbering="true" text:style-name="WWNum2">
        <text:list-item>
          <text:p text:style-name="P36"><text:span text:style-name="T7">l’accident survenu pendant l’exercice du droit de grève dans l’entreprise, le salarié n’étant pas sous la subordination juridique de l’employeur, et le contrat de travail étant suspendu</text:span></text:p>
        </text:list-item>
        <text:list-item>
          <text:p text:style-name="P36"><text:span text:style-name="T7">l’accident ayant une cause entièrement étrangère à l’activité professionnelle et qui survient <text:s/>au travail : salarié atteint d’une malformation cardiaque et qui a une crise cardiaque au travail, celle- ci n’ayant pas été provoquée par l’exercice de l’activité</text:span></text:p>
        </text:list-item>
        <text:list-item>
          <text:p text:style-name="P36"><text:span text:style-name="T7">l’accident du salarié qui quitte son travail sur un coup de colère avant l’heure de sortie, le salarié s’étant placé en état d’insubordination juridique par l’abandon de poste</text:span></text:p>
        </text:list-item>
      </text:list>
      <text:p text:style-name="Standard"/>
      <text:p text:style-name="P28"><text:span text:style-name="T3">b) l’accident de trajet</text:span></text:p>
      <text:p text:style-name="Standard"/>
      <text:p text:style-name="P25"><text:span text:style-name="T7">L’accident de trajet survient sur le trajet séparant le domicile du lieu de travail. Il est assimilé à un accident du travail sous certaines conditions.</text:span></text:p>
      <text:p text:style-name="P25"/>
      <text:p text:style-name="P25"><text:span text:style-name="T7">Le parcours protégé a obligatoirement pour point de départ ou pour point d’arrivée, le lieu de travail, le salarié quittant l’entreprise après le travail ou quittant son domicile pour se rendre à son lieu de travail, la survenance de l’accident pouvant avoir lieu à l’aller ou au retour</text:span></text:p>
      <text:p text:style-name="Standard"/>
      <text:p text:style-name="P25"><text:span text:style-name="T7">La loi du 17 janvier 2002 étend aux covoiturés la qualité d’accidentés du trajet.</text:span></text:p>
      <text:p text:style-name="Standard"/>
      <text:p text:style-name="P28"><text:span text:style-name="T3">c) la maladie professionnelle</text:span></text:p>
      <text:p text:style-name="Standard"/>
      <text:p text:style-name="Standard"><text:span text:style-name="T7">Est une maladie professionnelle :</text:span></text:p>
      <text:list xml:id="list1821476931" text:continue-numbering="true" text:style-name="WWNum2">
        <text:list-item>
          <text:p text:style-name="P36"><text:span text:style-name="T7">la maladie contractée dans l’exercice du travail et dont la reconnaissance est établie par son inscription sur la liste des maladies professionnelles</text:span></text:p>
        </text:list-item>
        <text:list-item>
          <text:p text:style-name="P36"><text:span text:style-name="T7">la maladie directement causée par le travail et dont la reconnaissance individuelle est établie sur expertise par un comité régional de reconnaissance des maladies professionnelles</text:span></text:p>
        </text:list-item>
      </text:list>
      <text:p text:style-name="Standard"/>
      <text:p text:style-name="P25"><text:span text:style-name="T7">La maladie professionnelle, comme l’accident professionnel, a pour cause le travail. Elle est, le plus souvent, le résultat d’une évolution lente.</text:span></text:p>
      <text:p text:style-name="Standard"/>
      <text:p text:style-name="P25"><text:soft-page-break/><text:span text:style-name="T8">3- les obligations</text:span></text:p>
      <text:p text:style-name="Standard"/>
      <text:p text:style-name="P28"><text:span text:style-name="T3">a) information d’employeur</text:span></text:p>
      <text:p text:style-name="Standard"/>
      <text:p text:style-name="P25"><text:span text:style-name="T7">En cas d’accident et d’accident du trajet, la victime doit informer son employeur le jour même ou dans le 24 heures suivant l’accident, sauf cas de force majeure. L’employeur lui remet un imprimé à 3 volets de la Sécurité Sociale (feuille d’accident du travail) pour la consultation d’un médecin et la prise en charge gratuite des actes médicaux.</text:span></text:p>
      <text:p text:style-name="Standard"/>
      <text:p text:style-name="P28"><text:span text:style-name="T3">b) constat médical</text:span></text:p>
      <text:p text:style-name="Standard"/>
      <text:p text:style-name="Standard"><text:span text:style-name="T7">Le risque professionnel survenu doit être constaté par un médecin librement choisis par la victime.</text:span></text:p>
      <text:p text:style-name="Standard"/>
      <text:list xml:id="list783394017" text:continue-numbering="true" text:style-name="WWNum2">
        <text:list-item>
          <text:p text:style-name="P52"><text:span text:style-name="T20">Accident du travail et accident de trajet</text:span></text:p>
        </text:list-item>
      </text:list>
      <text:p text:style-name="Standard"/>
      <text:p text:style-name="P25"><text:span text:style-name="T7">Le médecin établit un certificat dans lequel il précise l’état de la victime, les suites probables de l’accident et la durée de l’arrêt de travail. Le certificat est réalisé en double exemplaire, un pour la victime, l’autre pour la CPAM</text:span></text:p>
      <text:p text:style-name="Standard"/>
      <text:p text:style-name="Standard"/>
      <text:p text:style-name="Standard"/>
      <text:list xml:id="list513107623" text:continue-numbering="true" text:style-name="WWNum2">
        <text:list-item>
          <text:p text:style-name="P52"><text:span text:style-name="T20">Maladie professionnelle</text:span></text:p>
        </text:list-item>
      </text:list>
      <text:p text:style-name="Standard"/>
      <text:p text:style-name="P25"><text:span text:style-name="T7">Le médecin précise dans un certificat, la nature de la maladie, ses manifestations et ses suites probables.</text:span></text:p>
      <text:p text:style-name="Standard"/>
      <text:p text:style-name="P28"><text:span text:style-name="T3">c) déclaration à la CPAM</text:span></text:p>
      <text:p text:style-name="Standard"/>
      <text:p text:style-name="P25"><text:span text:style-name="T7">L’employeur doit déclarer l’accident du travail ou de trajet à la CPAM dans les 48 heures par lettre recommandée. Il transmet également une attestation de travail et précise s’il maintien le salaire en étant subrogé dans les droits de l’assuré pendant l’arrêt de travail. Il peut également formuler toutes les observations relatives au caractère professionnel de l’accident.</text:span></text:p>
      <text:p text:style-name="P25"/>
      <text:p text:style-name="P25"><text:span text:style-name="T7">En cas de non déclaration ou de fausse déclaration la loi prévoit à l’égard de l’employeur des sanctions pénales et dans certains cas, la CPAM lui demande le remboursement des dépenses engagées.</text:span></text:p>
      <text:p text:style-name="P25"/>
      <text:p text:style-name="P25"><text:span text:style-name="T12">Cas de dispense :</text:span><text:span text:style-name="T7"> en cas d’accident bénin – n’entraînant ni arrêt de travail, ni soins – et sur autorisation de la CRAM, l’employeur peut simplement enregistrer l’accident sur un registre tenu dans l’entreprise avec l’identité, la nature des lésions et la signature de la victime.</text:span></text:p>
      <text:p text:style-name="P25"/>
      <text:p text:style-name="P25"/>
      <text:p text:style-name="P25"><text:span text:style-name="T8">4- la répartition</text:span></text:p>
      <text:p text:style-name="Standard"/>
      <text:p text:style-name="P25"><text:span text:style-name="T7">La maladie professionnelle et l’accident du travail ouvrent droit aux mêmes prestations et peuvent donner lieu au bénéfice d’une rente de réparation. La réparation diffère selon le préjudice qui en résulte :</text:span></text:p>
      <text:list xml:id="list1281042376" text:continue-numbering="true" text:style-name="WWNum2">
        <text:list-item>
          <text:p text:style-name="P36"><text:soft-page-break/><text:span text:style-name="T7">incapacité temporaire : incapacité limitée à la suspension du contrat de travail le plus souvent. L’indemnité, sans distinction entre jours ouvrables, dimanches et jours fériés, est égale à :</text:span></text:p>
        </text:list-item>
      </text:list>
      <text:p text:style-name="P42"><text:span text:style-name="T18">o<text:tab/></text:span><text:span text:style-name="T7">60% du salaire journalier de base plafonné pendant les 28 premiers jours</text:span></text:p>
      <text:p text:style-name="P42"><text:span text:style-name="T18">o<text:tab/></text:span><text:span text:style-name="T7">80% à partir du 2</text:span><text:span text:style-name="T16">ème</text:span><text:span text:style-name="T7"> jour jusqu’à guérison complète ou le décès</text:span></text:p>
      <text:p text:style-name="P57"><text:span text:style-name="T7">Le salaire journalier de base est en effet pris en compte dans la limite de 0,834% du plafond annuel de la sécurité sociale. L’indemnité journalière n’est plus versée après la guérison ou la consolidation de la blessure.</text:span></text:p>
      <text:p text:style-name="Standard"/>
      <text:list xml:id="list939995094" text:continue-numbering="true" text:style-name="WWNum2">
        <text:list-item>
          <text:p text:style-name="P36"><text:span text:style-name="T7">incapacité permanente : perte définitive d’une partie ou de la totalité des capacités de travail de la victime. La consolidation constate que l’état de la victime s’est stabilisé. En cas d’incapacité permanente, le salarié a le droit à une indemnité en capital si l’incapacité permanente est inférieure à 10%. Dans les autres cas, il a droit à une rente viagère à compter du lendemain de la date de consolidation de la blessure. La rente est égale au salaire annuel multiplié par le taux d’incapacité préalablement réduit de moitié pour la partie de ce taux qui ne dépasse pas 50%, et augmenté de la moitié pour la partie qui excède ce taux. En cas d’incapacité (au moins égale à 80%), obligeant la victime à avoir recours à l’assistance d’une tierce personne, le montant de la rente est majoré de 40%.</text:span></text:p>
        </text:list-item>
      </text:list>
      <text:p text:style-name="Standard"/>
      <text:list xml:id="list1728360461" text:continue-numbering="true" text:style-name="WWNum2">
        <text:list-item>
          <text:p text:style-name="P36"><text:span text:style-name="T7">décès : en cas d’accident suivi de mort, une rente est servie <text:s/>à partir du jour du décès et pendant toute la vie du bénéficiaire :</text:span></text:p>
        </text:list-item>
      </text:list>
      <text:p text:style-name="P42"><text:span text:style-name="T18">o<text:tab/></text:span><text:span text:style-name="T7">au conjoint survivant ou au concubin ou au partenaire d’un PACS</text:span></text:p>
      <text:p text:style-name="P42"><text:span text:style-name="T18">o<text:tab/></text:span><text:span text:style-name="T7">aux enfants âgés de moins de 20 ans (sauf exception)</text:span></text:p>
      <text:p text:style-name="P42"><text:span text:style-name="T18">o<text:tab/></text:span><text:span text:style-name="T7">aux ascendants à la charge effective de l’assuré décédé ou, en l’absence de conjoint et d’enfants, s’ils prouvent qu’ils auraient pu obtenir de la victime, une pension alimentaire</text:span></text:p>
      <text:p text:style-name="Standard"/>
      <text:p text:style-name="P25"><text:span text:style-name="T7">Le versement des prestations et de la rente n’est subordonné à aucune durée préalable d’immatriculation ou d’emploi ne soumis au respect d’un délai de carence. L’accident professionnel peut parfois être causé par la faute intentionnelle ou inexcusable du salarié voire d’un tiers.</text:span></text:p>
      <text:p text:style-name="Standard"/>
      <text:p text:style-name="P28"><text:span text:style-name="T3">a) en l’absence de faute</text:span></text:p>
      <text:p text:style-name="Standard"/>
      <text:p text:style-name="P25"><text:span text:style-name="T7">Qu’il s’agisse de maladies professionnelles ou d’accident du travail non consécutifs à une faute, les prestations servies à la victime sont les mêmes : la victime bénéficie du reclassement professionnel dans les conditions prévues par la loi :</text:span></text:p>
      <text:list xml:id="list92875893" text:continue-numbering="true" text:style-name="WWNum2">
        <text:list-item>
          <text:p text:style-name="P36"><text:span text:style-name="T7">prestations en nature : le risque professionnel est pris en charge en totalité : prise en charge directe selon le principe du tiers payant, absence de ticket modérateur. C’est la CPAM qui assure la gratuité des soins médicaux, chirurgicaux, pharmaceutiques, de l’appareillage et des traitements spéciaux en vue de la réadaptation fonctionnelle de la victime et de sa rééducation professionnelle le cas échéant</text:span></text:p>
        </text:list-item>
        <text:list-item>
          <text:p text:style-name="P36"><text:span text:style-name="T7">le salaire du jour de l’accident est payé par l’employeur. Dès le lendemain de l’accident, donc sans délai de carence, c’est la CPAM qui verse à l’assuré des indemnités journalières</text:span></text:p>
        </text:list-item>
      </text:list>
      <text:p text:style-name="Standard"/>
      <text:p text:style-name="P25"><text:span text:style-name="T7">Le taux d’incapacité est fixé par la CPAM qui le notifie à la victime. La victime et ses ayants- droit peuvent exercer une action en réparation des accidents du </text:span><text:soft-page-break/><text:span text:style-name="T7">travail : il s’agit d’une exception aux règles de responsabilité civile de droit commun.</text:span></text:p>
      <text:p text:style-name="P25"/>
      <text:p text:style-name="P28"><text:span text:style-name="T3">b) en cause de faute intentionnelle ou inexcusable</text:span></text:p>
      <text:p text:style-name="Standard"/>
      <text:list xml:id="list1349752796" text:continue-numbering="true" text:style-name="WWNum2">
        <text:list-item>
          <text:p text:style-name="P52"><text:span text:style-name="T20">la faute d’un tiers</text:span></text:p>
        </text:list-item>
      </text:list>
      <text:p text:style-name="Standard"/>
      <text:p text:style-name="P25"><text:span text:style-name="T7">Lorsque l’accident du travail résulte de la faute d’un tiers, la victime et ses ayants- droit, l’employeur et la CPAM sont fondés à lui demander réparation :</text:span></text:p>
      <text:p text:style-name="Standard"><text:span text:style-name="T7">- pour la victime et ses ayants- droit : réparation du préjudice non réparé par la Sécurité Sociale (perte de salaire, préjudice moral, …)</text:span></text:p>
      <text:p text:style-name="Standard"><text:span text:style-name="T7">- pour l’employeur et la CPAM : remboursement des sommes engagées du fait de l’accident du travail (salaires et charges, prestations, …)</text:span></text:p>
      <text:p text:style-name="Standard"/>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5"/>
          </table:table-cell>
          <table:table-cell table:style-name="Tableau30.A1" office:value-type="string">
            <text:p text:style-name="Standard"><text:span text:style-name="T7">Faute inexcusable</text:span></text:p>
          </table:table-cell>
          <table:table-cell table:style-name="Tableau30.A1" office:value-type="string">
            <text:p text:style-name="Standard"><text:span text:style-name="T7">Faute intentionnelle</text:span></text:p>
          </table:table-cell>
        </table:table-row>
        <table:table-row table:style-name="Tableau30.1">
          <table:table-cell table:style-name="Tableau30.A1" office:value-type="string">
            <text:p text:style-name="Standard"><text:span text:style-name="T7">Faute de l’employeur</text:span></text:p>
          </table:table-cell>
          <table:table-cell table:style-name="Tableau30.A1" office:value-type="string">
            <text:p text:style-name="Standard"><text:span text:style-name="T7">Lorsque l’accident est du à la faute inexcusable de l’employeur ou l’un de ses préposés, la victime ou ses ayants- droits bénéficient d’une majoration de l’indemnité en capital ou de la rente. Cette majoration peut cependant être réduite lorsque le salarié victime a lui- même commis une faute inexcusable. la victime a le droit de demander à l’employeur devant la juridiction de la Sécurité Sociale, la réparation du préjudice causé par les souffrances physiques et porales par elle-même endurées, de ses préjudices esthétiques et d’agrément, ainsi que celle du préjudice résultant de la perte ou de la diminution de ses possibilités de promotion professionnelle.</text:span></text:p>
            <text:p text:style-name="Standard"><text:span text:style-name="T7">Si le taux d’incapacité permanente est de 100%, il lui est alloué en outre une indemnité forfaitaire égale au montant du salaire minimum légal en vigueur à la date de la consolidation.</text:span></text:p>
          </table:table-cell>
          <table:table-cell table:style-name="Tableau30.A1" office:value-type="string">
            <text:p text:style-name="Standard"><text:span text:style-name="T7">En cas de faute intentionnelle de l’employeur ou de l’un de ses préposés, un recours peut être exercé contre l’auteur du dommage :</text:span></text:p>
            <text:p text:style-name="P35"><text:span text:style-name="T17">-40<text:tab/></text:span><text:span text:style-name="T7">par la victime : action en réparation du préjudice causé conformément aux règles du droit commun dans la mesure où ce réjudice n’est pas réparé par les prestations</text:span></text:p>
            <text:p text:style-name="P35"><text:span text:style-name="T17">-41<text:tab/></text:span><text:span text:style-name="T7">pr la CPAM : action en remboursement des sommes payées par elle</text:span></text:p>
            <text:p text:style-name="P5"/>
          </table:table-cell>
        </table:table-row>
        <table:table-row table:style-name="Tableau30.1">
          <table:table-cell table:style-name="Tableau30.A1" office:value-type="string">
            <text:p text:style-name="Standard"><text:span text:style-name="T7">Faute du salarié</text:span></text:p>
          </table:table-cell>
          <table:table-cell table:style-name="Tableau30.A1" office:value-type="string">
            <text:p text:style-name="Standard"><text:span text:style-name="T7">L’accident conserve la nature juridique d’accident du travail. Il fait l’objet de la réparation légale par la Sécurité Sociale – prestations en naturer et indemnités journalières – mais la CPAM est autorisée à minorer sa rente d’incapacité permanente</text:span></text:p>
          </table:table-cell>
          <table:table-cell table:style-name="Tableau30.A1" office:value-type="string">
            <text:p text:style-name="Standard"><text:span text:style-name="T7">Le salarié perd don droit à réparation au titre de l’accident du travail. Il est seulement pris en compte par la CPAM au titre de l’assurance maladie</text:span></text:p>
          </table:table-cell>
        </table:table-row>
      </table:table>
      <text:p text:style-name="Standard"/>
      <text:p text:style-name="P28"><text:span text:style-name="T3">c) intérêt de la qualification</text:span></text:p>
      <text:p text:style-name="Standard"/>
      <text:p text:style-name="P25"><text:span text:style-name="T7">La réparation de l’accident du travail – en l’absence de faute – est exclusive de toute autre réparation. Elle exclut donc la mise en jey de la repsonsabilité civile ou pénale de l’auteur du dommage.</text:span></text:p>
      <text:p text:style-name="P25"/>
      <text:p text:style-name="P25"><text:span text:style-name="T7">En revanche, la réparation de l’accident résulte de l’accident résultant d’une faute intentionnelle ou inexcusable de l’employeur ouvre droit pour la victime et ses ayants- droits à des recours – mise en jeu de la responsabilité selon les règles de droit commun – et à des majorations de rente.</text:span></text:p>
      <text:p text:style-name="Standard"/>
      <text:p text:style-name="P25"><text:span text:style-name="T7">Par ailleurs, la repsonsabilité pénale de l’employeur (personne physique ou </text:span><text:soft-page-break/><text:span text:style-name="T7">personne morale) peut être engagée en cas d’infraction aux règles de sécurité. Mais lorsque l’accident résulte de la faute intentionnelle du salarié lui-même, la Sécurité Sociale lui dénie toute réparation au titre des risques professionnels.</text:span></text:p>
      <text:p text:style-name="P25"><text:span text:style-name="T7">En cas de faute inescusable du salarié, la rente versée par la CPAM est minoré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28. LA PROTECTION EN CAS DE CHOMAGE</text:span></text:p>
      <text:p text:style-name="Standard"/>
      <text:p text:style-name="Standard"><text:span text:style-name="T6">A- historique</text:span></text:p>
      <text:p text:style-name="P25"/>
      <text:p text:style-name="P25"><text:span text:style-name="T7">La première aide publique à l’emploi est versée en 1947 à toutes les personnes qui sont sans emploi.</text:span></text:p>
      <text:p text:style-name="P25"/>
      <text:p text:style-name="P25"><text:span text:style-name="T7">L’indemnisation du chômage prend sa véritable forme en 1958 par la signature d’une convention collective qui organise l’indemnisation du chômage. Cette convention collective est signée entre le CNPF (ancêtre du MEDEF) et les organisations des salariés. Elle aboutit à la mise en place d’un régime d’assurance chômage de type conventionnel, géré à la fois par les ASSEDIC (=Associations pour l’Emploi dans l’Industrie et le Commerce) et l’UNEDIC (=Union Nationale Interprofessionnelle pour l’Emploi dans l’Industrie et le Commerce).</text:span></text:p>
      <text:p text:style-name="P25"/>
      <text:p text:style-name="P25"><text:span text:style-name="T7">Une ordonnance du 21 mars 84 distingue :</text:span></text:p>
      <text:p text:style-name="Standard"><text:span text:style-name="T7">- le régime d’assurance financé par les cotisations des salariés et des employeurs et qui verse un revenu de remplacement aux salariés ayant déjà cotisés au régime</text:span></text:p>
      <text:p text:style-name="Standard"><text:span text:style-name="T7">- un régime de solidarité financé par l’Etat et destiné aux personnes exclues de ce régime (= création du RMI)</text:span></text:p>
      <text:p text:style-name="Standard"><text:soft-page-break/></text:p>
      <text:p text:style-name="Standard"><text:span text:style-name="T6">B- le chômage total</text:span></text:p>
      <text:p text:style-name="Standard"/>
      <text:p text:style-name="P25"><text:span text:style-name="T8">1- le régime d’assurance chômage</text:span></text:p>
      <text:p text:style-name="Standard"/>
      <text:p text:style-name="P28"><text:span text:style-name="T3">a) organisation</text:span></text:p>
      <text:p text:style-name="Standard"/>
      <text:p text:style-name="P25"><text:span text:style-name="T7">Le régime d’assurance chômage est régi par l’UNEDIC qui est une association qui fédère l’ensemble des ASSEDIC. Celles- ci ont pour rôle :</text:span></text:p>
      <text:p text:style-name="Standard"><text:span text:style-name="T7">- d’effectuer l’affiliation des chômeurs et d’inscrire les demandeurs d’emploi à l’assurance chômage</text:span></text:p>
      <text:p text:style-name="Standard"><text:span text:style-name="T7">- de recouvrer les cotisations et de verser les prestations aux demandeurs d’emploi</text:span></text:p>
      <text:p text:style-name="Standard"><text:span text:style-name="T7">- d’assurer les relations avec l’ANPE</text:span></text:p>
      <text:p text:style-name="Standard"/>
      <text:p text:style-name="P28"><text:span text:style-name="T3">b) financement</text:span></text:p>
      <text:p text:style-name="Standard"/>
      <text:p text:style-name="P73"><text:span text:style-name="T22">§<text:tab/></text:span><text:span text:style-name="T20">cotisations des employeurs et des salariés</text:span></text:p>
      <text:p text:style-name="Standard"/>
      <text:p text:style-name="P25"><text:span text:style-name="T7">Les cotisations sont calculées sur la même assiette que les cotisations de sécurité sociale. Cependant, aucune cotisation n’est due ni sur les rémunérations des salariés âgés de 65 ans ou plus, ni sur la tranche des rémunérations des salariés qui excèdent 4 fois le plafond de la sécurité sociale.</text:span></text:p>
      <text:p text:style-name="P25"/>
      <text:p text:style-name="P25"><text:span text:style-name="T7">Le règlement est effectué par chaque employeur à l’ASSEDIC à laquelle il est affilié. Il est accompagné d’un avis de versement. De pus, l’employeur doit adresser avant le 31 janvier de chaque année, un bordereau de déclaration annuelle indiquant les rémunérations versées et l’effectif.</text:span></text:p>
      <text:p text:style-name="Standard"/>
      <text:p text:style-name="Standard"/>
      <text:p text:style-name="Standard"/>
      <text:p text:style-name="Standard"/>
      <text:p text:style-name="P73"><text:span text:style-name="T22">§<text:tab/></text:span><text:span text:style-name="T20">situations en cas de non paiement des cotisations</text:span></text:p>
      <text:p text:style-name="Standard"/>
      <text:p text:style-name="P25"><text:span text:style-name="T7">Le non paiement des cotisations au titre de la régularisation donne lieu à des majorations de retard (10% dès le 1</text:span><text:span text:style-name="T16">er </text:span><text:span text:style-name="T7">jour de retard jusqu’au 3</text:span><text:span text:style-name="T16">ème</text:span><text:span text:style-name="T7"> jour suivant la date d’exigibilité, puis une majoration de 1,4% par jour de retard).</text:span></text:p>
      <text:p text:style-name="P25"/>
      <text:p text:style-name="P25"><text:span text:style-name="T7">L’employeur est aussi passible d’une amende pour contravention de 5</text:span><text:span text:style-name="T16">ème</text:span><text:span text:style-name="T7"> classe. Les litiges sont de la compétence du TI ou du TGI (suivant le montant). La prescription de l’action civile en recouvrement est de 5 ans à compter de l’expiration du délai de 15 jours après mise en demeure.</text:span></text:p>
      <text:p text:style-name="Standard"/>
      <text:p text:style-name="P28"><text:span text:style-name="T3">c) les bénéficiaires de l’allocation d’aide</text:span></text:p>
      <text:p text:style-name="Standard"/>
      <text:p text:style-name="P73"><text:span text:style-name="T22">§<text:tab/></text:span><text:span text:style-name="T20">les obligations de l’employeur</text:span></text:p>
      <text:p text:style-name="Standard"/>
      <text:p text:style-name="P25"><text:span text:style-name="T7">L’employeur a l’obligation d’assurer les salariés contre le risque de chômage et il doit s’affilier aux ASSEDIC dans les deux mois qui suivent l’embauche du 1</text:span><text:span text:style-name="T16">er</text:span><text:span text:style-name="T7"> salarié. Si l’entreprise a plusieurs établissements, chaque établissement doit être affilié aux ASSEDIC.</text:span></text:p>
      <text:p text:style-name="P25"><text:span text:style-name="T7">Si l’employeur ne s’est pas affilié dans le délai prévu, les ASSEDIC peuvent lui demander le remboursement des prestations versées à d’anciens salariés. Le défaut </text:span><text:soft-page-break/><text:span text:style-name="T7">d’affiliations est passible d’une contravention de 5</text:span><text:span text:style-name="T16">ème</text:span><text:span text:style-name="T7"> classe.</text:span></text:p>
      <text:p text:style-name="P25"/>
      <text:p text:style-name="P25"><text:span text:style-name="T7">Le régime d’assurance chômage s’applique sur le territoire métropolitain et dans les DOM. Le régime d’assurance chômage s’applique aussi obligatoirement aux salariés détachés hors de France par une entreprise située en France.</text:span></text:p>
      <text:p text:style-name="Standard"/>
      <text:p text:style-name="P73"><text:span text:style-name="T22">§<text:tab/></text:span><text:span text:style-name="T20">conditions</text:span></text:p>
      <text:p text:style-name="Standard"/>
      <text:list xml:id="list1118466432" text:continue-numbering="true" text:style-name="WWNum2">
        <text:list-item>
          <text:p text:style-name="P63"><text:span text:style-name="T7">être inscrit comme demandeur d’emploi : le travailleur privé d’emploi doit demander son inscription sur la liste des demandeurs d’emploi, tenue par l’ANPE, en se présentant personnellement aux services des ASSEDIC du lieu de son domicile. L’inscription doit être faite dans un délai de 12 mois suivant la rupture de son contrat de travail sous peine de forclusion.</text:span></text:p>
        </text:list-item>
      </text:list>
      <text:p text:style-name="P62"/>
      <text:list xml:id="list758915794" text:continue-numbering="true" text:style-name="WWNum2">
        <text:list-item>
          <text:p text:style-name="P63"><text:span text:style-name="T7">être à la recherche d’un emploi : le travailleur privé d’emploi doit être à la recherche effective et permanente d’un emploi et résider sur le territoire français. Sont considérés comme étant à la recherche effective d’un emploi, les demandeurs d’emploi qui, inscrits à l’ANPE, effectuent des actes positifs, des démarches en vue de leur reclassement ou de leur insertion professionnelle. Ne sont considérés comme répondant à cette condition les demandeurs d’emploi qui refusent un poste de travail compatible avec leur formation, leur profession antérieure, leur situation de famille et rémunéré à un taux normal, qui refusent de suivrent une formation, qui ne répondent pas aux convocations de l’ANPE. Certaines personnes sont dispensées de recherche d’emploi, notamment les personnes âgées de plus de 55 et plus qui totalisent 160 trimestres d’assurance vieillesse, les personnes âgées de 57 ans et demi.</text:span></text:p>
        </text:list-item>
      </text:list>
      <text:p text:style-name="P62"/>
      <text:list xml:id="list1217306135" text:continue-numbering="true" text:style-name="WWNum2">
        <text:list-item>
          <text:p text:style-name="P63"><text:span text:style-name="T7">Age : le travailleur privé d’emploi doit être âgé de moins de 60 ans pour pouvoir bénéficier de l’allocation. L’âge s’apprécie à la date de rupture du contrat de travail, c'est-à-dire à la fin du préavis (même s’il n’est pas effectu2). Cependant, les chômeurs âgés de 60 à 65 ans peuvent en bénéficier s’ils ne remplissent pas les conditions permettant de prétendre à une retraite à taux plein versée par la sécurité sociale.</text:span></text:p>
        </text:list-item>
      </text:list>
      <text:p text:style-name="P62"/>
      <text:list xml:id="list1790165721" text:continue-numbering="true" text:style-name="WWNum2">
        <text:list-item>
          <text:p text:style-name="P63"><text:span text:style-name="T7">aptitude physique au travail : le chômeur doit être apte à l’exercice d’un emploi.</text:span></text:p>
        </text:list-item>
      </text:list>
      <text:p text:style-name="Standard"/>
      <text:p text:style-name="P73"><text:span text:style-name="T22">§<text:tab/></text:span><text:span text:style-name="T20">privation involontaire d’emploi</text:span></text:p>
      <text:p text:style-name="Standard"/>
      <text:p text:style-name="Standard"><text:span text:style-name="T7">- licenciement quel qu’en soit le motif, y compris la faute grave ou lourde</text:span></text:p>
      <text:p text:style-name="Standard"><text:span text:style-name="T7">- arrivée du terme du CDD</text:span></text:p>
      <text:p text:style-name="Standard"><text:span text:style-name="T7">- démission pour un motif reconnu légitime par la commission paritaire ASSEDIC</text:span></text:p>
      <text:p text:style-name="Standard"><text:span text:style-name="T7">- autre raison, sur agrément de la commission ASSEDIC, dès lors que le chômage se prolonge plus de 121 jours</text:span></text:p>
      <text:p text:style-name="Standard"/>
      <text:p text:style-name="P28"><text:span text:style-name="T3">d) allocations, durée, période d’indemnisation</text:span></text:p>
      <text:p text:style-name="Standard"/>
      <text:p text:style-name="P73"><text:span text:style-name="T22">§<text:tab/></text:span><text:span text:style-name="T20">L’ARE</text:span></text:p>
      <text:p text:style-name="Standard"/>
      <text:p text:style-name="P25"><text:span text:style-name="T7">Selon le mode de calcul le plus avantageux pour le chômeur, l’ARE est égale à 57,4% du salaire de référence ou bien à 40,4% + une partie fixe : 10,46 € par jour au 1</text:span><text:span text:style-name="T16">er</text:span><text:span text:style-name="T7"> juillet 2006. Elle ne peut être inférieure à 26,01 € par jour, et ne peut être supérieure à 75% du salaire journalier de référence. La durée de versement de l’ARE </text:span><text:soft-page-break/><text:span text:style-name="T7">varie de 7 à 36 mois et est fonction de la durée d’affiliation et de l’âge du bénéficiaire.</text:span></text:p>
      <text:p text:style-name="P25"/>
      <text:p text:style-name="P25"><text:span text:style-name="T7">Le versement débute à la fin du préavis et après un délai conventionnel de carence qui est fonction des indemnités de congés payés ou des indemnités conventionnelles de fin de contrat perçues par le salarié. Le salaire journalier de référence est établit sur la base des rémunérations des 12 mois civils précédant le dernier jour de travail payé.</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Standard"><text:span text:style-name="T7">Durée d’affiliation</text:span></text:p>
          </table:table-cell>
          <table:table-cell table:style-name="Tableau31.A1" office:value-type="string">
            <text:p text:style-name="Standard"><text:span text:style-name="T7">Période d’affiliation</text:span></text:p>
          </table:table-cell>
          <table:table-cell table:style-name="Tableau31.A1" office:value-type="string">
            <text:p text:style-name="Standard"><text:span text:style-name="T7">Durée d’indemnisation</text:span></text:p>
          </table:table-cell>
        </table:table-row>
        <table:table-row table:style-name="Tableau31.1">
          <table:table-cell table:style-name="Tableau31.A1" office:value-type="string">
            <text:p text:style-name="Standard"><text:span text:style-name="T7">6 mois (182 jours ou 910 heures de travail)</text:span></text:p>
          </table:table-cell>
          <table:table-cell table:style-name="Tableau31.A1" office:value-type="string">
            <text:p text:style-name="Standard"><text:span text:style-name="T7">22 mois avant la fin du contrat de travail</text:span></text:p>
          </table:table-cell>
          <table:table-cell table:style-name="Tableau31.A1" office:value-type="string">
            <text:p text:style-name="Standard"><text:span text:style-name="T7">7 mois ou 213 jours sans condition d’âge</text:span></text:p>
          </table:table-cell>
        </table:table-row>
        <table:table-row table:style-name="Tableau31.1">
          <table:table-cell table:style-name="Tableau31.A1" office:value-type="string">
            <text:p text:style-name="Standard"><text:span text:style-name="T7">12 mois ou 365 jours ou 1820 heures de travail</text:span></text:p>
          </table:table-cell>
          <table:table-cell table:style-name="Tableau31.A1" office:value-type="string">
            <text:p text:style-name="Standard"><text:span text:style-name="T7">20 mois</text:span></text:p>
          </table:table-cell>
          <table:table-cell table:style-name="Tableau31.A1" office:value-type="string">
            <text:p text:style-name="Standard"><text:span text:style-name="T7">12 mois ou 365 jours</text:span></text:p>
          </table:table-cell>
        </table:table-row>
        <table:table-row table:style-name="Tableau31.1">
          <table:table-cell table:style-name="Tableau31.A1" office:value-type="string">
            <text:p text:style-name="Standard"><text:span text:style-name="T7">16 mois ou 487 jours ou 2426 heures de travail</text:span></text:p>
          </table:table-cell>
          <table:table-cell table:style-name="Tableau31.A1" office:value-type="string">
            <text:p text:style-name="Standard"><text:span text:style-name="T7">26 mois</text:span></text:p>
          </table:table-cell>
          <table:table-cell table:style-name="Tableau31.A1" office:value-type="string">
            <text:p text:style-name="Standard"><text:span text:style-name="T7">23 mois ou 700 jours</text:span></text:p>
          </table:table-cell>
        </table:table-row>
        <table:table-row table:style-name="Tableau31.1">
          <table:table-cell table:style-name="Tableau31.A1" office:value-type="string">
            <text:p text:style-name="Standard"><text:span text:style-name="T7">27 mois ou 821 jours ou 4095 heures de travail</text:span></text:p>
          </table:table-cell>
          <table:table-cell table:style-name="Tableau31.A1" office:value-type="string">
            <text:p text:style-name="Standard"><text:span text:style-name="T7">36 mois</text:span></text:p>
          </table:table-cell>
          <table:table-cell table:style-name="Tableau31.A1" office:value-type="string">
            <text:p text:style-name="Standard"><text:span text:style-name="T7">36 mois ou 1095 jours pour les personnes de 50 ans et plus</text:span></text:p>
          </table:table-cell>
        </table:table-row>
      </table:table>
      <text:p text:style-name="Standard"/>
      <text:p text:style-name="P73"><text:span text:style-name="T22">§<text:tab/></text:span><text:span text:style-name="T20">Le PARE</text:span></text:p>
      <text:p text:style-name="Standard"/>
      <text:p text:style-name="P25"><text:span text:style-name="T7">C’est un contrat passé entre le demandeur d’emploi et l’ANPE sui formalise les droits et obligations du demandeur d’emploi et les engagements de l’ANPE et des ASSEDIC. Sur la base du PARE, sue le travailleur privé d’emploi signe avec l’ANPE, l’ASSEDIC s’engage à verser l’ARE à condition que l’allocataire effectue des actes positifs de recherche d’emploi. A défaut, l’allocataire s’expose à une suspension, voire à une radiation.</text:span></text:p>
      <text:p text:style-name="Standard"/>
      <text:p text:style-name="P73"><text:span text:style-name="T22">§<text:tab/></text:span><text:span text:style-name="T20">LE PPAE</text:span></text:p>
      <text:p text:style-name="Standard"/>
      <text:p text:style-name="P25"><text:span text:style-name="T7">Le Projet Personnalisé d’Accès à l’Emploi (PPAE) est établit par le demandeur d’emploi et l’ANPE, il est communiqué aux ASSEDIC. Le PPAE, qui fait l’objet d’une actualisation tous les 6 mois, définit les types d’emploi qui correspondent aux qualifications et aux capacités du demandeur d’emploi, les types d’emplois vers lesquels il souhaiterait se reconvertir et les formations qui sont nécessaires pour qu’il accède à un emploi conforme à ce projet.</text:span></text:p>
      <text:p text:style-name="P25"/>
      <text:p text:style-name="P25"/>
      <text:p text:style-name="P25"><text:span text:style-name="T7">Si dans un délai de 12 mois à compter de la signature du PARE, le chômeur n’a pas trouvé d’emploi, il devient bénéficiaire des mesures de reclassement ou d’insertion professionnelle, mesures comprenant une aide au profit de l’employeur qui l’embauchera (aide dégressive de 40 à 20% du salaire sur une période de 1 à 3 ans).</text:span></text:p>
      <text:p text:style-name="P25"/>
      <text:p text:style-name="P25"><text:span text:style-name="T8">2- le régime de solidarité</text:span></text:p>
      <text:p text:style-name="Standard"/>
      <text:p text:style-name="P25"><text:span text:style-name="T7">Les bénéficiaires de ce régime sont les personnes exclues du régime conventionnel d’assurance chômage ou ayant épuisé leurs droits. Le régime de solidarité est géré par un fonds de solidarité financé grâce à la contribution de solidarité des fonctionnaires et une subvention de l’Etat. La gestion du régime de solidarité est également confiée aux ASSEDIC.</text:span></text:p>
      <text:p text:style-name="Standard"/>
      <text:p text:style-name="Standard"><text:soft-page-break/><text:span text:style-name="T7">Plusieurs dispositifs existent :</text:span></text:p>
      <text:p text:style-name="Standard"/>
      <text:p text:style-name="P28"><text:span text:style-name="T3">a) l’allocation de solidarité spécifique</text:span></text:p>
      <text:p text:style-name="Standard"/>
      <text:p text:style-name="P25"><text:span text:style-name="T7">Elle est destinée aux chômeurs lingue durée qui ont épuisés leurs droits à l’assurance chômage et qui ne peuvent pas prétendre à une pension de retraite à taux plein. Le montant journalier de l’ASS est de 14,74 € par jour au 1</text:span><text:span text:style-name="T16">er</text:span><text:span text:style-name="T7"> janvier 2008, elle est attribuée par périodes de 6 mois renouvelables dans la limite de 2 ans.</text:span></text:p>
      <text:p text:style-name="Standard"/>
      <text:p text:style-name="P73"><text:span text:style-name="T22">§<text:tab/></text:span><text:span text:style-name="T20">Bénéficiaires</text:span></text:p>
      <text:p text:style-name="Standard"/>
      <text:list xml:id="list1515939633" text:continue-numbering="true" text:style-name="WWNum2">
        <text:list-item>
          <text:p text:style-name="P36"><text:span text:style-name="T7">chômeurs de longue durée qui ont épuisés leurs droits à l’allocation d’assurance chômage</text:span></text:p>
        </text:list-item>
        <text:list-item>
          <text:p text:style-name="P36"><text:span text:style-name="T7">bénéficiaires de l’allocation d’assurance chômage âgés de 50 ans au moins et qui optent pour l’allocation spécifique</text:span></text:p>
        </text:list-item>
      </text:list>
      <text:p text:style-name="Standard"/>
      <text:p text:style-name="P73"><text:span text:style-name="T22">§<text:tab/></text:span><text:span text:style-name="T20">conditions</text:span></text:p>
      <text:p text:style-name="Standard"/>
      <text:list xml:id="list2126571516" text:continue-numbering="true" text:style-name="WWNum2">
        <text:list-item>
          <text:p text:style-name="P36"><text:span text:style-name="T7">justifier de 5 ans d’activité salariée dans les 10 ans précédant la fin du contrat de travail ayant ouvert droit aux allocations d’assurance chômage (pour les personnes qui ont interrompu leur activité pour élever un enfant, durée réduite d’un an par enfant à charge dans la limite de 3 ans, ou pour celles qui ont élevé un enfant pendant au moins 9 ans avant son 10</text:span><text:span text:style-name="T16">ème</text:span><text:span text:style-name="T7"> anniversaire.</text:span></text:p>
        </text:list-item>
        <text:list-item>
          <text:p text:style-name="P36"><text:span text:style-name="T7">être effectivement à la recherche d’un emploi et être apte à occuper un emploi</text:span></text:p>
        </text:list-item>
        <text:list-item>
          <text:p text:style-name="P36"><text:span text:style-name="T7">justifier de ressources mensuelles inférieures à un plafond fixé à 70 fois le montant journalier de l’allocation et à 110 fois pour un couple (les prestations familiales et les allocations d’assurance ou de solidarité sont exclues du calcul)</text:span></text:p>
        </text:list-item>
      </text:list>
      <text:p text:style-name="Standard"/>
      <text:p text:style-name="P73"><text:span text:style-name="T22">§<text:tab/></text:span><text:span text:style-name="T20">durée</text:span></text:p>
      <text:p text:style-name="Standard"/>
      <text:p text:style-name="P25"><text:span text:style-name="T7">L’allocation est attribuée par période de six mois renouvelables ou d’un an pour les allocataires de 55 ans au moins.</text:span></text:p>
      <text:p text:style-name="Standard"/>
      <text:p text:style-name="P73"><text:span text:style-name="T22">§<text:tab/></text:span><text:span text:style-name="T20">régime fiscal et social</text:span></text:p>
      <text:p text:style-name="Standard"/>
      <text:p text:style-name="P25"><text:span text:style-name="T7">L’allocation est soumise à l’impôt sur le revenu et est exonérée de la CSG (lorsque son prélèvement réduit l’allocation à un montant inférieur au SMIC) et de la CRDS.</text:span></text:p>
      <text:p text:style-name="P25"/>
      <text:p text:style-name="P25"/>
      <text:p text:style-name="P25"/>
      <text:p text:style-name="P28"><text:span text:style-name="T3">b) l’allocation temporaire d’attente ou allocation d’insertion</text:span></text:p>
      <text:p text:style-name="Standard"/>
      <text:p text:style-name="P25"><text:span text:style-name="T7">Elle est destinée aux demandeurs d’emploi étrangers ou aux personnes qui sont en attente de réinsertion (détenus libérés de prison, expatriés, apatrides, aux victimes d’accidents du travail ou de maladies professionnelles en attente de stage de reconversion), et qui n’ont pas cotisé ou pas suffisamment longtemps pour prétendre au régime d’assurance chômage. Elle est attribuée pour une durée d’un an par périodes de 6 mois. Son montant est de 10,38 € par jour au 1</text:span><text:span text:style-name="T16">er</text:span><text:span text:style-name="T7"> janvier 2008.</text:span></text:p>
      <text:p text:style-name="Standard"><text:soft-page-break/></text:p>
      <text:p text:style-name="P28"><text:span text:style-name="T3">c) l’allocation équivalent retraite</text:span></text:p>
      <text:p text:style-name="Standard"/>
      <text:p text:style-name="P25"><text:span text:style-name="T7">Elle concerne les demandeurs d’emploi âgés. Cette allocation peut compléter ou succéder à l’allocation d’assurance chômage. Son montant est de 31,82 € par jour au 1</text:span><text:span text:style-name="T16">er</text:span><text:span text:style-name="T7"> janvier 2008. Les bénéficiaires qui en font la demande sont dispensés de rechercher un emploi.</text:span></text:p>
      <text:p text:style-name="Standard"/>
      <text:p text:style-name="Standard"><text:span text:style-name="T6">C- la protection en cas de chômage partiel</text:span></text:p>
      <text:p text:style-name="Standard"/>
      <text:p text:style-name="P25"><text:span text:style-name="T7">Le salarié qui est partiellement privé d’emploi est en situation de chômage partiel également appelé chômage technique. Le contrat de travail est alors suspendu et le salarié subit une perte de rémunération qui peut être compensées selon les dispositifs légaux et règlementaires. En situation de chômage partiel, il y a 2 possibilités d’indemnisation.</text:span></text:p>
      <text:p text:style-name="P25"/>
      <text:p text:style-name="P25"><text:span text:style-name="T7">Par ailleurs, les salariés à temps plein bénéficient d’une garantie de rémunération mensuelle minimale.</text:span></text:p>
      <text:p text:style-name="Standard"/>
      <text:p text:style-name="P25"><text:span text:style-name="T8">1- l’aide publique</text:span></text:p>
      <text:p text:style-name="Standard"/>
      <text:p text:style-name="P25"><text:span text:style-name="T7">Elle se manifeste au travers de l’allocation spécifique de chômage partiel.</text:span></text:p>
      <text:p text:style-name="Standard"/>
      <text:p text:style-name="P28"><text:span text:style-name="T3">a) conditions</text:span></text:p>
      <text:p text:style-name="Standard"/>
      <text:p text:style-name="P73"><text:span text:style-name="T22">§<text:tab/></text:span><text:span text:style-name="T20">réduction temporaire ou fermeture temporaire de l’entreprise</text:span></text:p>
      <text:p text:style-name="Standard"/>
      <text:p text:style-name="P25"><text:span text:style-name="T7">La réduction doit être temporaire (au maximum 4 semaines) sinon elle serait analysée comme une modification du contrat de travail soumise à la procédure prévue dans un tel cas et que le salarié pourrait refuser. De même, en cas de suspension d’activité, si la situation se poursuit au- delà de la durée légale d’indemnisation, cela équivaut à un licenciement des salariés ;</text:span></text:p>
      <text:p text:style-name="P25"/>
      <text:p text:style-name="P73"><text:span text:style-name="T22">§<text:tab/></text:span><text:span text:style-name="T20">une cause spécifique</text:span></text:p>
      <text:p text:style-name="Standard"/>
      <text:p text:style-name="P25"><text:span text:style-name="T7">Pour ouvrir droit à une indemnisation au titre du chômage partiel, la réduction ou la suspension temporaire d’activité doit être due à :</text:span></text:p>
      <text:list xml:id="list1616818388" text:continue-numbering="true" text:style-name="WWNum2">
        <text:list-item>
          <text:p text:style-name="P36"><text:span text:style-name="T7">un sinistre</text:span></text:p>
        </text:list-item>
        <text:list-item>
          <text:p text:style-name="P36"><text:span text:style-name="T7">des intempéries à caractère exceptionnel</text:span></text:p>
        </text:list-item>
        <text:list-item>
          <text:p text:style-name="P36"><text:span text:style-name="T7">la conjoncture économique</text:span></text:p>
        </text:list-item>
        <text:list-item>
          <text:p text:style-name="P36"><text:span text:style-name="T7">une transformation, une restructuration ou une modernisation de l’entreprise</text:span></text:p>
        </text:list-item>
        <text:list-item>
          <text:p text:style-name="P36"><text:span text:style-name="T7">toute autre circonstance de caractère exceptionnel</text:span></text:p>
        </text:list-item>
      </text:list>
      <text:p text:style-name="Standard"/>
      <text:p text:style-name="P28"><text:span text:style-name="T3">b) procédure</text:span></text:p>
      <text:p text:style-name="Standard"/>
      <text:p text:style-name="Standard"><text:span text:style-name="T7">L’employeur qui envisage de réduire temporairement l’activité de son entreprise doit :</text:span></text:p>
      <text:list xml:id="list1391977876" text:continue-numbering="true" text:style-name="WWNum2">
        <text:list-item>
          <text:p text:style-name="P36"><text:span text:style-name="T7">consulter le CE (à défaut, les délégués du personnel)</text:span></text:p>
        </text:list-item>
        <text:list-item>
          <text:p text:style-name="P36"><text:span text:style-name="T7">former une demande d’indemnisation auprès de la DDTEFP avec l’avis </text:span><text:soft-page-break/><text:span text:style-name="T7">du CE (ou des délégués du personnel)</text:span></text:p>
        </text:list-item>
      </text:list>
      <text:p text:style-name="Standard"/>
      <text:p text:style-name="P28"><text:span text:style-name="T3">c) versement et régime de l’allocation</text:span></text:p>
      <text:p text:style-name="Standard"/>
      <text:p text:style-name="P25"><text:span text:style-name="T7">L’allocation spécifique des chômage partiel est versée pour toute heure effectuée en- deçà de la durée l »gale du travail (dans la limite d’un contingent annuel d’heure de 600 heures pour l’ensemble des branches professionnelles).</text:span></text:p>
      <text:p text:style-name="P25"/>
      <text:p text:style-name="P25"><text:span text:style-name="T7">Elle est versée par l’employeur à la date de paie. L’employeur est rembourser ensuite par l’Etat au d’états nominatifs visés par l’Administration.</text:span></text:p>
      <text:p text:style-name="P25"/>
      <text:p text:style-name="P25"><text:span text:style-name="T7">L’allocation spécifique de chômage partiel est soumise à la CSG au taux réduit de 6,2%, ainsi qu’à la CRDS et à l’IR.</text:span></text:p>
      <text:p text:style-name="Standard"/>
      <text:p text:style-name="P25"><text:span text:style-name="T8">2- l’indemnisation conventionnelle complémentaire</text:span></text:p>
      <text:p text:style-name="Standard"/>
      <text:p text:style-name="P28"><text:span text:style-name="T3">a) définition</text:span></text:p>
      <text:p text:style-name="Standard"/>
      <text:p text:style-name="P25"><text:span text:style-name="T7">Cette indemnité a été instituée par l’accord national interprofessionnel du 21 août 1968, elle est complémentaire et s’ajoute à l’allocation publique versée par l’Etat.</text:span></text:p>
      <text:p text:style-name="Standard"/>
      <text:p text:style-name="P28"><text:span text:style-name="T3">b) conditions</text:span></text:p>
      <text:p text:style-name="Standard"/>
      <text:p text:style-name="P25"><text:span text:style-name="T7">Les conditions d’attribution sont plus restrictives que pour l’allocation spécifique de chômage partiel : es arrêts de travail pour intempéries et pour circonstances exceptionnelles ne sont pas indemnisées.</text:span></text:p>
      <text:p text:style-name="Standard"/>
      <text:p text:style-name="P28"><text:span text:style-name="T3">c) versement et régime de l’allocation</text:span></text:p>
      <text:p text:style-name="Standard"/>
      <text:p text:style-name="Standard"><text:span text:style-name="T7">Pour pouvoir en bénéficier, les salariés doivent remplir deux conditions :</text:span></text:p>
      <text:list xml:id="list490682048" text:continue-numbering="true" text:style-name="WWNum2">
        <text:list-item>
          <text:p text:style-name="P36"><text:span text:style-name="T7">ne pas avoir refuser un travail de remplacement</text:span></text:p>
        </text:list-item>
        <text:list-item>
          <text:p text:style-name="P36"><text:span text:style-name="T7">ne pas avoir été rémunéré suivant un horaire moyen inférieur à la durée légale du travail</text:span></text:p>
        </text:list-item>
      </text:list>
      <text:p text:style-name="Standard"/>
      <text:p text:style-name="P25"><text:span text:style-name="T7">Le taux horaire de l’allocation conventionnelle de chômage partiel est de 50% de la rémunération horaire brute. Cette indemnité conventionnelle est diminuée de l’allocation spécifique de chômage partiel. Elle ne peut être inférieure à un minimum réévalué de façon périodique.</text:span></text:p>
      <text:p text:style-name="P25"/>
      <text:p text:style-name="P25"><text:span text:style-name="T7">L’allocation conventionnelle de chômage partiel est à la charge de l’employeur. Cependant, celui-ci peut, sous certaines conditions (notamment lorsque le chômage partiel a pour but d’éviter des licenciements économiques), obtenir une prise en charge partielle de cette indemnité conventionnelle par l’Etat. La participation financière de l’Etat est déterminée en fonction de la gravité des difficultés et des efforts de réorganisation de l’entreprise.</text:span></text:p>
      <text:p text:style-name="P25"/>
      <text:p text:style-name="P25"><text:span text:style-name="T7">L’allocation conventionnelle de chômage partiel est soumise à la CSG (taux réduit de 6,2%), à la CRDS et à l’IR.</text:span></text:p>
      <text:p text:style-name="Standard"/>
      <text:p text:style-name="Standard"/>
      <text:p text:style-name="Standard"/>
      <text:p text:style-name="P25"><text:soft-page-break/><text:span text:style-name="T8">3- la rémunération mensuelle minimale</text:span></text:p>
      <text:p text:style-name="Standard"/>
      <text:p text:style-name="Standard"><text:span text:style-name="T7">Elle ne concerne que les salariés à temps plein.</text:span></text:p>
      <text:p text:style-name="Standard"/>
      <text:p text:style-name="P28"><text:span text:style-name="T3">a) définition</text:span></text:p>
      <text:p text:style-name="Standard"/>
      <text:p text:style-name="P25"><text:span text:style-name="T7">En cas de chômage partiel, la loi garantit une rémunération mensuelle minimale aux salariés bénéficiant d’un contrat de travail comportant une durée du travail au moins égale à la durée du travail. Les travailleurs temporaires, les apprentis, les travailleurs à temps partiel ne bénéficient pas de cette garantie</text:span></text:p>
      <text:p text:style-name="Standard"/>
      <text:p text:style-name="P28"><text:span text:style-name="T3">b) versement et régime de l’allocation</text:span></text:p>
      <text:p text:style-name="Standard"/>
      <text:p text:style-name="P25"><text:span text:style-name="T7">Le bénéficiaire reçoit donc une allocation égale à la différence entre le montant de la rémunération mensuelle minimale garantie et le montant cumulé du salaire perçu pour le travail effectué, majoré de l’allocation spécifique de chômage partiel et de l’allocation conventionnelle de chômage partiel. La rémunération mensuelle minimale garantie est égale au SMIC horaire multipliée par la durée légale du travail pour le mois considéré sans pouvoir dépasser le SMIC.</text:span></text:p>
      <text:p text:style-name="Standard"/>
      <text:p text:style-name="P25"><text:span text:style-name="T7">Cette allocation complémentaire est payée mensuellement au salarié par l’employeur, l’Etat remboursant 50% de son montant. Pour bénéficier de ce remboursement, l’employeur doit déclarer les réductions d’horaires et adresser ces états nominatifs à la DDTEFP.</text:span></text:p>
      <text:p text:style-name="Standard"/>
      <text:p text:style-name="Standard"><text:span text:style-name="T7"><text:tab/>L’allocation complémentaire est soumise à CSG (taux réduit de 6,2%) ainsi qu’à la CRDS et à l’impôt sur le revenu.</text:span></text:p>
      <text:p text:style-name="Standard"/>
      <text:p text:style-name="P25"><text:span text:style-name="T8">4- le chômage partiel total</text:span></text:p>
      <text:p text:style-name="Standard"/>
      <text:p text:style-name="P28"><text:span text:style-name="T3">a) définition</text:span></text:p>
      <text:p text:style-name="Standard"/>
      <text:p text:style-name="Standard"><text:span text:style-name="T7"><text:tab/>Il y a chômage partiel total lorsque l’arrêt de travail se prolonge au-delà de 4 semaines. Il peut y avoir chômage partiel immédiatement si le contingent annuel d’heures indemnisées au titre du chômage partiel est épuisé. Les salariés bénéficient des allocations de chômage total même s’ils n’ont pas fait l’objet d’un licenciement.</text:span></text:p>
      <text:p text:style-name="Standard"/>
      <text:p text:style-name="P28"><text:span text:style-name="T3">b) durée</text:span></text:p>
      <text:p text:style-name="Standard"/>
      <text:p text:style-name="P25"><text:span text:style-name="T7">La durée d’indemnisation est en principe de 182 jours maximum et jusqu’à la date de reprise d’activité de l’entreprise si la cessation d’activité est due à un sinistre ou des intempéries de caractère exceptionnel.</text:span></text:p>
      <text:p text:style-name="Standard"/>
      <text:p text:style-name="P25"><text:span text:style-name="T8">5- le chômage partiel total pour congés payés</text:span></text:p>
      <text:p text:style-name="Standard"/>
      <text:p text:style-name="P28"><text:span text:style-name="T3">a) définition</text:span></text:p>
      <text:p text:style-name="P28"/>
      <text:p text:style-name="P25"><text:span text:style-name="T7">Ce mécanisme permet d’indemniser, quand il y a fermeture de l’entreprise pendant les congés payés, les salariés (en CDI, en CNE, à temps partiel) qui n’ont pas suffisamment acquis de jours de congés payés notamment parce qu’ils viennent d’être embauchés.</text:span></text:p>
      <text:p text:style-name="Standard"/>
      <text:p text:style-name="Standard"><text:soft-page-break/></text:p>
      <text:p text:style-name="Standard"/>
      <text:p text:style-name="P28"><text:span text:style-name="T3">b) procédure</text:span></text:p>
      <text:p text:style-name="Standard"/>
      <text:p text:style-name="P25"><text:span text:style-name="T7">L’employeur saisi une demande en paiement de journées de chômage partiel pour congés payés doit verser les indemnités de remplacement du salarié. L’employeur transmet la demande dont il est sais à la DDTEFP, qui rembourse l’employeu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3"><text:span text:style-name="T2">CHAP 29. LA PROTECTION SOCIALE COMPLEMENTAIRE</text:span></text:p>
      <text:p text:style-name="Standard"/>
      <text:p text:style-name="P103"><text:span text:style-name="T6">A- la prévoyance complémentaire</text:span></text:p>
      <text:p text:style-name="Standard"/>
      <text:p text:style-name="P25"><text:span text:style-name="T8">1- les causes</text:span></text:p>
      <text:p text:style-name="Standard"/>
      <text:p text:style-name="P25"><text:span text:style-name="T7">Ce mouvement de prévoyance s’est accentué avec la diminution de la prise en charge des frais de santé par la Sécurité Sociale. Aujourd’hui, de plus en plus de 80% de la population bénéficie d’un régime de prévoyance complémentaire, contre 50% dans les années 70.</text:span></text:p>
      <text:p text:style-name="Standard"/>
      <text:p text:style-name="P25"><text:span text:style-name="T8">2- risques couverts</text:span></text:p>
      <text:p text:style-name="Standard"/>
      <text:p text:style-name="P25"><text:span text:style-name="T7">Ceux liés à la maladie, les accidents, l’invalidité, l’incapacité, le décès.</text:span></text:p>
      <text:p text:style-name="Standard"/>
      <text:p text:style-name="P25"><text:span text:style-name="T8">3- organisation</text:span></text:p>
      <text:p text:style-name="Standard"/>
      <text:p text:style-name="P25"><text:span text:style-name="T7">Les régimes de prévoyance ont été organisés essentiellement par les lois du 31 décembre 1989 (Loi Evin) et celle du 8 août 1994 (Loi Veil).</text:span></text:p>
      <text:p text:style-name="P25"/>
      <text:p text:style-name="P33"><text:span text:style-name="T7">Les organismes habilités à prendre en charge la couverture complémentaire des risques liés à <text:s/>la maladie, l’accident, l’invalidité, le décès, sont :</text:span></text:p>
      <text:list xml:id="list294150435" text:style-name="WWNum1">
        <text:list-item>
          <text:p text:style-name="P100"><text:span text:style-name="T7">les mutuelles : groupements de personnes à but lucratif, qui recourent à la mutualisation des risques grâce aux cotisations de leurs membres. Les mutuelles sont gérées suivant les principes de la démocratie (un homme, une voix)</text:span></text:p>
        </text:list-item>
        <text:list-item>
          <text:p text:style-name="P100"><text:span text:style-name="T7">les institutions paritaires de prévoyance : ce sont des personnes morales de droit privé à but non lucratif, administrées de façon paritaire par les membres adhérents (les entreprises) et les membres participants (les salariés). Elles sont constituées sur la base d’une convention ou d’un accord collectif.</text:span></text:p>
        </text:list-item>
        <text:list-item>
          <text:p text:style-name="P100"><text:span text:style-name="T7">Les entreprises d’assurance</text:span></text:p>
        </text:list-item>
      </text:list>
      <text:p text:style-name="Standard"/>
      <text:p text:style-name="P103"><text:span text:style-name="T6">B- la retraite : les régimes complémentaires et de prévoyance</text:span></text:p>
      <text:p text:style-name="Standard"/>
      <text:p text:style-name="P25"><text:span text:style-name="T8">1- les régimes complémentaires</text:span></text:p>
      <text:p text:style-name="Standard"/>
      <text:p text:style-name="P25"><text:span text:style-name="T7">Ils ont pour but d’assurer le versement d’un complément de ressource qui s’ajoute à la pension versée par la Sécurité Sociale. Ils ont été rendus obligatoires par la loi du 29/03/72. Ils reposent sur le principe de la répartition. Ces régimes connaissent des difficultés de financement.</text:span></text:p>
      <text:p text:style-name="P25"/>
      <text:p text:style-name="P28"><text:span text:style-name="T3">a) cadres/ non- cadres</text:span></text:p>
      <text:p text:style-name="Standard"/>
      <text:p text:style-name="P25"><text:span text:style-name="T7">La convention collective du 14/03/47 a mis en place un régime de retraite </text:span><text:soft-page-break/><text:span text:style-name="T7">complémentaire pour les cadres, gérée par l’AGIRC (association générale des institutions régionales des cadres). En 1957, un accord du 15/05 a mis en place l’UNIRS pour les salariés non cadres. Un autre accord du 8/12/61 a créé l’ARRCO (association des régimes de retraite complémentaire).</text:span></text:p>
      <text:p text:style-name="P25"/>
      <text:p text:style-name="P25"><text:span text:style-name="T7">Aujourd’hui, les cadres bénéficient à la fois d’un régime ARRCO (pour la partie d leur rémunération supérieure au plafond de la Sécurité Sociale), et d’un régime AGIRC.</text:span></text:p>
      <text:p text:style-name="Standard"><text:span text:style-name="T7">Les non cadres bénéficient d’un régime ARRCO.</text:span></text:p>
      <text:p text:style-name="P28"><text:span text:style-name="T3">b) l’ARRCO et l’AGIRC</text:span></text:p>
      <text:p text:style-name="Standard"/>
      <text:p text:style-name="P25"><text:span text:style-name="T7">Elles sont gérées chacune par un conseil d’administration paritaire composé des représentants des salariés et des employeurs.</text:span></text:p>
      <text:p text:style-name="P25"/>
      <text:p text:style-name="P25"><text:span text:style-name="T7">Le montant de la retraite est déterminé par le nombre de ponts acquis par le bénéficiaire au cours de sa carrière et la valeur des points de retraite. Il peut être majoré par ancienneté ou pour charge de famille. Une pension de réversion peut être versée au conjoint survivant ou à l’ex- conjoint.</text:span></text:p>
      <text:p text:style-name="Standard"/>
      <text:p text:style-name="P25"><text:span text:style-name="T8">2- les régimes de prévoyance</text:span></text:p>
      <text:p text:style-name="Standard"/>
      <text:p text:style-name="P28"><text:span text:style-name="T3">a) la capitalisation</text:span></text:p>
      <text:p text:style-name="Standard"/>
      <text:p text:style-name="P25"><text:span text:style-name="T7">Face aux difficultés de financement de la retraite par répartition est apparu le système de la retraite par capitalisation (ou fonds de pension). En France, la part de capitalisation à fin de retraite reste peu élevée. C’est pourquoi la capitalisation a été favorisée par des avantages fiscaux et sociaux, tant pour l’entreprise que pour le salarié.</text:span></text:p>
      <text:p text:style-name="Standard"/>
      <text:p text:style-name="P28"><text:span text:style-name="T3">b) le PERP et le PERCO</text:span></text:p>
      <text:p text:style-name="Standard"/>
      <text:p text:style-name="Standard"><text:span text:style-name="T7">La loi du 21 août 2003 a mis en place deux plans d’épargne pour la retraite :</text:span></text:p>
      <text:list xml:id="list1204338549" text:continue-numbering="true" text:style-name="WWNum1">
        <text:list-item>
          <text:p text:style-name="P100"><text:span text:style-name="T7">le plan épargne populaire (PERP) qui est un contrat d’assurance permettant à toute personne d’acquérir une rente viagère payable à compter de la date de liquidation de sa pension de vieillesse</text:span></text:p>
        </text:list-item>
        <text:list-item>
          <text:p text:style-name="P100"><text:span text:style-name="T7">le plan d’épargne pour la retraite collectif (PERCO) négocié avec les partenaires sociaux ou créé en tant que l’épargne inter- entreprises. Il peut y avoir abondement de l’entreprise. Les sommes versées sont bloquées jusqu’à la retraite (sauf cas de déblocage anticipé pour décès au bénéficiaire, de son conjoint ou de son pacsé, pour invalidité, pour surendettement, pour acquisition d’une résidence principale, pour expiration des droits à l’assurance chômage). Elles donnent droit à une rente viagère (ou un capital).</text:span></text:p>
        </text:list-item>
      </text:list>
      <text:p text:style-name="Standard"/>
      <text:p text:style-name="P103"><text:span text:style-name="T6">C- les régimes d’aide sociale</text:span></text:p>
      <text:p text:style-name="Standard"/>
      <text:p text:style-name="P25"><text:span text:style-name="T8">1 –définition</text:span></text:p>
      <text:p text:style-name="Standard"/>
      <text:p text:style-name="P28"><text:span text:style-name="T3">a) rôle</text:span></text:p>
      <text:p text:style-name="Standard"/>
      <text:p text:style-name="P25"><text:span text:style-name="T7">Forme d’assistance au titre de la solidarité nationale constituée par les prestations (aides physiques, services à domicile), que l’Etat et les collectivités territoriales apportent aux personnes en grande difficulté et dont les ressources sont </text:span><text:soft-page-break/><text:span text:style-name="T7">insuffisantes pour leur permettre de subvenir à leurs besoins élémentaires.</text:span></text:p>
      <text:p text:style-name="Standard"/>
      <text:p text:style-name="P25"><text:span text:style-name="T7">L’aide sociale est assurée par l’Etat, les départements, les communes, … Chaque collectivité supporte le financement des aides qu’elle accorde. L’Etat reverse des subventions aux départements et communes.</text:span></text:p>
      <text:p text:style-name="Standard"/>
      <text:p text:style-name="P28"><text:span text:style-name="T3">b) conditions</text:span></text:p>
      <text:p text:style-name="Standard"/>
      <text:p text:style-name="P25"><text:span text:style-name="T7">Il faut résider en France et ne pas disposer de ressources suffisantes (se trouver dans un état de nécessité. Elle est indépendante de la nationalité.</text:span></text:p>
      <text:p text:style-name="P28"><text:span text:style-name="T3">c) procédure d’admission</text:span></text:p>
      <text:p text:style-name="Standard"/>
      <text:p text:style-name="Standard"><text:span text:style-name="T7">Elle doit respecter les étapes suivantes :</text:span></text:p>
      <text:list xml:id="list1370712204" text:continue-numbering="true" text:style-name="WWNum1">
        <text:list-item>
          <text:p text:style-name="P100"><text:span text:style-name="T7">dépôt d’une demande à la Mairie de résidence du demandeur ou auprès du centre communal d’action sociale</text:span></text:p>
        </text:list-item>
        <text:list-item>
          <text:p text:style-name="P100"><text:span text:style-name="T7">transmission ensuite du dossier à la DDASS (direction départementale des affaires sanitaires et sociales)</text:span></text:p>
        </text:list-item>
        <text:list-item>
          <text:p text:style-name="P100"><text:span text:style-name="T7">examen du dossier par une commission départementale d’admission</text:span></text:p>
        </text:list-item>
        <text:list-item>
          <text:p text:style-name="P100"><text:span text:style-name="T7">notification de la décision au demandeur</text:span></text:p>
        </text:list-item>
      </text:list>
      <text:p text:style-name="Standard"/>
      <text:p text:style-name="P25"><text:span text:style-name="T7">En cas d’urgence, la demande est instruite et l’admission est prononcée par le maire (par exemple, aide médicale à domicile, aide ménagère, …) ou par le Préfet ou par le Président du conseil général (aide sociale à l’enfance par exemple).</text:span></text:p>
      <text:p text:style-name="Standard"/>
      <text:p text:style-name="P25"><text:span text:style-name="T8">2- les prestations de l’aide sociale</text:span></text:p>
      <text:p text:style-name="Standard"/>
      <text:p text:style-name="P28"><text:span text:style-name="T3">a) aide à l’enfance et aux familles</text:span></text:p>
      <text:p text:style-name="Standard"/>
      <text:p text:style-name="Standard"><text:span text:style-name="T7">Elle comprend notamment :</text:span></text:p>
      <text:list xml:id="list919127480" text:continue-numbering="true" text:style-name="WWNum1">
        <text:list-item>
          <text:p text:style-name="P100"><text:span text:style-name="T7">l’aide à domicile aux parents en difficulté (aide d’une travailleuse familiale, allocation secours, …)</text:span></text:p>
        </text:list-item>
        <text:list-item>
          <text:p text:style-name="P100"><text:span text:style-name="T7">la prise en charge des enfants pupilles de l’Etat (enfants dont la filiation est inconnue ou dont les parents ont été déchus de l’autorité parentale)</text:span></text:p>
        </text:list-item>
        <text:list-item>
          <text:p text:style-name="P100"><text:span text:style-name="T7">la prise en charge des femmes enceintes et des mères isolées avec leurs enfants de moins de 3 ans et qui ont besoin d’un soutien matériel et psychologique</text:span></text:p>
        </text:list-item>
      </text:list>
      <text:p text:style-name="Standard"/>
      <text:p text:style-name="P28"><text:span text:style-name="T3">b) aide aux personnes âgées</text:span></text:p>
      <text:p text:style-name="Standard"/>
      <text:p text:style-name="P25"><text:span text:style-name="T7">A destination des personnes âgées de plus de 65 ans (60 ans en cas d’inaptitude au travail). Elle peut prendre différentes formes :</text:span></text:p>
      <text:list xml:id="list622582021" text:continue-numbering="true" text:style-name="WWNum1">
        <text:list-item>
          <text:p text:style-name="P100"><text:span text:style-name="T7">des services à domicile : aide ménagère, aide au repas, services de soins à domicile, …</text:span></text:p>
        </text:list-item>
        <text:list-item>
          <text:p text:style-name="P100"><text:span text:style-name="T7">prise en charge totale ou partielle selon les ressources, des frais de placement dans une maison de retraite ou dans un foyer logement</text:span></text:p>
        </text:list-item>
        <text:list-item>
          <text:p text:style-name="P100"><text:span text:style-name="T7">attribution de l’allocation personnalisée d’autonomie (APA)</text:span></text:p>
        </text:list-item>
      </text:list>
      <text:p text:style-name="Standard"/>
      <text:p text:style-name="P28"><text:span text:style-name="T3">c) aide aux personnes handicapées</text:span></text:p>
      <text:p text:style-name="Standard"/>
      <text:p text:style-name="P57"><text:span text:style-name="T7">Cette aide comprend différentes prestations comme la carte d’invalidité, …</text:span></text:p>
      <text:p text:style-name="Standard"/>
      <text:p text:style-name="P28"><text:soft-page-break/><text:span text:style-name="T3">d) aide médicale</text:span></text:p>
      <text:p text:style-name="Standard"/>
      <text:p text:style-name="P25"><text:span text:style-name="T7">Cette aide sociale dispense de l’avance des frais et elle peut prendre différentes formes : aide médicale de ville, aide médicale hospitalière, …</text:span></text:p>
      <text:p text:style-name="Standard"/>
      <text:p text:style-name="P28"><text:span text:style-name="T3">e) réinsertion sociale</text:span></text:p>
      <text:p text:style-name="Standard"/>
      <text:p text:style-name="P25"><text:span text:style-name="T7">Elle permet de lutter contre la précarité.</text:span></text:p>
      <text:p text:style-name="Standard"/>
      <text:p text:style-name="Standard"/>
      <text:p text:style-name="Standard"/>
      <text:p text:style-name="Standard"/>
      <text:list xml:id="list1190514863" text:continue-list="list490682048" text:style-name="WWNum2">
        <text:list-item>
          <text:p text:style-name="P52"><text:span text:style-name="T20">le RMI</text:span></text:p>
        </text:list-item>
      </text:list>
      <text:p text:style-name="Standard"/>
      <text:p text:style-name="P25"><text:span text:style-name="T7">La réinsertion sociale comprend essentiellement de RMI (revenu minimum d’insertion). Mis en place depuis le 1</text:span><text:span text:style-name="T16">er</text:span><text:span text:style-name="T7"> décembre 1988, le RMI est associé à une politique d’insertion sociale et professionnelle.</text:span></text:p>
      <text:p text:style-name="Standard"><text:span text:style-name="T7">Le RMI est versé aux personnes :</text:span></text:p>
      <text:list xml:id="list1086444190" text:continue-list="list622582021" text:style-name="WWNum1">
        <text:list-item>
          <text:p text:style-name="P100"><text:span text:style-name="T7">résidant en France</text:span></text:p>
        </text:list-item>
        <text:list-item>
          <text:p text:style-name="P100"><text:span text:style-name="T7">âgées de plus de 25 ans ou ayant un ou plusieurs enfants à charge</text:span></text:p>
        </text:list-item>
        <text:list-item>
          <text:p text:style-name="P100"><text:span text:style-name="T7">s’engageant à participer à des actions d’insertion</text:span></text:p>
        </text:list-item>
        <text:list-item>
          <text:p text:style-name="P100"><text:span text:style-name="T7">ayant des ressources inférieures à un plafond fixé par décret</text:span></text:p>
        </text:list-item>
      </text:list>
      <text:p text:style-name="Standard"/>
      <text:p text:style-name="P25"><text:span text:style-name="T7">La demande peut être déposée soit dans un centre communale d’action sociale de la Mairie de résidence, soit au service départementale d’actions sociale, soit auprès d’associations agréées à cet effet par le préfet.</text:span></text:p>
      <text:p text:style-name="Standard"/>
      <text:list xml:id="list1822765231" text:continue-list="list1190514863" text:style-name="WWNum2">
        <text:list-item>
          <text:p text:style-name="P52"><text:span text:style-name="T20">le CI- RMA</text:span></text:p>
        </text:list-item>
      </text:list>
      <text:p text:style-name="Standard"/>
      <text:p text:style-name="P25"><text:span text:style-name="T7">L’allocataire peut bénéficier d’un contrat d’insertion minimum d’activité. C’est un contrat de travail à temps partiel, à durée déterminée, de 18 mois maximum, renouvellement compris. Le revenu versé doit être au moins égale au SMIC. L’employeur reçoit une aide, d’un montant égale au RMI, versée par le départem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30. LES AUTRES REGIMES</text:span></text:p>
      <text:p text:style-name="Standard"/>
      <text:p text:style-name="Standard"><text:span text:style-name="T6">A- les assurances maladie, maternité et vieillesse des travailleurs non salariés non agricoles</text:span></text:p>
      <text:p text:style-name="Standard"/>
      <text:p text:style-name="P25"><text:span text:style-name="T7">Les professions indépendantes ont crées divers régimes autonomes d’assurance vieillesse et un régime autonome d’assurance maladie. En revanche, elles bénéficient des prestations familiales du régime général.</text:span></text:p>
      <text:p text:style-name="Standard"/>
      <text:p text:style-name="P25"><text:span text:style-name="T8">1- l’assurance vieillesse</text:span></text:p>
      <text:p text:style-name="Standard"/>
      <text:p text:style-name="P28"><text:span text:style-name="T3">a) le régime des professions industrielles et commerciales et le régime des professions artisanales</text:span></text:p>
      <text:p text:style-name="Standard"/>
      <text:p text:style-name="P25"><text:span text:style-name="T7">Les caisses gèrent le régime de base et les régimes complémentaires de retraite. Les pensions vieillesse sont calculées sur la base du revenu annuel moyen, selon les mêmes modalités que celles du régime générale (âge, taux, référence aux 25 meilleures années, …)</text:span></text:p>
      <text:p text:style-name="P25"/>
      <text:p text:style-name="P25"><text:span text:style-name="T7">Le versement de la pension de vieillesse suppose la cessation de l’activité non salariée au titre de laquelle elle est demandée :</text:span></text:p>
      <text:list xml:id="list2183660411" text:continue-list="list1086444190" text:style-name="WWNum1">
        <text:list-item>
          <text:p text:style-name="P95"><text:span text:style-name="T7">ORGANIC : l’organisation pour les professions industrielles et commerciales, repose sur les caisses professionnelles et les caisses interprofessionnelles coiffées par une caisse de compensation nationale, l’ORGANIC (organisme autonome de compensation de l’assurance vieillesse artisanale)</text:span></text:p>
        </text:list-item>
        <text:list-item>
          <text:p text:style-name="P95"><text:span text:style-name="T7">CANCAVA : l’organisation pour les professions artisanales, repose sur des caisses de base coiffées par une caisse nationale, la CANCAVA (caisse autonome nationale de compensation de l’assurance vieillesse)</text:span></text:p>
        </text:list-item>
      </text:list>
      <text:p text:style-name="Standard"/>
      <text:p text:style-name="P28"><text:span text:style-name="T3">b) le régime des professions libérales</text:span></text:p>
      <text:p text:style-name="Standard"/>
      <text:p text:style-name="P25"><text:span text:style-name="T7">Chaque profession libérale a sa propre organisation et l’on distingue 11 sections professionnelles, coiffées par la caisse nationale d’assurance vieillesse des professions libérales (CNAVPL). Les avocats ont leur propre caisse, la caisse nationale des barreaux français.</text:span></text:p>
      <text:p text:style-name="P25"><text:soft-page-break/></text:p>
      <text:p text:style-name="P25"><text:span text:style-name="T7">En règle générale, les cotisations sont uniformes pour les membres d’une même section. Les caisses gèrent le régime de base et les régimes complémentaires de retraite.</text:span></text:p>
      <text:p text:style-name="Standard"/>
      <text:p text:style-name="P25"><text:span text:style-name="T8">2- les assurances maladie et maternité</text:span></text:p>
      <text:p text:style-name="Standard"/>
      <text:p text:style-name="Standard"><text:span text:style-name="T7">Le régime mis en place par une loi du 12 juillet 1966, couvre :</text:span></text:p>
      <text:list xml:id="list934369179" text:continue-numbering="true" text:style-name="WWNum1">
        <text:list-item>
          <text:p text:style-name="P95"><text:span text:style-name="T7">les travailleurs non salariés (professions libérales, y compris avocats, les professions artisanales, industrielles et commerciales)</text:span></text:p>
        </text:list-item>
        <text:list-item>
          <text:p text:style-name="P95"><text:span text:style-name="T7">les retraités de ces professions</text:span></text:p>
        </text:list-item>
        <text:list-item>
          <text:p text:style-name="P95"><text:span text:style-name="T7">les ayants- droits des assurés</text:span></text:p>
        </text:list-item>
      </text:list>
      <text:p text:style-name="Standard"/>
      <text:p text:style-name="P25"><text:span text:style-name="T7">L’organisation administrative repose sur les Caisses Mutuelles Régionales (CMR) et sur la caisse nationale d’assurance maladie des travailleurs non salariés des professions non agricoles (CANAM) qui coiffe les Caisses mutuelles régionales.</text:span></text:p>
      <text:p text:style-name="P25"><text:span text:style-name="T7">Le financement du régime est assuré au moyen des cotisations versées par les assurés sociaux auxquelles s’ajoutent d’autres ressources (impôts et taxes dont une partie de la CSG)</text:span></text:p>
      <text:p text:style-name="Standard"/>
      <text:p text:style-name="P25"><text:span text:style-name="T7">Le régime verse d’une part des prestations de base qui correspondent à la prise en charge de pathologies d’une gravité minimale, et d’autre part, des prestations supplémentaires dans le cadre d’un groupe professionnel et qui sont financés à l’aide de cotisations supplémentaires. Les prestations versées sont des prestations en nature et des indemnités journalières maladie (depuis 1995 pour les artisans et 2000 pour les commerçants).</text:span></text:p>
      <text:p text:style-name="Standard"/>
      <text:p text:style-name="Standard"><text:span text:style-name="T7">3- la réforme des régimes sociaux des indépendants non agricoles</text:span></text:p>
      <text:p text:style-name="Standard"/>
      <text:p text:style-name="Standard"><text:span text:style-name="T7">La loi du 9 décembre 2004 a autorisé le gouvernement à effectuer une réforme du régime de protection sociale des travailleurs indépendants, réforme qui a pour but de simplifier leurs démarches.</text:span></text:p>
      <text:p text:style-name="Standard"/>
      <text:p text:style-name="Standard"><text:span text:style-name="T7">Ainsi, deux ordonnances du 8 décembre 2005 ont prévus :</text:span></text:p>
      <text:list xml:id="list1547540197" text:continue-numbering="true" text:style-name="WWNum1">
        <text:list-item>
          <text:p text:style-name="P95"><text:span text:style-name="T7">qu’à compter du 1</text:span><text:span text:style-name="T16">er</text:span><text:span text:style-name="T7"> janvier 2005, il y a fusion Et la caisse nationale du régime social indépendant se substitue aux 3 caisses gérant les régimes d’assurance maladie des non salariés (CANAM et les régimes d’assurance vieillesse des artisans (CANCAVA) et des commerçants (ORGANIC)).</text:span></text:p>
        </text:list-item>
        <text:list-item>
          <text:p text:style-name="P95"><text:span text:style-name="T7">Qu’un interlocuteur social unique « ISU » sera mis en place pour le recouvrement des cotisations à compter du 1</text:span><text:span text:style-name="T16">er</text:span><text:span text:style-name="T7"> janvier 2008.</text:span></text:p>
        </text:list-item>
      </text:list>
      <text:p text:style-name="Standard"/>
      <text:p text:style-name="P25"><text:span text:style-name="T7">Concernant les professions libérales, l’URSSAF restera compétente pour les cotisations et les prestations familiales, ainsi que pour la CSG et la CRDS, tandis que les organes conventionnés seront mandatés par le RSI pour les autres cotisations et prestations. De plus, le régime d’assurance vieillesse des professions libérales géré par la CNAVPL n’est pas intégré dans le RSI.</text:span></text:p>
      <text:p text:style-name="P25"/>
      <text:p text:style-name="Standard"><text:span text:style-name="T6">B- le régime agricole</text:span></text:p>
      <text:p text:style-name="Standard"/>
      <text:p text:style-name="P25"><text:span text:style-name="T8">1- la MSA</text:span></text:p>
      <text:p text:style-name="Standard"/>
      <text:p text:style-name="P25"><text:soft-page-break/><text:span text:style-name="T7">Système de protection sociale autonome qui concerne les personnes salariées ou non qui travaillent dans le secteur de l’agriculture. Ces personnes bénéficient des prestations familiales du régime général.</text:span></text:p>
      <text:p text:style-name="Standard"/>
      <text:p text:style-name="P25"><text:span text:style-name="T8">2- les bénéficiaires</text:span></text:p>
      <text:p text:style-name="Standard"/>
      <text:p text:style-name="P25"><text:span text:style-name="T7">La notion d‘agriculture est étendue au sens large : les entreprises de travail agricoles, de travaux forestiers, les activités retenues étant directement ou indirectement agricoles si elles prolongent l’activité agricole. Exemple, l’activité touristique.</text:span></text:p>
      <text:p text:style-name="Standard"/>
      <text:p text:style-name="P25"><text:span text:style-name="T8">3- l’organisation administrative</text:span></text:p>
      <text:p text:style-name="Standard"/>
      <text:p text:style-name="P25"><text:span text:style-name="T7">Au niveau national, la MSA est placée sous l’autorité d’une caisse centrale de la mutualité sociale agricole (CCMSA). La CCMSA coordonne l’action des caisses départementales qui sont organisée soit en secteurs par branches, soit en secteurs géographiques.</text:span></text:p>
      <text:p text:style-name="Standard"/>
      <text:p text:style-name="P25"><text:span text:style-name="T8">4- l’organisation financière</text:span></text:p>
      <text:p text:style-name="Standard"/>
      <text:p text:style-name="P25"><text:span text:style-name="T7">Le financement de la protection sociale des salariés est assuré grâce à des cotisations. Le financement des non salariés est assuré par des contributions et des ressources extérieures.</text:span></text:p>
      <text:p text:style-name="P25"><text:span text:style-name="T8">5- la protection</text:span></text:p>
      <text:p text:style-name="Standard"/>
      <text:p text:style-name="P28"><text:span text:style-name="T3">a) les salariés agricoles</text:span></text:p>
      <text:p text:style-name="Standard"/>
      <text:p text:style-name="P25"><text:span text:style-name="T7">La protection des salariés agricoles est assurée grâce au régime général des salariés, géré par les caisses de mutualité agricole.</text:span></text:p>
      <text:p text:style-name="Standard"/>
      <text:p text:style-name="P28"><text:span text:style-name="T3">b) les non salariés agricoles</text:span></text:p>
      <text:p text:style-name="Standard"/>
      <text:list xml:id="list2055760854" text:continue-list="list1822765231" text:style-name="WWNum2">
        <text:list-item>
          <text:p text:style-name="P52"><text:span text:style-name="T20">l’assurance vieillesse</text:span></text:p>
        </text:list-item>
      </text:list>
      <text:p text:style-name="Standard"/>
      <text:p text:style-name="P25"><text:span text:style-name="T7">Elle permet le départ à la retraite à 60 ans avec une pension à taux plein à condition d’avoir cotisé suffisamment (entre 150 et 160 trimestres d’ici 2008, 164 trimestres à compter de 2012). Le versement de la pension vieillesse est subordonné à la cessation définitive d’activité. Cependant, elle peut se cumuler avec l’exercice d’une autre activité salariée ou non salariée.</text:span></text:p>
      <text:p text:style-name="Standard"/>
      <text:list xml:id="list826887189" text:continue-numbering="true" text:style-name="WWNum2">
        <text:list-item>
          <text:p text:style-name="P52"><text:span text:style-name="T20">l’assurance maladie, maternité, vieillesse</text:span></text:p>
        </text:list-item>
      </text:list>
      <text:p text:style-name="Standard"/>
      <text:p text:style-name="P25"><text:span text:style-name="T7">Elle est constituée par l’assurance maladie, maternité, invalidité des exploitants agricoles (AMEXA) qui repose sur le principe de libre choix de l’organisme assureur, la coordination étant confiée à la mutualité sociale agricole (immatriculation par exemple).</text:span></text:p>
      <text:p text:style-name="P25"/>
      <text:p text:style-name="P25"><text:span text:style-name="T7">Les prestations maladie et maternité sont uniquement des prestations en nature.</text:span></text:p>
      <text:p text:style-name="P25"/>
      <text:p text:style-name="P25"><text:span text:style-name="T7">En cas d’invalidité, une pension d’invalidité peut être versée.</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31. LE CONTROLE PAR L’INSPECTION DU TRAVAIL</text:span></text:p>
      <text:p text:style-name="Standard"/>
      <text:p text:style-name="P25"><text:span text:style-name="T7">Le contrôle du respect par les entreprises de la législation et de la réglementation du travail est confié à l’inspection du travail. Cette institution a été créée en 1892 et elle est placée sous l’autorité de la DDTEFP, qui dépend elle-même de la direction régional, laquelle relève des services extérieurs du ministère du travail.</text:span></text:p>
      <text:p text:style-name="P25"/>
      <text:p text:style-name="P25"><text:span text:style-name="T7">Chaque section d’inspection du travail a en charge le contrôle des établissements industriels et commerciaux de son ressort géographique (à l’exception des activités agricoles, de transport, de défense nationale, d’énergie électrique ou de gaz et des mines et carrières, des offices publics et ministériels, des professions libérales, sociétés civiles, syndicats professionnel). Elle est dirigée par un inspecteur du travail assisté de contrôleurs du travail.</text:span></text:p>
      <text:p text:style-name="P25"/>
      <text:p text:style-name="P25"><text:span text:style-name="T7">Les chefs d’établissement sont tenus d’afficher dans leurs locaux, le nom, l’adresse et le numéro de téléphone de l’inspection du travail compétente, ainsi que le nom de l’inspecteur du travail.</text:span></text:p>
      <text:p text:style-name="P25"/>
      <text:p text:style-name="P25"><text:span text:style-name="T7">Les missions de l’inspecteur du travail sont vastes et ses moyens sont importants. Ils ont été renforcés par la loi de modernisation sociale du 17 janvier 2002 qui confère à l’inspecteur du travail de nouvelles prérogatives en cas de situation dangereuse pour la santé des salariés.</text:span></text:p>
      <text:p text:style-name="P25"/>
      <text:p text:style-name="P25"><text:soft-page-break/><text:span text:style-name="T7">L’article 611-1 _Code du Travail confère à l’inspecteur du travail une compétence générale en matière d’application de la réglementation du travail. Les inspecteurs du travail sont chargés de veiller à l’application des dispositions du code du travail et de lois et règlements non codifiés relatifs au régime du travail, aux accords et conventions collectives.</text:span></text:p>
      <text:p text:style-name="P25"/>
      <text:p text:style-name="P25"><text:span text:style-name="T7">Parallèlement aux agents et officiers de police judiciaire, ils sont habilités à constater les infractions relatives à ces dispositions, mais aussi à certaines relatives au code de la sécurité sociale, au contrôle de la règle de l’égalité professionnelle homme/femmes sanctionnée par le code pénal.</text:span></text:p>
      <text:p text:style-name="P25"/>
      <text:p text:style-name="P25"><text:span text:style-name="T7">Ils constatent généralement les infractions relatives aux conditions d’entrée et de séjour des étrangers en France, les infractions relatives au travail dissimulé, les faits susceptibles de constituer une discrimination.</text:span></text:p>
      <text:p text:style-name="P25"/>
      <text:p text:style-name="Standard"><text:span text:style-name="T6">A- les missions de l’inspection du travail</text:span></text:p>
      <text:p text:style-name="Standard"/>
      <text:p text:style-name="Standard"><text:span text:style-name="T7">L’inspecteur du travail ;</text:span></text:p>
      <text:list xml:id="list1688873604" text:continue-numbering="true" text:style-name="WWNum2">
        <text:list-item>
          <text:p text:style-name="P36"><text:span text:style-name="T7">contrôle l’application du droit du travail (code du travail, conventions et accords collectifs) dans tous ses aspects : hygiène et sécurité, fonctionnement des institutions représentatives du personnel (comité d’entreprise, délégués du personnel, …), durée du travail, contrat de travail, travail clandestin</text:span></text:p>
        </text:list-item>
        <text:list-item>
          <text:p text:style-name="P36"><text:span text:style-name="T7">conseille et informe les employeurs, les salariés et les représentants du personnel sur leurs droits et leurs obligations</text:span></text:p>
        </text:list-item>
        <text:list-item>
          <text:p text:style-name="P36"><text:span text:style-name="T7">facilite la conciliation amiable entre les parties, notamment lors des conflits collectifs</text:span></text:p>
        </text:list-item>
      </text:list>
      <text:p text:style-name="Standard"/>
      <text:p text:style-name="P25"><text:span text:style-name="T7">L’inspecteur du travail n’est pas habilité à régler les conflits relatifs au contrat de travail : seul le conseil de Prud’Hommes est compétent dans ce domaine. Tel est le cas même s’il a servit de conciliateur ou d’arbitre à la demande de l’employeur et du salarié dès lors que le différent persiste.</text:span></text:p>
      <text:p text:style-name="P25"><text:span text:style-name="T7">L’inspecteur du travail possède également un pouvoir de décision : l’employeur doit, dans certaines situations prévues par le code du travail, obtenir son autorisation avant d’agir. Tel est le cas par exemple en ce qui concerne :</text:span></text:p>
      <text:list xml:id="list1887162140" text:continue-numbering="true" text:style-name="WWNum2">
        <text:list-item>
          <text:p text:style-name="P36"><text:span text:style-name="T7">le licenciement des représentants du personnel (délégué du personnel, membre du comité d’entreprise, délégué syndical, …)</text:span></text:p>
        </text:list-item>
        <text:list-item>
          <text:p text:style-name="P36"><text:span text:style-name="T7">certains dispositifs relatifs à la durée du travail (dépassement du contingent d’heures supplémentaires, sauf recours aux heures choisies, mise en place d’horaires individualisés en l’absence de représentants du personnel</text:span></text:p>
        </text:list-item>
        <text:list-item>
          <text:p text:style-name="P36"><text:span text:style-name="T7">le travail des jeunes</text:span></text:p>
        </text:list-item>
        <text:list-item>
          <text:p text:style-name="P36"><text:span text:style-name="T7">le règlement intérieur</text:span></text:p>
        </text:list-item>
      </text:list>
      <text:p text:style-name="Standard"/>
      <text:p text:style-name="P25"><text:span text:style-name="T7">Les décisions de l’inspecteur du travail peuvent faire l’objet d’un recours administratif (recours gracieux – devant l’inspecteur lui-même – ou recours hiérarchique – généralement auprès du ministre chargé du travail) ou d’un recours contentieux (auprès du tribunal administratif).</text:span></text:p>
      <text:p text:style-name="Standard"/>
      <text:p text:style-name="Standard"><text:span text:style-name="T6">B- les moyens d’action</text:span></text:p>
      <text:p text:style-name="Standard"/>
      <text:p text:style-name="Standard"><text:span text:style-name="T7">L’inspecteur du travail dispose d’un pouvoir d’investigation qui l’autorise à :</text:span></text:p>
      <text:list xml:id="list457595656" text:continue-numbering="true" text:style-name="WWNum2">
        <text:list-item>
          <text:p text:style-name="P36"><text:span text:style-name="T7">pénétrer dans l’entreprise et à la visiter sans avertissement préalable</text:span></text:p>
        </text:list-item>
        <text:list-item>
          <text:p text:style-name="P36"><text:span text:style-name="T7">mener une enquête, notamment en interrogeant les salariés, en </text:span><text:soft-page-break/><text:span text:style-name="T7">demandant communication des documents</text:span></text:p>
        </text:list-item>
        <text:list-item>
          <text:p text:style-name="P36"><text:span text:style-name="T7">demander, dans le cadre de la lutte contre le travail dissimulé, aux personnes occupées dans l’entreprise ou sur le lieux de travail, ainsi qu’à toute autre personne dont ils sont amené à recueillir les déclarations dans l’exercice de leur mission, de justifier de leur identité et de leur adresse</text:span></text:p>
        </text:list-item>
        <text:list-item>
          <text:p text:style-name="P36"><text:span text:style-name="T7">faire appel à des organismes agréés pour vérifier l’état des locaux et des matériels</text:span></text:p>
        </text:list-item>
        <text:list-item>
          <text:p text:style-name="P36"><text:span text:style-name="T7">prélever des produits, des matières, …</text:span></text:p>
        </text:list-item>
      </text:list>
      <text:p text:style-name="Standard"/>
      <text:p text:style-name="Standard"><text:span text:style-name="T7">Les constats de l’inspecteur du travail peuvent donner lieu à :</text:span></text:p>
      <text:list xml:id="list281499157" text:continue-numbering="true" text:style-name="WWNum2">
        <text:list-item>
          <text:p text:style-name="P36"><text:span text:style-name="T7">des observations rappelant les règles en vigueur</text:span></text:p>
        </text:list-item>
        <text:list-item>
          <text:p text:style-name="P36"><text:span text:style-name="T7">des mises en demeure de se conformer à la réglementation</text:span></text:p>
        </text:list-item>
        <text:list-item>
          <text:p text:style-name="P36"><text:span text:style-name="T7">des procès- verbaux pour infractions pénales</text:span></text:p>
        </text:list-item>
        <text:list-item>
          <text:p text:style-name="P36"><text:span text:style-name="T7">la saisine du juge des référés pour obtenir la suspension d’une activité particulièrement dangereuse ou – dans le secteur de la vente au détail et/ou de la prestation de services au consommateur – la cessation du travail dominical</text:span></text:p>
        </text:list-item>
        <text:list-item>
          <text:p text:style-name="P36"><text:span text:style-name="T7">une décision d’arrêt de chantier en cas de risques graves de chute ou d’ensevelissement, de risques liés à des opérations de confinement et de retrait de l’amiante</text:span></text:p>
        </text:list-item>
      </text:list>
      <text:p text:style-name="Standard"/>
      <text:p text:style-name="Standard"><text:span text:style-name="T6">C- les droits et les obligations de l’inspecteur du travail</text:span></text:p>
      <text:p text:style-name="Standard"/>
      <text:p text:style-name="Standard"><text:span text:style-name="T7">L’inspecteur bénéficie du droit à :</text:span></text:p>
      <text:list xml:id="list209501299" text:continue-numbering="true" text:style-name="WWNum2">
        <text:list-item>
          <text:p text:style-name="P36"><text:span text:style-name="T7">l’indépendance d’appréciation dans l’exercice de ses fonctions de contrôle et des suites qui leurs sont données, tant par rapport à sa hiérarchie qu’aux autorités judiciaires ou préfectorales</text:span></text:p>
        </text:list-item>
        <text:list-item>
          <text:p text:style-name="P36"><text:span text:style-name="T7">la protection contre les outrages, les violences et tout obstacle à l’accomplissement de ses fonctions. Toute atteinte de ce type est pénalement sanctionnée</text:span></text:p>
        </text:list-item>
      </text:list>
      <text:p text:style-name="Standard"/>
      <text:p text:style-name="Standard"/>
      <text:p text:style-name="Standard"/>
      <text:p text:style-name="Standard"/>
      <text:p text:style-name="Standard"><text:span text:style-name="T7">Il est tenu à diverses obligations :</text:span></text:p>
      <text:list xml:id="list1695353216" text:continue-numbering="true" text:style-name="WWNum2">
        <text:list-item>
          <text:p text:style-name="P36"><text:span text:style-name="T7">intégrité et impartialité (les informations doivent être fournies dans les mêmes termes, quel que soit l’interlocuteur, employeur ou salarié)</text:span></text:p>
        </text:list-item>
        <text:list-item>
          <text:p text:style-name="P36"><text:span text:style-name="T7">discrétion quant à l’égard de l’employeur que des salariés et des représentants du personnel (interdiction notamment de révéler l’origine des plaintes)</text:span></text:p>
        </text:list-item>
        <text:list-item>
          <text:p text:style-name="P36"><text:span text:style-name="T7">respect du secret professionnel ‘interdiction de révéler des secrets de fabrication)</text:span></text:p>
        </text:list-item>
        <text:list-item>
          <text:p text:style-name="P36"><text:span text:style-name="T7">motivation claire, précise et suffisante des décisions rendues</text:span></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32. LE CONTRÔLE DE L’URSSAF</text:span></text:p>
      <text:p text:style-name="Standard"/>
      <text:p text:style-name="P25"><text:span text:style-name="T7">Depuis le 1</text:span><text:span text:style-name="T16">er</text:span><text:span text:style-name="T7"> septembre 2007, deux modes de contrôle des employeurs coexistent. Les URSSAF peuvent :</text:span></text:p>
      <text:list xml:id="list1178209435" text:continue-numbering="true" text:style-name="WWNum2">
        <text:list-item>
          <text:p text:style-name="P36"><text:span text:style-name="T7">soit mener un véritable contrôle URSSAF (un nouveau contrôle sur pièces est organisé pour les employeurs de 9 salariés au plus)</text:span></text:p>
        </text:list-item>
        <text:list-item>
          <text:p text:style-name="P36"><text:span text:style-name="T7">soit se contenter de vérifier l’exactitude et la conformité des informations qui lui sont transmises dans le cadre d’une nouvelle procédure dite « de vérification »</text:span></text:p>
        </text:list-item>
      </text:list>
      <text:p text:style-name="Standard"/>
      <text:p text:style-name="P25"><text:span text:style-name="T7">Dans les deux cas, le résultat de l’opération peut conduire l’URSSAF à engager </text:span><text:soft-page-break/><text:span text:style-name="T7">une procédure de recouvrement des cotisations, le cas échéant assorti de pénalités et de majorations de retard. (ACOSS du 27 juillet 2007)</text:span></text:p>
      <text:p text:style-name="Standard"/>
      <text:p text:style-name="Standard"><text:span text:style-name="T6">A- la procédure de contrôle sur place</text:span></text:p>
      <text:p text:style-name="Standard"/>
      <text:p text:style-name="P25"><text:span text:style-name="T8">1- objet du contrôle</text:span></text:p>
      <text:p text:style-name="Standard"/>
      <text:p text:style-name="P25"><text:span text:style-name="T7">Les employeurs peuvent faire l’objet de contrôles, par des inspecteurs du recouvrement (ou agents de contrôle), au titre des salariés qu’ils occupent ou, pour les dirigeants, au titre de leurs cotisations personnelles.</text:span></text:p>
      <text:p text:style-name="Standard"/>
      <text:p text:style-name="P25"><text:span text:style-name="T7">Ces contrôles peuvent entraîner des redressements de cotisations, dans la limite de 3 ans en plus de l’année en cours. L’avertissement ou la mise en demeure peut concerner les cotisations exigibles au cours des 3 années civiles qui </text:span><text:span text:style-name="T9">précèdent</text:span><text:span text:style-name="T7"> l’année de leur envoi ainsi que les cotisations exigibles </text:span><text:span text:style-name="T9">au cours</text:span><text:span text:style-name="T7"> de l’année de leur envoi en cas de travail dissimulé, sont visées les cotisations exigibles au cours des 5 années civiles précédent l’année de leur envoi et celles de l’année en cours). </text:span></text:p>
      <text:p text:style-name="P25"><text:span text:style-name="T7">Les URSSAF sont désormais habilitées à contrôler l’assiette, le taux et le calcul des cotisations dues aux organismes de retraite complémentaire (ARRCO et AGIRC), et les contributions d’assurance chômage et d’AGS. L’URSSAF a le droit de transmettre le résultat de ces contributions aux organismes concernés.</text:span></text:p>
      <text:p text:style-name="P25"/>
      <text:p text:style-name="P25"><text:span text:style-name="T8">2- information préalable de l’employeur</text:span></text:p>
      <text:p text:style-name="Standard"/>
      <text:p text:style-name="P25"><text:span text:style-name="T7">Le contrôle doit, en principe, être précédé d’un avis de passage, adressé à l’entreprise par LRAR au moins 15 jours avant le début du contrôle, excepté dans le cadre d’un contrôle portant sur le travail dissimulé.</text:span></text:p>
      <text:p text:style-name="P25"/>
      <text:p text:style-name="P25"><text:span text:style-name="T7">Depuis le 1</text:span><text:span text:style-name="T16">er</text:span><text:span text:style-name="T7"> septembre 2007, cet avis doit mentionner que « la charte du cotisant contrôlé » sera remise dès le début du contrôle à l’employeur. Il précise également l’adresse électronique où le document est consultable. L’avis de passage mentionne que l’employeur ou le travailleur indépendant a le droit, pendant le contrôle, de se faire assister du conseil de son choix.</text:span></text:p>
      <text:p text:style-name="Standard"/>
      <text:p text:style-name="P25"><text:span text:style-name="T8">3- modalités d’exercice du contrôle</text:span></text:p>
      <text:p text:style-name="Standard"/>
      <text:p text:style-name="P25"><text:span text:style-name="T7">Les agents de contrôle peuvent se faire communiquer tous documents utiles à l’exercice du contrôle et, notamment, le livre de paie. Ils peuvent interroger les salariés de l’entreprise afin d’obtenir des renseignements utiles au contrôle.</text:span></text:p>
      <text:p text:style-name="P25"><text:span text:style-name="T7">Les auditions ne peuvent toutefois être effectuées que dans les locaux de l’entreprise. La Cour de Cassation a ainsi annulé un contrôle URSSAF au cours duquel un inspecteur s’était rendu au domicile des salariés et avait, en leur absence, recueilli les déclarations de leurs épouses. De même, un redressement opéré en se fondant sur les réponses à des questionnaires relatifs aux horaires de travail que l’URSSAF a adressés aux salariés, entraîne la nullité du contrôle.</text:span></text:p>
      <text:p text:style-name="P25"/>
      <text:p text:style-name="P25"><text:span text:style-name="T7">Lorsque les documents et informations demandés par l’inspecteur du recouvrement sans le cadre d’une opération de contrôle sont tenus et conservés par des moyens informatiques, leur contrôle peut, depuis le 1</text:span><text:span text:style-name="T16">er</text:span><text:span text:style-name="T7"> septembre 2007, être opéré en ayant recours au matériel informatique utilisé par l’employeur, sous réserve de son consentement.</text:span></text:p>
      <text:p text:style-name="P25"/>
      <text:p text:style-name="P25"><text:span text:style-name="T7">S’il s’y oppose, il revient à l’employeur de confirmer sa position par écrit. Il </text:span><text:soft-page-break/><text:span text:style-name="T7">met alors à la disposition de l’inspecteur du recouvrement, les copies des décisions, des données et des traitements nécessaires à l’exercice du contrôle.</text:span></text:p>
      <text:p text:style-name="Standard"/>
      <text:p text:style-name="P25"><text:span text:style-name="T8">4- lettre d’observation</text:span></text:p>
      <text:p text:style-name="Standard"/>
      <text:p text:style-name="P25"><text:span text:style-name="T7">A l’issue du contrôle, les inspecteurs du recouvrement communiquent à l’employeur, un document daté et signé mentionnant l’objet du contrôle, les documents consultés, la période vérifiée et la date de fin du contrôle ainsi que, le cas échéant, la nature, le mode de calcul et le montant du redressement envisagé.</text:span></text:p>
      <text:p text:style-name="Standard"/>
      <text:p text:style-name="P25"><text:span text:style-name="T7">La lettre d’observation doit également indiquer que l’employeur dispose d’un délai de 30 jours pour répondre. Depuis le 1</text:span><text:span text:style-name="T16">er</text:span><text:span text:style-name="T7"> septembre 2007, elle indique également à l’intéressé qu’il a, pour cela, la faculté de se faire assister par le conseil de son choix. Enfon, le document doit mentionner les motifs qui conduisent à ne pas retenir la bonne foi de l’employeur ou du travailleur indépendant.</text:span></text:p>
      <text:p text:style-name="Standard"/>
      <text:p text:style-name="P25"><text:span text:style-name="T8">5- rapport de contrôle</text:span></text:p>
      <text:p text:style-name="Standard"/>
      <text:p text:style-name="P25"><text:span text:style-name="T7">A l’expiration du délai de 30 jours imparti à l’employeur pour répondre à la lettre d’observation, l’inspecteur du recouvrement transmet à l’URSSAF dont il relève, le procès- verbal de contrôle (le rapport de contrôle) faisant état de ses observations ainsi que de la réponse éventuelle de l’employeur. La clôture du rapport de contrôle avant l’expiration du délai dont dispose l’employeur pour répondre aux observations des agents de contrôle, constitue une violation de la procédure contradictoire. </text:span></text:p>
      <text:p text:style-name="Standard"/>
      <text:p text:style-name="P25"><text:span text:style-name="T8">6- portée du contrôle</text:span></text:p>
      <text:p text:style-name="Standard"/>
      <text:p text:style-name="P25"><text:span text:style-name="T7">Les URSSAF sont liées par leurs décisions. Les employeurs contrôlés peuvent donc se prévaloir, sous certaines conditions, des positions prises par l’URSSAF lors de contrôles antérieurs. Cependant, la décision de la commission de recours amiable d’annuler le redressement, qui mettait en cause une tolérance antérieure, ne vaut que pour la période sur laquelle a porté de redressement, et ne peut faire obstacle pour l’avenir à une nouvelle décisions de l’URSSAF d’appliquer la règle de droit commun en matière d’assiette de cotisations.</text:span></text:p>
      <text:p text:style-name="P28"><text:span text:style-name="T3">a) le rescrit social</text:span></text:p>
      <text:p text:style-name="Standard"/>
      <text:p text:style-name="P25"><text:span text:style-name="T7">Il s’agit d’une procédure par laquelle tout employeur peut s’adresser à l’URSSAF, par LRAR ou remise en main propre contre décharge, pour connaître, sur certains points, la position de l’administration sociale sur sa position.</text:span></text:p>
      <text:p text:style-name="P25"><text:span text:style-name="T7">La demande doit comporter :</text:span></text:p>
      <text:p text:style-name="P45"><text:span text:style-name="T17">-<text:tab/></text:span><text:span text:style-name="T7">le nom et l’adresse du demandeur en sa qualité d’employeur</text:span></text:p>
      <text:p text:style-name="P45"><text:span text:style-name="T17">-<text:tab/></text:span><text:span text:style-name="T7">son numéro d’immatriculation lorsqu’il est déjà affilié au régime général de sécurité sociale</text:span></text:p>
      <text:p text:style-name="P45"><text:span text:style-name="T17">-<text:tab/></text:span><text:span text:style-name="T7">les indications relatives à la législation au regard de laquelle il demande que sa situation soit appréciée</text:span></text:p>
      <text:p text:style-name="P45"><text:span text:style-name="T17">-<text:tab/></text:span><text:span text:style-name="T7">une présentation précise et complète de sa situation de fait de nature à permettre à l’organisme de recouvrement d’apprécier si les conditions requises par la législation sont satisfaites</text:span></text:p>
      <text:p text:style-name="Standard"/>
      <text:p text:style-name="P25"><text:span text:style-name="T7">Les thèmes pouvant faire l’objet du rescrit social sont les suivantes :</text:span></text:p>
      <text:p text:style-name="P45"><text:span text:style-name="T17">-<text:tab/></text:span><text:span text:style-name="T7">les mesures règlementaires spécifiques aux avantages en nature et aux frais professionnels</text:span></text:p>
      <text:p text:style-name="P45"><text:span text:style-name="T17">-<text:tab/></text:span><text:span text:style-name="T7">les exonérations de cotisations limitées à une zone géographique et dont la liste est </text:span><text:soft-page-break/><text:span text:style-name="T7">fixée par voir règlementaire</text:span></text:p>
      <text:p text:style-name="P45"><text:span text:style-name="T17">-<text:tab/></text:span><text:span text:style-name="T7">les contributions des employeurs à des régimes de retraite supplémentaires et de prévoyance</text:span></text:p>
      <text:p text:style-name="Standard"/>
      <text:p text:style-name="P104"><text:span text:style-name="T7">Si l’URSSAF n’a pas répondu dans le délai de 4 mois qui suit la réception de la demande, l’employeur ne pourra pas, par la suite, être redressé sur le ou les points pour lesquels il avait sollicité l’appréciation de l’URSSAF, du moins jusqu’à ce que celle-ci ne prenne officiellement une décision différente de sa pratique.</text:span></text:p>
      <text:p text:style-name="Standard"/>
      <text:p text:style-name="P28"><text:span text:style-name="T3">b) décisions implicites et explicites</text:span></text:p>
      <text:p text:style-name="Standard"/>
      <text:p text:style-name="P25"><text:span text:style-name="T7">A l’occasion d’un contrôle, l’URSSAF peut se prononcer en donnant une interprétation écrite claire à propos d’une situation de fait. Elle est alors liée par la position qu’elle a prise, sauf cas de fraude.</text:span></text:p>
      <text:p text:style-name="Standard"/>
      <text:p text:style-name="P25"><text:span text:style-name="T7">L’absence d’observations consécutives au contrôle vaut accord tacite concernant les pratiques ayant données lieu à vérification, dès lors que l’URSSAF a eu les moyens de se prononcer en toute connaissance de cause.</text:span></text:p>
      <text:p text:style-name="Standard"/>
      <text:p text:style-name="P25"><text:span text:style-name="T7">Elle ne peut donc opérer de redressement sur des points précédemment contrôlés n’ayant pas donné lieu à observations. Ainsi, tout changement de positions de l’URSSAF sur un point de législation depuis le dernier contrôle n’aura de portée que pour l’avenir.</text:span></text:p>
      <text:p text:style-name="Standard"/>
      <text:p text:style-name="Standard"><text:span text:style-name="T9">Dans quelles conditions l’employeur peut-il se prévaloir des décisions de l’URSSAF ?</text:span></text:p>
      <text:p text:style-name="P25"><text:span text:style-name="T7">L’accord tacite (ou implicite) de l’URSSAF ne peut résulter que d’une positions prise en toute connaissance de cause par l’inspecteur de l’URSSAF. En conséquence, l’employeur ne peut se prévaloir d’un tel accord qu’en l’absence de fraude ou de dissimulation volontaire lors du précédent contrôle.</text:span></text:p>
      <text:p text:style-name="P25"><text:span text:style-name="T7">De même, si la législation applicable a été modifiée depuis un précédent contrôle, l’employeur ne pourra se prévaloir d’un accord tacite antérieur de l’URSSAF. Les pratiques contrôlées doivent avoir été appliquées dans des conditions identiques lors du premier contrôle et des contrôles ultérieurs.</text:span></text:p>
      <text:p text:style-name="Standard"/>
      <text:p text:style-name="P25"><text:span text:style-name="T7">Avant le décret de mai 1999, la Cour de Cassation avait déjà admis la possibilité pour l’employeur d’invoquer des décisions implicites de l’URSSAF lorsque celle-ci n’avait pas adressé de critique sur les méthodes de calcul de l’assiette des cotisations. Elle avait précisé les conditions dans lesquelles il était considéré que l’URSSAF avait pris une position dont l’employeur pouvait se prévaloir lors d’un contrôle ultérieur.</text:span></text:p>
      <text:p text:style-name="Standard"/>
      <text:p text:style-name="P25"><text:span text:style-name="T7">Depuis le décret 99-434, l’administration de la preuve des décisions implicites de l’URSSAF est facilitée. Cette réforme du contrôle URSSAF a pris acte des décisions de la Cour de Cassation. Ces dernières gardent un intérêt dans la mesure où elles permettent de donner des exemples de décisions implicites.</text:span></text:p>
      <text:p text:style-name="Standard"/>
      <text:p text:style-name="P25"><text:span text:style-name="T8">7- charge de la preuve</text:span></text:p>
      <text:p text:style-name="Standard"/>
      <text:p text:style-name="P25"><text:span text:style-name="T7">Qu’elle soit implicite ou explicite, c’est à l’employeur de prouver l’existence de la décision qu’il invoque. L’apport d’une telle preuve est facilité par des dispositions règlementaires : l’URSSAF est tenue de respecter une procédure qui a pour but de garantir les droits des cotisants. Ainsi, la lettre d’observation constitue une pièce décisive en matière de preuve. Par ailleurs, le rapport de contrôle peut également </text:span><text:soft-page-break/><text:span text:style-name="T7">être invoqué à l’appui d’une demande en vue de bénéficier d’une décision tacite.</text:span></text:p>
      <text:p text:style-name="Standard"/>
      <text:p text:style-name="P25"><text:span text:style-name="T8">8- mise en recouvrement de la dette</text:span></text:p>
      <text:p text:style-name="Standard"/>
      <text:p text:style-name="P25"><text:span text:style-name="T7">Passé le délai de 30 jours, l’URSSAF peut adresser à l’employeur une mise en demeure de payer les cotisations résultant du redressement. La mise en demeure doit préciser, à peine de nullité, la nature, le montant des cotisations exigées et la période à laquelle elles se rapportent.</text:span></text:p>
      <text:p text:style-name="Standard"/>
      <text:p text:style-name="Standard"><text:span text:style-name="T6">B- procédure spécifique pour les entreprises de 9 salariés au plus</text:span></text:p>
      <text:p text:style-name="Standard"/>
      <text:p text:style-name="P25"><text:span text:style-name="T7">Au 1</text:span><text:span text:style-name="T16">er</text:span><text:span text:style-name="T7"> septembre 2007, un contrôle sur pièce, au sein de l’URSSAF, est créé pour les employeurs et les travailleurs indépendants occupant 9 salariés au plus au 31 décembre de l’année qui précède celle de l’avis de contrôle.</text:span></text:p>
      <text:p text:style-name="Standard"><text:span text:style-name="T7"><text:s/></text:span></text:p>
      <text:p text:style-name="P25"><text:span text:style-name="T8">1- modalités de contrôle</text:span></text:p>
      <text:p text:style-name="Standard"/>
      <text:p text:style-name="P25"><text:span text:style-name="T7">Le contrôle porte sur les obligations déclaratives et de paiement des employeurs à partir des éléments dont dispose l’URSSAF et de ceux qu’elle demande pour le contrôle. Autrement dit, il s’agit d’un contrôle sur pièces, dans les locaux de l’URSSAF, avec tous les moyens d’investigation d’un contrôle (possibilité de demander la comptabilité, audition des salariés possible, …).</text:span></text:p>
      <text:p text:style-name="Standard"/>
      <text:p text:style-name="P25"><text:span text:style-name="T8">2- formalisme</text:span></text:p>
      <text:p text:style-name="Standard"/>
      <text:p text:style-name="P25"><text:span text:style-name="T7">Le contrôle sur pièces des employeurs ou travailleurs indépendants occupant 9 salariés au plus, obéit au même formalisme que le contrôle sur place. Ainsi, l’employeur en est informé par un avis de contrôle, se voit remettre une lettre d’observation et dispose d’un délai de 30 jours pour y répondre.</text:span></text:p>
      <text:p text:style-name="Standard"/>
      <text:p text:style-name="P25"><text:span text:style-name="T8">3- résultat du contrôle</text:span></text:p>
      <text:p text:style-name="P25"/>
      <text:p text:style-name="P25"><text:span text:style-name="T7">A l’issue du contrôle, l’employeur se voit remettre un document relatant le contrôle réalisé. Si aucune observation n’y est mentionnée, selon le droit commun, l’employeur peut se prévaloir d’une décision implicite approuvant ses pratiques.</text:span></text:p>
      <text:p text:style-name="P25"/>
      <text:p text:style-name="P25"><text:span text:style-name="T7">Si au vu des éléments contrôlés, un redressement s’avère nécessaire, l’URSSAF y procède après le délai de 30 jours imparti à l’employeur aux observations qui lui ont été formulées.</text:span></text:p>
      <text:p text:style-name="P25"><text:span text:style-name="T7">Lorsque l’employeur omet de transmettre les éléments demandés par l’URSSAF ou lorsque l’examen des pièces nécessite d’autres investigations, la procédure est clôturée par un document l’informant qu’un contrôle sur place va être engagé.</text:span></text:p>
      <text:p text:style-name="Standard"/>
      <text:p text:style-name="Standard"><text:span text:style-name="T6">C- procédure de vérification des obligations déclaratives</text:span></text:p>
      <text:p text:style-name="Standard"/>
      <text:p text:style-name="Standard"><text:span text:style-name="T7">Depuis le 1</text:span><text:span text:style-name="T16">er</text:span><text:span text:style-name="T7"> septembre 2007, les URSSAF sont autorisées à vérifier l’exactitude et la conformité à la législation en vigueur des déclarations qui leurs sont transmises par les employeurs (personnes publiques et privées) et les travailleurs indépendants. Tous les employeurs et travailleurs indépendants sont concernés, quel que soit leur effectif. </text:span></text:p>
      <text:p text:style-name="Standard"/>
      <text:p text:style-name="P25"><text:span text:style-name="T8">1- modalités</text:span></text:p>
      <text:p text:style-name="Standard"><text:soft-page-break/></text:p>
      <text:p text:style-name="P25"><text:span text:style-name="T7">La vérification est menée dans les locaux de l’URSSAF, en interne, par son personnel gestionnaire. Ce dernier ne dispose pas de pouvoirs élargis des inspecteurs de l’URSSAF (possibilité de demander la comptabilité, …)</text:span></text:p>
      <text:p text:style-name="P25"/>
      <text:p text:style-name="P25"><text:span text:style-name="T7">Il examine simplement la cohérence des déclarations qui lui sont transmises par l’employeur au regard des informations qui lui sont communiquées. Les URSSAF peuvent demander, par écrit, à la personne contrôlée, tout document ou information complémentaire nécessaire pour procéder aux vérifications précitées.</text:span></text:p>
      <text:p text:style-name="Standard"/>
      <text:p text:style-name="P25"><text:span text:style-name="T8">2- résultat de la vérification</text:span></text:p>
      <text:p text:style-name="Standard"/>
      <text:p text:style-name="P25"><text:span text:style-name="T7">Si, à l’issue de ces vérifications, l’URSSAF envisage un redressement, elle adresse, par LRAR, un courrier à l’employeur ou au travailleur indépendant lui indiquant :</text:span></text:p>
      <text:p text:style-name="P42"><text:span text:style-name="T17">-<text:tab/></text:span><text:span text:style-name="T7">les déclarations et documents examinés</text:span></text:p>
      <text:p text:style-name="P42"><text:span text:style-name="T17">-<text:tab/></text:span><text:span text:style-name="T7">le motif, le mode de calcul et le montant du redressement envisagé</text:span></text:p>
      <text:p text:style-name="P42"><text:span text:style-name="T17">-<text:tab/></text:span><text:span text:style-name="T7">la faculté dont il dispose de se faire assister d’un conseil de son choix pour répondre aux observations faites, sa réponse devant être notifiée à l’URSSAF dans un délai de 30 jours</text:span></text:p>
      <text:p text:style-name="P42"><text:span text:style-name="T17">-<text:tab/></text:span><text:span text:style-name="T7">le droit pour l’URSSAF d’engager la mise en recouvrement des cotisations en l’absence de réponse de sa part à l’issue de ce même délai de 30 jours</text:span></text:p>
      <text:p text:style-name="Standard"/>
      <text:p text:style-name="P25"><text:span text:style-name="T7">Lorsque l’employeur fait part de ses observations dans le délai de 30 jours, l’URSSAF lui confirme par courrier si elle maintien ou non sa décision d’engager la mise en recouvrement pour tout ou partie des sommes en cause.</text:span></text:p>
      <text:p text:style-name="Standard"/>
      <text:p text:style-name="Standard"><text:span text:style-name="T6">D- les recours de l’employeur</text:span></text:p>
      <text:p text:style-name="Standard"/>
      <text:p text:style-name="P42"><text:span text:style-name="T17">-<text:tab/></text:span><text:span text:style-name="T7">opposition à contrainte : l’employeur peut former une oppositions à la contrainte qui lui est délivrée par l’URSSAF</text:span></text:p>
      <text:p text:style-name="P42"><text:span text:style-name="T17">-<text:tab/></text:span><text:span text:style-name="T7">saisine de la CRA : l’employeur peut saisir la Commission de recours amiable de l’URSSAF concernée</text:span></text:p>
      <text:p text:style-name="Standard"/>
      <text:p text:style-name="Standard"><text:span text:style-name="T6">E- la rétroactivité du contrôle URSSAF</text:span></text:p>
      <text:p text:style-name="Standard"/>
      <text:p text:style-name="P25"><text:span text:style-name="T7">Lors d’un contrôle dans une entreprise, l’URSSAF peut être amenée à opérer des redressements sur des sommes qui n’auraient pas été soumises à cotisations. En principe, le redressement est rétroactif dans la limite de 3 ans, plus l’année en <text:s/>cours.</text:span></text:p>
      <text:p text:style-name="Standard"/>
      <text:p text:style-name="P25"><text:span text:style-name="T8">1- application nuancée du principe</text:span></text:p>
      <text:p text:style-name="Standard"/>
      <text:p text:style-name="P25"><text:span text:style-name="T7">Pour éviter que ces droits soient rétroactivement remis en question, la Cour de Cassation considère, dans certaines conditions, qu’il n’y a pas lieu à rétroactivité.</text:span></text:p>
      <text:p text:style-name="Standard"/>
      <text:p text:style-name="Standard"><text:span text:style-name="T7"><text:tab/>Par ailleurs, des dispositions particulières s’appliquent si l’intéressé avait déjà interrogé l’URSSAF sur sa situation.</text:span></text:p>
      <text:p text:style-name="Standard"/>
      <text:p text:style-name="P25"><text:span text:style-name="T8">2- portée du contrôle</text:span></text:p>
      <text:p text:style-name="Standard"/>
      <text:p text:style-name="Standard"><text:span text:style-name="T7"><text:tab/>En cas de contrôles successifs, la règle de l’autorité de la chose décidée </text:span><text:soft-page-break/><text:span text:style-name="T7">s’applique si, lors d’un précédent contrôle, l’URSSAF n’a émis aucune critique.</text:span></text:p>
      <text:p text:style-name="Standard"/>
      <text:p text:style-name="Standard"><text:span text:style-name="T6">F- la taxation forfaitaire</text:span></text:p>
      <text:p text:style-name="Standard"/>
      <text:p text:style-name="P25"><text:span text:style-name="T8">1- comptabilité insuffisante ou inexacte</text:span></text:p>
      <text:p text:style-name="Standard"/>
      <text:p text:style-name="P28"><text:span text:style-name="T3">a) avant le 1er septembre 2007</text:span></text:p>
      <text:p text:style-name="Standard"/>
      <text:p text:style-name="P25"><text:span text:style-name="T7">Dans certains cas, la comptabilité de l’employeur ne permet pas d’établir le montant exact des salaires devant donner lieu au calcul des cotisations. Les organismes de recouvrement ne peuvent donc pas, à l’occasion d’un contrôle, vérifier l’exactitude des versements effectués par l’employeur.</text:span></text:p>
      <text:p text:style-name="Standard"/>
      <text:p text:style-name="P25"><text:span text:style-name="T7">Face à cette situation, l’URSSAF est fondée à fixer forfaitairement le montant des cotisations dues.</text:span></text:p>
      <text:p text:style-name="Standard"/>
      <text:p text:style-name="P28"><text:span text:style-name="T3">b) depuis le 1er septembre 2007</text:span></text:p>
      <text:p text:style-name="Standard"/>
      <text:p text:style-name="P25"><text:span text:style-name="T7">Le recours à la taxation forfaitaire est également ouvert à l’inspecteur du recouvrement lorsque les documents justificatifs nécessaires à la réalisation du contrôle ne sont pas mis à sa disposition ou lorsque leur présentation ne permet pas un examen par celui-ci.</text:span></text:p>
      <text:p text:style-name="Standard"/>
      <text:p text:style-name="P25"><text:span text:style-name="T8">2- les modalités de calcul</text:span></text:p>
      <text:p text:style-name="Standard"/>
      <text:p text:style-name="P28"><text:span text:style-name="T3">a) principe</text:span></text:p>
      <text:p text:style-name="Standard"/>
      <text:p text:style-name="P25"><text:span text:style-name="T7">On doit tenir compte des conventions collectives. Le montant forfaitaire des cotisations dues est établi compte tenu des conventions collectives en vigueur, ou à défaut, des salaires pratiqués dans la profession ou la région considérée. La durée de l’emploi est déterminée d’après les déclarations des intéressés ou par tout autre moyen de preuve.</text:span></text:p>
      <text:p text:style-name="Standard"/>
      <text:p text:style-name="P28"><text:span text:style-name="T3">b) exception</text:span></text:p>
      <text:p text:style-name="Standard"/>
      <text:p text:style-name="P25"><text:span text:style-name="T7">On vérifie par échantillonnage et extrapolation. Lorsque les éléments fournis par l’employeur ne permettent pas à l’URSSAF de déterminer la taxation forfaitaire applicable, ou lorsque l’employeur ne met pas à disposition de l’inspecteur les documents nécessaires au contrôle, un redressement sur la base de sondage peut être admis.</text:span></text:p>
      <text:p text:style-name="Standard"/>
      <text:p text:style-name="Standard"/>
      <text:p text:style-name="Standard"/>
      <text:p text:style-name="P25"><text:span text:style-name="T8">3- contestations de l’employeur</text:span></text:p>
      <text:p text:style-name="Standard"/>
      <text:p text:style-name="P25"><text:span text:style-name="T7">L’employeur peut toujours établir ensuite l’inexactitude ou le caractère excessif de l’évaluation, même lorsqu‘il n’a pas fourni les justificatifs comptables lors du contrôle ou de son recours amiable. La preuve de l’inexactitude de l’évaluation <text:s/>peut également être apportée par une mesure d’expertise ordonnée par le juge à qui auront été présenté les éléments susceptibles de démontrer l’inexactitude du redressement opéré.</text:span></text:p>
      <text:p text:style-name="P25"/>
      <text:p text:style-name="P25"><text:soft-page-break/><text:span text:style-name="T7">La taxation forfaitaire ne prive pas l’employeur de tout moyen de défense. Il doit donc être invité à présenter ses observations dans le délai de 15 jours. L’omission de cette formalité substantielle entraîne la nullité du contrôle et de la procédure subséqu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33. LE CONTROLE DU TRAVAIL DISSIMULE</text:span></text:p>
      <text:p text:style-name="Standard"/>
      <text:p text:style-name="Standard"><text:span text:style-name="T6">A- la définition du travail dissimulé</text:span></text:p>
      <text:p text:style-name="Standard"/>
      <text:p text:style-name="P25"><text:soft-page-break/><text:span text:style-name="T8">1- la dissimulation d’activité</text:span></text:p>
      <text:p text:style-name="Standard"/>
      <text:p text:style-name="P25"><text:span text:style-name="T7">« Est réputé travail dissimulé par dissimulation d’activité, l’exercice à but lucratif d’une activité de production, de transformation, de réparation ou de prestations de services ou l’accomplissement d’actes de commerce par toute personne physique ou morale qui n’a pas déclaré son activité auprès de l’organisme compétent (RCS, chambre des métiers, …) si c’est une obligation, ou a poursuivi son activité après refus d’immatriculation, ou postérieurement à une radiation.</text:span></text:p>
      <text:p text:style-name="P25"/>
      <text:p text:style-name="P25"><text:span text:style-name="T7">La dissimulation d’activité est également constituée si la personne physique ou morale n’a pas procédé aux déclarations qui doivent être faites aux organismes de protection sociale ou à l’administration fiscale. »</text:span></text:p>
      <text:p text:style-name="Standard"/>
      <text:p text:style-name="P25"><text:span text:style-name="T8">2- la dissimulation d’emploi salarié</text:span></text:p>
      <text:p text:style-name="Standard"/>
      <text:p text:style-name="P25"><text:span text:style-name="T7">Constitue l’infraction de travail dissimulé, le fait d’employer des salariés sans leur remettre de bulletin de paie ou sans avoir procéder à la formalité de déclaration préalable à l’embauche. Par ailleurs, la mention sur le bulletin de paie d’un nombre d’heures de travail inférieur à celui réellement effectué constitue une dissimulation d’emploi salarié.</text:span></text:p>
      <text:p text:style-name="Standard"/>
      <text:p text:style-name="Standard"><text:span text:style-name="T6">B- les modalités de contrôle</text:span></text:p>
      <text:p text:style-name="Standard"/>
      <text:p text:style-name="P25"><text:span text:style-name="T7">La répression du travail dissimulé est destinée à réprimer le trafic de main d’œuvre.</text:span></text:p>
      <text:p text:style-name="P25"/>
      <text:p text:style-name="P25"><text:span text:style-name="T7">Sont chargés de rechercher les infractions de travail dissimulé : les inspecteurs du recouvrement, les officiers de police judiciaire, les agents de la direction générale des impôts, les inspecteurs du travail.</text:span></text:p>
      <text:p text:style-name="Standard"/>
      <text:p text:style-name="P25"><text:span text:style-name="T7">Une communication d’information entre ces différents agents est également prévue. L’inspecteur peut effectuer une visite inopinée ou bien déceler le travail dissimulé lors d’un contrôle classique.</text:span></text:p>
      <text:p text:style-name="P25"/>
      <text:p text:style-name="P25"><text:span text:style-name="T7">Les personnes rémunérées peuvent être interrogées en quelque lieu que ce soit, avec leur consentement, au sujet de leur rémunération, de leur activité.</text:span></text:p>
      <text:p text:style-name="P25"/>
      <text:p text:style-name="P25"><text:span text:style-name="T7">Le délai de prescription des cotisations est porté de 3 à 5 ans.</text:span></text:p>
      <text:p text:style-name="Standard"/>
      <text:p text:style-name="Standard"><text:span text:style-name="T6">C- les sanctions du travail dissimulé</text:span></text:p>
      <text:p text:style-name="Standard"/>
      <text:p text:style-name="P25"><text:span text:style-name="T7">L’employeur coupable de recourir au travail dissimulé encourt trois types de sanctions.</text:span></text:p>
      <text:p text:style-name="Standard"/>
      <text:p text:style-name="P25"><text:span text:style-name="T8">1- sanctions pénales</text:span></text:p>
      <text:p text:style-name="Standard"/>
      <text:p text:style-name="P25"><text:span text:style-name="T7">L’employeur encourt 3 ans d’emprisonnement et 45 000 € d’amende. Les personnes morales peuvent être poursuivies à ce titre en vertu du principe général de responsabilité des personnes morales. L’amende pour absence de déclaration préalable à l’embauche est égale à 300 fois le taux horaire conventionnel.</text:span></text:p>
      <text:p text:style-name="Standard"/>
      <text:p text:style-name="P25"><text:span text:style-name="T8">2- sanctions civiles</text:span></text:p>
      <text:p text:style-name="Standard"><text:soft-page-break/></text:p>
      <text:p text:style-name="P25"><text:span text:style-name="T7">Elles sont fixées à 6 mois de salaires dus au salarié dont le contrat de travail a été rompu, auxquelles s’ajoute le redressement des sommes dissimulées.</text:span></text:p>
      <text:p text:style-name="Standard"/>
      <text:p text:style-name="P25"><text:span text:style-name="T8">3- sanctions administratives</text:span></text:p>
      <text:p text:style-name="Standard"/>
      <text:p text:style-name="P25"><text:span text:style-name="T7">Il peut s’agir de l’annulation des réductions ou exonération de cotisations, refus d’octroi de certaines aides à l’emploi ou de subventions.</text:span></text:p>
      <text:p text:style-name="Standard"/>
      <text:p text:style-name="Standard"/>
      <text:p text:style-name="P25"><text:span text:style-name="T7">De plus, il est prévu une solidarité financière entre les sous-traitants et les entreprises utilisatrices pour le paiement des cotisations sociales si le travail dissimulé est exercé dans le cadre de la sous-traitan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2">CHAP 34. LE CONTENTIEUX DE LA SECURITE SOCIALE</text:span></text:p>
      <text:p text:style-name="Standard"><text:soft-page-break/></text:p>
      <text:p text:style-name="Standard"><text:span text:style-name="T6">A- le contentieux du recouvrement des cotisations sociales</text:span></text:p>
      <text:p text:style-name="Standard"/>
      <text:p text:style-name="P25"><text:span text:style-name="T7">En cas de contestation de l’employeur de la mise en demeure de l’URSSAF, la saisine préalable de la commission de recours amiable (CRA) est obligatoire avant de saisir le tribunal des affaires de sécurité sociale (TASS). Cette saisine doit être formée dans le délai d’un mois de la mise en demeure. Elle n’interrompt pas la prescription de l’action en recouvrement.</text:span></text:p>
      <text:p text:style-name="Standard"/>
      <text:p text:style-name="Standard"><text:span text:style-name="T7">La décision de la CRA est :</text:span></text:p>
      <text:list xml:id="list1894576945" text:continue-numbering="true" text:style-name="WWNum2">
        <text:list-item>
          <text:p text:style-name="P36"><text:span text:style-name="T7">portée à la connaissance du requérant dans le délai d’un mois à compter de la réception de sa réclamation</text:span></text:p>
        </text:list-item>
        <text:list-item>
          <text:p text:style-name="P36"><text:span text:style-name="T7">communiquée au préfet de région dans les 8 jours qui peut l’annuler ou la suspendre</text:span></text:p>
        </text:list-item>
      </text:list>
      <text:p text:style-name="Standard"/>
      <text:p text:style-name="P25"><text:span text:style-name="T7">La décision de la CRA peut faire l’objet d’une action en justice devant le TASS</text:span></text:p>
      <text:p text:style-name="Standard"/>
      <text:p text:style-name="P25"><text:span text:style-name="T7">Lorsque la mise en demeure est restée sans effet, la procédure de la contrainte peut être utilisée contre les employeurs à l’exception des personnes morales de droit public.</text:span></text:p>
      <text:p text:style-name="P25"/>
      <text:p text:style-name="P25"><text:span text:style-name="T7">Pour être valable, la contrainte doit avoir été précédée de la mise en demeure et ne peut être délivrée qu’à l’expiration du délai d’un mois.</text:span></text:p>
      <text:p text:style-name="P25"/>
      <text:p text:style-name="P25"><text:span text:style-name="T7">La contrainte est signifiée par acte d’huissier. Son exécution peut être interrompue par opposition faite par le débiteur par la saisine du TASS.</text:span></text:p>
      <text:p text:style-name="Standard"/>
      <text:p text:style-name="Standard"><text:span text:style-name="T6">B- le contentieux des affaires de la sécurité sociale</text:span></text:p>
      <text:p text:style-name="Standard"/>
      <text:p text:style-name="P25"><text:span text:style-name="T8">1- les tribunaux des affaires de sécurité sociale (contentieux général)</text:span></text:p>
      <text:p text:style-name="Standard"/>
      <text:p text:style-name="P28"><text:span text:style-name="T3">a) au 1</text:span><text:span text:style-name="T4">er</text:span><text:span text:style-name="T3"> degré</text:span></text:p>
      <text:p text:style-name="Standard"/>
      <text:list xml:id="list1744944293" text:continue-numbering="true" text:style-name="WWNum2">
        <text:list-item>
          <text:p text:style-name="P105"><text:span text:style-name="T21">Compétence</text:span></text:p>
        </text:list-item>
      </text:list>
      <text:p text:style-name="Standard"/>
      <text:p text:style-name="P25"><text:span text:style-name="T7">- Les TASS règlent en 1</text:span><text:span text:style-name="T16">ère</text:span><text:span text:style-name="T7"> instance les litiges entre les caisses de sécurité sociale et les assurés relevant du contentieux général, c’est à dire les différents auxquels donnent lieu l’application des législations et règlementations de sécurité sociale et de mutualité sociale agricole et qui ne relève pas, par leur nature, d’un autre contentieux.</text:span></text:p>
      <text:p text:style-name="P25"><text:span text:style-name="T7">Ainsi, les litiges relatifs aux cotisations de sécurité sociale, à la CSG aux prestations relèvent du TASS. Mais le TASS ne peut être saisi directement en cas de contestation d’une décision prise par un organisme de sécurité sociale : une réclamation doit d’abord être soumise à une commission de recours amiable constituée au sein du conseil d’administration de chaque organisme. La décision de l’organisme qui doit intervenir dans le délai d’un mois peut ensuite faire l’objet d’un recours devant le TASS.</text:span></text:p>
      <text:p text:style-name="P25"/>
      <text:p text:style-name="P25"><text:span text:style-name="T7">- Le taux de compétence du TASS est de 4000 €. Au-delà, il statue à charge d’appel.</text:span></text:p>
      <text:p text:style-name="Standard"/>
      <text:p text:style-name="P25"><text:span text:style-name="T7">- Au plan territorial, le tribunal compétent est celui dans le ressort duquel se </text:span><text:soft-page-break/><text:span text:style-name="T7">trouve le domicile de l’assuré ou de l’employeur intéressé, ou le siège de l’organisme défendeur en cas de conflit entre organismes ayant leur siège dans le ressort de juridictions différentes. Ce principe souffre des exceptions.</text:span></text:p>
      <text:list xml:id="list337193767" text:continue-numbering="true" text:style-name="WWNum2">
        <text:list-item>
          <text:p text:style-name="P105"><text:span text:style-name="T21">composition</text:span></text:p>
        </text:list-item>
      </text:list>
      <text:p text:style-name="Standard"/>
      <text:p text:style-name="Standard"><text:span text:style-name="T7">Le TASS est une juridiction paritaire :</text:span></text:p>
      <text:p text:style-name="Standard"><text:span text:style-name="T7">- un président : magistrat du TGI dans le ressort duquel se trouve le TASS</text:span></text:p>
      <text:p text:style-name="Standard"><text:span text:style-name="T7">- 2 assesseurs : un représentant des salariés et un représentant des employeurs ou des travailleurs indépendants. Les assesseurs sont désignés pour 3 ans par le président de la Cour d’Appel sur proposition des organisations syndicales les plus représentatives</text:span></text:p>
      <text:p text:style-name="Standard"><text:span text:style-name="T7">- la ministère public n’est par représenté, mais le directeur régional des affaires sanitaires et sociales peut présenter des observations écrites ou orales.</text:span></text:p>
      <text:p text:style-name="Standard"/>
      <text:list xml:id="list822274913" text:continue-numbering="true" text:style-name="WWNum2">
        <text:list-item>
          <text:p text:style-name="P105"><text:span text:style-name="T21">procédure</text:span></text:p>
        </text:list-item>
      </text:list>
      <text:p text:style-name="Standard"/>
      <text:p text:style-name="Standard"><text:span text:style-name="T7">- saisine de la CRA dans un délai de 2 mois à compter de la notification de la décision contestée</text:span></text:p>
      <text:p text:style-name="Standard"><text:span text:style-name="T7">- 1</text:span><text:span text:style-name="T16">ère</text:span><text:span text:style-name="T7"> étape : phase de conciliation devant la CRA. Un avis doit être rendu par cette commission dans le délai d’un mois. Son silence vaut rejet de la demande. Si le recours amiable échoue, le TASS est saisi dans un délai de 2 mois par dépôt d’une requête au greffe ou bien par envoi d’une LRAR</text:span></text:p>
      <text:p text:style-name="Standard"><text:span text:style-name="T7">- 2</text:span><text:span text:style-name="T16">ème</text:span><text:span text:style-name="T7"> étape : procédure orale et contradictoire. Les parties peuvent être assistées ou représentées par un avocat ou membre de la famille (conjoint, ascendant ou descendant de ligne directe) ou encore un représentant d’une organisation syndicale. Le tribunal doit tenter de concilier les parties. Le jugement rendu par le TASS est notifié aux parties par LRAR</text:span></text:p>
      <text:p text:style-name="Standard"/>
      <text:list xml:id="list313091623" text:continue-numbering="true" text:style-name="WWNum2">
        <text:list-item>
          <text:p text:style-name="P105"><text:span text:style-name="T21">voies de recours</text:span></text:p>
        </text:list-item>
      </text:list>
      <text:p text:style-name="Standard"/>
      <text:p text:style-name="P25"><text:span text:style-name="T7">Le jugement du TASS est susceptible d’appel (dans le délai d’un mois à compter de sa notification) et/ou de pourvoi en cassation (dans le délai de 2 mois). Le TASS peut statuer en référé en cas d’urgence ou pour prendre des mesures conservatoires ou pour octroyer une provision.</text:span></text:p>
      <text:p text:style-name="Standard"/>
      <text:p text:style-name="P28"><text:span text:style-name="T3">b) au second degré</text:span></text:p>
      <text:p text:style-name="Standard"/>
      <text:p text:style-name="P25"><text:span text:style-name="T7">En appel, le contentieux général de la sécurité sociale relève de la chambre sociale de la Cour d’Appel dont les décisions peuvent ensuite faire l’objet d’un pourvoi devant la Chambre sociale de la Cour de Cassation.</text:span></text:p>
      <text:p text:style-name="Standard"/>
      <text:p text:style-name="P25"><text:span text:style-name="T8">2- les juridictions du contentieux techniques</text:span></text:p>
      <text:p text:style-name="Standard"/>
      <text:p text:style-name="P28"><text:span text:style-name="T3">a) au 1er degré : les tribunaux du contentieux de l’incapacité</text:span></text:p>
      <text:p text:style-name="Standard"/>
      <text:p text:style-name="Standard"><text:span text:style-name="T7">Le contentieux de l’invalidité, de l’incapacité permanente et de l’inaptitude au travail est dévolu en 1</text:span><text:span text:style-name="T16">ère</text:span><text:span text:style-name="T7"> instance aux tribunaux du contentieux de l’incapacité (TCI).</text:span></text:p>
      <text:p text:style-name="Standard"><text:span text:style-name="T7">Territorialement, le tribunal compétent est le tribunal du lieu où demeure le requérant.</text:span></text:p>
      <text:p text:style-name="Standard"><text:span text:style-name="T7">Les TCI comprennent 5 membres :</text:span></text:p>
      <text:p text:style-name="Standard"><text:span text:style-name="T7">- 1 président</text:span></text:p>
      <text:p text:style-name="Standard"><text:span text:style-name="T7">- 2 assesseurs représentant les salariés</text:span></text:p>
      <text:p text:style-name="Standard"><text:span text:style-name="T7">- 2 assesseurs représentant les employeurs ou travailleurs indépendants</text:span></text:p>
      <text:p text:style-name="Standard"><text:soft-page-break/></text:p>
      <text:p text:style-name="P28"><text:span text:style-name="T3">b) au 2nd degré</text:span></text:p>
      <text:p text:style-name="Standard"/>
      <text:p text:style-name="P25"><text:span text:style-name="T7">En appel, les décisions des TCI relèvent de la cour nationale de l’incapacité et de la tarification de l’assurance des accidents du travail.</text:span></text:p>
      <text:p text:style-name="P25"><text:span text:style-name="T7">La cour nationale comprend un président et 2 assesseurs. Le président est un magistrat de la cour d’appel dans le ressort de laquelle la cour nationale a son siège et la qualité des assesseurs est la même que les assesseurs des tribunaux du contentieux de l’incapacité.</text:span></text:p>
      <text:p text:style-name="Standard"/>
      <text:p text:style-name="P25"><text:span text:style-name="T7">Ses décisions peuvent ensuite faire l’objet d’un pourvoi devant la chambre sociale de la cour de cassation.</text:span></text:p>
      <text:p text:style-name="Standard"/>
      <text:p text:style-name="P25"><text:span text:style-name="T8">3- les juridictions du contrôle technique</text:span></text:p>
      <text:p text:style-name="Standard"/>
      <text:p text:style-name="P25"><text:span text:style-name="T7">Les fautes, les abus, fraudes et faits intéressant l’exercice de leur profession relevés à l’encontre des médecins, chirurgiens dentistes ou sages- femmes à l’occasion des soins dispensés aux assurés sociaux sont soumis en 1</text:span><text:span text:style-name="T16">ère</text:span><text:span text:style-name="T7"> instance à une section du conseil régional de discipline des médecins ou des chirurgiens- dentistes, ou du conseil inter- régional de discipline des sages- femmes.</text:span></text:p>
      <text:p text:style-name="P25"/>
      <text:p text:style-name="P25"><text:span text:style-name="T7">En appel, ils relèvent de la section des assurances sociales du conseil national de l’ordre professionnel intéressé.</text:span></text:p>
      <text:p text:style-name="P25"/>
      <text:p text:style-name="P25"><text:span text:style-name="T7">Les sections des conseils de discipline sont des juridictions présidées par un magistrat de l’ordre administratif et comprenant in nombre égal d’assesseurs membres de l’ordre de la profession concernée et d’assesseurs représentants des organismes de sécurité sociale, dont au moins un praticien conseil.</text:span></text:p>
      <text:p text:style-name="P25"/>
      <text:p text:style-name="P25"><text:span text:style-name="T7">Les sections susceptibles d’être prononcées sont :</text:span></text:p>
      <text:list xml:id="list1511215087" text:continue-numbering="true" text:style-name="WWNum2">
        <text:list-item>
          <text:p text:style-name="P36"><text:span text:style-name="T7">l’avertissement</text:span></text:p>
        </text:list-item>
        <text:list-item>
          <text:p text:style-name="P36"><text:span text:style-name="T7">le blâme</text:span></text:p>
        </text:list-item>
        <text:list-item>
          <text:p text:style-name="P36"><text:span text:style-name="T7">l’interdiction temporaire ou permanente du droit de donner des soins aux assurés sociaux</text:span></text:p>
        </text:list-item>
        <text:list-item>
          <text:p text:style-name="P36"><text:span text:style-name="T7">dans le cas d’abus d’honoraires, le remboursement à l’assuré du trop- perçu ou le reversement aux organismes de sécurité social du trop remboursé</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3"><text:span text:style-name="T26">CHAP 35. LE CONTENTIEUX CIVIL DU TRAVAIL</text:span></text:p>
      <text:p text:style-name="Standard"/>
      <text:p text:style-name="P25"><text:span text:style-name="T7">Le Conseil de Prud’Hommes n’est compétent que pour les litiges nés de la formation, de l’exécution et de la rupture du contrat de travail. Or les relations de travail peuvent faire naître des différends qui ne seront pas de la compétence du Conseil de Prud’hommes parce qu’ils ont un caractère collectif ou parce que la compétence de certains litiges est attribuée à d’autres juridictions.</text:span></text:p>
      <text:p text:style-name="P25"/>
      <text:p text:style-name="Standard"><text:span text:style-name="T6">A- tribunal d’instance</text:span></text:p>
      <text:p text:style-name="Standard"/>
      <text:list xml:id="list421672270" text:continue-numbering="true" text:style-name="WWNum2">
        <text:list-item>
          <text:p text:style-name="P36"><text:span text:style-name="T7">juge exclusif des litiges relatifs aux élections et à la désignation des représentants du personnel dans les entreprises (CE, délégués du personnel, ...)</text:span></text:p>
        </text:list-item>
        <text:list-item>
          <text:p text:style-name="P36"><text:span text:style-name="T7">juge du contentieux électoral (élections au conseil d’administration des organismes sociaux)</text:span></text:p>
        </text:list-item>
        <text:list-item>
          <text:p text:style-name="P36"><text:span text:style-name="T7">juge de certains conflits individuels du travail : marins, assistantes maternelles, litiges entre employeurs concernant le débauchage de salariés</text:span></text:p>
        </text:list-item>
        <text:list-item>
          <text:p text:style-name="P36"><text:span text:style-name="T7">le juge d’instance est le juge départiteur au Conseil de Prud’Hommes</text:span></text:p>
        </text:list-item>
      </text:list>
      <text:p text:style-name="Standard"/>
      <text:p text:style-name="Standard"><text:span text:style-name="T6">B- tribunal de grande instance</text:span></text:p>
      <text:p text:style-name="Standard"/>
      <text:list xml:id="list1785746541" text:continue-numbering="true" text:style-name="WWNum2">
        <text:list-item>
          <text:p text:style-name="P36"><text:span text:style-name="T7">il s’agit de la juridiction de droit commun en 1</text:span><text:span text:style-name="T16">ère</text:span><text:span text:style-name="T7"> instance</text:span></text:p>
        </text:list-item>
        <text:list-item>
          <text:p text:style-name="P36"><text:span text:style-name="T7">il est compétent pour régler les litiges ne concernant pas les relations individuelles de travail : interprétation des accords ou conventions collectifs, résolutions des conflits collectifs. Il est également compétent pour juger les litiges relatifs au travail en dehors du contrat de travail : intéressement, participation aux bénéfices, invention des salariés, fonctionnement des institutions représentatives du personnel et, en référé : sécurité, plan de sauvegarde de l’emploi</text:span></text:p>
        </text:list-item>
        <text:list-item>
          <text:p text:style-name="P36"><text:span text:style-name="T7">compétence pour les recours de caisse de sécurité sociale contre les tiers responsables, les actions en responsabilité d’un salarié contre son employeur au cas de violation du droit de la sécurité sociale ou contre une caisse si celle-ci a commis une faute</text:span></text:p>
        </text:list-item>
        <text:list-item>
          <text:p text:style-name="P36"><text:span text:style-name="T7">compétence pour les contentieux relatifs aux régimes complémentaire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2" svg:font-family="Symbol" style:font-charset="x-symbol"/>
    <style:font-face style:name="Comic Sans MS1" svg:font-family="'Comic Sans MS'" style:font-family-generic="roman"/>
    <style:font-face style:name="Courier New1" svg:font-family="'Courier New'" style:font-family-generic="roman"/>
    <style:font-face style:name="Liberation Serif1" svg:font-family="'Liberation Serif'" style:font-family-generic="roman"/>
    <style:font-face style:name="Symbol1" svg:font-family="Symbol" style:font-family-generic="roman"/>
    <style:font-face style:name="Times New Roman1" svg:font-family="'Times New Roman'" style:font-family-generic="roman"/>
    <style:font-face style:name="Wingdings1" svg:font-family="Wingdings" style:font-family-generic="roman"/>
    <style:font-face style:name="FreeSans1" svg:font-family="FreeSans" style:font-family-generic="swiss"/>
    <style:font-face style:name="Comic Sans MS" svg:font-family="'Comic Sans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Label_20_1" style:display-name="ListLabel 1" style:family="text">
      <style:text-properties style:font-name="Liberation Serif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0" meta:object-count="0" meta:page-count="191" meta:paragraph-count="3421" meta:word-count="68208" meta:character-count="424389" meta:non-whitespace-character-count="359584"/>
    <meta:generator>LibreOffice/3.5$Linux_X86_64 LibreOffice_project/350m1$Build-403</meta:generator>
  </office:meta>
</office:document-meta>
</file>